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9.4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9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1_c0" table:style-name="ta1">
        <table:table-column table:style-name="co1" table:number-columns-repeated="3" table:default-cell-style-name="Default"/>
        <table:table-column table:style-name="co2" table:number-columns-repeated="5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float" office:value="86375591932032" calcext:value-type="float">
            <text:p>86375591932032</text:p>
          </table:table-cell>
          <table:table-cell office:value-type="float" office:value="86375591967709" calcext:value-type="float">
            <text:p>86375591967709</text:p>
          </table:table-cell>
          <table:table-cell office:value-type="float" office:value="86375592142967" calcext:value-type="float">
            <text:p>86375592142967</text:p>
          </table:table-cell>
          <table:table-cell/>
          <table:table-cell table:formula="of:=[.B1]-[.A1]" office:value-type="float" office:value="35677" calcext:value-type="float">
            <text:p>35677</text:p>
          </table:table-cell>
          <table:table-cell table:formula="of:=[.C1]-[.B1]" office:value-type="float" office:value="175258" calcext:value-type="float">
            <text:p>175258</text:p>
          </table:table-cell>
          <table:table-cell table:formula="of:=[.C1]-[.A1]" office:value-type="float" office:value="210935" calcext:value-type="float">
            <text:p>210935</text:p>
          </table:table-cell>
          <table:table-cell/>
          <table:table-cell table:formula="of:=[.E1]/[.G1]" office:value-type="percentage" office:value="0.169137411998957" calcext:value-type="percentage">
            <text:p>16,91 %</text:p>
          </table:table-cell>
          <table:table-cell table:number-columns-repeated="4"/>
        </table:table-row>
        <table:table-row table:style-name="ro1">
          <table:table-cell office:value-type="float" office:value="86375596444129" calcext:value-type="float">
            <text:p>86375596444129</text:p>
          </table:table-cell>
          <table:table-cell office:value-type="float" office:value="86375596489741" calcext:value-type="float">
            <text:p>86375596489741</text:p>
          </table:table-cell>
          <table:table-cell office:value-type="float" office:value="86375596703806" calcext:value-type="float">
            <text:p>86375596703806</text:p>
          </table:table-cell>
          <table:table-cell/>
          <table:table-cell table:formula="of:=[.B2]-[.A2]" office:value-type="float" office:value="45612" calcext:value-type="float">
            <text:p>45612</text:p>
          </table:table-cell>
          <table:table-cell table:formula="of:=[.C2]-[.B2]" office:value-type="float" office:value="214065" calcext:value-type="float">
            <text:p>214065</text:p>
          </table:table-cell>
          <table:table-cell table:formula="of:=[.C2]-[.A2]" office:value-type="float" office:value="259677" calcext:value-type="float">
            <text:p>259677</text:p>
          </table:table-cell>
          <table:table-cell/>
          <table:table-cell table:formula="of:=[.E2]/[.G2]" office:value-type="percentage" office:value="0.175648979308911" calcext:value-type="percentage">
            <text:p>17,56 %</text:p>
          </table:table-cell>
          <table:table-cell table:number-columns-repeated="4"/>
        </table:table-row>
        <table:table-row table:style-name="ro1">
          <table:table-cell office:value-type="float" office:value="86375600957741" calcext:value-type="float">
            <text:p>86375600957741</text:p>
          </table:table-cell>
          <table:table-cell office:value-type="float" office:value="86375601000903" calcext:value-type="float">
            <text:p>86375601000903</text:p>
          </table:table-cell>
          <table:table-cell office:value-type="float" office:value="86375601208903" calcext:value-type="float">
            <text:p>86375601208903</text:p>
          </table:table-cell>
          <table:table-cell/>
          <table:table-cell table:formula="of:=[.B3]-[.A3]" office:value-type="float" office:value="43162" calcext:value-type="float">
            <text:p>43162</text:p>
          </table:table-cell>
          <table:table-cell table:formula="of:=[.C3]-[.B3]" office:value-type="float" office:value="208000" calcext:value-type="float">
            <text:p>208000</text:p>
          </table:table-cell>
          <table:table-cell table:formula="of:=[.C3]-[.A3]" office:value-type="float" office:value="251162" calcext:value-type="float">
            <text:p>251162</text:p>
          </table:table-cell>
          <table:table-cell/>
          <table:table-cell table:formula="of:=[.E3]/[.G3]" office:value-type="percentage" office:value="0.171849244710585" calcext:value-type="percentage">
            <text:p>17,18 %</text:p>
          </table:table-cell>
          <table:table-cell table:number-columns-repeated="4"/>
        </table:table-row>
        <table:table-row table:style-name="ro1">
          <table:table-cell office:value-type="float" office:value="86375605468548" calcext:value-type="float">
            <text:p>86375605468548</text:p>
          </table:table-cell>
          <table:table-cell office:value-type="float" office:value="86375605510645" calcext:value-type="float">
            <text:p>86375605510645</text:p>
          </table:table-cell>
          <table:table-cell office:value-type="float" office:value="86375605720483" calcext:value-type="float">
            <text:p>86375605720483</text:p>
          </table:table-cell>
          <table:table-cell/>
          <table:table-cell table:formula="of:=[.B4]-[.A4]" office:value-type="float" office:value="42097" calcext:value-type="float">
            <text:p>42097</text:p>
          </table:table-cell>
          <table:table-cell table:formula="of:=[.C4]-[.B4]" office:value-type="float" office:value="209838" calcext:value-type="float">
            <text:p>209838</text:p>
          </table:table-cell>
          <table:table-cell table:formula="of:=[.C4]-[.A4]" office:value-type="float" office:value="251935" calcext:value-type="float">
            <text:p>251935</text:p>
          </table:table-cell>
          <table:table-cell/>
          <table:table-cell table:formula="of:=[.E4]/[.G4]" office:value-type="percentage" office:value="0.167094687121678" calcext:value-type="percentage">
            <text:p>16,71 %</text:p>
          </table:table-cell>
          <table:table-cell table:number-columns-repeated="4"/>
        </table:table-row>
        <table:table-row table:style-name="ro1">
          <table:table-cell office:value-type="float" office:value="86375609981161" calcext:value-type="float">
            <text:p>86375609981161</text:p>
          </table:table-cell>
          <table:table-cell office:value-type="float" office:value="86375610026000" calcext:value-type="float">
            <text:p>86375610026000</text:p>
          </table:table-cell>
          <table:table-cell office:value-type="float" office:value="86375610242806" calcext:value-type="float">
            <text:p>86375610242806</text:p>
          </table:table-cell>
          <table:table-cell/>
          <table:table-cell table:formula="of:=[.B5]-[.A5]" office:value-type="float" office:value="44839" calcext:value-type="float">
            <text:p>44839</text:p>
          </table:table-cell>
          <table:table-cell table:formula="of:=[.C5]-[.B5]" office:value-type="float" office:value="216806" calcext:value-type="float">
            <text:p>216806</text:p>
          </table:table-cell>
          <table:table-cell table:formula="of:=[.C5]-[.A5]" office:value-type="float" office:value="261645" calcext:value-type="float">
            <text:p>261645</text:p>
          </table:table-cell>
          <table:table-cell/>
          <table:table-cell table:formula="of:=[.E5]/[.G5]" office:value-type="percentage" office:value="0.171373425825068" calcext:value-type="percentage">
            <text:p>17,14 %</text:p>
          </table:table-cell>
          <table:table-cell table:number-columns-repeated="4"/>
        </table:table-row>
        <table:table-row table:style-name="ro1">
          <table:table-cell office:value-type="float" office:value="86375614494193" calcext:value-type="float">
            <text:p>86375614494193</text:p>
          </table:table-cell>
          <table:table-cell office:value-type="float" office:value="86375614537741" calcext:value-type="float">
            <text:p>86375614537741</text:p>
          </table:table-cell>
          <table:table-cell office:value-type="float" office:value="86375614745774" calcext:value-type="float">
            <text:p>86375614745774</text:p>
          </table:table-cell>
          <table:table-cell/>
          <table:table-cell table:formula="of:=[.B6]-[.A6]" office:value-type="float" office:value="43548" calcext:value-type="float">
            <text:p>43548</text:p>
          </table:table-cell>
          <table:table-cell table:formula="of:=[.C6]-[.B6]" office:value-type="float" office:value="208033" calcext:value-type="float">
            <text:p>208033</text:p>
          </table:table-cell>
          <table:table-cell table:formula="of:=[.C6]-[.A6]" office:value-type="float" office:value="251581" calcext:value-type="float">
            <text:p>251581</text:p>
          </table:table-cell>
          <table:table-cell/>
          <table:table-cell table:formula="of:=[.E6]/[.G6]" office:value-type="percentage" office:value="0.173097332469463" calcext:value-type="percentage">
            <text:p>17,31 %</text:p>
          </table:table-cell>
          <table:table-cell table:number-columns-repeated="4"/>
        </table:table-row>
        <table:table-row table:style-name="ro1">
          <table:table-cell office:value-type="float" office:value="86375619005322" calcext:value-type="float">
            <text:p>86375619005322</text:p>
          </table:table-cell>
          <table:table-cell office:value-type="float" office:value="86375619056419" calcext:value-type="float">
            <text:p>86375619056419</text:p>
          </table:table-cell>
          <table:table-cell office:value-type="float" office:value="86375619267129" calcext:value-type="float">
            <text:p>86375619267129</text:p>
          </table:table-cell>
          <table:table-cell/>
          <table:table-cell table:formula="of:=[.B7]-[.A7]" office:value-type="float" office:value="51097" calcext:value-type="float">
            <text:p>51097</text:p>
          </table:table-cell>
          <table:table-cell table:formula="of:=[.C7]-[.B7]" office:value-type="float" office:value="210710" calcext:value-type="float">
            <text:p>210710</text:p>
          </table:table-cell>
          <table:table-cell table:formula="of:=[.C7]-[.A7]" office:value-type="float" office:value="261807" calcext:value-type="float">
            <text:p>261807</text:p>
          </table:table-cell>
          <table:table-cell/>
          <table:table-cell table:formula="of:=[.E7]/[.G7]" office:value-type="percentage" office:value="0.195170488184044" calcext:value-type="percentage">
            <text:p>19,52 %</text:p>
          </table:table-cell>
          <table:table-cell table:number-columns-repeated="4"/>
        </table:table-row>
        <table:table-row table:style-name="ro1">
          <table:table-cell office:value-type="float" office:value="86375623517387" calcext:value-type="float">
            <text:p>86375623517387</text:p>
          </table:table-cell>
          <table:table-cell office:value-type="float" office:value="86375623559225" calcext:value-type="float">
            <text:p>86375623559225</text:p>
          </table:table-cell>
          <table:table-cell office:value-type="float" office:value="86375623760354" calcext:value-type="float">
            <text:p>86375623760354</text:p>
          </table:table-cell>
          <table:table-cell/>
          <table:table-cell table:formula="of:=[.B8]-[.A8]" office:value-type="float" office:value="41838" calcext:value-type="float">
            <text:p>41838</text:p>
          </table:table-cell>
          <table:table-cell table:formula="of:=[.C8]-[.B8]" office:value-type="float" office:value="201129" calcext:value-type="float">
            <text:p>201129</text:p>
          </table:table-cell>
          <table:table-cell table:formula="of:=[.C8]-[.A8]" office:value-type="float" office:value="242967" calcext:value-type="float">
            <text:p>242967</text:p>
          </table:table-cell>
          <table:table-cell/>
          <table:table-cell table:formula="of:=[.E8]/[.G8]" office:value-type="percentage" office:value="0.172196224178592" calcext:value-type="percentage">
            <text:p>17,22 %</text:p>
          </table:table-cell>
          <table:table-cell table:number-columns-repeated="4"/>
        </table:table-row>
        <table:table-row table:style-name="ro1">
          <table:table-cell office:value-type="float" office:value="86375628029903" calcext:value-type="float">
            <text:p>86375628029903</text:p>
          </table:table-cell>
          <table:table-cell office:value-type="float" office:value="86375628075064" calcext:value-type="float">
            <text:p>86375628075064</text:p>
          </table:table-cell>
          <table:table-cell office:value-type="float" office:value="86375628292516" calcext:value-type="float">
            <text:p>86375628292516</text:p>
          </table:table-cell>
          <table:table-cell/>
          <table:table-cell table:formula="of:=[.B9]-[.A9]" office:value-type="float" office:value="45161" calcext:value-type="float">
            <text:p>45161</text:p>
          </table:table-cell>
          <table:table-cell table:formula="of:=[.C9]-[.B9]" office:value-type="float" office:value="217452" calcext:value-type="float">
            <text:p>217452</text:p>
          </table:table-cell>
          <table:table-cell table:formula="of:=[.C9]-[.A9]" office:value-type="float" office:value="262613" calcext:value-type="float">
            <text:p>262613</text:p>
          </table:table-cell>
          <table:table-cell/>
          <table:table-cell table:formula="of:=[.E9]/[.G9]" office:value-type="percentage" office:value="0.171967876685465" calcext:value-type="percentage">
            <text:p>17,20 %</text:p>
          </table:table-cell>
          <table:table-cell table:number-columns-repeated="4"/>
        </table:table-row>
        <table:table-row table:style-name="ro1">
          <table:table-cell office:value-type="float" office:value="86375632541677" calcext:value-type="float">
            <text:p>86375632541677</text:p>
          </table:table-cell>
          <table:table-cell office:value-type="float" office:value="86375632584290" calcext:value-type="float">
            <text:p>86375632584290</text:p>
          </table:table-cell>
          <table:table-cell office:value-type="float" office:value="86375632793709" calcext:value-type="float">
            <text:p>86375632793709</text:p>
          </table:table-cell>
          <table:table-cell/>
          <table:table-cell table:formula="of:=[.B10]-[.A10]" office:value-type="float" office:value="42613" calcext:value-type="float">
            <text:p>42613</text:p>
          </table:table-cell>
          <table:table-cell table:formula="of:=[.C10]-[.B10]" office:value-type="float" office:value="209419" calcext:value-type="float">
            <text:p>209419</text:p>
          </table:table-cell>
          <table:table-cell table:formula="of:=[.C10]-[.A10]" office:value-type="float" office:value="252032" calcext:value-type="float">
            <text:p>252032</text:p>
          </table:table-cell>
          <table:table-cell/>
          <table:table-cell table:formula="of:=[.E10]/[.G10]" office:value-type="percentage" office:value="0.169077736160488" calcext:value-type="percentage">
            <text:p>16,91 %</text:p>
          </table:table-cell>
          <table:table-cell table:number-columns-repeated="4"/>
        </table:table-row>
        <table:table-row table:style-name="ro1">
          <table:table-cell office:value-type="float" office:value="86375637054516" calcext:value-type="float">
            <text:p>86375637054516</text:p>
          </table:table-cell>
          <table:table-cell office:value-type="float" office:value="86375637096516" calcext:value-type="float">
            <text:p>86375637096516</text:p>
          </table:table-cell>
          <table:table-cell office:value-type="float" office:value="86375637301838" calcext:value-type="float">
            <text:p>86375637301838</text:p>
          </table:table-cell>
          <table:table-cell/>
          <table:table-cell table:formula="of:=[.B11]-[.A11]" office:value-type="float" office:value="42000" calcext:value-type="float">
            <text:p>42000</text:p>
          </table:table-cell>
          <table:table-cell table:formula="of:=[.C11]-[.B11]" office:value-type="float" office:value="205322" calcext:value-type="float">
            <text:p>205322</text:p>
          </table:table-cell>
          <table:table-cell table:formula="of:=[.C11]-[.A11]" office:value-type="float" office:value="247322" calcext:value-type="float">
            <text:p>247322</text:p>
          </table:table-cell>
          <table:table-cell/>
          <table:table-cell table:formula="of:=[.E11]/[.G11]" office:value-type="percentage" office:value="0.169819102223013" calcext:value-type="percentage">
            <text:p>16,98 %</text:p>
          </table:table-cell>
          <table:table-cell table:number-columns-repeated="4"/>
        </table:table-row>
        <table:table-row table:style-name="ro1">
          <table:table-cell office:value-type="float" office:value="86375641565967" calcext:value-type="float">
            <text:p>86375641565967</text:p>
          </table:table-cell>
          <table:table-cell office:value-type="float" office:value="86375641608387" calcext:value-type="float">
            <text:p>86375641608387</text:p>
          </table:table-cell>
          <table:table-cell office:value-type="float" office:value="86375641818193" calcext:value-type="float">
            <text:p>86375641818193</text:p>
          </table:table-cell>
          <table:table-cell/>
          <table:table-cell table:formula="of:=[.B12]-[.A12]" office:value-type="float" office:value="42420" calcext:value-type="float">
            <text:p>42420</text:p>
          </table:table-cell>
          <table:table-cell table:formula="of:=[.C12]-[.B12]" office:value-type="float" office:value="209806" calcext:value-type="float">
            <text:p>209806</text:p>
          </table:table-cell>
          <table:table-cell table:formula="of:=[.C12]-[.A12]" office:value-type="float" office:value="252226" calcext:value-type="float">
            <text:p>252226</text:p>
          </table:table-cell>
          <table:table-cell/>
          <table:table-cell table:formula="of:=[.E12]/[.G12]" office:value-type="percentage" office:value="0.168182502993347" calcext:value-type="percentage">
            <text:p>16,82 %</text:p>
          </table:table-cell>
          <table:table-cell table:number-columns-repeated="4"/>
        </table:table-row>
        <table:table-row table:style-name="ro1">
          <table:table-cell office:value-type="float" office:value="86375646078129" calcext:value-type="float">
            <text:p>86375646078129</text:p>
          </table:table-cell>
          <table:table-cell office:value-type="float" office:value="86375646132774" calcext:value-type="float">
            <text:p>86375646132774</text:p>
          </table:table-cell>
          <table:table-cell office:value-type="float" office:value="86375646351000" calcext:value-type="float">
            <text:p>86375646351000</text:p>
          </table:table-cell>
          <table:table-cell/>
          <table:table-cell table:formula="of:=[.B13]-[.A13]" office:value-type="float" office:value="54645" calcext:value-type="float">
            <text:p>54645</text:p>
          </table:table-cell>
          <table:table-cell table:formula="of:=[.C13]-[.B13]" office:value-type="float" office:value="218226" calcext:value-type="float">
            <text:p>218226</text:p>
          </table:table-cell>
          <table:table-cell table:formula="of:=[.C13]-[.A13]" office:value-type="float" office:value="272871" calcext:value-type="float">
            <text:p>272871</text:p>
          </table:table-cell>
          <table:table-cell/>
          <table:table-cell table:formula="of:=[.E13]/[.G13]" office:value-type="percentage" office:value="0.20025946326286" calcext:value-type="percentage">
            <text:p>20,03 %</text:p>
          </table:table-cell>
          <table:table-cell table:number-columns-repeated="4"/>
        </table:table-row>
        <table:table-row table:style-name="ro1">
          <table:table-cell office:value-type="float" office:value="86375650591129" calcext:value-type="float">
            <text:p>86375650591129</text:p>
          </table:table-cell>
          <table:table-cell office:value-type="float" office:value="86375650628645" calcext:value-type="float">
            <text:p>86375650628645</text:p>
          </table:table-cell>
          <table:table-cell office:value-type="float" office:value="86375650807677" calcext:value-type="float">
            <text:p>86375650807677</text:p>
          </table:table-cell>
          <table:table-cell/>
          <table:table-cell table:formula="of:=[.B14]-[.A14]" office:value-type="float" office:value="37516" calcext:value-type="float">
            <text:p>37516</text:p>
          </table:table-cell>
          <table:table-cell table:formula="of:=[.C14]-[.B14]" office:value-type="float" office:value="179032" calcext:value-type="float">
            <text:p>179032</text:p>
          </table:table-cell>
          <table:table-cell table:formula="of:=[.C14]-[.A14]" office:value-type="float" office:value="216548" calcext:value-type="float">
            <text:p>216548</text:p>
          </table:table-cell>
          <table:table-cell/>
          <table:table-cell table:formula="of:=[.E14]/[.G14]" office:value-type="percentage" office:value="0.173245654543104" calcext:value-type="percentage">
            <text:p>17,32 %</text:p>
          </table:table-cell>
          <table:table-cell table:number-columns-repeated="4"/>
        </table:table-row>
        <table:table-row table:style-name="ro1">
          <table:table-cell office:value-type="float" office:value="86375655103709" calcext:value-type="float">
            <text:p>86375655103709</text:p>
          </table:table-cell>
          <table:table-cell office:value-type="float" office:value="86375655145483" calcext:value-type="float">
            <text:p>86375655145483</text:p>
          </table:table-cell>
          <table:table-cell office:value-type="float" office:value="86375655346709" calcext:value-type="float">
            <text:p>86375655346709</text:p>
          </table:table-cell>
          <table:table-cell/>
          <table:table-cell table:formula="of:=[.B15]-[.A15]" office:value-type="float" office:value="41774" calcext:value-type="float">
            <text:p>41774</text:p>
          </table:table-cell>
          <table:table-cell table:formula="of:=[.C15]-[.B15]" office:value-type="float" office:value="201226" calcext:value-type="float">
            <text:p>201226</text:p>
          </table:table-cell>
          <table:table-cell table:formula="of:=[.C15]-[.A15]" office:value-type="float" office:value="243000" calcext:value-type="float">
            <text:p>243000</text:p>
          </table:table-cell>
          <table:table-cell/>
          <table:table-cell table:formula="of:=[.E15]/[.G15]" office:value-type="percentage" office:value="0.171909465020576" calcext:value-type="percentage">
            <text:p>17,19 %</text:p>
          </table:table-cell>
          <table:table-cell table:number-columns-repeated="4"/>
        </table:table-row>
        <table:table-row table:style-name="ro1">
          <table:table-cell office:value-type="float" office:value="86375659615516" calcext:value-type="float">
            <text:p>86375659615516</text:p>
          </table:table-cell>
          <table:table-cell office:value-type="float" office:value="86375659661096" calcext:value-type="float">
            <text:p>86375659661096</text:p>
          </table:table-cell>
          <table:table-cell office:value-type="float" office:value="86375659877096" calcext:value-type="float">
            <text:p>86375659877096</text:p>
          </table:table-cell>
          <table:table-cell/>
          <table:table-cell table:formula="of:=[.B16]-[.A16]" office:value-type="float" office:value="45580" calcext:value-type="float">
            <text:p>45580</text:p>
          </table:table-cell>
          <table:table-cell table:formula="of:=[.C16]-[.B16]" office:value-type="float" office:value="216000" calcext:value-type="float">
            <text:p>216000</text:p>
          </table:table-cell>
          <table:table-cell table:formula="of:=[.C16]-[.A16]" office:value-type="float" office:value="261580" calcext:value-type="float">
            <text:p>261580</text:p>
          </table:table-cell>
          <table:table-cell/>
          <table:table-cell table:formula="of:=[.E16]/[.G16]" office:value-type="percentage" office:value="0.174248795779494" calcext:value-type="percentage">
            <text:p>17,42 %</text:p>
          </table:table-cell>
          <table:table-cell table:number-columns-repeated="4"/>
        </table:table-row>
        <table:table-row table:style-name="ro1">
          <table:table-cell office:value-type="float" office:value="86375664127322" calcext:value-type="float">
            <text:p>86375664127322</text:p>
          </table:table-cell>
          <table:table-cell office:value-type="float" office:value="86375664173000" calcext:value-type="float">
            <text:p>86375664173000</text:p>
          </table:table-cell>
          <table:table-cell office:value-type="float" office:value="86375664391258" calcext:value-type="float">
            <text:p>86375664391258</text:p>
          </table:table-cell>
          <table:table-cell/>
          <table:table-cell table:formula="of:=[.B17]-[.A17]" office:value-type="float" office:value="45678" calcext:value-type="float">
            <text:p>45678</text:p>
          </table:table-cell>
          <table:table-cell table:formula="of:=[.C17]-[.B17]" office:value-type="float" office:value="218258" calcext:value-type="float">
            <text:p>218258</text:p>
          </table:table-cell>
          <table:table-cell table:formula="of:=[.C17]-[.A17]" office:value-type="float" office:value="263936" calcext:value-type="float">
            <text:p>263936</text:p>
          </table:table-cell>
          <table:table-cell/>
          <table:table-cell table:formula="of:=[.E17]/[.G17]" office:value-type="percentage" office:value="0.173064682347236" calcext:value-type="percentage">
            <text:p>17,31 %</text:p>
          </table:table-cell>
          <table:table-cell table:number-columns-repeated="4"/>
        </table:table-row>
        <table:table-row table:style-name="ro1">
          <table:table-cell office:value-type="float" office:value="86375668639129" calcext:value-type="float">
            <text:p>86375668639129</text:p>
          </table:table-cell>
          <table:table-cell office:value-type="float" office:value="86375668688612" calcext:value-type="float">
            <text:p>86375668688612</text:p>
          </table:table-cell>
          <table:table-cell office:value-type="float" office:value="86375668903806" calcext:value-type="float">
            <text:p>86375668903806</text:p>
          </table:table-cell>
          <table:table-cell/>
          <table:table-cell table:formula="of:=[.B18]-[.A18]" office:value-type="float" office:value="49483" calcext:value-type="float">
            <text:p>49483</text:p>
          </table:table-cell>
          <table:table-cell table:formula="of:=[.C18]-[.B18]" office:value-type="float" office:value="215194" calcext:value-type="float">
            <text:p>215194</text:p>
          </table:table-cell>
          <table:table-cell table:formula="of:=[.C18]-[.A18]" office:value-type="float" office:value="264677" calcext:value-type="float">
            <text:p>264677</text:p>
          </table:table-cell>
          <table:table-cell/>
          <table:table-cell table:formula="of:=[.E18]/[.G18]" office:value-type="percentage" office:value="0.186956176773955" calcext:value-type="percentage">
            <text:p>18,70 %</text:p>
          </table:table-cell>
          <table:table-cell table:number-columns-repeated="4"/>
        </table:table-row>
        <table:table-row table:style-name="ro1">
          <table:table-cell office:value-type="float" office:value="86375673152548" calcext:value-type="float">
            <text:p>86375673152548</text:p>
          </table:table-cell>
          <table:table-cell office:value-type="float" office:value="86375673196225" calcext:value-type="float">
            <text:p>86375673196225</text:p>
          </table:table-cell>
          <table:table-cell office:value-type="float" office:value="86375673406354" calcext:value-type="float">
            <text:p>86375673406354</text:p>
          </table:table-cell>
          <table:table-cell/>
          <table:table-cell table:formula="of:=[.B19]-[.A19]" office:value-type="float" office:value="43677" calcext:value-type="float">
            <text:p>43677</text:p>
          </table:table-cell>
          <table:table-cell table:formula="of:=[.C19]-[.B19]" office:value-type="float" office:value="210129" calcext:value-type="float">
            <text:p>210129</text:p>
          </table:table-cell>
          <table:table-cell table:formula="of:=[.C19]-[.A19]" office:value-type="float" office:value="253806" calcext:value-type="float">
            <text:p>253806</text:p>
          </table:table-cell>
          <table:table-cell/>
          <table:table-cell table:formula="of:=[.E19]/[.G19]" office:value-type="percentage" office:value="0.172088130304248" calcext:value-type="percentage">
            <text:p>17,21 %</text:p>
          </table:table-cell>
          <table:table-cell table:number-columns-repeated="4"/>
        </table:table-row>
        <table:table-row table:style-name="ro1">
          <table:table-cell office:value-type="float" office:value="86375677663677" calcext:value-type="float">
            <text:p>86375677663677</text:p>
          </table:table-cell>
          <table:table-cell office:value-type="float" office:value="86375677705129" calcext:value-type="float">
            <text:p>86375677705129</text:p>
          </table:table-cell>
          <table:table-cell office:value-type="float" office:value="86375677905645" calcext:value-type="float">
            <text:p>86375677905645</text:p>
          </table:table-cell>
          <table:table-cell/>
          <table:table-cell table:formula="of:=[.B20]-[.A20]" office:value-type="float" office:value="41452" calcext:value-type="float">
            <text:p>41452</text:p>
          </table:table-cell>
          <table:table-cell table:formula="of:=[.C20]-[.B20]" office:value-type="float" office:value="200516" calcext:value-type="float">
            <text:p>200516</text:p>
          </table:table-cell>
          <table:table-cell table:formula="of:=[.C20]-[.A20]" office:value-type="float" office:value="241968" calcext:value-type="float">
            <text:p>241968</text:p>
          </table:table-cell>
          <table:table-cell/>
          <table:table-cell table:formula="of:=[.E20]/[.G20]" office:value-type="percentage" office:value="0.171311909012762" calcext:value-type="percentage">
            <text:p>17,13 %</text:p>
          </table:table-cell>
          <table:table-cell table:number-columns-repeated="4"/>
        </table:table-row>
        <table:table-row table:style-name="ro1">
          <table:table-cell office:value-type="float" office:value="86375682175741" calcext:value-type="float">
            <text:p>86375682175741</text:p>
          </table:table-cell>
          <table:table-cell office:value-type="float" office:value="86375682219838" calcext:value-type="float">
            <text:p>86375682219838</text:p>
          </table:table-cell>
          <table:table-cell office:value-type="float" office:value="86375682435870" calcext:value-type="float">
            <text:p>86375682435870</text:p>
          </table:table-cell>
          <table:table-cell/>
          <table:table-cell table:formula="of:=[.B21]-[.A21]" office:value-type="float" office:value="44097" calcext:value-type="float">
            <text:p>44097</text:p>
          </table:table-cell>
          <table:table-cell table:formula="of:=[.C21]-[.B21]" office:value-type="float" office:value="216032" calcext:value-type="float">
            <text:p>216032</text:p>
          </table:table-cell>
          <table:table-cell table:formula="of:=[.C21]-[.A21]" office:value-type="float" office:value="260129" calcext:value-type="float">
            <text:p>260129</text:p>
          </table:table-cell>
          <table:table-cell/>
          <table:table-cell table:formula="of:=[.E21]/[.G21]" office:value-type="percentage" office:value="0.169519738283698" calcext:value-type="percentage">
            <text:p>16,95 %</text:p>
          </table:table-cell>
          <table:table-cell table:number-columns-repeated="4"/>
        </table:table-row>
        <table:table-row table:style-name="ro1">
          <table:table-cell office:value-type="float" office:value="86375686688548" calcext:value-type="float">
            <text:p>86375686688548</text:p>
          </table:table-cell>
          <table:table-cell office:value-type="float" office:value="86375686733967" calcext:value-type="float">
            <text:p>86375686733967</text:p>
          </table:table-cell>
          <table:table-cell office:value-type="float" office:value="86375686940967" calcext:value-type="float">
            <text:p>86375686940967</text:p>
          </table:table-cell>
          <table:table-cell/>
          <table:table-cell table:formula="of:=[.B22]-[.A22]" office:value-type="float" office:value="45419" calcext:value-type="float">
            <text:p>45419</text:p>
          </table:table-cell>
          <table:table-cell table:formula="of:=[.C22]-[.B22]" office:value-type="float" office:value="207000" calcext:value-type="float">
            <text:p>207000</text:p>
          </table:table-cell>
          <table:table-cell table:formula="of:=[.C22]-[.A22]" office:value-type="float" office:value="252419" calcext:value-type="float">
            <text:p>252419</text:p>
          </table:table-cell>
          <table:table-cell/>
          <table:table-cell table:formula="of:=[.E22]/[.G22]" office:value-type="percentage" office:value="0.179934949429322" calcext:value-type="percentage">
            <text:p>17,99 %</text:p>
          </table:table-cell>
          <table:table-cell table:number-columns-repeated="4"/>
        </table:table-row>
        <table:table-row table:style-name="ro1">
          <table:table-cell office:value-type="float" office:value="86375691200322" calcext:value-type="float">
            <text:p>86375691200322</text:p>
          </table:table-cell>
          <table:table-cell office:value-type="float" office:value="86375691246483" calcext:value-type="float">
            <text:p>86375691246483</text:p>
          </table:table-cell>
          <table:table-cell office:value-type="float" office:value="86375691461935" calcext:value-type="float">
            <text:p>86375691461935</text:p>
          </table:table-cell>
          <table:table-cell/>
          <table:table-cell table:formula="of:=[.B23]-[.A23]" office:value-type="float" office:value="46161" calcext:value-type="float">
            <text:p>46161</text:p>
          </table:table-cell>
          <table:table-cell table:formula="of:=[.C23]-[.B23]" office:value-type="float" office:value="215452" calcext:value-type="float">
            <text:p>215452</text:p>
          </table:table-cell>
          <table:table-cell table:formula="of:=[.C23]-[.A23]" office:value-type="float" office:value="261613" calcext:value-type="float">
            <text:p>261613</text:p>
          </table:table-cell>
          <table:table-cell/>
          <table:table-cell table:formula="of:=[.E23]/[.G23]" office:value-type="percentage" office:value="0.176447653595196" calcext:value-type="percentage">
            <text:p>17,64 %</text:p>
          </table:table-cell>
          <table:table-cell table:number-columns-repeated="4"/>
        </table:table-row>
        <table:table-row table:style-name="ro1">
          <table:table-cell office:value-type="float" office:value="86375695713161" calcext:value-type="float">
            <text:p>86375695713161</text:p>
          </table:table-cell>
          <table:table-cell office:value-type="float" office:value="86375695755967" calcext:value-type="float">
            <text:p>86375695755967</text:p>
          </table:table-cell>
          <table:table-cell office:value-type="float" office:value="86375695965225" calcext:value-type="float">
            <text:p>86375695965225</text:p>
          </table:table-cell>
          <table:table-cell/>
          <table:table-cell table:formula="of:=[.B24]-[.A24]" office:value-type="float" office:value="42806" calcext:value-type="float">
            <text:p>42806</text:p>
          </table:table-cell>
          <table:table-cell table:formula="of:=[.C24]-[.B24]" office:value-type="float" office:value="209258" calcext:value-type="float">
            <text:p>209258</text:p>
          </table:table-cell>
          <table:table-cell table:formula="of:=[.C24]-[.A24]" office:value-type="float" office:value="252064" calcext:value-type="float">
            <text:p>252064</text:p>
          </table:table-cell>
          <table:table-cell/>
          <table:table-cell table:formula="of:=[.E24]/[.G24]" office:value-type="percentage" office:value="0.169821949980957" calcext:value-type="percentage">
            <text:p>16,98 %</text:p>
          </table:table-cell>
          <table:table-cell table:number-columns-repeated="4"/>
        </table:table-row>
        <table:table-row table:style-name="ro1">
          <table:table-cell office:value-type="float" office:value="86375700224612" calcext:value-type="float">
            <text:p>86375700224612</text:p>
          </table:table-cell>
          <table:table-cell office:value-type="float" office:value="86375700268741" calcext:value-type="float">
            <text:p>86375700268741</text:p>
          </table:table-cell>
          <table:table-cell office:value-type="float" office:value="86375700481741" calcext:value-type="float">
            <text:p>86375700481741</text:p>
          </table:table-cell>
          <table:table-cell/>
          <table:table-cell table:formula="of:=[.B25]-[.A25]" office:value-type="float" office:value="44129" calcext:value-type="float">
            <text:p>44129</text:p>
          </table:table-cell>
          <table:table-cell table:formula="of:=[.C25]-[.B25]" office:value-type="float" office:value="213000" calcext:value-type="float">
            <text:p>213000</text:p>
          </table:table-cell>
          <table:table-cell table:formula="of:=[.C25]-[.A25]" office:value-type="float" office:value="257129" calcext:value-type="float">
            <text:p>257129</text:p>
          </table:table-cell>
          <table:table-cell/>
          <table:table-cell table:formula="of:=[.E25]/[.G25]" office:value-type="percentage" office:value="0.171622026298084" calcext:value-type="percentage">
            <text:p>17,16 %</text:p>
          </table:table-cell>
          <table:table-cell table:number-columns-repeated="4"/>
        </table:table-row>
        <table:table-row table:style-name="ro1">
          <table:table-cell office:value-type="float" office:value="86375704737419" calcext:value-type="float">
            <text:p>86375704737419</text:p>
          </table:table-cell>
          <table:table-cell office:value-type="float" office:value="86375704773290" calcext:value-type="float">
            <text:p>86375704773290</text:p>
          </table:table-cell>
          <table:table-cell office:value-type="float" office:value="86375704944000" calcext:value-type="float">
            <text:p>86375704944000</text:p>
          </table:table-cell>
          <table:table-cell/>
          <table:table-cell table:formula="of:=[.B26]-[.A26]" office:value-type="float" office:value="35871" calcext:value-type="float">
            <text:p>35871</text:p>
          </table:table-cell>
          <table:table-cell table:formula="of:=[.C26]-[.B26]" office:value-type="float" office:value="170710" calcext:value-type="float">
            <text:p>170710</text:p>
          </table:table-cell>
          <table:table-cell table:formula="of:=[.C26]-[.A26]" office:value-type="float" office:value="206581" calcext:value-type="float">
            <text:p>206581</text:p>
          </table:table-cell>
          <table:table-cell/>
          <table:table-cell table:formula="of:=[.E26]/[.G26]" office:value-type="percentage" office:value="0.173641331971478" calcext:value-type="percentage">
            <text:p>17,36 %</text:p>
          </table:table-cell>
          <table:table-cell table:number-columns-repeated="4"/>
        </table:table-row>
        <table:table-row table:style-name="ro1">
          <table:table-cell office:value-type="float" office:value="86375709249064" calcext:value-type="float">
            <text:p>86375709249064</text:p>
          </table:table-cell>
          <table:table-cell office:value-type="float" office:value="86375709293806" calcext:value-type="float">
            <text:p>86375709293806</text:p>
          </table:table-cell>
          <table:table-cell office:value-type="float" office:value="86375709506000" calcext:value-type="float">
            <text:p>86375709506000</text:p>
          </table:table-cell>
          <table:table-cell/>
          <table:table-cell table:formula="of:=[.B27]-[.A27]" office:value-type="float" office:value="44742" calcext:value-type="float">
            <text:p>44742</text:p>
          </table:table-cell>
          <table:table-cell table:formula="of:=[.C27]-[.B27]" office:value-type="float" office:value="212194" calcext:value-type="float">
            <text:p>212194</text:p>
          </table:table-cell>
          <table:table-cell table:formula="of:=[.C27]-[.A27]" office:value-type="float" office:value="256936" calcext:value-type="float">
            <text:p>256936</text:p>
          </table:table-cell>
          <table:table-cell/>
          <table:table-cell table:formula="of:=[.E27]/[.G27]" office:value-type="percentage" office:value="0.174136750007784" calcext:value-type="percentage">
            <text:p>17,41 %</text:p>
          </table:table-cell>
          <table:table-cell table:number-columns-repeated="4"/>
        </table:table-row>
        <table:table-row table:style-name="ro1">
          <table:table-cell office:value-type="float" office:value="86375713761548" calcext:value-type="float">
            <text:p>86375713761548</text:p>
          </table:table-cell>
          <table:table-cell office:value-type="float" office:value="86375713804000" calcext:value-type="float">
            <text:p>86375713804000</text:p>
          </table:table-cell>
          <table:table-cell office:value-type="float" office:value="86375714017967" calcext:value-type="float">
            <text:p>86375714017967</text:p>
          </table:table-cell>
          <table:table-cell/>
          <table:table-cell table:formula="of:=[.B28]-[.A28]" office:value-type="float" office:value="42452" calcext:value-type="float">
            <text:p>42452</text:p>
          </table:table-cell>
          <table:table-cell table:formula="of:=[.C28]-[.B28]" office:value-type="float" office:value="213967" calcext:value-type="float">
            <text:p>213967</text:p>
          </table:table-cell>
          <table:table-cell table:formula="of:=[.C28]-[.A28]" office:value-type="float" office:value="256419" calcext:value-type="float">
            <text:p>256419</text:p>
          </table:table-cell>
          <table:table-cell/>
          <table:table-cell table:formula="of:=[.E28]/[.G28]" office:value-type="percentage" office:value="0.165557154501032" calcext:value-type="percentage">
            <text:p>16,56 %</text:p>
          </table:table-cell>
          <table:table-cell table:number-columns-repeated="4"/>
        </table:table-row>
        <table:table-row table:style-name="ro1">
          <table:table-cell office:value-type="float" office:value="86375718273709" calcext:value-type="float">
            <text:p>86375718273709</text:p>
          </table:table-cell>
          <table:table-cell office:value-type="float" office:value="86375718315258" calcext:value-type="float">
            <text:p>86375718315258</text:p>
          </table:table-cell>
          <table:table-cell office:value-type="float" office:value="86375718517225" calcext:value-type="float">
            <text:p>86375718517225</text:p>
          </table:table-cell>
          <table:table-cell/>
          <table:table-cell table:formula="of:=[.B29]-[.A29]" office:value-type="float" office:value="41549" calcext:value-type="float">
            <text:p>41549</text:p>
          </table:table-cell>
          <table:table-cell table:formula="of:=[.C29]-[.B29]" office:value-type="float" office:value="201967" calcext:value-type="float">
            <text:p>201967</text:p>
          </table:table-cell>
          <table:table-cell table:formula="of:=[.C29]-[.A29]" office:value-type="float" office:value="243516" calcext:value-type="float">
            <text:p>243516</text:p>
          </table:table-cell>
          <table:table-cell/>
          <table:table-cell table:formula="of:=[.E29]/[.G29]" office:value-type="percentage" office:value="0.170621232280425" calcext:value-type="percentage">
            <text:p>17,06 %</text:p>
          </table:table-cell>
          <table:table-cell table:number-columns-repeated="4"/>
        </table:table-row>
        <table:table-row table:style-name="ro1">
          <table:table-cell office:value-type="float" office:value="86375722785806" calcext:value-type="float">
            <text:p>86375722785806</text:p>
          </table:table-cell>
          <table:table-cell office:value-type="float" office:value="86375722832677" calcext:value-type="float">
            <text:p>86375722832677</text:p>
          </table:table-cell>
          <table:table-cell office:value-type="float" office:value="86375723036806" calcext:value-type="float">
            <text:p>86375723036806</text:p>
          </table:table-cell>
          <table:table-cell/>
          <table:table-cell table:formula="of:=[.B30]-[.A30]" office:value-type="float" office:value="46871" calcext:value-type="float">
            <text:p>46871</text:p>
          </table:table-cell>
          <table:table-cell table:formula="of:=[.C30]-[.B30]" office:value-type="float" office:value="204129" calcext:value-type="float">
            <text:p>204129</text:p>
          </table:table-cell>
          <table:table-cell table:formula="of:=[.C30]-[.A30]" office:value-type="float" office:value="251000" calcext:value-type="float">
            <text:p>251000</text:p>
          </table:table-cell>
          <table:table-cell/>
          <table:table-cell table:formula="of:=[.E30]/[.G30]" office:value-type="percentage" office:value="0.186737051792829" calcext:value-type="percentage">
            <text:p>18,67 %</text:p>
          </table:table-cell>
          <table:table-cell table:number-columns-repeated="4"/>
        </table:table-row>
        <table:table-row table:style-name="ro1">
          <table:table-cell office:value-type="float" office:value="86375727298096" calcext:value-type="float">
            <text:p>86375727298096</text:p>
          </table:table-cell>
          <table:table-cell office:value-type="float" office:value="86375727355000" calcext:value-type="float">
            <text:p>86375727355000</text:p>
          </table:table-cell>
          <table:table-cell office:value-type="float" office:value="86375727583967" calcext:value-type="float">
            <text:p>86375727583967</text:p>
          </table:table-cell>
          <table:table-cell/>
          <table:table-cell table:formula="of:=[.B31]-[.A31]" office:value-type="float" office:value="56904" calcext:value-type="float">
            <text:p>56904</text:p>
          </table:table-cell>
          <table:table-cell table:formula="of:=[.C31]-[.B31]" office:value-type="float" office:value="228967" calcext:value-type="float">
            <text:p>228967</text:p>
          </table:table-cell>
          <table:table-cell table:formula="of:=[.C31]-[.A31]" office:value-type="float" office:value="285871" calcext:value-type="float">
            <text:p>285871</text:p>
          </table:table-cell>
          <table:table-cell/>
          <table:table-cell table:formula="of:=[.E31]/[.G31]" office:value-type="percentage" office:value="0.19905481843209" calcext:value-type="percentage">
            <text:p>19,91 %</text:p>
          </table:table-cell>
          <table:table-cell table:number-columns-repeated="4"/>
        </table:table-row>
        <table:table-row table:style-name="ro1">
          <table:table-cell office:value-type="float" office:value="86375731810419" calcext:value-type="float">
            <text:p>86375731810419</text:p>
          </table:table-cell>
          <table:table-cell office:value-type="float" office:value="86375731847483" calcext:value-type="float">
            <text:p>86375731847483</text:p>
          </table:table-cell>
          <table:table-cell office:value-type="float" office:value="86375732041709" calcext:value-type="float">
            <text:p>86375732041709</text:p>
          </table:table-cell>
          <table:table-cell/>
          <table:table-cell table:formula="of:=[.B32]-[.A32]" office:value-type="float" office:value="37064" calcext:value-type="float">
            <text:p>37064</text:p>
          </table:table-cell>
          <table:table-cell table:formula="of:=[.C32]-[.B32]" office:value-type="float" office:value="194226" calcext:value-type="float">
            <text:p>194226</text:p>
          </table:table-cell>
          <table:table-cell table:formula="of:=[.C32]-[.A32]" office:value-type="float" office:value="231290" calcext:value-type="float">
            <text:p>231290</text:p>
          </table:table-cell>
          <table:table-cell/>
          <table:table-cell table:formula="of:=[.E32]/[.G32]" office:value-type="percentage" office:value="0.160249038004237" calcext:value-type="percentage">
            <text:p>16,02 %</text:p>
          </table:table-cell>
          <table:table-cell table:number-columns-repeated="4"/>
        </table:table-row>
        <table:table-row table:style-name="ro1">
          <table:table-cell office:value-type="float" office:value="86375736322483" calcext:value-type="float">
            <text:p>86375736322483</text:p>
          </table:table-cell>
          <table:table-cell office:value-type="float" office:value="86375736367032" calcext:value-type="float">
            <text:p>86375736367032</text:p>
          </table:table-cell>
          <table:table-cell office:value-type="float" office:value="86375736582032" calcext:value-type="float">
            <text:p>86375736582032</text:p>
          </table:table-cell>
          <table:table-cell/>
          <table:table-cell table:formula="of:=[.B33]-[.A33]" office:value-type="float" office:value="44549" calcext:value-type="float">
            <text:p>44549</text:p>
          </table:table-cell>
          <table:table-cell table:formula="of:=[.C33]-[.B33]" office:value-type="float" office:value="215000" calcext:value-type="float">
            <text:p>215000</text:p>
          </table:table-cell>
          <table:table-cell table:formula="of:=[.C33]-[.A33]" office:value-type="float" office:value="259549" calcext:value-type="float">
            <text:p>259549</text:p>
          </table:table-cell>
          <table:table-cell/>
          <table:table-cell table:formula="of:=[.E33]/[.G33]" office:value-type="percentage" office:value="0.171640037141349" calcext:value-type="percentage">
            <text:p>17,16 %</text:p>
          </table:table-cell>
          <table:table-cell table:number-columns-repeated="4"/>
        </table:table-row>
        <table:table-row table:style-name="ro1">
          <table:table-cell office:value-type="float" office:value="86375740835290" calcext:value-type="float">
            <text:p>86375740835290</text:p>
          </table:table-cell>
          <table:table-cell office:value-type="float" office:value="86375740883064" calcext:value-type="float">
            <text:p>86375740883064</text:p>
          </table:table-cell>
          <table:table-cell office:value-type="float" office:value="86375741107225" calcext:value-type="float">
            <text:p>86375741107225</text:p>
          </table:table-cell>
          <table:table-cell/>
          <table:table-cell table:formula="of:=[.B34]-[.A34]" office:value-type="float" office:value="47774" calcext:value-type="float">
            <text:p>47774</text:p>
          </table:table-cell>
          <table:table-cell table:formula="of:=[.C34]-[.B34]" office:value-type="float" office:value="224161" calcext:value-type="float">
            <text:p>224161</text:p>
          </table:table-cell>
          <table:table-cell table:formula="of:=[.C34]-[.A34]" office:value-type="float" office:value="271935" calcext:value-type="float">
            <text:p>271935</text:p>
          </table:table-cell>
          <table:table-cell/>
          <table:table-cell table:formula="of:=[.E34]/[.G34]" office:value-type="percentage" office:value="0.175681688638829" calcext:value-type="percentage">
            <text:p>17,57 %</text:p>
          </table:table-cell>
          <table:table-cell table:number-columns-repeated="4"/>
        </table:table-row>
        <table:table-row table:style-name="ro1">
          <table:table-cell office:value-type="float" office:value="86375745346709" calcext:value-type="float">
            <text:p>86375745346709</text:p>
          </table:table-cell>
          <table:table-cell office:value-type="float" office:value="86375745391516" calcext:value-type="float">
            <text:p>86375745391516</text:p>
          </table:table-cell>
          <table:table-cell office:value-type="float" office:value="86375745608677" calcext:value-type="float">
            <text:p>86375745608677</text:p>
          </table:table-cell>
          <table:table-cell/>
          <table:table-cell table:formula="of:=[.B35]-[.A35]" office:value-type="float" office:value="44807" calcext:value-type="float">
            <text:p>44807</text:p>
          </table:table-cell>
          <table:table-cell table:formula="of:=[.C35]-[.B35]" office:value-type="float" office:value="217161" calcext:value-type="float">
            <text:p>217161</text:p>
          </table:table-cell>
          <table:table-cell table:formula="of:=[.C35]-[.A35]" office:value-type="float" office:value="261968" calcext:value-type="float">
            <text:p>261968</text:p>
          </table:table-cell>
          <table:table-cell/>
          <table:table-cell table:formula="of:=[.E35]/[.G35]" office:value-type="percentage" office:value="0.171039974348012" calcext:value-type="percentage">
            <text:p>17,10 %</text:p>
          </table:table-cell>
          <table:table-cell table:number-columns-repeated="4"/>
        </table:table-row>
        <table:table-row table:style-name="ro1">
          <table:table-cell office:value-type="float" office:value="86375749858548" calcext:value-type="float">
            <text:p>86375749858548</text:p>
          </table:table-cell>
          <table:table-cell office:value-type="float" office:value="86375749900258" calcext:value-type="float">
            <text:p>86375749900258</text:p>
          </table:table-cell>
          <table:table-cell office:value-type="float" office:value="86375750104612" calcext:value-type="float">
            <text:p>86375750104612</text:p>
          </table:table-cell>
          <table:table-cell/>
          <table:table-cell table:formula="of:=[.B36]-[.A36]" office:value-type="float" office:value="41710" calcext:value-type="float">
            <text:p>41710</text:p>
          </table:table-cell>
          <table:table-cell table:formula="of:=[.C36]-[.B36]" office:value-type="float" office:value="204354" calcext:value-type="float">
            <text:p>204354</text:p>
          </table:table-cell>
          <table:table-cell table:formula="of:=[.C36]-[.A36]" office:value-type="float" office:value="246064" calcext:value-type="float">
            <text:p>246064</text:p>
          </table:table-cell>
          <table:table-cell/>
          <table:table-cell table:formula="of:=[.E36]/[.G36]" office:value-type="percentage" office:value="0.169508745692178" calcext:value-type="percentage">
            <text:p>16,95 %</text:p>
          </table:table-cell>
          <table:table-cell table:number-columns-repeated="4"/>
        </table:table-row>
        <table:table-row table:style-name="ro1">
          <table:table-cell office:value-type="float" office:value="86375754371354" calcext:value-type="float">
            <text:p>86375754371354</text:p>
          </table:table-cell>
          <table:table-cell office:value-type="float" office:value="86375754416516" calcext:value-type="float">
            <text:p>86375754416516</text:p>
          </table:table-cell>
          <table:table-cell office:value-type="float" office:value="86375754619129" calcext:value-type="float">
            <text:p>86375754619129</text:p>
          </table:table-cell>
          <table:table-cell/>
          <table:table-cell table:formula="of:=[.B37]-[.A37]" office:value-type="float" office:value="45162" calcext:value-type="float">
            <text:p>45162</text:p>
          </table:table-cell>
          <table:table-cell table:formula="of:=[.C37]-[.B37]" office:value-type="float" office:value="202613" calcext:value-type="float">
            <text:p>202613</text:p>
          </table:table-cell>
          <table:table-cell table:formula="of:=[.C37]-[.A37]" office:value-type="float" office:value="247775" calcext:value-type="float">
            <text:p>247775</text:p>
          </table:table-cell>
          <table:table-cell/>
          <table:table-cell table:formula="of:=[.E37]/[.G37]" office:value-type="percentage" office:value="0.182270204822924" calcext:value-type="percentage">
            <text:p>18,23 %</text:p>
          </table:table-cell>
          <table:table-cell table:number-columns-repeated="4"/>
        </table:table-row>
        <table:table-row table:style-name="ro1">
          <table:table-cell office:value-type="float" office:value="86375758883129" calcext:value-type="float">
            <text:p>86375758883129</text:p>
          </table:table-cell>
          <table:table-cell office:value-type="float" office:value="86375758937870" calcext:value-type="float">
            <text:p>86375758937870</text:p>
          </table:table-cell>
          <table:table-cell office:value-type="float" office:value="86375759173483" calcext:value-type="float">
            <text:p>86375759173483</text:p>
          </table:table-cell>
          <table:table-cell/>
          <table:table-cell table:formula="of:=[.B38]-[.A38]" office:value-type="float" office:value="54741" calcext:value-type="float">
            <text:p>54741</text:p>
          </table:table-cell>
          <table:table-cell table:formula="of:=[.C38]-[.B38]" office:value-type="float" office:value="235613" calcext:value-type="float">
            <text:p>235613</text:p>
          </table:table-cell>
          <table:table-cell table:formula="of:=[.C38]-[.A38]" office:value-type="float" office:value="290354" calcext:value-type="float">
            <text:p>290354</text:p>
          </table:table-cell>
          <table:table-cell/>
          <table:table-cell table:formula="of:=[.E38]/[.G38]" office:value-type="percentage" office:value="0.18853192998891" calcext:value-type="percentage">
            <text:p>18,85 %</text:p>
          </table:table-cell>
          <table:table-cell table:number-columns-repeated="4"/>
        </table:table-row>
        <table:table-row table:style-name="ro1">
          <table:table-cell office:value-type="float" office:value="86375763395322" calcext:value-type="float">
            <text:p>86375763395322</text:p>
          </table:table-cell>
          <table:table-cell office:value-type="float" office:value="86375763439645" calcext:value-type="float">
            <text:p>86375763439645</text:p>
          </table:table-cell>
          <table:table-cell office:value-type="float" office:value="86375763634000" calcext:value-type="float">
            <text:p>86375763634000</text:p>
          </table:table-cell>
          <table:table-cell/>
          <table:table-cell table:formula="of:=[.B39]-[.A39]" office:value-type="float" office:value="44323" calcext:value-type="float">
            <text:p>44323</text:p>
          </table:table-cell>
          <table:table-cell table:formula="of:=[.C39]-[.B39]" office:value-type="float" office:value="194355" calcext:value-type="float">
            <text:p>194355</text:p>
          </table:table-cell>
          <table:table-cell table:formula="of:=[.C39]-[.A39]" office:value-type="float" office:value="238678" calcext:value-type="float">
            <text:p>238678</text:p>
          </table:table-cell>
          <table:table-cell/>
          <table:table-cell table:formula="of:=[.E39]/[.G39]" office:value-type="percentage" office:value="0.185702075599762" calcext:value-type="percentage">
            <text:p>18,57 %</text:p>
          </table:table-cell>
          <table:table-cell table:number-columns-repeated="4"/>
        </table:table-row>
        <table:table-row table:style-name="ro1">
          <table:table-cell office:value-type="float" office:value="86375767908258" calcext:value-type="float">
            <text:p>86375767908258</text:p>
          </table:table-cell>
          <table:table-cell office:value-type="float" office:value="86375767950290" calcext:value-type="float">
            <text:p>86375767950290</text:p>
          </table:table-cell>
          <table:table-cell office:value-type="float" office:value="86375768158612" calcext:value-type="float">
            <text:p>86375768158612</text:p>
          </table:table-cell>
          <table:table-cell/>
          <table:table-cell table:formula="of:=[.B40]-[.A40]" office:value-type="float" office:value="42032" calcext:value-type="float">
            <text:p>42032</text:p>
          </table:table-cell>
          <table:table-cell table:formula="of:=[.C40]-[.B40]" office:value-type="float" office:value="208322" calcext:value-type="float">
            <text:p>208322</text:p>
          </table:table-cell>
          <table:table-cell table:formula="of:=[.C40]-[.A40]" office:value-type="float" office:value="250354" calcext:value-type="float">
            <text:p>250354</text:p>
          </table:table-cell>
          <table:table-cell/>
          <table:table-cell table:formula="of:=[.E40]/[.G40]" office:value-type="percentage" office:value="0.167890267381388" calcext:value-type="percentage">
            <text:p>16,79 %</text:p>
          </table:table-cell>
          <table:table-cell table:number-columns-repeated="4"/>
        </table:table-row>
        <table:table-row table:style-name="ro1">
          <table:table-cell office:value-type="float" office:value="86375772419225" calcext:value-type="float">
            <text:p>86375772419225</text:p>
          </table:table-cell>
          <table:table-cell office:value-type="float" office:value="86375772473161" calcext:value-type="float">
            <text:p>86375772473161</text:p>
          </table:table-cell>
          <table:table-cell office:value-type="float" office:value="86375772698000" calcext:value-type="float">
            <text:p>86375772698000</text:p>
          </table:table-cell>
          <table:table-cell/>
          <table:table-cell table:formula="of:=[.B41]-[.A41]" office:value-type="float" office:value="53936" calcext:value-type="float">
            <text:p>53936</text:p>
          </table:table-cell>
          <table:table-cell table:formula="of:=[.C41]-[.B41]" office:value-type="float" office:value="224839" calcext:value-type="float">
            <text:p>224839</text:p>
          </table:table-cell>
          <table:table-cell table:formula="of:=[.C41]-[.A41]" office:value-type="float" office:value="278775" calcext:value-type="float">
            <text:p>278775</text:p>
          </table:table-cell>
          <table:table-cell/>
          <table:table-cell table:formula="of:=[.E41]/[.G41]" office:value-type="percentage" office:value="0.193475024661465" calcext:value-type="percentage">
            <text:p>19,35 %</text:p>
          </table:table-cell>
          <table:table-cell table:number-columns-repeated="4"/>
        </table:table-row>
        <table:table-row table:style-name="ro1">
          <table:table-cell office:value-type="float" office:value="86375776932419" calcext:value-type="float">
            <text:p>86375776932419</text:p>
          </table:table-cell>
          <table:table-cell office:value-type="float" office:value="86375776978000" calcext:value-type="float">
            <text:p>86375776978000</text:p>
          </table:table-cell>
          <table:table-cell office:value-type="float" office:value="86375777195774" calcext:value-type="float">
            <text:p>86375777195774</text:p>
          </table:table-cell>
          <table:table-cell/>
          <table:table-cell table:formula="of:=[.B42]-[.A42]" office:value-type="float" office:value="45581" calcext:value-type="float">
            <text:p>45581</text:p>
          </table:table-cell>
          <table:table-cell table:formula="of:=[.C42]-[.B42]" office:value-type="float" office:value="217774" calcext:value-type="float">
            <text:p>217774</text:p>
          </table:table-cell>
          <table:table-cell table:formula="of:=[.C42]-[.A42]" office:value-type="float" office:value="263355" calcext:value-type="float">
            <text:p>263355</text:p>
          </table:table-cell>
          <table:table-cell/>
          <table:table-cell table:formula="of:=[.E42]/[.G42]" office:value-type="percentage" office:value="0.173078164454823" calcext:value-type="percentage">
            <text:p>17,31 %</text:p>
          </table:table-cell>
          <table:table-cell table:number-columns-repeated="4"/>
        </table:table-row>
        <table:table-row table:style-name="ro1">
          <table:table-cell office:value-type="float" office:value="86375781443645" calcext:value-type="float">
            <text:p>86375781443645</text:p>
          </table:table-cell>
          <table:table-cell office:value-type="float" office:value="86375781492741" calcext:value-type="float">
            <text:p>86375781492741</text:p>
          </table:table-cell>
          <table:table-cell office:value-type="float" office:value="86375781703483" calcext:value-type="float">
            <text:p>86375781703483</text:p>
          </table:table-cell>
          <table:table-cell/>
          <table:table-cell table:formula="of:=[.B43]-[.A43]" office:value-type="float" office:value="49096" calcext:value-type="float">
            <text:p>49096</text:p>
          </table:table-cell>
          <table:table-cell table:formula="of:=[.C43]-[.B43]" office:value-type="float" office:value="210742" calcext:value-type="float">
            <text:p>210742</text:p>
          </table:table-cell>
          <table:table-cell table:formula="of:=[.C43]-[.A43]" office:value-type="float" office:value="259838" calcext:value-type="float">
            <text:p>259838</text:p>
          </table:table-cell>
          <table:table-cell/>
          <table:table-cell table:formula="of:=[.E43]/[.G43]" office:value-type="percentage" office:value="0.188948498679947" calcext:value-type="percentage">
            <text:p>18,89 %</text:p>
          </table:table-cell>
          <table:table-cell table:number-columns-repeated="4"/>
        </table:table-row>
        <table:table-row table:style-name="ro1">
          <table:table-cell office:value-type="float" office:value="86375785957096" calcext:value-type="float">
            <text:p>86375785957096</text:p>
          </table:table-cell>
          <table:table-cell office:value-type="float" office:value="86375786006774" calcext:value-type="float">
            <text:p>86375786006774</text:p>
          </table:table-cell>
          <table:table-cell office:value-type="float" office:value="86375786216096" calcext:value-type="float">
            <text:p>86375786216096</text:p>
          </table:table-cell>
          <table:table-cell/>
          <table:table-cell table:formula="of:=[.B44]-[.A44]" office:value-type="float" office:value="49678" calcext:value-type="float">
            <text:p>49678</text:p>
          </table:table-cell>
          <table:table-cell table:formula="of:=[.C44]-[.B44]" office:value-type="float" office:value="209322" calcext:value-type="float">
            <text:p>209322</text:p>
          </table:table-cell>
          <table:table-cell table:formula="of:=[.C44]-[.A44]" office:value-type="float" office:value="259000" calcext:value-type="float">
            <text:p>259000</text:p>
          </table:table-cell>
          <table:table-cell/>
          <table:table-cell table:formula="of:=[.E44]/[.G44]" office:value-type="percentage" office:value="0.19180694980695" calcext:value-type="percentage">
            <text:p>19,18 %</text:p>
          </table:table-cell>
          <table:table-cell table:number-columns-repeated="4"/>
        </table:table-row>
        <table:table-row table:style-name="ro1">
          <table:table-cell office:value-type="float" office:value="86375790468483" calcext:value-type="float">
            <text:p>86375790468483</text:p>
          </table:table-cell>
          <table:table-cell office:value-type="float" office:value="86375790509838" calcext:value-type="float">
            <text:p>86375790509838</text:p>
          </table:table-cell>
          <table:table-cell office:value-type="float" office:value="86375790710548" calcext:value-type="float">
            <text:p>86375790710548</text:p>
          </table:table-cell>
          <table:table-cell/>
          <table:table-cell table:formula="of:=[.B45]-[.A45]" office:value-type="float" office:value="41355" calcext:value-type="float">
            <text:p>41355</text:p>
          </table:table-cell>
          <table:table-cell table:formula="of:=[.C45]-[.B45]" office:value-type="float" office:value="200710" calcext:value-type="float">
            <text:p>200710</text:p>
          </table:table-cell>
          <table:table-cell table:formula="of:=[.C45]-[.A45]" office:value-type="float" office:value="242065" calcext:value-type="float">
            <text:p>242065</text:p>
          </table:table-cell>
          <table:table-cell/>
          <table:table-cell table:formula="of:=[.E45]/[.G45]" office:value-type="percentage" office:value="0.170842542292359" calcext:value-type="percentage">
            <text:p>17,08 %</text:p>
          </table:table-cell>
          <table:table-cell table:number-columns-repeated="4"/>
        </table:table-row>
        <table:table-row table:style-name="ro1">
          <table:table-cell office:value-type="float" office:value="86375794980161" calcext:value-type="float">
            <text:p>86375794980161</text:p>
          </table:table-cell>
          <table:table-cell office:value-type="float" office:value="86375795023741" calcext:value-type="float">
            <text:p>86375795023741</text:p>
          </table:table-cell>
          <table:table-cell office:value-type="float" office:value="86375795237870" calcext:value-type="float">
            <text:p>86375795237870</text:p>
          </table:table-cell>
          <table:table-cell/>
          <table:table-cell table:formula="of:=[.B46]-[.A46]" office:value-type="float" office:value="43580" calcext:value-type="float">
            <text:p>43580</text:p>
          </table:table-cell>
          <table:table-cell table:formula="of:=[.C46]-[.B46]" office:value-type="float" office:value="214129" calcext:value-type="float">
            <text:p>214129</text:p>
          </table:table-cell>
          <table:table-cell table:formula="of:=[.C46]-[.A46]" office:value-type="float" office:value="257709" calcext:value-type="float">
            <text:p>257709</text:p>
          </table:table-cell>
          <table:table-cell/>
          <table:table-cell table:formula="of:=[.E46]/[.G46]" office:value-type="percentage" office:value="0.169105463914726" calcext:value-type="percentage">
            <text:p>16,91 %</text:p>
          </table:table-cell>
          <table:table-cell table:number-columns-repeated="4"/>
        </table:table-row>
        <table:table-row table:style-name="ro1">
          <table:table-cell office:value-type="float" office:value="86375799493548" calcext:value-type="float">
            <text:p>86375799493548</text:p>
          </table:table-cell>
          <table:table-cell office:value-type="float" office:value="86375799537032" calcext:value-type="float">
            <text:p>86375799537032</text:p>
          </table:table-cell>
          <table:table-cell office:value-type="float" office:value="86375799748258" calcext:value-type="float">
            <text:p>86375799748258</text:p>
          </table:table-cell>
          <table:table-cell/>
          <table:table-cell table:formula="of:=[.B47]-[.A47]" office:value-type="float" office:value="43484" calcext:value-type="float">
            <text:p>43484</text:p>
          </table:table-cell>
          <table:table-cell table:formula="of:=[.C47]-[.B47]" office:value-type="float" office:value="211226" calcext:value-type="float">
            <text:p>211226</text:p>
          </table:table-cell>
          <table:table-cell table:formula="of:=[.C47]-[.A47]" office:value-type="float" office:value="254710" calcext:value-type="float">
            <text:p>254710</text:p>
          </table:table-cell>
          <table:table-cell/>
          <table:table-cell table:formula="of:=[.E47]/[.G47]" office:value-type="percentage" office:value="0.170719641945742" calcext:value-type="percentage">
            <text:p>17,07 %</text:p>
          </table:table-cell>
          <table:table-cell table:number-columns-repeated="4"/>
        </table:table-row>
        <table:table-row table:style-name="ro1">
          <table:table-cell office:value-type="float" office:value="86375804005677" calcext:value-type="float">
            <text:p>86375804005677</text:p>
          </table:table-cell>
          <table:table-cell office:value-type="float" office:value="86375804048225" calcext:value-type="float">
            <text:p>86375804048225</text:p>
          </table:table-cell>
          <table:table-cell office:value-type="float" office:value="86375804266193" calcext:value-type="float">
            <text:p>86375804266193</text:p>
          </table:table-cell>
          <table:table-cell/>
          <table:table-cell table:formula="of:=[.B48]-[.A48]" office:value-type="float" office:value="42548" calcext:value-type="float">
            <text:p>42548</text:p>
          </table:table-cell>
          <table:table-cell table:formula="of:=[.C48]-[.B48]" office:value-type="float" office:value="217968" calcext:value-type="float">
            <text:p>217968</text:p>
          </table:table-cell>
          <table:table-cell table:formula="of:=[.C48]-[.A48]" office:value-type="float" office:value="260516" calcext:value-type="float">
            <text:p>260516</text:p>
          </table:table-cell>
          <table:table-cell/>
          <table:table-cell table:formula="of:=[.E48]/[.G48]" office:value-type="percentage" office:value="0.163322022447758" calcext:value-type="percentage">
            <text:p>16,33 %</text:p>
          </table:table-cell>
          <table:table-cell table:number-columns-repeated="4"/>
        </table:table-row>
        <table:table-row table:style-name="ro1">
          <table:table-cell office:value-type="float" office:value="86375808518064" calcext:value-type="float">
            <text:p>86375808518064</text:p>
          </table:table-cell>
          <table:table-cell office:value-type="float" office:value="86375808563419" calcext:value-type="float">
            <text:p>86375808563419</text:p>
          </table:table-cell>
          <table:table-cell office:value-type="float" office:value="86375808777064" calcext:value-type="float">
            <text:p>86375808777064</text:p>
          </table:table-cell>
          <table:table-cell/>
          <table:table-cell table:formula="of:=[.B49]-[.A49]" office:value-type="float" office:value="45355" calcext:value-type="float">
            <text:p>45355</text:p>
          </table:table-cell>
          <table:table-cell table:formula="of:=[.C49]-[.B49]" office:value-type="float" office:value="213645" calcext:value-type="float">
            <text:p>213645</text:p>
          </table:table-cell>
          <table:table-cell table:formula="of:=[.C49]-[.A49]" office:value-type="float" office:value="259000" calcext:value-type="float">
            <text:p>259000</text:p>
          </table:table-cell>
          <table:table-cell/>
          <table:table-cell table:formula="of:=[.E49]/[.G49]" office:value-type="percentage" office:value="0.17511583011583" calcext:value-type="percentage">
            <text:p>17,51 %</text:p>
          </table:table-cell>
          <table:table-cell table:number-columns-repeated="4"/>
        </table:table-row>
        <table:table-row table:style-name="ro1">
          <table:table-cell office:value-type="float" office:value="86375813029870" calcext:value-type="float">
            <text:p>86375813029870</text:p>
          </table:table-cell>
          <table:table-cell office:value-type="float" office:value="86375813072483" calcext:value-type="float">
            <text:p>86375813072483</text:p>
          </table:table-cell>
          <table:table-cell office:value-type="float" office:value="86375813280677" calcext:value-type="float">
            <text:p>86375813280677</text:p>
          </table:table-cell>
          <table:table-cell/>
          <table:table-cell table:formula="of:=[.B50]-[.A50]" office:value-type="float" office:value="42613" calcext:value-type="float">
            <text:p>42613</text:p>
          </table:table-cell>
          <table:table-cell table:formula="of:=[.C50]-[.B50]" office:value-type="float" office:value="208194" calcext:value-type="float">
            <text:p>208194</text:p>
          </table:table-cell>
          <table:table-cell table:formula="of:=[.C50]-[.A50]" office:value-type="float" office:value="250807" calcext:value-type="float">
            <text:p>250807</text:p>
          </table:table-cell>
          <table:table-cell/>
          <table:table-cell table:formula="of:=[.E50]/[.G50]" office:value-type="percentage" office:value="0.169903551336286" calcext:value-type="percentage">
            <text:p>16,99 %</text:p>
          </table:table-cell>
          <table:table-cell table:number-columns-repeated="4"/>
        </table:table-row>
        <table:table-row table:style-name="ro1">
          <table:table-cell office:value-type="float" office:value="86375817541903" calcext:value-type="float">
            <text:p>86375817541903</text:p>
          </table:table-cell>
          <table:table-cell office:value-type="float" office:value="86375817579483" calcext:value-type="float">
            <text:p>86375817579483</text:p>
          </table:table-cell>
          <table:table-cell office:value-type="float" office:value="86375817763129" calcext:value-type="float">
            <text:p>86375817763129</text:p>
          </table:table-cell>
          <table:table-cell/>
          <table:table-cell table:formula="of:=[.B51]-[.A51]" office:value-type="float" office:value="37580" calcext:value-type="float">
            <text:p>37580</text:p>
          </table:table-cell>
          <table:table-cell table:formula="of:=[.C51]-[.B51]" office:value-type="float" office:value="183646" calcext:value-type="float">
            <text:p>183646</text:p>
          </table:table-cell>
          <table:table-cell table:formula="of:=[.C51]-[.A51]" office:value-type="float" office:value="221226" calcext:value-type="float">
            <text:p>221226</text:p>
          </table:table-cell>
          <table:table-cell/>
          <table:table-cell table:formula="of:=[.E51]/[.G51]" office:value-type="percentage" office:value="0.169871534087313" calcext:value-type="percentage">
            <text:p>16,99 %</text:p>
          </table:table-cell>
          <table:table-cell table:number-columns-repeated="4"/>
        </table:table-row>
        <table:table-row table:style-name="ro1">
          <table:table-cell office:value-type="float" office:value="86375822054129" calcext:value-type="float">
            <text:p>86375822054129</text:p>
          </table:table-cell>
          <table:table-cell office:value-type="float" office:value="86375822098806" calcext:value-type="float">
            <text:p>86375822098806</text:p>
          </table:table-cell>
          <table:table-cell office:value-type="float" office:value="86375822314967" calcext:value-type="float">
            <text:p>86375822314967</text:p>
          </table:table-cell>
          <table:table-cell/>
          <table:table-cell table:formula="of:=[.B52]-[.A52]" office:value-type="float" office:value="44677" calcext:value-type="float">
            <text:p>44677</text:p>
          </table:table-cell>
          <table:table-cell table:formula="of:=[.C52]-[.B52]" office:value-type="float" office:value="216161" calcext:value-type="float">
            <text:p>216161</text:p>
          </table:table-cell>
          <table:table-cell table:formula="of:=[.C52]-[.A52]" office:value-type="float" office:value="260838" calcext:value-type="float">
            <text:p>260838</text:p>
          </table:table-cell>
          <table:table-cell/>
          <table:table-cell table:formula="of:=[.E52]/[.G52]" office:value-type="percentage" office:value="0.171282558522915" calcext:value-type="percentage">
            <text:p>17,13 %</text:p>
          </table:table-cell>
          <table:table-cell table:number-columns-repeated="4"/>
        </table:table-row>
        <table:table-row table:style-name="ro1">
          <table:table-cell office:value-type="float" office:value="86375826566032" calcext:value-type="float">
            <text:p>86375826566032</text:p>
          </table:table-cell>
          <table:table-cell office:value-type="float" office:value="86375826611387" calcext:value-type="float">
            <text:p>86375826611387</text:p>
          </table:table-cell>
          <table:table-cell office:value-type="float" office:value="86375826817870" calcext:value-type="float">
            <text:p>86375826817870</text:p>
          </table:table-cell>
          <table:table-cell/>
          <table:table-cell table:formula="of:=[.B53]-[.A53]" office:value-type="float" office:value="45355" calcext:value-type="float">
            <text:p>45355</text:p>
          </table:table-cell>
          <table:table-cell table:formula="of:=[.C53]-[.B53]" office:value-type="float" office:value="206483" calcext:value-type="float">
            <text:p>206483</text:p>
          </table:table-cell>
          <table:table-cell table:formula="of:=[.C53]-[.A53]" office:value-type="float" office:value="251838" calcext:value-type="float">
            <text:p>251838</text:p>
          </table:table-cell>
          <table:table-cell/>
          <table:table-cell table:formula="of:=[.E53]/[.G53]" office:value-type="percentage" office:value="0.180095934688173" calcext:value-type="percentage">
            <text:p>18,01 %</text:p>
          </table:table-cell>
          <table:table-cell table:number-columns-repeated="4"/>
        </table:table-row>
        <table:table-row table:style-name="ro1">
          <table:table-cell office:value-type="float" office:value="86375831078000" calcext:value-type="float">
            <text:p>86375831078000</text:p>
          </table:table-cell>
          <table:table-cell office:value-type="float" office:value="86375831121322" calcext:value-type="float">
            <text:p>86375831121322</text:p>
          </table:table-cell>
          <table:table-cell office:value-type="float" office:value="86375831328709" calcext:value-type="float">
            <text:p>86375831328709</text:p>
          </table:table-cell>
          <table:table-cell/>
          <table:table-cell table:formula="of:=[.B54]-[.A54]" office:value-type="float" office:value="43322" calcext:value-type="float">
            <text:p>43322</text:p>
          </table:table-cell>
          <table:table-cell table:formula="of:=[.C54]-[.B54]" office:value-type="float" office:value="207387" calcext:value-type="float">
            <text:p>207387</text:p>
          </table:table-cell>
          <table:table-cell table:formula="of:=[.C54]-[.A54]" office:value-type="float" office:value="250709" calcext:value-type="float">
            <text:p>250709</text:p>
          </table:table-cell>
          <table:table-cell/>
          <table:table-cell table:formula="of:=[.E54]/[.G54]" office:value-type="percentage" office:value="0.172797945027901" calcext:value-type="percentage">
            <text:p>17,28 %</text:p>
          </table:table-cell>
          <table:table-cell table:number-columns-repeated="4"/>
        </table:table-row>
        <table:table-row table:style-name="ro1">
          <table:table-cell office:value-type="float" office:value="86375835589870" calcext:value-type="float">
            <text:p>86375835589870</text:p>
          </table:table-cell>
          <table:table-cell office:value-type="float" office:value="86375835631838" calcext:value-type="float">
            <text:p>86375835631838</text:p>
          </table:table-cell>
          <table:table-cell office:value-type="float" office:value="86375835838580" calcext:value-type="float">
            <text:p>86375835838580</text:p>
          </table:table-cell>
          <table:table-cell/>
          <table:table-cell table:formula="of:=[.B55]-[.A55]" office:value-type="float" office:value="41968" calcext:value-type="float">
            <text:p>41968</text:p>
          </table:table-cell>
          <table:table-cell table:formula="of:=[.C55]-[.B55]" office:value-type="float" office:value="206742" calcext:value-type="float">
            <text:p>206742</text:p>
          </table:table-cell>
          <table:table-cell table:formula="of:=[.C55]-[.A55]" office:value-type="float" office:value="248710" calcext:value-type="float">
            <text:p>248710</text:p>
          </table:table-cell>
          <table:table-cell/>
          <table:table-cell table:formula="of:=[.E55]/[.G55]" office:value-type="percentage" office:value="0.168742712395963" calcext:value-type="percentage">
            <text:p>16,87 %</text:p>
          </table:table-cell>
          <table:table-cell table:number-columns-repeated="4"/>
        </table:table-row>
        <table:table-row table:style-name="ro1">
          <table:table-cell office:value-type="float" office:value="86375840102645" calcext:value-type="float">
            <text:p>86375840102645</text:p>
          </table:table-cell>
          <table:table-cell office:value-type="float" office:value="86375840152741" calcext:value-type="float">
            <text:p>86375840152741</text:p>
          </table:table-cell>
          <table:table-cell office:value-type="float" office:value="86375840368677" calcext:value-type="float">
            <text:p>86375840368677</text:p>
          </table:table-cell>
          <table:table-cell/>
          <table:table-cell table:formula="of:=[.B56]-[.A56]" office:value-type="float" office:value="50096" calcext:value-type="float">
            <text:p>50096</text:p>
          </table:table-cell>
          <table:table-cell table:formula="of:=[.C56]-[.B56]" office:value-type="float" office:value="215936" calcext:value-type="float">
            <text:p>215936</text:p>
          </table:table-cell>
          <table:table-cell table:formula="of:=[.C56]-[.A56]" office:value-type="float" office:value="266032" calcext:value-type="float">
            <text:p>266032</text:p>
          </table:table-cell>
          <table:table-cell/>
          <table:table-cell table:formula="of:=[.E56]/[.G56]" office:value-type="percentage" office:value="0.188308173452818" calcext:value-type="percentage">
            <text:p>18,83 %</text:p>
          </table:table-cell>
          <table:table-cell table:number-columns-repeated="4"/>
        </table:table-row>
        <table:table-row table:style-name="ro1">
          <table:table-cell office:value-type="float" office:value="86375844615000" calcext:value-type="float">
            <text:p>86375844615000</text:p>
          </table:table-cell>
          <table:table-cell office:value-type="float" office:value="86375844652129" calcext:value-type="float">
            <text:p>86375844652129</text:p>
          </table:table-cell>
          <table:table-cell office:value-type="float" office:value="86375844837161" calcext:value-type="float">
            <text:p>86375844837161</text:p>
          </table:table-cell>
          <table:table-cell/>
          <table:table-cell table:formula="of:=[.B57]-[.A57]" office:value-type="float" office:value="37129" calcext:value-type="float">
            <text:p>37129</text:p>
          </table:table-cell>
          <table:table-cell table:formula="of:=[.C57]-[.B57]" office:value-type="float" office:value="185032" calcext:value-type="float">
            <text:p>185032</text:p>
          </table:table-cell>
          <table:table-cell table:formula="of:=[.C57]-[.A57]" office:value-type="float" office:value="222161" calcext:value-type="float">
            <text:p>222161</text:p>
          </table:table-cell>
          <table:table-cell/>
          <table:table-cell table:formula="of:=[.E57]/[.G57]" office:value-type="percentage" office:value="0.167126543362696" calcext:value-type="percentage">
            <text:p>16,71 %</text:p>
          </table:table-cell>
          <table:table-cell table:number-columns-repeated="4"/>
        </table:table-row>
        <table:table-row table:style-name="ro1">
          <table:table-cell office:value-type="float" office:value="86375849126612" calcext:value-type="float">
            <text:p>86375849126612</text:p>
          </table:table-cell>
          <table:table-cell office:value-type="float" office:value="86375849170096" calcext:value-type="float">
            <text:p>86375849170096</text:p>
          </table:table-cell>
          <table:table-cell office:value-type="float" office:value="86375849372580" calcext:value-type="float">
            <text:p>86375849372580</text:p>
          </table:table-cell>
          <table:table-cell/>
          <table:table-cell table:formula="of:=[.B58]-[.A58]" office:value-type="float" office:value="43484" calcext:value-type="float">
            <text:p>43484</text:p>
          </table:table-cell>
          <table:table-cell table:formula="of:=[.C58]-[.B58]" office:value-type="float" office:value="202484" calcext:value-type="float">
            <text:p>202484</text:p>
          </table:table-cell>
          <table:table-cell table:formula="of:=[.C58]-[.A58]" office:value-type="float" office:value="245968" calcext:value-type="float">
            <text:p>245968</text:p>
          </table:table-cell>
          <table:table-cell/>
          <table:table-cell table:formula="of:=[.E58]/[.G58]" office:value-type="percentage" office:value="0.176787224354388" calcext:value-type="percentage">
            <text:p>17,68 %</text:p>
          </table:table-cell>
          <table:table-cell table:number-columns-repeated="4"/>
        </table:table-row>
        <table:table-row table:style-name="ro1">
          <table:table-cell office:value-type="float" office:value="86375853638516" calcext:value-type="float">
            <text:p>86375853638516</text:p>
          </table:table-cell>
          <table:table-cell office:value-type="float" office:value="86375853680258" calcext:value-type="float">
            <text:p>86375853680258</text:p>
          </table:table-cell>
          <table:table-cell office:value-type="float" office:value="86375853883870" calcext:value-type="float">
            <text:p>86375853883870</text:p>
          </table:table-cell>
          <table:table-cell/>
          <table:table-cell table:formula="of:=[.B59]-[.A59]" office:value-type="float" office:value="41742" calcext:value-type="float">
            <text:p>41742</text:p>
          </table:table-cell>
          <table:table-cell table:formula="of:=[.C59]-[.B59]" office:value-type="float" office:value="203612" calcext:value-type="float">
            <text:p>203612</text:p>
          </table:table-cell>
          <table:table-cell table:formula="of:=[.C59]-[.A59]" office:value-type="float" office:value="245354" calcext:value-type="float">
            <text:p>245354</text:p>
          </table:table-cell>
          <table:table-cell/>
          <table:table-cell table:formula="of:=[.E59]/[.G59]" office:value-type="percentage" office:value="0.17012969016197" calcext:value-type="percentage">
            <text:p>17,01 %</text:p>
          </table:table-cell>
          <table:table-cell table:number-columns-repeated="4"/>
        </table:table-row>
        <table:table-row table:style-name="ro1">
          <table:table-cell office:value-type="float" office:value="86375858151935" calcext:value-type="float">
            <text:p>86375858151935</text:p>
          </table:table-cell>
          <table:table-cell office:value-type="float" office:value="86375858203516" calcext:value-type="float">
            <text:p>86375858203516</text:p>
          </table:table-cell>
          <table:table-cell office:value-type="float" office:value="86375858420677" calcext:value-type="float">
            <text:p>86375858420677</text:p>
          </table:table-cell>
          <table:table-cell/>
          <table:table-cell table:formula="of:=[.B60]-[.A60]" office:value-type="float" office:value="51581" calcext:value-type="float">
            <text:p>51581</text:p>
          </table:table-cell>
          <table:table-cell table:formula="of:=[.C60]-[.B60]" office:value-type="float" office:value="217161" calcext:value-type="float">
            <text:p>217161</text:p>
          </table:table-cell>
          <table:table-cell table:formula="of:=[.C60]-[.A60]" office:value-type="float" office:value="268742" calcext:value-type="float">
            <text:p>268742</text:p>
          </table:table-cell>
          <table:table-cell/>
          <table:table-cell table:formula="of:=[.E60]/[.G60]" office:value-type="percentage" office:value="0.191935015740003" calcext:value-type="percentage">
            <text:p>19,19 %</text:p>
          </table:table-cell>
          <table:table-cell table:number-columns-repeated="4"/>
        </table:table-row>
        <table:table-row table:style-name="ro1">
          <table:table-cell office:value-type="float" office:value="86375862664193" calcext:value-type="float">
            <text:p>86375862664193</text:p>
          </table:table-cell>
          <table:table-cell office:value-type="float" office:value="86375862707709" calcext:value-type="float">
            <text:p>86375862707709</text:p>
          </table:table-cell>
          <table:table-cell office:value-type="float" office:value="86375862915387" calcext:value-type="float">
            <text:p>86375862915387</text:p>
          </table:table-cell>
          <table:table-cell/>
          <table:table-cell table:formula="of:=[.B61]-[.A61]" office:value-type="float" office:value="43516" calcext:value-type="float">
            <text:p>43516</text:p>
          </table:table-cell>
          <table:table-cell table:formula="of:=[.C61]-[.B61]" office:value-type="float" office:value="207678" calcext:value-type="float">
            <text:p>207678</text:p>
          </table:table-cell>
          <table:table-cell table:formula="of:=[.C61]-[.A61]" office:value-type="float" office:value="251194" calcext:value-type="float">
            <text:p>251194</text:p>
          </table:table-cell>
          <table:table-cell/>
          <table:table-cell table:formula="of:=[.E61]/[.G61]" office:value-type="percentage" office:value="0.173236621893835" calcext:value-type="percentage">
            <text:p>17,32 %</text:p>
          </table:table-cell>
          <table:table-cell table:number-columns-repeated="4"/>
        </table:table-row>
        <table:table-row table:style-name="ro1">
          <table:table-cell office:value-type="float" office:value="86375867175838" calcext:value-type="float">
            <text:p>86375867175838</text:p>
          </table:table-cell>
          <table:table-cell office:value-type="float" office:value="86375867222612" calcext:value-type="float">
            <text:p>86375867222612</text:p>
          </table:table-cell>
          <table:table-cell office:value-type="float" office:value="86375867431096" calcext:value-type="float">
            <text:p>86375867431096</text:p>
          </table:table-cell>
          <table:table-cell/>
          <table:table-cell table:formula="of:=[.B62]-[.A62]" office:value-type="float" office:value="46774" calcext:value-type="float">
            <text:p>46774</text:p>
          </table:table-cell>
          <table:table-cell table:formula="of:=[.C62]-[.B62]" office:value-type="float" office:value="208484" calcext:value-type="float">
            <text:p>208484</text:p>
          </table:table-cell>
          <table:table-cell table:formula="of:=[.C62]-[.A62]" office:value-type="float" office:value="255258" calcext:value-type="float">
            <text:p>255258</text:p>
          </table:table-cell>
          <table:table-cell/>
          <table:table-cell table:formula="of:=[.E62]/[.G62]" office:value-type="percentage" office:value="0.183242053138393" calcext:value-type="percentage">
            <text:p>18,32 %</text:p>
          </table:table-cell>
          <table:table-cell table:number-columns-repeated="4"/>
        </table:table-row>
        <table:table-row table:style-name="ro1">
          <table:table-cell office:value-type="float" office:value="86375871687677" calcext:value-type="float">
            <text:p>86375871687677</text:p>
          </table:table-cell>
          <table:table-cell office:value-type="float" office:value="86375871729161" calcext:value-type="float">
            <text:p>86375871729161</text:p>
          </table:table-cell>
          <table:table-cell office:value-type="float" office:value="86375871947548" calcext:value-type="float">
            <text:p>86375871947548</text:p>
          </table:table-cell>
          <table:table-cell/>
          <table:table-cell table:formula="of:=[.B63]-[.A63]" office:value-type="float" office:value="41484" calcext:value-type="float">
            <text:p>41484</text:p>
          </table:table-cell>
          <table:table-cell table:formula="of:=[.C63]-[.B63]" office:value-type="float" office:value="218387" calcext:value-type="float">
            <text:p>218387</text:p>
          </table:table-cell>
          <table:table-cell table:formula="of:=[.C63]-[.A63]" office:value-type="float" office:value="259871" calcext:value-type="float">
            <text:p>259871</text:p>
          </table:table-cell>
          <table:table-cell/>
          <table:table-cell table:formula="of:=[.E63]/[.G63]" office:value-type="percentage" office:value="0.159633048704934" calcext:value-type="percentage">
            <text:p>15,96 %</text:p>
          </table:table-cell>
          <table:table-cell table:number-columns-repeated="4"/>
        </table:table-row>
        <table:table-row table:style-name="ro1">
          <table:table-cell office:value-type="float" office:value="86375876200129" calcext:value-type="float">
            <text:p>86375876200129</text:p>
          </table:table-cell>
          <table:table-cell office:value-type="float" office:value="86375876243870" calcext:value-type="float">
            <text:p>86375876243870</text:p>
          </table:table-cell>
          <table:table-cell office:value-type="float" office:value="86375876467032" calcext:value-type="float">
            <text:p>86375876467032</text:p>
          </table:table-cell>
          <table:table-cell/>
          <table:table-cell table:formula="of:=[.B64]-[.A64]" office:value-type="float" office:value="43741" calcext:value-type="float">
            <text:p>43741</text:p>
          </table:table-cell>
          <table:table-cell table:formula="of:=[.C64]-[.B64]" office:value-type="float" office:value="223162" calcext:value-type="float">
            <text:p>223162</text:p>
          </table:table-cell>
          <table:table-cell table:formula="of:=[.C64]-[.A64]" office:value-type="float" office:value="266903" calcext:value-type="float">
            <text:p>266903</text:p>
          </table:table-cell>
          <table:table-cell/>
          <table:table-cell table:formula="of:=[.E64]/[.G64]" office:value-type="percentage" office:value="0.163883508240822" calcext:value-type="percentage">
            <text:p>16,39 %</text:p>
          </table:table-cell>
          <table:table-cell table:number-columns-repeated="4"/>
        </table:table-row>
        <table:table-row table:style-name="ro1">
          <table:table-cell office:value-type="float" office:value="86375880712290" calcext:value-type="float">
            <text:p>86375880712290</text:p>
          </table:table-cell>
          <table:table-cell office:value-type="float" office:value="86375880755032" calcext:value-type="float">
            <text:p>86375880755032</text:p>
          </table:table-cell>
          <table:table-cell office:value-type="float" office:value="86375880964709" calcext:value-type="float">
            <text:p>86375880964709</text:p>
          </table:table-cell>
          <table:table-cell/>
          <table:table-cell table:formula="of:=[.B65]-[.A65]" office:value-type="float" office:value="42742" calcext:value-type="float">
            <text:p>42742</text:p>
          </table:table-cell>
          <table:table-cell table:formula="of:=[.C65]-[.B65]" office:value-type="float" office:value="209677" calcext:value-type="float">
            <text:p>209677</text:p>
          </table:table-cell>
          <table:table-cell table:formula="of:=[.C65]-[.A65]" office:value-type="float" office:value="252419" calcext:value-type="float">
            <text:p>252419</text:p>
          </table:table-cell>
          <table:table-cell/>
          <table:table-cell table:formula="of:=[.E65]/[.G65]" office:value-type="percentage" office:value="0.169329567108657" calcext:value-type="percentage">
            <text:p>16,93 %</text:p>
          </table:table-cell>
          <table:table-cell table:number-columns-repeated="4"/>
        </table:table-row>
        <table:table-row table:style-name="ro1">
          <table:table-cell office:value-type="float" office:value="86375885223870" calcext:value-type="float">
            <text:p>86375885223870</text:p>
          </table:table-cell>
          <table:table-cell office:value-type="float" office:value="86375885267000" calcext:value-type="float">
            <text:p>86375885267000</text:p>
          </table:table-cell>
          <table:table-cell office:value-type="float" office:value="86375885478483" calcext:value-type="float">
            <text:p>86375885478483</text:p>
          </table:table-cell>
          <table:table-cell/>
          <table:table-cell table:formula="of:=[.B66]-[.A66]" office:value-type="float" office:value="43130" calcext:value-type="float">
            <text:p>43130</text:p>
          </table:table-cell>
          <table:table-cell table:formula="of:=[.C66]-[.B66]" office:value-type="float" office:value="211483" calcext:value-type="float">
            <text:p>211483</text:p>
          </table:table-cell>
          <table:table-cell table:formula="of:=[.C66]-[.A66]" office:value-type="float" office:value="254613" calcext:value-type="float">
            <text:p>254613</text:p>
          </table:table-cell>
          <table:table-cell/>
          <table:table-cell table:formula="of:=[.E66]/[.G66]" office:value-type="percentage" office:value="0.169394335717344" calcext:value-type="percentage">
            <text:p>16,94 %</text:p>
          </table:table-cell>
          <table:table-cell table:number-columns-repeated="4"/>
        </table:table-row>
        <table:table-row table:style-name="ro1">
          <table:table-cell office:value-type="float" office:value="86375889736935" calcext:value-type="float">
            <text:p>86375889736935</text:p>
          </table:table-cell>
          <table:table-cell office:value-type="float" office:value="86375889782580" calcext:value-type="float">
            <text:p>86375889782580</text:p>
          </table:table-cell>
          <table:table-cell office:value-type="float" office:value="86375890000419" calcext:value-type="float">
            <text:p>86375890000419</text:p>
          </table:table-cell>
          <table:table-cell/>
          <table:table-cell table:formula="of:=[.B67]-[.A67]" office:value-type="float" office:value="45645" calcext:value-type="float">
            <text:p>45645</text:p>
          </table:table-cell>
          <table:table-cell table:formula="of:=[.C67]-[.B67]" office:value-type="float" office:value="217839" calcext:value-type="float">
            <text:p>217839</text:p>
          </table:table-cell>
          <table:table-cell table:formula="of:=[.C67]-[.A67]" office:value-type="float" office:value="263484" calcext:value-type="float">
            <text:p>263484</text:p>
          </table:table-cell>
          <table:table-cell/>
          <table:table-cell table:formula="of:=[.E67]/[.G67]" office:value-type="percentage" office:value="0.173236325545384" calcext:value-type="percentage">
            <text:p>17,32 %</text:p>
          </table:table-cell>
          <table:table-cell table:number-columns-repeated="4"/>
        </table:table-row>
        <table:table-row table:style-name="ro1">
          <table:table-cell office:value-type="float" office:value="86375894248419" calcext:value-type="float">
            <text:p>86375894248419</text:p>
          </table:table-cell>
          <table:table-cell office:value-type="float" office:value="86375894291419" calcext:value-type="float">
            <text:p>86375894291419</text:p>
          </table:table-cell>
          <table:table-cell office:value-type="float" office:value="86375894495967" calcext:value-type="float">
            <text:p>86375894495967</text:p>
          </table:table-cell>
          <table:table-cell/>
          <table:table-cell table:formula="of:=[.B68]-[.A68]" office:value-type="float" office:value="43000" calcext:value-type="float">
            <text:p>43000</text:p>
          </table:table-cell>
          <table:table-cell table:formula="of:=[.C68]-[.B68]" office:value-type="float" office:value="204548" calcext:value-type="float">
            <text:p>204548</text:p>
          </table:table-cell>
          <table:table-cell table:formula="of:=[.C68]-[.A68]" office:value-type="float" office:value="247548" calcext:value-type="float">
            <text:p>247548</text:p>
          </table:table-cell>
          <table:table-cell/>
          <table:table-cell table:formula="of:=[.E68]/[.G68]" office:value-type="percentage" office:value="0.173703685749834" calcext:value-type="percentage">
            <text:p>17,37 %</text:p>
          </table:table-cell>
          <table:table-cell table:number-columns-repeated="4"/>
        </table:table-row>
        <table:table-row table:style-name="ro1">
          <table:table-cell office:value-type="float" office:value="86375898760516" calcext:value-type="float">
            <text:p>86375898760516</text:p>
          </table:table-cell>
          <table:table-cell office:value-type="float" office:value="86375898813709" calcext:value-type="float">
            <text:p>86375898813709</text:p>
          </table:table-cell>
          <table:table-cell office:value-type="float" office:value="86375899023354" calcext:value-type="float">
            <text:p>86375899023354</text:p>
          </table:table-cell>
          <table:table-cell/>
          <table:table-cell table:formula="of:=[.B69]-[.A69]" office:value-type="float" office:value="53193" calcext:value-type="float">
            <text:p>53193</text:p>
          </table:table-cell>
          <table:table-cell table:formula="of:=[.C69]-[.B69]" office:value-type="float" office:value="209645" calcext:value-type="float">
            <text:p>209645</text:p>
          </table:table-cell>
          <table:table-cell table:formula="of:=[.C69]-[.A69]" office:value-type="float" office:value="262838" calcext:value-type="float">
            <text:p>262838</text:p>
          </table:table-cell>
          <table:table-cell/>
          <table:table-cell table:formula="of:=[.E69]/[.G69]" office:value-type="percentage" office:value="0.20237941241373" calcext:value-type="percentage">
            <text:p>20,24 %</text:p>
          </table:table-cell>
          <table:table-cell table:number-columns-repeated="4"/>
        </table:table-row>
        <table:table-row table:style-name="ro1">
          <table:table-cell office:value-type="float" office:value="86375903273225" calcext:value-type="float">
            <text:p>86375903273225</text:p>
          </table:table-cell>
          <table:table-cell office:value-type="float" office:value="86375903315709" calcext:value-type="float">
            <text:p>86375903315709</text:p>
          </table:table-cell>
          <table:table-cell office:value-type="float" office:value="86375903526838" calcext:value-type="float">
            <text:p>86375903526838</text:p>
          </table:table-cell>
          <table:table-cell/>
          <table:table-cell table:formula="of:=[.B70]-[.A70]" office:value-type="float" office:value="42484" calcext:value-type="float">
            <text:p>42484</text:p>
          </table:table-cell>
          <table:table-cell table:formula="of:=[.C70]-[.B70]" office:value-type="float" office:value="211129" calcext:value-type="float">
            <text:p>211129</text:p>
          </table:table-cell>
          <table:table-cell table:formula="of:=[.C70]-[.A70]" office:value-type="float" office:value="253613" calcext:value-type="float">
            <text:p>253613</text:p>
          </table:table-cell>
          <table:table-cell/>
          <table:table-cell table:formula="of:=[.E70]/[.G70]" office:value-type="percentage" office:value="0.167515072176899" calcext:value-type="percentage">
            <text:p>16,75 %</text:p>
          </table:table-cell>
          <table:table-cell table:number-columns-repeated="4"/>
        </table:table-row>
        <table:table-row table:style-name="ro1">
          <table:table-cell office:value-type="float" office:value="86375907784741" calcext:value-type="float">
            <text:p>86375907784741</text:p>
          </table:table-cell>
          <table:table-cell office:value-type="float" office:value="86375907827806" calcext:value-type="float">
            <text:p>86375907827806</text:p>
          </table:table-cell>
          <table:table-cell office:value-type="float" office:value="86375908038806" calcext:value-type="float">
            <text:p>86375908038806</text:p>
          </table:table-cell>
          <table:table-cell/>
          <table:table-cell table:formula="of:=[.B71]-[.A71]" office:value-type="float" office:value="43065" calcext:value-type="float">
            <text:p>43065</text:p>
          </table:table-cell>
          <table:table-cell table:formula="of:=[.C71]-[.B71]" office:value-type="float" office:value="211000" calcext:value-type="float">
            <text:p>211000</text:p>
          </table:table-cell>
          <table:table-cell table:formula="of:=[.C71]-[.A71]" office:value-type="float" office:value="254065" calcext:value-type="float">
            <text:p>254065</text:p>
          </table:table-cell>
          <table:table-cell/>
          <table:table-cell table:formula="of:=[.E71]/[.G71]" office:value-type="percentage" office:value="0.169503867120619" calcext:value-type="percentage">
            <text:p>16,95 %</text:p>
          </table:table-cell>
          <table:table-cell table:number-columns-repeated="4"/>
        </table:table-row>
        <table:table-row table:style-name="ro1">
          <table:table-cell office:value-type="float" office:value="86375912297161" calcext:value-type="float">
            <text:p>86375912297161</text:p>
          </table:table-cell>
          <table:table-cell office:value-type="float" office:value="86375912338193" calcext:value-type="float">
            <text:p>86375912338193</text:p>
          </table:table-cell>
          <table:table-cell office:value-type="float" office:value="86375912544387" calcext:value-type="float">
            <text:p>86375912544387</text:p>
          </table:table-cell>
          <table:table-cell/>
          <table:table-cell table:formula="of:=[.B72]-[.A72]" office:value-type="float" office:value="41032" calcext:value-type="float">
            <text:p>41032</text:p>
          </table:table-cell>
          <table:table-cell table:formula="of:=[.C72]-[.B72]" office:value-type="float" office:value="206194" calcext:value-type="float">
            <text:p>206194</text:p>
          </table:table-cell>
          <table:table-cell table:formula="of:=[.C72]-[.A72]" office:value-type="float" office:value="247226" calcext:value-type="float">
            <text:p>247226</text:p>
          </table:table-cell>
          <table:table-cell/>
          <table:table-cell table:formula="of:=[.E72]/[.G72]" office:value-type="percentage" office:value="0.165969598666807" calcext:value-type="percentage">
            <text:p>16,60 %</text:p>
          </table:table-cell>
          <table:table-cell table:number-columns-repeated="4"/>
        </table:table-row>
        <table:table-row table:style-name="ro1">
          <table:table-cell office:value-type="float" office:value="86375916810387" calcext:value-type="float">
            <text:p>86375916810387</text:p>
          </table:table-cell>
          <table:table-cell office:value-type="float" office:value="86375916852516" calcext:value-type="float">
            <text:p>86375916852516</text:p>
          </table:table-cell>
          <table:table-cell office:value-type="float" office:value="86375917060935" calcext:value-type="float">
            <text:p>86375917060935</text:p>
          </table:table-cell>
          <table:table-cell/>
          <table:table-cell table:formula="of:=[.B73]-[.A73]" office:value-type="float" office:value="42129" calcext:value-type="float">
            <text:p>42129</text:p>
          </table:table-cell>
          <table:table-cell table:formula="of:=[.C73]-[.B73]" office:value-type="float" office:value="208419" calcext:value-type="float">
            <text:p>208419</text:p>
          </table:table-cell>
          <table:table-cell table:formula="of:=[.C73]-[.A73]" office:value-type="float" office:value="250548" calcext:value-type="float">
            <text:p>250548</text:p>
          </table:table-cell>
          <table:table-cell/>
          <table:table-cell table:formula="of:=[.E73]/[.G73]" office:value-type="percentage" office:value="0.168147420853489" calcext:value-type="percentage">
            <text:p>16,81 %</text:p>
          </table:table-cell>
          <table:table-cell table:number-columns-repeated="4"/>
        </table:table-row>
        <table:table-row table:style-name="ro1">
          <table:table-cell office:value-type="float" office:value="86375921322387" calcext:value-type="float">
            <text:p>86375921322387</text:p>
          </table:table-cell>
          <table:table-cell office:value-type="float" office:value="86375921366838" calcext:value-type="float">
            <text:p>86375921366838</text:p>
          </table:table-cell>
          <table:table-cell office:value-type="float" office:value="86375921580451" calcext:value-type="float">
            <text:p>86375921580451</text:p>
          </table:table-cell>
          <table:table-cell/>
          <table:table-cell table:formula="of:=[.B74]-[.A74]" office:value-type="float" office:value="44451" calcext:value-type="float">
            <text:p>44451</text:p>
          </table:table-cell>
          <table:table-cell table:formula="of:=[.C74]-[.B74]" office:value-type="float" office:value="213613" calcext:value-type="float">
            <text:p>213613</text:p>
          </table:table-cell>
          <table:table-cell table:formula="of:=[.C74]-[.A74]" office:value-type="float" office:value="258064" calcext:value-type="float">
            <text:p>258064</text:p>
          </table:table-cell>
          <table:table-cell/>
          <table:table-cell table:formula="of:=[.E74]/[.G74]" office:value-type="percentage" office:value="0.172247969495939" calcext:value-type="percentage">
            <text:p>17,22 %</text:p>
          </table:table-cell>
          <table:table-cell table:number-columns-repeated="4"/>
        </table:table-row>
        <table:table-row table:style-name="ro1">
          <table:table-cell office:value-type="float" office:value="86375925833645" calcext:value-type="float">
            <text:p>86375925833645</text:p>
          </table:table-cell>
          <table:table-cell office:value-type="float" office:value="86375925890967" calcext:value-type="float">
            <text:p>86375925890967</text:p>
          </table:table-cell>
          <table:table-cell office:value-type="float" office:value="86375926105290" calcext:value-type="float">
            <text:p>86375926105290</text:p>
          </table:table-cell>
          <table:table-cell/>
          <table:table-cell table:formula="of:=[.B75]-[.A75]" office:value-type="float" office:value="57322" calcext:value-type="float">
            <text:p>57322</text:p>
          </table:table-cell>
          <table:table-cell table:formula="of:=[.C75]-[.B75]" office:value-type="float" office:value="214323" calcext:value-type="float">
            <text:p>214323</text:p>
          </table:table-cell>
          <table:table-cell table:formula="of:=[.C75]-[.A75]" office:value-type="float" office:value="271645" calcext:value-type="float">
            <text:p>271645</text:p>
          </table:table-cell>
          <table:table-cell/>
          <table:table-cell table:formula="of:=[.E75]/[.G75]" office:value-type="percentage" office:value="0.211018056654825" calcext:value-type="percentage">
            <text:p>21,10 %</text:p>
          </table:table-cell>
          <table:table-cell table:number-columns-repeated="4"/>
        </table:table-row>
        <table:table-row table:style-name="ro1">
          <table:table-cell office:value-type="float" office:value="86375930346709" calcext:value-type="float">
            <text:p>86375930346709</text:p>
          </table:table-cell>
          <table:table-cell office:value-type="float" office:value="86375930386451" calcext:value-type="float">
            <text:p>86375930386451</text:p>
          </table:table-cell>
          <table:table-cell office:value-type="float" office:value="86375930578483" calcext:value-type="float">
            <text:p>86375930578483</text:p>
          </table:table-cell>
          <table:table-cell/>
          <table:table-cell table:formula="of:=[.B76]-[.A76]" office:value-type="float" office:value="39742" calcext:value-type="float">
            <text:p>39742</text:p>
          </table:table-cell>
          <table:table-cell table:formula="of:=[.C76]-[.B76]" office:value-type="float" office:value="192032" calcext:value-type="float">
            <text:p>192032</text:p>
          </table:table-cell>
          <table:table-cell table:formula="of:=[.C76]-[.A76]" office:value-type="float" office:value="231774" calcext:value-type="float">
            <text:p>231774</text:p>
          </table:table-cell>
          <table:table-cell/>
          <table:table-cell table:formula="of:=[.E76]/[.G76]" office:value-type="percentage" office:value="0.171468758359436" calcext:value-type="percentage">
            <text:p>17,15 %</text:p>
          </table:table-cell>
          <table:table-cell table:number-columns-repeated="4"/>
        </table:table-row>
        <table:table-row table:style-name="ro1">
          <table:table-cell office:value-type="float" office:value="86375934857806" calcext:value-type="float">
            <text:p>86375934857806</text:p>
          </table:table-cell>
          <table:table-cell office:value-type="float" office:value="86375934902483" calcext:value-type="float">
            <text:p>86375934902483</text:p>
          </table:table-cell>
          <table:table-cell office:value-type="float" office:value="86375935126193" calcext:value-type="float">
            <text:p>86375935126193</text:p>
          </table:table-cell>
          <table:table-cell/>
          <table:table-cell table:formula="of:=[.B77]-[.A77]" office:value-type="float" office:value="44677" calcext:value-type="float">
            <text:p>44677</text:p>
          </table:table-cell>
          <table:table-cell table:formula="of:=[.C77]-[.B77]" office:value-type="float" office:value="223710" calcext:value-type="float">
            <text:p>223710</text:p>
          </table:table-cell>
          <table:table-cell table:formula="of:=[.C77]-[.A77]" office:value-type="float" office:value="268387" calcext:value-type="float">
            <text:p>268387</text:p>
          </table:table-cell>
          <table:table-cell/>
          <table:table-cell table:formula="of:=[.E77]/[.G77]" office:value-type="percentage" office:value="0.166464843677227" calcext:value-type="percentage">
            <text:p>16,65 %</text:p>
          </table:table-cell>
          <table:table-cell table:number-columns-repeated="4"/>
        </table:table-row>
        <table:table-row table:style-name="ro1">
          <table:table-cell office:value-type="float" office:value="86375939370387" calcext:value-type="float">
            <text:p>86375939370387</text:p>
          </table:table-cell>
          <table:table-cell office:value-type="float" office:value="86375939426645" calcext:value-type="float">
            <text:p>86375939426645</text:p>
          </table:table-cell>
          <table:table-cell office:value-type="float" office:value="86375939662387" calcext:value-type="float">
            <text:p>86375939662387</text:p>
          </table:table-cell>
          <table:table-cell/>
          <table:table-cell table:formula="of:=[.B78]-[.A78]" office:value-type="float" office:value="56258" calcext:value-type="float">
            <text:p>56258</text:p>
          </table:table-cell>
          <table:table-cell table:formula="of:=[.C78]-[.B78]" office:value-type="float" office:value="235742" calcext:value-type="float">
            <text:p>235742</text:p>
          </table:table-cell>
          <table:table-cell table:formula="of:=[.C78]-[.A78]" office:value-type="float" office:value="292000" calcext:value-type="float">
            <text:p>292000</text:p>
          </table:table-cell>
          <table:table-cell/>
          <table:table-cell table:formula="of:=[.E78]/[.G78]" office:value-type="percentage" office:value="0.192664383561644" calcext:value-type="percentage">
            <text:p>19,27 %</text:p>
          </table:table-cell>
          <table:table-cell table:number-columns-repeated="4"/>
        </table:table-row>
        <table:table-row table:style-name="ro1">
          <table:table-cell office:value-type="float" office:value="86375943883516" calcext:value-type="float">
            <text:p>86375943883516</text:p>
          </table:table-cell>
          <table:table-cell office:value-type="float" office:value="86375943938548" calcext:value-type="float">
            <text:p>86375943938548</text:p>
          </table:table-cell>
          <table:table-cell office:value-type="float" office:value="86375944170870" calcext:value-type="float">
            <text:p>86375944170870</text:p>
          </table:table-cell>
          <table:table-cell/>
          <table:table-cell table:formula="of:=[.B79]-[.A79]" office:value-type="float" office:value="55032" calcext:value-type="float">
            <text:p>55032</text:p>
          </table:table-cell>
          <table:table-cell table:formula="of:=[.C79]-[.B79]" office:value-type="float" office:value="232322" calcext:value-type="float">
            <text:p>232322</text:p>
          </table:table-cell>
          <table:table-cell table:formula="of:=[.C79]-[.A79]" office:value-type="float" office:value="287354" calcext:value-type="float">
            <text:p>287354</text:p>
          </table:table-cell>
          <table:table-cell/>
          <table:table-cell table:formula="of:=[.E79]/[.G79]" office:value-type="percentage" office:value="0.191512907424292" calcext:value-type="percentage">
            <text:p>19,15 %</text:p>
          </table:table-cell>
          <table:table-cell table:number-columns-repeated="4"/>
        </table:table-row>
        <table:table-row table:style-name="ro1">
          <table:table-cell office:value-type="float" office:value="86375948394677" calcext:value-type="float">
            <text:p>86375948394677</text:p>
          </table:table-cell>
          <table:table-cell office:value-type="float" office:value="86375948441677" calcext:value-type="float">
            <text:p>86375948441677</text:p>
          </table:table-cell>
          <table:table-cell office:value-type="float" office:value="86375948659258" calcext:value-type="float">
            <text:p>86375948659258</text:p>
          </table:table-cell>
          <table:table-cell/>
          <table:table-cell table:formula="of:=[.B80]-[.A80]" office:value-type="float" office:value="47000" calcext:value-type="float">
            <text:p>47000</text:p>
          </table:table-cell>
          <table:table-cell table:formula="of:=[.C80]-[.B80]" office:value-type="float" office:value="217581" calcext:value-type="float">
            <text:p>217581</text:p>
          </table:table-cell>
          <table:table-cell table:formula="of:=[.C80]-[.A80]" office:value-type="float" office:value="264581" calcext:value-type="float">
            <text:p>264581</text:p>
          </table:table-cell>
          <table:table-cell/>
          <table:table-cell table:formula="of:=[.E80]/[.G80]" office:value-type="percentage" office:value="0.177639361858939" calcext:value-type="percentage">
            <text:p>17,76 %</text:p>
          </table:table-cell>
          <table:table-cell table:number-columns-repeated="4"/>
        </table:table-row>
        <table:table-row table:style-name="ro1">
          <table:table-cell office:value-type="float" office:value="86375952907387" calcext:value-type="float">
            <text:p>86375952907387</text:p>
          </table:table-cell>
          <table:table-cell office:value-type="float" office:value="86375952961774" calcext:value-type="float">
            <text:p>86375952961774</text:p>
          </table:table-cell>
          <table:table-cell office:value-type="float" office:value="86375953190129" calcext:value-type="float">
            <text:p>86375953190129</text:p>
          </table:table-cell>
          <table:table-cell/>
          <table:table-cell table:formula="of:=[.B81]-[.A81]" office:value-type="float" office:value="54387" calcext:value-type="float">
            <text:p>54387</text:p>
          </table:table-cell>
          <table:table-cell table:formula="of:=[.C81]-[.B81]" office:value-type="float" office:value="228355" calcext:value-type="float">
            <text:p>228355</text:p>
          </table:table-cell>
          <table:table-cell table:formula="of:=[.C81]-[.A81]" office:value-type="float" office:value="282742" calcext:value-type="float">
            <text:p>282742</text:p>
          </table:table-cell>
          <table:table-cell/>
          <table:table-cell table:formula="of:=[.E81]/[.G81]" office:value-type="percentage" office:value="0.192355575047216" calcext:value-type="percentage">
            <text:p>19,24 %</text:p>
          </table:table-cell>
          <table:table-cell table:number-columns-repeated="4"/>
        </table:table-row>
        <table:table-row table:style-name="ro1">
          <table:table-cell office:value-type="float" office:value="86375957419903" calcext:value-type="float">
            <text:p>86375957419903</text:p>
          </table:table-cell>
          <table:table-cell office:value-type="float" office:value="86375957457548" calcext:value-type="float">
            <text:p>86375957457548</text:p>
          </table:table-cell>
          <table:table-cell office:value-type="float" office:value="86375957638225" calcext:value-type="float">
            <text:p>86375957638225</text:p>
          </table:table-cell>
          <table:table-cell/>
          <table:table-cell table:formula="of:=[.B82]-[.A82]" office:value-type="float" office:value="37645" calcext:value-type="float">
            <text:p>37645</text:p>
          </table:table-cell>
          <table:table-cell table:formula="of:=[.C82]-[.B82]" office:value-type="float" office:value="180677" calcext:value-type="float">
            <text:p>180677</text:p>
          </table:table-cell>
          <table:table-cell table:formula="of:=[.C82]-[.A82]" office:value-type="float" office:value="218322" calcext:value-type="float">
            <text:p>218322</text:p>
          </table:table-cell>
          <table:table-cell/>
          <table:table-cell table:formula="of:=[.E82]/[.G82]" office:value-type="percentage" office:value="0.172428797830727" calcext:value-type="percentage">
            <text:p>17,24 %</text:p>
          </table:table-cell>
          <table:table-cell table:number-columns-repeated="4"/>
        </table:table-row>
        <table:table-row table:style-name="ro1">
          <table:table-cell office:value-type="float" office:value="86375961931258" calcext:value-type="float">
            <text:p>86375961931258</text:p>
          </table:table-cell>
          <table:table-cell office:value-type="float" office:value="86375961973838" calcext:value-type="float">
            <text:p>86375961973838</text:p>
          </table:table-cell>
          <table:table-cell office:value-type="float" office:value="86375962181838" calcext:value-type="float">
            <text:p>86375962181838</text:p>
          </table:table-cell>
          <table:table-cell/>
          <table:table-cell table:formula="of:=[.B83]-[.A83]" office:value-type="float" office:value="42580" calcext:value-type="float">
            <text:p>42580</text:p>
          </table:table-cell>
          <table:table-cell table:formula="of:=[.C83]-[.B83]" office:value-type="float" office:value="208000" calcext:value-type="float">
            <text:p>208000</text:p>
          </table:table-cell>
          <table:table-cell table:formula="of:=[.C83]-[.A83]" office:value-type="float" office:value="250580" calcext:value-type="float">
            <text:p>250580</text:p>
          </table:table-cell>
          <table:table-cell/>
          <table:table-cell table:formula="of:=[.E83]/[.G83]" office:value-type="percentage" office:value="0.169925772208476" calcext:value-type="percentage">
            <text:p>16,99 %</text:p>
          </table:table-cell>
          <table:table-cell table:number-columns-repeated="4"/>
        </table:table-row>
        <table:table-row table:style-name="ro1">
          <table:table-cell office:value-type="float" office:value="86375966443451" calcext:value-type="float">
            <text:p>86375966443451</text:p>
          </table:table-cell>
          <table:table-cell office:value-type="float" office:value="86375966486774" calcext:value-type="float">
            <text:p>86375966486774</text:p>
          </table:table-cell>
          <table:table-cell office:value-type="float" office:value="86375966687387" calcext:value-type="float">
            <text:p>86375966687387</text:p>
          </table:table-cell>
          <table:table-cell/>
          <table:table-cell table:formula="of:=[.B84]-[.A84]" office:value-type="float" office:value="43323" calcext:value-type="float">
            <text:p>43323</text:p>
          </table:table-cell>
          <table:table-cell table:formula="of:=[.C84]-[.B84]" office:value-type="float" office:value="200613" calcext:value-type="float">
            <text:p>200613</text:p>
          </table:table-cell>
          <table:table-cell table:formula="of:=[.C84]-[.A84]" office:value-type="float" office:value="243936" calcext:value-type="float">
            <text:p>243936</text:p>
          </table:table-cell>
          <table:table-cell/>
          <table:table-cell table:formula="of:=[.E84]/[.G84]" office:value-type="percentage" office:value="0.177599862258953" calcext:value-type="percentage">
            <text:p>17,76 %</text:p>
          </table:table-cell>
          <table:table-cell table:number-columns-repeated="4"/>
        </table:table-row>
        <table:table-row table:style-name="ro1">
          <table:table-cell office:value-type="float" office:value="86375970956419" calcext:value-type="float">
            <text:p>86375970956419</text:p>
          </table:table-cell>
          <table:table-cell office:value-type="float" office:value="86375971001483" calcext:value-type="float">
            <text:p>86375971001483</text:p>
          </table:table-cell>
          <table:table-cell office:value-type="float" office:value="86375971213548" calcext:value-type="float">
            <text:p>86375971213548</text:p>
          </table:table-cell>
          <table:table-cell/>
          <table:table-cell table:formula="of:=[.B85]-[.A85]" office:value-type="float" office:value="45064" calcext:value-type="float">
            <text:p>45064</text:p>
          </table:table-cell>
          <table:table-cell table:formula="of:=[.C85]-[.B85]" office:value-type="float" office:value="212065" calcext:value-type="float">
            <text:p>212065</text:p>
          </table:table-cell>
          <table:table-cell table:formula="of:=[.C85]-[.A85]" office:value-type="float" office:value="257129" calcext:value-type="float">
            <text:p>257129</text:p>
          </table:table-cell>
          <table:table-cell/>
          <table:table-cell table:formula="of:=[.E85]/[.G85]" office:value-type="percentage" office:value="0.175258333365742" calcext:value-type="percentage">
            <text:p>17,53 %</text:p>
          </table:table-cell>
          <table:table-cell table:number-columns-repeated="4"/>
        </table:table-row>
        <table:table-row table:style-name="ro1">
          <table:table-cell office:value-type="float" office:value="86375975468935" calcext:value-type="float">
            <text:p>86375975468935</text:p>
          </table:table-cell>
          <table:table-cell office:value-type="float" office:value="86375975513935" calcext:value-type="float">
            <text:p>86375975513935</text:p>
          </table:table-cell>
          <table:table-cell office:value-type="float" office:value="86375975731225" calcext:value-type="float">
            <text:p>86375975731225</text:p>
          </table:table-cell>
          <table:table-cell/>
          <table:table-cell table:formula="of:=[.B86]-[.A86]" office:value-type="float" office:value="45000" calcext:value-type="float">
            <text:p>45000</text:p>
          </table:table-cell>
          <table:table-cell table:formula="of:=[.C86]-[.B86]" office:value-type="float" office:value="217290" calcext:value-type="float">
            <text:p>217290</text:p>
          </table:table-cell>
          <table:table-cell table:formula="of:=[.C86]-[.A86]" office:value-type="float" office:value="262290" calcext:value-type="float">
            <text:p>262290</text:p>
          </table:table-cell>
          <table:table-cell/>
          <table:table-cell table:formula="of:=[.E86]/[.G86]" office:value-type="percentage" office:value="0.171565824087842" calcext:value-type="percentage">
            <text:p>17,16 %</text:p>
          </table:table-cell>
          <table:table-cell table:number-columns-repeated="4"/>
        </table:table-row>
        <table:table-row table:style-name="ro1">
          <table:table-cell office:value-type="float" office:value="86375979980129" calcext:value-type="float">
            <text:p>86375979980129</text:p>
          </table:table-cell>
          <table:table-cell office:value-type="float" office:value="86375980032483" calcext:value-type="float">
            <text:p>86375980032483</text:p>
          </table:table-cell>
          <table:table-cell office:value-type="float" office:value="86375980251193" calcext:value-type="float">
            <text:p>86375980251193</text:p>
          </table:table-cell>
          <table:table-cell/>
          <table:table-cell table:formula="of:=[.B87]-[.A87]" office:value-type="float" office:value="52354" calcext:value-type="float">
            <text:p>52354</text:p>
          </table:table-cell>
          <table:table-cell table:formula="of:=[.C87]-[.B87]" office:value-type="float" office:value="218710" calcext:value-type="float">
            <text:p>218710</text:p>
          </table:table-cell>
          <table:table-cell table:formula="of:=[.C87]-[.A87]" office:value-type="float" office:value="271064" calcext:value-type="float">
            <text:p>271064</text:p>
          </table:table-cell>
          <table:table-cell/>
          <table:table-cell table:formula="of:=[.E87]/[.G87]" office:value-type="percentage" office:value="0.193142578874362" calcext:value-type="percentage">
            <text:p>19,31 %</text:p>
          </table:table-cell>
          <table:table-cell table:number-columns-repeated="4"/>
        </table:table-row>
        <table:table-row table:style-name="ro1">
          <table:table-cell office:value-type="float" office:value="86375984492677" calcext:value-type="float">
            <text:p>86375984492677</text:p>
          </table:table-cell>
          <table:table-cell office:value-type="float" office:value="86375984543774" calcext:value-type="float">
            <text:p>86375984543774</text:p>
          </table:table-cell>
          <table:table-cell office:value-type="float" office:value="86375984748322" calcext:value-type="float">
            <text:p>86375984748322</text:p>
          </table:table-cell>
          <table:table-cell/>
          <table:table-cell table:formula="of:=[.B88]-[.A88]" office:value-type="float" office:value="51097" calcext:value-type="float">
            <text:p>51097</text:p>
          </table:table-cell>
          <table:table-cell table:formula="of:=[.C88]-[.B88]" office:value-type="float" office:value="204548" calcext:value-type="float">
            <text:p>204548</text:p>
          </table:table-cell>
          <table:table-cell table:formula="of:=[.C88]-[.A88]" office:value-type="float" office:value="255645" calcext:value-type="float">
            <text:p>255645</text:p>
          </table:table-cell>
          <table:table-cell/>
          <table:table-cell table:formula="of:=[.E88]/[.G88]" office:value-type="percentage" office:value="0.199874826419449" calcext:value-type="percentage">
            <text:p>19,99 %</text:p>
          </table:table-cell>
          <table:table-cell table:number-columns-repeated="4"/>
        </table:table-row>
        <table:table-row table:style-name="ro1">
          <table:table-cell office:value-type="float" office:value="86375989005322" calcext:value-type="float">
            <text:p>86375989005322</text:p>
          </table:table-cell>
          <table:table-cell office:value-type="float" office:value="86375989050580" calcext:value-type="float">
            <text:p>86375989050580</text:p>
          </table:table-cell>
          <table:table-cell office:value-type="float" office:value="86375989265580" calcext:value-type="float">
            <text:p>86375989265580</text:p>
          </table:table-cell>
          <table:table-cell/>
          <table:table-cell table:formula="of:=[.B89]-[.A89]" office:value-type="float" office:value="45258" calcext:value-type="float">
            <text:p>45258</text:p>
          </table:table-cell>
          <table:table-cell table:formula="of:=[.C89]-[.B89]" office:value-type="float" office:value="215000" calcext:value-type="float">
            <text:p>215000</text:p>
          </table:table-cell>
          <table:table-cell table:formula="of:=[.C89]-[.A89]" office:value-type="float" office:value="260258" calcext:value-type="float">
            <text:p>260258</text:p>
          </table:table-cell>
          <table:table-cell/>
          <table:table-cell table:formula="of:=[.E89]/[.G89]" office:value-type="percentage" office:value="0.173896671764172" calcext:value-type="percentage">
            <text:p>17,39 %</text:p>
          </table:table-cell>
          <table:table-cell table:number-columns-repeated="4"/>
        </table:table-row>
        <table:table-row table:style-name="ro1">
          <table:table-cell office:value-type="float" office:value="86375993516258" calcext:value-type="float">
            <text:p>86375993516258</text:p>
          </table:table-cell>
          <table:table-cell office:value-type="float" office:value="86375993559161" calcext:value-type="float">
            <text:p>86375993559161</text:p>
          </table:table-cell>
          <table:table-cell office:value-type="float" office:value="86375993776645" calcext:value-type="float">
            <text:p>86375993776645</text:p>
          </table:table-cell>
          <table:table-cell/>
          <table:table-cell table:formula="of:=[.B90]-[.A90]" office:value-type="float" office:value="42903" calcext:value-type="float">
            <text:p>42903</text:p>
          </table:table-cell>
          <table:table-cell table:formula="of:=[.C90]-[.B90]" office:value-type="float" office:value="217484" calcext:value-type="float">
            <text:p>217484</text:p>
          </table:table-cell>
          <table:table-cell table:formula="of:=[.C90]-[.A90]" office:value-type="float" office:value="260387" calcext:value-type="float">
            <text:p>260387</text:p>
          </table:table-cell>
          <table:table-cell/>
          <table:table-cell table:formula="of:=[.E90]/[.G90]" office:value-type="percentage" office:value="0.164766290175777" calcext:value-type="percentage">
            <text:p>16,48 %</text:p>
          </table:table-cell>
          <table:table-cell table:number-columns-repeated="4"/>
        </table:table-row>
        <table:table-row table:style-name="ro1">
          <table:table-cell office:value-type="float" office:value="86375998029000" calcext:value-type="float">
            <text:p>86375998029000</text:p>
          </table:table-cell>
          <table:table-cell office:value-type="float" office:value="86375998070387" calcext:value-type="float">
            <text:p>86375998070387</text:p>
          </table:table-cell>
          <table:table-cell office:value-type="float" office:value="86375998270354" calcext:value-type="float">
            <text:p>86375998270354</text:p>
          </table:table-cell>
          <table:table-cell/>
          <table:table-cell table:formula="of:=[.B91]-[.A91]" office:value-type="float" office:value="41387" calcext:value-type="float">
            <text:p>41387</text:p>
          </table:table-cell>
          <table:table-cell table:formula="of:=[.C91]-[.B91]" office:value-type="float" office:value="199967" calcext:value-type="float">
            <text:p>199967</text:p>
          </table:table-cell>
          <table:table-cell table:formula="of:=[.C91]-[.A91]" office:value-type="float" office:value="241354" calcext:value-type="float">
            <text:p>241354</text:p>
          </table:table-cell>
          <table:table-cell/>
          <table:table-cell table:formula="of:=[.E91]/[.G91]" office:value-type="percentage" office:value="0.17147840930749" calcext:value-type="percentage">
            <text:p>17,15 %</text:p>
          </table:table-cell>
          <table:table-cell table:number-columns-repeated="4"/>
        </table:table-row>
        <table:table-row table:style-name="ro1">
          <table:table-cell office:value-type="float" office:value="86376002540677" calcext:value-type="float">
            <text:p>86376002540677</text:p>
          </table:table-cell>
          <table:table-cell office:value-type="float" office:value="86376002586000" calcext:value-type="float">
            <text:p>86376002586000</text:p>
          </table:table-cell>
          <table:table-cell office:value-type="float" office:value="86376002810096" calcext:value-type="float">
            <text:p>86376002810096</text:p>
          </table:table-cell>
          <table:table-cell/>
          <table:table-cell table:formula="of:=[.B92]-[.A92]" office:value-type="float" office:value="45323" calcext:value-type="float">
            <text:p>45323</text:p>
          </table:table-cell>
          <table:table-cell table:formula="of:=[.C92]-[.B92]" office:value-type="float" office:value="224096" calcext:value-type="float">
            <text:p>224096</text:p>
          </table:table-cell>
          <table:table-cell table:formula="of:=[.C92]-[.A92]" office:value-type="float" office:value="269419" calcext:value-type="float">
            <text:p>269419</text:p>
          </table:table-cell>
          <table:table-cell/>
          <table:table-cell table:formula="of:=[.E92]/[.G92]" office:value-type="percentage" office:value="0.168224958150687" calcext:value-type="percentage">
            <text:p>16,82 %</text:p>
          </table:table-cell>
          <table:table-cell table:number-columns-repeated="4"/>
        </table:table-row>
        <table:table-row table:style-name="ro1">
          <table:table-cell office:value-type="float" office:value="86376007053354" calcext:value-type="float">
            <text:p>86376007053354</text:p>
          </table:table-cell>
          <table:table-cell office:value-type="float" office:value="86376007113161" calcext:value-type="float">
            <text:p>86376007113161</text:p>
          </table:table-cell>
          <table:table-cell office:value-type="float" office:value="86376007326709" calcext:value-type="float">
            <text:p>86376007326709</text:p>
          </table:table-cell>
          <table:table-cell/>
          <table:table-cell table:formula="of:=[.B93]-[.A93]" office:value-type="float" office:value="59807" calcext:value-type="float">
            <text:p>59807</text:p>
          </table:table-cell>
          <table:table-cell table:formula="of:=[.C93]-[.B93]" office:value-type="float" office:value="213548" calcext:value-type="float">
            <text:p>213548</text:p>
          </table:table-cell>
          <table:table-cell table:formula="of:=[.C93]-[.A93]" office:value-type="float" office:value="273355" calcext:value-type="float">
            <text:p>273355</text:p>
          </table:table-cell>
          <table:table-cell/>
          <table:table-cell table:formula="of:=[.E93]/[.G93]" office:value-type="percentage" office:value="0.218788754549944" calcext:value-type="percentage">
            <text:p>21,88 %</text:p>
          </table:table-cell>
          <table:table-cell table:number-columns-repeated="4"/>
        </table:table-row>
        <table:table-row table:style-name="ro1">
          <table:table-cell office:value-type="float" office:value="86376011565709" calcext:value-type="float">
            <text:p>86376011565709</text:p>
          </table:table-cell>
          <table:table-cell office:value-type="float" office:value="86376011602064" calcext:value-type="float">
            <text:p>86376011602064</text:p>
          </table:table-cell>
          <table:table-cell office:value-type="float" office:value="86376011780322" calcext:value-type="float">
            <text:p>86376011780322</text:p>
          </table:table-cell>
          <table:table-cell/>
          <table:table-cell table:formula="of:=[.B94]-[.A94]" office:value-type="float" office:value="36355" calcext:value-type="float">
            <text:p>36355</text:p>
          </table:table-cell>
          <table:table-cell table:formula="of:=[.C94]-[.B94]" office:value-type="float" office:value="178258" calcext:value-type="float">
            <text:p>178258</text:p>
          </table:table-cell>
          <table:table-cell table:formula="of:=[.C94]-[.A94]" office:value-type="float" office:value="214613" calcext:value-type="float">
            <text:p>214613</text:p>
          </table:table-cell>
          <table:table-cell/>
          <table:table-cell table:formula="of:=[.E94]/[.G94]" office:value-type="percentage" office:value="0.169397939546999" calcext:value-type="percentage">
            <text:p>16,94 %</text:p>
          </table:table-cell>
          <table:table-cell table:number-columns-repeated="4"/>
        </table:table-row>
        <table:table-row table:style-name="ro1">
          <table:table-cell office:value-type="float" office:value="86376016077870" calcext:value-type="float">
            <text:p>86376016077870</text:p>
          </table:table-cell>
          <table:table-cell office:value-type="float" office:value="86376016119451" calcext:value-type="float">
            <text:p>86376016119451</text:p>
          </table:table-cell>
          <table:table-cell office:value-type="float" office:value="86376016321935" calcext:value-type="float">
            <text:p>86376016321935</text:p>
          </table:table-cell>
          <table:table-cell/>
          <table:table-cell table:formula="of:=[.B95]-[.A95]" office:value-type="float" office:value="41581" calcext:value-type="float">
            <text:p>41581</text:p>
          </table:table-cell>
          <table:table-cell table:formula="of:=[.C95]-[.B95]" office:value-type="float" office:value="202484" calcext:value-type="float">
            <text:p>202484</text:p>
          </table:table-cell>
          <table:table-cell table:formula="of:=[.C95]-[.A95]" office:value-type="float" office:value="244065" calcext:value-type="float">
            <text:p>244065</text:p>
          </table:table-cell>
          <table:table-cell/>
          <table:table-cell table:formula="of:=[.E95]/[.G95]" office:value-type="percentage" office:value="0.17036854936185" calcext:value-type="percentage">
            <text:p>17,04 %</text:p>
          </table:table-cell>
          <table:table-cell table:number-columns-repeated="4"/>
        </table:table-row>
        <table:table-row table:style-name="ro1">
          <table:table-cell office:value-type="float" office:value="86376020590645" calcext:value-type="float">
            <text:p>86376020590645</text:p>
          </table:table-cell>
          <table:table-cell office:value-type="float" office:value="86376020635032" calcext:value-type="float">
            <text:p>86376020635032</text:p>
          </table:table-cell>
          <table:table-cell office:value-type="float" office:value="86376020847612" calcext:value-type="float">
            <text:p>86376020847612</text:p>
          </table:table-cell>
          <table:table-cell/>
          <table:table-cell table:formula="of:=[.B96]-[.A96]" office:value-type="float" office:value="44387" calcext:value-type="float">
            <text:p>44387</text:p>
          </table:table-cell>
          <table:table-cell table:formula="of:=[.C96]-[.B96]" office:value-type="float" office:value="212580" calcext:value-type="float">
            <text:p>212580</text:p>
          </table:table-cell>
          <table:table-cell table:formula="of:=[.C96]-[.A96]" office:value-type="float" office:value="256967" calcext:value-type="float">
            <text:p>256967</text:p>
          </table:table-cell>
          <table:table-cell/>
          <table:table-cell table:formula="of:=[.E96]/[.G96]" office:value-type="percentage" office:value="0.172734242140041" calcext:value-type="percentage">
            <text:p>17,27 %</text:p>
          </table:table-cell>
          <table:table-cell table:number-columns-repeated="4"/>
        </table:table-row>
        <table:table-row table:style-name="ro1">
          <table:table-cell office:value-type="float" office:value="86376025102193" calcext:value-type="float">
            <text:p>86376025102193</text:p>
          </table:table-cell>
          <table:table-cell office:value-type="float" office:value="86376025146612" calcext:value-type="float">
            <text:p>86376025146612</text:p>
          </table:table-cell>
          <table:table-cell office:value-type="float" office:value="86376025365354" calcext:value-type="float">
            <text:p>86376025365354</text:p>
          </table:table-cell>
          <table:table-cell/>
          <table:table-cell table:formula="of:=[.B97]-[.A97]" office:value-type="float" office:value="44419" calcext:value-type="float">
            <text:p>44419</text:p>
          </table:table-cell>
          <table:table-cell table:formula="of:=[.C97]-[.B97]" office:value-type="float" office:value="218742" calcext:value-type="float">
            <text:p>218742</text:p>
          </table:table-cell>
          <table:table-cell table:formula="of:=[.C97]-[.A97]" office:value-type="float" office:value="263161" calcext:value-type="float">
            <text:p>263161</text:p>
          </table:table-cell>
          <table:table-cell/>
          <table:table-cell table:formula="of:=[.E97]/[.G97]" office:value-type="percentage" office:value="0.168790208275542" calcext:value-type="percentage">
            <text:p>16,88 %</text:p>
          </table:table-cell>
          <table:table-cell table:number-columns-repeated="4"/>
        </table:table-row>
        <table:table-row table:style-name="ro1">
          <table:table-cell office:value-type="float" office:value="86376029614903" calcext:value-type="float">
            <text:p>86376029614903</text:p>
          </table:table-cell>
          <table:table-cell office:value-type="float" office:value="86376029657677" calcext:value-type="float">
            <text:p>86376029657677</text:p>
          </table:table-cell>
          <table:table-cell office:value-type="float" office:value="86376029866419" calcext:value-type="float">
            <text:p>86376029866419</text:p>
          </table:table-cell>
          <table:table-cell/>
          <table:table-cell table:formula="of:=[.B98]-[.A98]" office:value-type="float" office:value="42774" calcext:value-type="float">
            <text:p>42774</text:p>
          </table:table-cell>
          <table:table-cell table:formula="of:=[.C98]-[.B98]" office:value-type="float" office:value="208742" calcext:value-type="float">
            <text:p>208742</text:p>
          </table:table-cell>
          <table:table-cell table:formula="of:=[.C98]-[.A98]" office:value-type="float" office:value="251516" calcext:value-type="float">
            <text:p>251516</text:p>
          </table:table-cell>
          <table:table-cell/>
          <table:table-cell table:formula="of:=[.E98]/[.G98]" office:value-type="percentage" office:value="0.170064727492486" calcext:value-type="percentage">
            <text:p>17,01 %</text:p>
          </table:table-cell>
          <table:table-cell table:number-columns-repeated="4"/>
        </table:table-row>
        <table:table-row table:style-name="ro1">
          <table:table-cell office:value-type="float" office:value="86376034127225" calcext:value-type="float">
            <text:p>86376034127225</text:p>
          </table:table-cell>
          <table:table-cell office:value-type="float" office:value="86376034172774" calcext:value-type="float">
            <text:p>86376034172774</text:p>
          </table:table-cell>
          <table:table-cell office:value-type="float" office:value="86376034391903" calcext:value-type="float">
            <text:p>86376034391903</text:p>
          </table:table-cell>
          <table:table-cell/>
          <table:table-cell table:formula="of:=[.B99]-[.A99]" office:value-type="float" office:value="45549" calcext:value-type="float">
            <text:p>45549</text:p>
          </table:table-cell>
          <table:table-cell table:formula="of:=[.C99]-[.B99]" office:value-type="float" office:value="219129" calcext:value-type="float">
            <text:p>219129</text:p>
          </table:table-cell>
          <table:table-cell table:formula="of:=[.C99]-[.A99]" office:value-type="float" office:value="264678" calcext:value-type="float">
            <text:p>264678</text:p>
          </table:table-cell>
          <table:table-cell/>
          <table:table-cell table:formula="of:=[.E99]/[.G99]" office:value-type="percentage" office:value="0.172092127037381" calcext:value-type="percentage">
            <text:p>17,21 %</text:p>
          </table:table-cell>
          <table:table-cell table:number-columns-repeated="4"/>
        </table:table-row>
        <table:table-row table:style-name="ro1">
          <table:table-cell office:value-type="float" office:value="86376038639000" calcext:value-type="float">
            <text:p>86376038639000</text:p>
          </table:table-cell>
          <table:table-cell office:value-type="float" office:value="86376038681870" calcext:value-type="float">
            <text:p>86376038681870</text:p>
          </table:table-cell>
          <table:table-cell office:value-type="float" office:value="86376038885709" calcext:value-type="float">
            <text:p>86376038885709</text:p>
          </table:table-cell>
          <table:table-cell/>
          <table:table-cell table:formula="of:=[.B100]-[.A100]" office:value-type="float" office:value="42870" calcext:value-type="float">
            <text:p>42870</text:p>
          </table:table-cell>
          <table:table-cell table:formula="of:=[.C100]-[.B100]" office:value-type="float" office:value="203839" calcext:value-type="float">
            <text:p>203839</text:p>
          </table:table-cell>
          <table:table-cell table:formula="of:=[.C100]-[.A100]" office:value-type="float" office:value="246709" calcext:value-type="float">
            <text:p>246709</text:p>
          </table:table-cell>
          <table:table-cell/>
          <table:table-cell table:formula="of:=[.E100]/[.G100]" office:value-type="percentage" office:value="0.173767475041446" calcext:value-type="percentage">
            <text:p>17,38 %</text:p>
          </table:table-cell>
          <table:table-cell table:number-columns-repeated="4"/>
        </table:table-row>
        <table:table-row table:style-name="ro1">
          <table:table-cell office:value-type="float" office:value="86376043150774" calcext:value-type="float">
            <text:p>86376043150774</text:p>
          </table:table-cell>
          <table:table-cell office:value-type="float" office:value="86376043193258" calcext:value-type="float">
            <text:p>86376043193258</text:p>
          </table:table-cell>
          <table:table-cell office:value-type="float" office:value="86376043399322" calcext:value-type="float">
            <text:p>86376043399322</text:p>
          </table:table-cell>
          <table:table-cell/>
          <table:table-cell table:formula="of:=[.B101]-[.A101]" office:value-type="float" office:value="42484" calcext:value-type="float">
            <text:p>42484</text:p>
          </table:table-cell>
          <table:table-cell table:formula="of:=[.C101]-[.B101]" office:value-type="float" office:value="206064" calcext:value-type="float">
            <text:p>206064</text:p>
          </table:table-cell>
          <table:table-cell table:formula="of:=[.C101]-[.A101]" office:value-type="float" office:value="248548" calcext:value-type="float">
            <text:p>248548</text:p>
          </table:table-cell>
          <table:table-cell/>
          <table:table-cell table:formula="of:=[.E101]/[.G101]" office:value-type="percentage" office:value="0.170928754204419" calcext:value-type="percentage">
            <text:p>17,09 %</text:p>
          </table:table-cell>
          <table:table-cell table:number-columns-repeated="4"/>
        </table:table-row>
        <table:table-row table:style-name="ro1">
          <table:table-cell office:value-type="float" office:value="86376047663451" calcext:value-type="float">
            <text:p>86376047663451</text:p>
          </table:table-cell>
          <table:table-cell office:value-type="float" office:value="86376047710064" calcext:value-type="float">
            <text:p>86376047710064</text:p>
          </table:table-cell>
          <table:table-cell office:value-type="float" office:value="86376047913709" calcext:value-type="float">
            <text:p>86376047913709</text:p>
          </table:table-cell>
          <table:table-cell/>
          <table:table-cell table:formula="of:=[.B102]-[.A102]" office:value-type="float" office:value="46613" calcext:value-type="float">
            <text:p>46613</text:p>
          </table:table-cell>
          <table:table-cell table:formula="of:=[.C102]-[.B102]" office:value-type="float" office:value="203645" calcext:value-type="float">
            <text:p>203645</text:p>
          </table:table-cell>
          <table:table-cell table:formula="of:=[.C102]-[.A102]" office:value-type="float" office:value="250258" calcext:value-type="float">
            <text:p>250258</text:p>
          </table:table-cell>
          <table:table-cell/>
          <table:table-cell table:formula="of:=[.E102]/[.G102]" office:value-type="percentage" office:value="0.186259779907136" calcext:value-type="percentage">
            <text:p>18,63 %</text:p>
          </table:table-cell>
          <table:table-cell table:number-columns-repeated="4"/>
        </table:table-row>
        <table:table-row table:style-name="ro1">
          <table:table-cell office:value-type="float" office:value="86376052174838" calcext:value-type="float">
            <text:p>86376052174838</text:p>
          </table:table-cell>
          <table:table-cell office:value-type="float" office:value="86376052220161" calcext:value-type="float">
            <text:p>86376052220161</text:p>
          </table:table-cell>
          <table:table-cell office:value-type="float" office:value="86376052436677" calcext:value-type="float">
            <text:p>86376052436677</text:p>
          </table:table-cell>
          <table:table-cell/>
          <table:table-cell table:formula="of:=[.B103]-[.A103]" office:value-type="float" office:value="45323" calcext:value-type="float">
            <text:p>45323</text:p>
          </table:table-cell>
          <table:table-cell table:formula="of:=[.C103]-[.B103]" office:value-type="float" office:value="216516" calcext:value-type="float">
            <text:p>216516</text:p>
          </table:table-cell>
          <table:table-cell table:formula="of:=[.C103]-[.A103]" office:value-type="float" office:value="261839" calcext:value-type="float">
            <text:p>261839</text:p>
          </table:table-cell>
          <table:table-cell/>
          <table:table-cell table:formula="of:=[.E103]/[.G103]" office:value-type="percentage" office:value="0.17309491710555" calcext:value-type="percentage">
            <text:p>17,31 %</text:p>
          </table:table-cell>
          <table:table-cell table:number-columns-repeated="4"/>
        </table:table-row>
        <table:table-row table:style-name="ro1">
          <table:table-cell office:value-type="float" office:value="86376056687870" calcext:value-type="float">
            <text:p>86376056687870</text:p>
          </table:table-cell>
          <table:table-cell office:value-type="float" office:value="86376056731806" calcext:value-type="float">
            <text:p>86376056731806</text:p>
          </table:table-cell>
          <table:table-cell office:value-type="float" office:value="86376056939258" calcext:value-type="float">
            <text:p>86376056939258</text:p>
          </table:table-cell>
          <table:table-cell/>
          <table:table-cell table:formula="of:=[.B104]-[.A104]" office:value-type="float" office:value="43936" calcext:value-type="float">
            <text:p>43936</text:p>
          </table:table-cell>
          <table:table-cell table:formula="of:=[.C104]-[.B104]" office:value-type="float" office:value="207452" calcext:value-type="float">
            <text:p>207452</text:p>
          </table:table-cell>
          <table:table-cell table:formula="of:=[.C104]-[.A104]" office:value-type="float" office:value="251388" calcext:value-type="float">
            <text:p>251388</text:p>
          </table:table-cell>
          <table:table-cell/>
          <table:table-cell table:formula="of:=[.E104]/[.G104]" office:value-type="percentage" office:value="0.174773656658233" calcext:value-type="percentage">
            <text:p>17,48 %</text:p>
          </table:table-cell>
          <table:table-cell table:number-columns-repeated="4"/>
        </table:table-row>
        <table:table-row table:style-name="ro1">
          <table:table-cell office:value-type="float" office:value="86376061199806" calcext:value-type="float">
            <text:p>86376061199806</text:p>
          </table:table-cell>
          <table:table-cell office:value-type="float" office:value="86376061243032" calcext:value-type="float">
            <text:p>86376061243032</text:p>
          </table:table-cell>
          <table:table-cell office:value-type="float" office:value="86376061450354" calcext:value-type="float">
            <text:p>86376061450354</text:p>
          </table:table-cell>
          <table:table-cell/>
          <table:table-cell table:formula="of:=[.B105]-[.A105]" office:value-type="float" office:value="43226" calcext:value-type="float">
            <text:p>43226</text:p>
          </table:table-cell>
          <table:table-cell table:formula="of:=[.C105]-[.B105]" office:value-type="float" office:value="207322" calcext:value-type="float">
            <text:p>207322</text:p>
          </table:table-cell>
          <table:table-cell table:formula="of:=[.C105]-[.A105]" office:value-type="float" office:value="250548" calcext:value-type="float">
            <text:p>250548</text:p>
          </table:table-cell>
          <table:table-cell/>
          <table:table-cell table:formula="of:=[.E105]/[.G105]" office:value-type="percentage" office:value="0.172525823395118" calcext:value-type="percentage">
            <text:p>17,25 %</text:p>
          </table:table-cell>
          <table:table-cell table:number-columns-repeated="4"/>
        </table:table-row>
        <table:table-row table:style-name="ro1">
          <table:table-cell office:value-type="float" office:value="86376065712451" calcext:value-type="float">
            <text:p>86376065712451</text:p>
          </table:table-cell>
          <table:table-cell office:value-type="float" office:value="86376065770741" calcext:value-type="float">
            <text:p>86376065770741</text:p>
          </table:table-cell>
          <table:table-cell office:value-type="float" office:value="86376065982451" calcext:value-type="float">
            <text:p>86376065982451</text:p>
          </table:table-cell>
          <table:table-cell/>
          <table:table-cell table:formula="of:=[.B106]-[.A106]" office:value-type="float" office:value="58290" calcext:value-type="float">
            <text:p>58290</text:p>
          </table:table-cell>
          <table:table-cell table:formula="of:=[.C106]-[.B106]" office:value-type="float" office:value="211710" calcext:value-type="float">
            <text:p>211710</text:p>
          </table:table-cell>
          <table:table-cell table:formula="of:=[.C106]-[.A106]" office:value-type="float" office:value="270000" calcext:value-type="float">
            <text:p>270000</text:p>
          </table:table-cell>
          <table:table-cell/>
          <table:table-cell table:formula="of:=[.E106]/[.G106]" office:value-type="percentage" office:value="0.215888888888889" calcext:value-type="percentage">
            <text:p>21,59 %</text:p>
          </table:table-cell>
          <table:table-cell table:number-columns-repeated="4"/>
        </table:table-row>
        <table:table-row table:style-name="ro1">
          <table:table-cell office:value-type="float" office:value="86376070224290" calcext:value-type="float">
            <text:p>86376070224290</text:p>
          </table:table-cell>
          <table:table-cell office:value-type="float" office:value="86376070266000" calcext:value-type="float">
            <text:p>86376070266000</text:p>
          </table:table-cell>
          <table:table-cell office:value-type="float" office:value="86376070464000" calcext:value-type="float">
            <text:p>86376070464000</text:p>
          </table:table-cell>
          <table:table-cell/>
          <table:table-cell table:formula="of:=[.B107]-[.A107]" office:value-type="float" office:value="41710" calcext:value-type="float">
            <text:p>41710</text:p>
          </table:table-cell>
          <table:table-cell table:formula="of:=[.C107]-[.B107]" office:value-type="float" office:value="198000" calcext:value-type="float">
            <text:p>198000</text:p>
          </table:table-cell>
          <table:table-cell table:formula="of:=[.C107]-[.A107]" office:value-type="float" office:value="239710" calcext:value-type="float">
            <text:p>239710</text:p>
          </table:table-cell>
          <table:table-cell/>
          <table:table-cell table:formula="of:=[.E107]/[.G107]" office:value-type="percentage" office:value="0.174001918985441" calcext:value-type="percentage">
            <text:p>17,40 %</text:p>
          </table:table-cell>
          <table:table-cell table:number-columns-repeated="4"/>
        </table:table-row>
        <table:table-row table:style-name="ro1">
          <table:table-cell office:value-type="float" office:value="86376074735580" calcext:value-type="float">
            <text:p>86376074735580</text:p>
          </table:table-cell>
          <table:table-cell office:value-type="float" office:value="86376074782419" calcext:value-type="float">
            <text:p>86376074782419</text:p>
          </table:table-cell>
          <table:table-cell office:value-type="float" office:value="86376074999451" calcext:value-type="float">
            <text:p>86376074999451</text:p>
          </table:table-cell>
          <table:table-cell/>
          <table:table-cell table:formula="of:=[.B108]-[.A108]" office:value-type="float" office:value="46839" calcext:value-type="float">
            <text:p>46839</text:p>
          </table:table-cell>
          <table:table-cell table:formula="of:=[.C108]-[.B108]" office:value-type="float" office:value="217032" calcext:value-type="float">
            <text:p>217032</text:p>
          </table:table-cell>
          <table:table-cell table:formula="of:=[.C108]-[.A108]" office:value-type="float" office:value="263871" calcext:value-type="float">
            <text:p>263871</text:p>
          </table:table-cell>
          <table:table-cell/>
          <table:table-cell table:formula="of:=[.E108]/[.G108]" office:value-type="percentage" office:value="0.177507191013791" calcext:value-type="percentage">
            <text:p>17,75 %</text:p>
          </table:table-cell>
          <table:table-cell table:number-columns-repeated="4"/>
        </table:table-row>
        <table:table-row table:style-name="ro1">
          <table:table-cell office:value-type="float" office:value="86376079248516" calcext:value-type="float">
            <text:p>86376079248516</text:p>
          </table:table-cell>
          <table:table-cell office:value-type="float" office:value="86376079290935" calcext:value-type="float">
            <text:p>86376079290935</text:p>
          </table:table-cell>
          <table:table-cell office:value-type="float" office:value="86376079497838" calcext:value-type="float">
            <text:p>86376079497838</text:p>
          </table:table-cell>
          <table:table-cell/>
          <table:table-cell table:formula="of:=[.B109]-[.A109]" office:value-type="float" office:value="42419" calcext:value-type="float">
            <text:p>42419</text:p>
          </table:table-cell>
          <table:table-cell table:formula="of:=[.C109]-[.B109]" office:value-type="float" office:value="206903" calcext:value-type="float">
            <text:p>206903</text:p>
          </table:table-cell>
          <table:table-cell table:formula="of:=[.C109]-[.A109]" office:value-type="float" office:value="249322" calcext:value-type="float">
            <text:p>249322</text:p>
          </table:table-cell>
          <table:table-cell/>
          <table:table-cell table:formula="of:=[.E109]/[.G109]" office:value-type="percentage" office:value="0.170137412663142" calcext:value-type="percentage">
            <text:p>17,01 %</text:p>
          </table:table-cell>
          <table:table-cell table:number-columns-repeated="4"/>
        </table:table-row>
        <table:table-row table:style-name="ro1">
          <table:table-cell office:value-type="float" office:value="86376083760225" calcext:value-type="float">
            <text:p>86376083760225</text:p>
          </table:table-cell>
          <table:table-cell office:value-type="float" office:value="86376083806225" calcext:value-type="float">
            <text:p>86376083806225</text:p>
          </table:table-cell>
          <table:table-cell office:value-type="float" office:value="86376084031483" calcext:value-type="float">
            <text:p>86376084031483</text:p>
          </table:table-cell>
          <table:table-cell/>
          <table:table-cell table:formula="of:=[.B110]-[.A110]" office:value-type="float" office:value="46000" calcext:value-type="float">
            <text:p>46000</text:p>
          </table:table-cell>
          <table:table-cell table:formula="of:=[.C110]-[.B110]" office:value-type="float" office:value="225258" calcext:value-type="float">
            <text:p>225258</text:p>
          </table:table-cell>
          <table:table-cell table:formula="of:=[.C110]-[.A110]" office:value-type="float" office:value="271258" calcext:value-type="float">
            <text:p>271258</text:p>
          </table:table-cell>
          <table:table-cell/>
          <table:table-cell table:formula="of:=[.E110]/[.G110]" office:value-type="percentage" office:value="0.169580252011001" calcext:value-type="percentage">
            <text:p>16,96 %</text:p>
          </table:table-cell>
          <table:table-cell table:number-columns-repeated="4"/>
        </table:table-row>
        <table:table-row table:style-name="ro1">
          <table:table-cell office:value-type="float" office:value="86376088273000" calcext:value-type="float">
            <text:p>86376088273000</text:p>
          </table:table-cell>
          <table:table-cell office:value-type="float" office:value="86376088316096" calcext:value-type="float">
            <text:p>86376088316096</text:p>
          </table:table-cell>
          <table:table-cell office:value-type="float" office:value="86376088526935" calcext:value-type="float">
            <text:p>86376088526935</text:p>
          </table:table-cell>
          <table:table-cell/>
          <table:table-cell table:formula="of:=[.B111]-[.A111]" office:value-type="float" office:value="43096" calcext:value-type="float">
            <text:p>43096</text:p>
          </table:table-cell>
          <table:table-cell table:formula="of:=[.C111]-[.B111]" office:value-type="float" office:value="210839" calcext:value-type="float">
            <text:p>210839</text:p>
          </table:table-cell>
          <table:table-cell table:formula="of:=[.C111]-[.A111]" office:value-type="float" office:value="253935" calcext:value-type="float">
            <text:p>253935</text:p>
          </table:table-cell>
          <table:table-cell/>
          <table:table-cell table:formula="of:=[.E111]/[.G111]" office:value-type="percentage" office:value="0.169712721759505" calcext:value-type="percentage">
            <text:p>16,97 %</text:p>
          </table:table-cell>
          <table:table-cell table:number-columns-repeated="4"/>
        </table:table-row>
        <table:table-row table:style-name="ro1">
          <table:table-cell office:value-type="float" office:value="86376092785548" calcext:value-type="float">
            <text:p>86376092785548</text:p>
          </table:table-cell>
          <table:table-cell office:value-type="float" office:value="86376092828290" calcext:value-type="float">
            <text:p>86376092828290</text:p>
          </table:table-cell>
          <table:table-cell office:value-type="float" office:value="86376093036225" calcext:value-type="float">
            <text:p>86376093036225</text:p>
          </table:table-cell>
          <table:table-cell/>
          <table:table-cell table:formula="of:=[.B112]-[.A112]" office:value-type="float" office:value="42742" calcext:value-type="float">
            <text:p>42742</text:p>
          </table:table-cell>
          <table:table-cell table:formula="of:=[.C112]-[.B112]" office:value-type="float" office:value="207935" calcext:value-type="float">
            <text:p>207935</text:p>
          </table:table-cell>
          <table:table-cell table:formula="of:=[.C112]-[.A112]" office:value-type="float" office:value="250677" calcext:value-type="float">
            <text:p>250677</text:p>
          </table:table-cell>
          <table:table-cell/>
          <table:table-cell table:formula="of:=[.E112]/[.G112]" office:value-type="percentage" office:value="0.170506269023484" calcext:value-type="percentage">
            <text:p>17,05 %</text:p>
          </table:table-cell>
          <table:table-cell table:number-columns-repeated="4"/>
        </table:table-row>
        <table:table-row table:style-name="ro1">
          <table:table-cell office:value-type="float" office:value="86376097297290" calcext:value-type="float">
            <text:p>86376097297290</text:p>
          </table:table-cell>
          <table:table-cell office:value-type="float" office:value="86376097334096" calcext:value-type="float">
            <text:p>86376097334096</text:p>
          </table:table-cell>
          <table:table-cell office:value-type="float" office:value="86376097506419" calcext:value-type="float">
            <text:p>86376097506419</text:p>
          </table:table-cell>
          <table:table-cell/>
          <table:table-cell table:formula="of:=[.B113]-[.A113]" office:value-type="float" office:value="36806" calcext:value-type="float">
            <text:p>36806</text:p>
          </table:table-cell>
          <table:table-cell table:formula="of:=[.C113]-[.B113]" office:value-type="float" office:value="172323" calcext:value-type="float">
            <text:p>172323</text:p>
          </table:table-cell>
          <table:table-cell table:formula="of:=[.C113]-[.A113]" office:value-type="float" office:value="209129" calcext:value-type="float">
            <text:p>209129</text:p>
          </table:table-cell>
          <table:table-cell/>
          <table:table-cell table:formula="of:=[.E113]/[.G113]" office:value-type="percentage" office:value="0.175996633656738" calcext:value-type="percentage">
            <text:p>17,60 %</text:p>
          </table:table-cell>
          <table:table-cell table:number-columns-repeated="4"/>
        </table:table-row>
        <table:table-row table:style-name="ro1">
          <table:table-cell office:value-type="float" office:value="86376101809451" calcext:value-type="float">
            <text:p>86376101809451</text:p>
          </table:table-cell>
          <table:table-cell office:value-type="float" office:value="86376101854322" calcext:value-type="float">
            <text:p>86376101854322</text:p>
          </table:table-cell>
          <table:table-cell office:value-type="float" office:value="86376102065000" calcext:value-type="float">
            <text:p>86376102065000</text:p>
          </table:table-cell>
          <table:table-cell/>
          <table:table-cell table:formula="of:=[.B114]-[.A114]" office:value-type="float" office:value="44871" calcext:value-type="float">
            <text:p>44871</text:p>
          </table:table-cell>
          <table:table-cell table:formula="of:=[.C114]-[.B114]" office:value-type="float" office:value="210678" calcext:value-type="float">
            <text:p>210678</text:p>
          </table:table-cell>
          <table:table-cell table:formula="of:=[.C114]-[.A114]" office:value-type="float" office:value="255549" calcext:value-type="float">
            <text:p>255549</text:p>
          </table:table-cell>
          <table:table-cell/>
          <table:table-cell table:formula="of:=[.E114]/[.G114]" office:value-type="percentage" office:value="0.175586678093047" calcext:value-type="percentage">
            <text:p>17,56 %</text:p>
          </table:table-cell>
          <table:table-cell table:number-columns-repeated="4"/>
        </table:table-row>
        <table:table-row table:style-name="ro1">
          <table:table-cell office:value-type="float" office:value="86376106320870" calcext:value-type="float">
            <text:p>86376106320870</text:p>
          </table:table-cell>
          <table:table-cell office:value-type="float" office:value="86376106363483" calcext:value-type="float">
            <text:p>86376106363483</text:p>
          </table:table-cell>
          <table:table-cell office:value-type="float" office:value="86376106568193" calcext:value-type="float">
            <text:p>86376106568193</text:p>
          </table:table-cell>
          <table:table-cell/>
          <table:table-cell table:formula="of:=[.B115]-[.A115]" office:value-type="float" office:value="42613" calcext:value-type="float">
            <text:p>42613</text:p>
          </table:table-cell>
          <table:table-cell table:formula="of:=[.C115]-[.B115]" office:value-type="float" office:value="204710" calcext:value-type="float">
            <text:p>204710</text:p>
          </table:table-cell>
          <table:table-cell table:formula="of:=[.C115]-[.A115]" office:value-type="float" office:value="247323" calcext:value-type="float">
            <text:p>247323</text:p>
          </table:table-cell>
          <table:table-cell/>
          <table:table-cell table:formula="of:=[.E115]/[.G115]" office:value-type="percentage" office:value="0.172296955802736" calcext:value-type="percentage">
            <text:p>17,23 %</text:p>
          </table:table-cell>
          <table:table-cell table:number-columns-repeated="4"/>
        </table:table-row>
        <table:table-row table:style-name="ro1">
          <table:table-cell office:value-type="float" office:value="86376110833032" calcext:value-type="float">
            <text:p>86376110833032</text:p>
          </table:table-cell>
          <table:table-cell office:value-type="float" office:value="86376110876354" calcext:value-type="float">
            <text:p>86376110876354</text:p>
          </table:table-cell>
          <table:table-cell office:value-type="float" office:value="86376111091096" calcext:value-type="float">
            <text:p>86376111091096</text:p>
          </table:table-cell>
          <table:table-cell/>
          <table:table-cell table:formula="of:=[.B116]-[.A116]" office:value-type="float" office:value="43322" calcext:value-type="float">
            <text:p>43322</text:p>
          </table:table-cell>
          <table:table-cell table:formula="of:=[.C116]-[.B116]" office:value-type="float" office:value="214742" calcext:value-type="float">
            <text:p>214742</text:p>
          </table:table-cell>
          <table:table-cell table:formula="of:=[.C116]-[.A116]" office:value-type="float" office:value="258064" calcext:value-type="float">
            <text:p>258064</text:p>
          </table:table-cell>
          <table:table-cell/>
          <table:table-cell table:formula="of:=[.E116]/[.G116]" office:value-type="percentage" office:value="0.167873085746171" calcext:value-type="percentage">
            <text:p>16,79 %</text:p>
          </table:table-cell>
          <table:table-cell table:number-columns-repeated="4"/>
        </table:table-row>
        <table:table-row table:style-name="ro1">
          <table:table-cell office:value-type="float" office:value="86376115346290" calcext:value-type="float">
            <text:p>86376115346290</text:p>
          </table:table-cell>
          <table:table-cell office:value-type="float" office:value="86376115390774" calcext:value-type="float">
            <text:p>86376115390774</text:p>
          </table:table-cell>
          <table:table-cell office:value-type="float" office:value="86376115603709" calcext:value-type="float">
            <text:p>86376115603709</text:p>
          </table:table-cell>
          <table:table-cell/>
          <table:table-cell table:formula="of:=[.B117]-[.A117]" office:value-type="float" office:value="44484" calcext:value-type="float">
            <text:p>44484</text:p>
          </table:table-cell>
          <table:table-cell table:formula="of:=[.C117]-[.B117]" office:value-type="float" office:value="212935" calcext:value-type="float">
            <text:p>212935</text:p>
          </table:table-cell>
          <table:table-cell table:formula="of:=[.C117]-[.A117]" office:value-type="float" office:value="257419" calcext:value-type="float">
            <text:p>257419</text:p>
          </table:table-cell>
          <table:table-cell/>
          <table:table-cell table:formula="of:=[.E117]/[.G117]" office:value-type="percentage" office:value="0.172807757003174" calcext:value-type="percentage">
            <text:p>17,28 %</text:p>
          </table:table-cell>
          <table:table-cell table:number-columns-repeated="4"/>
        </table:table-row>
        <table:table-row table:style-name="ro1">
          <table:table-cell office:value-type="float" office:value="86376119857322" calcext:value-type="float">
            <text:p>86376119857322</text:p>
          </table:table-cell>
          <table:table-cell office:value-type="float" office:value="86376119900161" calcext:value-type="float">
            <text:p>86376119900161</text:p>
          </table:table-cell>
          <table:table-cell office:value-type="float" office:value="86376120109032" calcext:value-type="float">
            <text:p>86376120109032</text:p>
          </table:table-cell>
          <table:table-cell/>
          <table:table-cell table:formula="of:=[.B118]-[.A118]" office:value-type="float" office:value="42839" calcext:value-type="float">
            <text:p>42839</text:p>
          </table:table-cell>
          <table:table-cell table:formula="of:=[.C118]-[.B118]" office:value-type="float" office:value="208871" calcext:value-type="float">
            <text:p>208871</text:p>
          </table:table-cell>
          <table:table-cell table:formula="of:=[.C118]-[.A118]" office:value-type="float" office:value="251710" calcext:value-type="float">
            <text:p>251710</text:p>
          </table:table-cell>
          <table:table-cell/>
          <table:table-cell table:formula="of:=[.E118]/[.G118]" office:value-type="percentage" office:value="0.170191887489571" calcext:value-type="percentage">
            <text:p>17,02 %</text:p>
          </table:table-cell>
          <table:table-cell table:number-columns-repeated="4"/>
        </table:table-row>
        <table:table-row table:style-name="ro1">
          <table:table-cell office:value-type="float" office:value="86376124370548" calcext:value-type="float">
            <text:p>86376124370548</text:p>
          </table:table-cell>
          <table:table-cell office:value-type="float" office:value="86376124408225" calcext:value-type="float">
            <text:p>86376124408225</text:p>
          </table:table-cell>
          <table:table-cell office:value-type="float" office:value="86376124585548" calcext:value-type="float">
            <text:p>86376124585548</text:p>
          </table:table-cell>
          <table:table-cell/>
          <table:table-cell table:formula="of:=[.B119]-[.A119]" office:value-type="float" office:value="37677" calcext:value-type="float">
            <text:p>37677</text:p>
          </table:table-cell>
          <table:table-cell table:formula="of:=[.C119]-[.B119]" office:value-type="float" office:value="177323" calcext:value-type="float">
            <text:p>177323</text:p>
          </table:table-cell>
          <table:table-cell table:formula="of:=[.C119]-[.A119]" office:value-type="float" office:value="215000" calcext:value-type="float">
            <text:p>215000</text:p>
          </table:table-cell>
          <table:table-cell/>
          <table:table-cell table:formula="of:=[.E119]/[.G119]" office:value-type="percentage" office:value="0.175241860465116" calcext:value-type="percentage">
            <text:p>17,52 %</text:p>
          </table:table-cell>
          <table:table-cell table:number-columns-repeated="4"/>
        </table:table-row>
        <table:table-row table:style-name="ro1">
          <table:table-cell office:value-type="float" office:value="86376128882064" calcext:value-type="float">
            <text:p>86376128882064</text:p>
          </table:table-cell>
          <table:table-cell office:value-type="float" office:value="86376128929967" calcext:value-type="float">
            <text:p>86376128929967</text:p>
          </table:table-cell>
          <table:table-cell office:value-type="float" office:value="86376129150580" calcext:value-type="float">
            <text:p>86376129150580</text:p>
          </table:table-cell>
          <table:table-cell/>
          <table:table-cell table:formula="of:=[.B120]-[.A120]" office:value-type="float" office:value="47903" calcext:value-type="float">
            <text:p>47903</text:p>
          </table:table-cell>
          <table:table-cell table:formula="of:=[.C120]-[.B120]" office:value-type="float" office:value="220613" calcext:value-type="float">
            <text:p>220613</text:p>
          </table:table-cell>
          <table:table-cell table:formula="of:=[.C120]-[.A120]" office:value-type="float" office:value="268516" calcext:value-type="float">
            <text:p>268516</text:p>
          </table:table-cell>
          <table:table-cell/>
          <table:table-cell table:formula="of:=[.E120]/[.G120]" office:value-type="percentage" office:value="0.178399052570424" calcext:value-type="percentage">
            <text:p>17,84 %</text:p>
          </table:table-cell>
          <table:table-cell table:number-columns-repeated="4"/>
        </table:table-row>
        <table:table-row table:style-name="ro1">
          <table:table-cell office:value-type="float" office:value="86376133394096" calcext:value-type="float">
            <text:p>86376133394096</text:p>
          </table:table-cell>
          <table:table-cell office:value-type="float" office:value="86376133452838" calcext:value-type="float">
            <text:p>86376133452838</text:p>
          </table:table-cell>
          <table:table-cell office:value-type="float" office:value="86376133682354" calcext:value-type="float">
            <text:p>86376133682354</text:p>
          </table:table-cell>
          <table:table-cell/>
          <table:table-cell table:formula="of:=[.B121]-[.A121]" office:value-type="float" office:value="58742" calcext:value-type="float">
            <text:p>58742</text:p>
          </table:table-cell>
          <table:table-cell table:formula="of:=[.C121]-[.B121]" office:value-type="float" office:value="229516" calcext:value-type="float">
            <text:p>229516</text:p>
          </table:table-cell>
          <table:table-cell table:formula="of:=[.C121]-[.A121]" office:value-type="float" office:value="288258" calcext:value-type="float">
            <text:p>288258</text:p>
          </table:table-cell>
          <table:table-cell/>
          <table:table-cell table:formula="of:=[.E121]/[.G121]" office:value-type="percentage" office:value="0.203782722422274" calcext:value-type="percentage">
            <text:p>20,38 %</text:p>
          </table:table-cell>
          <table:table-cell table:number-columns-repeated="4"/>
        </table:table-row>
        <table:table-row table:style-name="ro1">
          <table:table-cell office:value-type="float" office:value="86376137907258" calcext:value-type="float">
            <text:p>86376137907258</text:p>
          </table:table-cell>
          <table:table-cell office:value-type="float" office:value="86376137951677" calcext:value-type="float">
            <text:p>86376137951677</text:p>
          </table:table-cell>
          <table:table-cell office:value-type="float" office:value="86376138166451" calcext:value-type="float">
            <text:p>86376138166451</text:p>
          </table:table-cell>
          <table:table-cell/>
          <table:table-cell table:formula="of:=[.B122]-[.A122]" office:value-type="float" office:value="44419" calcext:value-type="float">
            <text:p>44419</text:p>
          </table:table-cell>
          <table:table-cell table:formula="of:=[.C122]-[.B122]" office:value-type="float" office:value="214774" calcext:value-type="float">
            <text:p>214774</text:p>
          </table:table-cell>
          <table:table-cell table:formula="of:=[.C122]-[.A122]" office:value-type="float" office:value="259193" calcext:value-type="float">
            <text:p>259193</text:p>
          </table:table-cell>
          <table:table-cell/>
          <table:table-cell table:formula="of:=[.E122]/[.G122]" office:value-type="percentage" office:value="0.171374226927425" calcext:value-type="percentage">
            <text:p>17,14 %</text:p>
          </table:table-cell>
          <table:table-cell table:number-columns-repeated="4"/>
        </table:table-row>
        <table:table-row table:style-name="ro1">
          <table:table-cell office:value-type="float" office:value="86376142419451" calcext:value-type="float">
            <text:p>86376142419451</text:p>
          </table:table-cell>
          <table:table-cell office:value-type="float" office:value="86376142466580" calcext:value-type="float">
            <text:p>86376142466580</text:p>
          </table:table-cell>
          <table:table-cell office:value-type="float" office:value="86376142678967" calcext:value-type="float">
            <text:p>86376142678967</text:p>
          </table:table-cell>
          <table:table-cell/>
          <table:table-cell table:formula="of:=[.B123]-[.A123]" office:value-type="float" office:value="47129" calcext:value-type="float">
            <text:p>47129</text:p>
          </table:table-cell>
          <table:table-cell table:formula="of:=[.C123]-[.B123]" office:value-type="float" office:value="212387" calcext:value-type="float">
            <text:p>212387</text:p>
          </table:table-cell>
          <table:table-cell table:formula="of:=[.C123]-[.A123]" office:value-type="float" office:value="259516" calcext:value-type="float">
            <text:p>259516</text:p>
          </table:table-cell>
          <table:table-cell/>
          <table:table-cell table:formula="of:=[.E123]/[.G123]" office:value-type="percentage" office:value="0.181603446415635" calcext:value-type="percentage">
            <text:p>18,16 %</text:p>
          </table:table-cell>
          <table:table-cell table:number-columns-repeated="4"/>
        </table:table-row>
        <table:table-row table:style-name="ro1">
          <table:table-cell office:value-type="float" office:value="86376146931000" calcext:value-type="float">
            <text:p>86376146931000</text:p>
          </table:table-cell>
          <table:table-cell office:value-type="float" office:value="86376146977258" calcext:value-type="float">
            <text:p>86376146977258</text:p>
          </table:table-cell>
          <table:table-cell office:value-type="float" office:value="86376147182451" calcext:value-type="float">
            <text:p>86376147182451</text:p>
          </table:table-cell>
          <table:table-cell/>
          <table:table-cell table:formula="of:=[.B124]-[.A124]" office:value-type="float" office:value="46258" calcext:value-type="float">
            <text:p>46258</text:p>
          </table:table-cell>
          <table:table-cell table:formula="of:=[.C124]-[.B124]" office:value-type="float" office:value="205193" calcext:value-type="float">
            <text:p>205193</text:p>
          </table:table-cell>
          <table:table-cell table:formula="of:=[.C124]-[.A124]" office:value-type="float" office:value="251451" calcext:value-type="float">
            <text:p>251451</text:p>
          </table:table-cell>
          <table:table-cell/>
          <table:table-cell table:formula="of:=[.E124]/[.G124]" office:value-type="percentage" office:value="0.183964271368974" calcext:value-type="percentage">
            <text:p>18,40 %</text:p>
          </table:table-cell>
          <table:table-cell table:number-columns-repeated="4"/>
        </table:table-row>
        <table:table-row table:style-name="ro1">
          <table:table-cell office:value-type="float" office:value="86376151443677" calcext:value-type="float">
            <text:p>86376151443677</text:p>
          </table:table-cell>
          <table:table-cell office:value-type="float" office:value="86376151484483" calcext:value-type="float">
            <text:p>86376151484483</text:p>
          </table:table-cell>
          <table:table-cell office:value-type="float" office:value="86376151694225" calcext:value-type="float">
            <text:p>86376151694225</text:p>
          </table:table-cell>
          <table:table-cell/>
          <table:table-cell table:formula="of:=[.B125]-[.A125]" office:value-type="float" office:value="40806" calcext:value-type="float">
            <text:p>40806</text:p>
          </table:table-cell>
          <table:table-cell table:formula="of:=[.C125]-[.B125]" office:value-type="float" office:value="209742" calcext:value-type="float">
            <text:p>209742</text:p>
          </table:table-cell>
          <table:table-cell table:formula="of:=[.C125]-[.A125]" office:value-type="float" office:value="250548" calcext:value-type="float">
            <text:p>250548</text:p>
          </table:table-cell>
          <table:table-cell/>
          <table:table-cell table:formula="of:=[.E125]/[.G125]" office:value-type="percentage" office:value="0.162866995545764" calcext:value-type="percentage">
            <text:p>16,29 %</text:p>
          </table:table-cell>
          <table:table-cell table:number-columns-repeated="4"/>
        </table:table-row>
        <table:table-row table:style-name="ro1">
          <table:table-cell office:value-type="float" office:value="86376155955387" calcext:value-type="float">
            <text:p>86376155955387</text:p>
          </table:table-cell>
          <table:table-cell office:value-type="float" office:value="86376155998612" calcext:value-type="float">
            <text:p>86376155998612</text:p>
          </table:table-cell>
          <table:table-cell office:value-type="float" office:value="86376156210516" calcext:value-type="float">
            <text:p>86376156210516</text:p>
          </table:table-cell>
          <table:table-cell/>
          <table:table-cell table:formula="of:=[.B126]-[.A126]" office:value-type="float" office:value="43225" calcext:value-type="float">
            <text:p>43225</text:p>
          </table:table-cell>
          <table:table-cell table:formula="of:=[.C126]-[.B126]" office:value-type="float" office:value="211904" calcext:value-type="float">
            <text:p>211904</text:p>
          </table:table-cell>
          <table:table-cell table:formula="of:=[.C126]-[.A126]" office:value-type="float" office:value="255129" calcext:value-type="float">
            <text:p>255129</text:p>
          </table:table-cell>
          <table:table-cell/>
          <table:table-cell table:formula="of:=[.E126]/[.G126]" office:value-type="percentage" office:value="0.169424095261613" calcext:value-type="percentage">
            <text:p>16,94 %</text:p>
          </table:table-cell>
          <table:table-cell table:number-columns-repeated="4"/>
        </table:table-row>
        <table:table-row table:style-name="ro1">
          <table:table-cell office:value-type="float" office:value="86376160468064" calcext:value-type="float">
            <text:p>86376160468064</text:p>
          </table:table-cell>
          <table:table-cell office:value-type="float" office:value="86376160510354" calcext:value-type="float">
            <text:p>86376160510354</text:p>
          </table:table-cell>
          <table:table-cell office:value-type="float" office:value="86376160717774" calcext:value-type="float">
            <text:p>86376160717774</text:p>
          </table:table-cell>
          <table:table-cell/>
          <table:table-cell table:formula="of:=[.B127]-[.A127]" office:value-type="float" office:value="42290" calcext:value-type="float">
            <text:p>42290</text:p>
          </table:table-cell>
          <table:table-cell table:formula="of:=[.C127]-[.B127]" office:value-type="float" office:value="207420" calcext:value-type="float">
            <text:p>207420</text:p>
          </table:table-cell>
          <table:table-cell table:formula="of:=[.C127]-[.A127]" office:value-type="float" office:value="249710" calcext:value-type="float">
            <text:p>249710</text:p>
          </table:table-cell>
          <table:table-cell/>
          <table:table-cell table:formula="of:=[.E127]/[.G127]" office:value-type="percentage" office:value="0.169356453486044" calcext:value-type="percentage">
            <text:p>16,94 %</text:p>
          </table:table-cell>
          <table:table-cell table:number-columns-repeated="4"/>
        </table:table-row>
        <table:table-row table:style-name="ro1">
          <table:table-cell office:value-type="float" office:value="86376164979258" calcext:value-type="float">
            <text:p>86376164979258</text:p>
          </table:table-cell>
          <table:table-cell office:value-type="float" office:value="86376165027032" calcext:value-type="float">
            <text:p>86376165027032</text:p>
          </table:table-cell>
          <table:table-cell office:value-type="float" office:value="86376165237193" calcext:value-type="float">
            <text:p>86376165237193</text:p>
          </table:table-cell>
          <table:table-cell/>
          <table:table-cell table:formula="of:=[.B128]-[.A128]" office:value-type="float" office:value="47774" calcext:value-type="float">
            <text:p>47774</text:p>
          </table:table-cell>
          <table:table-cell table:formula="of:=[.C128]-[.B128]" office:value-type="float" office:value="210161" calcext:value-type="float">
            <text:p>210161</text:p>
          </table:table-cell>
          <table:table-cell table:formula="of:=[.C128]-[.A128]" office:value-type="float" office:value="257935" calcext:value-type="float">
            <text:p>257935</text:p>
          </table:table-cell>
          <table:table-cell/>
          <table:table-cell table:formula="of:=[.E128]/[.G128]" office:value-type="percentage" office:value="0.185217205885204" calcext:value-type="percentage">
            <text:p>18,52 %</text:p>
          </table:table-cell>
          <table:table-cell table:number-columns-repeated="4"/>
        </table:table-row>
        <table:table-row table:style-name="ro1">
          <table:table-cell office:value-type="float" office:value="86376169491419" calcext:value-type="float">
            <text:p>86376169491419</text:p>
          </table:table-cell>
          <table:table-cell office:value-type="float" office:value="86376169534354" calcext:value-type="float">
            <text:p>86376169534354</text:p>
          </table:table-cell>
          <table:table-cell office:value-type="float" office:value="86376169753870" calcext:value-type="float">
            <text:p>86376169753870</text:p>
          </table:table-cell>
          <table:table-cell/>
          <table:table-cell table:formula="of:=[.B129]-[.A129]" office:value-type="float" office:value="42935" calcext:value-type="float">
            <text:p>42935</text:p>
          </table:table-cell>
          <table:table-cell table:formula="of:=[.C129]-[.B129]" office:value-type="float" office:value="219516" calcext:value-type="float">
            <text:p>219516</text:p>
          </table:table-cell>
          <table:table-cell table:formula="of:=[.C129]-[.A129]" office:value-type="float" office:value="262451" calcext:value-type="float">
            <text:p>262451</text:p>
          </table:table-cell>
          <table:table-cell/>
          <table:table-cell table:formula="of:=[.E129]/[.G129]" office:value-type="percentage" office:value="0.163592442017748" calcext:value-type="percentage">
            <text:p>16,36 %</text:p>
          </table:table-cell>
          <table:table-cell table:number-columns-repeated="4"/>
        </table:table-row>
        <table:table-row table:style-name="ro1">
          <table:table-cell office:value-type="float" office:value="86376174004419" calcext:value-type="float">
            <text:p>86376174004419</text:p>
          </table:table-cell>
          <table:table-cell office:value-type="float" office:value="86376174048774" calcext:value-type="float">
            <text:p>86376174048774</text:p>
          </table:table-cell>
          <table:table-cell office:value-type="float" office:value="86376174256451" calcext:value-type="float">
            <text:p>86376174256451</text:p>
          </table:table-cell>
          <table:table-cell/>
          <table:table-cell table:formula="of:=[.B130]-[.A130]" office:value-type="float" office:value="44355" calcext:value-type="float">
            <text:p>44355</text:p>
          </table:table-cell>
          <table:table-cell table:formula="of:=[.C130]-[.B130]" office:value-type="float" office:value="207677" calcext:value-type="float">
            <text:p>207677</text:p>
          </table:table-cell>
          <table:table-cell table:formula="of:=[.C130]-[.A130]" office:value-type="float" office:value="252032" calcext:value-type="float">
            <text:p>252032</text:p>
          </table:table-cell>
          <table:table-cell/>
          <table:table-cell table:formula="of:=[.E130]/[.G130]" office:value-type="percentage" office:value="0.175989556881666" calcext:value-type="percentage">
            <text:p>17,60 %</text:p>
          </table:table-cell>
          <table:table-cell table:number-columns-repeated="4"/>
        </table:table-row>
        <table:table-row table:style-name="ro1">
          <table:table-cell office:value-type="float" office:value="86376178516967" calcext:value-type="float">
            <text:p>86376178516967</text:p>
          </table:table-cell>
          <table:table-cell office:value-type="float" office:value="86376178566580" calcext:value-type="float">
            <text:p>86376178566580</text:p>
          </table:table-cell>
          <table:table-cell office:value-type="float" office:value="86376178779548" calcext:value-type="float">
            <text:p>86376178779548</text:p>
          </table:table-cell>
          <table:table-cell/>
          <table:table-cell table:formula="of:=[.B131]-[.A131]" office:value-type="float" office:value="49613" calcext:value-type="float">
            <text:p>49613</text:p>
          </table:table-cell>
          <table:table-cell table:formula="of:=[.C131]-[.B131]" office:value-type="float" office:value="212968" calcext:value-type="float">
            <text:p>212968</text:p>
          </table:table-cell>
          <table:table-cell table:formula="of:=[.C131]-[.A131]" office:value-type="float" office:value="262581" calcext:value-type="float">
            <text:p>262581</text:p>
          </table:table-cell>
          <table:table-cell/>
          <table:table-cell table:formula="of:=[.E131]/[.G131]" office:value-type="percentage" office:value="0.188943602164665" calcext:value-type="percentage">
            <text:p>18,89 %</text:p>
          </table:table-cell>
          <table:table-cell table:number-columns-repeated="4"/>
        </table:table-row>
        <table:table-row table:style-name="ro1">
          <table:table-cell office:value-type="float" office:value="86376183027774" calcext:value-type="float">
            <text:p>86376183027774</text:p>
          </table:table-cell>
          <table:table-cell office:value-type="float" office:value="86376183070064" calcext:value-type="float">
            <text:p>86376183070064</text:p>
          </table:table-cell>
          <table:table-cell office:value-type="float" office:value="86376183283451" calcext:value-type="float">
            <text:p>86376183283451</text:p>
          </table:table-cell>
          <table:table-cell/>
          <table:table-cell table:formula="of:=[.B132]-[.A132]" office:value-type="float" office:value="42290" calcext:value-type="float">
            <text:p>42290</text:p>
          </table:table-cell>
          <table:table-cell table:formula="of:=[.C132]-[.B132]" office:value-type="float" office:value="213387" calcext:value-type="float">
            <text:p>213387</text:p>
          </table:table-cell>
          <table:table-cell table:formula="of:=[.C132]-[.A132]" office:value-type="float" office:value="255677" calcext:value-type="float">
            <text:p>255677</text:p>
          </table:table-cell>
          <table:table-cell/>
          <table:table-cell table:formula="of:=[.E132]/[.G132]" office:value-type="percentage" office:value="0.165404005835488" calcext:value-type="percentage">
            <text:p>16,54 %</text:p>
          </table:table-cell>
          <table:table-cell table:number-columns-repeated="4"/>
        </table:table-row>
        <table:table-row table:style-name="ro1">
          <table:table-cell office:value-type="float" office:value="86376187540387" calcext:value-type="float">
            <text:p>86376187540387</text:p>
          </table:table-cell>
          <table:table-cell office:value-type="float" office:value="86376187583903" calcext:value-type="float">
            <text:p>86376187583903</text:p>
          </table:table-cell>
          <table:table-cell office:value-type="float" office:value="86376187794903" calcext:value-type="float">
            <text:p>86376187794903</text:p>
          </table:table-cell>
          <table:table-cell/>
          <table:table-cell table:formula="of:=[.B133]-[.A133]" office:value-type="float" office:value="43516" calcext:value-type="float">
            <text:p>43516</text:p>
          </table:table-cell>
          <table:table-cell table:formula="of:=[.C133]-[.B133]" office:value-type="float" office:value="211000" calcext:value-type="float">
            <text:p>211000</text:p>
          </table:table-cell>
          <table:table-cell table:formula="of:=[.C133]-[.A133]" office:value-type="float" office:value="254516" calcext:value-type="float">
            <text:p>254516</text:p>
          </table:table-cell>
          <table:table-cell/>
          <table:table-cell table:formula="of:=[.E133]/[.G133]" office:value-type="percentage" office:value="0.170975498593409" calcext:value-type="percentage">
            <text:p>17,10 %</text:p>
          </table:table-cell>
          <table:table-cell table:number-columns-repeated="4"/>
        </table:table-row>
        <table:table-row table:style-name="ro1">
          <table:table-cell office:value-type="float" office:value="86376192053354" calcext:value-type="float">
            <text:p>86376192053354</text:p>
          </table:table-cell>
          <table:table-cell office:value-type="float" office:value="86376192099129" calcext:value-type="float">
            <text:p>86376192099129</text:p>
          </table:table-cell>
          <table:table-cell office:value-type="float" office:value="86376192305774" calcext:value-type="float">
            <text:p>86376192305774</text:p>
          </table:table-cell>
          <table:table-cell/>
          <table:table-cell table:formula="of:=[.B134]-[.A134]" office:value-type="float" office:value="45775" calcext:value-type="float">
            <text:p>45775</text:p>
          </table:table-cell>
          <table:table-cell table:formula="of:=[.C134]-[.B134]" office:value-type="float" office:value="206645" calcext:value-type="float">
            <text:p>206645</text:p>
          </table:table-cell>
          <table:table-cell table:formula="of:=[.C134]-[.A134]" office:value-type="float" office:value="252420" calcext:value-type="float">
            <text:p>252420</text:p>
          </table:table-cell>
          <table:table-cell/>
          <table:table-cell table:formula="of:=[.E134]/[.G134]" office:value-type="percentage" office:value="0.181344584422787" calcext:value-type="percentage">
            <text:p>18,13 %</text:p>
          </table:table-cell>
          <table:table-cell table:number-columns-repeated="4"/>
        </table:table-row>
        <table:table-row table:style-name="ro1">
          <table:table-cell office:value-type="float" office:value="86376196565451" calcext:value-type="float">
            <text:p>86376196565451</text:p>
          </table:table-cell>
          <table:table-cell office:value-type="float" office:value="86376196622354" calcext:value-type="float">
            <text:p>86376196622354</text:p>
          </table:table-cell>
          <table:table-cell office:value-type="float" office:value="86376196835645" calcext:value-type="float">
            <text:p>86376196835645</text:p>
          </table:table-cell>
          <table:table-cell/>
          <table:table-cell table:formula="of:=[.B135]-[.A135]" office:value-type="float" office:value="56903" calcext:value-type="float">
            <text:p>56903</text:p>
          </table:table-cell>
          <table:table-cell table:formula="of:=[.C135]-[.B135]" office:value-type="float" office:value="213291" calcext:value-type="float">
            <text:p>213291</text:p>
          </table:table-cell>
          <table:table-cell table:formula="of:=[.C135]-[.A135]" office:value-type="float" office:value="270194" calcext:value-type="float">
            <text:p>270194</text:p>
          </table:table-cell>
          <table:table-cell/>
          <table:table-cell table:formula="of:=[.E135]/[.G135]" office:value-type="percentage" office:value="0.210600531469981" calcext:value-type="percentage">
            <text:p>21,06 %</text:p>
          </table:table-cell>
          <table:table-cell table:number-columns-repeated="4"/>
        </table:table-row>
        <table:table-row table:style-name="ro1">
          <table:table-cell office:value-type="float" office:value="86376201076774" calcext:value-type="float">
            <text:p>86376201076774</text:p>
          </table:table-cell>
          <table:table-cell office:value-type="float" office:value="86376201121612" calcext:value-type="float">
            <text:p>86376201121612</text:p>
          </table:table-cell>
          <table:table-cell office:value-type="float" office:value="86376201333870" calcext:value-type="float">
            <text:p>86376201333870</text:p>
          </table:table-cell>
          <table:table-cell/>
          <table:table-cell table:formula="of:=[.B136]-[.A136]" office:value-type="float" office:value="44838" calcext:value-type="float">
            <text:p>44838</text:p>
          </table:table-cell>
          <table:table-cell table:formula="of:=[.C136]-[.B136]" office:value-type="float" office:value="212258" calcext:value-type="float">
            <text:p>212258</text:p>
          </table:table-cell>
          <table:table-cell table:formula="of:=[.C136]-[.A136]" office:value-type="float" office:value="257096" calcext:value-type="float">
            <text:p>257096</text:p>
          </table:table-cell>
          <table:table-cell/>
          <table:table-cell table:formula="of:=[.E136]/[.G136]" office:value-type="percentage" office:value="0.174401779879889" calcext:value-type="percentage">
            <text:p>17,44 %</text:p>
          </table:table-cell>
          <table:table-cell table:number-columns-repeated="4"/>
        </table:table-row>
        <table:table-row table:style-name="ro1">
          <table:table-cell office:value-type="float" office:value="86376205589483" calcext:value-type="float">
            <text:p>86376205589483</text:p>
          </table:table-cell>
          <table:table-cell office:value-type="float" office:value="86376205648709" calcext:value-type="float">
            <text:p>86376205648709</text:p>
          </table:table-cell>
          <table:table-cell office:value-type="float" office:value="86376205858935" calcext:value-type="float">
            <text:p>86376205858935</text:p>
          </table:table-cell>
          <table:table-cell/>
          <table:table-cell table:formula="of:=[.B137]-[.A137]" office:value-type="float" office:value="59226" calcext:value-type="float">
            <text:p>59226</text:p>
          </table:table-cell>
          <table:table-cell table:formula="of:=[.C137]-[.B137]" office:value-type="float" office:value="210226" calcext:value-type="float">
            <text:p>210226</text:p>
          </table:table-cell>
          <table:table-cell table:formula="of:=[.C137]-[.A137]" office:value-type="float" office:value="269452" calcext:value-type="float">
            <text:p>269452</text:p>
          </table:table-cell>
          <table:table-cell/>
          <table:table-cell table:formula="of:=[.E137]/[.G137]" office:value-type="percentage" office:value="0.219801671540757" calcext:value-type="percentage">
            <text:p>21,98 %</text:p>
          </table:table-cell>
          <table:table-cell table:number-columns-repeated="4"/>
        </table:table-row>
        <table:table-row table:style-name="ro1">
          <table:table-cell office:value-type="float" office:value="86376210101677" calcext:value-type="float">
            <text:p>86376210101677</text:p>
          </table:table-cell>
          <table:table-cell office:value-type="float" office:value="86376210141032" calcext:value-type="float">
            <text:p>86376210141032</text:p>
          </table:table-cell>
          <table:table-cell office:value-type="float" office:value="86376210327193" calcext:value-type="float">
            <text:p>86376210327193</text:p>
          </table:table-cell>
          <table:table-cell/>
          <table:table-cell table:formula="of:=[.B138]-[.A138]" office:value-type="float" office:value="39355" calcext:value-type="float">
            <text:p>39355</text:p>
          </table:table-cell>
          <table:table-cell table:formula="of:=[.C138]-[.B138]" office:value-type="float" office:value="186161" calcext:value-type="float">
            <text:p>186161</text:p>
          </table:table-cell>
          <table:table-cell table:formula="of:=[.C138]-[.A138]" office:value-type="float" office:value="225516" calcext:value-type="float">
            <text:p>225516</text:p>
          </table:table-cell>
          <table:table-cell/>
          <table:table-cell table:formula="of:=[.E138]/[.G138]" office:value-type="percentage" office:value="0.174510899448376" calcext:value-type="percentage">
            <text:p>17,45 %</text:p>
          </table:table-cell>
          <table:table-cell table:number-columns-repeated="4"/>
        </table:table-row>
        <table:table-row table:style-name="ro1">
          <table:table-cell office:value-type="float" office:value="86376214614322" calcext:value-type="float">
            <text:p>86376214614322</text:p>
          </table:table-cell>
          <table:table-cell office:value-type="float" office:value="86376214659967" calcext:value-type="float">
            <text:p>86376214659967</text:p>
          </table:table-cell>
          <table:table-cell office:value-type="float" office:value="86376214876322" calcext:value-type="float">
            <text:p>86376214876322</text:p>
          </table:table-cell>
          <table:table-cell/>
          <table:table-cell table:formula="of:=[.B139]-[.A139]" office:value-type="float" office:value="45645" calcext:value-type="float">
            <text:p>45645</text:p>
          </table:table-cell>
          <table:table-cell table:formula="of:=[.C139]-[.B139]" office:value-type="float" office:value="216355" calcext:value-type="float">
            <text:p>216355</text:p>
          </table:table-cell>
          <table:table-cell table:formula="of:=[.C139]-[.A139]" office:value-type="float" office:value="262000" calcext:value-type="float">
            <text:p>262000</text:p>
          </table:table-cell>
          <table:table-cell/>
          <table:table-cell table:formula="of:=[.E139]/[.G139]" office:value-type="percentage" office:value="0.174217557251908" calcext:value-type="percentage">
            <text:p>17,42 %</text:p>
          </table:table-cell>
          <table:table-cell table:number-columns-repeated="4"/>
        </table:table-row>
        <table:table-row table:style-name="ro1">
          <table:table-cell office:value-type="float" office:value="86376219127387" calcext:value-type="float">
            <text:p>86376219127387</text:p>
          </table:table-cell>
          <table:table-cell office:value-type="float" office:value="86376219170645" calcext:value-type="float">
            <text:p>86376219170645</text:p>
          </table:table-cell>
          <table:table-cell office:value-type="float" office:value="86376219376870" calcext:value-type="float">
            <text:p>86376219376870</text:p>
          </table:table-cell>
          <table:table-cell/>
          <table:table-cell table:formula="of:=[.B140]-[.A140]" office:value-type="float" office:value="43258" calcext:value-type="float">
            <text:p>43258</text:p>
          </table:table-cell>
          <table:table-cell table:formula="of:=[.C140]-[.B140]" office:value-type="float" office:value="206225" calcext:value-type="float">
            <text:p>206225</text:p>
          </table:table-cell>
          <table:table-cell table:formula="of:=[.C140]-[.A140]" office:value-type="float" office:value="249483" calcext:value-type="float">
            <text:p>249483</text:p>
          </table:table-cell>
          <table:table-cell/>
          <table:table-cell table:formula="of:=[.E140]/[.G140]" office:value-type="percentage" office:value="0.17339057170228" calcext:value-type="percentage">
            <text:p>17,34 %</text:p>
          </table:table-cell>
          <table:table-cell table:number-columns-repeated="4"/>
        </table:table-row>
        <table:table-row table:style-name="ro1">
          <table:table-cell office:value-type="float" office:value="86376223638032" calcext:value-type="float">
            <text:p>86376223638032</text:p>
          </table:table-cell>
          <table:table-cell office:value-type="float" office:value="86376223681774" calcext:value-type="float">
            <text:p>86376223681774</text:p>
          </table:table-cell>
          <table:table-cell office:value-type="float" office:value="86376223899838" calcext:value-type="float">
            <text:p>86376223899838</text:p>
          </table:table-cell>
          <table:table-cell/>
          <table:table-cell table:formula="of:=[.B141]-[.A141]" office:value-type="float" office:value="43742" calcext:value-type="float">
            <text:p>43742</text:p>
          </table:table-cell>
          <table:table-cell table:formula="of:=[.C141]-[.B141]" office:value-type="float" office:value="218064" calcext:value-type="float">
            <text:p>218064</text:p>
          </table:table-cell>
          <table:table-cell table:formula="of:=[.C141]-[.A141]" office:value-type="float" office:value="261806" calcext:value-type="float">
            <text:p>261806</text:p>
          </table:table-cell>
          <table:table-cell/>
          <table:table-cell table:formula="of:=[.E141]/[.G141]" office:value-type="percentage" office:value="0.16707791265288" calcext:value-type="percentage">
            <text:p>16,71 %</text:p>
          </table:table-cell>
          <table:table-cell table:number-columns-repeated="4"/>
        </table:table-row>
        <table:table-row table:style-name="ro1">
          <table:table-cell office:value-type="float" office:value="86376228150419" calcext:value-type="float">
            <text:p>86376228150419</text:p>
          </table:table-cell>
          <table:table-cell office:value-type="float" office:value="86376228201032" calcext:value-type="float">
            <text:p>86376228201032</text:p>
          </table:table-cell>
          <table:table-cell office:value-type="float" office:value="86376228411161" calcext:value-type="float">
            <text:p>86376228411161</text:p>
          </table:table-cell>
          <table:table-cell/>
          <table:table-cell table:formula="of:=[.B142]-[.A142]" office:value-type="float" office:value="50613" calcext:value-type="float">
            <text:p>50613</text:p>
          </table:table-cell>
          <table:table-cell table:formula="of:=[.C142]-[.B142]" office:value-type="float" office:value="210129" calcext:value-type="float">
            <text:p>210129</text:p>
          </table:table-cell>
          <table:table-cell table:formula="of:=[.C142]-[.A142]" office:value-type="float" office:value="260742" calcext:value-type="float">
            <text:p>260742</text:p>
          </table:table-cell>
          <table:table-cell/>
          <table:table-cell table:formula="of:=[.E142]/[.G142]" office:value-type="percentage" office:value="0.194111420484617" calcext:value-type="percentage">
            <text:p>19,41 %</text:p>
          </table:table-cell>
          <table:table-cell table:number-columns-repeated="4"/>
        </table:table-row>
        <table:table-row table:style-name="ro1">
          <table:table-cell office:value-type="float" office:value="86376232663064" calcext:value-type="float">
            <text:p>86376232663064</text:p>
          </table:table-cell>
          <table:table-cell office:value-type="float" office:value="86376232708290" calcext:value-type="float">
            <text:p>86376232708290</text:p>
          </table:table-cell>
          <table:table-cell office:value-type="float" office:value="86376232923129" calcext:value-type="float">
            <text:p>86376232923129</text:p>
          </table:table-cell>
          <table:table-cell/>
          <table:table-cell table:formula="of:=[.B143]-[.A143]" office:value-type="float" office:value="45226" calcext:value-type="float">
            <text:p>45226</text:p>
          </table:table-cell>
          <table:table-cell table:formula="of:=[.C143]-[.B143]" office:value-type="float" office:value="214839" calcext:value-type="float">
            <text:p>214839</text:p>
          </table:table-cell>
          <table:table-cell table:formula="of:=[.C143]-[.A143]" office:value-type="float" office:value="260065" calcext:value-type="float">
            <text:p>260065</text:p>
          </table:table-cell>
          <table:table-cell/>
          <table:table-cell table:formula="of:=[.E143]/[.G143]" office:value-type="percentage" office:value="0.17390267817661" calcext:value-type="percentage">
            <text:p>17,39 %</text:p>
          </table:table-cell>
          <table:table-cell table:number-columns-repeated="4"/>
        </table:table-row>
        <table:table-row table:style-name="ro1">
          <table:table-cell office:value-type="float" office:value="86376237174387" calcext:value-type="float">
            <text:p>86376237174387</text:p>
          </table:table-cell>
          <table:table-cell office:value-type="float" office:value="86376237212838" calcext:value-type="float">
            <text:p>86376237212838</text:p>
          </table:table-cell>
          <table:table-cell office:value-type="float" office:value="86376237401903" calcext:value-type="float">
            <text:p>86376237401903</text:p>
          </table:table-cell>
          <table:table-cell/>
          <table:table-cell table:formula="of:=[.B144]-[.A144]" office:value-type="float" office:value="38451" calcext:value-type="float">
            <text:p>38451</text:p>
          </table:table-cell>
          <table:table-cell table:formula="of:=[.C144]-[.B144]" office:value-type="float" office:value="189065" calcext:value-type="float">
            <text:p>189065</text:p>
          </table:table-cell>
          <table:table-cell table:formula="of:=[.C144]-[.A144]" office:value-type="float" office:value="227516" calcext:value-type="float">
            <text:p>227516</text:p>
          </table:table-cell>
          <table:table-cell/>
          <table:table-cell table:formula="of:=[.E144]/[.G144]" office:value-type="percentage" office:value="0.16900349865504" calcext:value-type="percentage">
            <text:p>16,90 %</text:p>
          </table:table-cell>
          <table:table-cell table:number-columns-repeated="4"/>
        </table:table-row>
        <table:table-row table:style-name="ro1">
          <table:table-cell office:value-type="float" office:value="86376241687451" calcext:value-type="float">
            <text:p>86376241687451</text:p>
          </table:table-cell>
          <table:table-cell office:value-type="float" office:value="86376241729903" calcext:value-type="float">
            <text:p>86376241729903</text:p>
          </table:table-cell>
          <table:table-cell office:value-type="float" office:value="86376241944741" calcext:value-type="float">
            <text:p>86376241944741</text:p>
          </table:table-cell>
          <table:table-cell/>
          <table:table-cell table:formula="of:=[.B145]-[.A145]" office:value-type="float" office:value="42452" calcext:value-type="float">
            <text:p>42452</text:p>
          </table:table-cell>
          <table:table-cell table:formula="of:=[.C145]-[.B145]" office:value-type="float" office:value="214838" calcext:value-type="float">
            <text:p>214838</text:p>
          </table:table-cell>
          <table:table-cell table:formula="of:=[.C145]-[.A145]" office:value-type="float" office:value="257290" calcext:value-type="float">
            <text:p>257290</text:p>
          </table:table-cell>
          <table:table-cell/>
          <table:table-cell table:formula="of:=[.E145]/[.G145]" office:value-type="percentage" office:value="0.164996696334875" calcext:value-type="percentage">
            <text:p>16,50 %</text:p>
          </table:table-cell>
          <table:table-cell table:number-columns-repeated="4"/>
        </table:table-row>
        <table:table-row table:style-name="ro1">
          <table:table-cell office:value-type="float" office:value="86376246199451" calcext:value-type="float">
            <text:p>86376246199451</text:p>
          </table:table-cell>
          <table:table-cell office:value-type="float" office:value="86376246244741" calcext:value-type="float">
            <text:p>86376246244741</text:p>
          </table:table-cell>
          <table:table-cell office:value-type="float" office:value="86376246462129" calcext:value-type="float">
            <text:p>86376246462129</text:p>
          </table:table-cell>
          <table:table-cell/>
          <table:table-cell table:formula="of:=[.B146]-[.A146]" office:value-type="float" office:value="45290" calcext:value-type="float">
            <text:p>45290</text:p>
          </table:table-cell>
          <table:table-cell table:formula="of:=[.C146]-[.B146]" office:value-type="float" office:value="217388" calcext:value-type="float">
            <text:p>217388</text:p>
          </table:table-cell>
          <table:table-cell table:formula="of:=[.C146]-[.A146]" office:value-type="float" office:value="262678" calcext:value-type="float">
            <text:p>262678</text:p>
          </table:table-cell>
          <table:table-cell/>
          <table:table-cell table:formula="of:=[.E146]/[.G146]" office:value-type="percentage" office:value="0.172416418580924" calcext:value-type="percentage">
            <text:p>17,24 %</text:p>
          </table:table-cell>
          <table:table-cell table:number-columns-repeated="4"/>
        </table:table-row>
        <table:table-row table:style-name="ro1">
          <table:table-cell office:value-type="float" office:value="86376250711645" calcext:value-type="float">
            <text:p>86376250711645</text:p>
          </table:table-cell>
          <table:table-cell office:value-type="float" office:value="86376250758516" calcext:value-type="float">
            <text:p>86376250758516</text:p>
          </table:table-cell>
          <table:table-cell office:value-type="float" office:value="86376250969290" calcext:value-type="float">
            <text:p>86376250969290</text:p>
          </table:table-cell>
          <table:table-cell/>
          <table:table-cell table:formula="of:=[.B147]-[.A147]" office:value-type="float" office:value="46871" calcext:value-type="float">
            <text:p>46871</text:p>
          </table:table-cell>
          <table:table-cell table:formula="of:=[.C147]-[.B147]" office:value-type="float" office:value="210774" calcext:value-type="float">
            <text:p>210774</text:p>
          </table:table-cell>
          <table:table-cell table:formula="of:=[.C147]-[.A147]" office:value-type="float" office:value="257645" calcext:value-type="float">
            <text:p>257645</text:p>
          </table:table-cell>
          <table:table-cell/>
          <table:table-cell table:formula="of:=[.E147]/[.G147]" office:value-type="percentage" office:value="0.181920860098197" calcext:value-type="percentage">
            <text:p>18,19 %</text:p>
          </table:table-cell>
          <table:table-cell table:number-columns-repeated="4"/>
        </table:table-row>
        <table:table-row table:style-name="ro1">
          <table:table-cell office:value-type="float" office:value="86376255223935" calcext:value-type="float">
            <text:p>86376255223935</text:p>
          </table:table-cell>
          <table:table-cell office:value-type="float" office:value="86376255266612" calcext:value-type="float">
            <text:p>86376255266612</text:p>
          </table:table-cell>
          <table:table-cell office:value-type="float" office:value="86376255478225" calcext:value-type="float">
            <text:p>86376255478225</text:p>
          </table:table-cell>
          <table:table-cell/>
          <table:table-cell table:formula="of:=[.B148]-[.A148]" office:value-type="float" office:value="42677" calcext:value-type="float">
            <text:p>42677</text:p>
          </table:table-cell>
          <table:table-cell table:formula="of:=[.C148]-[.B148]" office:value-type="float" office:value="211613" calcext:value-type="float">
            <text:p>211613</text:p>
          </table:table-cell>
          <table:table-cell table:formula="of:=[.C148]-[.A148]" office:value-type="float" office:value="254290" calcext:value-type="float">
            <text:p>254290</text:p>
          </table:table-cell>
          <table:table-cell/>
          <table:table-cell table:formula="of:=[.E148]/[.G148]" office:value-type="percentage" office:value="0.167828070313422" calcext:value-type="percentage">
            <text:p>16,78 %</text:p>
          </table:table-cell>
          <table:table-cell table:number-columns-repeated="4"/>
        </table:table-row>
        <table:table-row table:style-name="ro1">
          <table:table-cell office:value-type="float" office:value="86376259735774" calcext:value-type="float">
            <text:p>86376259735774</text:p>
          </table:table-cell>
          <table:table-cell office:value-type="float" office:value="86376259780967" calcext:value-type="float">
            <text:p>86376259780967</text:p>
          </table:table-cell>
          <table:table-cell office:value-type="float" office:value="86376259993451" calcext:value-type="float">
            <text:p>86376259993451</text:p>
          </table:table-cell>
          <table:table-cell/>
          <table:table-cell table:formula="of:=[.B149]-[.A149]" office:value-type="float" office:value="45193" calcext:value-type="float">
            <text:p>45193</text:p>
          </table:table-cell>
          <table:table-cell table:formula="of:=[.C149]-[.B149]" office:value-type="float" office:value="212484" calcext:value-type="float">
            <text:p>212484</text:p>
          </table:table-cell>
          <table:table-cell table:formula="of:=[.C149]-[.A149]" office:value-type="float" office:value="257677" calcext:value-type="float">
            <text:p>257677</text:p>
          </table:table-cell>
          <table:table-cell/>
          <table:table-cell table:formula="of:=[.E149]/[.G149]" office:value-type="percentage" office:value="0.175386239361681" calcext:value-type="percentage">
            <text:p>17,54 %</text:p>
          </table:table-cell>
          <table:table-cell table:number-columns-repeated="4"/>
        </table:table-row>
        <table:table-row table:style-name="ro1">
          <table:table-cell office:value-type="float" office:value="86376264248258" calcext:value-type="float">
            <text:p>86376264248258</text:p>
          </table:table-cell>
          <table:table-cell office:value-type="float" office:value="86376264289838" calcext:value-type="float">
            <text:p>86376264289838</text:p>
          </table:table-cell>
          <table:table-cell office:value-type="float" office:value="86376264491290" calcext:value-type="float">
            <text:p>86376264491290</text:p>
          </table:table-cell>
          <table:table-cell/>
          <table:table-cell table:formula="of:=[.B150]-[.A150]" office:value-type="float" office:value="41580" calcext:value-type="float">
            <text:p>41580</text:p>
          </table:table-cell>
          <table:table-cell table:formula="of:=[.C150]-[.B150]" office:value-type="float" office:value="201452" calcext:value-type="float">
            <text:p>201452</text:p>
          </table:table-cell>
          <table:table-cell table:formula="of:=[.C150]-[.A150]" office:value-type="float" office:value="243032" calcext:value-type="float">
            <text:p>243032</text:p>
          </table:table-cell>
          <table:table-cell/>
          <table:table-cell table:formula="of:=[.E150]/[.G150]" office:value-type="percentage" office:value="0.171088580927614" calcext:value-type="percentage">
            <text:p>17,11 %</text:p>
          </table:table-cell>
          <table:table-cell table:number-columns-repeated="4"/>
        </table:table-row>
        <table:table-row table:style-name="ro1">
          <table:table-cell office:value-type="float" office:value="86376268760677" calcext:value-type="float">
            <text:p>86376268760677</text:p>
          </table:table-cell>
          <table:table-cell office:value-type="float" office:value="86376268806354" calcext:value-type="float">
            <text:p>86376268806354</text:p>
          </table:table-cell>
          <table:table-cell office:value-type="float" office:value="86376269025354" calcext:value-type="float">
            <text:p>86376269025354</text:p>
          </table:table-cell>
          <table:table-cell/>
          <table:table-cell table:formula="of:=[.B151]-[.A151]" office:value-type="float" office:value="45677" calcext:value-type="float">
            <text:p>45677</text:p>
          </table:table-cell>
          <table:table-cell table:formula="of:=[.C151]-[.B151]" office:value-type="float" office:value="219000" calcext:value-type="float">
            <text:p>219000</text:p>
          </table:table-cell>
          <table:table-cell table:formula="of:=[.C151]-[.A151]" office:value-type="float" office:value="264677" calcext:value-type="float">
            <text:p>264677</text:p>
          </table:table-cell>
          <table:table-cell/>
          <table:table-cell table:formula="of:=[.E151]/[.G151]" office:value-type="percentage" office:value="0.172576385556735" calcext:value-type="percentage">
            <text:p>17,26 %</text:p>
          </table:table-cell>
          <table:table-cell table:number-columns-repeated="4"/>
        </table:table-row>
        <table:table-row table:style-name="ro1">
          <table:table-cell office:value-type="float" office:value="86376273271838" calcext:value-type="float">
            <text:p>86376273271838</text:p>
          </table:table-cell>
          <table:table-cell office:value-type="float" office:value="86376273314870" calcext:value-type="float">
            <text:p>86376273314870</text:p>
          </table:table-cell>
          <table:table-cell office:value-type="float" office:value="86376273521419" calcext:value-type="float">
            <text:p>86376273521419</text:p>
          </table:table-cell>
          <table:table-cell/>
          <table:table-cell table:formula="of:=[.B152]-[.A152]" office:value-type="float" office:value="43032" calcext:value-type="float">
            <text:p>43032</text:p>
          </table:table-cell>
          <table:table-cell table:formula="of:=[.C152]-[.B152]" office:value-type="float" office:value="206549" calcext:value-type="float">
            <text:p>206549</text:p>
          </table:table-cell>
          <table:table-cell table:formula="of:=[.C152]-[.A152]" office:value-type="float" office:value="249581" calcext:value-type="float">
            <text:p>249581</text:p>
          </table:table-cell>
          <table:table-cell/>
          <table:table-cell table:formula="of:=[.E152]/[.G152]" office:value-type="percentage" office:value="0.172416970843133" calcext:value-type="percentage">
            <text:p>17,24 %</text:p>
          </table:table-cell>
          <table:table-cell table:number-columns-repeated="4"/>
        </table:table-row>
        <table:table-row table:style-name="ro1">
          <table:table-cell office:value-type="float" office:value="86376277784258" calcext:value-type="float">
            <text:p>86376277784258</text:p>
          </table:table-cell>
          <table:table-cell office:value-type="float" office:value="86376277827612" calcext:value-type="float">
            <text:p>86376277827612</text:p>
          </table:table-cell>
          <table:table-cell office:value-type="float" office:value="86376278032677" calcext:value-type="float">
            <text:p>86376278032677</text:p>
          </table:table-cell>
          <table:table-cell/>
          <table:table-cell table:formula="of:=[.B153]-[.A153]" office:value-type="float" office:value="43354" calcext:value-type="float">
            <text:p>43354</text:p>
          </table:table-cell>
          <table:table-cell table:formula="of:=[.C153]-[.B153]" office:value-type="float" office:value="205065" calcext:value-type="float">
            <text:p>205065</text:p>
          </table:table-cell>
          <table:table-cell table:formula="of:=[.C153]-[.A153]" office:value-type="float" office:value="248419" calcext:value-type="float">
            <text:p>248419</text:p>
          </table:table-cell>
          <table:table-cell/>
          <table:table-cell table:formula="of:=[.E153]/[.G153]" office:value-type="percentage" office:value="0.174519662344668" calcext:value-type="percentage">
            <text:p>17,45 %</text:p>
          </table:table-cell>
          <table:table-cell table:number-columns-repeated="4"/>
        </table:table-row>
        <table:table-row table:style-name="ro1">
          <table:table-cell office:value-type="float" office:value="86376282296000" calcext:value-type="float">
            <text:p>86376282296000</text:p>
          </table:table-cell>
          <table:table-cell office:value-type="float" office:value="86376282342580" calcext:value-type="float">
            <text:p>86376282342580</text:p>
          </table:table-cell>
          <table:table-cell office:value-type="float" office:value="86376282569419" calcext:value-type="float">
            <text:p>86376282569419</text:p>
          </table:table-cell>
          <table:table-cell/>
          <table:table-cell table:formula="of:=[.B154]-[.A154]" office:value-type="float" office:value="46580" calcext:value-type="float">
            <text:p>46580</text:p>
          </table:table-cell>
          <table:table-cell table:formula="of:=[.C154]-[.B154]" office:value-type="float" office:value="226839" calcext:value-type="float">
            <text:p>226839</text:p>
          </table:table-cell>
          <table:table-cell table:formula="of:=[.C154]-[.A154]" office:value-type="float" office:value="273419" calcext:value-type="float">
            <text:p>273419</text:p>
          </table:table-cell>
          <table:table-cell/>
          <table:table-cell table:formula="of:=[.E154]/[.G154]" office:value-type="percentage" office:value="0.170361240440496" calcext:value-type="percentage">
            <text:p>17,04 %</text:p>
          </table:table-cell>
          <table:table-cell table:number-columns-repeated="4"/>
        </table:table-row>
        <table:table-row table:style-name="ro1">
          <table:table-cell office:value-type="float" office:value="86376286808709" calcext:value-type="float">
            <text:p>86376286808709</text:p>
          </table:table-cell>
          <table:table-cell office:value-type="float" office:value="86376286851032" calcext:value-type="float">
            <text:p>86376286851032</text:p>
          </table:table-cell>
          <table:table-cell office:value-type="float" office:value="86376287067225" calcext:value-type="float">
            <text:p>86376287067225</text:p>
          </table:table-cell>
          <table:table-cell/>
          <table:table-cell table:formula="of:=[.B155]-[.A155]" office:value-type="float" office:value="42323" calcext:value-type="float">
            <text:p>42323</text:p>
          </table:table-cell>
          <table:table-cell table:formula="of:=[.C155]-[.B155]" office:value-type="float" office:value="216193" calcext:value-type="float">
            <text:p>216193</text:p>
          </table:table-cell>
          <table:table-cell table:formula="of:=[.C155]-[.A155]" office:value-type="float" office:value="258516" calcext:value-type="float">
            <text:p>258516</text:p>
          </table:table-cell>
          <table:table-cell/>
          <table:table-cell table:formula="of:=[.E155]/[.G155]" office:value-type="percentage" office:value="0.163715205248418" calcext:value-type="percentage">
            <text:p>16,37 %</text:p>
          </table:table-cell>
          <table:table-cell table:number-columns-repeated="4"/>
        </table:table-row>
        <table:table-row table:style-name="ro1">
          <table:table-cell office:value-type="float" office:value="86376291320451" calcext:value-type="float">
            <text:p>86376291320451</text:p>
          </table:table-cell>
          <table:table-cell office:value-type="float" office:value="86376291356258" calcext:value-type="float">
            <text:p>86376291356258</text:p>
          </table:table-cell>
          <table:table-cell office:value-type="float" office:value="86376291529612" calcext:value-type="float">
            <text:p>86376291529612</text:p>
          </table:table-cell>
          <table:table-cell/>
          <table:table-cell table:formula="of:=[.B156]-[.A156]" office:value-type="float" office:value="35807" calcext:value-type="float">
            <text:p>35807</text:p>
          </table:table-cell>
          <table:table-cell table:formula="of:=[.C156]-[.B156]" office:value-type="float" office:value="173354" calcext:value-type="float">
            <text:p>173354</text:p>
          </table:table-cell>
          <table:table-cell table:formula="of:=[.C156]-[.A156]" office:value-type="float" office:value="209161" calcext:value-type="float">
            <text:p>209161</text:p>
          </table:table-cell>
          <table:table-cell/>
          <table:table-cell table:formula="of:=[.E156]/[.G156]" office:value-type="percentage" office:value="0.171193482532595" calcext:value-type="percentage">
            <text:p>17,12 %</text:p>
          </table:table-cell>
          <table:table-cell table:number-columns-repeated="4"/>
        </table:table-row>
        <table:table-row table:style-name="ro1">
          <table:table-cell office:value-type="float" office:value="86376295832451" calcext:value-type="float">
            <text:p>86376295832451</text:p>
          </table:table-cell>
          <table:table-cell office:value-type="float" office:value="86376295877548" calcext:value-type="float">
            <text:p>86376295877548</text:p>
          </table:table-cell>
          <table:table-cell office:value-type="float" office:value="86376296090677" calcext:value-type="float">
            <text:p>86376296090677</text:p>
          </table:table-cell>
          <table:table-cell/>
          <table:table-cell table:formula="of:=[.B157]-[.A157]" office:value-type="float" office:value="45097" calcext:value-type="float">
            <text:p>45097</text:p>
          </table:table-cell>
          <table:table-cell table:formula="of:=[.C157]-[.B157]" office:value-type="float" office:value="213129" calcext:value-type="float">
            <text:p>213129</text:p>
          </table:table-cell>
          <table:table-cell table:formula="of:=[.C157]-[.A157]" office:value-type="float" office:value="258226" calcext:value-type="float">
            <text:p>258226</text:p>
          </table:table-cell>
          <table:table-cell/>
          <table:table-cell table:formula="of:=[.E157]/[.G157]" office:value-type="percentage" office:value="0.174641593023166" calcext:value-type="percentage">
            <text:p>17,46 %</text:p>
          </table:table-cell>
          <table:table-cell table:number-columns-repeated="4"/>
        </table:table-row>
        <table:table-row table:style-name="ro1">
          <table:table-cell office:value-type="float" office:value="86376300344870" calcext:value-type="float">
            <text:p>86376300344870</text:p>
          </table:table-cell>
          <table:table-cell office:value-type="float" office:value="86376300387935" calcext:value-type="float">
            <text:p>86376300387935</text:p>
          </table:table-cell>
          <table:table-cell office:value-type="float" office:value="86376300592419" calcext:value-type="float">
            <text:p>86376300592419</text:p>
          </table:table-cell>
          <table:table-cell/>
          <table:table-cell table:formula="of:=[.B158]-[.A158]" office:value-type="float" office:value="43065" calcext:value-type="float">
            <text:p>43065</text:p>
          </table:table-cell>
          <table:table-cell table:formula="of:=[.C158]-[.B158]" office:value-type="float" office:value="204484" calcext:value-type="float">
            <text:p>204484</text:p>
          </table:table-cell>
          <table:table-cell table:formula="of:=[.C158]-[.A158]" office:value-type="float" office:value="247549" calcext:value-type="float">
            <text:p>247549</text:p>
          </table:table-cell>
          <table:table-cell/>
          <table:table-cell table:formula="of:=[.E158]/[.G158]" office:value-type="percentage" office:value="0.173965558333906" calcext:value-type="percentage">
            <text:p>17,40 %</text:p>
          </table:table-cell>
          <table:table-cell table:number-columns-repeated="4"/>
        </table:table-row>
        <table:table-row table:style-name="ro1">
          <table:table-cell office:value-type="float" office:value="86376304856709" calcext:value-type="float">
            <text:p>86376304856709</text:p>
          </table:table-cell>
          <table:table-cell office:value-type="float" office:value="86376304902096" calcext:value-type="float">
            <text:p>86376304902096</text:p>
          </table:table-cell>
          <table:table-cell office:value-type="float" office:value="86376305111000" calcext:value-type="float">
            <text:p>86376305111000</text:p>
          </table:table-cell>
          <table:table-cell/>
          <table:table-cell table:formula="of:=[.B159]-[.A159]" office:value-type="float" office:value="45387" calcext:value-type="float">
            <text:p>45387</text:p>
          </table:table-cell>
          <table:table-cell table:formula="of:=[.C159]-[.B159]" office:value-type="float" office:value="208904" calcext:value-type="float">
            <text:p>208904</text:p>
          </table:table-cell>
          <table:table-cell table:formula="of:=[.C159]-[.A159]" office:value-type="float" office:value="254291" calcext:value-type="float">
            <text:p>254291</text:p>
          </table:table-cell>
          <table:table-cell/>
          <table:table-cell table:formula="of:=[.E159]/[.G159]" office:value-type="percentage" office:value="0.178484492176286" calcext:value-type="percentage">
            <text:p>17,85 %</text:p>
          </table:table-cell>
          <table:table-cell table:number-columns-repeated="4"/>
        </table:table-row>
        <table:table-row table:style-name="ro1">
          <table:table-cell office:value-type="float" office:value="86376309369774" calcext:value-type="float">
            <text:p>86376309369774</text:p>
          </table:table-cell>
          <table:table-cell office:value-type="float" office:value="86376309414129" calcext:value-type="float">
            <text:p>86376309414129</text:p>
          </table:table-cell>
          <table:table-cell office:value-type="float" office:value="86376309619645" calcext:value-type="float">
            <text:p>86376309619645</text:p>
          </table:table-cell>
          <table:table-cell/>
          <table:table-cell table:formula="of:=[.B160]-[.A160]" office:value-type="float" office:value="44355" calcext:value-type="float">
            <text:p>44355</text:p>
          </table:table-cell>
          <table:table-cell table:formula="of:=[.C160]-[.B160]" office:value-type="float" office:value="205516" calcext:value-type="float">
            <text:p>205516</text:p>
          </table:table-cell>
          <table:table-cell table:formula="of:=[.C160]-[.A160]" office:value-type="float" office:value="249871" calcext:value-type="float">
            <text:p>249871</text:p>
          </table:table-cell>
          <table:table-cell/>
          <table:table-cell table:formula="of:=[.E160]/[.G160]" office:value-type="percentage" office:value="0.177511595983528" calcext:value-type="percentage">
            <text:p>17,75 %</text:p>
          </table:table-cell>
          <table:table-cell table:number-columns-repeated="4"/>
        </table:table-row>
        <table:table-row table:style-name="ro1">
          <table:table-cell office:value-type="float" office:value="86376313881645" calcext:value-type="float">
            <text:p>86376313881645</text:p>
          </table:table-cell>
          <table:table-cell office:value-type="float" office:value="86376313927483" calcext:value-type="float">
            <text:p>86376313927483</text:p>
          </table:table-cell>
          <table:table-cell office:value-type="float" office:value="86376314148903" calcext:value-type="float">
            <text:p>86376314148903</text:p>
          </table:table-cell>
          <table:table-cell/>
          <table:table-cell table:formula="of:=[.B161]-[.A161]" office:value-type="float" office:value="45838" calcext:value-type="float">
            <text:p>45838</text:p>
          </table:table-cell>
          <table:table-cell table:formula="of:=[.C161]-[.B161]" office:value-type="float" office:value="221420" calcext:value-type="float">
            <text:p>221420</text:p>
          </table:table-cell>
          <table:table-cell table:formula="of:=[.C161]-[.A161]" office:value-type="float" office:value="267258" calcext:value-type="float">
            <text:p>267258</text:p>
          </table:table-cell>
          <table:table-cell/>
          <table:table-cell table:formula="of:=[.E161]/[.G161]" office:value-type="percentage" office:value="0.171512171759124" calcext:value-type="percentage">
            <text:p>17,15 %</text:p>
          </table:table-cell>
          <table:table-cell table:number-columns-repeated="4"/>
        </table:table-row>
        <table:table-row table:style-name="ro1">
          <table:table-cell office:value-type="float" office:value="86376318393451" calcext:value-type="float">
            <text:p>86376318393451</text:p>
          </table:table-cell>
          <table:table-cell office:value-type="float" office:value="86376318445838" calcext:value-type="float">
            <text:p>86376318445838</text:p>
          </table:table-cell>
          <table:table-cell office:value-type="float" office:value="86376318659290" calcext:value-type="float">
            <text:p>86376318659290</text:p>
          </table:table-cell>
          <table:table-cell/>
          <table:table-cell table:formula="of:=[.B162]-[.A162]" office:value-type="float" office:value="52387" calcext:value-type="float">
            <text:p>52387</text:p>
          </table:table-cell>
          <table:table-cell table:formula="of:=[.C162]-[.B162]" office:value-type="float" office:value="213452" calcext:value-type="float">
            <text:p>213452</text:p>
          </table:table-cell>
          <table:table-cell table:formula="of:=[.C162]-[.A162]" office:value-type="float" office:value="265839" calcext:value-type="float">
            <text:p>265839</text:p>
          </table:table-cell>
          <table:table-cell/>
          <table:table-cell table:formula="of:=[.E162]/[.G162]" office:value-type="percentage" office:value="0.197062883925985" calcext:value-type="percentage">
            <text:p>19,71 %</text:p>
          </table:table-cell>
          <table:table-cell table:number-columns-repeated="4"/>
        </table:table-row>
        <table:table-row table:style-name="ro1">
          <table:table-cell office:value-type="float" office:value="86376322906032" calcext:value-type="float">
            <text:p>86376322906032</text:p>
          </table:table-cell>
          <table:table-cell office:value-type="float" office:value="86376322951870" calcext:value-type="float">
            <text:p>86376322951870</text:p>
          </table:table-cell>
          <table:table-cell office:value-type="float" office:value="86376323148419" calcext:value-type="float">
            <text:p>86376323148419</text:p>
          </table:table-cell>
          <table:table-cell/>
          <table:table-cell table:formula="of:=[.B163]-[.A163]" office:value-type="float" office:value="45838" calcext:value-type="float">
            <text:p>45838</text:p>
          </table:table-cell>
          <table:table-cell table:formula="of:=[.C163]-[.B163]" office:value-type="float" office:value="196549" calcext:value-type="float">
            <text:p>196549</text:p>
          </table:table-cell>
          <table:table-cell table:formula="of:=[.C163]-[.A163]" office:value-type="float" office:value="242387" calcext:value-type="float">
            <text:p>242387</text:p>
          </table:table-cell>
          <table:table-cell/>
          <table:table-cell table:formula="of:=[.E163]/[.G163]" office:value-type="percentage" office:value="0.18911080214698" calcext:value-type="percentage">
            <text:p>18,91 %</text:p>
          </table:table-cell>
          <table:table-cell table:number-columns-repeated="4"/>
        </table:table-row>
        <table:table-row table:style-name="ro1">
          <table:table-cell office:value-type="float" office:value="86376327417806" calcext:value-type="float">
            <text:p>86376327417806</text:p>
          </table:table-cell>
          <table:table-cell office:value-type="float" office:value="86376327463322" calcext:value-type="float">
            <text:p>86376327463322</text:p>
          </table:table-cell>
          <table:table-cell office:value-type="float" office:value="86376327685290" calcext:value-type="float">
            <text:p>86376327685290</text:p>
          </table:table-cell>
          <table:table-cell/>
          <table:table-cell table:formula="of:=[.B164]-[.A164]" office:value-type="float" office:value="45516" calcext:value-type="float">
            <text:p>45516</text:p>
          </table:table-cell>
          <table:table-cell table:formula="of:=[.C164]-[.B164]" office:value-type="float" office:value="221968" calcext:value-type="float">
            <text:p>221968</text:p>
          </table:table-cell>
          <table:table-cell table:formula="of:=[.C164]-[.A164]" office:value-type="float" office:value="267484" calcext:value-type="float">
            <text:p>267484</text:p>
          </table:table-cell>
          <table:table-cell/>
          <table:table-cell table:formula="of:=[.E164]/[.G164]" office:value-type="percentage" office:value="0.170163449028727" calcext:value-type="percentage">
            <text:p>17,02 %</text:p>
          </table:table-cell>
          <table:table-cell table:number-columns-repeated="4"/>
        </table:table-row>
        <table:table-row table:style-name="ro1">
          <table:table-cell office:value-type="float" office:value="86376331930419" calcext:value-type="float">
            <text:p>86376331930419</text:p>
          </table:table-cell>
          <table:table-cell office:value-type="float" office:value="86376331975387" calcext:value-type="float">
            <text:p>86376331975387</text:p>
          </table:table-cell>
          <table:table-cell office:value-type="float" office:value="86376332183870" calcext:value-type="float">
            <text:p>86376332183870</text:p>
          </table:table-cell>
          <table:table-cell/>
          <table:table-cell table:formula="of:=[.B165]-[.A165]" office:value-type="float" office:value="44968" calcext:value-type="float">
            <text:p>44968</text:p>
          </table:table-cell>
          <table:table-cell table:formula="of:=[.C165]-[.B165]" office:value-type="float" office:value="208483" calcext:value-type="float">
            <text:p>208483</text:p>
          </table:table-cell>
          <table:table-cell table:formula="of:=[.C165]-[.A165]" office:value-type="float" office:value="253451" calcext:value-type="float">
            <text:p>253451</text:p>
          </table:table-cell>
          <table:table-cell/>
          <table:table-cell table:formula="of:=[.E165]/[.G165]" office:value-type="percentage" office:value="0.177422854910811" calcext:value-type="percentage">
            <text:p>17,74 %</text:p>
          </table:table-cell>
          <table:table-cell table:number-columns-repeated="4"/>
        </table:table-row>
        <table:table-row table:style-name="ro1">
          <table:table-cell office:value-type="float" office:value="86376336443000" calcext:value-type="float">
            <text:p>86376336443000</text:p>
          </table:table-cell>
          <table:table-cell office:value-type="float" office:value="86376336485419" calcext:value-type="float">
            <text:p>86376336485419</text:p>
          </table:table-cell>
          <table:table-cell office:value-type="float" office:value="86376336689516" calcext:value-type="float">
            <text:p>86376336689516</text:p>
          </table:table-cell>
          <table:table-cell/>
          <table:table-cell table:formula="of:=[.B166]-[.A166]" office:value-type="float" office:value="42419" calcext:value-type="float">
            <text:p>42419</text:p>
          </table:table-cell>
          <table:table-cell table:formula="of:=[.C166]-[.B166]" office:value-type="float" office:value="204097" calcext:value-type="float">
            <text:p>204097</text:p>
          </table:table-cell>
          <table:table-cell table:formula="of:=[.C166]-[.A166]" office:value-type="float" office:value="246516" calcext:value-type="float">
            <text:p>246516</text:p>
          </table:table-cell>
          <table:table-cell/>
          <table:table-cell table:formula="of:=[.E166]/[.G166]" office:value-type="percentage" office:value="0.172074023592789" calcext:value-type="percentage">
            <text:p>17,21 %</text:p>
          </table:table-cell>
          <table:table-cell table:number-columns-repeated="4"/>
        </table:table-row>
        <table:table-row table:style-name="ro1">
          <table:table-cell office:value-type="float" office:value="86376340955161" calcext:value-type="float">
            <text:p>86376340955161</text:p>
          </table:table-cell>
          <table:table-cell office:value-type="float" office:value="86376341000354" calcext:value-type="float">
            <text:p>86376341000354</text:p>
          </table:table-cell>
          <table:table-cell office:value-type="float" office:value="86376341219193" calcext:value-type="float">
            <text:p>86376341219193</text:p>
          </table:table-cell>
          <table:table-cell/>
          <table:table-cell table:formula="of:=[.B167]-[.A167]" office:value-type="float" office:value="45193" calcext:value-type="float">
            <text:p>45193</text:p>
          </table:table-cell>
          <table:table-cell table:formula="of:=[.C167]-[.B167]" office:value-type="float" office:value="218839" calcext:value-type="float">
            <text:p>218839</text:p>
          </table:table-cell>
          <table:table-cell table:formula="of:=[.C167]-[.A167]" office:value-type="float" office:value="264032" calcext:value-type="float">
            <text:p>264032</text:p>
          </table:table-cell>
          <table:table-cell/>
          <table:table-cell table:formula="of:=[.E167]/[.G167]" office:value-type="percentage" office:value="0.171164858804993" calcext:value-type="percentage">
            <text:p>17,12 %</text:p>
          </table:table-cell>
          <table:table-cell table:number-columns-repeated="4"/>
        </table:table-row>
        <table:table-row table:style-name="ro1">
          <table:table-cell office:value-type="float" office:value="86376345467419" calcext:value-type="float">
            <text:p>86376345467419</text:p>
          </table:table-cell>
          <table:table-cell office:value-type="float" office:value="86376345533838" calcext:value-type="float">
            <text:p>86376345533838</text:p>
          </table:table-cell>
          <table:table-cell office:value-type="float" office:value="86376345764838" calcext:value-type="float">
            <text:p>86376345764838</text:p>
          </table:table-cell>
          <table:table-cell/>
          <table:table-cell table:formula="of:=[.B168]-[.A168]" office:value-type="float" office:value="66419" calcext:value-type="float">
            <text:p>66419</text:p>
          </table:table-cell>
          <table:table-cell table:formula="of:=[.C168]-[.B168]" office:value-type="float" office:value="231000" calcext:value-type="float">
            <text:p>231000</text:p>
          </table:table-cell>
          <table:table-cell table:formula="of:=[.C168]-[.A168]" office:value-type="float" office:value="297419" calcext:value-type="float">
            <text:p>297419</text:p>
          </table:table-cell>
          <table:table-cell/>
          <table:table-cell table:formula="of:=[.E168]/[.G168]" office:value-type="percentage" office:value="0.223317945390173" calcext:value-type="percentage">
            <text:p>22,33 %</text:p>
          </table:table-cell>
          <table:table-cell table:number-columns-repeated="4"/>
        </table:table-row>
        <table:table-row table:style-name="ro1">
          <table:table-cell office:value-type="float" office:value="86376349979483" calcext:value-type="float">
            <text:p>86376349979483</text:p>
          </table:table-cell>
          <table:table-cell office:value-type="float" office:value="86376350017741" calcext:value-type="float">
            <text:p>86376350017741</text:p>
          </table:table-cell>
          <table:table-cell office:value-type="float" office:value="86376350203741" calcext:value-type="float">
            <text:p>86376350203741</text:p>
          </table:table-cell>
          <table:table-cell/>
          <table:table-cell table:formula="of:=[.B169]-[.A169]" office:value-type="float" office:value="38258" calcext:value-type="float">
            <text:p>38258</text:p>
          </table:table-cell>
          <table:table-cell table:formula="of:=[.C169]-[.B169]" office:value-type="float" office:value="186000" calcext:value-type="float">
            <text:p>186000</text:p>
          </table:table-cell>
          <table:table-cell table:formula="of:=[.C169]-[.A169]" office:value-type="float" office:value="224258" calcext:value-type="float">
            <text:p>224258</text:p>
          </table:table-cell>
          <table:table-cell/>
          <table:table-cell table:formula="of:=[.E169]/[.G169]" office:value-type="percentage" office:value="0.170598150344692" calcext:value-type="percentage">
            <text:p>17,06 %</text:p>
          </table:table-cell>
          <table:table-cell table:number-columns-repeated="4"/>
        </table:table-row>
        <table:table-row table:style-name="ro1">
          <table:table-cell office:value-type="float" office:value="86376354491483" calcext:value-type="float">
            <text:p>86376354491483</text:p>
          </table:table-cell>
          <table:table-cell office:value-type="float" office:value="86376354534548" calcext:value-type="float">
            <text:p>86376354534548</text:p>
          </table:table-cell>
          <table:table-cell office:value-type="float" office:value="86376354739483" calcext:value-type="float">
            <text:p>86376354739483</text:p>
          </table:table-cell>
          <table:table-cell/>
          <table:table-cell table:formula="of:=[.B170]-[.A170]" office:value-type="float" office:value="43065" calcext:value-type="float">
            <text:p>43065</text:p>
          </table:table-cell>
          <table:table-cell table:formula="of:=[.C170]-[.B170]" office:value-type="float" office:value="204935" calcext:value-type="float">
            <text:p>204935</text:p>
          </table:table-cell>
          <table:table-cell table:formula="of:=[.C170]-[.A170]" office:value-type="float" office:value="248000" calcext:value-type="float">
            <text:p>248000</text:p>
          </table:table-cell>
          <table:table-cell/>
          <table:table-cell table:formula="of:=[.E170]/[.G170]" office:value-type="percentage" office:value="0.173649193548387" calcext:value-type="percentage">
            <text:p>17,36 %</text:p>
          </table:table-cell>
          <table:table-cell table:number-columns-repeated="4"/>
        </table:table-row>
        <table:table-row table:style-name="ro1">
          <table:table-cell office:value-type="float" office:value="86376359003129" calcext:value-type="float">
            <text:p>86376359003129</text:p>
          </table:table-cell>
          <table:table-cell office:value-type="float" office:value="86376359045258" calcext:value-type="float">
            <text:p>86376359045258</text:p>
          </table:table-cell>
          <table:table-cell office:value-type="float" office:value="86376359252677" calcext:value-type="float">
            <text:p>86376359252677</text:p>
          </table:table-cell>
          <table:table-cell/>
          <table:table-cell table:formula="of:=[.B171]-[.A171]" office:value-type="float" office:value="42129" calcext:value-type="float">
            <text:p>42129</text:p>
          </table:table-cell>
          <table:table-cell table:formula="of:=[.C171]-[.B171]" office:value-type="float" office:value="207419" calcext:value-type="float">
            <text:p>207419</text:p>
          </table:table-cell>
          <table:table-cell table:formula="of:=[.C171]-[.A171]" office:value-type="float" office:value="249548" calcext:value-type="float">
            <text:p>249548</text:p>
          </table:table-cell>
          <table:table-cell/>
          <table:table-cell table:formula="of:=[.E171]/[.G171]" office:value-type="percentage" office:value="0.168821228781637" calcext:value-type="percentage">
            <text:p>16,88 %</text:p>
          </table:table-cell>
          <table:table-cell table:number-columns-repeated="4"/>
        </table:table-row>
        <table:table-row table:style-name="ro1">
          <table:table-cell office:value-type="float" office:value="86376363515645" calcext:value-type="float">
            <text:p>86376363515645</text:p>
          </table:table-cell>
          <table:table-cell office:value-type="float" office:value="86376363562290" calcext:value-type="float">
            <text:p>86376363562290</text:p>
          </table:table-cell>
          <table:table-cell office:value-type="float" office:value="86376363784967" calcext:value-type="float">
            <text:p>86376363784967</text:p>
          </table:table-cell>
          <table:table-cell/>
          <table:table-cell table:formula="of:=[.B172]-[.A172]" office:value-type="float" office:value="46645" calcext:value-type="float">
            <text:p>46645</text:p>
          </table:table-cell>
          <table:table-cell table:formula="of:=[.C172]-[.B172]" office:value-type="float" office:value="222677" calcext:value-type="float">
            <text:p>222677</text:p>
          </table:table-cell>
          <table:table-cell table:formula="of:=[.C172]-[.A172]" office:value-type="float" office:value="269322" calcext:value-type="float">
            <text:p>269322</text:p>
          </table:table-cell>
          <table:table-cell/>
          <table:table-cell table:formula="of:=[.E172]/[.G172]" office:value-type="percentage" office:value="0.173194169061569" calcext:value-type="percentage">
            <text:p>17,32 %</text:p>
          </table:table-cell>
          <table:table-cell table:number-columns-repeated="4"/>
        </table:table-row>
        <table:table-row table:style-name="ro1">
          <table:table-cell office:value-type="float" office:value="86376368028677" calcext:value-type="float">
            <text:p>86376368028677</text:p>
          </table:table-cell>
          <table:table-cell office:value-type="float" office:value="86376368074290" calcext:value-type="float">
            <text:p>86376368074290</text:p>
          </table:table-cell>
          <table:table-cell office:value-type="float" office:value="86376368280000" calcext:value-type="float">
            <text:p>86376368280000</text:p>
          </table:table-cell>
          <table:table-cell/>
          <table:table-cell table:formula="of:=[.B173]-[.A173]" office:value-type="float" office:value="45613" calcext:value-type="float">
            <text:p>45613</text:p>
          </table:table-cell>
          <table:table-cell table:formula="of:=[.C173]-[.B173]" office:value-type="float" office:value="205710" calcext:value-type="float">
            <text:p>205710</text:p>
          </table:table-cell>
          <table:table-cell table:formula="of:=[.C173]-[.A173]" office:value-type="float" office:value="251323" calcext:value-type="float">
            <text:p>251323</text:p>
          </table:table-cell>
          <table:table-cell/>
          <table:table-cell table:formula="of:=[.E173]/[.G173]" office:value-type="percentage" office:value="0.18149154673468" calcext:value-type="percentage">
            <text:p>18,15 %</text:p>
          </table:table-cell>
          <table:table-cell table:number-columns-repeated="4"/>
        </table:table-row>
        <table:table-row table:style-name="ro1">
          <table:table-cell office:value-type="float" office:value="86376372540838" calcext:value-type="float">
            <text:p>86376372540838</text:p>
          </table:table-cell>
          <table:table-cell office:value-type="float" office:value="86376372582709" calcext:value-type="float">
            <text:p>86376372582709</text:p>
          </table:table-cell>
          <table:table-cell office:value-type="float" office:value="86376372785870" calcext:value-type="float">
            <text:p>86376372785870</text:p>
          </table:table-cell>
          <table:table-cell/>
          <table:table-cell table:formula="of:=[.B174]-[.A174]" office:value-type="float" office:value="41871" calcext:value-type="float">
            <text:p>41871</text:p>
          </table:table-cell>
          <table:table-cell table:formula="of:=[.C174]-[.B174]" office:value-type="float" office:value="203161" calcext:value-type="float">
            <text:p>203161</text:p>
          </table:table-cell>
          <table:table-cell table:formula="of:=[.C174]-[.A174]" office:value-type="float" office:value="245032" calcext:value-type="float">
            <text:p>245032</text:p>
          </table:table-cell>
          <table:table-cell/>
          <table:table-cell table:formula="of:=[.E174]/[.G174]" office:value-type="percentage" office:value="0.17087972183225" calcext:value-type="percentage">
            <text:p>17,09 %</text:p>
          </table:table-cell>
          <table:table-cell table:number-columns-repeated="4"/>
        </table:table-row>
        <table:table-row table:style-name="ro1">
          <table:table-cell office:value-type="float" office:value="86376377052548" calcext:value-type="float">
            <text:p>86376377052548</text:p>
          </table:table-cell>
          <table:table-cell office:value-type="float" office:value="86376377095000" calcext:value-type="float">
            <text:p>86376377095000</text:p>
          </table:table-cell>
          <table:table-cell office:value-type="float" office:value="86376377299258" calcext:value-type="float">
            <text:p>86376377299258</text:p>
          </table:table-cell>
          <table:table-cell/>
          <table:table-cell table:formula="of:=[.B175]-[.A175]" office:value-type="float" office:value="42452" calcext:value-type="float">
            <text:p>42452</text:p>
          </table:table-cell>
          <table:table-cell table:formula="of:=[.C175]-[.B175]" office:value-type="float" office:value="204258" calcext:value-type="float">
            <text:p>204258</text:p>
          </table:table-cell>
          <table:table-cell table:formula="of:=[.C175]-[.A175]" office:value-type="float" office:value="246710" calcext:value-type="float">
            <text:p>246710</text:p>
          </table:table-cell>
          <table:table-cell/>
          <table:table-cell table:formula="of:=[.E175]/[.G175]" office:value-type="percentage" office:value="0.172072473754611" calcext:value-type="percentage">
            <text:p>17,21 %</text:p>
          </table:table-cell>
          <table:table-cell table:number-columns-repeated="4"/>
        </table:table-row>
        <table:table-row table:style-name="ro1">
          <table:table-cell office:value-type="float" office:value="86376381564064" calcext:value-type="float">
            <text:p>86376381564064</text:p>
          </table:table-cell>
          <table:table-cell office:value-type="float" office:value="86376381608322" calcext:value-type="float">
            <text:p>86376381608322</text:p>
          </table:table-cell>
          <table:table-cell office:value-type="float" office:value="86376381829258" calcext:value-type="float">
            <text:p>86376381829258</text:p>
          </table:table-cell>
          <table:table-cell/>
          <table:table-cell table:formula="of:=[.B176]-[.A176]" office:value-type="float" office:value="44258" calcext:value-type="float">
            <text:p>44258</text:p>
          </table:table-cell>
          <table:table-cell table:formula="of:=[.C176]-[.B176]" office:value-type="float" office:value="220936" calcext:value-type="float">
            <text:p>220936</text:p>
          </table:table-cell>
          <table:table-cell table:formula="of:=[.C176]-[.A176]" office:value-type="float" office:value="265194" calcext:value-type="float">
            <text:p>265194</text:p>
          </table:table-cell>
          <table:table-cell/>
          <table:table-cell table:formula="of:=[.E176]/[.G176]" office:value-type="percentage" office:value="0.166889145304947" calcext:value-type="percentage">
            <text:p>16,69 %</text:p>
          </table:table-cell>
          <table:table-cell table:number-columns-repeated="4"/>
        </table:table-row>
        <table:table-row table:style-name="ro1">
          <table:table-cell office:value-type="float" office:value="86376386076419" calcext:value-type="float">
            <text:p>86376386076419</text:p>
          </table:table-cell>
          <table:table-cell office:value-type="float" office:value="86376386119774" calcext:value-type="float">
            <text:p>86376386119774</text:p>
          </table:table-cell>
          <table:table-cell office:value-type="float" office:value="86376386338290" calcext:value-type="float">
            <text:p>86376386338290</text:p>
          </table:table-cell>
          <table:table-cell/>
          <table:table-cell table:formula="of:=[.B177]-[.A177]" office:value-type="float" office:value="43355" calcext:value-type="float">
            <text:p>43355</text:p>
          </table:table-cell>
          <table:table-cell table:formula="of:=[.C177]-[.B177]" office:value-type="float" office:value="218516" calcext:value-type="float">
            <text:p>218516</text:p>
          </table:table-cell>
          <table:table-cell table:formula="of:=[.C177]-[.A177]" office:value-type="float" office:value="261871" calcext:value-type="float">
            <text:p>261871</text:p>
          </table:table-cell>
          <table:table-cell/>
          <table:table-cell table:formula="of:=[.E177]/[.G177]" office:value-type="percentage" office:value="0.165558614737791" calcext:value-type="percentage">
            <text:p>16,56 %</text:p>
          </table:table-cell>
          <table:table-cell table:number-columns-repeated="4"/>
        </table:table-row>
        <table:table-row table:style-name="ro1">
          <table:table-cell office:value-type="float" office:value="86376390588774" calcext:value-type="float">
            <text:p>86376390588774</text:p>
          </table:table-cell>
          <table:table-cell office:value-type="float" office:value="86376390630838" calcext:value-type="float">
            <text:p>86376390630838</text:p>
          </table:table-cell>
          <table:table-cell office:value-type="float" office:value="86376390833354" calcext:value-type="float">
            <text:p>86376390833354</text:p>
          </table:table-cell>
          <table:table-cell/>
          <table:table-cell table:formula="of:=[.B178]-[.A178]" office:value-type="float" office:value="42064" calcext:value-type="float">
            <text:p>42064</text:p>
          </table:table-cell>
          <table:table-cell table:formula="of:=[.C178]-[.B178]" office:value-type="float" office:value="202516" calcext:value-type="float">
            <text:p>202516</text:p>
          </table:table-cell>
          <table:table-cell table:formula="of:=[.C178]-[.A178]" office:value-type="float" office:value="244580" calcext:value-type="float">
            <text:p>244580</text:p>
          </table:table-cell>
          <table:table-cell/>
          <table:table-cell table:formula="of:=[.E178]/[.G178]" office:value-type="percentage" office:value="0.171984626707008" calcext:value-type="percentage">
            <text:p>17,20 %</text:p>
          </table:table-cell>
          <table:table-cell table:number-columns-repeated="4"/>
        </table:table-row>
        <table:table-row table:style-name="ro1">
          <table:table-cell office:value-type="float" office:value="86376395101741" calcext:value-type="float">
            <text:p>86376395101741</text:p>
          </table:table-cell>
          <table:table-cell office:value-type="float" office:value="86376395146387" calcext:value-type="float">
            <text:p>86376395146387</text:p>
          </table:table-cell>
          <table:table-cell office:value-type="float" office:value="86376395360612" calcext:value-type="float">
            <text:p>86376395360612</text:p>
          </table:table-cell>
          <table:table-cell/>
          <table:table-cell table:formula="of:=[.B179]-[.A179]" office:value-type="float" office:value="44646" calcext:value-type="float">
            <text:p>44646</text:p>
          </table:table-cell>
          <table:table-cell table:formula="of:=[.C179]-[.B179]" office:value-type="float" office:value="214225" calcext:value-type="float">
            <text:p>214225</text:p>
          </table:table-cell>
          <table:table-cell table:formula="of:=[.C179]-[.A179]" office:value-type="float" office:value="258871" calcext:value-type="float">
            <text:p>258871</text:p>
          </table:table-cell>
          <table:table-cell/>
          <table:table-cell table:formula="of:=[.E179]/[.G179]" office:value-type="percentage" office:value="0.172464277574545" calcext:value-type="percentage">
            <text:p>17,25 %</text:p>
          </table:table-cell>
          <table:table-cell table:number-columns-repeated="4"/>
        </table:table-row>
        <table:table-row table:style-name="ro1">
          <table:table-cell office:value-type="float" office:value="86376399613612" calcext:value-type="float">
            <text:p>86376399613612</text:p>
          </table:table-cell>
          <table:table-cell office:value-type="float" office:value="86376399661612" calcext:value-type="float">
            <text:p>86376399661612</text:p>
          </table:table-cell>
          <table:table-cell office:value-type="float" office:value="86376399873000" calcext:value-type="float">
            <text:p>86376399873000</text:p>
          </table:table-cell>
          <table:table-cell/>
          <table:table-cell table:formula="of:=[.B180]-[.A180]" office:value-type="float" office:value="48000" calcext:value-type="float">
            <text:p>48000</text:p>
          </table:table-cell>
          <table:table-cell table:formula="of:=[.C180]-[.B180]" office:value-type="float" office:value="211388" calcext:value-type="float">
            <text:p>211388</text:p>
          </table:table-cell>
          <table:table-cell table:formula="of:=[.C180]-[.A180]" office:value-type="float" office:value="259388" calcext:value-type="float">
            <text:p>259388</text:p>
          </table:table-cell>
          <table:table-cell/>
          <table:table-cell table:formula="of:=[.E180]/[.G180]" office:value-type="percentage" office:value="0.185050966120252" calcext:value-type="percentage">
            <text:p>18,51 %</text:p>
          </table:table-cell>
          <table:table-cell table:number-columns-repeated="4"/>
        </table:table-row>
        <table:table-row table:style-name="ro1">
          <table:table-cell office:value-type="float" office:value="86376404125903" calcext:value-type="float">
            <text:p>86376404125903</text:p>
          </table:table-cell>
          <table:table-cell office:value-type="float" office:value="86376404164225" calcext:value-type="float">
            <text:p>86376404164225</text:p>
          </table:table-cell>
          <table:table-cell office:value-type="float" office:value="86376404338935" calcext:value-type="float">
            <text:p>86376404338935</text:p>
          </table:table-cell>
          <table:table-cell/>
          <table:table-cell table:formula="of:=[.B181]-[.A181]" office:value-type="float" office:value="38322" calcext:value-type="float">
            <text:p>38322</text:p>
          </table:table-cell>
          <table:table-cell table:formula="of:=[.C181]-[.B181]" office:value-type="float" office:value="174710" calcext:value-type="float">
            <text:p>174710</text:p>
          </table:table-cell>
          <table:table-cell table:formula="of:=[.C181]-[.A181]" office:value-type="float" office:value="213032" calcext:value-type="float">
            <text:p>213032</text:p>
          </table:table-cell>
          <table:table-cell/>
          <table:table-cell table:formula="of:=[.E181]/[.G181]" office:value-type="percentage" office:value="0.179888467460288" calcext:value-type="percentage">
            <text:p>17,99 %</text:p>
          </table:table-cell>
          <table:table-cell table:number-columns-repeated="4"/>
        </table:table-row>
        <table:table-row table:style-name="ro1">
          <table:table-cell office:value-type="float" office:value="86376408637645" calcext:value-type="float">
            <text:p>86376408637645</text:p>
          </table:table-cell>
          <table:table-cell office:value-type="float" office:value="86376408682322" calcext:value-type="float">
            <text:p>86376408682322</text:p>
          </table:table-cell>
          <table:table-cell office:value-type="float" office:value="86376408898838" calcext:value-type="float">
            <text:p>86376408898838</text:p>
          </table:table-cell>
          <table:table-cell/>
          <table:table-cell table:formula="of:=[.B182]-[.A182]" office:value-type="float" office:value="44677" calcext:value-type="float">
            <text:p>44677</text:p>
          </table:table-cell>
          <table:table-cell table:formula="of:=[.C182]-[.B182]" office:value-type="float" office:value="216516" calcext:value-type="float">
            <text:p>216516</text:p>
          </table:table-cell>
          <table:table-cell table:formula="of:=[.C182]-[.A182]" office:value-type="float" office:value="261193" calcext:value-type="float">
            <text:p>261193</text:p>
          </table:table-cell>
          <table:table-cell/>
          <table:table-cell table:formula="of:=[.E182]/[.G182]" office:value-type="percentage" office:value="0.171049760139054" calcext:value-type="percentage">
            <text:p>17,10 %</text:p>
          </table:table-cell>
          <table:table-cell table:number-columns-repeated="4"/>
        </table:table-row>
        <table:table-row table:style-name="ro1">
          <table:table-cell office:value-type="float" office:value="86376413150193" calcext:value-type="float">
            <text:p>86376413150193</text:p>
          </table:table-cell>
          <table:table-cell office:value-type="float" office:value="86376413194096" calcext:value-type="float">
            <text:p>86376413194096</text:p>
          </table:table-cell>
          <table:table-cell office:value-type="float" office:value="86376413405677" calcext:value-type="float">
            <text:p>86376413405677</text:p>
          </table:table-cell>
          <table:table-cell/>
          <table:table-cell table:formula="of:=[.B183]-[.A183]" office:value-type="float" office:value="43903" calcext:value-type="float">
            <text:p>43903</text:p>
          </table:table-cell>
          <table:table-cell table:formula="of:=[.C183]-[.B183]" office:value-type="float" office:value="211581" calcext:value-type="float">
            <text:p>211581</text:p>
          </table:table-cell>
          <table:table-cell table:formula="of:=[.C183]-[.A183]" office:value-type="float" office:value="255484" calcext:value-type="float">
            <text:p>255484</text:p>
          </table:table-cell>
          <table:table-cell/>
          <table:table-cell table:formula="of:=[.E183]/[.G183]" office:value-type="percentage" office:value="0.171842463715927" calcext:value-type="percentage">
            <text:p>17,18 %</text:p>
          </table:table-cell>
          <table:table-cell table:number-columns-repeated="4"/>
        </table:table-row>
        <table:table-row table:style-name="ro1">
          <table:table-cell office:value-type="float" office:value="86376417662677" calcext:value-type="float">
            <text:p>86376417662677</text:p>
          </table:table-cell>
          <table:table-cell office:value-type="float" office:value="86376417709580" calcext:value-type="float">
            <text:p>86376417709580</text:p>
          </table:table-cell>
          <table:table-cell office:value-type="float" office:value="86376417914322" calcext:value-type="float">
            <text:p>86376417914322</text:p>
          </table:table-cell>
          <table:table-cell/>
          <table:table-cell table:formula="of:=[.B184]-[.A184]" office:value-type="float" office:value="46903" calcext:value-type="float">
            <text:p>46903</text:p>
          </table:table-cell>
          <table:table-cell table:formula="of:=[.C184]-[.B184]" office:value-type="float" office:value="204742" calcext:value-type="float">
            <text:p>204742</text:p>
          </table:table-cell>
          <table:table-cell table:formula="of:=[.C184]-[.A184]" office:value-type="float" office:value="251645" calcext:value-type="float">
            <text:p>251645</text:p>
          </table:table-cell>
          <table:table-cell/>
          <table:table-cell table:formula="of:=[.E184]/[.G184]" office:value-type="percentage" office:value="0.18638558286475" calcext:value-type="percentage">
            <text:p>18,64 %</text:p>
          </table:table-cell>
          <table:table-cell table:number-columns-repeated="4"/>
        </table:table-row>
        <table:table-row table:style-name="ro1">
          <table:table-cell office:value-type="float" office:value="86376422173451" calcext:value-type="float">
            <text:p>86376422173451</text:p>
          </table:table-cell>
          <table:table-cell office:value-type="float" office:value="86376422215741" calcext:value-type="float">
            <text:p>86376422215741</text:p>
          </table:table-cell>
          <table:table-cell office:value-type="float" office:value="86376422427645" calcext:value-type="float">
            <text:p>86376422427645</text:p>
          </table:table-cell>
          <table:table-cell/>
          <table:table-cell table:formula="of:=[.B185]-[.A185]" office:value-type="float" office:value="42290" calcext:value-type="float">
            <text:p>42290</text:p>
          </table:table-cell>
          <table:table-cell table:formula="of:=[.C185]-[.B185]" office:value-type="float" office:value="211904" calcext:value-type="float">
            <text:p>211904</text:p>
          </table:table-cell>
          <table:table-cell table:formula="of:=[.C185]-[.A185]" office:value-type="float" office:value="254194" calcext:value-type="float">
            <text:p>254194</text:p>
          </table:table-cell>
          <table:table-cell/>
          <table:table-cell table:formula="of:=[.E185]/[.G185]" office:value-type="percentage" office:value="0.166368993760671" calcext:value-type="percentage">
            <text:p>16,64 %</text:p>
          </table:table-cell>
          <table:table-cell table:number-columns-repeated="4"/>
        </table:table-row>
        <table:table-row table:style-name="ro1">
          <table:table-cell office:value-type="float" office:value="86376426686451" calcext:value-type="float">
            <text:p>86376426686451</text:p>
          </table:table-cell>
          <table:table-cell office:value-type="float" office:value="86376426740645" calcext:value-type="float">
            <text:p>86376426740645</text:p>
          </table:table-cell>
          <table:table-cell office:value-type="float" office:value="86376426954161" calcext:value-type="float">
            <text:p>86376426954161</text:p>
          </table:table-cell>
          <table:table-cell/>
          <table:table-cell table:formula="of:=[.B186]-[.A186]" office:value-type="float" office:value="54194" calcext:value-type="float">
            <text:p>54194</text:p>
          </table:table-cell>
          <table:table-cell table:formula="of:=[.C186]-[.B186]" office:value-type="float" office:value="213516" calcext:value-type="float">
            <text:p>213516</text:p>
          </table:table-cell>
          <table:table-cell table:formula="of:=[.C186]-[.A186]" office:value-type="float" office:value="267710" calcext:value-type="float">
            <text:p>267710</text:p>
          </table:table-cell>
          <table:table-cell/>
          <table:table-cell table:formula="of:=[.E186]/[.G186]" office:value-type="percentage" office:value="0.202435471218856" calcext:value-type="percentage">
            <text:p>20,24 %</text:p>
          </table:table-cell>
          <table:table-cell table:number-columns-repeated="4"/>
        </table:table-row>
        <table:table-row table:style-name="ro1">
          <table:table-cell office:value-type="float" office:value="86376431198870" calcext:value-type="float">
            <text:p>86376431198870</text:p>
          </table:table-cell>
          <table:table-cell office:value-type="float" office:value="86376431234806" calcext:value-type="float">
            <text:p>86376431234806</text:p>
          </table:table-cell>
          <table:table-cell office:value-type="float" office:value="86376431418645" calcext:value-type="float">
            <text:p>86376431418645</text:p>
          </table:table-cell>
          <table:table-cell/>
          <table:table-cell table:formula="of:=[.B187]-[.A187]" office:value-type="float" office:value="35936" calcext:value-type="float">
            <text:p>35936</text:p>
          </table:table-cell>
          <table:table-cell table:formula="of:=[.C187]-[.B187]" office:value-type="float" office:value="183839" calcext:value-type="float">
            <text:p>183839</text:p>
          </table:table-cell>
          <table:table-cell table:formula="of:=[.C187]-[.A187]" office:value-type="float" office:value="219775" calcext:value-type="float">
            <text:p>219775</text:p>
          </table:table-cell>
          <table:table-cell/>
          <table:table-cell table:formula="of:=[.E187]/[.G187]" office:value-type="percentage" office:value="0.163512683426231" calcext:value-type="percentage">
            <text:p>16,35 %</text:p>
          </table:table-cell>
          <table:table-cell table:number-columns-repeated="4"/>
        </table:table-row>
        <table:table-row table:style-name="ro1">
          <table:table-cell office:value-type="float" office:value="86376435710645" calcext:value-type="float">
            <text:p>86376435710645</text:p>
          </table:table-cell>
          <table:table-cell office:value-type="float" office:value="86376435752935" calcext:value-type="float">
            <text:p>86376435752935</text:p>
          </table:table-cell>
          <table:table-cell office:value-type="float" office:value="86376435953870" calcext:value-type="float">
            <text:p>86376435953870</text:p>
          </table:table-cell>
          <table:table-cell/>
          <table:table-cell table:formula="of:=[.B188]-[.A188]" office:value-type="float" office:value="42290" calcext:value-type="float">
            <text:p>42290</text:p>
          </table:table-cell>
          <table:table-cell table:formula="of:=[.C188]-[.B188]" office:value-type="float" office:value="200935" calcext:value-type="float">
            <text:p>200935</text:p>
          </table:table-cell>
          <table:table-cell table:formula="of:=[.C188]-[.A188]" office:value-type="float" office:value="243225" calcext:value-type="float">
            <text:p>243225</text:p>
          </table:table-cell>
          <table:table-cell/>
          <table:table-cell table:formula="of:=[.E188]/[.G188]" office:value-type="percentage" office:value="0.173871929283585" calcext:value-type="percentage">
            <text:p>17,39 %</text:p>
          </table:table-cell>
          <table:table-cell table:number-columns-repeated="4"/>
        </table:table-row>
        <table:table-row table:style-name="ro1">
          <table:table-cell office:value-type="float" office:value="86376440223064" calcext:value-type="float">
            <text:p>86376440223064</text:p>
          </table:table-cell>
          <table:table-cell office:value-type="float" office:value="86376440264419" calcext:value-type="float">
            <text:p>86376440264419</text:p>
          </table:table-cell>
          <table:table-cell office:value-type="float" office:value="86376440463387" calcext:value-type="float">
            <text:p>86376440463387</text:p>
          </table:table-cell>
          <table:table-cell/>
          <table:table-cell table:formula="of:=[.B189]-[.A189]" office:value-type="float" office:value="41355" calcext:value-type="float">
            <text:p>41355</text:p>
          </table:table-cell>
          <table:table-cell table:formula="of:=[.C189]-[.B189]" office:value-type="float" office:value="198968" calcext:value-type="float">
            <text:p>198968</text:p>
          </table:table-cell>
          <table:table-cell table:formula="of:=[.C189]-[.A189]" office:value-type="float" office:value="240323" calcext:value-type="float">
            <text:p>240323</text:p>
          </table:table-cell>
          <table:table-cell/>
          <table:table-cell table:formula="of:=[.E189]/[.G189]" office:value-type="percentage" office:value="0.172080907778282" calcext:value-type="percentage">
            <text:p>17,21 %</text:p>
          </table:table-cell>
          <table:table-cell table:number-columns-repeated="4"/>
        </table:table-row>
        <table:table-row table:style-name="ro1">
          <table:table-cell office:value-type="float" office:value="86376444735354" calcext:value-type="float">
            <text:p>86376444735354</text:p>
          </table:table-cell>
          <table:table-cell office:value-type="float" office:value="86376444781064" calcext:value-type="float">
            <text:p>86376444781064</text:p>
          </table:table-cell>
          <table:table-cell office:value-type="float" office:value="86376445003258" calcext:value-type="float">
            <text:p>86376445003258</text:p>
          </table:table-cell>
          <table:table-cell/>
          <table:table-cell table:formula="of:=[.B190]-[.A190]" office:value-type="float" office:value="45710" calcext:value-type="float">
            <text:p>45710</text:p>
          </table:table-cell>
          <table:table-cell table:formula="of:=[.C190]-[.B190]" office:value-type="float" office:value="222194" calcext:value-type="float">
            <text:p>222194</text:p>
          </table:table-cell>
          <table:table-cell table:formula="of:=[.C190]-[.A190]" office:value-type="float" office:value="267904" calcext:value-type="float">
            <text:p>267904</text:p>
          </table:table-cell>
          <table:table-cell/>
          <table:table-cell table:formula="of:=[.E190]/[.G190]" office:value-type="percentage" office:value="0.170620819397993" calcext:value-type="percentage">
            <text:p>17,06 %</text:p>
          </table:table-cell>
          <table:table-cell table:number-columns-repeated="4"/>
        </table:table-row>
        <table:table-row table:style-name="ro1">
          <table:table-cell office:value-type="float" office:value="86376449247354" calcext:value-type="float">
            <text:p>86376449247354</text:p>
          </table:table-cell>
          <table:table-cell office:value-type="float" office:value="86376449290193" calcext:value-type="float">
            <text:p>86376449290193</text:p>
          </table:table-cell>
          <table:table-cell office:value-type="float" office:value="86376449503354" calcext:value-type="float">
            <text:p>86376449503354</text:p>
          </table:table-cell>
          <table:table-cell/>
          <table:table-cell table:formula="of:=[.B191]-[.A191]" office:value-type="float" office:value="42839" calcext:value-type="float">
            <text:p>42839</text:p>
          </table:table-cell>
          <table:table-cell table:formula="of:=[.C191]-[.B191]" office:value-type="float" office:value="213161" calcext:value-type="float">
            <text:p>213161</text:p>
          </table:table-cell>
          <table:table-cell table:formula="of:=[.C191]-[.A191]" office:value-type="float" office:value="256000" calcext:value-type="float">
            <text:p>256000</text:p>
          </table:table-cell>
          <table:table-cell/>
          <table:table-cell table:formula="of:=[.E191]/[.G191]" office:value-type="percentage" office:value="0.16733984375" calcext:value-type="percentage">
            <text:p>16,73 %</text:p>
          </table:table-cell>
          <table:table-cell table:number-columns-repeated="4"/>
        </table:table-row>
        <table:table-row table:style-name="ro1">
          <table:table-cell office:value-type="float" office:value="86376453758935" calcext:value-type="float">
            <text:p>86376453758935</text:p>
          </table:table-cell>
          <table:table-cell office:value-type="float" office:value="86376453801000" calcext:value-type="float">
            <text:p>86376453801000</text:p>
          </table:table-cell>
          <table:table-cell office:value-type="float" office:value="86376454006516" calcext:value-type="float">
            <text:p>86376454006516</text:p>
          </table:table-cell>
          <table:table-cell/>
          <table:table-cell table:formula="of:=[.B192]-[.A192]" office:value-type="float" office:value="42065" calcext:value-type="float">
            <text:p>42065</text:p>
          </table:table-cell>
          <table:table-cell table:formula="of:=[.C192]-[.B192]" office:value-type="float" office:value="205516" calcext:value-type="float">
            <text:p>205516</text:p>
          </table:table-cell>
          <table:table-cell table:formula="of:=[.C192]-[.A192]" office:value-type="float" office:value="247581" calcext:value-type="float">
            <text:p>247581</text:p>
          </table:table-cell>
          <table:table-cell/>
          <table:table-cell table:formula="of:=[.E192]/[.G192]" office:value-type="percentage" office:value="0.169903991017081" calcext:value-type="percentage">
            <text:p>16,99 %</text:p>
          </table:table-cell>
          <table:table-cell table:number-columns-repeated="4"/>
        </table:table-row>
        <table:table-row table:style-name="ro1">
          <table:table-cell office:value-type="float" office:value="86376458271709" calcext:value-type="float">
            <text:p>86376458271709</text:p>
          </table:table-cell>
          <table:table-cell office:value-type="float" office:value="86376458321870" calcext:value-type="float">
            <text:p>86376458321870</text:p>
          </table:table-cell>
          <table:table-cell office:value-type="float" office:value="86376458547225" calcext:value-type="float">
            <text:p>86376458547225</text:p>
          </table:table-cell>
          <table:table-cell/>
          <table:table-cell table:formula="of:=[.B193]-[.A193]" office:value-type="float" office:value="50161" calcext:value-type="float">
            <text:p>50161</text:p>
          </table:table-cell>
          <table:table-cell table:formula="of:=[.C193]-[.B193]" office:value-type="float" office:value="225355" calcext:value-type="float">
            <text:p>225355</text:p>
          </table:table-cell>
          <table:table-cell table:formula="of:=[.C193]-[.A193]" office:value-type="float" office:value="275516" calcext:value-type="float">
            <text:p>275516</text:p>
          </table:table-cell>
          <table:table-cell/>
          <table:table-cell table:formula="of:=[.E193]/[.G193]" office:value-type="percentage" office:value="0.182062021806356" calcext:value-type="percentage">
            <text:p>18,21 %</text:p>
          </table:table-cell>
          <table:table-cell table:number-columns-repeated="4"/>
        </table:table-row>
        <table:table-row table:style-name="ro1">
          <table:table-cell office:value-type="float" office:value="86376462783387" calcext:value-type="float">
            <text:p>86376462783387</text:p>
          </table:table-cell>
          <table:table-cell office:value-type="float" office:value="86376462825290" calcext:value-type="float">
            <text:p>86376462825290</text:p>
          </table:table-cell>
          <table:table-cell office:value-type="float" office:value="86376463037935" calcext:value-type="float">
            <text:p>86376463037935</text:p>
          </table:table-cell>
          <table:table-cell/>
          <table:table-cell table:formula="of:=[.B194]-[.A194]" office:value-type="float" office:value="41903" calcext:value-type="float">
            <text:p>41903</text:p>
          </table:table-cell>
          <table:table-cell table:formula="of:=[.C194]-[.B194]" office:value-type="float" office:value="212645" calcext:value-type="float">
            <text:p>212645</text:p>
          </table:table-cell>
          <table:table-cell table:formula="of:=[.C194]-[.A194]" office:value-type="float" office:value="254548" calcext:value-type="float">
            <text:p>254548</text:p>
          </table:table-cell>
          <table:table-cell/>
          <table:table-cell table:formula="of:=[.E194]/[.G194]" office:value-type="percentage" office:value="0.164617282398605" calcext:value-type="percentage">
            <text:p>16,46 %</text:p>
          </table:table-cell>
          <table:table-cell table:number-columns-repeated="4"/>
        </table:table-row>
        <table:table-row table:style-name="ro1">
          <table:table-cell office:value-type="float" office:value="86376467295935" calcext:value-type="float">
            <text:p>86376467295935</text:p>
          </table:table-cell>
          <table:table-cell office:value-type="float" office:value="86376467340129" calcext:value-type="float">
            <text:p>86376467340129</text:p>
          </table:table-cell>
          <table:table-cell office:value-type="float" office:value="86376467545129" calcext:value-type="float">
            <text:p>86376467545129</text:p>
          </table:table-cell>
          <table:table-cell/>
          <table:table-cell table:formula="of:=[.B195]-[.A195]" office:value-type="float" office:value="44194" calcext:value-type="float">
            <text:p>44194</text:p>
          </table:table-cell>
          <table:table-cell table:formula="of:=[.C195]-[.B195]" office:value-type="float" office:value="205000" calcext:value-type="float">
            <text:p>205000</text:p>
          </table:table-cell>
          <table:table-cell table:formula="of:=[.C195]-[.A195]" office:value-type="float" office:value="249194" calcext:value-type="float">
            <text:p>249194</text:p>
          </table:table-cell>
          <table:table-cell/>
          <table:table-cell table:formula="of:=[.E195]/[.G195]" office:value-type="percentage" office:value="0.177347769207926" calcext:value-type="percentage">
            <text:p>17,73 %</text:p>
          </table:table-cell>
          <table:table-cell table:number-columns-repeated="4"/>
        </table:table-row>
        <table:table-row table:style-name="ro1">
          <table:table-cell office:value-type="float" office:value="86376471808161" calcext:value-type="float">
            <text:p>86376471808161</text:p>
          </table:table-cell>
          <table:table-cell office:value-type="float" office:value="86376471850096" calcext:value-type="float">
            <text:p>86376471850096</text:p>
          </table:table-cell>
          <table:table-cell office:value-type="float" office:value="86376472053451" calcext:value-type="float">
            <text:p>86376472053451</text:p>
          </table:table-cell>
          <table:table-cell/>
          <table:table-cell table:formula="of:=[.B196]-[.A196]" office:value-type="float" office:value="41935" calcext:value-type="float">
            <text:p>41935</text:p>
          </table:table-cell>
          <table:table-cell table:formula="of:=[.C196]-[.B196]" office:value-type="float" office:value="203355" calcext:value-type="float">
            <text:p>203355</text:p>
          </table:table-cell>
          <table:table-cell table:formula="of:=[.C196]-[.A196]" office:value-type="float" office:value="245290" calcext:value-type="float">
            <text:p>245290</text:p>
          </table:table-cell>
          <table:table-cell/>
          <table:table-cell table:formula="of:=[.E196]/[.G196]" office:value-type="percentage" office:value="0.170960903420441" calcext:value-type="percentage">
            <text:p>17,10 %</text:p>
          </table:table-cell>
          <table:table-cell table:number-columns-repeated="4"/>
        </table:table-row>
        <table:table-row table:style-name="ro1">
          <table:table-cell office:value-type="float" office:value="86376476319870" calcext:value-type="float">
            <text:p>86376476319870</text:p>
          </table:table-cell>
          <table:table-cell office:value-type="float" office:value="86376476366580" calcext:value-type="float">
            <text:p>86376476366580</text:p>
          </table:table-cell>
          <table:table-cell office:value-type="float" office:value="86376476587612" calcext:value-type="float">
            <text:p>86376476587612</text:p>
          </table:table-cell>
          <table:table-cell/>
          <table:table-cell table:formula="of:=[.B197]-[.A197]" office:value-type="float" office:value="46710" calcext:value-type="float">
            <text:p>46710</text:p>
          </table:table-cell>
          <table:table-cell table:formula="of:=[.C197]-[.B197]" office:value-type="float" office:value="221032" calcext:value-type="float">
            <text:p>221032</text:p>
          </table:table-cell>
          <table:table-cell table:formula="of:=[.C197]-[.A197]" office:value-type="float" office:value="267742" calcext:value-type="float">
            <text:p>267742</text:p>
          </table:table-cell>
          <table:table-cell/>
          <table:table-cell table:formula="of:=[.E197]/[.G197]" office:value-type="percentage" office:value="0.174458994106266" calcext:value-type="percentage">
            <text:p>17,45 %</text:p>
          </table:table-cell>
          <table:table-cell table:number-columns-repeated="4"/>
        </table:table-row>
        <table:table-row table:style-name="ro1">
          <table:table-cell office:value-type="float" office:value="86376480833096" calcext:value-type="float">
            <text:p>86376480833096</text:p>
          </table:table-cell>
          <table:table-cell office:value-type="float" office:value="86376480876806" calcext:value-type="float">
            <text:p>86376480876806</text:p>
          </table:table-cell>
          <table:table-cell office:value-type="float" office:value="86376481095129" calcext:value-type="float">
            <text:p>86376481095129</text:p>
          </table:table-cell>
          <table:table-cell/>
          <table:table-cell table:formula="of:=[.B198]-[.A198]" office:value-type="float" office:value="43710" calcext:value-type="float">
            <text:p>43710</text:p>
          </table:table-cell>
          <table:table-cell table:formula="of:=[.C198]-[.B198]" office:value-type="float" office:value="218323" calcext:value-type="float">
            <text:p>218323</text:p>
          </table:table-cell>
          <table:table-cell table:formula="of:=[.C198]-[.A198]" office:value-type="float" office:value="262033" calcext:value-type="float">
            <text:p>262033</text:p>
          </table:table-cell>
          <table:table-cell/>
          <table:table-cell table:formula="of:=[.E198]/[.G198]" office:value-type="percentage" office:value="0.166811050516538" calcext:value-type="percentage">
            <text:p>16,68 %</text:p>
          </table:table-cell>
          <table:table-cell table:number-columns-repeated="4"/>
        </table:table-row>
        <table:table-row table:style-name="ro1">
          <table:table-cell office:value-type="float" office:value="86376485344709" calcext:value-type="float">
            <text:p>86376485344709</text:p>
          </table:table-cell>
          <table:table-cell office:value-type="float" office:value="86376485410580" calcext:value-type="float">
            <text:p>86376485410580</text:p>
          </table:table-cell>
          <table:table-cell office:value-type="float" office:value="86376485625290" calcext:value-type="float">
            <text:p>86376485625290</text:p>
          </table:table-cell>
          <table:table-cell/>
          <table:table-cell table:formula="of:=[.B199]-[.A199]" office:value-type="float" office:value="65871" calcext:value-type="float">
            <text:p>65871</text:p>
          </table:table-cell>
          <table:table-cell table:formula="of:=[.C199]-[.B199]" office:value-type="float" office:value="214710" calcext:value-type="float">
            <text:p>214710</text:p>
          </table:table-cell>
          <table:table-cell table:formula="of:=[.C199]-[.A199]" office:value-type="float" office:value="280581" calcext:value-type="float">
            <text:p>280581</text:p>
          </table:table-cell>
          <table:table-cell/>
          <table:table-cell table:formula="of:=[.E199]/[.G199]" office:value-type="percentage" office:value="0.234766431084072" calcext:value-type="percentage">
            <text:p>23,48 %</text:p>
          </table:table-cell>
          <table:table-cell table:number-columns-repeated="4"/>
        </table:table-row>
        <table:table-row table:style-name="ro1">
          <table:table-cell office:value-type="float" office:value="86376489857225" calcext:value-type="float">
            <text:p>86376489857225</text:p>
          </table:table-cell>
          <table:table-cell office:value-type="float" office:value="86376489897677" calcext:value-type="float">
            <text:p>86376489897677</text:p>
          </table:table-cell>
          <table:table-cell office:value-type="float" office:value="86376490103419" calcext:value-type="float">
            <text:p>86376490103419</text:p>
          </table:table-cell>
          <table:table-cell/>
          <table:table-cell table:formula="of:=[.B200]-[.A200]" office:value-type="float" office:value="40452" calcext:value-type="float">
            <text:p>40452</text:p>
          </table:table-cell>
          <table:table-cell table:formula="of:=[.C200]-[.B200]" office:value-type="float" office:value="205742" calcext:value-type="float">
            <text:p>205742</text:p>
          </table:table-cell>
          <table:table-cell table:formula="of:=[.C200]-[.A200]" office:value-type="float" office:value="246194" calcext:value-type="float">
            <text:p>246194</text:p>
          </table:table-cell>
          <table:table-cell/>
          <table:table-cell table:formula="of:=[.E200]/[.G200]" office:value-type="percentage" office:value="0.164309447021455" calcext:value-type="percentage">
            <text:p>16,43 %</text:p>
          </table:table-cell>
          <table:table-cell table:number-columns-repeated="4"/>
        </table:table-row>
        <table:table-row table:style-name="ro1">
          <table:table-cell office:value-type="float" office:value="86376494369129" calcext:value-type="float">
            <text:p>86376494369129</text:p>
          </table:table-cell>
          <table:table-cell office:value-type="float" office:value="86376494415258" calcext:value-type="float">
            <text:p>86376494415258</text:p>
          </table:table-cell>
          <table:table-cell office:value-type="float" office:value="86376494630838" calcext:value-type="float">
            <text:p>86376494630838</text:p>
          </table:table-cell>
          <table:table-cell/>
          <table:table-cell table:formula="of:=[.B201]-[.A201]" office:value-type="float" office:value="46129" calcext:value-type="float">
            <text:p>46129</text:p>
          </table:table-cell>
          <table:table-cell table:formula="of:=[.C201]-[.B201]" office:value-type="float" office:value="215580" calcext:value-type="float">
            <text:p>215580</text:p>
          </table:table-cell>
          <table:table-cell table:formula="of:=[.C201]-[.A201]" office:value-type="float" office:value="261709" calcext:value-type="float">
            <text:p>261709</text:p>
          </table:table-cell>
          <table:table-cell/>
          <table:table-cell table:formula="of:=[.E201]/[.G201]" office:value-type="percentage" office:value="0.176260655919361" calcext:value-type="percentage">
            <text:p>17,63 %</text:p>
          </table:table-cell>
          <table:table-cell table:number-columns-repeated="4"/>
        </table:table-row>
        <table:table-row table:style-name="ro1">
          <table:table-cell office:value-type="float" office:value="86376498881516" calcext:value-type="float">
            <text:p>86376498881516</text:p>
          </table:table-cell>
          <table:table-cell office:value-type="float" office:value="86376498924645" calcext:value-type="float">
            <text:p>86376498924645</text:p>
          </table:table-cell>
          <table:table-cell office:value-type="float" office:value="86376499136258" calcext:value-type="float">
            <text:p>86376499136258</text:p>
          </table:table-cell>
          <table:table-cell/>
          <table:table-cell table:formula="of:=[.B202]-[.A202]" office:value-type="float" office:value="43129" calcext:value-type="float">
            <text:p>43129</text:p>
          </table:table-cell>
          <table:table-cell table:formula="of:=[.C202]-[.B202]" office:value-type="float" office:value="211613" calcext:value-type="float">
            <text:p>211613</text:p>
          </table:table-cell>
          <table:table-cell table:formula="of:=[.C202]-[.A202]" office:value-type="float" office:value="254742" calcext:value-type="float">
            <text:p>254742</text:p>
          </table:table-cell>
          <table:table-cell/>
          <table:table-cell table:formula="of:=[.E202]/[.G202]" office:value-type="percentage" office:value="0.16930462978229" calcext:value-type="percentage">
            <text:p>16,93 %</text:p>
          </table:table-cell>
          <table:table-cell table:number-columns-repeated="4"/>
        </table:table-row>
        <table:table-row table:style-name="ro1">
          <table:table-cell office:value-type="float" office:value="86376503393387" calcext:value-type="float">
            <text:p>86376503393387</text:p>
          </table:table-cell>
          <table:table-cell office:value-type="float" office:value="86376503441451" calcext:value-type="float">
            <text:p>86376503441451</text:p>
          </table:table-cell>
          <table:table-cell office:value-type="float" office:value="86376503656387" calcext:value-type="float">
            <text:p>86376503656387</text:p>
          </table:table-cell>
          <table:table-cell/>
          <table:table-cell table:formula="of:=[.B203]-[.A203]" office:value-type="float" office:value="48064" calcext:value-type="float">
            <text:p>48064</text:p>
          </table:table-cell>
          <table:table-cell table:formula="of:=[.C203]-[.B203]" office:value-type="float" office:value="214936" calcext:value-type="float">
            <text:p>214936</text:p>
          </table:table-cell>
          <table:table-cell table:formula="of:=[.C203]-[.A203]" office:value-type="float" office:value="263000" calcext:value-type="float">
            <text:p>263000</text:p>
          </table:table-cell>
          <table:table-cell/>
          <table:table-cell table:formula="of:=[.E203]/[.G203]" office:value-type="percentage" office:value="0.182752851711027" calcext:value-type="percentage">
            <text:p>18,28 %</text:p>
          </table:table-cell>
          <table:table-cell table:number-columns-repeated="4"/>
        </table:table-row>
        <table:table-row table:style-name="ro1">
          <table:table-cell office:value-type="float" office:value="86376507905451" calcext:value-type="float">
            <text:p>86376507905451</text:p>
          </table:table-cell>
          <table:table-cell office:value-type="float" office:value="86376507956935" calcext:value-type="float">
            <text:p>86376507956935</text:p>
          </table:table-cell>
          <table:table-cell office:value-type="float" office:value="86376508176774" calcext:value-type="float">
            <text:p>86376508176774</text:p>
          </table:table-cell>
          <table:table-cell/>
          <table:table-cell table:formula="of:=[.B204]-[.A204]" office:value-type="float" office:value="51484" calcext:value-type="float">
            <text:p>51484</text:p>
          </table:table-cell>
          <table:table-cell table:formula="of:=[.C204]-[.B204]" office:value-type="float" office:value="219839" calcext:value-type="float">
            <text:p>219839</text:p>
          </table:table-cell>
          <table:table-cell table:formula="of:=[.C204]-[.A204]" office:value-type="float" office:value="271323" calcext:value-type="float">
            <text:p>271323</text:p>
          </table:table-cell>
          <table:table-cell/>
          <table:table-cell table:formula="of:=[.E204]/[.G204]" office:value-type="percentage" office:value="0.189751698160495" calcext:value-type="percentage">
            <text:p>18,98 %</text:p>
          </table:table-cell>
          <table:table-cell table:number-columns-repeated="4"/>
        </table:table-row>
        <table:table-row table:style-name="ro1">
          <table:table-cell office:value-type="float" office:value="86376512418096" calcext:value-type="float">
            <text:p>86376512418096</text:p>
          </table:table-cell>
          <table:table-cell office:value-type="float" office:value="86376512474258" calcext:value-type="float">
            <text:p>86376512474258</text:p>
          </table:table-cell>
          <table:table-cell office:value-type="float" office:value="86376512682967" calcext:value-type="float">
            <text:p>86376512682967</text:p>
          </table:table-cell>
          <table:table-cell/>
          <table:table-cell table:formula="of:=[.B205]-[.A205]" office:value-type="float" office:value="56162" calcext:value-type="float">
            <text:p>56162</text:p>
          </table:table-cell>
          <table:table-cell table:formula="of:=[.C205]-[.B205]" office:value-type="float" office:value="208709" calcext:value-type="float">
            <text:p>208709</text:p>
          </table:table-cell>
          <table:table-cell table:formula="of:=[.C205]-[.A205]" office:value-type="float" office:value="264871" calcext:value-type="float">
            <text:p>264871</text:p>
          </table:table-cell>
          <table:table-cell/>
          <table:table-cell table:formula="of:=[.E205]/[.G205]" office:value-type="percentage" office:value="0.212035292651895" calcext:value-type="percentage">
            <text:p>21,20 %</text:p>
          </table:table-cell>
          <table:table-cell table:number-columns-repeated="4"/>
        </table:table-row>
        <table:table-row table:style-name="ro1">
          <table:table-cell office:value-type="float" office:value="86376516930225" calcext:value-type="float">
            <text:p>86376516930225</text:p>
          </table:table-cell>
          <table:table-cell office:value-type="float" office:value="86376516967225" calcext:value-type="float">
            <text:p>86376516967225</text:p>
          </table:table-cell>
          <table:table-cell office:value-type="float" office:value="86376517142225" calcext:value-type="float">
            <text:p>86376517142225</text:p>
          </table:table-cell>
          <table:table-cell/>
          <table:table-cell table:formula="of:=[.B206]-[.A206]" office:value-type="float" office:value="37000" calcext:value-type="float">
            <text:p>37000</text:p>
          </table:table-cell>
          <table:table-cell table:formula="of:=[.C206]-[.B206]" office:value-type="float" office:value="175000" calcext:value-type="float">
            <text:p>175000</text:p>
          </table:table-cell>
          <table:table-cell table:formula="of:=[.C206]-[.A206]" office:value-type="float" office:value="212000" calcext:value-type="float">
            <text:p>212000</text:p>
          </table:table-cell>
          <table:table-cell/>
          <table:table-cell table:formula="of:=[.E206]/[.G206]" office:value-type="percentage" office:value="0.174528301886792" calcext:value-type="percentage">
            <text:p>17,45 %</text:p>
          </table:table-cell>
          <table:table-cell table:number-columns-repeated="4"/>
        </table:table-row>
        <table:table-row table:style-name="ro1">
          <table:table-cell office:value-type="float" office:value="86376521442645" calcext:value-type="float">
            <text:p>86376521442645</text:p>
          </table:table-cell>
          <table:table-cell office:value-type="float" office:value="86376521484032" calcext:value-type="float">
            <text:p>86376521484032</text:p>
          </table:table-cell>
          <table:table-cell office:value-type="float" office:value="86376521695580" calcext:value-type="float">
            <text:p>86376521695580</text:p>
          </table:table-cell>
          <table:table-cell/>
          <table:table-cell table:formula="of:=[.B207]-[.A207]" office:value-type="float" office:value="41387" calcext:value-type="float">
            <text:p>41387</text:p>
          </table:table-cell>
          <table:table-cell table:formula="of:=[.C207]-[.B207]" office:value-type="float" office:value="211548" calcext:value-type="float">
            <text:p>211548</text:p>
          </table:table-cell>
          <table:table-cell table:formula="of:=[.C207]-[.A207]" office:value-type="float" office:value="252935" calcext:value-type="float">
            <text:p>252935</text:p>
          </table:table-cell>
          <table:table-cell/>
          <table:table-cell table:formula="of:=[.E207]/[.G207]" office:value-type="percentage" office:value="0.163627018799296" calcext:value-type="percentage">
            <text:p>16,36 %</text:p>
          </table:table-cell>
          <table:table-cell table:number-columns-repeated="4"/>
        </table:table-row>
        <table:table-row table:style-name="ro1">
          <table:table-cell office:value-type="float" office:value="86376525953645" calcext:value-type="float">
            <text:p>86376525953645</text:p>
          </table:table-cell>
          <table:table-cell office:value-type="float" office:value="86376526003935" calcext:value-type="float">
            <text:p>86376526003935</text:p>
          </table:table-cell>
          <table:table-cell office:value-type="float" office:value="86376526221129" calcext:value-type="float">
            <text:p>86376526221129</text:p>
          </table:table-cell>
          <table:table-cell/>
          <table:table-cell table:formula="of:=[.B208]-[.A208]" office:value-type="float" office:value="50290" calcext:value-type="float">
            <text:p>50290</text:p>
          </table:table-cell>
          <table:table-cell table:formula="of:=[.C208]-[.B208]" office:value-type="float" office:value="217194" calcext:value-type="float">
            <text:p>217194</text:p>
          </table:table-cell>
          <table:table-cell table:formula="of:=[.C208]-[.A208]" office:value-type="float" office:value="267484" calcext:value-type="float">
            <text:p>267484</text:p>
          </table:table-cell>
          <table:table-cell/>
          <table:table-cell table:formula="of:=[.E208]/[.G208]" office:value-type="percentage" office:value="0.188011245532443" calcext:value-type="percentage">
            <text:p>18,80 %</text:p>
          </table:table-cell>
          <table:table-cell table:number-columns-repeated="4"/>
        </table:table-row>
        <table:table-row table:style-name="ro1">
          <table:table-cell office:value-type="float" office:value="86376530466870" calcext:value-type="float">
            <text:p>86376530466870</text:p>
          </table:table-cell>
          <table:table-cell office:value-type="float" office:value="86376530509870" calcext:value-type="float">
            <text:p>86376530509870</text:p>
          </table:table-cell>
          <table:table-cell office:value-type="float" office:value="86376530717322" calcext:value-type="float">
            <text:p>86376530717322</text:p>
          </table:table-cell>
          <table:table-cell/>
          <table:table-cell table:formula="of:=[.B209]-[.A209]" office:value-type="float" office:value="43000" calcext:value-type="float">
            <text:p>43000</text:p>
          </table:table-cell>
          <table:table-cell table:formula="of:=[.C209]-[.B209]" office:value-type="float" office:value="207452" calcext:value-type="float">
            <text:p>207452</text:p>
          </table:table-cell>
          <table:table-cell table:formula="of:=[.C209]-[.A209]" office:value-type="float" office:value="250452" calcext:value-type="float">
            <text:p>250452</text:p>
          </table:table-cell>
          <table:table-cell/>
          <table:table-cell table:formula="of:=[.E209]/[.G209]" office:value-type="percentage" office:value="0.171689585229904" calcext:value-type="percentage">
            <text:p>17,17 %</text:p>
          </table:table-cell>
          <table:table-cell table:number-columns-repeated="4"/>
        </table:table-row>
        <table:table-row table:style-name="ro1">
          <table:table-cell office:value-type="float" office:value="86376534978451" calcext:value-type="float">
            <text:p>86376534978451</text:p>
          </table:table-cell>
          <table:table-cell office:value-type="float" office:value="86376535026451" calcext:value-type="float">
            <text:p>86376535026451</text:p>
          </table:table-cell>
          <table:table-cell office:value-type="float" office:value="86376535248870" calcext:value-type="float">
            <text:p>86376535248870</text:p>
          </table:table-cell>
          <table:table-cell/>
          <table:table-cell table:formula="of:=[.B210]-[.A210]" office:value-type="float" office:value="48000" calcext:value-type="float">
            <text:p>48000</text:p>
          </table:table-cell>
          <table:table-cell table:formula="of:=[.C210]-[.B210]" office:value-type="float" office:value="222419" calcext:value-type="float">
            <text:p>222419</text:p>
          </table:table-cell>
          <table:table-cell table:formula="of:=[.C210]-[.A210]" office:value-type="float" office:value="270419" calcext:value-type="float">
            <text:p>270419</text:p>
          </table:table-cell>
          <table:table-cell/>
          <table:table-cell table:formula="of:=[.E210]/[.G210]" office:value-type="percentage" office:value="0.177502320473044" calcext:value-type="percentage">
            <text:p>17,75 %</text:p>
          </table:table-cell>
          <table:table-cell table:number-columns-repeated="4"/>
        </table:table-row>
        <table:table-row table:style-name="ro1">
          <table:table-cell office:value-type="float" office:value="86376539490193" calcext:value-type="float">
            <text:p>86376539490193</text:p>
          </table:table-cell>
          <table:table-cell office:value-type="float" office:value="86376539543806" calcext:value-type="float">
            <text:p>86376539543806</text:p>
          </table:table-cell>
          <table:table-cell office:value-type="float" office:value="86376539771838" calcext:value-type="float">
            <text:p>86376539771838</text:p>
          </table:table-cell>
          <table:table-cell/>
          <table:table-cell table:formula="of:=[.B211]-[.A211]" office:value-type="float" office:value="53613" calcext:value-type="float">
            <text:p>53613</text:p>
          </table:table-cell>
          <table:table-cell table:formula="of:=[.C211]-[.B211]" office:value-type="float" office:value="228032" calcext:value-type="float">
            <text:p>228032</text:p>
          </table:table-cell>
          <table:table-cell table:formula="of:=[.C211]-[.A211]" office:value-type="float" office:value="281645" calcext:value-type="float">
            <text:p>281645</text:p>
          </table:table-cell>
          <table:table-cell/>
          <table:table-cell table:formula="of:=[.E211]/[.G211]" office:value-type="percentage" office:value="0.190356654653908" calcext:value-type="percentage">
            <text:p>19,04 %</text:p>
          </table:table-cell>
          <table:table-cell table:number-columns-repeated="4"/>
        </table:table-row>
        <table:table-row table:style-name="ro1">
          <table:table-cell office:value-type="float" office:value="86376544003290" calcext:value-type="float">
            <text:p>86376544003290</text:p>
          </table:table-cell>
          <table:table-cell office:value-type="float" office:value="86376544049774" calcext:value-type="float">
            <text:p>86376544049774</text:p>
          </table:table-cell>
          <table:table-cell office:value-type="float" office:value="86376544228612" calcext:value-type="float">
            <text:p>86376544228612</text:p>
          </table:table-cell>
          <table:table-cell/>
          <table:table-cell table:formula="of:=[.B212]-[.A212]" office:value-type="float" office:value="46484" calcext:value-type="float">
            <text:p>46484</text:p>
          </table:table-cell>
          <table:table-cell table:formula="of:=[.C212]-[.B212]" office:value-type="float" office:value="178838" calcext:value-type="float">
            <text:p>178838</text:p>
          </table:table-cell>
          <table:table-cell table:formula="of:=[.C212]-[.A212]" office:value-type="float" office:value="225322" calcext:value-type="float">
            <text:p>225322</text:p>
          </table:table-cell>
          <table:table-cell/>
          <table:table-cell table:formula="of:=[.E212]/[.G212]" office:value-type="percentage" office:value="0.206300316879843" calcext:value-type="percentage">
            <text:p>20,63 %</text:p>
          </table:table-cell>
          <table:table-cell table:number-columns-repeated="4"/>
        </table:table-row>
        <table:table-row table:style-name="ro1">
          <table:table-cell office:value-type="float" office:value="86376548515483" calcext:value-type="float">
            <text:p>86376548515483</text:p>
          </table:table-cell>
          <table:table-cell office:value-type="float" office:value="86376548558258" calcext:value-type="float">
            <text:p>86376548558258</text:p>
          </table:table-cell>
          <table:table-cell office:value-type="float" office:value="86376548772193" calcext:value-type="float">
            <text:p>86376548772193</text:p>
          </table:table-cell>
          <table:table-cell/>
          <table:table-cell table:formula="of:=[.B213]-[.A213]" office:value-type="float" office:value="42775" calcext:value-type="float">
            <text:p>42775</text:p>
          </table:table-cell>
          <table:table-cell table:formula="of:=[.C213]-[.B213]" office:value-type="float" office:value="213935" calcext:value-type="float">
            <text:p>213935</text:p>
          </table:table-cell>
          <table:table-cell table:formula="of:=[.C213]-[.A213]" office:value-type="float" office:value="256710" calcext:value-type="float">
            <text:p>256710</text:p>
          </table:table-cell>
          <table:table-cell/>
          <table:table-cell table:formula="of:=[.E213]/[.G213]" office:value-type="percentage" office:value="0.166627712204433" calcext:value-type="percentage">
            <text:p>16,66 %</text:p>
          </table:table-cell>
          <table:table-cell table:number-columns-repeated="4"/>
        </table:table-row>
        <table:table-row table:style-name="ro1">
          <table:table-cell office:value-type="float" office:value="86376553027806" calcext:value-type="float">
            <text:p>86376553027806</text:p>
          </table:table-cell>
          <table:table-cell office:value-type="float" office:value="86376553069903" calcext:value-type="float">
            <text:p>86376553069903</text:p>
          </table:table-cell>
          <table:table-cell office:value-type="float" office:value="86376553277483" calcext:value-type="float">
            <text:p>86376553277483</text:p>
          </table:table-cell>
          <table:table-cell/>
          <table:table-cell table:formula="of:=[.B214]-[.A214]" office:value-type="float" office:value="42097" calcext:value-type="float">
            <text:p>42097</text:p>
          </table:table-cell>
          <table:table-cell table:formula="of:=[.C214]-[.B214]" office:value-type="float" office:value="207580" calcext:value-type="float">
            <text:p>207580</text:p>
          </table:table-cell>
          <table:table-cell table:formula="of:=[.C214]-[.A214]" office:value-type="float" office:value="249677" calcext:value-type="float">
            <text:p>249677</text:p>
          </table:table-cell>
          <table:table-cell/>
          <table:table-cell table:formula="of:=[.E214]/[.G214]" office:value-type="percentage" office:value="0.168605838743657" calcext:value-type="percentage">
            <text:p>16,86 %</text:p>
          </table:table-cell>
          <table:table-cell table:number-columns-repeated="4"/>
        </table:table-row>
        <table:table-row table:style-name="ro1">
          <table:table-cell office:value-type="float" office:value="86376557540161" calcext:value-type="float">
            <text:p>86376557540161</text:p>
          </table:table-cell>
          <table:table-cell office:value-type="float" office:value="86376557585419" calcext:value-type="float">
            <text:p>86376557585419</text:p>
          </table:table-cell>
          <table:table-cell office:value-type="float" office:value="86376557805161" calcext:value-type="float">
            <text:p>86376557805161</text:p>
          </table:table-cell>
          <table:table-cell/>
          <table:table-cell table:formula="of:=[.B215]-[.A215]" office:value-type="float" office:value="45258" calcext:value-type="float">
            <text:p>45258</text:p>
          </table:table-cell>
          <table:table-cell table:formula="of:=[.C215]-[.B215]" office:value-type="float" office:value="219742" calcext:value-type="float">
            <text:p>219742</text:p>
          </table:table-cell>
          <table:table-cell table:formula="of:=[.C215]-[.A215]" office:value-type="float" office:value="265000" calcext:value-type="float">
            <text:p>265000</text:p>
          </table:table-cell>
          <table:table-cell/>
          <table:table-cell table:formula="of:=[.E215]/[.G215]" office:value-type="percentage" office:value="0.170784905660377" calcext:value-type="percentage">
            <text:p>17,08 %</text:p>
          </table:table-cell>
          <table:table-cell table:number-columns-repeated="4"/>
        </table:table-row>
        <table:table-row table:style-name="ro1">
          <table:table-cell office:value-type="float" office:value="86376562052064" calcext:value-type="float">
            <text:p>86376562052064</text:p>
          </table:table-cell>
          <table:table-cell office:value-type="float" office:value="86376562096419" calcext:value-type="float">
            <text:p>86376562096419</text:p>
          </table:table-cell>
          <table:table-cell office:value-type="float" office:value="86376562321483" calcext:value-type="float">
            <text:p>86376562321483</text:p>
          </table:table-cell>
          <table:table-cell/>
          <table:table-cell table:formula="of:=[.B216]-[.A216]" office:value-type="float" office:value="44355" calcext:value-type="float">
            <text:p>44355</text:p>
          </table:table-cell>
          <table:table-cell table:formula="of:=[.C216]-[.B216]" office:value-type="float" office:value="225064" calcext:value-type="float">
            <text:p>225064</text:p>
          </table:table-cell>
          <table:table-cell table:formula="of:=[.C216]-[.A216]" office:value-type="float" office:value="269419" calcext:value-type="float">
            <text:p>269419</text:p>
          </table:table-cell>
          <table:table-cell/>
          <table:table-cell table:formula="of:=[.E216]/[.G216]" office:value-type="percentage" office:value="0.164632041541242" calcext:value-type="percentage">
            <text:p>16,46 %</text:p>
          </table:table-cell>
          <table:table-cell table:number-columns-repeated="4"/>
        </table:table-row>
        <table:table-row table:style-name="ro1">
          <table:table-cell office:value-type="float" office:value="86376566563419" calcext:value-type="float">
            <text:p>86376566563419</text:p>
          </table:table-cell>
          <table:table-cell office:value-type="float" office:value="86376566613967" calcext:value-type="float">
            <text:p>86376566613967</text:p>
          </table:table-cell>
          <table:table-cell office:value-type="float" office:value="86376566824451" calcext:value-type="float">
            <text:p>86376566824451</text:p>
          </table:table-cell>
          <table:table-cell/>
          <table:table-cell table:formula="of:=[.B217]-[.A217]" office:value-type="float" office:value="50548" calcext:value-type="float">
            <text:p>50548</text:p>
          </table:table-cell>
          <table:table-cell table:formula="of:=[.C217]-[.B217]" office:value-type="float" office:value="210484" calcext:value-type="float">
            <text:p>210484</text:p>
          </table:table-cell>
          <table:table-cell table:formula="of:=[.C217]-[.A217]" office:value-type="float" office:value="261032" calcext:value-type="float">
            <text:p>261032</text:p>
          </table:table-cell>
          <table:table-cell/>
          <table:table-cell table:formula="of:=[.E217]/[.G217]" office:value-type="percentage" office:value="0.193646755953293" calcext:value-type="percentage">
            <text:p>19,36 %</text:p>
          </table:table-cell>
          <table:table-cell table:number-columns-repeated="4"/>
        </table:table-row>
        <table:table-row table:style-name="ro1">
          <table:table-cell office:value-type="float" office:value="86376571075806" calcext:value-type="float">
            <text:p>86376571075806</text:p>
          </table:table-cell>
          <table:table-cell office:value-type="float" office:value="86376571111806" calcext:value-type="float">
            <text:p>86376571111806</text:p>
          </table:table-cell>
          <table:table-cell office:value-type="float" office:value="86376571297161" calcext:value-type="float">
            <text:p>86376571297161</text:p>
          </table:table-cell>
          <table:table-cell/>
          <table:table-cell table:formula="of:=[.B218]-[.A218]" office:value-type="float" office:value="36000" calcext:value-type="float">
            <text:p>36000</text:p>
          </table:table-cell>
          <table:table-cell table:formula="of:=[.C218]-[.B218]" office:value-type="float" office:value="185355" calcext:value-type="float">
            <text:p>185355</text:p>
          </table:table-cell>
          <table:table-cell table:formula="of:=[.C218]-[.A218]" office:value-type="float" office:value="221355" calcext:value-type="float">
            <text:p>221355</text:p>
          </table:table-cell>
          <table:table-cell/>
          <table:table-cell table:formula="of:=[.E218]/[.G218]" office:value-type="percentage" office:value="0.162634681845904" calcext:value-type="percentage">
            <text:p>16,26 %</text:p>
          </table:table-cell>
          <table:table-cell table:number-columns-repeated="4"/>
        </table:table-row>
        <table:table-row table:style-name="ro1">
          <table:table-cell office:value-type="float" office:value="86376575588193" calcext:value-type="float">
            <text:p>86376575588193</text:p>
          </table:table-cell>
          <table:table-cell office:value-type="float" office:value="86376575634419" calcext:value-type="float">
            <text:p>86376575634419</text:p>
          </table:table-cell>
          <table:table-cell office:value-type="float" office:value="86376575854838" calcext:value-type="float">
            <text:p>86376575854838</text:p>
          </table:table-cell>
          <table:table-cell/>
          <table:table-cell table:formula="of:=[.B219]-[.A219]" office:value-type="float" office:value="46226" calcext:value-type="float">
            <text:p>46226</text:p>
          </table:table-cell>
          <table:table-cell table:formula="of:=[.C219]-[.B219]" office:value-type="float" office:value="220419" calcext:value-type="float">
            <text:p>220419</text:p>
          </table:table-cell>
          <table:table-cell table:formula="of:=[.C219]-[.A219]" office:value-type="float" office:value="266645" calcext:value-type="float">
            <text:p>266645</text:p>
          </table:table-cell>
          <table:table-cell/>
          <table:table-cell table:formula="of:=[.E219]/[.G219]" office:value-type="percentage" office:value="0.173361585628832" calcext:value-type="percentage">
            <text:p>17,34 %</text:p>
          </table:table-cell>
          <table:table-cell table:number-columns-repeated="4"/>
        </table:table-row>
        <table:table-row table:style-name="ro1">
          <table:table-cell office:value-type="float" office:value="86376580100258" calcext:value-type="float">
            <text:p>86376580100258</text:p>
          </table:table-cell>
          <table:table-cell office:value-type="float" office:value="86376580145903" calcext:value-type="float">
            <text:p>86376580145903</text:p>
          </table:table-cell>
          <table:table-cell office:value-type="float" office:value="86376580373741" calcext:value-type="float">
            <text:p>86376580373741</text:p>
          </table:table-cell>
          <table:table-cell/>
          <table:table-cell table:formula="of:=[.B220]-[.A220]" office:value-type="float" office:value="45645" calcext:value-type="float">
            <text:p>45645</text:p>
          </table:table-cell>
          <table:table-cell table:formula="of:=[.C220]-[.B220]" office:value-type="float" office:value="227838" calcext:value-type="float">
            <text:p>227838</text:p>
          </table:table-cell>
          <table:table-cell table:formula="of:=[.C220]-[.A220]" office:value-type="float" office:value="273483" calcext:value-type="float">
            <text:p>273483</text:p>
          </table:table-cell>
          <table:table-cell/>
          <table:table-cell table:formula="of:=[.E220]/[.G220]" office:value-type="percentage" office:value="0.1669025131361" calcext:value-type="percentage">
            <text:p>16,69 %</text:p>
          </table:table-cell>
          <table:table-cell table:number-columns-repeated="4"/>
        </table:table-row>
        <table:table-row table:style-name="ro1">
          <table:table-cell office:value-type="float" office:value="86376584612838" calcext:value-type="float">
            <text:p>86376584612838</text:p>
          </table:table-cell>
          <table:table-cell office:value-type="float" office:value="86376584655806" calcext:value-type="float">
            <text:p>86376584655806</text:p>
          </table:table-cell>
          <table:table-cell office:value-type="float" office:value="86376584864354" calcext:value-type="float">
            <text:p>86376584864354</text:p>
          </table:table-cell>
          <table:table-cell/>
          <table:table-cell table:formula="of:=[.B221]-[.A221]" office:value-type="float" office:value="42968" calcext:value-type="float">
            <text:p>42968</text:p>
          </table:table-cell>
          <table:table-cell table:formula="of:=[.C221]-[.B221]" office:value-type="float" office:value="208548" calcext:value-type="float">
            <text:p>208548</text:p>
          </table:table-cell>
          <table:table-cell table:formula="of:=[.C221]-[.A221]" office:value-type="float" office:value="251516" calcext:value-type="float">
            <text:p>251516</text:p>
          </table:table-cell>
          <table:table-cell/>
          <table:table-cell table:formula="of:=[.E221]/[.G221]" office:value-type="percentage" office:value="0.170836050191638" calcext:value-type="percentage">
            <text:p>17,08 %</text:p>
          </table:table-cell>
          <table:table-cell table:number-columns-repeated="4"/>
        </table:table-row>
        <table:table-row table:style-name="ro1">
          <table:table-cell office:value-type="float" office:value="86376589125645" calcext:value-type="float">
            <text:p>86376589125645</text:p>
          </table:table-cell>
          <table:table-cell office:value-type="float" office:value="86376589171129" calcext:value-type="float">
            <text:p>86376589171129</text:p>
          </table:table-cell>
          <table:table-cell office:value-type="float" office:value="86376589385483" calcext:value-type="float">
            <text:p>86376589385483</text:p>
          </table:table-cell>
          <table:table-cell/>
          <table:table-cell table:formula="of:=[.B222]-[.A222]" office:value-type="float" office:value="45484" calcext:value-type="float">
            <text:p>45484</text:p>
          </table:table-cell>
          <table:table-cell table:formula="of:=[.C222]-[.B222]" office:value-type="float" office:value="214354" calcext:value-type="float">
            <text:p>214354</text:p>
          </table:table-cell>
          <table:table-cell table:formula="of:=[.C222]-[.A222]" office:value-type="float" office:value="259838" calcext:value-type="float">
            <text:p>259838</text:p>
          </table:table-cell>
          <table:table-cell/>
          <table:table-cell table:formula="of:=[.E222]/[.G222]" office:value-type="percentage" office:value="0.175047529614606" calcext:value-type="percentage">
            <text:p>17,50 %</text:p>
          </table:table-cell>
          <table:table-cell table:number-columns-repeated="4"/>
        </table:table-row>
        <table:table-row table:style-name="ro1">
          <table:table-cell office:value-type="float" office:value="86376593637225" calcext:value-type="float">
            <text:p>86376593637225</text:p>
          </table:table-cell>
          <table:table-cell office:value-type="float" office:value="86376593681161" calcext:value-type="float">
            <text:p>86376593681161</text:p>
          </table:table-cell>
          <table:table-cell office:value-type="float" office:value="86376593894193" calcext:value-type="float">
            <text:p>86376593894193</text:p>
          </table:table-cell>
          <table:table-cell/>
          <table:table-cell table:formula="of:=[.B223]-[.A223]" office:value-type="float" office:value="43936" calcext:value-type="float">
            <text:p>43936</text:p>
          </table:table-cell>
          <table:table-cell table:formula="of:=[.C223]-[.B223]" office:value-type="float" office:value="213032" calcext:value-type="float">
            <text:p>213032</text:p>
          </table:table-cell>
          <table:table-cell table:formula="of:=[.C223]-[.A223]" office:value-type="float" office:value="256968" calcext:value-type="float">
            <text:p>256968</text:p>
          </table:table-cell>
          <table:table-cell/>
          <table:table-cell table:formula="of:=[.E223]/[.G223]" office:value-type="percentage" office:value="0.170978487593786" calcext:value-type="percentage">
            <text:p>17,10 %</text:p>
          </table:table-cell>
          <table:table-cell table:number-columns-repeated="4"/>
        </table:table-row>
        <table:table-row table:style-name="ro1">
          <table:table-cell office:value-type="float" office:value="86376598149806" calcext:value-type="float">
            <text:p>86376598149806</text:p>
          </table:table-cell>
          <table:table-cell office:value-type="float" office:value="86376598198870" calcext:value-type="float">
            <text:p>86376598198870</text:p>
          </table:table-cell>
          <table:table-cell office:value-type="float" office:value="86376598409258" calcext:value-type="float">
            <text:p>86376598409258</text:p>
          </table:table-cell>
          <table:table-cell/>
          <table:table-cell table:formula="of:=[.B224]-[.A224]" office:value-type="float" office:value="49064" calcext:value-type="float">
            <text:p>49064</text:p>
          </table:table-cell>
          <table:table-cell table:formula="of:=[.C224]-[.B224]" office:value-type="float" office:value="210388" calcext:value-type="float">
            <text:p>210388</text:p>
          </table:table-cell>
          <table:table-cell table:formula="of:=[.C224]-[.A224]" office:value-type="float" office:value="259452" calcext:value-type="float">
            <text:p>259452</text:p>
          </table:table-cell>
          <table:table-cell/>
          <table:table-cell table:formula="of:=[.E224]/[.G224]" office:value-type="percentage" office:value="0.1891062701386" calcext:value-type="percentage">
            <text:p>18,91 %</text:p>
          </table:table-cell>
          <table:table-cell table:number-columns-repeated="4"/>
        </table:table-row>
        <table:table-row table:style-name="ro1">
          <table:table-cell office:value-type="float" office:value="86376602661000" calcext:value-type="float">
            <text:p>86376602661000</text:p>
          </table:table-cell>
          <table:table-cell office:value-type="float" office:value="86376602710677" calcext:value-type="float">
            <text:p>86376602710677</text:p>
          </table:table-cell>
          <table:table-cell office:value-type="float" office:value="86376602906290" calcext:value-type="float">
            <text:p>86376602906290</text:p>
          </table:table-cell>
          <table:table-cell/>
          <table:table-cell table:formula="of:=[.B225]-[.A225]" office:value-type="float" office:value="49677" calcext:value-type="float">
            <text:p>49677</text:p>
          </table:table-cell>
          <table:table-cell table:formula="of:=[.C225]-[.B225]" office:value-type="float" office:value="195613" calcext:value-type="float">
            <text:p>195613</text:p>
          </table:table-cell>
          <table:table-cell table:formula="of:=[.C225]-[.A225]" office:value-type="float" office:value="245290" calcext:value-type="float">
            <text:p>245290</text:p>
          </table:table-cell>
          <table:table-cell/>
          <table:table-cell table:formula="of:=[.E225]/[.G225]" office:value-type="percentage" office:value="0.202523543560683" calcext:value-type="percentage">
            <text:p>20,25 %</text:p>
          </table:table-cell>
          <table:table-cell table:number-columns-repeated="4"/>
        </table:table-row>
        <table:table-row table:style-name="ro1">
          <table:table-cell office:value-type="float" office:value="86376607174225" calcext:value-type="float">
            <text:p>86376607174225</text:p>
          </table:table-cell>
          <table:table-cell office:value-type="float" office:value="86376607230806" calcext:value-type="float">
            <text:p>86376607230806</text:p>
          </table:table-cell>
          <table:table-cell office:value-type="float" office:value="86376607443838" calcext:value-type="float">
            <text:p>86376607443838</text:p>
          </table:table-cell>
          <table:table-cell/>
          <table:table-cell table:formula="of:=[.B226]-[.A226]" office:value-type="float" office:value="56581" calcext:value-type="float">
            <text:p>56581</text:p>
          </table:table-cell>
          <table:table-cell table:formula="of:=[.C226]-[.B226]" office:value-type="float" office:value="213032" calcext:value-type="float">
            <text:p>213032</text:p>
          </table:table-cell>
          <table:table-cell table:formula="of:=[.C226]-[.A226]" office:value-type="float" office:value="269613" calcext:value-type="float">
            <text:p>269613</text:p>
          </table:table-cell>
          <table:table-cell/>
          <table:table-cell table:formula="of:=[.E226]/[.G226]" office:value-type="percentage" office:value="0.209860058676696" calcext:value-type="percentage">
            <text:p>20,99 %</text:p>
          </table:table-cell>
          <table:table-cell table:number-columns-repeated="4"/>
        </table:table-row>
        <table:table-row table:style-name="ro1">
          <table:table-cell office:value-type="float" office:value="86376611686064" calcext:value-type="float">
            <text:p>86376611686064</text:p>
          </table:table-cell>
          <table:table-cell office:value-type="float" office:value="86376611728935" calcext:value-type="float">
            <text:p>86376611728935</text:p>
          </table:table-cell>
          <table:table-cell office:value-type="float" office:value="86376611937548" calcext:value-type="float">
            <text:p>86376611937548</text:p>
          </table:table-cell>
          <table:table-cell/>
          <table:table-cell table:formula="of:=[.B227]-[.A227]" office:value-type="float" office:value="42871" calcext:value-type="float">
            <text:p>42871</text:p>
          </table:table-cell>
          <table:table-cell table:formula="of:=[.C227]-[.B227]" office:value-type="float" office:value="208613" calcext:value-type="float">
            <text:p>208613</text:p>
          </table:table-cell>
          <table:table-cell table:formula="of:=[.C227]-[.A227]" office:value-type="float" office:value="251484" calcext:value-type="float">
            <text:p>251484</text:p>
          </table:table-cell>
          <table:table-cell/>
          <table:table-cell table:formula="of:=[.E227]/[.G227]" office:value-type="percentage" office:value="0.170472077746497" calcext:value-type="percentage">
            <text:p>17,05 %</text:p>
          </table:table-cell>
          <table:table-cell table:number-columns-repeated="4"/>
        </table:table-row>
        <table:table-row table:style-name="ro1">
          <table:table-cell office:value-type="float" office:value="86376616197677" calcext:value-type="float">
            <text:p>86376616197677</text:p>
          </table:table-cell>
          <table:table-cell office:value-type="float" office:value="86376616240096" calcext:value-type="float">
            <text:p>86376616240096</text:p>
          </table:table-cell>
          <table:table-cell office:value-type="float" office:value="86376616450451" calcext:value-type="float">
            <text:p>86376616450451</text:p>
          </table:table-cell>
          <table:table-cell/>
          <table:table-cell table:formula="of:=[.B228]-[.A228]" office:value-type="float" office:value="42419" calcext:value-type="float">
            <text:p>42419</text:p>
          </table:table-cell>
          <table:table-cell table:formula="of:=[.C228]-[.B228]" office:value-type="float" office:value="210355" calcext:value-type="float">
            <text:p>210355</text:p>
          </table:table-cell>
          <table:table-cell table:formula="of:=[.C228]-[.A228]" office:value-type="float" office:value="252774" calcext:value-type="float">
            <text:p>252774</text:p>
          </table:table-cell>
          <table:table-cell/>
          <table:table-cell table:formula="of:=[.E228]/[.G228]" office:value-type="percentage" office:value="0.167813936559931" calcext:value-type="percentage">
            <text:p>16,78 %</text:p>
          </table:table-cell>
          <table:table-cell table:number-columns-repeated="4"/>
        </table:table-row>
        <table:table-row table:style-name="ro1">
          <table:table-cell office:value-type="float" office:value="86376620709451" calcext:value-type="float">
            <text:p>86376620709451</text:p>
          </table:table-cell>
          <table:table-cell office:value-type="float" office:value="86376620762709" calcext:value-type="float">
            <text:p>86376620762709</text:p>
          </table:table-cell>
          <table:table-cell office:value-type="float" office:value="86376620991193" calcext:value-type="float">
            <text:p>86376620991193</text:p>
          </table:table-cell>
          <table:table-cell/>
          <table:table-cell table:formula="of:=[.B229]-[.A229]" office:value-type="float" office:value="53258" calcext:value-type="float">
            <text:p>53258</text:p>
          </table:table-cell>
          <table:table-cell table:formula="of:=[.C229]-[.B229]" office:value-type="float" office:value="228484" calcext:value-type="float">
            <text:p>228484</text:p>
          </table:table-cell>
          <table:table-cell table:formula="of:=[.C229]-[.A229]" office:value-type="float" office:value="281742" calcext:value-type="float">
            <text:p>281742</text:p>
          </table:table-cell>
          <table:table-cell/>
          <table:table-cell table:formula="of:=[.E229]/[.G229]" office:value-type="percentage" office:value="0.189031099374605" calcext:value-type="percentage">
            <text:p>18,90 %</text:p>
          </table:table-cell>
          <table:table-cell table:number-columns-repeated="4"/>
        </table:table-row>
        <table:table-row table:style-name="ro1">
          <table:table-cell office:value-type="float" office:value="86376625222451" calcext:value-type="float">
            <text:p>86376625222451</text:p>
          </table:table-cell>
          <table:table-cell office:value-type="float" office:value="86376625273064" calcext:value-type="float">
            <text:p>86376625273064</text:p>
          </table:table-cell>
          <table:table-cell office:value-type="float" office:value="86376625487290" calcext:value-type="float">
            <text:p>86376625487290</text:p>
          </table:table-cell>
          <table:table-cell/>
          <table:table-cell table:formula="of:=[.B230]-[.A230]" office:value-type="float" office:value="50613" calcext:value-type="float">
            <text:p>50613</text:p>
          </table:table-cell>
          <table:table-cell table:formula="of:=[.C230]-[.B230]" office:value-type="float" office:value="214226" calcext:value-type="float">
            <text:p>214226</text:p>
          </table:table-cell>
          <table:table-cell table:formula="of:=[.C230]-[.A230]" office:value-type="float" office:value="264839" calcext:value-type="float">
            <text:p>264839</text:p>
          </table:table-cell>
          <table:table-cell/>
          <table:table-cell table:formula="of:=[.E230]/[.G230]" office:value-type="percentage" office:value="0.191108560295123" calcext:value-type="percentage">
            <text:p>19,11 %</text:p>
          </table:table-cell>
          <table:table-cell table:number-columns-repeated="4"/>
        </table:table-row>
        <table:table-row table:style-name="ro1">
          <table:table-cell office:value-type="float" office:value="86376629734064" calcext:value-type="float">
            <text:p>86376629734064</text:p>
          </table:table-cell>
          <table:table-cell office:value-type="float" office:value="86376629772096" calcext:value-type="float">
            <text:p>86376629772096</text:p>
          </table:table-cell>
          <table:table-cell office:value-type="float" office:value="86376629951419" calcext:value-type="float">
            <text:p>86376629951419</text:p>
          </table:table-cell>
          <table:table-cell/>
          <table:table-cell table:formula="of:=[.B231]-[.A231]" office:value-type="float" office:value="38032" calcext:value-type="float">
            <text:p>38032</text:p>
          </table:table-cell>
          <table:table-cell table:formula="of:=[.C231]-[.B231]" office:value-type="float" office:value="179323" calcext:value-type="float">
            <text:p>179323</text:p>
          </table:table-cell>
          <table:table-cell table:formula="of:=[.C231]-[.A231]" office:value-type="float" office:value="217355" calcext:value-type="float">
            <text:p>217355</text:p>
          </table:table-cell>
          <table:table-cell/>
          <table:table-cell table:formula="of:=[.E231]/[.G231]" office:value-type="percentage" office:value="0.174976421062317" calcext:value-type="percentage">
            <text:p>17,50 %</text:p>
          </table:table-cell>
          <table:table-cell table:number-columns-repeated="4"/>
        </table:table-row>
        <table:table-row table:style-name="ro1">
          <table:table-cell office:value-type="float" office:value="86376634247193" calcext:value-type="float">
            <text:p>86376634247193</text:p>
          </table:table-cell>
          <table:table-cell office:value-type="float" office:value="86376634289225" calcext:value-type="float">
            <text:p>86376634289225</text:p>
          </table:table-cell>
          <table:table-cell office:value-type="float" office:value="86376634491000" calcext:value-type="float">
            <text:p>86376634491000</text:p>
          </table:table-cell>
          <table:table-cell/>
          <table:table-cell table:formula="of:=[.B232]-[.A232]" office:value-type="float" office:value="42032" calcext:value-type="float">
            <text:p>42032</text:p>
          </table:table-cell>
          <table:table-cell table:formula="of:=[.C232]-[.B232]" office:value-type="float" office:value="201775" calcext:value-type="float">
            <text:p>201775</text:p>
          </table:table-cell>
          <table:table-cell table:formula="of:=[.C232]-[.A232]" office:value-type="float" office:value="243807" calcext:value-type="float">
            <text:p>243807</text:p>
          </table:table-cell>
          <table:table-cell/>
          <table:table-cell table:formula="of:=[.E232]/[.G232]" office:value-type="percentage" office:value="0.1723986595955" calcext:value-type="percentage">
            <text:p>17,24 %</text:p>
          </table:table-cell>
          <table:table-cell table:number-columns-repeated="4"/>
        </table:table-row>
        <table:table-row table:style-name="ro1">
          <table:table-cell office:value-type="float" office:value="86376638758548" calcext:value-type="float">
            <text:p>86376638758548</text:p>
          </table:table-cell>
          <table:table-cell office:value-type="float" office:value="86376638803322" calcext:value-type="float">
            <text:p>86376638803322</text:p>
          </table:table-cell>
          <table:table-cell office:value-type="float" office:value="86376639022096" calcext:value-type="float">
            <text:p>86376639022096</text:p>
          </table:table-cell>
          <table:table-cell/>
          <table:table-cell table:formula="of:=[.B233]-[.A233]" office:value-type="float" office:value="44774" calcext:value-type="float">
            <text:p>44774</text:p>
          </table:table-cell>
          <table:table-cell table:formula="of:=[.C233]-[.B233]" office:value-type="float" office:value="218774" calcext:value-type="float">
            <text:p>218774</text:p>
          </table:table-cell>
          <table:table-cell table:formula="of:=[.C233]-[.A233]" office:value-type="float" office:value="263548" calcext:value-type="float">
            <text:p>263548</text:p>
          </table:table-cell>
          <table:table-cell/>
          <table:table-cell table:formula="of:=[.E233]/[.G233]" office:value-type="percentage" office:value="0.169889356018638" calcext:value-type="percentage">
            <text:p>16,99 %</text:p>
          </table:table-cell>
          <table:table-cell table:number-columns-repeated="4"/>
        </table:table-row>
        <table:table-row table:style-name="ro1">
          <table:table-cell office:value-type="float" office:value="86376643271258" calcext:value-type="float">
            <text:p>86376643271258</text:p>
          </table:table-cell>
          <table:table-cell office:value-type="float" office:value="86376643325000" calcext:value-type="float">
            <text:p>86376643325000</text:p>
          </table:table-cell>
          <table:table-cell office:value-type="float" office:value="86376643535322" calcext:value-type="float">
            <text:p>86376643535322</text:p>
          </table:table-cell>
          <table:table-cell/>
          <table:table-cell table:formula="of:=[.B234]-[.A234]" office:value-type="float" office:value="53742" calcext:value-type="float">
            <text:p>53742</text:p>
          </table:table-cell>
          <table:table-cell table:formula="of:=[.C234]-[.B234]" office:value-type="float" office:value="210322" calcext:value-type="float">
            <text:p>210322</text:p>
          </table:table-cell>
          <table:table-cell table:formula="of:=[.C234]-[.A234]" office:value-type="float" office:value="264064" calcext:value-type="float">
            <text:p>264064</text:p>
          </table:table-cell>
          <table:table-cell/>
          <table:table-cell table:formula="of:=[.E234]/[.G234]" office:value-type="percentage" office:value="0.203518843916626" calcext:value-type="percentage">
            <text:p>20,35 %</text:p>
          </table:table-cell>
          <table:table-cell table:number-columns-repeated="4"/>
        </table:table-row>
        <table:table-row table:style-name="ro1">
          <table:table-cell office:value-type="float" office:value="86376647782548" calcext:value-type="float">
            <text:p>86376647782548</text:p>
          </table:table-cell>
          <table:table-cell office:value-type="float" office:value="86376647824258" calcext:value-type="float">
            <text:p>86376647824258</text:p>
          </table:table-cell>
          <table:table-cell office:value-type="float" office:value="86376648028870" calcext:value-type="float">
            <text:p>86376648028870</text:p>
          </table:table-cell>
          <table:table-cell/>
          <table:table-cell table:formula="of:=[.B235]-[.A235]" office:value-type="float" office:value="41710" calcext:value-type="float">
            <text:p>41710</text:p>
          </table:table-cell>
          <table:table-cell table:formula="of:=[.C235]-[.B235]" office:value-type="float" office:value="204612" calcext:value-type="float">
            <text:p>204612</text:p>
          </table:table-cell>
          <table:table-cell table:formula="of:=[.C235]-[.A235]" office:value-type="float" office:value="246322" calcext:value-type="float">
            <text:p>246322</text:p>
          </table:table-cell>
          <table:table-cell/>
          <table:table-cell table:formula="of:=[.E235]/[.G235]" office:value-type="percentage" office:value="0.169331200623574" calcext:value-type="percentage">
            <text:p>16,93 %</text:p>
          </table:table-cell>
          <table:table-cell table:number-columns-repeated="4"/>
        </table:table-row>
        <table:table-row table:style-name="ro1">
          <table:table-cell office:value-type="float" office:value="86376652296064" calcext:value-type="float">
            <text:p>86376652296064</text:p>
          </table:table-cell>
          <table:table-cell office:value-type="float" office:value="86376652336935" calcext:value-type="float">
            <text:p>86376652336935</text:p>
          </table:table-cell>
          <table:table-cell office:value-type="float" office:value="86376652536193" calcext:value-type="float">
            <text:p>86376652536193</text:p>
          </table:table-cell>
          <table:table-cell/>
          <table:table-cell table:formula="of:=[.B236]-[.A236]" office:value-type="float" office:value="40871" calcext:value-type="float">
            <text:p>40871</text:p>
          </table:table-cell>
          <table:table-cell table:formula="of:=[.C236]-[.B236]" office:value-type="float" office:value="199258" calcext:value-type="float">
            <text:p>199258</text:p>
          </table:table-cell>
          <table:table-cell table:formula="of:=[.C236]-[.A236]" office:value-type="float" office:value="240129" calcext:value-type="float">
            <text:p>240129</text:p>
          </table:table-cell>
          <table:table-cell/>
          <table:table-cell table:formula="of:=[.E236]/[.G236]" office:value-type="percentage" office:value="0.170204348496017" calcext:value-type="percentage">
            <text:p>17,02 %</text:p>
          </table:table-cell>
          <table:table-cell table:number-columns-repeated="4"/>
        </table:table-row>
        <table:table-row table:style-name="ro1">
          <table:table-cell office:value-type="float" office:value="86376656807709" calcext:value-type="float">
            <text:p>86376656807709</text:p>
          </table:table-cell>
          <table:table-cell office:value-type="float" office:value="86376656848580" calcext:value-type="float">
            <text:p>86376656848580</text:p>
          </table:table-cell>
          <table:table-cell office:value-type="float" office:value="86376657046580" calcext:value-type="float">
            <text:p>86376657046580</text:p>
          </table:table-cell>
          <table:table-cell/>
          <table:table-cell table:formula="of:=[.B237]-[.A237]" office:value-type="float" office:value="40871" calcext:value-type="float">
            <text:p>40871</text:p>
          </table:table-cell>
          <table:table-cell table:formula="of:=[.C237]-[.B237]" office:value-type="float" office:value="198000" calcext:value-type="float">
            <text:p>198000</text:p>
          </table:table-cell>
          <table:table-cell table:formula="of:=[.C237]-[.A237]" office:value-type="float" office:value="238871" calcext:value-type="float">
            <text:p>238871</text:p>
          </table:table-cell>
          <table:table-cell/>
          <table:table-cell table:formula="of:=[.E237]/[.G237]" office:value-type="percentage" office:value="0.171100719635284" calcext:value-type="percentage">
            <text:p>17,11 %</text:p>
          </table:table-cell>
          <table:table-cell table:number-columns-repeated="4"/>
        </table:table-row>
        <table:table-row table:style-name="ro1">
          <table:table-cell office:value-type="float" office:value="86376661320064" calcext:value-type="float">
            <text:p>86376661320064</text:p>
          </table:table-cell>
          <table:table-cell office:value-type="float" office:value="86376661363258" calcext:value-type="float">
            <text:p>86376661363258</text:p>
          </table:table-cell>
          <table:table-cell office:value-type="float" office:value="86376661580290" calcext:value-type="float">
            <text:p>86376661580290</text:p>
          </table:table-cell>
          <table:table-cell/>
          <table:table-cell table:formula="of:=[.B238]-[.A238]" office:value-type="float" office:value="43194" calcext:value-type="float">
            <text:p>43194</text:p>
          </table:table-cell>
          <table:table-cell table:formula="of:=[.C238]-[.B238]" office:value-type="float" office:value="217032" calcext:value-type="float">
            <text:p>217032</text:p>
          </table:table-cell>
          <table:table-cell table:formula="of:=[.C238]-[.A238]" office:value-type="float" office:value="260226" calcext:value-type="float">
            <text:p>260226</text:p>
          </table:table-cell>
          <table:table-cell/>
          <table:table-cell table:formula="of:=[.E238]/[.G238]" office:value-type="percentage" office:value="0.165986488667543" calcext:value-type="percentage">
            <text:p>16,60 %</text:p>
          </table:table-cell>
          <table:table-cell table:number-columns-repeated="4"/>
        </table:table-row>
        <table:table-row table:style-name="ro1">
          <table:table-cell office:value-type="float" office:value="86376665832193" calcext:value-type="float">
            <text:p>86376665832193</text:p>
          </table:table-cell>
          <table:table-cell office:value-type="float" office:value="86376665874741" calcext:value-type="float">
            <text:p>86376665874741</text:p>
          </table:table-cell>
          <table:table-cell office:value-type="float" office:value="86376666083838" calcext:value-type="float">
            <text:p>86376666083838</text:p>
          </table:table-cell>
          <table:table-cell/>
          <table:table-cell table:formula="of:=[.B239]-[.A239]" office:value-type="float" office:value="42548" calcext:value-type="float">
            <text:p>42548</text:p>
          </table:table-cell>
          <table:table-cell table:formula="of:=[.C239]-[.B239]" office:value-type="float" office:value="209097" calcext:value-type="float">
            <text:p>209097</text:p>
          </table:table-cell>
          <table:table-cell table:formula="of:=[.C239]-[.A239]" office:value-type="float" office:value="251645" calcext:value-type="float">
            <text:p>251645</text:p>
          </table:table-cell>
          <table:table-cell/>
          <table:table-cell table:formula="of:=[.E239]/[.G239]" office:value-type="percentage" office:value="0.16907945717181" calcext:value-type="percentage">
            <text:p>16,91 %</text:p>
          </table:table-cell>
          <table:table-cell table:number-columns-repeated="4"/>
        </table:table-row>
        <table:table-row table:style-name="ro1">
          <table:table-cell office:value-type="float" office:value="86376670344258" calcext:value-type="float">
            <text:p>86376670344258</text:p>
          </table:table-cell>
          <table:table-cell office:value-type="float" office:value="86376670389774" calcext:value-type="float">
            <text:p>86376670389774</text:p>
          </table:table-cell>
          <table:table-cell office:value-type="float" office:value="86376670606096" calcext:value-type="float">
            <text:p>86376670606096</text:p>
          </table:table-cell>
          <table:table-cell/>
          <table:table-cell table:formula="of:=[.B240]-[.A240]" office:value-type="float" office:value="45516" calcext:value-type="float">
            <text:p>45516</text:p>
          </table:table-cell>
          <table:table-cell table:formula="of:=[.C240]-[.B240]" office:value-type="float" office:value="216322" calcext:value-type="float">
            <text:p>216322</text:p>
          </table:table-cell>
          <table:table-cell table:formula="of:=[.C240]-[.A240]" office:value-type="float" office:value="261838" calcext:value-type="float">
            <text:p>261838</text:p>
          </table:table-cell>
          <table:table-cell/>
          <table:table-cell table:formula="of:=[.E240]/[.G240]" office:value-type="percentage" office:value="0.17383267516556" calcext:value-type="percentage">
            <text:p>17,38 %</text:p>
          </table:table-cell>
          <table:table-cell table:number-columns-repeated="4"/>
        </table:table-row>
        <table:table-row table:style-name="ro1">
          <table:table-cell office:value-type="float" office:value="86376674856645" calcext:value-type="float">
            <text:p>86376674856645</text:p>
          </table:table-cell>
          <table:table-cell office:value-type="float" office:value="86376674899516" calcext:value-type="float">
            <text:p>86376674899516</text:p>
          </table:table-cell>
          <table:table-cell office:value-type="float" office:value="86376675104548" calcext:value-type="float">
            <text:p>86376675104548</text:p>
          </table:table-cell>
          <table:table-cell/>
          <table:table-cell table:formula="of:=[.B241]-[.A241]" office:value-type="float" office:value="42871" calcext:value-type="float">
            <text:p>42871</text:p>
          </table:table-cell>
          <table:table-cell table:formula="of:=[.C241]-[.B241]" office:value-type="float" office:value="205032" calcext:value-type="float">
            <text:p>205032</text:p>
          </table:table-cell>
          <table:table-cell table:formula="of:=[.C241]-[.A241]" office:value-type="float" office:value="247903" calcext:value-type="float">
            <text:p>247903</text:p>
          </table:table-cell>
          <table:table-cell/>
          <table:table-cell table:formula="of:=[.E241]/[.G241]" office:value-type="percentage" office:value="0.17293457521692" calcext:value-type="percentage">
            <text:p>17,29 %</text:p>
          </table:table-cell>
          <table:table-cell table:number-columns-repeated="4"/>
        </table:table-row>
        <table:table-row table:style-name="ro1">
          <table:table-cell office:value-type="float" office:value="86376679368193" calcext:value-type="float">
            <text:p>86376679368193</text:p>
          </table:table-cell>
          <table:table-cell office:value-type="float" office:value="86376679420935" calcext:value-type="float">
            <text:p>86376679420935</text:p>
          </table:table-cell>
          <table:table-cell office:value-type="float" office:value="86376679642483" calcext:value-type="float">
            <text:p>86376679642483</text:p>
          </table:table-cell>
          <table:table-cell/>
          <table:table-cell table:formula="of:=[.B242]-[.A242]" office:value-type="float" office:value="52742" calcext:value-type="float">
            <text:p>52742</text:p>
          </table:table-cell>
          <table:table-cell table:formula="of:=[.C242]-[.B242]" office:value-type="float" office:value="221548" calcext:value-type="float">
            <text:p>221548</text:p>
          </table:table-cell>
          <table:table-cell table:formula="of:=[.C242]-[.A242]" office:value-type="float" office:value="274290" calcext:value-type="float">
            <text:p>274290</text:p>
          </table:table-cell>
          <table:table-cell/>
          <table:table-cell table:formula="of:=[.E242]/[.G242]" office:value-type="percentage" office:value="0.192285537205148" calcext:value-type="percentage">
            <text:p>19,23 %</text:p>
          </table:table-cell>
          <table:table-cell table:number-columns-repeated="4"/>
        </table:table-row>
        <table:table-row table:style-name="ro1">
          <table:table-cell office:value-type="float" office:value="86376683880161" calcext:value-type="float">
            <text:p>86376683880161</text:p>
          </table:table-cell>
          <table:table-cell office:value-type="float" office:value="86376683916967" calcext:value-type="float">
            <text:p>86376683916967</text:p>
          </table:table-cell>
          <table:table-cell office:value-type="float" office:value="86376684084612" calcext:value-type="float">
            <text:p>86376684084612</text:p>
          </table:table-cell>
          <table:table-cell/>
          <table:table-cell table:formula="of:=[.B243]-[.A243]" office:value-type="float" office:value="36806" calcext:value-type="float">
            <text:p>36806</text:p>
          </table:table-cell>
          <table:table-cell table:formula="of:=[.C243]-[.B243]" office:value-type="float" office:value="167645" calcext:value-type="float">
            <text:p>167645</text:p>
          </table:table-cell>
          <table:table-cell table:formula="of:=[.C243]-[.A243]" office:value-type="float" office:value="204451" calcext:value-type="float">
            <text:p>204451</text:p>
          </table:table-cell>
          <table:table-cell/>
          <table:table-cell table:formula="of:=[.E243]/[.G243]" office:value-type="percentage" office:value="0.180023575331008" calcext:value-type="percentage">
            <text:p>18,00 %</text:p>
          </table:table-cell>
          <table:table-cell table:number-columns-repeated="4"/>
        </table:table-row>
        <table:table-row table:style-name="ro1">
          <table:table-cell office:value-type="float" office:value="86376688393032" calcext:value-type="float">
            <text:p>86376688393032</text:p>
          </table:table-cell>
          <table:table-cell office:value-type="float" office:value="86376688438709" calcext:value-type="float">
            <text:p>86376688438709</text:p>
          </table:table-cell>
          <table:table-cell office:value-type="float" office:value="86376688655516" calcext:value-type="float">
            <text:p>86376688655516</text:p>
          </table:table-cell>
          <table:table-cell/>
          <table:table-cell table:formula="of:=[.B244]-[.A244]" office:value-type="float" office:value="45677" calcext:value-type="float">
            <text:p>45677</text:p>
          </table:table-cell>
          <table:table-cell table:formula="of:=[.C244]-[.B244]" office:value-type="float" office:value="216807" calcext:value-type="float">
            <text:p>216807</text:p>
          </table:table-cell>
          <table:table-cell table:formula="of:=[.C244]-[.A244]" office:value-type="float" office:value="262484" calcext:value-type="float">
            <text:p>262484</text:p>
          </table:table-cell>
          <table:table-cell/>
          <table:table-cell table:formula="of:=[.E244]/[.G244]" office:value-type="percentage" office:value="0.174018225872815" calcext:value-type="percentage">
            <text:p>17,40 %</text:p>
          </table:table-cell>
          <table:table-cell table:number-columns-repeated="4"/>
        </table:table-row>
        <table:table-row table:style-name="ro1">
          <table:table-cell office:value-type="float" office:value="86376692904741" calcext:value-type="float">
            <text:p>86376692904741</text:p>
          </table:table-cell>
          <table:table-cell office:value-type="float" office:value="86376692947548" calcext:value-type="float">
            <text:p>86376692947548</text:p>
          </table:table-cell>
          <table:table-cell office:value-type="float" office:value="86376693155290" calcext:value-type="float">
            <text:p>86376693155290</text:p>
          </table:table-cell>
          <table:table-cell/>
          <table:table-cell table:formula="of:=[.B245]-[.A245]" office:value-type="float" office:value="42807" calcext:value-type="float">
            <text:p>42807</text:p>
          </table:table-cell>
          <table:table-cell table:formula="of:=[.C245]-[.B245]" office:value-type="float" office:value="207742" calcext:value-type="float">
            <text:p>207742</text:p>
          </table:table-cell>
          <table:table-cell table:formula="of:=[.C245]-[.A245]" office:value-type="float" office:value="250549" calcext:value-type="float">
            <text:p>250549</text:p>
          </table:table-cell>
          <table:table-cell/>
          <table:table-cell table:formula="of:=[.E245]/[.G245]" office:value-type="percentage" office:value="0.170852807235311" calcext:value-type="percentage">
            <text:p>17,09 %</text:p>
          </table:table-cell>
          <table:table-cell table:number-columns-repeated="4"/>
        </table:table-row>
        <table:table-row table:style-name="ro1">
          <table:table-cell office:value-type="float" office:value="86376697417129" calcext:value-type="float">
            <text:p>86376697417129</text:p>
          </table:table-cell>
          <table:table-cell office:value-type="float" office:value="86376697459451" calcext:value-type="float">
            <text:p>86376697459451</text:p>
          </table:table-cell>
          <table:table-cell office:value-type="float" office:value="86376697673806" calcext:value-type="float">
            <text:p>86376697673806</text:p>
          </table:table-cell>
          <table:table-cell/>
          <table:table-cell table:formula="of:=[.B246]-[.A246]" office:value-type="float" office:value="42322" calcext:value-type="float">
            <text:p>42322</text:p>
          </table:table-cell>
          <table:table-cell table:formula="of:=[.C246]-[.B246]" office:value-type="float" office:value="214355" calcext:value-type="float">
            <text:p>214355</text:p>
          </table:table-cell>
          <table:table-cell table:formula="of:=[.C246]-[.A246]" office:value-type="float" office:value="256677" calcext:value-type="float">
            <text:p>256677</text:p>
          </table:table-cell>
          <table:table-cell/>
          <table:table-cell table:formula="of:=[.E246]/[.G246]" office:value-type="percentage" office:value="0.16488427089299" calcext:value-type="percentage">
            <text:p>16,49 %</text:p>
          </table:table-cell>
          <table:table-cell table:number-columns-repeated="4"/>
        </table:table-row>
        <table:table-row table:style-name="ro1">
          <table:table-cell office:value-type="float" office:value="86376701929322" calcext:value-type="float">
            <text:p>86376701929322</text:p>
          </table:table-cell>
          <table:table-cell office:value-type="float" office:value="86376701984741" calcext:value-type="float">
            <text:p>86376701984741</text:p>
          </table:table-cell>
          <table:table-cell office:value-type="float" office:value="86376702200129" calcext:value-type="float">
            <text:p>86376702200129</text:p>
          </table:table-cell>
          <table:table-cell/>
          <table:table-cell table:formula="of:=[.B247]-[.A247]" office:value-type="float" office:value="55419" calcext:value-type="float">
            <text:p>55419</text:p>
          </table:table-cell>
          <table:table-cell table:formula="of:=[.C247]-[.B247]" office:value-type="float" office:value="215388" calcext:value-type="float">
            <text:p>215388</text:p>
          </table:table-cell>
          <table:table-cell table:formula="of:=[.C247]-[.A247]" office:value-type="float" office:value="270807" calcext:value-type="float">
            <text:p>270807</text:p>
          </table:table-cell>
          <table:table-cell/>
          <table:table-cell table:formula="of:=[.E247]/[.G247]" office:value-type="percentage" office:value="0.20464389768359" calcext:value-type="percentage">
            <text:p>20,46 %</text:p>
          </table:table-cell>
          <table:table-cell table:number-columns-repeated="4"/>
        </table:table-row>
        <table:table-row table:style-name="ro1">
          <table:table-cell office:value-type="float" office:value="86376706441806" calcext:value-type="float">
            <text:p>86376706441806</text:p>
          </table:table-cell>
          <table:table-cell office:value-type="float" office:value="86376706487516" calcext:value-type="float">
            <text:p>86376706487516</text:p>
          </table:table-cell>
          <table:table-cell office:value-type="float" office:value="86376706701903" calcext:value-type="float">
            <text:p>86376706701903</text:p>
          </table:table-cell>
          <table:table-cell/>
          <table:table-cell table:formula="of:=[.B248]-[.A248]" office:value-type="float" office:value="45710" calcext:value-type="float">
            <text:p>45710</text:p>
          </table:table-cell>
          <table:table-cell table:formula="of:=[.C248]-[.B248]" office:value-type="float" office:value="214387" calcext:value-type="float">
            <text:p>214387</text:p>
          </table:table-cell>
          <table:table-cell table:formula="of:=[.C248]-[.A248]" office:value-type="float" office:value="260097" calcext:value-type="float">
            <text:p>260097</text:p>
          </table:table-cell>
          <table:table-cell/>
          <table:table-cell table:formula="of:=[.E248]/[.G248]" office:value-type="percentage" office:value="0.175742126975705" calcext:value-type="percentage">
            <text:p>17,57 %</text:p>
          </table:table-cell>
          <table:table-cell table:number-columns-repeated="4"/>
        </table:table-row>
        <table:table-row table:style-name="ro1">
          <table:table-cell office:value-type="float" office:value="86376710953096" calcext:value-type="float">
            <text:p>86376710953096</text:p>
          </table:table-cell>
          <table:table-cell office:value-type="float" office:value="86376710989903" calcext:value-type="float">
            <text:p>86376710989903</text:p>
          </table:table-cell>
          <table:table-cell office:value-type="float" office:value="86376711175354" calcext:value-type="float">
            <text:p>86376711175354</text:p>
          </table:table-cell>
          <table:table-cell/>
          <table:table-cell table:formula="of:=[.B249]-[.A249]" office:value-type="float" office:value="36807" calcext:value-type="float">
            <text:p>36807</text:p>
          </table:table-cell>
          <table:table-cell table:formula="of:=[.C249]-[.B249]" office:value-type="float" office:value="185451" calcext:value-type="float">
            <text:p>185451</text:p>
          </table:table-cell>
          <table:table-cell table:formula="of:=[.C249]-[.A249]" office:value-type="float" office:value="222258" calcext:value-type="float">
            <text:p>222258</text:p>
          </table:table-cell>
          <table:table-cell/>
          <table:table-cell table:formula="of:=[.E249]/[.G249]" office:value-type="percentage" office:value="0.165604837621143" calcext:value-type="percentage">
            <text:p>16,56 %</text:p>
          </table:table-cell>
          <table:table-cell table:number-columns-repeated="4"/>
        </table:table-row>
        <table:table-row table:style-name="ro1">
          <table:table-cell office:value-type="float" office:value="86376715466032" calcext:value-type="float">
            <text:p>86376715466032</text:p>
          </table:table-cell>
          <table:table-cell office:value-type="float" office:value="86376715507935" calcext:value-type="float">
            <text:p>86376715507935</text:p>
          </table:table-cell>
          <table:table-cell office:value-type="float" office:value="86376715705677" calcext:value-type="float">
            <text:p>86376715705677</text:p>
          </table:table-cell>
          <table:table-cell/>
          <table:table-cell table:formula="of:=[.B250]-[.A250]" office:value-type="float" office:value="41903" calcext:value-type="float">
            <text:p>41903</text:p>
          </table:table-cell>
          <table:table-cell table:formula="of:=[.C250]-[.B250]" office:value-type="float" office:value="197742" calcext:value-type="float">
            <text:p>197742</text:p>
          </table:table-cell>
          <table:table-cell table:formula="of:=[.C250]-[.A250]" office:value-type="float" office:value="239645" calcext:value-type="float">
            <text:p>239645</text:p>
          </table:table-cell>
          <table:table-cell/>
          <table:table-cell table:formula="of:=[.E250]/[.G250]" office:value-type="percentage" office:value="0.174854472240189" calcext:value-type="percentage">
            <text:p>17,49 %</text:p>
          </table:table-cell>
          <table:table-cell table:number-columns-repeated="4"/>
        </table:table-row>
        <table:table-row table:style-name="ro1">
          <table:table-cell office:value-type="float" office:value="86376719977516" calcext:value-type="float">
            <text:p>86376719977516</text:p>
          </table:table-cell>
          <table:table-cell office:value-type="float" office:value="86376720024967" calcext:value-type="float">
            <text:p>86376720024967</text:p>
          </table:table-cell>
          <table:table-cell office:value-type="float" office:value="86376720251516" calcext:value-type="float">
            <text:p>86376720251516</text:p>
          </table:table-cell>
          <table:table-cell/>
          <table:table-cell table:formula="of:=[.B251]-[.A251]" office:value-type="float" office:value="47451" calcext:value-type="float">
            <text:p>47451</text:p>
          </table:table-cell>
          <table:table-cell table:formula="of:=[.C251]-[.B251]" office:value-type="float" office:value="226549" calcext:value-type="float">
            <text:p>226549</text:p>
          </table:table-cell>
          <table:table-cell table:formula="of:=[.C251]-[.A251]" office:value-type="float" office:value="274000" calcext:value-type="float">
            <text:p>274000</text:p>
          </table:table-cell>
          <table:table-cell/>
          <table:table-cell table:formula="of:=[.E251]/[.G251]" office:value-type="percentage" office:value="0.173178832116788" calcext:value-type="percentage">
            <text:p>17,32 %</text:p>
          </table:table-cell>
          <table:table-cell table:number-columns-repeated="4"/>
        </table:table-row>
        <table:table-row table:style-name="ro1">
          <table:table-cell office:value-type="float" office:value="86376724489838" calcext:value-type="float">
            <text:p>86376724489838</text:p>
          </table:table-cell>
          <table:table-cell office:value-type="float" office:value="86376724533516" calcext:value-type="float">
            <text:p>86376724533516</text:p>
          </table:table-cell>
          <table:table-cell office:value-type="float" office:value="86376724741225" calcext:value-type="float">
            <text:p>86376724741225</text:p>
          </table:table-cell>
          <table:table-cell/>
          <table:table-cell table:formula="of:=[.B252]-[.A252]" office:value-type="float" office:value="43678" calcext:value-type="float">
            <text:p>43678</text:p>
          </table:table-cell>
          <table:table-cell table:formula="of:=[.C252]-[.B252]" office:value-type="float" office:value="207709" calcext:value-type="float">
            <text:p>207709</text:p>
          </table:table-cell>
          <table:table-cell table:formula="of:=[.C252]-[.A252]" office:value-type="float" office:value="251387" calcext:value-type="float">
            <text:p>251387</text:p>
          </table:table-cell>
          <table:table-cell/>
          <table:table-cell table:formula="of:=[.E252]/[.G252]" office:value-type="percentage" office:value="0.17374804584167" calcext:value-type="percentage">
            <text:p>17,37 %</text:p>
          </table:table-cell>
          <table:table-cell table:number-columns-repeated="4"/>
        </table:table-row>
        <table:table-row table:style-name="ro1">
          <table:table-cell office:value-type="float" office:value="86376729002225" calcext:value-type="float">
            <text:p>86376729002225</text:p>
          </table:table-cell>
          <table:table-cell office:value-type="float" office:value="86376729044387" calcext:value-type="float">
            <text:p>86376729044387</text:p>
          </table:table-cell>
          <table:table-cell office:value-type="float" office:value="86376729249129" calcext:value-type="float">
            <text:p>86376729249129</text:p>
          </table:table-cell>
          <table:table-cell/>
          <table:table-cell table:formula="of:=[.B253]-[.A253]" office:value-type="float" office:value="42162" calcext:value-type="float">
            <text:p>42162</text:p>
          </table:table-cell>
          <table:table-cell table:formula="of:=[.C253]-[.B253]" office:value-type="float" office:value="204742" calcext:value-type="float">
            <text:p>204742</text:p>
          </table:table-cell>
          <table:table-cell table:formula="of:=[.C253]-[.A253]" office:value-type="float" office:value="246904" calcext:value-type="float">
            <text:p>246904</text:p>
          </table:table-cell>
          <table:table-cell/>
          <table:table-cell table:formula="of:=[.E253]/[.G253]" office:value-type="percentage" office:value="0.170762725593753" calcext:value-type="percentage">
            <text:p>17,08 %</text:p>
          </table:table-cell>
          <table:table-cell table:number-columns-repeated="4"/>
        </table:table-row>
        <table:table-row table:style-name="ro1">
          <table:table-cell office:value-type="float" office:value="86376733514000" calcext:value-type="float">
            <text:p>86376733514000</text:p>
          </table:table-cell>
          <table:table-cell office:value-type="float" office:value="86376733556419" calcext:value-type="float">
            <text:p>86376733556419</text:p>
          </table:table-cell>
          <table:table-cell office:value-type="float" office:value="86376733760193" calcext:value-type="float">
            <text:p>86376733760193</text:p>
          </table:table-cell>
          <table:table-cell/>
          <table:table-cell table:formula="of:=[.B254]-[.A254]" office:value-type="float" office:value="42419" calcext:value-type="float">
            <text:p>42419</text:p>
          </table:table-cell>
          <table:table-cell table:formula="of:=[.C254]-[.B254]" office:value-type="float" office:value="203774" calcext:value-type="float">
            <text:p>203774</text:p>
          </table:table-cell>
          <table:table-cell table:formula="of:=[.C254]-[.A254]" office:value-type="float" office:value="246193" calcext:value-type="float">
            <text:p>246193</text:p>
          </table:table-cell>
          <table:table-cell/>
          <table:table-cell table:formula="of:=[.E254]/[.G254]" office:value-type="percentage" office:value="0.172299781066074" calcext:value-type="percentage">
            <text:p>17,23 %</text:p>
          </table:table-cell>
          <table:table-cell table:number-columns-repeated="4"/>
        </table:table-row>
        <table:table-row table:style-name="ro1">
          <table:table-cell office:value-type="float" office:value="86376738026580" calcext:value-type="float">
            <text:p>86376738026580</text:p>
          </table:table-cell>
          <table:table-cell office:value-type="float" office:value="86376738079806" calcext:value-type="float">
            <text:p>86376738079806</text:p>
          </table:table-cell>
          <table:table-cell office:value-type="float" office:value="86376738311483" calcext:value-type="float">
            <text:p>86376738311483</text:p>
          </table:table-cell>
          <table:table-cell/>
          <table:table-cell table:formula="of:=[.B255]-[.A255]" office:value-type="float" office:value="53226" calcext:value-type="float">
            <text:p>53226</text:p>
          </table:table-cell>
          <table:table-cell table:formula="of:=[.C255]-[.B255]" office:value-type="float" office:value="231677" calcext:value-type="float">
            <text:p>231677</text:p>
          </table:table-cell>
          <table:table-cell table:formula="of:=[.C255]-[.A255]" office:value-type="float" office:value="284903" calcext:value-type="float">
            <text:p>284903</text:p>
          </table:table-cell>
          <table:table-cell/>
          <table:table-cell table:formula="of:=[.E255]/[.G255]" office:value-type="percentage" office:value="0.186821479591299" calcext:value-type="percentage">
            <text:p>18,68 %</text:p>
          </table:table-cell>
          <table:table-cell table:number-columns-repeated="4"/>
        </table:table-row>
        <table:table-row table:style-name="ro1">
          <table:table-cell office:value-type="float" office:value="86376742539129" calcext:value-type="float">
            <text:p>86376742539129</text:p>
          </table:table-cell>
          <table:table-cell office:value-type="float" office:value="86376742582580" calcext:value-type="float">
            <text:p>86376742582580</text:p>
          </table:table-cell>
          <table:table-cell office:value-type="float" office:value="86376742775129" calcext:value-type="float">
            <text:p>86376742775129</text:p>
          </table:table-cell>
          <table:table-cell/>
          <table:table-cell table:formula="of:=[.B256]-[.A256]" office:value-type="float" office:value="43451" calcext:value-type="float">
            <text:p>43451</text:p>
          </table:table-cell>
          <table:table-cell table:formula="of:=[.C256]-[.B256]" office:value-type="float" office:value="192549" calcext:value-type="float">
            <text:p>192549</text:p>
          </table:table-cell>
          <table:table-cell table:formula="of:=[.C256]-[.A256]" office:value-type="float" office:value="236000" calcext:value-type="float">
            <text:p>236000</text:p>
          </table:table-cell>
          <table:table-cell/>
          <table:table-cell table:formula="of:=[.E256]/[.G256]" office:value-type="percentage" office:value="0.184114406779661" calcext:value-type="percentage">
            <text:p>18,41 %</text:p>
          </table:table-cell>
          <table:table-cell table:number-columns-repeated="4"/>
        </table:table-row>
        <table:table-row table:style-name="ro1">
          <table:table-cell office:value-type="float" office:value="86376747050612" calcext:value-type="float">
            <text:p>86376747050612</text:p>
          </table:table-cell>
          <table:table-cell office:value-type="float" office:value="86376747092064" calcext:value-type="float">
            <text:p>86376747092064</text:p>
          </table:table-cell>
          <table:table-cell office:value-type="float" office:value="86376747291741" calcext:value-type="float">
            <text:p>86376747291741</text:p>
          </table:table-cell>
          <table:table-cell/>
          <table:table-cell table:formula="of:=[.B257]-[.A257]" office:value-type="float" office:value="41452" calcext:value-type="float">
            <text:p>41452</text:p>
          </table:table-cell>
          <table:table-cell table:formula="of:=[.C257]-[.B257]" office:value-type="float" office:value="199677" calcext:value-type="float">
            <text:p>199677</text:p>
          </table:table-cell>
          <table:table-cell table:formula="of:=[.C257]-[.A257]" office:value-type="float" office:value="241129" calcext:value-type="float">
            <text:p>241129</text:p>
          </table:table-cell>
          <table:table-cell/>
          <table:table-cell table:formula="of:=[.E257]/[.G257]" office:value-type="percentage" office:value="0.171907982863944" calcext:value-type="percentage">
            <text:p>17,19 %</text:p>
          </table:table-cell>
          <table:table-cell table:number-columns-repeated="4"/>
        </table:table-row>
        <table:table-row table:style-name="ro1">
          <table:table-cell office:value-type="float" office:value="86376751562806" calcext:value-type="float">
            <text:p>86376751562806</text:p>
          </table:table-cell>
          <table:table-cell office:value-type="float" office:value="86376751607161" calcext:value-type="float">
            <text:p>86376751607161</text:p>
          </table:table-cell>
          <table:table-cell office:value-type="float" office:value="86376751815000" calcext:value-type="float">
            <text:p>86376751815000</text:p>
          </table:table-cell>
          <table:table-cell/>
          <table:table-cell table:formula="of:=[.B258]-[.A258]" office:value-type="float" office:value="44355" calcext:value-type="float">
            <text:p>44355</text:p>
          </table:table-cell>
          <table:table-cell table:formula="of:=[.C258]-[.B258]" office:value-type="float" office:value="207839" calcext:value-type="float">
            <text:p>207839</text:p>
          </table:table-cell>
          <table:table-cell table:formula="of:=[.C258]-[.A258]" office:value-type="float" office:value="252194" calcext:value-type="float">
            <text:p>252194</text:p>
          </table:table-cell>
          <table:table-cell/>
          <table:table-cell table:formula="of:=[.E258]/[.G258]" office:value-type="percentage" office:value="0.17587650776783" calcext:value-type="percentage">
            <text:p>17,59 %</text:p>
          </table:table-cell>
          <table:table-cell table:number-columns-repeated="4"/>
        </table:table-row>
        <table:table-row table:style-name="ro1">
          <table:table-cell office:value-type="float" office:value="86376756074903" calcext:value-type="float">
            <text:p>86376756074903</text:p>
          </table:table-cell>
          <table:table-cell office:value-type="float" office:value="86376756118064" calcext:value-type="float">
            <text:p>86376756118064</text:p>
          </table:table-cell>
          <table:table-cell office:value-type="float" office:value="86376756334322" calcext:value-type="float">
            <text:p>86376756334322</text:p>
          </table:table-cell>
          <table:table-cell/>
          <table:table-cell table:formula="of:=[.B259]-[.A259]" office:value-type="float" office:value="43161" calcext:value-type="float">
            <text:p>43161</text:p>
          </table:table-cell>
          <table:table-cell table:formula="of:=[.C259]-[.B259]" office:value-type="float" office:value="216258" calcext:value-type="float">
            <text:p>216258</text:p>
          </table:table-cell>
          <table:table-cell table:formula="of:=[.C259]-[.A259]" office:value-type="float" office:value="259419" calcext:value-type="float">
            <text:p>259419</text:p>
          </table:table-cell>
          <table:table-cell/>
          <table:table-cell table:formula="of:=[.E259]/[.G259]" office:value-type="percentage" office:value="0.166375631700068" calcext:value-type="percentage">
            <text:p>16,64 %</text:p>
          </table:table-cell>
          <table:table-cell table:number-columns-repeated="4"/>
        </table:table-row>
        <table:table-row table:style-name="ro1">
          <table:table-cell office:value-type="float" office:value="86376760588516" calcext:value-type="float">
            <text:p>86376760588516</text:p>
          </table:table-cell>
          <table:table-cell office:value-type="float" office:value="86376760630774" calcext:value-type="float">
            <text:p>86376760630774</text:p>
          </table:table-cell>
          <table:table-cell office:value-type="float" office:value="86376760840064" calcext:value-type="float">
            <text:p>86376760840064</text:p>
          </table:table-cell>
          <table:table-cell/>
          <table:table-cell table:formula="of:=[.B260]-[.A260]" office:value-type="float" office:value="42258" calcext:value-type="float">
            <text:p>42258</text:p>
          </table:table-cell>
          <table:table-cell table:formula="of:=[.C260]-[.B260]" office:value-type="float" office:value="209290" calcext:value-type="float">
            <text:p>209290</text:p>
          </table:table-cell>
          <table:table-cell table:formula="of:=[.C260]-[.A260]" office:value-type="float" office:value="251548" calcext:value-type="float">
            <text:p>251548</text:p>
          </table:table-cell>
          <table:table-cell/>
          <table:table-cell table:formula="of:=[.E260]/[.G260]" office:value-type="percentage" office:value="0.167991794806558" calcext:value-type="percentage">
            <text:p>16,80 %</text:p>
          </table:table-cell>
          <table:table-cell table:number-columns-repeated="4"/>
        </table:table-row>
        <table:table-row table:style-name="ro1">
          <table:table-cell office:value-type="float" office:value="86376765099774" calcext:value-type="float">
            <text:p>86376765099774</text:p>
          </table:table-cell>
          <table:table-cell office:value-type="float" office:value="86376765148129" calcext:value-type="float">
            <text:p>86376765148129</text:p>
          </table:table-cell>
          <table:table-cell office:value-type="float" office:value="86376765345483" calcext:value-type="float">
            <text:p>86376765345483</text:p>
          </table:table-cell>
          <table:table-cell/>
          <table:table-cell table:formula="of:=[.B261]-[.A261]" office:value-type="float" office:value="48355" calcext:value-type="float">
            <text:p>48355</text:p>
          </table:table-cell>
          <table:table-cell table:formula="of:=[.C261]-[.B261]" office:value-type="float" office:value="197354" calcext:value-type="float">
            <text:p>197354</text:p>
          </table:table-cell>
          <table:table-cell table:formula="of:=[.C261]-[.A261]" office:value-type="float" office:value="245709" calcext:value-type="float">
            <text:p>245709</text:p>
          </table:table-cell>
          <table:table-cell/>
          <table:table-cell table:formula="of:=[.E261]/[.G261]" office:value-type="percentage" office:value="0.196797838093029" calcext:value-type="percentage">
            <text:p>19,68 %</text:p>
          </table:table-cell>
          <table:table-cell table:number-columns-repeated="4"/>
        </table:table-row>
        <table:table-row table:style-name="ro1">
          <table:table-cell office:value-type="float" office:value="86376769612387" calcext:value-type="float">
            <text:p>86376769612387</text:p>
          </table:table-cell>
          <table:table-cell office:value-type="float" office:value="86376769653129" calcext:value-type="float">
            <text:p>86376769653129</text:p>
          </table:table-cell>
          <table:table-cell office:value-type="float" office:value="86376769852580" calcext:value-type="float">
            <text:p>86376769852580</text:p>
          </table:table-cell>
          <table:table-cell/>
          <table:table-cell table:formula="of:=[.B262]-[.A262]" office:value-type="float" office:value="40742" calcext:value-type="float">
            <text:p>40742</text:p>
          </table:table-cell>
          <table:table-cell table:formula="of:=[.C262]-[.B262]" office:value-type="float" office:value="199451" calcext:value-type="float">
            <text:p>199451</text:p>
          </table:table-cell>
          <table:table-cell table:formula="of:=[.C262]-[.A262]" office:value-type="float" office:value="240193" calcext:value-type="float">
            <text:p>240193</text:p>
          </table:table-cell>
          <table:table-cell/>
          <table:table-cell table:formula="of:=[.E262]/[.G262]" office:value-type="percentage" office:value="0.16962192903207" calcext:value-type="percentage">
            <text:p>16,96 %</text:p>
          </table:table-cell>
          <table:table-cell table:number-columns-repeated="4"/>
        </table:table-row>
        <table:table-row table:style-name="ro1">
          <table:table-cell office:value-type="float" office:value="86376774123741" calcext:value-type="float">
            <text:p>86376774123741</text:p>
          </table:table-cell>
          <table:table-cell office:value-type="float" office:value="86376774167322" calcext:value-type="float">
            <text:p>86376774167322</text:p>
          </table:table-cell>
          <table:table-cell office:value-type="float" office:value="86376774376548" calcext:value-type="float">
            <text:p>86376774376548</text:p>
          </table:table-cell>
          <table:table-cell/>
          <table:table-cell table:formula="of:=[.B263]-[.A263]" office:value-type="float" office:value="43581" calcext:value-type="float">
            <text:p>43581</text:p>
          </table:table-cell>
          <table:table-cell table:formula="of:=[.C263]-[.B263]" office:value-type="float" office:value="209226" calcext:value-type="float">
            <text:p>209226</text:p>
          </table:table-cell>
          <table:table-cell table:formula="of:=[.C263]-[.A263]" office:value-type="float" office:value="252807" calcext:value-type="float">
            <text:p>252807</text:p>
          </table:table-cell>
          <table:table-cell/>
          <table:table-cell table:formula="of:=[.E263]/[.G263]" office:value-type="percentage" office:value="0.172388422788926" calcext:value-type="percentage">
            <text:p>17,24 %</text:p>
          </table:table-cell>
          <table:table-cell table:number-columns-repeated="4"/>
        </table:table-row>
        <table:table-row table:style-name="ro1">
          <table:table-cell office:value-type="float" office:value="86376778636419" calcext:value-type="float">
            <text:p>86376778636419</text:p>
          </table:table-cell>
          <table:table-cell office:value-type="float" office:value="86376778681935" calcext:value-type="float">
            <text:p>86376778681935</text:p>
          </table:table-cell>
          <table:table-cell office:value-type="float" office:value="86376778890548" calcext:value-type="float">
            <text:p>86376778890548</text:p>
          </table:table-cell>
          <table:table-cell/>
          <table:table-cell table:formula="of:=[.B264]-[.A264]" office:value-type="float" office:value="45516" calcext:value-type="float">
            <text:p>45516</text:p>
          </table:table-cell>
          <table:table-cell table:formula="of:=[.C264]-[.B264]" office:value-type="float" office:value="208613" calcext:value-type="float">
            <text:p>208613</text:p>
          </table:table-cell>
          <table:table-cell table:formula="of:=[.C264]-[.A264]" office:value-type="float" office:value="254129" calcext:value-type="float">
            <text:p>254129</text:p>
          </table:table-cell>
          <table:table-cell/>
          <table:table-cell table:formula="of:=[.E264]/[.G264]" office:value-type="percentage" office:value="0.179105887167541" calcext:value-type="percentage">
            <text:p>17,91 %</text:p>
          </table:table-cell>
          <table:table-cell table:number-columns-repeated="4"/>
        </table:table-row>
        <table:table-row table:style-name="ro1">
          <table:table-cell office:value-type="float" office:value="86376783148580" calcext:value-type="float">
            <text:p>86376783148580</text:p>
          </table:table-cell>
          <table:table-cell office:value-type="float" office:value="86376783191064" calcext:value-type="float">
            <text:p>86376783191064</text:p>
          </table:table-cell>
          <table:table-cell office:value-type="float" office:value="86376783393806" calcext:value-type="float">
            <text:p>86376783393806</text:p>
          </table:table-cell>
          <table:table-cell/>
          <table:table-cell table:formula="of:=[.B265]-[.A265]" office:value-type="float" office:value="42484" calcext:value-type="float">
            <text:p>42484</text:p>
          </table:table-cell>
          <table:table-cell table:formula="of:=[.C265]-[.B265]" office:value-type="float" office:value="202742" calcext:value-type="float">
            <text:p>202742</text:p>
          </table:table-cell>
          <table:table-cell table:formula="of:=[.C265]-[.A265]" office:value-type="float" office:value="245226" calcext:value-type="float">
            <text:p>245226</text:p>
          </table:table-cell>
          <table:table-cell/>
          <table:table-cell table:formula="of:=[.E265]/[.G265]" office:value-type="percentage" office:value="0.173244272630145" calcext:value-type="percentage">
            <text:p>17,32 %</text:p>
          </table:table-cell>
          <table:table-cell table:number-columns-repeated="4"/>
        </table:table-row>
        <table:table-row table:style-name="ro1">
          <table:table-cell office:value-type="float" office:value="86376787661129" calcext:value-type="float">
            <text:p>86376787661129</text:p>
          </table:table-cell>
          <table:table-cell office:value-type="float" office:value="86376787706322" calcext:value-type="float">
            <text:p>86376787706322</text:p>
          </table:table-cell>
          <table:table-cell office:value-type="float" office:value="86376787921903" calcext:value-type="float">
            <text:p>86376787921903</text:p>
          </table:table-cell>
          <table:table-cell/>
          <table:table-cell table:formula="of:=[.B266]-[.A266]" office:value-type="float" office:value="45193" calcext:value-type="float">
            <text:p>45193</text:p>
          </table:table-cell>
          <table:table-cell table:formula="of:=[.C266]-[.B266]" office:value-type="float" office:value="215581" calcext:value-type="float">
            <text:p>215581</text:p>
          </table:table-cell>
          <table:table-cell table:formula="of:=[.C266]-[.A266]" office:value-type="float" office:value="260774" calcext:value-type="float">
            <text:p>260774</text:p>
          </table:table-cell>
          <table:table-cell/>
          <table:table-cell table:formula="of:=[.E266]/[.G266]" office:value-type="percentage" office:value="0.173303320116269" calcext:value-type="percentage">
            <text:p>17,33 %</text:p>
          </table:table-cell>
          <table:table-cell table:number-columns-repeated="4"/>
        </table:table-row>
        <table:table-row table:style-name="ro1">
          <table:table-cell office:value-type="float" office:value="86376792172612" calcext:value-type="float">
            <text:p>86376792172612</text:p>
          </table:table-cell>
          <table:table-cell office:value-type="float" office:value="86376792215612" calcext:value-type="float">
            <text:p>86376792215612</text:p>
          </table:table-cell>
          <table:table-cell office:value-type="float" office:value="86376792418516" calcext:value-type="float">
            <text:p>86376792418516</text:p>
          </table:table-cell>
          <table:table-cell/>
          <table:table-cell table:formula="of:=[.B267]-[.A267]" office:value-type="float" office:value="43000" calcext:value-type="float">
            <text:p>43000</text:p>
          </table:table-cell>
          <table:table-cell table:formula="of:=[.C267]-[.B267]" office:value-type="float" office:value="202904" calcext:value-type="float">
            <text:p>202904</text:p>
          </table:table-cell>
          <table:table-cell table:formula="of:=[.C267]-[.A267]" office:value-type="float" office:value="245904" calcext:value-type="float">
            <text:p>245904</text:p>
          </table:table-cell>
          <table:table-cell/>
          <table:table-cell table:formula="of:=[.E267]/[.G267]" office:value-type="percentage" office:value="0.174864987962782" calcext:value-type="percentage">
            <text:p>17,49 %</text:p>
          </table:table-cell>
          <table:table-cell table:number-columns-repeated="4"/>
        </table:table-row>
        <table:table-row table:style-name="ro1">
          <table:table-cell office:value-type="float" office:value="86376796685677" calcext:value-type="float">
            <text:p>86376796685677</text:p>
          </table:table-cell>
          <table:table-cell office:value-type="float" office:value="86376796732516" calcext:value-type="float">
            <text:p>86376796732516</text:p>
          </table:table-cell>
          <table:table-cell office:value-type="float" office:value="86376796910129" calcext:value-type="float">
            <text:p>86376796910129</text:p>
          </table:table-cell>
          <table:table-cell/>
          <table:table-cell table:formula="of:=[.B268]-[.A268]" office:value-type="float" office:value="46839" calcext:value-type="float">
            <text:p>46839</text:p>
          </table:table-cell>
          <table:table-cell table:formula="of:=[.C268]-[.B268]" office:value-type="float" office:value="177613" calcext:value-type="float">
            <text:p>177613</text:p>
          </table:table-cell>
          <table:table-cell table:formula="of:=[.C268]-[.A268]" office:value-type="float" office:value="224452" calcext:value-type="float">
            <text:p>224452</text:p>
          </table:table-cell>
          <table:table-cell/>
          <table:table-cell table:formula="of:=[.E268]/[.G268]" office:value-type="percentage" office:value="0.20868158893661" calcext:value-type="percentage">
            <text:p>20,87 %</text:p>
          </table:table-cell>
          <table:table-cell table:number-columns-repeated="4"/>
        </table:table-row>
        <table:table-row table:style-name="ro1">
          <table:table-cell office:value-type="float" office:value="86376801196774" calcext:value-type="float">
            <text:p>86376801196774</text:p>
          </table:table-cell>
          <table:table-cell office:value-type="float" office:value="86376801242935" calcext:value-type="float">
            <text:p>86376801242935</text:p>
          </table:table-cell>
          <table:table-cell office:value-type="float" office:value="86376801465290" calcext:value-type="float">
            <text:p>86376801465290</text:p>
          </table:table-cell>
          <table:table-cell/>
          <table:table-cell table:formula="of:=[.B269]-[.A269]" office:value-type="float" office:value="46161" calcext:value-type="float">
            <text:p>46161</text:p>
          </table:table-cell>
          <table:table-cell table:formula="of:=[.C269]-[.B269]" office:value-type="float" office:value="222355" calcext:value-type="float">
            <text:p>222355</text:p>
          </table:table-cell>
          <table:table-cell table:formula="of:=[.C269]-[.A269]" office:value-type="float" office:value="268516" calcext:value-type="float">
            <text:p>268516</text:p>
          </table:table-cell>
          <table:table-cell/>
          <table:table-cell table:formula="of:=[.E269]/[.G269]" office:value-type="percentage" office:value="0.171911543446201" calcext:value-type="percentage">
            <text:p>17,19 %</text:p>
          </table:table-cell>
          <table:table-cell table:number-columns-repeated="4"/>
        </table:table-row>
        <table:table-row table:style-name="ro1">
          <table:table-cell office:value-type="float" office:value="86376805710129" calcext:value-type="float">
            <text:p>86376805710129</text:p>
          </table:table-cell>
          <table:table-cell office:value-type="float" office:value="86376805753677" calcext:value-type="float">
            <text:p>86376805753677</text:p>
          </table:table-cell>
          <table:table-cell office:value-type="float" office:value="86376805963516" calcext:value-type="float">
            <text:p>86376805963516</text:p>
          </table:table-cell>
          <table:table-cell/>
          <table:table-cell table:formula="of:=[.B270]-[.A270]" office:value-type="float" office:value="43548" calcext:value-type="float">
            <text:p>43548</text:p>
          </table:table-cell>
          <table:table-cell table:formula="of:=[.C270]-[.B270]" office:value-type="float" office:value="209839" calcext:value-type="float">
            <text:p>209839</text:p>
          </table:table-cell>
          <table:table-cell table:formula="of:=[.C270]-[.A270]" office:value-type="float" office:value="253387" calcext:value-type="float">
            <text:p>253387</text:p>
          </table:table-cell>
          <table:table-cell/>
          <table:table-cell table:formula="of:=[.E270]/[.G270]" office:value-type="percentage" office:value="0.171863592054841" calcext:value-type="percentage">
            <text:p>17,19 %</text:p>
          </table:table-cell>
          <table:table-cell table:number-columns-repeated="4"/>
        </table:table-row>
        <table:table-row table:style-name="ro1">
          <table:table-cell office:value-type="float" office:value="86376810221967" calcext:value-type="float">
            <text:p>86376810221967</text:p>
          </table:table-cell>
          <table:table-cell office:value-type="float" office:value="86376810264612" calcext:value-type="float">
            <text:p>86376810264612</text:p>
          </table:table-cell>
          <table:table-cell office:value-type="float" office:value="86376810468935" calcext:value-type="float">
            <text:p>86376810468935</text:p>
          </table:table-cell>
          <table:table-cell/>
          <table:table-cell table:formula="of:=[.B271]-[.A271]" office:value-type="float" office:value="42645" calcext:value-type="float">
            <text:p>42645</text:p>
          </table:table-cell>
          <table:table-cell table:formula="of:=[.C271]-[.B271]" office:value-type="float" office:value="204323" calcext:value-type="float">
            <text:p>204323</text:p>
          </table:table-cell>
          <table:table-cell table:formula="of:=[.C271]-[.A271]" office:value-type="float" office:value="246968" calcext:value-type="float">
            <text:p>246968</text:p>
          </table:table-cell>
          <table:table-cell/>
          <table:table-cell table:formula="of:=[.E271]/[.G271]" office:value-type="percentage" office:value="0.172674192607949" calcext:value-type="percentage">
            <text:p>17,27 %</text:p>
          </table:table-cell>
          <table:table-cell table:number-columns-repeated="4"/>
        </table:table-row>
        <table:table-row table:style-name="ro1">
          <table:table-cell office:value-type="float" office:value="86376814733322" calcext:value-type="float">
            <text:p>86376814733322</text:p>
          </table:table-cell>
          <table:table-cell office:value-type="float" office:value="86376814775612" calcext:value-type="float">
            <text:p>86376814775612</text:p>
          </table:table-cell>
          <table:table-cell office:value-type="float" office:value="86376814993741" calcext:value-type="float">
            <text:p>86376814993741</text:p>
          </table:table-cell>
          <table:table-cell/>
          <table:table-cell table:formula="of:=[.B272]-[.A272]" office:value-type="float" office:value="42290" calcext:value-type="float">
            <text:p>42290</text:p>
          </table:table-cell>
          <table:table-cell table:formula="of:=[.C272]-[.B272]" office:value-type="float" office:value="218129" calcext:value-type="float">
            <text:p>218129</text:p>
          </table:table-cell>
          <table:table-cell table:formula="of:=[.C272]-[.A272]" office:value-type="float" office:value="260419" calcext:value-type="float">
            <text:p>260419</text:p>
          </table:table-cell>
          <table:table-cell/>
          <table:table-cell table:formula="of:=[.E272]/[.G272]" office:value-type="percentage" office:value="0.162392144966381" calcext:value-type="percentage">
            <text:p>16,24 %</text:p>
          </table:table-cell>
          <table:table-cell table:number-columns-repeated="4"/>
        </table:table-row>
        <table:table-row table:style-name="ro1">
          <table:table-cell office:value-type="float" office:value="86376819246709" calcext:value-type="float">
            <text:p>86376819246709</text:p>
          </table:table-cell>
          <table:table-cell office:value-type="float" office:value="86376819291193" calcext:value-type="float">
            <text:p>86376819291193</text:p>
          </table:table-cell>
          <table:table-cell office:value-type="float" office:value="86376819519838" calcext:value-type="float">
            <text:p>86376819519838</text:p>
          </table:table-cell>
          <table:table-cell/>
          <table:table-cell table:formula="of:=[.B273]-[.A273]" office:value-type="float" office:value="44484" calcext:value-type="float">
            <text:p>44484</text:p>
          </table:table-cell>
          <table:table-cell table:formula="of:=[.C273]-[.B273]" office:value-type="float" office:value="228645" calcext:value-type="float">
            <text:p>228645</text:p>
          </table:table-cell>
          <table:table-cell table:formula="of:=[.C273]-[.A273]" office:value-type="float" office:value="273129" calcext:value-type="float">
            <text:p>273129</text:p>
          </table:table-cell>
          <table:table-cell/>
          <table:table-cell table:formula="of:=[.E273]/[.G273]" office:value-type="percentage" office:value="0.16286809529563" calcext:value-type="percentage">
            <text:p>16,29 %</text:p>
          </table:table-cell>
          <table:table-cell table:number-columns-repeated="4"/>
        </table:table-row>
        <table:table-row table:style-name="ro1">
          <table:table-cell office:value-type="float" office:value="86376823758612" calcext:value-type="float">
            <text:p>86376823758612</text:p>
          </table:table-cell>
          <table:table-cell office:value-type="float" office:value="86376823795645" calcext:value-type="float">
            <text:p>86376823795645</text:p>
          </table:table-cell>
          <table:table-cell office:value-type="float" office:value="86376823974516" calcext:value-type="float">
            <text:p>86376823974516</text:p>
          </table:table-cell>
          <table:table-cell/>
          <table:table-cell table:formula="of:=[.B274]-[.A274]" office:value-type="float" office:value="37033" calcext:value-type="float">
            <text:p>37033</text:p>
          </table:table-cell>
          <table:table-cell table:formula="of:=[.C274]-[.B274]" office:value-type="float" office:value="178871" calcext:value-type="float">
            <text:p>178871</text:p>
          </table:table-cell>
          <table:table-cell table:formula="of:=[.C274]-[.A274]" office:value-type="float" office:value="215904" calcext:value-type="float">
            <text:p>215904</text:p>
          </table:table-cell>
          <table:table-cell/>
          <table:table-cell table:formula="of:=[.E274]/[.G274]" office:value-type="percentage" office:value="0.171525307544094" calcext:value-type="percentage">
            <text:p>17,15 %</text:p>
          </table:table-cell>
          <table:table-cell table:number-columns-repeated="4"/>
        </table:table-row>
        <table:table-row table:style-name="ro1">
          <table:table-cell office:value-type="float" office:value="86376828270806" calcext:value-type="float">
            <text:p>86376828270806</text:p>
          </table:table-cell>
          <table:table-cell office:value-type="float" office:value="86376828313806" calcext:value-type="float">
            <text:p>86376828313806</text:p>
          </table:table-cell>
          <table:table-cell office:value-type="float" office:value="86376828520419" calcext:value-type="float">
            <text:p>86376828520419</text:p>
          </table:table-cell>
          <table:table-cell/>
          <table:table-cell table:formula="of:=[.B275]-[.A275]" office:value-type="float" office:value="43000" calcext:value-type="float">
            <text:p>43000</text:p>
          </table:table-cell>
          <table:table-cell table:formula="of:=[.C275]-[.B275]" office:value-type="float" office:value="206613" calcext:value-type="float">
            <text:p>206613</text:p>
          </table:table-cell>
          <table:table-cell table:formula="of:=[.C275]-[.A275]" office:value-type="float" office:value="249613" calcext:value-type="float">
            <text:p>249613</text:p>
          </table:table-cell>
          <table:table-cell/>
          <table:table-cell table:formula="of:=[.E275]/[.G275]" office:value-type="percentage" office:value="0.172266668803308" calcext:value-type="percentage">
            <text:p>17,23 %</text:p>
          </table:table-cell>
          <table:table-cell table:number-columns-repeated="4"/>
        </table:table-row>
        <table:table-row table:style-name="ro1">
          <table:table-cell office:value-type="float" office:value="86376832782032" calcext:value-type="float">
            <text:p>86376832782032</text:p>
          </table:table-cell>
          <table:table-cell office:value-type="float" office:value="86376832827225" calcext:value-type="float">
            <text:p>86376832827225</text:p>
          </table:table-cell>
          <table:table-cell office:value-type="float" office:value="86376833045064" calcext:value-type="float">
            <text:p>86376833045064</text:p>
          </table:table-cell>
          <table:table-cell/>
          <table:table-cell table:formula="of:=[.B276]-[.A276]" office:value-type="float" office:value="45193" calcext:value-type="float">
            <text:p>45193</text:p>
          </table:table-cell>
          <table:table-cell table:formula="of:=[.C276]-[.B276]" office:value-type="float" office:value="217839" calcext:value-type="float">
            <text:p>217839</text:p>
          </table:table-cell>
          <table:table-cell table:formula="of:=[.C276]-[.A276]" office:value-type="float" office:value="263032" calcext:value-type="float">
            <text:p>263032</text:p>
          </table:table-cell>
          <table:table-cell/>
          <table:table-cell table:formula="of:=[.E276]/[.G276]" office:value-type="percentage" office:value="0.171815596581405" calcext:value-type="percentage">
            <text:p>17,18 %</text:p>
          </table:table-cell>
          <table:table-cell table:number-columns-repeated="4"/>
        </table:table-row>
        <table:table-row table:style-name="ro1">
          <table:table-cell office:value-type="float" office:value="86376837295483" calcext:value-type="float">
            <text:p>86376837295483</text:p>
          </table:table-cell>
          <table:table-cell office:value-type="float" office:value="86376837339645" calcext:value-type="float">
            <text:p>86376837339645</text:p>
          </table:table-cell>
          <table:table-cell office:value-type="float" office:value="86376837552129" calcext:value-type="float">
            <text:p>86376837552129</text:p>
          </table:table-cell>
          <table:table-cell/>
          <table:table-cell table:formula="of:=[.B277]-[.A277]" office:value-type="float" office:value="44162" calcext:value-type="float">
            <text:p>44162</text:p>
          </table:table-cell>
          <table:table-cell table:formula="of:=[.C277]-[.B277]" office:value-type="float" office:value="212484" calcext:value-type="float">
            <text:p>212484</text:p>
          </table:table-cell>
          <table:table-cell table:formula="of:=[.C277]-[.A277]" office:value-type="float" office:value="256646" calcext:value-type="float">
            <text:p>256646</text:p>
          </table:table-cell>
          <table:table-cell/>
          <table:table-cell table:formula="of:=[.E277]/[.G277]" office:value-type="percentage" office:value="0.172073595536264" calcext:value-type="percentage">
            <text:p>17,21 %</text:p>
          </table:table-cell>
          <table:table-cell table:number-columns-repeated="4"/>
        </table:table-row>
        <table:table-row table:style-name="ro1">
          <table:table-cell office:value-type="float" office:value="86376841806806" calcext:value-type="float">
            <text:p>86376841806806</text:p>
          </table:table-cell>
          <table:table-cell office:value-type="float" office:value="86376841849709" calcext:value-type="float">
            <text:p>86376841849709</text:p>
          </table:table-cell>
          <table:table-cell office:value-type="float" office:value="86376842057677" calcext:value-type="float">
            <text:p>86376842057677</text:p>
          </table:table-cell>
          <table:table-cell/>
          <table:table-cell table:formula="of:=[.B278]-[.A278]" office:value-type="float" office:value="42903" calcext:value-type="float">
            <text:p>42903</text:p>
          </table:table-cell>
          <table:table-cell table:formula="of:=[.C278]-[.B278]" office:value-type="float" office:value="207968" calcext:value-type="float">
            <text:p>207968</text:p>
          </table:table-cell>
          <table:table-cell table:formula="of:=[.C278]-[.A278]" office:value-type="float" office:value="250871" calcext:value-type="float">
            <text:p>250871</text:p>
          </table:table-cell>
          <table:table-cell/>
          <table:table-cell table:formula="of:=[.E278]/[.G278]" office:value-type="percentage" office:value="0.171016179630168" calcext:value-type="percentage">
            <text:p>17,10 %</text:p>
          </table:table-cell>
          <table:table-cell table:number-columns-repeated="4"/>
        </table:table-row>
        <table:table-row table:style-name="ro1">
          <table:table-cell office:value-type="float" office:value="86376846319612" calcext:value-type="float">
            <text:p>86376846319612</text:p>
          </table:table-cell>
          <table:table-cell office:value-type="float" office:value="86376846360645" calcext:value-type="float">
            <text:p>86376846360645</text:p>
          </table:table-cell>
          <table:table-cell office:value-type="float" office:value="86376846563096" calcext:value-type="float">
            <text:p>86376846563096</text:p>
          </table:table-cell>
          <table:table-cell/>
          <table:table-cell table:formula="of:=[.B279]-[.A279]" office:value-type="float" office:value="41033" calcext:value-type="float">
            <text:p>41033</text:p>
          </table:table-cell>
          <table:table-cell table:formula="of:=[.C279]-[.B279]" office:value-type="float" office:value="202451" calcext:value-type="float">
            <text:p>202451</text:p>
          </table:table-cell>
          <table:table-cell table:formula="of:=[.C279]-[.A279]" office:value-type="float" office:value="243484" calcext:value-type="float">
            <text:p>243484</text:p>
          </table:table-cell>
          <table:table-cell/>
          <table:table-cell table:formula="of:=[.E279]/[.G279]" office:value-type="percentage" office:value="0.168524420495803" calcext:value-type="percentage">
            <text:p>16,85 %</text:p>
          </table:table-cell>
          <table:table-cell table:number-columns-repeated="4"/>
        </table:table-row>
        <table:table-row table:style-name="ro1">
          <table:table-cell office:value-type="float" office:value="86376850831516" calcext:value-type="float">
            <text:p>86376850831516</text:p>
          </table:table-cell>
          <table:table-cell office:value-type="float" office:value="86376850871451" calcext:value-type="float">
            <text:p>86376850871451</text:p>
          </table:table-cell>
          <table:table-cell office:value-type="float" office:value="86376851074935" calcext:value-type="float">
            <text:p>86376851074935</text:p>
          </table:table-cell>
          <table:table-cell/>
          <table:table-cell table:formula="of:=[.B280]-[.A280]" office:value-type="float" office:value="39935" calcext:value-type="float">
            <text:p>39935</text:p>
          </table:table-cell>
          <table:table-cell table:formula="of:=[.C280]-[.B280]" office:value-type="float" office:value="203484" calcext:value-type="float">
            <text:p>203484</text:p>
          </table:table-cell>
          <table:table-cell table:formula="of:=[.C280]-[.A280]" office:value-type="float" office:value="243419" calcext:value-type="float">
            <text:p>243419</text:p>
          </table:table-cell>
          <table:table-cell/>
          <table:table-cell table:formula="of:=[.E280]/[.G280]" office:value-type="percentage" office:value="0.164058680711037" calcext:value-type="percentage">
            <text:p>16,41 %</text:p>
          </table:table-cell>
          <table:table-cell table:number-columns-repeated="4"/>
        </table:table-row>
        <table:table-row table:style-name="ro1">
          <table:table-cell office:value-type="float" office:value="86376855343354" calcext:value-type="float">
            <text:p>86376855343354</text:p>
          </table:table-cell>
          <table:table-cell office:value-type="float" office:value="86376855386903" calcext:value-type="float">
            <text:p>86376855386903</text:p>
          </table:table-cell>
          <table:table-cell office:value-type="float" office:value="86376855597290" calcext:value-type="float">
            <text:p>86376855597290</text:p>
          </table:table-cell>
          <table:table-cell/>
          <table:table-cell table:formula="of:=[.B281]-[.A281]" office:value-type="float" office:value="43549" calcext:value-type="float">
            <text:p>43549</text:p>
          </table:table-cell>
          <table:table-cell table:formula="of:=[.C281]-[.B281]" office:value-type="float" office:value="210387" calcext:value-type="float">
            <text:p>210387</text:p>
          </table:table-cell>
          <table:table-cell table:formula="of:=[.C281]-[.A281]" office:value-type="float" office:value="253936" calcext:value-type="float">
            <text:p>253936</text:p>
          </table:table-cell>
          <table:table-cell/>
          <table:table-cell table:formula="of:=[.E281]/[.G281]" office:value-type="percentage" office:value="0.171495967487871" calcext:value-type="percentage">
            <text:p>17,15 %</text:p>
          </table:table-cell>
          <table:table-cell table:number-columns-repeated="4"/>
        </table:table-row>
        <table:table-row table:style-name="ro1">
          <table:table-cell office:value-type="float" office:value="86376859855290" calcext:value-type="float">
            <text:p>86376859855290</text:p>
          </table:table-cell>
          <table:table-cell office:value-type="float" office:value="86376859897354" calcext:value-type="float">
            <text:p>86376859897354</text:p>
          </table:table-cell>
          <table:table-cell office:value-type="float" office:value="86376860106387" calcext:value-type="float">
            <text:p>86376860106387</text:p>
          </table:table-cell>
          <table:table-cell/>
          <table:table-cell table:formula="of:=[.B282]-[.A282]" office:value-type="float" office:value="42064" calcext:value-type="float">
            <text:p>42064</text:p>
          </table:table-cell>
          <table:table-cell table:formula="of:=[.C282]-[.B282]" office:value-type="float" office:value="209033" calcext:value-type="float">
            <text:p>209033</text:p>
          </table:table-cell>
          <table:table-cell table:formula="of:=[.C282]-[.A282]" office:value-type="float" office:value="251097" calcext:value-type="float">
            <text:p>251097</text:p>
          </table:table-cell>
          <table:table-cell/>
          <table:table-cell table:formula="of:=[.E282]/[.G282]" office:value-type="percentage" office:value="0.167520918210891" calcext:value-type="percentage">
            <text:p>16,75 %</text:p>
          </table:table-cell>
          <table:table-cell table:number-columns-repeated="4"/>
        </table:table-row>
        <table:table-row table:style-name="ro1">
          <table:table-cell office:value-type="float" office:value="86376864367483" calcext:value-type="float">
            <text:p>86376864367483</text:p>
          </table:table-cell>
          <table:table-cell office:value-type="float" office:value="86376864408709" calcext:value-type="float">
            <text:p>86376864408709</text:p>
          </table:table-cell>
          <table:table-cell office:value-type="float" office:value="86376864606677" calcext:value-type="float">
            <text:p>86376864606677</text:p>
          </table:table-cell>
          <table:table-cell/>
          <table:table-cell table:formula="of:=[.B283]-[.A283]" office:value-type="float" office:value="41226" calcext:value-type="float">
            <text:p>41226</text:p>
          </table:table-cell>
          <table:table-cell table:formula="of:=[.C283]-[.B283]" office:value-type="float" office:value="197968" calcext:value-type="float">
            <text:p>197968</text:p>
          </table:table-cell>
          <table:table-cell table:formula="of:=[.C283]-[.A283]" office:value-type="float" office:value="239194" calcext:value-type="float">
            <text:p>239194</text:p>
          </table:table-cell>
          <table:table-cell/>
          <table:table-cell table:formula="of:=[.E283]/[.G283]" office:value-type="percentage" office:value="0.172353821584153" calcext:value-type="percentage">
            <text:p>17,24 %</text:p>
          </table:table-cell>
          <table:table-cell table:number-columns-repeated="4"/>
        </table:table-row>
        <table:table-row table:style-name="ro1">
          <table:table-cell office:value-type="float" office:value="86376868879967" calcext:value-type="float">
            <text:p>86376868879967</text:p>
          </table:table-cell>
          <table:table-cell office:value-type="float" office:value="86376868925903" calcext:value-type="float">
            <text:p>86376868925903</text:p>
          </table:table-cell>
          <table:table-cell office:value-type="float" office:value="86376869137129" calcext:value-type="float">
            <text:p>86376869137129</text:p>
          </table:table-cell>
          <table:table-cell/>
          <table:table-cell table:formula="of:=[.B284]-[.A284]" office:value-type="float" office:value="45936" calcext:value-type="float">
            <text:p>45936</text:p>
          </table:table-cell>
          <table:table-cell table:formula="of:=[.C284]-[.B284]" office:value-type="float" office:value="211226" calcext:value-type="float">
            <text:p>211226</text:p>
          </table:table-cell>
          <table:table-cell table:formula="of:=[.C284]-[.A284]" office:value-type="float" office:value="257162" calcext:value-type="float">
            <text:p>257162</text:p>
          </table:table-cell>
          <table:table-cell/>
          <table:table-cell table:formula="of:=[.E284]/[.G284]" office:value-type="percentage" office:value="0.178626702234389" calcext:value-type="percentage">
            <text:p>17,86 %</text:p>
          </table:table-cell>
          <table:table-cell table:number-columns-repeated="4"/>
        </table:table-row>
        <table:table-row table:style-name="ro1">
          <table:table-cell office:value-type="float" office:value="86376873392419" calcext:value-type="float">
            <text:p>86376873392419</text:p>
          </table:table-cell>
          <table:table-cell office:value-type="float" office:value="86376873435322" calcext:value-type="float">
            <text:p>86376873435322</text:p>
          </table:table-cell>
          <table:table-cell office:value-type="float" office:value="86376873649000" calcext:value-type="float">
            <text:p>86376873649000</text:p>
          </table:table-cell>
          <table:table-cell/>
          <table:table-cell table:formula="of:=[.B285]-[.A285]" office:value-type="float" office:value="42903" calcext:value-type="float">
            <text:p>42903</text:p>
          </table:table-cell>
          <table:table-cell table:formula="of:=[.C285]-[.B285]" office:value-type="float" office:value="213678" calcext:value-type="float">
            <text:p>213678</text:p>
          </table:table-cell>
          <table:table-cell table:formula="of:=[.C285]-[.A285]" office:value-type="float" office:value="256581" calcext:value-type="float">
            <text:p>256581</text:p>
          </table:table-cell>
          <table:table-cell/>
          <table:table-cell table:formula="of:=[.E285]/[.G285]" office:value-type="percentage" office:value="0.167210354624855" calcext:value-type="percentage">
            <text:p>16,72 %</text:p>
          </table:table-cell>
          <table:table-cell table:number-columns-repeated="4"/>
        </table:table-row>
        <table:table-row table:style-name="ro1">
          <table:table-cell office:value-type="float" office:value="86376877904419" calcext:value-type="float">
            <text:p>86376877904419</text:p>
          </table:table-cell>
          <table:table-cell office:value-type="float" office:value="86376877957000" calcext:value-type="float">
            <text:p>86376877957000</text:p>
          </table:table-cell>
          <table:table-cell office:value-type="float" office:value="86376878165580" calcext:value-type="float">
            <text:p>86376878165580</text:p>
          </table:table-cell>
          <table:table-cell/>
          <table:table-cell table:formula="of:=[.B286]-[.A286]" office:value-type="float" office:value="52581" calcext:value-type="float">
            <text:p>52581</text:p>
          </table:table-cell>
          <table:table-cell table:formula="of:=[.C286]-[.B286]" office:value-type="float" office:value="208580" calcext:value-type="float">
            <text:p>208580</text:p>
          </table:table-cell>
          <table:table-cell table:formula="of:=[.C286]-[.A286]" office:value-type="float" office:value="261161" calcext:value-type="float">
            <text:p>261161</text:p>
          </table:table-cell>
          <table:table-cell/>
          <table:table-cell table:formula="of:=[.E286]/[.G286]" office:value-type="percentage" office:value="0.201335574607235" calcext:value-type="percentage">
            <text:p>20,13 %</text:p>
          </table:table-cell>
          <table:table-cell table:number-columns-repeated="4"/>
        </table:table-row>
        <table:table-row table:style-name="ro1">
          <table:table-cell office:value-type="float" office:value="86376882416677" calcext:value-type="float">
            <text:p>86376882416677</text:p>
          </table:table-cell>
          <table:table-cell office:value-type="float" office:value="86376882468064" calcext:value-type="float">
            <text:p>86376882468064</text:p>
          </table:table-cell>
          <table:table-cell office:value-type="float" office:value="86376882687225" calcext:value-type="float">
            <text:p>86376882687225</text:p>
          </table:table-cell>
          <table:table-cell/>
          <table:table-cell table:formula="of:=[.B287]-[.A287]" office:value-type="float" office:value="51387" calcext:value-type="float">
            <text:p>51387</text:p>
          </table:table-cell>
          <table:table-cell table:formula="of:=[.C287]-[.B287]" office:value-type="float" office:value="219161" calcext:value-type="float">
            <text:p>219161</text:p>
          </table:table-cell>
          <table:table-cell table:formula="of:=[.C287]-[.A287]" office:value-type="float" office:value="270548" calcext:value-type="float">
            <text:p>270548</text:p>
          </table:table-cell>
          <table:table-cell/>
          <table:table-cell table:formula="of:=[.E287]/[.G287]" office:value-type="percentage" office:value="0.189936721025474" calcext:value-type="percentage">
            <text:p>18,99 %</text:p>
          </table:table-cell>
          <table:table-cell table:number-columns-repeated="4"/>
        </table:table-row>
        <table:table-row table:style-name="ro1">
          <table:table-cell office:value-type="float" office:value="86376886928612" calcext:value-type="float">
            <text:p>86376886928612</text:p>
          </table:table-cell>
          <table:table-cell office:value-type="float" office:value="86376886974064" calcext:value-type="float">
            <text:p>86376886974064</text:p>
          </table:table-cell>
          <table:table-cell office:value-type="float" office:value="86376887190709" calcext:value-type="float">
            <text:p>86376887190709</text:p>
          </table:table-cell>
          <table:table-cell/>
          <table:table-cell table:formula="of:=[.B288]-[.A288]" office:value-type="float" office:value="45452" calcext:value-type="float">
            <text:p>45452</text:p>
          </table:table-cell>
          <table:table-cell table:formula="of:=[.C288]-[.B288]" office:value-type="float" office:value="216645" calcext:value-type="float">
            <text:p>216645</text:p>
          </table:table-cell>
          <table:table-cell table:formula="of:=[.C288]-[.A288]" office:value-type="float" office:value="262097" calcext:value-type="float">
            <text:p>262097</text:p>
          </table:table-cell>
          <table:table-cell/>
          <table:table-cell table:formula="of:=[.E288]/[.G288]" office:value-type="percentage" office:value="0.173416712133294" calcext:value-type="percentage">
            <text:p>17,34 %</text:p>
          </table:table-cell>
          <table:table-cell table:number-columns-repeated="4"/>
        </table:table-row>
        <table:table-row table:style-name="ro1">
          <table:table-cell office:value-type="float" office:value="86376891441709" calcext:value-type="float">
            <text:p>86376891441709</text:p>
          </table:table-cell>
          <table:table-cell office:value-type="float" office:value="86376891495032" calcext:value-type="float">
            <text:p>86376891495032</text:p>
          </table:table-cell>
          <table:table-cell office:value-type="float" office:value="86376891705451" calcext:value-type="float">
            <text:p>86376891705451</text:p>
          </table:table-cell>
          <table:table-cell/>
          <table:table-cell table:formula="of:=[.B289]-[.A289]" office:value-type="float" office:value="53323" calcext:value-type="float">
            <text:p>53323</text:p>
          </table:table-cell>
          <table:table-cell table:formula="of:=[.C289]-[.B289]" office:value-type="float" office:value="210419" calcext:value-type="float">
            <text:p>210419</text:p>
          </table:table-cell>
          <table:table-cell table:formula="of:=[.C289]-[.A289]" office:value-type="float" office:value="263742" calcext:value-type="float">
            <text:p>263742</text:p>
          </table:table-cell>
          <table:table-cell/>
          <table:table-cell table:formula="of:=[.E289]/[.G289]" office:value-type="percentage" office:value="0.202178644281154" calcext:value-type="percentage">
            <text:p>20,22 %</text:p>
          </table:table-cell>
          <table:table-cell table:number-columns-repeated="4"/>
        </table:table-row>
        <table:table-row table:style-name="ro1">
          <table:table-cell office:value-type="float" office:value="86376895952838" calcext:value-type="float">
            <text:p>86376895952838</text:p>
          </table:table-cell>
          <table:table-cell office:value-type="float" office:value="86376895996096" calcext:value-type="float">
            <text:p>86376895996096</text:p>
          </table:table-cell>
          <table:table-cell office:value-type="float" office:value="86376896196064" calcext:value-type="float">
            <text:p>86376896196064</text:p>
          </table:table-cell>
          <table:table-cell/>
          <table:table-cell table:formula="of:=[.B290]-[.A290]" office:value-type="float" office:value="43258" calcext:value-type="float">
            <text:p>43258</text:p>
          </table:table-cell>
          <table:table-cell table:formula="of:=[.C290]-[.B290]" office:value-type="float" office:value="199968" calcext:value-type="float">
            <text:p>199968</text:p>
          </table:table-cell>
          <table:table-cell table:formula="of:=[.C290]-[.A290]" office:value-type="float" office:value="243226" calcext:value-type="float">
            <text:p>243226</text:p>
          </table:table-cell>
          <table:table-cell/>
          <table:table-cell table:formula="of:=[.E290]/[.G290]" office:value-type="percentage" office:value="0.177851052107916" calcext:value-type="percentage">
            <text:p>17,79 %</text:p>
          </table:table-cell>
          <table:table-cell table:number-columns-repeated="4"/>
        </table:table-row>
        <table:table-row table:style-name="ro1">
          <table:table-cell office:value-type="float" office:value="86376900465645" calcext:value-type="float">
            <text:p>86376900465645</text:p>
          </table:table-cell>
          <table:table-cell office:value-type="float" office:value="86376900511322" calcext:value-type="float">
            <text:p>86376900511322</text:p>
          </table:table-cell>
          <table:table-cell office:value-type="float" office:value="86376900740548" calcext:value-type="float">
            <text:p>86376900740548</text:p>
          </table:table-cell>
          <table:table-cell/>
          <table:table-cell table:formula="of:=[.B291]-[.A291]" office:value-type="float" office:value="45677" calcext:value-type="float">
            <text:p>45677</text:p>
          </table:table-cell>
          <table:table-cell table:formula="of:=[.C291]-[.B291]" office:value-type="float" office:value="229226" calcext:value-type="float">
            <text:p>229226</text:p>
          </table:table-cell>
          <table:table-cell table:formula="of:=[.C291]-[.A291]" office:value-type="float" office:value="274903" calcext:value-type="float">
            <text:p>274903</text:p>
          </table:table-cell>
          <table:table-cell/>
          <table:table-cell table:formula="of:=[.E291]/[.G291]" office:value-type="percentage" office:value="0.166156789849511" calcext:value-type="percentage">
            <text:p>16,62 %</text:p>
          </table:table-cell>
          <table:table-cell table:number-columns-repeated="4"/>
        </table:table-row>
        <table:table-row table:style-name="ro1">
          <table:table-cell office:value-type="float" office:value="86376904977000" calcext:value-type="float">
            <text:p>86376904977000</text:p>
          </table:table-cell>
          <table:table-cell office:value-type="float" office:value="86376905026548" calcext:value-type="float">
            <text:p>86376905026548</text:p>
          </table:table-cell>
          <table:table-cell office:value-type="float" office:value="86376905237032" calcext:value-type="float">
            <text:p>86376905237032</text:p>
          </table:table-cell>
          <table:table-cell/>
          <table:table-cell table:formula="of:=[.B292]-[.A292]" office:value-type="float" office:value="49548" calcext:value-type="float">
            <text:p>49548</text:p>
          </table:table-cell>
          <table:table-cell table:formula="of:=[.C292]-[.B292]" office:value-type="float" office:value="210484" calcext:value-type="float">
            <text:p>210484</text:p>
          </table:table-cell>
          <table:table-cell table:formula="of:=[.C292]-[.A292]" office:value-type="float" office:value="260032" calcext:value-type="float">
            <text:p>260032</text:p>
          </table:table-cell>
          <table:table-cell/>
          <table:table-cell table:formula="of:=[.E292]/[.G292]" office:value-type="percentage" office:value="0.190545778981048" calcext:value-type="percentage">
            <text:p>19,05 %</text:p>
          </table:table-cell>
          <table:table-cell table:number-columns-repeated="4"/>
        </table:table-row>
        <table:table-row table:style-name="ro1">
          <table:table-cell office:value-type="float" office:value="86376909490354" calcext:value-type="float">
            <text:p>86376909490354</text:p>
          </table:table-cell>
          <table:table-cell office:value-type="float" office:value="86376909527838" calcext:value-type="float">
            <text:p>86376909527838</text:p>
          </table:table-cell>
          <table:table-cell office:value-type="float" office:value="86376909706903" calcext:value-type="float">
            <text:p>86376909706903</text:p>
          </table:table-cell>
          <table:table-cell/>
          <table:table-cell table:formula="of:=[.B293]-[.A293]" office:value-type="float" office:value="37484" calcext:value-type="float">
            <text:p>37484</text:p>
          </table:table-cell>
          <table:table-cell table:formula="of:=[.C293]-[.B293]" office:value-type="float" office:value="179065" calcext:value-type="float">
            <text:p>179065</text:p>
          </table:table-cell>
          <table:table-cell table:formula="of:=[.C293]-[.A293]" office:value-type="float" office:value="216549" calcext:value-type="float">
            <text:p>216549</text:p>
          </table:table-cell>
          <table:table-cell/>
          <table:table-cell table:formula="of:=[.E293]/[.G293]" office:value-type="percentage" office:value="0.173097081953738" calcext:value-type="percentage">
            <text:p>17,31 %</text:p>
          </table:table-cell>
          <table:table-cell table:number-columns-repeated="4"/>
        </table:table-row>
        <table:table-row table:style-name="ro1">
          <table:table-cell office:value-type="float" office:value="86376914001548" calcext:value-type="float">
            <text:p>86376914001548</text:p>
          </table:table-cell>
          <table:table-cell office:value-type="float" office:value="86376914053580" calcext:value-type="float">
            <text:p>86376914053580</text:p>
          </table:table-cell>
          <table:table-cell office:value-type="float" office:value="86376914279258" calcext:value-type="float">
            <text:p>86376914279258</text:p>
          </table:table-cell>
          <table:table-cell/>
          <table:table-cell table:formula="of:=[.B294]-[.A294]" office:value-type="float" office:value="52032" calcext:value-type="float">
            <text:p>52032</text:p>
          </table:table-cell>
          <table:table-cell table:formula="of:=[.C294]-[.B294]" office:value-type="float" office:value="225678" calcext:value-type="float">
            <text:p>225678</text:p>
          </table:table-cell>
          <table:table-cell table:formula="of:=[.C294]-[.A294]" office:value-type="float" office:value="277710" calcext:value-type="float">
            <text:p>277710</text:p>
          </table:table-cell>
          <table:table-cell/>
          <table:table-cell table:formula="of:=[.E294]/[.G294]" office:value-type="percentage" office:value="0.18736091606352" calcext:value-type="percentage">
            <text:p>18,74 %</text:p>
          </table:table-cell>
          <table:table-cell table:number-columns-repeated="4"/>
        </table:table-row>
        <table:table-row table:style-name="ro1">
          <table:table-cell office:value-type="float" office:value="86376918514741" calcext:value-type="float">
            <text:p>86376918514741</text:p>
          </table:table-cell>
          <table:table-cell office:value-type="float" office:value="86376918559870" calcext:value-type="float">
            <text:p>86376918559870</text:p>
          </table:table-cell>
          <table:table-cell office:value-type="float" office:value="86376918773419" calcext:value-type="float">
            <text:p>86376918773419</text:p>
          </table:table-cell>
          <table:table-cell/>
          <table:table-cell table:formula="of:=[.B295]-[.A295]" office:value-type="float" office:value="45129" calcext:value-type="float">
            <text:p>45129</text:p>
          </table:table-cell>
          <table:table-cell table:formula="of:=[.C295]-[.B295]" office:value-type="float" office:value="213549" calcext:value-type="float">
            <text:p>213549</text:p>
          </table:table-cell>
          <table:table-cell table:formula="of:=[.C295]-[.A295]" office:value-type="float" office:value="258678" calcext:value-type="float">
            <text:p>258678</text:p>
          </table:table-cell>
          <table:table-cell/>
          <table:table-cell table:formula="of:=[.E295]/[.G295]" office:value-type="percentage" office:value="0.174460139633057" calcext:value-type="percentage">
            <text:p>17,45 %</text:p>
          </table:table-cell>
          <table:table-cell table:number-columns-repeated="4"/>
        </table:table-row>
        <table:table-row table:style-name="ro1">
          <table:table-cell office:value-type="float" office:value="86376923025838" calcext:value-type="float">
            <text:p>86376923025838</text:p>
          </table:table-cell>
          <table:table-cell office:value-type="float" office:value="86376923068322" calcext:value-type="float">
            <text:p>86376923068322</text:p>
          </table:table-cell>
          <table:table-cell office:value-type="float" office:value="86376923277322" calcext:value-type="float">
            <text:p>86376923277322</text:p>
          </table:table-cell>
          <table:table-cell/>
          <table:table-cell table:formula="of:=[.B296]-[.A296]" office:value-type="float" office:value="42484" calcext:value-type="float">
            <text:p>42484</text:p>
          </table:table-cell>
          <table:table-cell table:formula="of:=[.C296]-[.B296]" office:value-type="float" office:value="209000" calcext:value-type="float">
            <text:p>209000</text:p>
          </table:table-cell>
          <table:table-cell table:formula="of:=[.C296]-[.A296]" office:value-type="float" office:value="251484" calcext:value-type="float">
            <text:p>251484</text:p>
          </table:table-cell>
          <table:table-cell/>
          <table:table-cell table:formula="of:=[.E296]/[.G296]" office:value-type="percentage" office:value="0.168933212450892" calcext:value-type="percentage">
            <text:p>16,89 %</text:p>
          </table:table-cell>
          <table:table-cell table:number-columns-repeated="4"/>
        </table:table-row>
        <table:table-row table:style-name="ro1">
          <table:table-cell office:value-type="float" office:value="86376927539096" calcext:value-type="float">
            <text:p>86376927539096</text:p>
          </table:table-cell>
          <table:table-cell office:value-type="float" office:value="86376927581645" calcext:value-type="float">
            <text:p>86376927581645</text:p>
          </table:table-cell>
          <table:table-cell office:value-type="float" office:value="86376927786193" calcext:value-type="float">
            <text:p>86376927786193</text:p>
          </table:table-cell>
          <table:table-cell/>
          <table:table-cell table:formula="of:=[.B297]-[.A297]" office:value-type="float" office:value="42549" calcext:value-type="float">
            <text:p>42549</text:p>
          </table:table-cell>
          <table:table-cell table:formula="of:=[.C297]-[.B297]" office:value-type="float" office:value="204548" calcext:value-type="float">
            <text:p>204548</text:p>
          </table:table-cell>
          <table:table-cell table:formula="of:=[.C297]-[.A297]" office:value-type="float" office:value="247097" calcext:value-type="float">
            <text:p>247097</text:p>
          </table:table-cell>
          <table:table-cell/>
          <table:table-cell table:formula="of:=[.E297]/[.G297]" office:value-type="percentage" office:value="0.172195534547162" calcext:value-type="percentage">
            <text:p>17,22 %</text:p>
          </table:table-cell>
          <table:table-cell table:number-columns-repeated="4"/>
        </table:table-row>
        <table:table-row table:style-name="ro1">
          <table:table-cell office:value-type="float" office:value="86376932051258" calcext:value-type="float">
            <text:p>86376932051258</text:p>
          </table:table-cell>
          <table:table-cell office:value-type="float" office:value="86376932097645" calcext:value-type="float">
            <text:p>86376932097645</text:p>
          </table:table-cell>
          <table:table-cell office:value-type="float" office:value="86376932324096" calcext:value-type="float">
            <text:p>86376932324096</text:p>
          </table:table-cell>
          <table:table-cell/>
          <table:table-cell table:formula="of:=[.B298]-[.A298]" office:value-type="float" office:value="46387" calcext:value-type="float">
            <text:p>46387</text:p>
          </table:table-cell>
          <table:table-cell table:formula="of:=[.C298]-[.B298]" office:value-type="float" office:value="226451" calcext:value-type="float">
            <text:p>226451</text:p>
          </table:table-cell>
          <table:table-cell table:formula="of:=[.C298]-[.A298]" office:value-type="float" office:value="272838" calcext:value-type="float">
            <text:p>272838</text:p>
          </table:table-cell>
          <table:table-cell/>
          <table:table-cell table:formula="of:=[.E298]/[.G298]" office:value-type="percentage" office:value="0.170016639910863" calcext:value-type="percentage">
            <text:p>17,00 %</text:p>
          </table:table-cell>
          <table:table-cell table:number-columns-repeated="4"/>
        </table:table-row>
        <table:table-row table:style-name="ro1">
          <table:table-cell office:value-type="float" office:value="86376936562322" calcext:value-type="float">
            <text:p>86376936562322</text:p>
          </table:table-cell>
          <table:table-cell office:value-type="float" office:value="86376936607483" calcext:value-type="float">
            <text:p>86376936607483</text:p>
          </table:table-cell>
          <table:table-cell office:value-type="float" office:value="86376936817000" calcext:value-type="float">
            <text:p>86376936817000</text:p>
          </table:table-cell>
          <table:table-cell/>
          <table:table-cell table:formula="of:=[.B299]-[.A299]" office:value-type="float" office:value="45161" calcext:value-type="float">
            <text:p>45161</text:p>
          </table:table-cell>
          <table:table-cell table:formula="of:=[.C299]-[.B299]" office:value-type="float" office:value="209517" calcext:value-type="float">
            <text:p>209517</text:p>
          </table:table-cell>
          <table:table-cell table:formula="of:=[.C299]-[.A299]" office:value-type="float" office:value="254678" calcext:value-type="float">
            <text:p>254678</text:p>
          </table:table-cell>
          <table:table-cell/>
          <table:table-cell table:formula="of:=[.E299]/[.G299]" office:value-type="percentage" office:value="0.177325878167726" calcext:value-type="percentage">
            <text:p>17,73 %</text:p>
          </table:table-cell>
          <table:table-cell table:number-columns-repeated="4"/>
        </table:table-row>
        <table:table-row table:style-name="ro1">
          <table:table-cell office:value-type="float" office:value="86376941075225" calcext:value-type="float">
            <text:p>86376941075225</text:p>
          </table:table-cell>
          <table:table-cell office:value-type="float" office:value="86376941120838" calcext:value-type="float">
            <text:p>86376941120838</text:p>
          </table:table-cell>
          <table:table-cell office:value-type="float" office:value="86376941341193" calcext:value-type="float">
            <text:p>86376941341193</text:p>
          </table:table-cell>
          <table:table-cell/>
          <table:table-cell table:formula="of:=[.B300]-[.A300]" office:value-type="float" office:value="45613" calcext:value-type="float">
            <text:p>45613</text:p>
          </table:table-cell>
          <table:table-cell table:formula="of:=[.C300]-[.B300]" office:value-type="float" office:value="220355" calcext:value-type="float">
            <text:p>220355</text:p>
          </table:table-cell>
          <table:table-cell table:formula="of:=[.C300]-[.A300]" office:value-type="float" office:value="265968" calcext:value-type="float">
            <text:p>265968</text:p>
          </table:table-cell>
          <table:table-cell/>
          <table:table-cell table:formula="of:=[.E300]/[.G300]" office:value-type="percentage" office:value="0.171498074956386" calcext:value-type="percentage">
            <text:p>17,15 %</text:p>
          </table:table-cell>
          <table:table-cell table:number-columns-repeated="4"/>
        </table:table-row>
        <table:table-row table:style-name="ro1">
          <table:table-cell office:value-type="float" office:value="86376945587677" calcext:value-type="float">
            <text:p>86376945587677</text:p>
          </table:table-cell>
          <table:table-cell office:value-type="float" office:value="86376945631161" calcext:value-type="float">
            <text:p>86376945631161</text:p>
          </table:table-cell>
          <table:table-cell office:value-type="float" office:value="86376945838451" calcext:value-type="float">
            <text:p>86376945838451</text:p>
          </table:table-cell>
          <table:table-cell/>
          <table:table-cell table:formula="of:=[.B301]-[.A301]" office:value-type="float" office:value="43484" calcext:value-type="float">
            <text:p>43484</text:p>
          </table:table-cell>
          <table:table-cell table:formula="of:=[.C301]-[.B301]" office:value-type="float" office:value="207290" calcext:value-type="float">
            <text:p>207290</text:p>
          </table:table-cell>
          <table:table-cell table:formula="of:=[.C301]-[.A301]" office:value-type="float" office:value="250774" calcext:value-type="float">
            <text:p>250774</text:p>
          </table:table-cell>
          <table:table-cell/>
          <table:table-cell table:formula="of:=[.E301]/[.G301]" office:value-type="percentage" office:value="0.173399156212367" calcext:value-type="percentage">
            <text:p>17,34 %</text:p>
          </table:table-cell>
          <table:table-cell table:number-columns-repeated="4"/>
        </table:table-row>
        <table:table-row table:style-name="ro1">
          <table:table-cell office:value-type="float" office:value="86376950098838" calcext:value-type="float">
            <text:p>86376950098838</text:p>
          </table:table-cell>
          <table:table-cell office:value-type="float" office:value="86376950145032" calcext:value-type="float">
            <text:p>86376950145032</text:p>
          </table:table-cell>
          <table:table-cell office:value-type="float" office:value="86376950363580" calcext:value-type="float">
            <text:p>86376950363580</text:p>
          </table:table-cell>
          <table:table-cell/>
          <table:table-cell table:formula="of:=[.B302]-[.A302]" office:value-type="float" office:value="46194" calcext:value-type="float">
            <text:p>46194</text:p>
          </table:table-cell>
          <table:table-cell table:formula="of:=[.C302]-[.B302]" office:value-type="float" office:value="218548" calcext:value-type="float">
            <text:p>218548</text:p>
          </table:table-cell>
          <table:table-cell table:formula="of:=[.C302]-[.A302]" office:value-type="float" office:value="264742" calcext:value-type="float">
            <text:p>264742</text:p>
          </table:table-cell>
          <table:table-cell/>
          <table:table-cell table:formula="of:=[.E302]/[.G302]" office:value-type="percentage" office:value="0.174486858904141" calcext:value-type="percentage">
            <text:p>17,45 %</text:p>
          </table:table-cell>
          <table:table-cell table:number-columns-repeated="4"/>
        </table:table-row>
        <table:table-row table:style-name="ro1">
          <table:table-cell office:value-type="float" office:value="86376954612032" calcext:value-type="float">
            <text:p>86376954612032</text:p>
          </table:table-cell>
          <table:table-cell office:value-type="float" office:value="86376954661838" calcext:value-type="float">
            <text:p>86376954661838</text:p>
          </table:table-cell>
          <table:table-cell office:value-type="float" office:value="86376954876032" calcext:value-type="float">
            <text:p>86376954876032</text:p>
          </table:table-cell>
          <table:table-cell/>
          <table:table-cell table:formula="of:=[.B303]-[.A303]" office:value-type="float" office:value="49806" calcext:value-type="float">
            <text:p>49806</text:p>
          </table:table-cell>
          <table:table-cell table:formula="of:=[.C303]-[.B303]" office:value-type="float" office:value="214194" calcext:value-type="float">
            <text:p>214194</text:p>
          </table:table-cell>
          <table:table-cell table:formula="of:=[.C303]-[.A303]" office:value-type="float" office:value="264000" calcext:value-type="float">
            <text:p>264000</text:p>
          </table:table-cell>
          <table:table-cell/>
          <table:table-cell table:formula="of:=[.E303]/[.G303]" office:value-type="percentage" office:value="0.188659090909091" calcext:value-type="percentage">
            <text:p>18,87 %</text:p>
          </table:table-cell>
          <table:table-cell table:number-columns-repeated="4"/>
        </table:table-row>
        <table:table-row table:style-name="ro1">
          <table:table-cell office:value-type="float" office:value="86376959123741" calcext:value-type="float">
            <text:p>86376959123741</text:p>
          </table:table-cell>
          <table:table-cell office:value-type="float" office:value="86376959171645" calcext:value-type="float">
            <text:p>86376959171645</text:p>
          </table:table-cell>
          <table:table-cell office:value-type="float" office:value="86376959397193" calcext:value-type="float">
            <text:p>86376959397193</text:p>
          </table:table-cell>
          <table:table-cell/>
          <table:table-cell table:formula="of:=[.B304]-[.A304]" office:value-type="float" office:value="47904" calcext:value-type="float">
            <text:p>47904</text:p>
          </table:table-cell>
          <table:table-cell table:formula="of:=[.C304]-[.B304]" office:value-type="float" office:value="225548" calcext:value-type="float">
            <text:p>225548</text:p>
          </table:table-cell>
          <table:table-cell table:formula="of:=[.C304]-[.A304]" office:value-type="float" office:value="273452" calcext:value-type="float">
            <text:p>273452</text:p>
          </table:table-cell>
          <table:table-cell/>
          <table:table-cell table:formula="of:=[.E304]/[.G304]" office:value-type="percentage" office:value="0.175182481751825" calcext:value-type="percentage">
            <text:p>17,52 %</text:p>
          </table:table-cell>
          <table:table-cell table:number-columns-repeated="4"/>
        </table:table-row>
        <table:table-row table:style-name="ro1">
          <table:table-cell office:value-type="float" office:value="86376963636645" calcext:value-type="float">
            <text:p>86376963636645</text:p>
          </table:table-cell>
          <table:table-cell office:value-type="float" office:value="86376963677645" calcext:value-type="float">
            <text:p>86376963677645</text:p>
          </table:table-cell>
          <table:table-cell office:value-type="float" office:value="86376963877741" calcext:value-type="float">
            <text:p>86376963877741</text:p>
          </table:table-cell>
          <table:table-cell/>
          <table:table-cell table:formula="of:=[.B305]-[.A305]" office:value-type="float" office:value="41000" calcext:value-type="float">
            <text:p>41000</text:p>
          </table:table-cell>
          <table:table-cell table:formula="of:=[.C305]-[.B305]" office:value-type="float" office:value="200096" calcext:value-type="float">
            <text:p>200096</text:p>
          </table:table-cell>
          <table:table-cell table:formula="of:=[.C305]-[.A305]" office:value-type="float" office:value="241096" calcext:value-type="float">
            <text:p>241096</text:p>
          </table:table-cell>
          <table:table-cell/>
          <table:table-cell table:formula="of:=[.E305]/[.G305]" office:value-type="percentage" office:value="0.1700567408833" calcext:value-type="percentage">
            <text:p>17,01 %</text:p>
          </table:table-cell>
          <table:table-cell table:number-columns-repeated="4"/>
        </table:table-row>
        <table:table-row table:style-name="ro1">
          <table:table-cell office:value-type="float" office:value="86376968148580" calcext:value-type="float">
            <text:p>86376968148580</text:p>
          </table:table-cell>
          <table:table-cell office:value-type="float" office:value="86376968193193" calcext:value-type="float">
            <text:p>86376968193193</text:p>
          </table:table-cell>
          <table:table-cell office:value-type="float" office:value="86376968409870" calcext:value-type="float">
            <text:p>86376968409870</text:p>
          </table:table-cell>
          <table:table-cell/>
          <table:table-cell table:formula="of:=[.B306]-[.A306]" office:value-type="float" office:value="44613" calcext:value-type="float">
            <text:p>44613</text:p>
          </table:table-cell>
          <table:table-cell table:formula="of:=[.C306]-[.B306]" office:value-type="float" office:value="216677" calcext:value-type="float">
            <text:p>216677</text:p>
          </table:table-cell>
          <table:table-cell table:formula="of:=[.C306]-[.A306]" office:value-type="float" office:value="261290" calcext:value-type="float">
            <text:p>261290</text:p>
          </table:table-cell>
          <table:table-cell/>
          <table:table-cell table:formula="of:=[.E306]/[.G306]" office:value-type="percentage" office:value="0.170741321902867" calcext:value-type="percentage">
            <text:p>17,07 %</text:p>
          </table:table-cell>
          <table:table-cell table:number-columns-repeated="4"/>
        </table:table-row>
        <table:table-row table:style-name="ro1">
          <table:table-cell office:value-type="float" office:value="86376972661064" calcext:value-type="float">
            <text:p>86376972661064</text:p>
          </table:table-cell>
          <table:table-cell office:value-type="float" office:value="86376972704354" calcext:value-type="float">
            <text:p>86376972704354</text:p>
          </table:table-cell>
          <table:table-cell office:value-type="float" office:value="86376972914193" calcext:value-type="float">
            <text:p>86376972914193</text:p>
          </table:table-cell>
          <table:table-cell/>
          <table:table-cell table:formula="of:=[.B307]-[.A307]" office:value-type="float" office:value="43290" calcext:value-type="float">
            <text:p>43290</text:p>
          </table:table-cell>
          <table:table-cell table:formula="of:=[.C307]-[.B307]" office:value-type="float" office:value="209839" calcext:value-type="float">
            <text:p>209839</text:p>
          </table:table-cell>
          <table:table-cell table:formula="of:=[.C307]-[.A307]" office:value-type="float" office:value="253129" calcext:value-type="float">
            <text:p>253129</text:p>
          </table:table-cell>
          <table:table-cell/>
          <table:table-cell table:formula="of:=[.E307]/[.G307]" office:value-type="percentage" office:value="0.171019519691541" calcext:value-type="percentage">
            <text:p>17,10 %</text:p>
          </table:table-cell>
          <table:table-cell table:number-columns-repeated="4"/>
        </table:table-row>
        <table:table-row table:style-name="ro1">
          <table:table-cell office:value-type="float" office:value="86376977171870" calcext:value-type="float">
            <text:p>86376977171870</text:p>
          </table:table-cell>
          <table:table-cell office:value-type="float" office:value="86376977213741" calcext:value-type="float">
            <text:p>86376977213741</text:p>
          </table:table-cell>
          <table:table-cell office:value-type="float" office:value="86376977418451" calcext:value-type="float">
            <text:p>86376977418451</text:p>
          </table:table-cell>
          <table:table-cell/>
          <table:table-cell table:formula="of:=[.B308]-[.A308]" office:value-type="float" office:value="41871" calcext:value-type="float">
            <text:p>41871</text:p>
          </table:table-cell>
          <table:table-cell table:formula="of:=[.C308]-[.B308]" office:value-type="float" office:value="204710" calcext:value-type="float">
            <text:p>204710</text:p>
          </table:table-cell>
          <table:table-cell table:formula="of:=[.C308]-[.A308]" office:value-type="float" office:value="246581" calcext:value-type="float">
            <text:p>246581</text:p>
          </table:table-cell>
          <table:table-cell/>
          <table:table-cell table:formula="of:=[.E308]/[.G308]" office:value-type="percentage" office:value="0.169806270556126" calcext:value-type="percentage">
            <text:p>16,98 %</text:p>
          </table:table-cell>
          <table:table-cell table:number-columns-repeated="4"/>
        </table:table-row>
        <table:table-row table:style-name="ro1">
          <table:table-cell office:value-type="float" office:value="86376981684774" calcext:value-type="float">
            <text:p>86376981684774</text:p>
          </table:table-cell>
          <table:table-cell office:value-type="float" office:value="86376981737677" calcext:value-type="float">
            <text:p>86376981737677</text:p>
          </table:table-cell>
          <table:table-cell office:value-type="float" office:value="86376981967451" calcext:value-type="float">
            <text:p>86376981967451</text:p>
          </table:table-cell>
          <table:table-cell/>
          <table:table-cell table:formula="of:=[.B309]-[.A309]" office:value-type="float" office:value="52903" calcext:value-type="float">
            <text:p>52903</text:p>
          </table:table-cell>
          <table:table-cell table:formula="of:=[.C309]-[.B309]" office:value-type="float" office:value="229774" calcext:value-type="float">
            <text:p>229774</text:p>
          </table:table-cell>
          <table:table-cell table:formula="of:=[.C309]-[.A309]" office:value-type="float" office:value="282677" calcext:value-type="float">
            <text:p>282677</text:p>
          </table:table-cell>
          <table:table-cell/>
          <table:table-cell table:formula="of:=[.E309]/[.G309]" office:value-type="percentage" office:value="0.187149998054316" calcext:value-type="percentage">
            <text:p>18,71 %</text:p>
          </table:table-cell>
          <table:table-cell table:number-columns-repeated="4"/>
        </table:table-row>
        <table:table-row table:style-name="ro1">
          <table:table-cell office:value-type="float" office:value="86376986196354" calcext:value-type="float">
            <text:p>86376986196354</text:p>
          </table:table-cell>
          <table:table-cell office:value-type="float" office:value="86376986256870" calcext:value-type="float">
            <text:p>86376986256870</text:p>
          </table:table-cell>
          <table:table-cell office:value-type="float" office:value="86376986479161" calcext:value-type="float">
            <text:p>86376986479161</text:p>
          </table:table-cell>
          <table:table-cell/>
          <table:table-cell table:formula="of:=[.B310]-[.A310]" office:value-type="float" office:value="60516" calcext:value-type="float">
            <text:p>60516</text:p>
          </table:table-cell>
          <table:table-cell table:formula="of:=[.C310]-[.B310]" office:value-type="float" office:value="222291" calcext:value-type="float">
            <text:p>222291</text:p>
          </table:table-cell>
          <table:table-cell table:formula="of:=[.C310]-[.A310]" office:value-type="float" office:value="282807" calcext:value-type="float">
            <text:p>282807</text:p>
          </table:table-cell>
          <table:table-cell/>
          <table:table-cell table:formula="of:=[.E310]/[.G310]" office:value-type="percentage" office:value="0.21398338796423" calcext:value-type="percentage">
            <text:p>21,40 %</text:p>
          </table:table-cell>
          <table:table-cell table:number-columns-repeated="4"/>
        </table:table-row>
        <table:table-row table:style-name="ro1">
          <table:table-cell office:value-type="float" office:value="86376990708903" calcext:value-type="float">
            <text:p>86376990708903</text:p>
          </table:table-cell>
          <table:table-cell office:value-type="float" office:value="86376990744870" calcext:value-type="float">
            <text:p>86376990744870</text:p>
          </table:table-cell>
          <table:table-cell office:value-type="float" office:value="86376990936677" calcext:value-type="float">
            <text:p>86376990936677</text:p>
          </table:table-cell>
          <table:table-cell/>
          <table:table-cell table:formula="of:=[.B311]-[.A311]" office:value-type="float" office:value="35967" calcext:value-type="float">
            <text:p>35967</text:p>
          </table:table-cell>
          <table:table-cell table:formula="of:=[.C311]-[.B311]" office:value-type="float" office:value="191807" calcext:value-type="float">
            <text:p>191807</text:p>
          </table:table-cell>
          <table:table-cell table:formula="of:=[.C311]-[.A311]" office:value-type="float" office:value="227774" calcext:value-type="float">
            <text:p>227774</text:p>
          </table:table-cell>
          <table:table-cell/>
          <table:table-cell table:formula="of:=[.E311]/[.G311]" office:value-type="percentage" office:value="0.157906521376452" calcext:value-type="percentage">
            <text:p>15,79 %</text:p>
          </table:table-cell>
          <table:table-cell table:number-columns-repeated="4"/>
        </table:table-row>
        <table:table-row table:style-name="ro1">
          <table:table-cell office:value-type="float" office:value="86376995221483" calcext:value-type="float">
            <text:p>86376995221483</text:p>
          </table:table-cell>
          <table:table-cell office:value-type="float" office:value="86376995263870" calcext:value-type="float">
            <text:p>86376995263870</text:p>
          </table:table-cell>
          <table:table-cell office:value-type="float" office:value="86376995470129" calcext:value-type="float">
            <text:p>86376995470129</text:p>
          </table:table-cell>
          <table:table-cell/>
          <table:table-cell table:formula="of:=[.B312]-[.A312]" office:value-type="float" office:value="42387" calcext:value-type="float">
            <text:p>42387</text:p>
          </table:table-cell>
          <table:table-cell table:formula="of:=[.C312]-[.B312]" office:value-type="float" office:value="206259" calcext:value-type="float">
            <text:p>206259</text:p>
          </table:table-cell>
          <table:table-cell table:formula="of:=[.C312]-[.A312]" office:value-type="float" office:value="248646" calcext:value-type="float">
            <text:p>248646</text:p>
          </table:table-cell>
          <table:table-cell/>
          <table:table-cell table:formula="of:=[.E312]/[.G312]" office:value-type="percentage" office:value="0.17047127241138" calcext:value-type="percentage">
            <text:p>17,05 %</text:p>
          </table:table-cell>
          <table:table-cell table:number-columns-repeated="4"/>
        </table:table-row>
        <table:table-row table:style-name="ro1">
          <table:table-cell office:value-type="float" office:value="86376999733161" calcext:value-type="float">
            <text:p>86376999733161</text:p>
          </table:table-cell>
          <table:table-cell office:value-type="float" office:value="86376999779193" calcext:value-type="float">
            <text:p>86376999779193</text:p>
          </table:table-cell>
          <table:table-cell office:value-type="float" office:value="86377000000419" calcext:value-type="float">
            <text:p>86377000000419</text:p>
          </table:table-cell>
          <table:table-cell/>
          <table:table-cell table:formula="of:=[.B313]-[.A313]" office:value-type="float" office:value="46032" calcext:value-type="float">
            <text:p>46032</text:p>
          </table:table-cell>
          <table:table-cell table:formula="of:=[.C313]-[.B313]" office:value-type="float" office:value="221226" calcext:value-type="float">
            <text:p>221226</text:p>
          </table:table-cell>
          <table:table-cell table:formula="of:=[.C313]-[.A313]" office:value-type="float" office:value="267258" calcext:value-type="float">
            <text:p>267258</text:p>
          </table:table-cell>
          <table:table-cell/>
          <table:table-cell table:formula="of:=[.E313]/[.G313]" office:value-type="percentage" office:value="0.172238062097299" calcext:value-type="percentage">
            <text:p>17,22 %</text:p>
          </table:table-cell>
          <table:table-cell table:number-columns-repeated="4"/>
        </table:table-row>
        <table:table-row table:style-name="ro1">
          <table:table-cell office:value-type="float" office:value="86377004245741" calcext:value-type="float">
            <text:p>86377004245741</text:p>
          </table:table-cell>
          <table:table-cell office:value-type="float" office:value="86377004289000" calcext:value-type="float">
            <text:p>86377004289000</text:p>
          </table:table-cell>
          <table:table-cell office:value-type="float" office:value="86377004496483" calcext:value-type="float">
            <text:p>86377004496483</text:p>
          </table:table-cell>
          <table:table-cell/>
          <table:table-cell table:formula="of:=[.B314]-[.A314]" office:value-type="float" office:value="43259" calcext:value-type="float">
            <text:p>43259</text:p>
          </table:table-cell>
          <table:table-cell table:formula="of:=[.C314]-[.B314]" office:value-type="float" office:value="207483" calcext:value-type="float">
            <text:p>207483</text:p>
          </table:table-cell>
          <table:table-cell table:formula="of:=[.C314]-[.A314]" office:value-type="float" office:value="250742" calcext:value-type="float">
            <text:p>250742</text:p>
          </table:table-cell>
          <table:table-cell/>
          <table:table-cell table:formula="of:=[.E314]/[.G314]" office:value-type="percentage" office:value="0.172523948919607" calcext:value-type="percentage">
            <text:p>17,25 %</text:p>
          </table:table-cell>
          <table:table-cell table:number-columns-repeated="4"/>
        </table:table-row>
        <table:table-row table:style-name="ro1">
          <table:table-cell office:value-type="float" office:value="86377008758322" calcext:value-type="float">
            <text:p>86377008758322</text:p>
          </table:table-cell>
          <table:table-cell office:value-type="float" office:value="86377008799709" calcext:value-type="float">
            <text:p>86377008799709</text:p>
          </table:table-cell>
          <table:table-cell office:value-type="float" office:value="86377009000838" calcext:value-type="float">
            <text:p>86377009000838</text:p>
          </table:table-cell>
          <table:table-cell/>
          <table:table-cell table:formula="of:=[.B315]-[.A315]" office:value-type="float" office:value="41387" calcext:value-type="float">
            <text:p>41387</text:p>
          </table:table-cell>
          <table:table-cell table:formula="of:=[.C315]-[.B315]" office:value-type="float" office:value="201129" calcext:value-type="float">
            <text:p>201129</text:p>
          </table:table-cell>
          <table:table-cell table:formula="of:=[.C315]-[.A315]" office:value-type="float" office:value="242516" calcext:value-type="float">
            <text:p>242516</text:p>
          </table:table-cell>
          <table:table-cell/>
          <table:table-cell table:formula="of:=[.E315]/[.G315]" office:value-type="percentage" office:value="0.170656781408237" calcext:value-type="percentage">
            <text:p>17,07 %</text:p>
          </table:table-cell>
          <table:table-cell table:number-columns-repeated="4"/>
        </table:table-row>
        <table:table-row table:style-name="ro1">
          <table:table-cell office:value-type="float" office:value="86377013270354" calcext:value-type="float">
            <text:p>86377013270354</text:p>
          </table:table-cell>
          <table:table-cell office:value-type="float" office:value="86377013320580" calcext:value-type="float">
            <text:p>86377013320580</text:p>
          </table:table-cell>
          <table:table-cell office:value-type="float" office:value="86377013537741" calcext:value-type="float">
            <text:p>86377013537741</text:p>
          </table:table-cell>
          <table:table-cell/>
          <table:table-cell table:formula="of:=[.B316]-[.A316]" office:value-type="float" office:value="50226" calcext:value-type="float">
            <text:p>50226</text:p>
          </table:table-cell>
          <table:table-cell table:formula="of:=[.C316]-[.B316]" office:value-type="float" office:value="217161" calcext:value-type="float">
            <text:p>217161</text:p>
          </table:table-cell>
          <table:table-cell table:formula="of:=[.C316]-[.A316]" office:value-type="float" office:value="267387" calcext:value-type="float">
            <text:p>267387</text:p>
          </table:table-cell>
          <table:table-cell/>
          <table:table-cell table:formula="of:=[.E316]/[.G316]" office:value-type="percentage" office:value="0.187840096938146" calcext:value-type="percentage">
            <text:p>18,78 %</text:p>
          </table:table-cell>
          <table:table-cell table:number-columns-repeated="4"/>
        </table:table-row>
        <table:table-row table:style-name="ro1">
          <table:table-cell office:value-type="float" office:value="86377017781612" calcext:value-type="float">
            <text:p>86377017781612</text:p>
          </table:table-cell>
          <table:table-cell office:value-type="float" office:value="86377017833258" calcext:value-type="float">
            <text:p>86377017833258</text:p>
          </table:table-cell>
          <table:table-cell office:value-type="float" office:value="86377018047645" calcext:value-type="float">
            <text:p>86377018047645</text:p>
          </table:table-cell>
          <table:table-cell/>
          <table:table-cell table:formula="of:=[.B317]-[.A317]" office:value-type="float" office:value="51646" calcext:value-type="float">
            <text:p>51646</text:p>
          </table:table-cell>
          <table:table-cell table:formula="of:=[.C317]-[.B317]" office:value-type="float" office:value="214387" calcext:value-type="float">
            <text:p>214387</text:p>
          </table:table-cell>
          <table:table-cell table:formula="of:=[.C317]-[.A317]" office:value-type="float" office:value="266033" calcext:value-type="float">
            <text:p>266033</text:p>
          </table:table-cell>
          <table:table-cell/>
          <table:table-cell table:formula="of:=[.E317]/[.G317]" office:value-type="percentage" office:value="0.194133810467122" calcext:value-type="percentage">
            <text:p>19,41 %</text:p>
          </table:table-cell>
          <table:table-cell table:number-columns-repeated="4"/>
        </table:table-row>
        <table:table-row table:style-name="ro1">
          <table:table-cell office:value-type="float" office:value="86377022294516" calcext:value-type="float">
            <text:p>86377022294516</text:p>
          </table:table-cell>
          <table:table-cell office:value-type="float" office:value="86377022334451" calcext:value-type="float">
            <text:p>86377022334451</text:p>
          </table:table-cell>
          <table:table-cell office:value-type="float" office:value="86377022525225" calcext:value-type="float">
            <text:p>86377022525225</text:p>
          </table:table-cell>
          <table:table-cell/>
          <table:table-cell table:formula="of:=[.B318]-[.A318]" office:value-type="float" office:value="39935" calcext:value-type="float">
            <text:p>39935</text:p>
          </table:table-cell>
          <table:table-cell table:formula="of:=[.C318]-[.B318]" office:value-type="float" office:value="190774" calcext:value-type="float">
            <text:p>190774</text:p>
          </table:table-cell>
          <table:table-cell table:formula="of:=[.C318]-[.A318]" office:value-type="float" office:value="230709" calcext:value-type="float">
            <text:p>230709</text:p>
          </table:table-cell>
          <table:table-cell/>
          <table:table-cell table:formula="of:=[.E318]/[.G318]" office:value-type="percentage" office:value="0.173096844943197" calcext:value-type="percentage">
            <text:p>17,31 %</text:p>
          </table:table-cell>
          <table:table-cell table:number-columns-repeated="4"/>
        </table:table-row>
        <table:table-row table:style-name="ro1">
          <table:table-cell office:value-type="float" office:value="86377026805903" calcext:value-type="float">
            <text:p>86377026805903</text:p>
          </table:table-cell>
          <table:table-cell office:value-type="float" office:value="86377026847548" calcext:value-type="float">
            <text:p>86377026847548</text:p>
          </table:table-cell>
          <table:table-cell office:value-type="float" office:value="86377027045064" calcext:value-type="float">
            <text:p>86377027045064</text:p>
          </table:table-cell>
          <table:table-cell/>
          <table:table-cell table:formula="of:=[.B319]-[.A319]" office:value-type="float" office:value="41645" calcext:value-type="float">
            <text:p>41645</text:p>
          </table:table-cell>
          <table:table-cell table:formula="of:=[.C319]-[.B319]" office:value-type="float" office:value="197516" calcext:value-type="float">
            <text:p>197516</text:p>
          </table:table-cell>
          <table:table-cell table:formula="of:=[.C319]-[.A319]" office:value-type="float" office:value="239161" calcext:value-type="float">
            <text:p>239161</text:p>
          </table:table-cell>
          <table:table-cell/>
          <table:table-cell table:formula="of:=[.E319]/[.G319]" office:value-type="percentage" office:value="0.174129561257897" calcext:value-type="percentage">
            <text:p>17,41 %</text:p>
          </table:table-cell>
          <table:table-cell table:number-columns-repeated="4"/>
        </table:table-row>
        <table:table-row table:style-name="ro1">
          <table:table-cell office:value-type="float" office:value="86377031318870" calcext:value-type="float">
            <text:p>86377031318870</text:p>
          </table:table-cell>
          <table:table-cell office:value-type="float" office:value="86377031364548" calcext:value-type="float">
            <text:p>86377031364548</text:p>
          </table:table-cell>
          <table:table-cell office:value-type="float" office:value="86377031582806" calcext:value-type="float">
            <text:p>86377031582806</text:p>
          </table:table-cell>
          <table:table-cell/>
          <table:table-cell table:formula="of:=[.B320]-[.A320]" office:value-type="float" office:value="45678" calcext:value-type="float">
            <text:p>45678</text:p>
          </table:table-cell>
          <table:table-cell table:formula="of:=[.C320]-[.B320]" office:value-type="float" office:value="218258" calcext:value-type="float">
            <text:p>218258</text:p>
          </table:table-cell>
          <table:table-cell table:formula="of:=[.C320]-[.A320]" office:value-type="float" office:value="263936" calcext:value-type="float">
            <text:p>263936</text:p>
          </table:table-cell>
          <table:table-cell/>
          <table:table-cell table:formula="of:=[.E320]/[.G320]" office:value-type="percentage" office:value="0.173064682347236" calcext:value-type="percentage">
            <text:p>17,31 %</text:p>
          </table:table-cell>
          <table:table-cell table:number-columns-repeated="4"/>
        </table:table-row>
        <table:table-row table:style-name="ro1">
          <table:table-cell office:value-type="float" office:value="86377035830354" calcext:value-type="float">
            <text:p>86377035830354</text:p>
          </table:table-cell>
          <table:table-cell office:value-type="float" office:value="86377035874258" calcext:value-type="float">
            <text:p>86377035874258</text:p>
          </table:table-cell>
          <table:table-cell office:value-type="float" office:value="86377036080774" calcext:value-type="float">
            <text:p>86377036080774</text:p>
          </table:table-cell>
          <table:table-cell/>
          <table:table-cell table:formula="of:=[.B321]-[.A321]" office:value-type="float" office:value="43904" calcext:value-type="float">
            <text:p>43904</text:p>
          </table:table-cell>
          <table:table-cell table:formula="of:=[.C321]-[.B321]" office:value-type="float" office:value="206516" calcext:value-type="float">
            <text:p>206516</text:p>
          </table:table-cell>
          <table:table-cell table:formula="of:=[.C321]-[.A321]" office:value-type="float" office:value="250420" calcext:value-type="float">
            <text:p>250420</text:p>
          </table:table-cell>
          <table:table-cell/>
          <table:table-cell table:formula="of:=[.E321]/[.G321]" office:value-type="percentage" office:value="0.175321459947289" calcext:value-type="percentage">
            <text:p>17,53 %</text:p>
          </table:table-cell>
          <table:table-cell table:number-columns-repeated="4"/>
        </table:table-row>
        <table:table-row table:style-name="ro1">
          <table:table-cell office:value-type="float" office:value="86377040343709" calcext:value-type="float">
            <text:p>86377040343709</text:p>
          </table:table-cell>
          <table:table-cell office:value-type="float" office:value="86377040385451" calcext:value-type="float">
            <text:p>86377040385451</text:p>
          </table:table-cell>
          <table:table-cell office:value-type="float" office:value="86377040591935" calcext:value-type="float">
            <text:p>86377040591935</text:p>
          </table:table-cell>
          <table:table-cell/>
          <table:table-cell table:formula="of:=[.B322]-[.A322]" office:value-type="float" office:value="41742" calcext:value-type="float">
            <text:p>41742</text:p>
          </table:table-cell>
          <table:table-cell table:formula="of:=[.C322]-[.B322]" office:value-type="float" office:value="206484" calcext:value-type="float">
            <text:p>206484</text:p>
          </table:table-cell>
          <table:table-cell table:formula="of:=[.C322]-[.A322]" office:value-type="float" office:value="248226" calcext:value-type="float">
            <text:p>248226</text:p>
          </table:table-cell>
          <table:table-cell/>
          <table:table-cell table:formula="of:=[.E322]/[.G322]" office:value-type="percentage" office:value="0.168161272388871" calcext:value-type="percentage">
            <text:p>16,82 %</text:p>
          </table:table-cell>
          <table:table-cell table:number-columns-repeated="4"/>
        </table:table-row>
        <table:table-row table:style-name="ro1">
          <table:table-cell office:value-type="float" office:value="86377044855225" calcext:value-type="float">
            <text:p>86377044855225</text:p>
          </table:table-cell>
          <table:table-cell office:value-type="float" office:value="86377044909161" calcext:value-type="float">
            <text:p>86377044909161</text:p>
          </table:table-cell>
          <table:table-cell office:value-type="float" office:value="86377045124806" calcext:value-type="float">
            <text:p>86377045124806</text:p>
          </table:table-cell>
          <table:table-cell table:number-columns-repeated="10"/>
        </table:table-row>
        <table:table-row table:style-name="ro1">
          <table:table-cell office:value-type="float" office:value="86377049368129" calcext:value-type="float">
            <text:p>86377049368129</text:p>
          </table:table-cell>
          <table:table-cell office:value-type="float" office:value="86377049406580" calcext:value-type="float">
            <text:p>86377049406580</text:p>
          </table:table-cell>
          <table:table-cell office:value-type="float" office:value="86377049598645" calcext:value-type="float">
            <text:p>86377049598645</text:p>
          </table:table-cell>
          <table:table-cell table:number-columns-repeated="10"/>
        </table:table-row>
        <table:table-row table:style-name="ro1">
          <table:table-cell office:value-type="float" office:value="86377053879903" calcext:value-type="float">
            <text:p>86377053879903</text:p>
          </table:table-cell>
          <table:table-cell office:value-type="float" office:value="86377053921258" calcext:value-type="float">
            <text:p>86377053921258</text:p>
          </table:table-cell>
          <table:table-cell office:value-type="float" office:value="86377054122419" calcext:value-type="float">
            <text:p>86377054122419</text:p>
          </table:table-cell>
          <table:table-cell table:number-columns-repeated="10"/>
        </table:table-row>
        <table:table-row table:style-name="ro1">
          <table:table-cell office:value-type="float" office:value="86377058392193" calcext:value-type="float">
            <text:p>86377058392193</text:p>
          </table:table-cell>
          <table:table-cell office:value-type="float" office:value="86377058433354" calcext:value-type="float">
            <text:p>86377058433354</text:p>
          </table:table-cell>
          <table:table-cell office:value-type="float" office:value="86377058641838" calcext:value-type="float">
            <text:p>86377058641838</text:p>
          </table:table-cell>
          <table:table-cell table:number-columns-repeated="10"/>
        </table:table-row>
        <table:table-row table:style-name="ro1">
          <table:table-cell office:value-type="float" office:value="86377062904419" calcext:value-type="float">
            <text:p>86377062904419</text:p>
          </table:table-cell>
          <table:table-cell office:value-type="float" office:value="86377062948000" calcext:value-type="float">
            <text:p>86377062948000</text:p>
          </table:table-cell>
          <table:table-cell office:value-type="float" office:value="86377063156935" calcext:value-type="float">
            <text:p>86377063156935</text:p>
          </table:table-cell>
          <table:table-cell table:number-columns-repeated="10"/>
        </table:table-row>
        <table:table-row table:style-name="ro1">
          <table:table-cell office:value-type="float" office:value="86377067416645" calcext:value-type="float">
            <text:p>86377067416645</text:p>
          </table:table-cell>
          <table:table-cell office:value-type="float" office:value="86377067460451" calcext:value-type="float">
            <text:p>86377067460451</text:p>
          </table:table-cell>
          <table:table-cell office:value-type="float" office:value="86377067666354" calcext:value-type="float">
            <text:p>86377067666354</text:p>
          </table:table-cell>
          <table:table-cell table:number-columns-repeated="10"/>
        </table:table-row>
        <table:table-row table:style-name="ro1">
          <table:table-cell office:value-type="float" office:value="86377071929032" calcext:value-type="float">
            <text:p>86377071929032</text:p>
          </table:table-cell>
          <table:table-cell office:value-type="float" office:value="86377071975677" calcext:value-type="float">
            <text:p>86377071975677</text:p>
          </table:table-cell>
          <table:table-cell office:value-type="float" office:value="86377072175580" calcext:value-type="float">
            <text:p>86377072175580</text:p>
          </table:table-cell>
          <table:table-cell table:number-columns-repeated="10"/>
        </table:table-row>
        <table:table-row table:style-name="ro1">
          <table:table-cell office:value-type="float" office:value="86377076441000" calcext:value-type="float">
            <text:p>86377076441000</text:p>
          </table:table-cell>
          <table:table-cell office:value-type="float" office:value="86377076476870" calcext:value-type="float">
            <text:p>86377076476870</text:p>
          </table:table-cell>
          <table:table-cell office:value-type="float" office:value="86377076634935" calcext:value-type="float">
            <text:p>86377076634935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080952096" calcext:value-type="float">
            <text:p>86377080952096</text:p>
          </table:table-cell>
          <table:table-cell office:value-type="float" office:value="86377081015870" calcext:value-type="float">
            <text:p>86377081015870</text:p>
          </table:table-cell>
          <table:table-cell office:value-type="float" office:value="86377081235580" calcext:value-type="float">
            <text:p>86377081235580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085464774" calcext:value-type="float">
            <text:p>86377085464774</text:p>
          </table:table-cell>
          <table:table-cell office:value-type="float" office:value="86377085509354" calcext:value-type="float">
            <text:p>86377085509354</text:p>
          </table:table-cell>
          <table:table-cell office:value-type="float" office:value="86377085718451" calcext:value-type="float">
            <text:p>86377085718451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089977645" calcext:value-type="float">
            <text:p>86377089977645</text:p>
          </table:table-cell>
          <table:table-cell office:value-type="float" office:value="86377090022612" calcext:value-type="float">
            <text:p>86377090022612</text:p>
          </table:table-cell>
          <table:table-cell office:value-type="float" office:value="86377090237645" calcext:value-type="float">
            <text:p>86377090237645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094490000" calcext:value-type="float">
            <text:p>86377094490000</text:p>
          </table:table-cell>
          <table:table-cell office:value-type="float" office:value="86377094536387" calcext:value-type="float">
            <text:p>86377094536387</text:p>
          </table:table-cell>
          <table:table-cell office:value-type="float" office:value="86377094755322" calcext:value-type="float">
            <text:p>86377094755322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099001774" calcext:value-type="float">
            <text:p>86377099001774</text:p>
          </table:table-cell>
          <table:table-cell office:value-type="float" office:value="86377099054419" calcext:value-type="float">
            <text:p>86377099054419</text:p>
          </table:table-cell>
          <table:table-cell office:value-type="float" office:value="86377099281838" calcext:value-type="float">
            <text:p>86377099281838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103512903" calcext:value-type="float">
            <text:p>86377103512903</text:p>
          </table:table-cell>
          <table:table-cell office:value-type="float" office:value="86377103549000" calcext:value-type="float">
            <text:p>86377103549000</text:p>
          </table:table-cell>
          <table:table-cell office:value-type="float" office:value="86377103722548" calcext:value-type="float">
            <text:p>86377103722548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108025870" calcext:value-type="float">
            <text:p>86377108025870</text:p>
          </table:table-cell>
          <table:table-cell office:value-type="float" office:value="86377108066935" calcext:value-type="float">
            <text:p>86377108066935</text:p>
          </table:table-cell>
          <table:table-cell office:value-type="float" office:value="86377108278032" calcext:value-type="float">
            <text:p>86377108278032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112538645" calcext:value-type="float">
            <text:p>86377112538645</text:p>
          </table:table-cell>
          <table:table-cell office:value-type="float" office:value="86377112584000" calcext:value-type="float">
            <text:p>86377112584000</text:p>
          </table:table-cell>
          <table:table-cell office:value-type="float" office:value="86377112799935" calcext:value-type="float">
            <text:p>86377112799935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117049709" calcext:value-type="float">
            <text:p>86377117049709</text:p>
          </table:table-cell>
          <table:table-cell office:value-type="float" office:value="86377117093096" calcext:value-type="float">
            <text:p>86377117093096</text:p>
          </table:table-cell>
          <table:table-cell office:value-type="float" office:value="86377117303290" calcext:value-type="float">
            <text:p>86377117303290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121561903" calcext:value-type="float">
            <text:p>86377121561903</text:p>
          </table:table-cell>
          <table:table-cell office:value-type="float" office:value="86377121607774" calcext:value-type="float">
            <text:p>86377121607774</text:p>
          </table:table-cell>
          <table:table-cell office:value-type="float" office:value="86377121811516" calcext:value-type="float">
            <text:p>86377121811516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126074225" calcext:value-type="float">
            <text:p>86377126074225</text:p>
          </table:table-cell>
          <table:table-cell office:value-type="float" office:value="86377126115161" calcext:value-type="float">
            <text:p>86377126115161</text:p>
          </table:table-cell>
          <table:table-cell office:value-type="float" office:value="86377126324000" calcext:value-type="float">
            <text:p>86377126324000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130587032" calcext:value-type="float">
            <text:p>86377130587032</text:p>
          </table:table-cell>
          <table:table-cell office:value-type="float" office:value="86377130626096" calcext:value-type="float">
            <text:p>86377130626096</text:p>
          </table:table-cell>
          <table:table-cell office:value-type="float" office:value="86377130825838" calcext:value-type="float">
            <text:p>86377130825838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135099580" calcext:value-type="float">
            <text:p>86377135099580</text:p>
          </table:table-cell>
          <table:table-cell office:value-type="float" office:value="86377135143129" calcext:value-type="float">
            <text:p>86377135143129</text:p>
          </table:table-cell>
          <table:table-cell office:value-type="float" office:value="86377135350677" calcext:value-type="float">
            <text:p>86377135350677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139611451" calcext:value-type="float">
            <text:p>86377139611451</text:p>
          </table:table-cell>
          <table:table-cell office:value-type="float" office:value="86377139654580" calcext:value-type="float">
            <text:p>86377139654580</text:p>
          </table:table-cell>
          <table:table-cell office:value-type="float" office:value="86377139865612" calcext:value-type="float">
            <text:p>86377139865612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144123225" calcext:value-type="float">
            <text:p>86377144123225</text:p>
          </table:table-cell>
          <table:table-cell office:value-type="float" office:value="86377144168903" calcext:value-type="float">
            <text:p>86377144168903</text:p>
          </table:table-cell>
          <table:table-cell office:value-type="float" office:value="86377144384903" calcext:value-type="float">
            <text:p>86377144384903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148635935" calcext:value-type="float">
            <text:p>86377148635935</text:p>
          </table:table-cell>
          <table:table-cell office:value-type="float" office:value="86377148679258" calcext:value-type="float">
            <text:p>86377148679258</text:p>
          </table:table-cell>
          <table:table-cell office:value-type="float" office:value="86377148887354" calcext:value-type="float">
            <text:p>86377148887354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153148032" calcext:value-type="float">
            <text:p>86377153148032</text:p>
          </table:table-cell>
          <table:table-cell office:value-type="float" office:value="86377153190935" calcext:value-type="float">
            <text:p>86377153190935</text:p>
          </table:table-cell>
          <table:table-cell office:value-type="float" office:value="86377153394193" calcext:value-type="float">
            <text:p>86377153394193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157659935" calcext:value-type="float">
            <text:p>86377157659935</text:p>
          </table:table-cell>
          <table:table-cell office:value-type="float" office:value="86377157705645" calcext:value-type="float">
            <text:p>86377157705645</text:p>
          </table:table-cell>
          <table:table-cell office:value-type="float" office:value="86377157912677" calcext:value-type="float">
            <text:p>86377157912677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162171290" calcext:value-type="float">
            <text:p>86377162171290</text:p>
          </table:table-cell>
          <table:table-cell office:value-type="float" office:value="86377162213870" calcext:value-type="float">
            <text:p>86377162213870</text:p>
          </table:table-cell>
          <table:table-cell office:value-type="float" office:value="86377162421741" calcext:value-type="float">
            <text:p>86377162421741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166684483" calcext:value-type="float">
            <text:p>86377166684483</text:p>
          </table:table-cell>
          <table:table-cell office:value-type="float" office:value="86377166727032" calcext:value-type="float">
            <text:p>86377166727032</text:p>
          </table:table-cell>
          <table:table-cell office:value-type="float" office:value="86377166942741" calcext:value-type="float">
            <text:p>86377166942741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171197096" calcext:value-type="float">
            <text:p>86377171197096</text:p>
          </table:table-cell>
          <table:table-cell office:value-type="float" office:value="86377171238935" calcext:value-type="float">
            <text:p>86377171238935</text:p>
          </table:table-cell>
          <table:table-cell office:value-type="float" office:value="86377171442258" calcext:value-type="float">
            <text:p>86377171442258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175709000" calcext:value-type="float">
            <text:p>86377175709000</text:p>
          </table:table-cell>
          <table:table-cell office:value-type="float" office:value="86377175762870" calcext:value-type="float">
            <text:p>86377175762870</text:p>
          </table:table-cell>
          <table:table-cell office:value-type="float" office:value="86377175977935" calcext:value-type="float">
            <text:p>86377175977935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180221000" calcext:value-type="float">
            <text:p>86377180221000</text:p>
          </table:table-cell>
          <table:table-cell office:value-type="float" office:value="86377180265129" calcext:value-type="float">
            <text:p>86377180265129</text:p>
          </table:table-cell>
          <table:table-cell office:value-type="float" office:value="86377180478451" calcext:value-type="float">
            <text:p>86377180478451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184733451" calcext:value-type="float">
            <text:p>86377184733451</text:p>
          </table:table-cell>
          <table:table-cell office:value-type="float" office:value="86377184783838" calcext:value-type="float">
            <text:p>86377184783838</text:p>
          </table:table-cell>
          <table:table-cell office:value-type="float" office:value="86377185002741" calcext:value-type="float">
            <text:p>86377185002741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189245225" calcext:value-type="float">
            <text:p>86377189245225</text:p>
          </table:table-cell>
          <table:table-cell office:value-type="float" office:value="86377189285193" calcext:value-type="float">
            <text:p>86377189285193</text:p>
          </table:table-cell>
          <table:table-cell office:value-type="float" office:value="86377189478387" calcext:value-type="float">
            <text:p>86377189478387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193756645" calcext:value-type="float">
            <text:p>86377193756645</text:p>
          </table:table-cell>
          <table:table-cell office:value-type="float" office:value="86377193804096" calcext:value-type="float">
            <text:p>86377193804096</text:p>
          </table:table-cell>
          <table:table-cell office:value-type="float" office:value="86377194026548" calcext:value-type="float">
            <text:p>86377194026548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198269193" calcext:value-type="float">
            <text:p>86377198269193</text:p>
          </table:table-cell>
          <table:table-cell office:value-type="float" office:value="86377198314161" calcext:value-type="float">
            <text:p>86377198314161</text:p>
          </table:table-cell>
          <table:table-cell office:value-type="float" office:value="86377198538483" calcext:value-type="float">
            <text:p>86377198538483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202781032" calcext:value-type="float">
            <text:p>86377202781032</text:p>
          </table:table-cell>
          <table:table-cell office:value-type="float" office:value="86377202823129" calcext:value-type="float">
            <text:p>86377202823129</text:p>
          </table:table-cell>
          <table:table-cell office:value-type="float" office:value="86377203026354" calcext:value-type="float">
            <text:p>86377203026354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207293387" calcext:value-type="float">
            <text:p>86377207293387</text:p>
          </table:table-cell>
          <table:table-cell office:value-type="float" office:value="86377207336354" calcext:value-type="float">
            <text:p>86377207336354</text:p>
          </table:table-cell>
          <table:table-cell office:value-type="float" office:value="86377207545935" calcext:value-type="float">
            <text:p>86377207545935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211805322" calcext:value-type="float">
            <text:p>86377211805322</text:p>
          </table:table-cell>
          <table:table-cell office:value-type="float" office:value="86377211850870" calcext:value-type="float">
            <text:p>86377211850870</text:p>
          </table:table-cell>
          <table:table-cell office:value-type="float" office:value="86377212073161" calcext:value-type="float">
            <text:p>86377212073161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216318451" calcext:value-type="float">
            <text:p>86377216318451</text:p>
          </table:table-cell>
          <table:table-cell office:value-type="float" office:value="86377216354451" calcext:value-type="float">
            <text:p>86377216354451</text:p>
          </table:table-cell>
          <table:table-cell office:value-type="float" office:value="86377216525741" calcext:value-type="float">
            <text:p>86377216525741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220830935" calcext:value-type="float">
            <text:p>86377220830935</text:p>
          </table:table-cell>
          <table:table-cell office:value-type="float" office:value="86377220875354" calcext:value-type="float">
            <text:p>86377220875354</text:p>
          </table:table-cell>
          <table:table-cell office:value-type="float" office:value="86377221081419" calcext:value-type="float">
            <text:p>86377221081419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225342129" calcext:value-type="float">
            <text:p>86377225342129</text:p>
          </table:table-cell>
          <table:table-cell office:value-type="float" office:value="86377225386548" calcext:value-type="float">
            <text:p>86377225386548</text:p>
          </table:table-cell>
          <table:table-cell office:value-type="float" office:value="86377225608161" calcext:value-type="float">
            <text:p>86377225608161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229854354" calcext:value-type="float">
            <text:p>86377229854354</text:p>
          </table:table-cell>
          <table:table-cell office:value-type="float" office:value="86377229897354" calcext:value-type="float">
            <text:p>86377229897354</text:p>
          </table:table-cell>
          <table:table-cell office:value-type="float" office:value="86377230106096" calcext:value-type="float">
            <text:p>86377230106096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234367096" calcext:value-type="float">
            <text:p>86377234367096</text:p>
          </table:table-cell>
          <table:table-cell office:value-type="float" office:value="86377234408903" calcext:value-type="float">
            <text:p>86377234408903</text:p>
          </table:table-cell>
          <table:table-cell office:value-type="float" office:value="86377234606709" calcext:value-type="float">
            <text:p>86377234606709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238878709" calcext:value-type="float">
            <text:p>86377238878709</text:p>
          </table:table-cell>
          <table:table-cell office:value-type="float" office:value="86377238927387" calcext:value-type="float">
            <text:p>86377238927387</text:p>
          </table:table-cell>
          <table:table-cell office:value-type="float" office:value="86377239142419" calcext:value-type="float">
            <text:p>86377239142419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243390967" calcext:value-type="float">
            <text:p>86377243390967</text:p>
          </table:table-cell>
          <table:table-cell office:value-type="float" office:value="86377243430419" calcext:value-type="float">
            <text:p>86377243430419</text:p>
          </table:table-cell>
          <table:table-cell office:value-type="float" office:value="86377243625290" calcext:value-type="float">
            <text:p>86377243625290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247904129" calcext:value-type="float">
            <text:p>86377247904129</text:p>
          </table:table-cell>
          <table:table-cell office:value-type="float" office:value="86377247947032" calcext:value-type="float">
            <text:p>86377247947032</text:p>
          </table:table-cell>
          <table:table-cell office:value-type="float" office:value="86377248152419" calcext:value-type="float">
            <text:p>86377248152419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252416225" calcext:value-type="float">
            <text:p>86377252416225</text:p>
          </table:table-cell>
          <table:table-cell office:value-type="float" office:value="86377252458870" calcext:value-type="float">
            <text:p>86377252458870</text:p>
          </table:table-cell>
          <table:table-cell office:value-type="float" office:value="86377252667580" calcext:value-type="float">
            <text:p>86377252667580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256928548" calcext:value-type="float">
            <text:p>86377256928548</text:p>
          </table:table-cell>
          <table:table-cell office:value-type="float" office:value="86377256972967" calcext:value-type="float">
            <text:p>86377256972967</text:p>
          </table:table-cell>
          <table:table-cell office:value-type="float" office:value="86377257190903" calcext:value-type="float">
            <text:p>86377257190903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261440419" calcext:value-type="float">
            <text:p>86377261440419</text:p>
          </table:table-cell>
          <table:table-cell office:value-type="float" office:value="86377261490161" calcext:value-type="float">
            <text:p>86377261490161</text:p>
          </table:table-cell>
          <table:table-cell office:value-type="float" office:value="86377261701451" calcext:value-type="float">
            <text:p>86377261701451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265952774" calcext:value-type="float">
            <text:p>86377265952774</text:p>
          </table:table-cell>
          <table:table-cell office:value-type="float" office:value="86377265995516" calcext:value-type="float">
            <text:p>86377265995516</text:p>
          </table:table-cell>
          <table:table-cell office:value-type="float" office:value="86377266201548" calcext:value-type="float">
            <text:p>86377266201548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270464193" calcext:value-type="float">
            <text:p>86377270464193</text:p>
          </table:table-cell>
          <table:table-cell office:value-type="float" office:value="86377270507129" calcext:value-type="float">
            <text:p>86377270507129</text:p>
          </table:table-cell>
          <table:table-cell office:value-type="float" office:value="86377270690354" calcext:value-type="float">
            <text:p>86377270690354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274976580" calcext:value-type="float">
            <text:p>86377274976580</text:p>
          </table:table-cell>
          <table:table-cell office:value-type="float" office:value="86377275020935" calcext:value-type="float">
            <text:p>86377275020935</text:p>
          </table:table-cell>
          <table:table-cell office:value-type="float" office:value="86377275232225" calcext:value-type="float">
            <text:p>86377275232225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279488258" calcext:value-type="float">
            <text:p>86377279488258</text:p>
          </table:table-cell>
          <table:table-cell office:value-type="float" office:value="86377279531032" calcext:value-type="float">
            <text:p>86377279531032</text:p>
          </table:table-cell>
          <table:table-cell office:value-type="float" office:value="86377279742967" calcext:value-type="float">
            <text:p>86377279742967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284000903" calcext:value-type="float">
            <text:p>86377284000903</text:p>
          </table:table-cell>
          <table:table-cell office:value-type="float" office:value="86377284045129" calcext:value-type="float">
            <text:p>86377284045129</text:p>
          </table:table-cell>
          <table:table-cell office:value-type="float" office:value="86377284267645" calcext:value-type="float">
            <text:p>86377284267645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288513354" calcext:value-type="float">
            <text:p>86377288513354</text:p>
          </table:table-cell>
          <table:table-cell office:value-type="float" office:value="86377288555903" calcext:value-type="float">
            <text:p>86377288555903</text:p>
          </table:table-cell>
          <table:table-cell office:value-type="float" office:value="86377288765838" calcext:value-type="float">
            <text:p>86377288765838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293025741" calcext:value-type="float">
            <text:p>86377293025741</text:p>
          </table:table-cell>
          <table:table-cell office:value-type="float" office:value="86377293072129" calcext:value-type="float">
            <text:p>86377293072129</text:p>
          </table:table-cell>
          <table:table-cell office:value-type="float" office:value="86377293291129" calcext:value-type="float">
            <text:p>86377293291129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297536967" calcext:value-type="float">
            <text:p>86377297536967</text:p>
          </table:table-cell>
          <table:table-cell office:value-type="float" office:value="86377297588903" calcext:value-type="float">
            <text:p>86377297588903</text:p>
          </table:table-cell>
          <table:table-cell office:value-type="float" office:value="86377297819161" calcext:value-type="float">
            <text:p>86377297819161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302050129" calcext:value-type="float">
            <text:p>86377302050129</text:p>
          </table:table-cell>
          <table:table-cell office:value-type="float" office:value="86377302089806" calcext:value-type="float">
            <text:p>86377302089806</text:p>
          </table:table-cell>
          <table:table-cell office:value-type="float" office:value="86377302279870" calcext:value-type="float">
            <text:p>86377302279870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306561193" calcext:value-type="float">
            <text:p>86377306561193</text:p>
          </table:table-cell>
          <table:table-cell office:value-type="float" office:value="86377306607096" calcext:value-type="float">
            <text:p>86377306607096</text:p>
          </table:table-cell>
          <table:table-cell office:value-type="float" office:value="86377306823774" calcext:value-type="float">
            <text:p>86377306823774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311074193" calcext:value-type="float">
            <text:p>86377311074193</text:p>
          </table:table-cell>
          <table:table-cell office:value-type="float" office:value="86377311116677" calcext:value-type="float">
            <text:p>86377311116677</text:p>
          </table:table-cell>
          <table:table-cell office:value-type="float" office:value="86377311320774" calcext:value-type="float">
            <text:p>86377311320774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315586677" calcext:value-type="float">
            <text:p>86377315586677</text:p>
          </table:table-cell>
          <table:table-cell office:value-type="float" office:value="86377315629419" calcext:value-type="float">
            <text:p>86377315629419</text:p>
          </table:table-cell>
          <table:table-cell office:value-type="float" office:value="86377315836612" calcext:value-type="float">
            <text:p>86377315836612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320098225" calcext:value-type="float">
            <text:p>86377320098225</text:p>
          </table:table-cell>
          <table:table-cell office:value-type="float" office:value="86377320143612" calcext:value-type="float">
            <text:p>86377320143612</text:p>
          </table:table-cell>
          <table:table-cell office:value-type="float" office:value="86377320346322" calcext:value-type="float">
            <text:p>86377320346322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324610161" calcext:value-type="float">
            <text:p>86377324610161</text:p>
          </table:table-cell>
          <table:table-cell office:value-type="float" office:value="86377324663870" calcext:value-type="float">
            <text:p>86377324663870</text:p>
          </table:table-cell>
          <table:table-cell office:value-type="float" office:value="86377324886612" calcext:value-type="float">
            <text:p>86377324886612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329123290" calcext:value-type="float">
            <text:p>86377329123290</text:p>
          </table:table-cell>
          <table:table-cell office:value-type="float" office:value="86377329161161" calcext:value-type="float">
            <text:p>86377329161161</text:p>
          </table:table-cell>
          <table:table-cell office:value-type="float" office:value="86377329344903" calcext:value-type="float">
            <text:p>86377329344903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333634419" calcext:value-type="float">
            <text:p>86377333634419</text:p>
          </table:table-cell>
          <table:table-cell office:value-type="float" office:value="86377333676064" calcext:value-type="float">
            <text:p>86377333676064</text:p>
          </table:table-cell>
          <table:table-cell office:value-type="float" office:value="86377333879161" calcext:value-type="float">
            <text:p>86377333879161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338147483" calcext:value-type="float">
            <text:p>86377338147483</text:p>
          </table:table-cell>
          <table:table-cell office:value-type="float" office:value="86377338208903" calcext:value-type="float">
            <text:p>86377338208903</text:p>
          </table:table-cell>
          <table:table-cell office:value-type="float" office:value="86377338449322" calcext:value-type="float">
            <text:p>86377338449322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342659225" calcext:value-type="float">
            <text:p>86377342659225</text:p>
          </table:table-cell>
          <table:table-cell office:value-type="float" office:value="86377342704645" calcext:value-type="float">
            <text:p>86377342704645</text:p>
          </table:table-cell>
          <table:table-cell office:value-type="float" office:value="86377342929677" calcext:value-type="float">
            <text:p>86377342929677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347171451" calcext:value-type="float">
            <text:p>86377347171451</text:p>
          </table:table-cell>
          <table:table-cell office:value-type="float" office:value="86377347215774" calcext:value-type="float">
            <text:p>86377347215774</text:p>
          </table:table-cell>
          <table:table-cell office:value-type="float" office:value="86377347425322" calcext:value-type="float">
            <text:p>86377347425322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351684096" calcext:value-type="float">
            <text:p>86377351684096</text:p>
          </table:table-cell>
          <table:table-cell office:value-type="float" office:value="86377351730516" calcext:value-type="float">
            <text:p>86377351730516</text:p>
          </table:table-cell>
          <table:table-cell office:value-type="float" office:value="86377351947612" calcext:value-type="float">
            <text:p>86377351947612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356196451" calcext:value-type="float">
            <text:p>86377356196451</text:p>
          </table:table-cell>
          <table:table-cell office:value-type="float" office:value="86377356236709" calcext:value-type="float">
            <text:p>86377356236709</text:p>
          </table:table-cell>
          <table:table-cell office:value-type="float" office:value="86377356434032" calcext:value-type="float">
            <text:p>86377356434032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360708322" calcext:value-type="float">
            <text:p>86377360708322</text:p>
          </table:table-cell>
          <table:table-cell office:value-type="float" office:value="86377360754935" calcext:value-type="float">
            <text:p>86377360754935</text:p>
          </table:table-cell>
          <table:table-cell office:value-type="float" office:value="86377360970741" calcext:value-type="float">
            <text:p>86377360970741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365220838" calcext:value-type="float">
            <text:p>86377365220838</text:p>
          </table:table-cell>
          <table:table-cell office:value-type="float" office:value="86377365273225" calcext:value-type="float">
            <text:p>86377365273225</text:p>
          </table:table-cell>
          <table:table-cell office:value-type="float" office:value="86377365482258" calcext:value-type="float">
            <text:p>86377365482258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369732193" calcext:value-type="float">
            <text:p>86377369732193</text:p>
          </table:table-cell>
          <table:table-cell office:value-type="float" office:value="86377369774032" calcext:value-type="float">
            <text:p>86377369774032</text:p>
          </table:table-cell>
          <table:table-cell office:value-type="float" office:value="86377369975193" calcext:value-type="float">
            <text:p>86377369975193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374243870" calcext:value-type="float">
            <text:p>86377374243870</text:p>
          </table:table-cell>
          <table:table-cell office:value-type="float" office:value="86377374289483" calcext:value-type="float">
            <text:p>86377374289483</text:p>
          </table:table-cell>
          <table:table-cell office:value-type="float" office:value="86377374510322" calcext:value-type="float">
            <text:p>86377374510322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378756677" calcext:value-type="float">
            <text:p>86377378756677</text:p>
          </table:table-cell>
          <table:table-cell office:value-type="float" office:value="86377378809322" calcext:value-type="float">
            <text:p>86377378809322</text:p>
          </table:table-cell>
          <table:table-cell office:value-type="float" office:value="86377379034645" calcext:value-type="float">
            <text:p>86377379034645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383268677" calcext:value-type="float">
            <text:p>86377383268677</text:p>
          </table:table-cell>
          <table:table-cell office:value-type="float" office:value="86377383308096" calcext:value-type="float">
            <text:p>86377383308096</text:p>
          </table:table-cell>
          <table:table-cell office:value-type="float" office:value="86377383504516" calcext:value-type="float">
            <text:p>86377383504516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387781064" calcext:value-type="float">
            <text:p>86377387781064</text:p>
          </table:table-cell>
          <table:table-cell office:value-type="float" office:value="86377387826677" calcext:value-type="float">
            <text:p>86377387826677</text:p>
          </table:table-cell>
          <table:table-cell office:value-type="float" office:value="86377388041419" calcext:value-type="float">
            <text:p>86377388041419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392293193" calcext:value-type="float">
            <text:p>86377392293193</text:p>
          </table:table-cell>
          <table:table-cell office:value-type="float" office:value="86377392336225" calcext:value-type="float">
            <text:p>86377392336225</text:p>
          </table:table-cell>
          <table:table-cell office:value-type="float" office:value="86377392542387" calcext:value-type="float">
            <text:p>86377392542387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396805258" calcext:value-type="float">
            <text:p>86377396805258</text:p>
          </table:table-cell>
          <table:table-cell office:value-type="float" office:value="86377396847193" calcext:value-type="float">
            <text:p>86377396847193</text:p>
          </table:table-cell>
          <table:table-cell office:value-type="float" office:value="86377397051225" calcext:value-type="float">
            <text:p>86377397051225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401317806" calcext:value-type="float">
            <text:p>86377401317806</text:p>
          </table:table-cell>
          <table:table-cell office:value-type="float" office:value="86377401365000" calcext:value-type="float">
            <text:p>86377401365000</text:p>
          </table:table-cell>
          <table:table-cell office:value-type="float" office:value="86377401575645" calcext:value-type="float">
            <text:p>86377401575645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405830548" calcext:value-type="float">
            <text:p>86377405830548</text:p>
          </table:table-cell>
          <table:table-cell office:value-type="float" office:value="86377405875612" calcext:value-type="float">
            <text:p>86377405875612</text:p>
          </table:table-cell>
          <table:table-cell office:value-type="float" office:value="86377406088709" calcext:value-type="float">
            <text:p>86377406088709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86377410341419" calcext:value-type="float">
            <text:p>86377410341419</text:p>
          </table:table-cell>
          <table:table-cell office:value-type="float" office:value="86377410377161" calcext:value-type="float">
            <text:p>86377410377161</text:p>
          </table:table-cell>
          <table:table-cell office:value-type="float" office:value="86377410560806" calcext:value-type="float">
            <text:p>86377410560806</text:p>
          </table:table-cell>
          <table:table-cell table:number-columns-repeated="5"/>
          <table:table-cell table:style-name="Default"/>
          <table:table-cell table:number-columns-repeated="4"/>
        </table:table-row>
      </table:table>
      <table:table table:name="1_c1" table:style-name="ta1">
        <table:table-column table:style-name="co4" table:number-columns-repeated="3" table:default-cell-style-name="Default"/>
        <table:table-column table:style-name="co2" table:number-columns-repeated="5" table:default-cell-style-name="Default"/>
        <table:table-column table:style-name="co2" table:default-cell-style-name="ce1"/>
        <table:table-row table:style-name="ro1">
          <table:table-cell office:value-type="float" office:value="86491263473645" calcext:value-type="float">
            <text:p>86491263473645</text:p>
          </table:table-cell>
          <table:table-cell office:value-type="float" office:value="86491263622129" calcext:value-type="float">
            <text:p>86491263622129</text:p>
          </table:table-cell>
          <table:table-cell office:value-type="float" office:value="86491263777032" calcext:value-type="float">
            <text:p>86491263777032</text:p>
          </table:table-cell>
          <table:table-cell/>
          <table:table-cell table:formula="of:=[.B1]-[.A1]" office:value-type="float" office:value="148484" calcext:value-type="float">
            <text:p>148484</text:p>
          </table:table-cell>
          <table:table-cell table:formula="of:=[.C1]-[.B1]" office:value-type="float" office:value="154903" calcext:value-type="float">
            <text:p>154903</text:p>
          </table:table-cell>
          <table:table-cell table:formula="of:=[.C1]-[.A1]" office:value-type="float" office:value="303387" calcext:value-type="float">
            <text:p>303387</text:p>
          </table:table-cell>
          <table:table-cell/>
          <table:table-cell table:formula="of:=[.E1]/[.G1]" office:value-type="percentage" office:value="0.489421102420341" calcext:value-type="percentage">
            <text:p>48,94 %</text:p>
          </table:table-cell>
        </table:table-row>
        <table:table-row table:style-name="ro1">
          <table:table-cell office:value-type="float" office:value="86491267986064" calcext:value-type="float">
            <text:p>86491267986064</text:p>
          </table:table-cell>
          <table:table-cell office:value-type="float" office:value="86491268080000" calcext:value-type="float">
            <text:p>86491268080000</text:p>
          </table:table-cell>
          <table:table-cell office:value-type="float" office:value="86491268201967" calcext:value-type="float">
            <text:p>86491268201967</text:p>
          </table:table-cell>
          <table:table-cell/>
          <table:table-cell table:formula="of:=[.B2]-[.A2]" office:value-type="float" office:value="93936" calcext:value-type="float">
            <text:p>93936</text:p>
          </table:table-cell>
          <table:table-cell table:formula="of:=[.C2]-[.B2]" office:value-type="float" office:value="121967" calcext:value-type="float">
            <text:p>121967</text:p>
          </table:table-cell>
          <table:table-cell table:formula="of:=[.C2]-[.A2]" office:value-type="float" office:value="215903" calcext:value-type="float">
            <text:p>215903</text:p>
          </table:table-cell>
          <table:table-cell/>
          <table:table-cell table:formula="of:=[.E2]/[.G2]" office:value-type="percentage" office:value="0.43508427395636" calcext:value-type="percentage">
            <text:p>43,51 %</text:p>
          </table:table-cell>
        </table:table-row>
        <table:table-row table:style-name="ro1">
          <table:table-cell office:value-type="float" office:value="86491272498709" calcext:value-type="float">
            <text:p>86491272498709</text:p>
          </table:table-cell>
          <table:table-cell office:value-type="float" office:value="86491272603645" calcext:value-type="float">
            <text:p>86491272603645</text:p>
          </table:table-cell>
          <table:table-cell office:value-type="float" office:value="86491272720000" calcext:value-type="float">
            <text:p>86491272720000</text:p>
          </table:table-cell>
          <table:table-cell/>
          <table:table-cell table:formula="of:=[.B3]-[.A3]" office:value-type="float" office:value="104936" calcext:value-type="float">
            <text:p>104936</text:p>
          </table:table-cell>
          <table:table-cell table:formula="of:=[.C3]-[.B3]" office:value-type="float" office:value="116355" calcext:value-type="float">
            <text:p>116355</text:p>
          </table:table-cell>
          <table:table-cell table:formula="of:=[.C3]-[.A3]" office:value-type="float" office:value="221291" calcext:value-type="float">
            <text:p>221291</text:p>
          </table:table-cell>
          <table:table-cell/>
          <table:table-cell table:formula="of:=[.E3]/[.G3]" office:value-type="percentage" office:value="0.474199131460385" calcext:value-type="percentage">
            <text:p>47,42 %</text:p>
          </table:table-cell>
        </table:table-row>
        <table:table-row table:style-name="ro1">
          <table:table-cell office:value-type="float" office:value="86491277009774" calcext:value-type="float">
            <text:p>86491277009774</text:p>
          </table:table-cell>
          <table:table-cell office:value-type="float" office:value="86491277103419" calcext:value-type="float">
            <text:p>86491277103419</text:p>
          </table:table-cell>
          <table:table-cell office:value-type="float" office:value="86491277220903" calcext:value-type="float">
            <text:p>86491277220903</text:p>
          </table:table-cell>
          <table:table-cell/>
          <table:table-cell table:formula="of:=[.B4]-[.A4]" office:value-type="float" office:value="93645" calcext:value-type="float">
            <text:p>93645</text:p>
          </table:table-cell>
          <table:table-cell table:formula="of:=[.C4]-[.B4]" office:value-type="float" office:value="117484" calcext:value-type="float">
            <text:p>117484</text:p>
          </table:table-cell>
          <table:table-cell table:formula="of:=[.C4]-[.A4]" office:value-type="float" office:value="211129" calcext:value-type="float">
            <text:p>211129</text:p>
          </table:table-cell>
          <table:table-cell/>
          <table:table-cell table:formula="of:=[.E4]/[.G4]" office:value-type="percentage" office:value="0.443543994429946" calcext:value-type="percentage">
            <text:p>44,35 %</text:p>
          </table:table-cell>
        </table:table-row>
        <table:table-row table:style-name="ro1">
          <table:table-cell office:value-type="float" office:value="86491281522483" calcext:value-type="float">
            <text:p>86491281522483</text:p>
          </table:table-cell>
          <table:table-cell office:value-type="float" office:value="86491281616903" calcext:value-type="float">
            <text:p>86491281616903</text:p>
          </table:table-cell>
          <table:table-cell office:value-type="float" office:value="86491281740225" calcext:value-type="float">
            <text:p>86491281740225</text:p>
          </table:table-cell>
          <table:table-cell/>
          <table:table-cell table:formula="of:=[.B5]-[.A5]" office:value-type="float" office:value="94420" calcext:value-type="float">
            <text:p>94420</text:p>
          </table:table-cell>
          <table:table-cell table:formula="of:=[.C5]-[.B5]" office:value-type="float" office:value="123322" calcext:value-type="float">
            <text:p>123322</text:p>
          </table:table-cell>
          <table:table-cell table:formula="of:=[.C5]-[.A5]" office:value-type="float" office:value="217742" calcext:value-type="float">
            <text:p>217742</text:p>
          </table:table-cell>
          <table:table-cell/>
          <table:table-cell table:formula="of:=[.E5]/[.G5]" office:value-type="percentage" office:value="0.433632464108899" calcext:value-type="percentage">
            <text:p>43,36 %</text:p>
          </table:table-cell>
        </table:table-row>
        <table:table-row table:style-name="ro1">
          <table:table-cell office:value-type="float" office:value="86491286034580" calcext:value-type="float">
            <text:p>86491286034580</text:p>
          </table:table-cell>
          <table:table-cell office:value-type="float" office:value="86491286130290" calcext:value-type="float">
            <text:p>86491286130290</text:p>
          </table:table-cell>
          <table:table-cell office:value-type="float" office:value="86491286367161" calcext:value-type="float">
            <text:p>86491286367161</text:p>
          </table:table-cell>
          <table:table-cell/>
          <table:table-cell table:formula="of:=[.B6]-[.A6]" office:value-type="float" office:value="95710" calcext:value-type="float">
            <text:p>95710</text:p>
          </table:table-cell>
          <table:table-cell table:formula="of:=[.C6]-[.B6]" office:value-type="float" office:value="236871" calcext:value-type="float">
            <text:p>236871</text:p>
          </table:table-cell>
          <table:table-cell table:formula="of:=[.C6]-[.A6]" office:value-type="float" office:value="332581" calcext:value-type="float">
            <text:p>332581</text:p>
          </table:table-cell>
          <table:table-cell/>
          <table:table-cell table:formula="of:=[.E6]/[.G6]" office:value-type="percentage" office:value="0.287779518372968" calcext:value-type="percentage">
            <text:p>28,78 %</text:p>
          </table:table-cell>
        </table:table-row>
        <table:table-row table:style-name="ro1">
          <table:table-cell office:value-type="float" office:value="86491290546193" calcext:value-type="float">
            <text:p>86491290546193</text:p>
          </table:table-cell>
          <table:table-cell office:value-type="float" office:value="86491290665741" calcext:value-type="float">
            <text:p>86491290665741</text:p>
          </table:table-cell>
          <table:table-cell office:value-type="float" office:value="86491291011838" calcext:value-type="float">
            <text:p>86491291011838</text:p>
          </table:table-cell>
          <table:table-cell/>
          <table:table-cell table:formula="of:=[.B7]-[.A7]" office:value-type="float" office:value="119548" calcext:value-type="float">
            <text:p>119548</text:p>
          </table:table-cell>
          <table:table-cell table:formula="of:=[.C7]-[.B7]" office:value-type="float" office:value="346097" calcext:value-type="float">
            <text:p>346097</text:p>
          </table:table-cell>
          <table:table-cell table:formula="of:=[.C7]-[.A7]" office:value-type="float" office:value="465645" calcext:value-type="float">
            <text:p>465645</text:p>
          </table:table-cell>
          <table:table-cell/>
          <table:table-cell table:formula="of:=[.E7]/[.G7]" office:value-type="percentage" office:value="0.256736354948512" calcext:value-type="percentage">
            <text:p>25,67 %</text:p>
          </table:table-cell>
        </table:table-row>
        <table:table-row table:style-name="ro1">
          <table:table-cell office:value-type="float" office:value="86491295059516" calcext:value-type="float">
            <text:p>86491295059516</text:p>
          </table:table-cell>
          <table:table-cell office:value-type="float" office:value="86491295155193" calcext:value-type="float">
            <text:p>86491295155193</text:p>
          </table:table-cell>
          <table:table-cell office:value-type="float" office:value="86491295318645" calcext:value-type="float">
            <text:p>86491295318645</text:p>
          </table:table-cell>
          <table:table-cell/>
          <table:table-cell table:formula="of:=[.B8]-[.A8]" office:value-type="float" office:value="95677" calcext:value-type="float">
            <text:p>95677</text:p>
          </table:table-cell>
          <table:table-cell table:formula="of:=[.C8]-[.B8]" office:value-type="float" office:value="163452" calcext:value-type="float">
            <text:p>163452</text:p>
          </table:table-cell>
          <table:table-cell table:formula="of:=[.C8]-[.A8]" office:value-type="float" office:value="259129" calcext:value-type="float">
            <text:p>259129</text:p>
          </table:table-cell>
          <table:table-cell/>
          <table:table-cell table:formula="of:=[.E8]/[.G8]" office:value-type="percentage" office:value="0.369225366516291" calcext:value-type="percentage">
            <text:p>36,92 %</text:p>
          </table:table-cell>
        </table:table-row>
        <table:table-row table:style-name="ro1">
          <table:table-cell office:value-type="float" office:value="86491299570838" calcext:value-type="float">
            <text:p>86491299570838</text:p>
          </table:table-cell>
          <table:table-cell office:value-type="float" office:value="86491299667032" calcext:value-type="float">
            <text:p>86491299667032</text:p>
          </table:table-cell>
          <table:table-cell office:value-type="float" office:value="86491299816741" calcext:value-type="float">
            <text:p>86491299816741</text:p>
          </table:table-cell>
          <table:table-cell/>
          <table:table-cell table:formula="of:=[.B9]-[.A9]" office:value-type="float" office:value="96194" calcext:value-type="float">
            <text:p>96194</text:p>
          </table:table-cell>
          <table:table-cell table:formula="of:=[.C9]-[.B9]" office:value-type="float" office:value="149709" calcext:value-type="float">
            <text:p>149709</text:p>
          </table:table-cell>
          <table:table-cell table:formula="of:=[.C9]-[.A9]" office:value-type="float" office:value="245903" calcext:value-type="float">
            <text:p>245903</text:p>
          </table:table-cell>
          <table:table-cell/>
          <table:table-cell table:formula="of:=[.E9]/[.G9]" office:value-type="percentage" office:value="0.391186768766546" calcext:value-type="percentage">
            <text:p>39,12 %</text:p>
          </table:table-cell>
        </table:table-row>
        <table:table-row table:style-name="ro1">
          <table:table-cell office:value-type="float" office:value="86491304083064" calcext:value-type="float">
            <text:p>86491304083064</text:p>
          </table:table-cell>
          <table:table-cell office:value-type="float" office:value="86491304179516" calcext:value-type="float">
            <text:p>86491304179516</text:p>
          </table:table-cell>
          <table:table-cell office:value-type="float" office:value="86491304300483" calcext:value-type="float">
            <text:p>86491304300483</text:p>
          </table:table-cell>
          <table:table-cell/>
          <table:table-cell table:formula="of:=[.B10]-[.A10]" office:value-type="float" office:value="96452" calcext:value-type="float">
            <text:p>96452</text:p>
          </table:table-cell>
          <table:table-cell table:formula="of:=[.C10]-[.B10]" office:value-type="float" office:value="120967" calcext:value-type="float">
            <text:p>120967</text:p>
          </table:table-cell>
          <table:table-cell table:formula="of:=[.C10]-[.A10]" office:value-type="float" office:value="217419" calcext:value-type="float">
            <text:p>217419</text:p>
          </table:table-cell>
          <table:table-cell/>
          <table:table-cell table:formula="of:=[.E10]/[.G10]" office:value-type="percentage" office:value="0.443622682470253" calcext:value-type="percentage">
            <text:p>44,36 %</text:p>
          </table:table-cell>
        </table:table-row>
        <table:table-row table:style-name="ro1">
          <table:table-cell office:value-type="float" office:value="86491308595677" calcext:value-type="float">
            <text:p>86491308595677</text:p>
          </table:table-cell>
          <table:table-cell office:value-type="float" office:value="86491308691096" calcext:value-type="float">
            <text:p>86491308691096</text:p>
          </table:table-cell>
          <table:table-cell office:value-type="float" office:value="86491308925419" calcext:value-type="float">
            <text:p>86491308925419</text:p>
          </table:table-cell>
          <table:table-cell/>
          <table:table-cell table:formula="of:=[.B11]-[.A11]" office:value-type="float" office:value="95419" calcext:value-type="float">
            <text:p>95419</text:p>
          </table:table-cell>
          <table:table-cell table:formula="of:=[.C11]-[.B11]" office:value-type="float" office:value="234323" calcext:value-type="float">
            <text:p>234323</text:p>
          </table:table-cell>
          <table:table-cell table:formula="of:=[.C11]-[.A11]" office:value-type="float" office:value="329742" calcext:value-type="float">
            <text:p>329742</text:p>
          </table:table-cell>
          <table:table-cell/>
          <table:table-cell table:formula="of:=[.E11]/[.G11]" office:value-type="percentage" office:value="0.289374723268495" calcext:value-type="percentage">
            <text:p>28,94 %</text:p>
          </table:table-cell>
        </table:table-row>
        <table:table-row table:style-name="ro1">
          <table:table-cell office:value-type="float" office:value="86491313107612" calcext:value-type="float">
            <text:p>86491313107612</text:p>
          </table:table-cell>
          <table:table-cell office:value-type="float" office:value="86491313209709" calcext:value-type="float">
            <text:p>86491313209709</text:p>
          </table:table-cell>
          <table:table-cell office:value-type="float" office:value="86491313333129" calcext:value-type="float">
            <text:p>86491313333129</text:p>
          </table:table-cell>
          <table:table-cell/>
          <table:table-cell table:formula="of:=[.B12]-[.A12]" office:value-type="float" office:value="102097" calcext:value-type="float">
            <text:p>102097</text:p>
          </table:table-cell>
          <table:table-cell table:formula="of:=[.C12]-[.B12]" office:value-type="float" office:value="123420" calcext:value-type="float">
            <text:p>123420</text:p>
          </table:table-cell>
          <table:table-cell table:formula="of:=[.C12]-[.A12]" office:value-type="float" office:value="225517" calcext:value-type="float">
            <text:p>225517</text:p>
          </table:table-cell>
          <table:table-cell/>
          <table:table-cell table:formula="of:=[.E12]/[.G12]" office:value-type="percentage" office:value="0.452724184872981" calcext:value-type="percentage">
            <text:p>45,27 %</text:p>
          </table:table-cell>
        </table:table-row>
        <table:table-row table:style-name="ro1">
          <table:table-cell office:value-type="float" office:value="86491317619580" calcext:value-type="float">
            <text:p>86491317619580</text:p>
          </table:table-cell>
          <table:table-cell office:value-type="float" office:value="86491317715548" calcext:value-type="float">
            <text:p>86491317715548</text:p>
          </table:table-cell>
          <table:table-cell office:value-type="float" office:value="86491317944741" calcext:value-type="float">
            <text:p>86491317944741</text:p>
          </table:table-cell>
          <table:table-cell/>
          <table:table-cell table:formula="of:=[.B13]-[.A13]" office:value-type="float" office:value="95968" calcext:value-type="float">
            <text:p>95968</text:p>
          </table:table-cell>
          <table:table-cell table:formula="of:=[.C13]-[.B13]" office:value-type="float" office:value="229193" calcext:value-type="float">
            <text:p>229193</text:p>
          </table:table-cell>
          <table:table-cell table:formula="of:=[.C13]-[.A13]" office:value-type="float" office:value="325161" calcext:value-type="float">
            <text:p>325161</text:p>
          </table:table-cell>
          <table:table-cell/>
          <table:table-cell table:formula="of:=[.E13]/[.G13]" office:value-type="percentage" office:value="0.295139946057491" calcext:value-type="percentage">
            <text:p>29,51 %</text:p>
          </table:table-cell>
        </table:table-row>
        <table:table-row table:style-name="ro1">
          <table:table-cell office:value-type="float" office:value="86491322131096" calcext:value-type="float">
            <text:p>86491322131096</text:p>
          </table:table-cell>
          <table:table-cell office:value-type="float" office:value="86491322233903" calcext:value-type="float">
            <text:p>86491322233903</text:p>
          </table:table-cell>
          <table:table-cell office:value-type="float" office:value="86491322356161" calcext:value-type="float">
            <text:p>86491322356161</text:p>
          </table:table-cell>
          <table:table-cell/>
          <table:table-cell table:formula="of:=[.B14]-[.A14]" office:value-type="float" office:value="102807" calcext:value-type="float">
            <text:p>102807</text:p>
          </table:table-cell>
          <table:table-cell table:formula="of:=[.C14]-[.B14]" office:value-type="float" office:value="122258" calcext:value-type="float">
            <text:p>122258</text:p>
          </table:table-cell>
          <table:table-cell table:formula="of:=[.C14]-[.A14]" office:value-type="float" office:value="225065" calcext:value-type="float">
            <text:p>225065</text:p>
          </table:table-cell>
          <table:table-cell/>
          <table:table-cell table:formula="of:=[.E14]/[.G14]" office:value-type="percentage" office:value="0.456788039010952" calcext:value-type="percentage">
            <text:p>45,68 %</text:p>
          </table:table-cell>
        </table:table-row>
        <table:table-row table:style-name="ro1">
          <table:table-cell office:value-type="float" office:value="86491326644516" calcext:value-type="float">
            <text:p>86491326644516</text:p>
          </table:table-cell>
          <table:table-cell office:value-type="float" office:value="86491326738580" calcext:value-type="float">
            <text:p>86491326738580</text:p>
          </table:table-cell>
          <table:table-cell office:value-type="float" office:value="86491326857935" calcext:value-type="float">
            <text:p>86491326857935</text:p>
          </table:table-cell>
          <table:table-cell/>
          <table:table-cell table:formula="of:=[.B15]-[.A15]" office:value-type="float" office:value="94064" calcext:value-type="float">
            <text:p>94064</text:p>
          </table:table-cell>
          <table:table-cell table:formula="of:=[.C15]-[.B15]" office:value-type="float" office:value="119355" calcext:value-type="float">
            <text:p>119355</text:p>
          </table:table-cell>
          <table:table-cell table:formula="of:=[.C15]-[.A15]" office:value-type="float" office:value="213419" calcext:value-type="float">
            <text:p>213419</text:p>
          </table:table-cell>
          <table:table-cell/>
          <table:table-cell table:formula="of:=[.E15]/[.G15]" office:value-type="percentage" office:value="0.440748012126381" calcext:value-type="percentage">
            <text:p>44,07 %</text:p>
          </table:table-cell>
        </table:table-row>
        <table:table-row table:style-name="ro1">
          <table:table-cell office:value-type="float" office:value="86491331156612" calcext:value-type="float">
            <text:p>86491331156612</text:p>
          </table:table-cell>
          <table:table-cell office:value-type="float" office:value="86491331273709" calcext:value-type="float">
            <text:p>86491331273709</text:p>
          </table:table-cell>
          <table:table-cell office:value-type="float" office:value="86491331390032" calcext:value-type="float">
            <text:p>86491331390032</text:p>
          </table:table-cell>
          <table:table-cell/>
          <table:table-cell table:formula="of:=[.B16]-[.A16]" office:value-type="float" office:value="117097" calcext:value-type="float">
            <text:p>117097</text:p>
          </table:table-cell>
          <table:table-cell table:formula="of:=[.C16]-[.B16]" office:value-type="float" office:value="116323" calcext:value-type="float">
            <text:p>116323</text:p>
          </table:table-cell>
          <table:table-cell table:formula="of:=[.C16]-[.A16]" office:value-type="float" office:value="233420" calcext:value-type="float">
            <text:p>233420</text:p>
          </table:table-cell>
          <table:table-cell/>
          <table:table-cell table:formula="of:=[.E16]/[.G16]" office:value-type="percentage" office:value="0.501657955616485" calcext:value-type="percentage">
            <text:p>50,17 %</text:p>
          </table:table-cell>
        </table:table-row>
        <table:table-row table:style-name="ro1">
          <table:table-cell office:value-type="float" office:value="86491335668419" calcext:value-type="float">
            <text:p>86491335668419</text:p>
          </table:table-cell>
          <table:table-cell office:value-type="float" office:value="86491335761451" calcext:value-type="float">
            <text:p>86491335761451</text:p>
          </table:table-cell>
          <table:table-cell office:value-type="float" office:value="86491335880967" calcext:value-type="float">
            <text:p>86491335880967</text:p>
          </table:table-cell>
          <table:table-cell/>
          <table:table-cell table:formula="of:=[.B17]-[.A17]" office:value-type="float" office:value="93032" calcext:value-type="float">
            <text:p>93032</text:p>
          </table:table-cell>
          <table:table-cell table:formula="of:=[.C17]-[.B17]" office:value-type="float" office:value="119516" calcext:value-type="float">
            <text:p>119516</text:p>
          </table:table-cell>
          <table:table-cell table:formula="of:=[.C17]-[.A17]" office:value-type="float" office:value="212548" calcext:value-type="float">
            <text:p>212548</text:p>
          </table:table-cell>
          <table:table-cell/>
          <table:table-cell table:formula="of:=[.E17]/[.G17]" office:value-type="percentage" office:value="0.437698778628827" calcext:value-type="percentage">
            <text:p>43,77 %</text:p>
          </table:table-cell>
        </table:table-row>
        <table:table-row table:style-name="ro1">
          <table:table-cell office:value-type="float" office:value="86491340180129" calcext:value-type="float">
            <text:p>86491340180129</text:p>
          </table:table-cell>
          <table:table-cell office:value-type="float" office:value="86491340338419" calcext:value-type="float">
            <text:p>86491340338419</text:p>
          </table:table-cell>
          <table:table-cell office:value-type="float" office:value="86491340477903" calcext:value-type="float">
            <text:p>86491340477903</text:p>
          </table:table-cell>
          <table:table-cell/>
          <table:table-cell table:formula="of:=[.B18]-[.A18]" office:value-type="float" office:value="158290" calcext:value-type="float">
            <text:p>158290</text:p>
          </table:table-cell>
          <table:table-cell table:formula="of:=[.C18]-[.B18]" office:value-type="float" office:value="139484" calcext:value-type="float">
            <text:p>139484</text:p>
          </table:table-cell>
          <table:table-cell table:formula="of:=[.C18]-[.A18]" office:value-type="float" office:value="297774" calcext:value-type="float">
            <text:p>297774</text:p>
          </table:table-cell>
          <table:table-cell/>
          <table:table-cell table:formula="of:=[.E18]/[.G18]" office:value-type="percentage" office:value="0.531577639417814" calcext:value-type="percentage">
            <text:p>53,16 %</text:p>
          </table:table-cell>
        </table:table-row>
        <table:table-row table:style-name="ro1">
          <table:table-cell office:value-type="float" office:value="86491344692774" calcext:value-type="float">
            <text:p>86491344692774</text:p>
          </table:table-cell>
          <table:table-cell office:value-type="float" office:value="86491344788483" calcext:value-type="float">
            <text:p>86491344788483</text:p>
          </table:table-cell>
          <table:table-cell office:value-type="float" office:value="86491345026548" calcext:value-type="float">
            <text:p>86491345026548</text:p>
          </table:table-cell>
          <table:table-cell/>
          <table:table-cell table:formula="of:=[.B19]-[.A19]" office:value-type="float" office:value="95709" calcext:value-type="float">
            <text:p>95709</text:p>
          </table:table-cell>
          <table:table-cell table:formula="of:=[.C19]-[.B19]" office:value-type="float" office:value="238065" calcext:value-type="float">
            <text:p>238065</text:p>
          </table:table-cell>
          <table:table-cell table:formula="of:=[.C19]-[.A19]" office:value-type="float" office:value="333774" calcext:value-type="float">
            <text:p>333774</text:p>
          </table:table-cell>
          <table:table-cell/>
          <table:table-cell table:formula="of:=[.E19]/[.G19]" office:value-type="percentage" office:value="0.28674791925075" calcext:value-type="percentage">
            <text:p>28,67 %</text:p>
          </table:table-cell>
        </table:table-row>
        <table:table-row table:style-name="ro1">
          <table:table-cell office:value-type="float" office:value="86491349204870" calcext:value-type="float">
            <text:p>86491349204870</text:p>
          </table:table-cell>
          <table:table-cell office:value-type="float" office:value="86491349301548" calcext:value-type="float">
            <text:p>86491349301548</text:p>
          </table:table-cell>
          <table:table-cell office:value-type="float" office:value="86491349592580" calcext:value-type="float">
            <text:p>86491349592580</text:p>
          </table:table-cell>
          <table:table-cell/>
          <table:table-cell table:formula="of:=[.B20]-[.A20]" office:value-type="float" office:value="96678" calcext:value-type="float">
            <text:p>96678</text:p>
          </table:table-cell>
          <table:table-cell table:formula="of:=[.C20]-[.B20]" office:value-type="float" office:value="291032" calcext:value-type="float">
            <text:p>291032</text:p>
          </table:table-cell>
          <table:table-cell table:formula="of:=[.C20]-[.A20]" office:value-type="float" office:value="387710" calcext:value-type="float">
            <text:p>387710</text:p>
          </table:table-cell>
          <table:table-cell/>
          <table:table-cell table:formula="of:=[.E20]/[.G20]" office:value-type="percentage" office:value="0.249356477779784" calcext:value-type="percentage">
            <text:p>24,94 %</text:p>
          </table:table-cell>
        </table:table-row>
        <table:table-row table:style-name="ro1">
          <table:table-cell office:value-type="float" office:value="86491353717903" calcext:value-type="float">
            <text:p>86491353717903</text:p>
          </table:table-cell>
          <table:table-cell office:value-type="float" office:value="86491353813935" calcext:value-type="float">
            <text:p>86491353813935</text:p>
          </table:table-cell>
          <table:table-cell office:value-type="float" office:value="86491353928870" calcext:value-type="float">
            <text:p>86491353928870</text:p>
          </table:table-cell>
          <table:table-cell/>
          <table:table-cell table:formula="of:=[.B21]-[.A21]" office:value-type="float" office:value="96032" calcext:value-type="float">
            <text:p>96032</text:p>
          </table:table-cell>
          <table:table-cell table:formula="of:=[.C21]-[.B21]" office:value-type="float" office:value="114935" calcext:value-type="float">
            <text:p>114935</text:p>
          </table:table-cell>
          <table:table-cell table:formula="of:=[.C21]-[.A21]" office:value-type="float" office:value="210967" calcext:value-type="float">
            <text:p>210967</text:p>
          </table:table-cell>
          <table:table-cell/>
          <table:table-cell table:formula="of:=[.E21]/[.G21]" office:value-type="percentage" office:value="0.455199154370115" calcext:value-type="percentage">
            <text:p>45,52 %</text:p>
          </table:table-cell>
        </table:table-row>
        <table:table-row table:style-name="ro1">
          <table:table-cell office:value-type="float" office:value="86491358230129" calcext:value-type="float">
            <text:p>86491358230129</text:p>
          </table:table-cell>
          <table:table-cell office:value-type="float" office:value="86491358324548" calcext:value-type="float">
            <text:p>86491358324548</text:p>
          </table:table-cell>
          <table:table-cell office:value-type="float" office:value="86491358443290" calcext:value-type="float">
            <text:p>86491358443290</text:p>
          </table:table-cell>
          <table:table-cell/>
          <table:table-cell table:formula="of:=[.B22]-[.A22]" office:value-type="float" office:value="94419" calcext:value-type="float">
            <text:p>94419</text:p>
          </table:table-cell>
          <table:table-cell table:formula="of:=[.C22]-[.B22]" office:value-type="float" office:value="118742" calcext:value-type="float">
            <text:p>118742</text:p>
          </table:table-cell>
          <table:table-cell table:formula="of:=[.C22]-[.A22]" office:value-type="float" office:value="213161" calcext:value-type="float">
            <text:p>213161</text:p>
          </table:table-cell>
          <table:table-cell/>
          <table:table-cell table:formula="of:=[.E22]/[.G22]" office:value-type="percentage" office:value="0.442946880526926" calcext:value-type="percentage">
            <text:p>44,29 %</text:p>
          </table:table-cell>
        </table:table-row>
        <table:table-row table:style-name="ro1">
          <table:table-cell office:value-type="float" office:value="86491362741741" calcext:value-type="float">
            <text:p>86491362741741</text:p>
          </table:table-cell>
          <table:table-cell office:value-type="float" office:value="86491362836000" calcext:value-type="float">
            <text:p>86491362836000</text:p>
          </table:table-cell>
          <table:table-cell office:value-type="float" office:value="86491362954935" calcext:value-type="float">
            <text:p>86491362954935</text:p>
          </table:table-cell>
          <table:table-cell/>
          <table:table-cell table:formula="of:=[.B23]-[.A23]" office:value-type="float" office:value="94259" calcext:value-type="float">
            <text:p>94259</text:p>
          </table:table-cell>
          <table:table-cell table:formula="of:=[.C23]-[.B23]" office:value-type="float" office:value="118935" calcext:value-type="float">
            <text:p>118935</text:p>
          </table:table-cell>
          <table:table-cell table:formula="of:=[.C23]-[.A23]" office:value-type="float" office:value="213194" calcext:value-type="float">
            <text:p>213194</text:p>
          </table:table-cell>
          <table:table-cell/>
          <table:table-cell table:formula="of:=[.E23]/[.G23]" office:value-type="percentage" office:value="0.442127827237164" calcext:value-type="percentage">
            <text:p>44,21 %</text:p>
          </table:table-cell>
        </table:table-row>
        <table:table-row table:style-name="ro1">
          <table:table-cell office:value-type="float" office:value="86491367254258" calcext:value-type="float">
            <text:p>86491367254258</text:p>
          </table:table-cell>
          <table:table-cell office:value-type="float" office:value="86491367349032" calcext:value-type="float">
            <text:p>86491367349032</text:p>
          </table:table-cell>
          <table:table-cell office:value-type="float" office:value="86491367582129" calcext:value-type="float">
            <text:p>86491367582129</text:p>
          </table:table-cell>
          <table:table-cell/>
          <table:table-cell table:formula="of:=[.B24]-[.A24]" office:value-type="float" office:value="94774" calcext:value-type="float">
            <text:p>94774</text:p>
          </table:table-cell>
          <table:table-cell table:formula="of:=[.C24]-[.B24]" office:value-type="float" office:value="233097" calcext:value-type="float">
            <text:p>233097</text:p>
          </table:table-cell>
          <table:table-cell table:formula="of:=[.C24]-[.A24]" office:value-type="float" office:value="327871" calcext:value-type="float">
            <text:p>327871</text:p>
          </table:table-cell>
          <table:table-cell/>
          <table:table-cell table:formula="of:=[.E24]/[.G24]" office:value-type="percentage" office:value="0.289058806664816" calcext:value-type="percentage">
            <text:p>28,91 %</text:p>
          </table:table-cell>
        </table:table-row>
        <table:table-row table:style-name="ro1">
          <table:table-cell office:value-type="float" office:value="86491371765774" calcext:value-type="float">
            <text:p>86491371765774</text:p>
          </table:table-cell>
          <table:table-cell office:value-type="float" office:value="86491371880387" calcext:value-type="float">
            <text:p>86491371880387</text:p>
          </table:table-cell>
          <table:table-cell office:value-type="float" office:value="86491372006967" calcext:value-type="float">
            <text:p>86491372006967</text:p>
          </table:table-cell>
          <table:table-cell/>
          <table:table-cell table:formula="of:=[.B25]-[.A25]" office:value-type="float" office:value="114613" calcext:value-type="float">
            <text:p>114613</text:p>
          </table:table-cell>
          <table:table-cell table:formula="of:=[.C25]-[.B25]" office:value-type="float" office:value="126580" calcext:value-type="float">
            <text:p>126580</text:p>
          </table:table-cell>
          <table:table-cell table:formula="of:=[.C25]-[.A25]" office:value-type="float" office:value="241193" calcext:value-type="float">
            <text:p>241193</text:p>
          </table:table-cell>
          <table:table-cell/>
          <table:table-cell table:formula="of:=[.E25]/[.G25]" office:value-type="percentage" office:value="0.475192066104738" calcext:value-type="percentage">
            <text:p>47,52 %</text:p>
          </table:table-cell>
        </table:table-row>
        <table:table-row table:style-name="ro1">
          <table:table-cell office:value-type="float" office:value="86491376277419" calcext:value-type="float">
            <text:p>86491376277419</text:p>
          </table:table-cell>
          <table:table-cell office:value-type="float" office:value="86491376389741" calcext:value-type="float">
            <text:p>86491376389741</text:p>
          </table:table-cell>
          <table:table-cell office:value-type="float" office:value="86491376537096" calcext:value-type="float">
            <text:p>86491376537096</text:p>
          </table:table-cell>
          <table:table-cell/>
          <table:table-cell table:formula="of:=[.B26]-[.A26]" office:value-type="float" office:value="112322" calcext:value-type="float">
            <text:p>112322</text:p>
          </table:table-cell>
          <table:table-cell table:formula="of:=[.C26]-[.B26]" office:value-type="float" office:value="147355" calcext:value-type="float">
            <text:p>147355</text:p>
          </table:table-cell>
          <table:table-cell table:formula="of:=[.C26]-[.A26]" office:value-type="float" office:value="259677" calcext:value-type="float">
            <text:p>259677</text:p>
          </table:table-cell>
          <table:table-cell/>
          <table:table-cell table:formula="of:=[.E26]/[.G26]" office:value-type="percentage" office:value="0.432545046346038" calcext:value-type="percentage">
            <text:p>43,25 %</text:p>
          </table:table-cell>
        </table:table-row>
        <table:table-row table:style-name="ro1">
          <table:table-cell office:value-type="float" office:value="86491380790709" calcext:value-type="float">
            <text:p>86491380790709</text:p>
          </table:table-cell>
          <table:table-cell office:value-type="float" office:value="86491380885548" calcext:value-type="float">
            <text:p>86491380885548</text:p>
          </table:table-cell>
          <table:table-cell office:value-type="float" office:value="86491381003096" calcext:value-type="float">
            <text:p>86491381003096</text:p>
          </table:table-cell>
          <table:table-cell/>
          <table:table-cell table:formula="of:=[.B27]-[.A27]" office:value-type="float" office:value="94839" calcext:value-type="float">
            <text:p>94839</text:p>
          </table:table-cell>
          <table:table-cell table:formula="of:=[.C27]-[.B27]" office:value-type="float" office:value="117548" calcext:value-type="float">
            <text:p>117548</text:p>
          </table:table-cell>
          <table:table-cell table:formula="of:=[.C27]-[.A27]" office:value-type="float" office:value="212387" calcext:value-type="float">
            <text:p>212387</text:p>
          </table:table-cell>
          <table:table-cell/>
          <table:table-cell table:formula="of:=[.E27]/[.G27]" office:value-type="percentage" office:value="0.446538629953811" calcext:value-type="percentage">
            <text:p>44,65 %</text:p>
          </table:table-cell>
        </table:table-row>
        <table:table-row table:style-name="ro1">
          <table:table-cell office:value-type="float" office:value="86491385303032" calcext:value-type="float">
            <text:p>86491385303032</text:p>
          </table:table-cell>
          <table:table-cell office:value-type="float" office:value="86491385397677" calcext:value-type="float">
            <text:p>86491385397677</text:p>
          </table:table-cell>
          <table:table-cell office:value-type="float" office:value="86491385515161" calcext:value-type="float">
            <text:p>86491385515161</text:p>
          </table:table-cell>
          <table:table-cell/>
          <table:table-cell table:formula="of:=[.B28]-[.A28]" office:value-type="float" office:value="94645" calcext:value-type="float">
            <text:p>94645</text:p>
          </table:table-cell>
          <table:table-cell table:formula="of:=[.C28]-[.B28]" office:value-type="float" office:value="117484" calcext:value-type="float">
            <text:p>117484</text:p>
          </table:table-cell>
          <table:table-cell table:formula="of:=[.C28]-[.A28]" office:value-type="float" office:value="212129" calcext:value-type="float">
            <text:p>212129</text:p>
          </table:table-cell>
          <table:table-cell/>
          <table:table-cell table:formula="of:=[.E28]/[.G28]" office:value-type="percentage" office:value="0.446167190718855" calcext:value-type="percentage">
            <text:p>44,62 %</text:p>
          </table:table-cell>
        </table:table-row>
        <table:table-row table:style-name="ro1">
          <table:table-cell office:value-type="float" office:value="86491389814483" calcext:value-type="float">
            <text:p>86491389814483</text:p>
          </table:table-cell>
          <table:table-cell office:value-type="float" office:value="86491389909870" calcext:value-type="float">
            <text:p>86491389909870</text:p>
          </table:table-cell>
          <table:table-cell office:value-type="float" office:value="86491390248677" calcext:value-type="float">
            <text:p>86491390248677</text:p>
          </table:table-cell>
          <table:table-cell/>
          <table:table-cell table:formula="of:=[.B29]-[.A29]" office:value-type="float" office:value="95387" calcext:value-type="float">
            <text:p>95387</text:p>
          </table:table-cell>
          <table:table-cell table:formula="of:=[.C29]-[.B29]" office:value-type="float" office:value="338807" calcext:value-type="float">
            <text:p>338807</text:p>
          </table:table-cell>
          <table:table-cell table:formula="of:=[.C29]-[.A29]" office:value-type="float" office:value="434194" calcext:value-type="float">
            <text:p>434194</text:p>
          </table:table-cell>
          <table:table-cell/>
          <table:table-cell table:formula="of:=[.E29]/[.G29]" office:value-type="percentage" office:value="0.219687512955038" calcext:value-type="percentage">
            <text:p>21,97 %</text:p>
          </table:table-cell>
        </table:table-row>
        <table:table-row table:style-name="ro1">
          <table:table-cell office:value-type="float" office:value="86491394326580" calcext:value-type="float">
            <text:p>86491394326580</text:p>
          </table:table-cell>
          <table:table-cell office:value-type="float" office:value="86491394420935" calcext:value-type="float">
            <text:p>86491394420935</text:p>
          </table:table-cell>
          <table:table-cell office:value-type="float" office:value="86491394535838" calcext:value-type="float">
            <text:p>86491394535838</text:p>
          </table:table-cell>
          <table:table-cell/>
          <table:table-cell table:formula="of:=[.B30]-[.A30]" office:value-type="float" office:value="94355" calcext:value-type="float">
            <text:p>94355</text:p>
          </table:table-cell>
          <table:table-cell table:formula="of:=[.C30]-[.B30]" office:value-type="float" office:value="114903" calcext:value-type="float">
            <text:p>114903</text:p>
          </table:table-cell>
          <table:table-cell table:formula="of:=[.C30]-[.A30]" office:value-type="float" office:value="209258" calcext:value-type="float">
            <text:p>209258</text:p>
          </table:table-cell>
          <table:table-cell/>
          <table:table-cell table:formula="of:=[.E30]/[.G30]" office:value-type="percentage" office:value="0.450902713396859" calcext:value-type="percentage">
            <text:p>45,09 %</text:p>
          </table:table-cell>
        </table:table-row>
        <table:table-row table:style-name="ro1">
          <table:table-cell office:value-type="float" office:value="86491398839258" calcext:value-type="float">
            <text:p>86491398839258</text:p>
          </table:table-cell>
          <table:table-cell office:value-type="float" office:value="86491398943354" calcext:value-type="float">
            <text:p>86491398943354</text:p>
          </table:table-cell>
          <table:table-cell office:value-type="float" office:value="86491399173645" calcext:value-type="float">
            <text:p>86491399173645</text:p>
          </table:table-cell>
          <table:table-cell/>
          <table:table-cell table:formula="of:=[.B31]-[.A31]" office:value-type="float" office:value="104096" calcext:value-type="float">
            <text:p>104096</text:p>
          </table:table-cell>
          <table:table-cell table:formula="of:=[.C31]-[.B31]" office:value-type="float" office:value="230291" calcext:value-type="float">
            <text:p>230291</text:p>
          </table:table-cell>
          <table:table-cell table:formula="of:=[.C31]-[.A31]" office:value-type="float" office:value="334387" calcext:value-type="float">
            <text:p>334387</text:p>
          </table:table-cell>
          <table:table-cell/>
          <table:table-cell table:formula="of:=[.E31]/[.G31]" office:value-type="percentage" office:value="0.311303968156657" calcext:value-type="percentage">
            <text:p>31,13 %</text:p>
          </table:table-cell>
        </table:table-row>
        <table:table-row table:style-name="ro1">
          <table:table-cell office:value-type="float" office:value="86491403351290" calcext:value-type="float">
            <text:p>86491403351290</text:p>
          </table:table-cell>
          <table:table-cell office:value-type="float" office:value="86491403468709" calcext:value-type="float">
            <text:p>86491403468709</text:p>
          </table:table-cell>
          <table:table-cell office:value-type="float" office:value="86491403643387" calcext:value-type="float">
            <text:p>86491403643387</text:p>
          </table:table-cell>
          <table:table-cell/>
          <table:table-cell table:formula="of:=[.B32]-[.A32]" office:value-type="float" office:value="117419" calcext:value-type="float">
            <text:p>117419</text:p>
          </table:table-cell>
          <table:table-cell table:formula="of:=[.C32]-[.B32]" office:value-type="float" office:value="174678" calcext:value-type="float">
            <text:p>174678</text:p>
          </table:table-cell>
          <table:table-cell table:formula="of:=[.C32]-[.A32]" office:value-type="float" office:value="292097" calcext:value-type="float">
            <text:p>292097</text:p>
          </table:table-cell>
          <table:table-cell/>
          <table:table-cell table:formula="of:=[.E32]/[.G32]" office:value-type="percentage" office:value="0.401986326460046" calcext:value-type="percentage">
            <text:p>40,20 %</text:p>
          </table:table-cell>
        </table:table-row>
        <table:table-row table:style-name="ro1">
          <table:table-cell office:value-type="float" office:value="86491407863225" calcext:value-type="float">
            <text:p>86491407863225</text:p>
          </table:table-cell>
          <table:table-cell office:value-type="float" office:value="86491407959096" calcext:value-type="float">
            <text:p>86491407959096</text:p>
          </table:table-cell>
          <table:table-cell office:value-type="float" office:value="86491408079096" calcext:value-type="float">
            <text:p>86491408079096</text:p>
          </table:table-cell>
          <table:table-cell/>
          <table:table-cell table:formula="of:=[.B33]-[.A33]" office:value-type="float" office:value="95871" calcext:value-type="float">
            <text:p>95871</text:p>
          </table:table-cell>
          <table:table-cell table:formula="of:=[.C33]-[.B33]" office:value-type="float" office:value="120000" calcext:value-type="float">
            <text:p>120000</text:p>
          </table:table-cell>
          <table:table-cell table:formula="of:=[.C33]-[.A33]" office:value-type="float" office:value="215871" calcext:value-type="float">
            <text:p>215871</text:p>
          </table:table-cell>
          <table:table-cell/>
          <table:table-cell table:formula="of:=[.E33]/[.G33]" office:value-type="percentage" office:value="0.444112456050141" calcext:value-type="percentage">
            <text:p>44,41 %</text:p>
          </table:table-cell>
        </table:table-row>
        <table:table-row table:style-name="ro1">
          <table:table-cell office:value-type="float" office:value="86491412376096" calcext:value-type="float">
            <text:p>86491412376096</text:p>
          </table:table-cell>
          <table:table-cell office:value-type="float" office:value="86491412470419" calcext:value-type="float">
            <text:p>86491412470419</text:p>
          </table:table-cell>
          <table:table-cell office:value-type="float" office:value="86491412587161" calcext:value-type="float">
            <text:p>86491412587161</text:p>
          </table:table-cell>
          <table:table-cell/>
          <table:table-cell table:formula="of:=[.B34]-[.A34]" office:value-type="float" office:value="94323" calcext:value-type="float">
            <text:p>94323</text:p>
          </table:table-cell>
          <table:table-cell table:formula="of:=[.C34]-[.B34]" office:value-type="float" office:value="116742" calcext:value-type="float">
            <text:p>116742</text:p>
          </table:table-cell>
          <table:table-cell table:formula="of:=[.C34]-[.A34]" office:value-type="float" office:value="211065" calcext:value-type="float">
            <text:p>211065</text:p>
          </table:table-cell>
          <table:table-cell/>
          <table:table-cell table:formula="of:=[.E34]/[.G34]" office:value-type="percentage" office:value="0.446890768246749" calcext:value-type="percentage">
            <text:p>44,69 %</text:p>
          </table:table-cell>
        </table:table-row>
        <table:table-row table:style-name="ro1">
          <table:table-cell office:value-type="float" office:value="86491416887580" calcext:value-type="float">
            <text:p>86491416887580</text:p>
          </table:table-cell>
          <table:table-cell office:value-type="float" office:value="86491416991806" calcext:value-type="float">
            <text:p>86491416991806</text:p>
          </table:table-cell>
          <table:table-cell office:value-type="float" office:value="86491417109419" calcext:value-type="float">
            <text:p>86491417109419</text:p>
          </table:table-cell>
          <table:table-cell/>
          <table:table-cell table:formula="of:=[.B35]-[.A35]" office:value-type="float" office:value="104226" calcext:value-type="float">
            <text:p>104226</text:p>
          </table:table-cell>
          <table:table-cell table:formula="of:=[.C35]-[.B35]" office:value-type="float" office:value="117613" calcext:value-type="float">
            <text:p>117613</text:p>
          </table:table-cell>
          <table:table-cell table:formula="of:=[.C35]-[.A35]" office:value-type="float" office:value="221839" calcext:value-type="float">
            <text:p>221839</text:p>
          </table:table-cell>
          <table:table-cell/>
          <table:table-cell table:formula="of:=[.E35]/[.G35]" office:value-type="percentage" office:value="0.469827217035778" calcext:value-type="percentage">
            <text:p>46,98 %</text:p>
          </table:table-cell>
        </table:table-row>
        <table:table-row table:style-name="ro1">
          <table:table-cell office:value-type="float" office:value="86491421400129" calcext:value-type="float">
            <text:p>86491421400129</text:p>
          </table:table-cell>
          <table:table-cell office:value-type="float" office:value="86491421493838" calcext:value-type="float">
            <text:p>86491421493838</text:p>
          </table:table-cell>
          <table:table-cell office:value-type="float" office:value="86491421611967" calcext:value-type="float">
            <text:p>86491421611967</text:p>
          </table:table-cell>
          <table:table-cell/>
          <table:table-cell table:formula="of:=[.B36]-[.A36]" office:value-type="float" office:value="93709" calcext:value-type="float">
            <text:p>93709</text:p>
          </table:table-cell>
          <table:table-cell table:formula="of:=[.C36]-[.B36]" office:value-type="float" office:value="118129" calcext:value-type="float">
            <text:p>118129</text:p>
          </table:table-cell>
          <table:table-cell table:formula="of:=[.C36]-[.A36]" office:value-type="float" office:value="211838" calcext:value-type="float">
            <text:p>211838</text:p>
          </table:table-cell>
          <table:table-cell/>
          <table:table-cell table:formula="of:=[.E36]/[.G36]" office:value-type="percentage" office:value="0.442361615951812" calcext:value-type="percentage">
            <text:p>44,24 %</text:p>
          </table:table-cell>
        </table:table-row>
        <table:table-row table:style-name="ro1">
          <table:table-cell office:value-type="float" office:value="86491425911290" calcext:value-type="float">
            <text:p>86491425911290</text:p>
          </table:table-cell>
          <table:table-cell office:value-type="float" office:value="86491426010838" calcext:value-type="float">
            <text:p>86491426010838</text:p>
          </table:table-cell>
          <table:table-cell office:value-type="float" office:value="86491426257645" calcext:value-type="float">
            <text:p>86491426257645</text:p>
          </table:table-cell>
          <table:table-cell/>
          <table:table-cell table:formula="of:=[.B37]-[.A37]" office:value-type="float" office:value="99548" calcext:value-type="float">
            <text:p>99548</text:p>
          </table:table-cell>
          <table:table-cell table:formula="of:=[.C37]-[.B37]" office:value-type="float" office:value="246807" calcext:value-type="float">
            <text:p>246807</text:p>
          </table:table-cell>
          <table:table-cell table:formula="of:=[.C37]-[.A37]" office:value-type="float" office:value="346355" calcext:value-type="float">
            <text:p>346355</text:p>
          </table:table-cell>
          <table:table-cell/>
          <table:table-cell table:formula="of:=[.E37]/[.G37]" office:value-type="percentage" office:value="0.287416090427452" calcext:value-type="percentage">
            <text:p>28,74 %</text:p>
          </table:table-cell>
        </table:table-row>
        <table:table-row table:style-name="ro1">
          <table:table-cell office:value-type="float" office:value="86491430423903" calcext:value-type="float">
            <text:p>86491430423903</text:p>
          </table:table-cell>
          <table:table-cell office:value-type="float" office:value="86491430564806" calcext:value-type="float">
            <text:p>86491430564806</text:p>
          </table:table-cell>
          <table:table-cell office:value-type="float" office:value="86491430741354" calcext:value-type="float">
            <text:p>86491430741354</text:p>
          </table:table-cell>
          <table:table-cell/>
          <table:table-cell table:formula="of:=[.B38]-[.A38]" office:value-type="float" office:value="140903" calcext:value-type="float">
            <text:p>140903</text:p>
          </table:table-cell>
          <table:table-cell table:formula="of:=[.C38]-[.B38]" office:value-type="float" office:value="176548" calcext:value-type="float">
            <text:p>176548</text:p>
          </table:table-cell>
          <table:table-cell table:formula="of:=[.C38]-[.A38]" office:value-type="float" office:value="317451" calcext:value-type="float">
            <text:p>317451</text:p>
          </table:table-cell>
          <table:table-cell/>
          <table:table-cell table:formula="of:=[.E38]/[.G38]" office:value-type="percentage" office:value="0.443857477216956" calcext:value-type="percentage">
            <text:p>44,39 %</text:p>
          </table:table-cell>
        </table:table-row>
        <table:table-row table:style-name="ro1">
          <table:table-cell office:value-type="float" office:value="86491434936096" calcext:value-type="float">
            <text:p>86491434936096</text:p>
          </table:table-cell>
          <table:table-cell office:value-type="float" office:value="86491435079032" calcext:value-type="float">
            <text:p>86491435079032</text:p>
          </table:table-cell>
          <table:table-cell office:value-type="float" office:value="86491435196741" calcext:value-type="float">
            <text:p>86491435196741</text:p>
          </table:table-cell>
          <table:table-cell/>
          <table:table-cell table:formula="of:=[.B39]-[.A39]" office:value-type="float" office:value="142936" calcext:value-type="float">
            <text:p>142936</text:p>
          </table:table-cell>
          <table:table-cell table:formula="of:=[.C39]-[.B39]" office:value-type="float" office:value="117709" calcext:value-type="float">
            <text:p>117709</text:p>
          </table:table-cell>
          <table:table-cell table:formula="of:=[.C39]-[.A39]" office:value-type="float" office:value="260645" calcext:value-type="float">
            <text:p>260645</text:p>
          </table:table-cell>
          <table:table-cell/>
          <table:table-cell table:formula="of:=[.E39]/[.G39]" office:value-type="percentage" office:value="0.548393408659288" calcext:value-type="percentage">
            <text:p>54,84 %</text:p>
          </table:table-cell>
        </table:table-row>
        <table:table-row table:style-name="ro1">
          <table:table-cell office:value-type="float" office:value="86491439448709" calcext:value-type="float">
            <text:p>86491439448709</text:p>
          </table:table-cell>
          <table:table-cell office:value-type="float" office:value="86491439544129" calcext:value-type="float">
            <text:p>86491439544129</text:p>
          </table:table-cell>
          <table:table-cell office:value-type="float" office:value="86491439665774" calcext:value-type="float">
            <text:p>86491439665774</text:p>
          </table:table-cell>
          <table:table-cell/>
          <table:table-cell table:formula="of:=[.B40]-[.A40]" office:value-type="float" office:value="95420" calcext:value-type="float">
            <text:p>95420</text:p>
          </table:table-cell>
          <table:table-cell table:formula="of:=[.C40]-[.B40]" office:value-type="float" office:value="121645" calcext:value-type="float">
            <text:p>121645</text:p>
          </table:table-cell>
          <table:table-cell table:formula="of:=[.C40]-[.A40]" office:value-type="float" office:value="217065" calcext:value-type="float">
            <text:p>217065</text:p>
          </table:table-cell>
          <table:table-cell/>
          <table:table-cell table:formula="of:=[.E40]/[.G40]" office:value-type="percentage" office:value="0.439591827332827" calcext:value-type="percentage">
            <text:p>43,96 %</text:p>
          </table:table-cell>
        </table:table-row>
        <table:table-row table:style-name="ro1">
          <table:table-cell office:value-type="float" office:value="86491443961064" calcext:value-type="float">
            <text:p>86491443961064</text:p>
          </table:table-cell>
          <table:table-cell office:value-type="float" office:value="86491444061935" calcext:value-type="float">
            <text:p>86491444061935</text:p>
          </table:table-cell>
          <table:table-cell office:value-type="float" office:value="86491444184161" calcext:value-type="float">
            <text:p>86491444184161</text:p>
          </table:table-cell>
          <table:table-cell/>
          <table:table-cell table:formula="of:=[.B41]-[.A41]" office:value-type="float" office:value="100871" calcext:value-type="float">
            <text:p>100871</text:p>
          </table:table-cell>
          <table:table-cell table:formula="of:=[.C41]-[.B41]" office:value-type="float" office:value="122226" calcext:value-type="float">
            <text:p>122226</text:p>
          </table:table-cell>
          <table:table-cell table:formula="of:=[.C41]-[.A41]" office:value-type="float" office:value="223097" calcext:value-type="float">
            <text:p>223097</text:p>
          </table:table-cell>
          <table:table-cell/>
          <table:table-cell table:formula="of:=[.E41]/[.G41]" office:value-type="percentage" office:value="0.452139652258883" calcext:value-type="percentage">
            <text:p>45,21 %</text:p>
          </table:table-cell>
        </table:table-row>
        <table:table-row table:style-name="ro1">
          <table:table-cell office:value-type="float" office:value="86491448473419" calcext:value-type="float">
            <text:p>86491448473419</text:p>
          </table:table-cell>
          <table:table-cell office:value-type="float" office:value="86491448568129" calcext:value-type="float">
            <text:p>86491448568129</text:p>
          </table:table-cell>
          <table:table-cell office:value-type="float" office:value="86491448866774" calcext:value-type="float">
            <text:p>86491448866774</text:p>
          </table:table-cell>
          <table:table-cell/>
          <table:table-cell table:formula="of:=[.B42]-[.A42]" office:value-type="float" office:value="94710" calcext:value-type="float">
            <text:p>94710</text:p>
          </table:table-cell>
          <table:table-cell table:formula="of:=[.C42]-[.B42]" office:value-type="float" office:value="298645" calcext:value-type="float">
            <text:p>298645</text:p>
          </table:table-cell>
          <table:table-cell table:formula="of:=[.C42]-[.A42]" office:value-type="float" office:value="393355" calcext:value-type="float">
            <text:p>393355</text:p>
          </table:table-cell>
          <table:table-cell/>
          <table:table-cell table:formula="of:=[.E42]/[.G42]" office:value-type="percentage" office:value="0.240774872570579" calcext:value-type="percentage">
            <text:p>24,08 %</text:p>
          </table:table-cell>
        </table:table-row>
        <table:table-row table:style-name="ro1">
          <table:table-cell office:value-type="float" office:value="86491452985032" calcext:value-type="float">
            <text:p>86491452985032</text:p>
          </table:table-cell>
          <table:table-cell office:value-type="float" office:value="86491453078354" calcext:value-type="float">
            <text:p>86491453078354</text:p>
          </table:table-cell>
          <table:table-cell office:value-type="float" office:value="86491453194322" calcext:value-type="float">
            <text:p>86491453194322</text:p>
          </table:table-cell>
          <table:table-cell/>
          <table:table-cell table:formula="of:=[.B43]-[.A43]" office:value-type="float" office:value="93322" calcext:value-type="float">
            <text:p>93322</text:p>
          </table:table-cell>
          <table:table-cell table:formula="of:=[.C43]-[.B43]" office:value-type="float" office:value="115968" calcext:value-type="float">
            <text:p>115968</text:p>
          </table:table-cell>
          <table:table-cell table:formula="of:=[.C43]-[.A43]" office:value-type="float" office:value="209290" calcext:value-type="float">
            <text:p>209290</text:p>
          </table:table-cell>
          <table:table-cell/>
          <table:table-cell table:formula="of:=[.E43]/[.G43]" office:value-type="percentage" office:value="0.445898036217688" calcext:value-type="percentage">
            <text:p>44,59 %</text:p>
          </table:table-cell>
        </table:table-row>
        <table:table-row table:style-name="ro1">
          <table:table-cell office:value-type="float" office:value="86491457497161" calcext:value-type="float">
            <text:p>86491457497161</text:p>
          </table:table-cell>
          <table:table-cell office:value-type="float" office:value="86491457592161" calcext:value-type="float">
            <text:p>86491457592161</text:p>
          </table:table-cell>
          <table:table-cell office:value-type="float" office:value="86491457814838" calcext:value-type="float">
            <text:p>86491457814838</text:p>
          </table:table-cell>
          <table:table-cell/>
          <table:table-cell table:formula="of:=[.B44]-[.A44]" office:value-type="float" office:value="95000" calcext:value-type="float">
            <text:p>95000</text:p>
          </table:table-cell>
          <table:table-cell table:formula="of:=[.C44]-[.B44]" office:value-type="float" office:value="222677" calcext:value-type="float">
            <text:p>222677</text:p>
          </table:table-cell>
          <table:table-cell table:formula="of:=[.C44]-[.A44]" office:value-type="float" office:value="317677" calcext:value-type="float">
            <text:p>317677</text:p>
          </table:table-cell>
          <table:table-cell/>
          <table:table-cell table:formula="of:=[.E44]/[.G44]" office:value-type="percentage" office:value="0.299045886230353" calcext:value-type="percentage">
            <text:p>29,90 %</text:p>
          </table:table-cell>
        </table:table-row>
        <table:table-row table:style-name="ro1">
          <table:table-cell office:value-type="float" office:value="86491462009258" calcext:value-type="float">
            <text:p>86491462009258</text:p>
          </table:table-cell>
          <table:table-cell office:value-type="float" office:value="86491462103096" calcext:value-type="float">
            <text:p>86491462103096</text:p>
          </table:table-cell>
          <table:table-cell office:value-type="float" office:value="86491462220935" calcext:value-type="float">
            <text:p>86491462220935</text:p>
          </table:table-cell>
          <table:table-cell/>
          <table:table-cell table:formula="of:=[.B45]-[.A45]" office:value-type="float" office:value="93838" calcext:value-type="float">
            <text:p>93838</text:p>
          </table:table-cell>
          <table:table-cell table:formula="of:=[.C45]-[.B45]" office:value-type="float" office:value="117839" calcext:value-type="float">
            <text:p>117839</text:p>
          </table:table-cell>
          <table:table-cell table:formula="of:=[.C45]-[.A45]" office:value-type="float" office:value="211677" calcext:value-type="float">
            <text:p>211677</text:p>
          </table:table-cell>
          <table:table-cell/>
          <table:table-cell table:formula="of:=[.E45]/[.G45]" office:value-type="percentage" office:value="0.44330749207519" calcext:value-type="percentage">
            <text:p>44,33 %</text:p>
          </table:table-cell>
        </table:table-row>
        <table:table-row table:style-name="ro1">
          <table:table-cell office:value-type="float" office:value="86491466522000" calcext:value-type="float">
            <text:p>86491466522000</text:p>
          </table:table-cell>
          <table:table-cell office:value-type="float" office:value="86491466616838" calcext:value-type="float">
            <text:p>86491466616838</text:p>
          </table:table-cell>
          <table:table-cell office:value-type="float" office:value="86491466734258" calcext:value-type="float">
            <text:p>86491466734258</text:p>
          </table:table-cell>
          <table:table-cell/>
          <table:table-cell table:formula="of:=[.B46]-[.A46]" office:value-type="float" office:value="94838" calcext:value-type="float">
            <text:p>94838</text:p>
          </table:table-cell>
          <table:table-cell table:formula="of:=[.C46]-[.B46]" office:value-type="float" office:value="117420" calcext:value-type="float">
            <text:p>117420</text:p>
          </table:table-cell>
          <table:table-cell table:formula="of:=[.C46]-[.A46]" office:value-type="float" office:value="212258" calcext:value-type="float">
            <text:p>212258</text:p>
          </table:table-cell>
          <table:table-cell/>
          <table:table-cell table:formula="of:=[.E46]/[.G46]" office:value-type="percentage" office:value="0.446805302980335" calcext:value-type="percentage">
            <text:p>44,68 %</text:p>
          </table:table-cell>
        </table:table-row>
        <table:table-row table:style-name="ro1">
          <table:table-cell office:value-type="float" office:value="86491471034225" calcext:value-type="float">
            <text:p>86491471034225</text:p>
          </table:table-cell>
          <table:table-cell office:value-type="float" office:value="86491471152451" calcext:value-type="float">
            <text:p>86491471152451</text:p>
          </table:table-cell>
          <table:table-cell office:value-type="float" office:value="86491471267580" calcext:value-type="float">
            <text:p>86491471267580</text:p>
          </table:table-cell>
          <table:table-cell/>
          <table:table-cell table:formula="of:=[.B47]-[.A47]" office:value-type="float" office:value="118226" calcext:value-type="float">
            <text:p>118226</text:p>
          </table:table-cell>
          <table:table-cell table:formula="of:=[.C47]-[.B47]" office:value-type="float" office:value="115129" calcext:value-type="float">
            <text:p>115129</text:p>
          </table:table-cell>
          <table:table-cell table:formula="of:=[.C47]-[.A47]" office:value-type="float" office:value="233355" calcext:value-type="float">
            <text:p>233355</text:p>
          </table:table-cell>
          <table:table-cell/>
          <table:table-cell table:formula="of:=[.E47]/[.G47]" office:value-type="percentage" office:value="0.50663581238885" calcext:value-type="percentage">
            <text:p>50,66 %</text:p>
          </table:table-cell>
        </table:table-row>
        <table:table-row table:style-name="ro1">
          <table:table-cell office:value-type="float" office:value="86491475545387" calcext:value-type="float">
            <text:p>86491475545387</text:p>
          </table:table-cell>
          <table:table-cell office:value-type="float" office:value="86491475647225" calcext:value-type="float">
            <text:p>86491475647225</text:p>
          </table:table-cell>
          <table:table-cell office:value-type="float" office:value="86491475767903" calcext:value-type="float">
            <text:p>86491475767903</text:p>
          </table:table-cell>
          <table:table-cell/>
          <table:table-cell table:formula="of:=[.B48]-[.A48]" office:value-type="float" office:value="101838" calcext:value-type="float">
            <text:p>101838</text:p>
          </table:table-cell>
          <table:table-cell table:formula="of:=[.C48]-[.B48]" office:value-type="float" office:value="120678" calcext:value-type="float">
            <text:p>120678</text:p>
          </table:table-cell>
          <table:table-cell table:formula="of:=[.C48]-[.A48]" office:value-type="float" office:value="222516" calcext:value-type="float">
            <text:p>222516</text:p>
          </table:table-cell>
          <table:table-cell/>
          <table:table-cell table:formula="of:=[.E48]/[.G48]" office:value-type="percentage" office:value="0.457665965593485" calcext:value-type="percentage">
            <text:p>45,77 %</text:p>
          </table:table-cell>
        </table:table-row>
        <table:table-row table:style-name="ro1">
          <table:table-cell office:value-type="float" office:value="86491480058419" calcext:value-type="float">
            <text:p>86491480058419</text:p>
          </table:table-cell>
          <table:table-cell office:value-type="float" office:value="86491480152677" calcext:value-type="float">
            <text:p>86491480152677</text:p>
          </table:table-cell>
          <table:table-cell office:value-type="float" office:value="86491480297322" calcext:value-type="float">
            <text:p>86491480297322</text:p>
          </table:table-cell>
          <table:table-cell/>
          <table:table-cell table:formula="of:=[.B49]-[.A49]" office:value-type="float" office:value="94258" calcext:value-type="float">
            <text:p>94258</text:p>
          </table:table-cell>
          <table:table-cell table:formula="of:=[.C49]-[.B49]" office:value-type="float" office:value="144645" calcext:value-type="float">
            <text:p>144645</text:p>
          </table:table-cell>
          <table:table-cell table:formula="of:=[.C49]-[.A49]" office:value-type="float" office:value="238903" calcext:value-type="float">
            <text:p>238903</text:p>
          </table:table-cell>
          <table:table-cell/>
          <table:table-cell table:formula="of:=[.E49]/[.G49]" office:value-type="percentage" office:value="0.394545066407705" calcext:value-type="percentage">
            <text:p>39,45 %</text:p>
          </table:table-cell>
        </table:table-row>
        <table:table-row table:style-name="ro1">
          <table:table-cell office:value-type="float" office:value="86491484570193" calcext:value-type="float">
            <text:p>86491484570193</text:p>
          </table:table-cell>
          <table:table-cell office:value-type="float" office:value="86491484665032" calcext:value-type="float">
            <text:p>86491484665032</text:p>
          </table:table-cell>
          <table:table-cell office:value-type="float" office:value="86491484895000" calcext:value-type="float">
            <text:p>86491484895000</text:p>
          </table:table-cell>
          <table:table-cell/>
          <table:table-cell table:formula="of:=[.B50]-[.A50]" office:value-type="float" office:value="94839" calcext:value-type="float">
            <text:p>94839</text:p>
          </table:table-cell>
          <table:table-cell table:formula="of:=[.C50]-[.B50]" office:value-type="float" office:value="229968" calcext:value-type="float">
            <text:p>229968</text:p>
          </table:table-cell>
          <table:table-cell table:formula="of:=[.C50]-[.A50]" office:value-type="float" office:value="324807" calcext:value-type="float">
            <text:p>324807</text:p>
          </table:table-cell>
          <table:table-cell/>
          <table:table-cell table:formula="of:=[.E50]/[.G50]" office:value-type="percentage" office:value="0.291985702278584" calcext:value-type="percentage">
            <text:p>29,20 %</text:p>
          </table:table-cell>
        </table:table-row>
        <table:table-row table:style-name="ro1">
          <table:table-cell office:value-type="float" office:value="86491489083258" calcext:value-type="float">
            <text:p>86491489083258</text:p>
          </table:table-cell>
          <table:table-cell office:value-type="float" office:value="86491489175387" calcext:value-type="float">
            <text:p>86491489175387</text:p>
          </table:table-cell>
          <table:table-cell office:value-type="float" office:value="86491489828451" calcext:value-type="float">
            <text:p>86491489828451</text:p>
          </table:table-cell>
          <table:table-cell/>
          <table:table-cell table:formula="of:=[.B51]-[.A51]" office:value-type="float" office:value="92129" calcext:value-type="float">
            <text:p>92129</text:p>
          </table:table-cell>
          <table:table-cell table:formula="of:=[.C51]-[.B51]" office:value-type="float" office:value="653064" calcext:value-type="float">
            <text:p>653064</text:p>
          </table:table-cell>
          <table:table-cell table:formula="of:=[.C51]-[.A51]" office:value-type="float" office:value="745193" calcext:value-type="float">
            <text:p>745193</text:p>
          </table:table-cell>
          <table:table-cell/>
          <table:table-cell table:formula="of:=[.E51]/[.G51]" office:value-type="percentage" office:value="0.123631059336306" calcext:value-type="percentage">
            <text:p>12,36 %</text:p>
          </table:table-cell>
        </table:table-row>
        <table:table-row table:style-name="ro1">
          <table:table-cell office:value-type="float" office:value="86491493594709" calcext:value-type="float">
            <text:p>86491493594709</text:p>
          </table:table-cell>
          <table:table-cell office:value-type="float" office:value="86491493698645" calcext:value-type="float">
            <text:p>86491493698645</text:p>
          </table:table-cell>
          <table:table-cell office:value-type="float" office:value="86491493816000" calcext:value-type="float">
            <text:p>86491493816000</text:p>
          </table:table-cell>
          <table:table-cell/>
          <table:table-cell table:formula="of:=[.B52]-[.A52]" office:value-type="float" office:value="103936" calcext:value-type="float">
            <text:p>103936</text:p>
          </table:table-cell>
          <table:table-cell table:formula="of:=[.C52]-[.B52]" office:value-type="float" office:value="117355" calcext:value-type="float">
            <text:p>117355</text:p>
          </table:table-cell>
          <table:table-cell table:formula="of:=[.C52]-[.A52]" office:value-type="float" office:value="221291" calcext:value-type="float">
            <text:p>221291</text:p>
          </table:table-cell>
          <table:table-cell/>
          <table:table-cell table:formula="of:=[.E52]/[.G52]" office:value-type="percentage" office:value="0.469680194856546" calcext:value-type="percentage">
            <text:p>46,97 %</text:p>
          </table:table-cell>
        </table:table-row>
        <table:table-row table:style-name="ro1">
          <table:table-cell office:value-type="float" office:value="86491498107354" calcext:value-type="float">
            <text:p>86491498107354</text:p>
          </table:table-cell>
          <table:table-cell office:value-type="float" office:value="86491498202709" calcext:value-type="float">
            <text:p>86491498202709</text:p>
          </table:table-cell>
          <table:table-cell office:value-type="float" office:value="86491498320000" calcext:value-type="float">
            <text:p>86491498320000</text:p>
          </table:table-cell>
          <table:table-cell/>
          <table:table-cell table:formula="of:=[.B53]-[.A53]" office:value-type="float" office:value="95355" calcext:value-type="float">
            <text:p>95355</text:p>
          </table:table-cell>
          <table:table-cell table:formula="of:=[.C53]-[.B53]" office:value-type="float" office:value="117291" calcext:value-type="float">
            <text:p>117291</text:p>
          </table:table-cell>
          <table:table-cell table:formula="of:=[.C53]-[.A53]" office:value-type="float" office:value="212646" calcext:value-type="float">
            <text:p>212646</text:p>
          </table:table-cell>
          <table:table-cell/>
          <table:table-cell table:formula="of:=[.E53]/[.G53]" office:value-type="percentage" office:value="0.448421319940182" calcext:value-type="percentage">
            <text:p>44,84 %</text:p>
          </table:table-cell>
        </table:table-row>
        <table:table-row table:style-name="ro1">
          <table:table-cell office:value-type="float" office:value="86491502620096" calcext:value-type="float">
            <text:p>86491502620096</text:p>
          </table:table-cell>
          <table:table-cell office:value-type="float" office:value="86491502713838" calcext:value-type="float">
            <text:p>86491502713838</text:p>
          </table:table-cell>
          <table:table-cell office:value-type="float" office:value="86491502838258" calcext:value-type="float">
            <text:p>86491502838258</text:p>
          </table:table-cell>
          <table:table-cell/>
          <table:table-cell table:formula="of:=[.B54]-[.A54]" office:value-type="float" office:value="93742" calcext:value-type="float">
            <text:p>93742</text:p>
          </table:table-cell>
          <table:table-cell table:formula="of:=[.C54]-[.B54]" office:value-type="float" office:value="124420" calcext:value-type="float">
            <text:p>124420</text:p>
          </table:table-cell>
          <table:table-cell table:formula="of:=[.C54]-[.A54]" office:value-type="float" office:value="218162" calcext:value-type="float">
            <text:p>218162</text:p>
          </table:table-cell>
          <table:table-cell/>
          <table:table-cell table:formula="of:=[.E54]/[.G54]" office:value-type="percentage" office:value="0.429689863495934" calcext:value-type="percentage">
            <text:p>42,97 %</text:p>
          </table:table-cell>
        </table:table-row>
        <table:table-row table:style-name="ro1">
          <table:table-cell office:value-type="float" office:value="86491507131483" calcext:value-type="float">
            <text:p>86491507131483</text:p>
          </table:table-cell>
          <table:table-cell office:value-type="float" office:value="86491507226677" calcext:value-type="float">
            <text:p>86491507226677</text:p>
          </table:table-cell>
          <table:table-cell office:value-type="float" office:value="86491507522612" calcext:value-type="float">
            <text:p>86491507522612</text:p>
          </table:table-cell>
          <table:table-cell/>
          <table:table-cell table:formula="of:=[.B55]-[.A55]" office:value-type="float" office:value="95194" calcext:value-type="float">
            <text:p>95194</text:p>
          </table:table-cell>
          <table:table-cell table:formula="of:=[.C55]-[.B55]" office:value-type="float" office:value="295935" calcext:value-type="float">
            <text:p>295935</text:p>
          </table:table-cell>
          <table:table-cell table:formula="of:=[.C55]-[.A55]" office:value-type="float" office:value="391129" calcext:value-type="float">
            <text:p>391129</text:p>
          </table:table-cell>
          <table:table-cell/>
          <table:table-cell table:formula="of:=[.E55]/[.G55]" office:value-type="percentage" office:value="0.243382618010938" calcext:value-type="percentage">
            <text:p>24,34 %</text:p>
          </table:table-cell>
        </table:table-row>
        <table:table-row table:style-name="ro1">
          <table:table-cell office:value-type="float" office:value="86491511642806" calcext:value-type="float">
            <text:p>86491511642806</text:p>
          </table:table-cell>
          <table:table-cell office:value-type="float" office:value="86491511804870" calcext:value-type="float">
            <text:p>86491511804870</text:p>
          </table:table-cell>
          <table:table-cell office:value-type="float" office:value="86491511946225" calcext:value-type="float">
            <text:p>86491511946225</text:p>
          </table:table-cell>
          <table:table-cell/>
          <table:table-cell table:formula="of:=[.B56]-[.A56]" office:value-type="float" office:value="162064" calcext:value-type="float">
            <text:p>162064</text:p>
          </table:table-cell>
          <table:table-cell table:formula="of:=[.C56]-[.B56]" office:value-type="float" office:value="141355" calcext:value-type="float">
            <text:p>141355</text:p>
          </table:table-cell>
          <table:table-cell table:formula="of:=[.C56]-[.A56]" office:value-type="float" office:value="303419" calcext:value-type="float">
            <text:p>303419</text:p>
          </table:table-cell>
          <table:table-cell/>
          <table:table-cell table:formula="of:=[.E56]/[.G56]" office:value-type="percentage" office:value="0.534126076481697" calcext:value-type="percentage">
            <text:p>53,41 %</text:p>
          </table:table-cell>
        </table:table-row>
        <table:table-row table:style-name="ro1">
          <table:table-cell office:value-type="float" office:value="86491516155967" calcext:value-type="float">
            <text:p>86491516155967</text:p>
          </table:table-cell>
          <table:table-cell office:value-type="float" office:value="86491516249129" calcext:value-type="float">
            <text:p>86491516249129</text:p>
          </table:table-cell>
          <table:table-cell office:value-type="float" office:value="86491516366290" calcext:value-type="float">
            <text:p>86491516366290</text:p>
          </table:table-cell>
          <table:table-cell/>
          <table:table-cell table:formula="of:=[.B57]-[.A57]" office:value-type="float" office:value="93162" calcext:value-type="float">
            <text:p>93162</text:p>
          </table:table-cell>
          <table:table-cell table:formula="of:=[.C57]-[.B57]" office:value-type="float" office:value="117161" calcext:value-type="float">
            <text:p>117161</text:p>
          </table:table-cell>
          <table:table-cell table:formula="of:=[.C57]-[.A57]" office:value-type="float" office:value="210323" calcext:value-type="float">
            <text:p>210323</text:p>
          </table:table-cell>
          <table:table-cell/>
          <table:table-cell table:formula="of:=[.E57]/[.G57]" office:value-type="percentage" office:value="0.442947276332118" calcext:value-type="percentage">
            <text:p>44,29 %</text:p>
          </table:table-cell>
        </table:table-row>
        <table:table-row table:style-name="ro1">
          <table:table-cell office:value-type="float" office:value="86491520667709" calcext:value-type="float">
            <text:p>86491520667709</text:p>
          </table:table-cell>
          <table:table-cell office:value-type="float" office:value="86491520783000" calcext:value-type="float">
            <text:p>86491520783000</text:p>
          </table:table-cell>
          <table:table-cell office:value-type="float" office:value="86491520915290" calcext:value-type="float">
            <text:p>86491520915290</text:p>
          </table:table-cell>
          <table:table-cell/>
          <table:table-cell table:formula="of:=[.B58]-[.A58]" office:value-type="float" office:value="115291" calcext:value-type="float">
            <text:p>115291</text:p>
          </table:table-cell>
          <table:table-cell table:formula="of:=[.C58]-[.B58]" office:value-type="float" office:value="132290" calcext:value-type="float">
            <text:p>132290</text:p>
          </table:table-cell>
          <table:table-cell table:formula="of:=[.C58]-[.A58]" office:value-type="float" office:value="247581" calcext:value-type="float">
            <text:p>247581</text:p>
          </table:table-cell>
          <table:table-cell/>
          <table:table-cell table:formula="of:=[.E58]/[.G58]" office:value-type="percentage" office:value="0.465669821189833" calcext:value-type="percentage">
            <text:p>46,57 %</text:p>
          </table:table-cell>
        </table:table-row>
        <table:table-row table:style-name="ro1">
          <table:table-cell office:value-type="float" office:value="86491525179870" calcext:value-type="float">
            <text:p>86491525179870</text:p>
          </table:table-cell>
          <table:table-cell office:value-type="float" office:value="86491525273580" calcext:value-type="float">
            <text:p>86491525273580</text:p>
          </table:table-cell>
          <table:table-cell office:value-type="float" office:value="86491525399741" calcext:value-type="float">
            <text:p>86491525399741</text:p>
          </table:table-cell>
          <table:table-cell/>
          <table:table-cell table:formula="of:=[.B59]-[.A59]" office:value-type="float" office:value="93710" calcext:value-type="float">
            <text:p>93710</text:p>
          </table:table-cell>
          <table:table-cell table:formula="of:=[.C59]-[.B59]" office:value-type="float" office:value="126161" calcext:value-type="float">
            <text:p>126161</text:p>
          </table:table-cell>
          <table:table-cell table:formula="of:=[.C59]-[.A59]" office:value-type="float" office:value="219871" calcext:value-type="float">
            <text:p>219871</text:p>
          </table:table-cell>
          <table:table-cell/>
          <table:table-cell table:formula="of:=[.E59]/[.G59]" office:value-type="percentage" office:value="0.426204456249346" calcext:value-type="percentage">
            <text:p>42,62 %</text:p>
          </table:table-cell>
        </table:table-row>
        <table:table-row table:style-name="ro1">
          <table:table-cell office:value-type="float" office:value="86491529692161" calcext:value-type="float">
            <text:p>86491529692161</text:p>
          </table:table-cell>
          <table:table-cell office:value-type="float" office:value="86491529795741" calcext:value-type="float">
            <text:p>86491529795741</text:p>
          </table:table-cell>
          <table:table-cell office:value-type="float" office:value="86491529914225" calcext:value-type="float">
            <text:p>86491529914225</text:p>
          </table:table-cell>
          <table:table-cell/>
          <table:table-cell table:formula="of:=[.B60]-[.A60]" office:value-type="float" office:value="103580" calcext:value-type="float">
            <text:p>103580</text:p>
          </table:table-cell>
          <table:table-cell table:formula="of:=[.C60]-[.B60]" office:value-type="float" office:value="118484" calcext:value-type="float">
            <text:p>118484</text:p>
          </table:table-cell>
          <table:table-cell table:formula="of:=[.C60]-[.A60]" office:value-type="float" office:value="222064" calcext:value-type="float">
            <text:p>222064</text:p>
          </table:table-cell>
          <table:table-cell/>
          <table:table-cell table:formula="of:=[.E60]/[.G60]" office:value-type="percentage" office:value="0.466442106780027" calcext:value-type="percentage">
            <text:p>46,64 %</text:p>
          </table:table-cell>
        </table:table-row>
        <table:table-row table:style-name="ro1">
          <table:table-cell office:value-type="float" office:value="86491534204516" calcext:value-type="float">
            <text:p>86491534204516</text:p>
          </table:table-cell>
          <table:table-cell office:value-type="float" office:value="86491534298967" calcext:value-type="float">
            <text:p>86491534298967</text:p>
          </table:table-cell>
          <table:table-cell office:value-type="float" office:value="86491534420225" calcext:value-type="float">
            <text:p>86491534420225</text:p>
          </table:table-cell>
          <table:table-cell/>
          <table:table-cell table:formula="of:=[.B61]-[.A61]" office:value-type="float" office:value="94451" calcext:value-type="float">
            <text:p>94451</text:p>
          </table:table-cell>
          <table:table-cell table:formula="of:=[.C61]-[.B61]" office:value-type="float" office:value="121258" calcext:value-type="float">
            <text:p>121258</text:p>
          </table:table-cell>
          <table:table-cell table:formula="of:=[.C61]-[.A61]" office:value-type="float" office:value="215709" calcext:value-type="float">
            <text:p>215709</text:p>
          </table:table-cell>
          <table:table-cell/>
          <table:table-cell table:formula="of:=[.E61]/[.G61]" office:value-type="percentage" office:value="0.437863046975323" calcext:value-type="percentage">
            <text:p>43,79 %</text:p>
          </table:table-cell>
        </table:table-row>
        <table:table-row table:style-name="ro1">
          <table:table-cell office:value-type="float" office:value="86491538717387" calcext:value-type="float">
            <text:p>86491538717387</text:p>
          </table:table-cell>
          <table:table-cell office:value-type="float" office:value="86491538817838" calcext:value-type="float">
            <text:p>86491538817838</text:p>
          </table:table-cell>
          <table:table-cell office:value-type="float" office:value="86491539044935" calcext:value-type="float">
            <text:p>86491539044935</text:p>
          </table:table-cell>
          <table:table-cell/>
          <table:table-cell table:formula="of:=[.B62]-[.A62]" office:value-type="float" office:value="100451" calcext:value-type="float">
            <text:p>100451</text:p>
          </table:table-cell>
          <table:table-cell table:formula="of:=[.C62]-[.B62]" office:value-type="float" office:value="227097" calcext:value-type="float">
            <text:p>227097</text:p>
          </table:table-cell>
          <table:table-cell table:formula="of:=[.C62]-[.A62]" office:value-type="float" office:value="327548" calcext:value-type="float">
            <text:p>327548</text:p>
          </table:table-cell>
          <table:table-cell/>
          <table:table-cell table:formula="of:=[.E62]/[.G62]" office:value-type="percentage" office:value="0.30667566280362" calcext:value-type="percentage">
            <text:p>30,67 %</text:p>
          </table:table-cell>
        </table:table-row>
        <table:table-row table:style-name="ro1">
          <table:table-cell office:value-type="float" office:value="86491543228612" calcext:value-type="float">
            <text:p>86491543228612</text:p>
          </table:table-cell>
          <table:table-cell office:value-type="float" office:value="86491543345548" calcext:value-type="float">
            <text:p>86491543345548</text:p>
          </table:table-cell>
          <table:table-cell office:value-type="float" office:value="86491543523548" calcext:value-type="float">
            <text:p>86491543523548</text:p>
          </table:table-cell>
          <table:table-cell/>
          <table:table-cell table:formula="of:=[.B63]-[.A63]" office:value-type="float" office:value="116936" calcext:value-type="float">
            <text:p>116936</text:p>
          </table:table-cell>
          <table:table-cell table:formula="of:=[.C63]-[.B63]" office:value-type="float" office:value="178000" calcext:value-type="float">
            <text:p>178000</text:p>
          </table:table-cell>
          <table:table-cell table:formula="of:=[.C63]-[.A63]" office:value-type="float" office:value="294936" calcext:value-type="float">
            <text:p>294936</text:p>
          </table:table-cell>
          <table:table-cell/>
          <table:table-cell table:formula="of:=[.E63]/[.G63]" office:value-type="percentage" office:value="0.396479236173271" calcext:value-type="percentage">
            <text:p>39,65 %</text:p>
          </table:table-cell>
        </table:table-row>
        <table:table-row table:style-name="ro1">
          <table:table-cell office:value-type="float" office:value="86491547740935" calcext:value-type="float">
            <text:p>86491547740935</text:p>
          </table:table-cell>
          <table:table-cell office:value-type="float" office:value="86491547834516" calcext:value-type="float">
            <text:p>86491547834516</text:p>
          </table:table-cell>
          <table:table-cell office:value-type="float" office:value="86491548126548" calcext:value-type="float">
            <text:p>86491548126548</text:p>
          </table:table-cell>
          <table:table-cell/>
          <table:table-cell table:formula="of:=[.B64]-[.A64]" office:value-type="float" office:value="93581" calcext:value-type="float">
            <text:p>93581</text:p>
          </table:table-cell>
          <table:table-cell table:formula="of:=[.C64]-[.B64]" office:value-type="float" office:value="292032" calcext:value-type="float">
            <text:p>292032</text:p>
          </table:table-cell>
          <table:table-cell table:formula="of:=[.C64]-[.A64]" office:value-type="float" office:value="385613" calcext:value-type="float">
            <text:p>385613</text:p>
          </table:table-cell>
          <table:table-cell/>
          <table:table-cell table:formula="of:=[.E64]/[.G64]" office:value-type="percentage" office:value="0.242681133675473" calcext:value-type="percentage">
            <text:p>24,27 %</text:p>
          </table:table-cell>
        </table:table-row>
        <table:table-row table:style-name="ro1">
          <table:table-cell office:value-type="float" office:value="86491552252677" calcext:value-type="float">
            <text:p>86491552252677</text:p>
          </table:table-cell>
          <table:table-cell office:value-type="float" office:value="86491552348129" calcext:value-type="float">
            <text:p>86491552348129</text:p>
          </table:table-cell>
          <table:table-cell office:value-type="float" office:value="86491552465129" calcext:value-type="float">
            <text:p>86491552465129</text:p>
          </table:table-cell>
          <table:table-cell/>
          <table:table-cell table:formula="of:=[.B65]-[.A65]" office:value-type="float" office:value="95452" calcext:value-type="float">
            <text:p>95452</text:p>
          </table:table-cell>
          <table:table-cell table:formula="of:=[.C65]-[.B65]" office:value-type="float" office:value="117000" calcext:value-type="float">
            <text:p>117000</text:p>
          </table:table-cell>
          <table:table-cell table:formula="of:=[.C65]-[.A65]" office:value-type="float" office:value="212452" calcext:value-type="float">
            <text:p>212452</text:p>
          </table:table-cell>
          <table:table-cell/>
          <table:table-cell table:formula="of:=[.E65]/[.G65]" office:value-type="percentage" office:value="0.449287368440871" calcext:value-type="percentage">
            <text:p>44,93 %</text:p>
          </table:table-cell>
        </table:table-row>
        <table:table-row table:style-name="ro1">
          <table:table-cell office:value-type="float" office:value="86491556765193" calcext:value-type="float">
            <text:p>86491556765193</text:p>
          </table:table-cell>
          <table:table-cell office:value-type="float" office:value="86491556861354" calcext:value-type="float">
            <text:p>86491556861354</text:p>
          </table:table-cell>
          <table:table-cell office:value-type="float" office:value="86491556978774" calcext:value-type="float">
            <text:p>86491556978774</text:p>
          </table:table-cell>
          <table:table-cell/>
          <table:table-cell table:formula="of:=[.B66]-[.A66]" office:value-type="float" office:value="96161" calcext:value-type="float">
            <text:p>96161</text:p>
          </table:table-cell>
          <table:table-cell table:formula="of:=[.C66]-[.B66]" office:value-type="float" office:value="117420" calcext:value-type="float">
            <text:p>117420</text:p>
          </table:table-cell>
          <table:table-cell table:formula="of:=[.C66]-[.A66]" office:value-type="float" office:value="213581" calcext:value-type="float">
            <text:p>213581</text:p>
          </table:table-cell>
          <table:table-cell/>
          <table:table-cell table:formula="of:=[.E66]/[.G66]" office:value-type="percentage" office:value="0.450231996291805" calcext:value-type="percentage">
            <text:p>45,02 %</text:p>
          </table:table-cell>
        </table:table-row>
        <table:table-row table:style-name="ro1">
          <table:table-cell office:value-type="float" office:value="86491561278064" calcext:value-type="float">
            <text:p>86491561278064</text:p>
          </table:table-cell>
          <table:table-cell office:value-type="float" office:value="86491561373516" calcext:value-type="float">
            <text:p>86491561373516</text:p>
          </table:table-cell>
          <table:table-cell office:value-type="float" office:value="86491561493387" calcext:value-type="float">
            <text:p>86491561493387</text:p>
          </table:table-cell>
          <table:table-cell/>
          <table:table-cell table:formula="of:=[.B67]-[.A67]" office:value-type="float" office:value="95452" calcext:value-type="float">
            <text:p>95452</text:p>
          </table:table-cell>
          <table:table-cell table:formula="of:=[.C67]-[.B67]" office:value-type="float" office:value="119871" calcext:value-type="float">
            <text:p>119871</text:p>
          </table:table-cell>
          <table:table-cell table:formula="of:=[.C67]-[.A67]" office:value-type="float" office:value="215323" calcext:value-type="float">
            <text:p>215323</text:p>
          </table:table-cell>
          <table:table-cell/>
          <table:table-cell table:formula="of:=[.E67]/[.G67]" office:value-type="percentage" office:value="0.44329681455302" calcext:value-type="percentage">
            <text:p>44,33 %</text:p>
          </table:table-cell>
        </table:table-row>
        <table:table-row table:style-name="ro1">
          <table:table-cell office:value-type="float" office:value="86491565789451" calcext:value-type="float">
            <text:p>86491565789451</text:p>
          </table:table-cell>
          <table:table-cell office:value-type="float" office:value="86491565885741" calcext:value-type="float">
            <text:p>86491565885741</text:p>
          </table:table-cell>
          <table:table-cell office:value-type="float" office:value="86491566128032" calcext:value-type="float">
            <text:p>86491566128032</text:p>
          </table:table-cell>
          <table:table-cell/>
          <table:table-cell table:formula="of:=[.B68]-[.A68]" office:value-type="float" office:value="96290" calcext:value-type="float">
            <text:p>96290</text:p>
          </table:table-cell>
          <table:table-cell table:formula="of:=[.C68]-[.B68]" office:value-type="float" office:value="242291" calcext:value-type="float">
            <text:p>242291</text:p>
          </table:table-cell>
          <table:table-cell table:formula="of:=[.C68]-[.A68]" office:value-type="float" office:value="338581" calcext:value-type="float">
            <text:p>338581</text:p>
          </table:table-cell>
          <table:table-cell/>
          <table:table-cell table:formula="of:=[.E68]/[.G68]" office:value-type="percentage" office:value="0.284392804085285" calcext:value-type="percentage">
            <text:p>28,44 %</text:p>
          </table:table-cell>
        </table:table-row>
        <table:table-row table:style-name="ro1">
          <table:table-cell office:value-type="float" office:value="86491570301451" calcext:value-type="float">
            <text:p>86491570301451</text:p>
          </table:table-cell>
          <table:table-cell office:value-type="float" office:value="86491570456741" calcext:value-type="float">
            <text:p>86491570456741</text:p>
          </table:table-cell>
          <table:table-cell office:value-type="float" office:value="86491570655161" calcext:value-type="float">
            <text:p>86491570655161</text:p>
          </table:table-cell>
          <table:table-cell/>
          <table:table-cell table:formula="of:=[.B69]-[.A69]" office:value-type="float" office:value="155290" calcext:value-type="float">
            <text:p>155290</text:p>
          </table:table-cell>
          <table:table-cell table:formula="of:=[.C69]-[.B69]" office:value-type="float" office:value="198420" calcext:value-type="float">
            <text:p>198420</text:p>
          </table:table-cell>
          <table:table-cell table:formula="of:=[.C69]-[.A69]" office:value-type="float" office:value="353710" calcext:value-type="float">
            <text:p>353710</text:p>
          </table:table-cell>
          <table:table-cell/>
          <table:table-cell table:formula="of:=[.E69]/[.G69]" office:value-type="percentage" office:value="0.439031975347036" calcext:value-type="percentage">
            <text:p>43,90 %</text:p>
          </table:table-cell>
        </table:table-row>
        <table:table-row table:style-name="ro1">
          <table:table-cell office:value-type="float" office:value="86491574814935" calcext:value-type="float">
            <text:p>86491574814935</text:p>
          </table:table-cell>
          <table:table-cell office:value-type="float" office:value="86491574908096" calcext:value-type="float">
            <text:p>86491574908096</text:p>
          </table:table-cell>
          <table:table-cell office:value-type="float" office:value="86491575023000" calcext:value-type="float">
            <text:p>86491575023000</text:p>
          </table:table-cell>
          <table:table-cell/>
          <table:table-cell table:formula="of:=[.B70]-[.A70]" office:value-type="float" office:value="93161" calcext:value-type="float">
            <text:p>93161</text:p>
          </table:table-cell>
          <table:table-cell table:formula="of:=[.C70]-[.B70]" office:value-type="float" office:value="114904" calcext:value-type="float">
            <text:p>114904</text:p>
          </table:table-cell>
          <table:table-cell table:formula="of:=[.C70]-[.A70]" office:value-type="float" office:value="208065" calcext:value-type="float">
            <text:p>208065</text:p>
          </table:table-cell>
          <table:table-cell/>
          <table:table-cell table:formula="of:=[.E70]/[.G70]" office:value-type="percentage" office:value="0.447749501357749" calcext:value-type="percentage">
            <text:p>44,77 %</text:p>
          </table:table-cell>
        </table:table-row>
        <table:table-row table:style-name="ro1">
          <table:table-cell office:value-type="float" office:value="86491579326000" calcext:value-type="float">
            <text:p>86491579326000</text:p>
          </table:table-cell>
          <table:table-cell office:value-type="float" office:value="86491579421225" calcext:value-type="float">
            <text:p>86491579421225</text:p>
          </table:table-cell>
          <table:table-cell office:value-type="float" office:value="86491579539387" calcext:value-type="float">
            <text:p>86491579539387</text:p>
          </table:table-cell>
          <table:table-cell/>
          <table:table-cell table:formula="of:=[.B71]-[.A71]" office:value-type="float" office:value="95225" calcext:value-type="float">
            <text:p>95225</text:p>
          </table:table-cell>
          <table:table-cell table:formula="of:=[.C71]-[.B71]" office:value-type="float" office:value="118162" calcext:value-type="float">
            <text:p>118162</text:p>
          </table:table-cell>
          <table:table-cell table:formula="of:=[.C71]-[.A71]" office:value-type="float" office:value="213387" calcext:value-type="float">
            <text:p>213387</text:p>
          </table:table-cell>
          <table:table-cell/>
          <table:table-cell table:formula="of:=[.E71]/[.G71]" office:value-type="percentage" office:value="0.446254926495054" calcext:value-type="percentage">
            <text:p>44,63 %</text:p>
          </table:table-cell>
        </table:table-row>
        <table:table-row table:style-name="ro1">
          <table:table-cell office:value-type="float" office:value="86491583838580" calcext:value-type="float">
            <text:p>86491583838580</text:p>
          </table:table-cell>
          <table:table-cell office:value-type="float" office:value="86491583933064" calcext:value-type="float">
            <text:p>86491583933064</text:p>
          </table:table-cell>
          <table:table-cell office:value-type="float" office:value="86491584049709" calcext:value-type="float">
            <text:p>86491584049709</text:p>
          </table:table-cell>
          <table:table-cell/>
          <table:table-cell table:formula="of:=[.B72]-[.A72]" office:value-type="float" office:value="94484" calcext:value-type="float">
            <text:p>94484</text:p>
          </table:table-cell>
          <table:table-cell table:formula="of:=[.C72]-[.B72]" office:value-type="float" office:value="116645" calcext:value-type="float">
            <text:p>116645</text:p>
          </table:table-cell>
          <table:table-cell table:formula="of:=[.C72]-[.A72]" office:value-type="float" office:value="211129" calcext:value-type="float">
            <text:p>211129</text:p>
          </table:table-cell>
          <table:table-cell/>
          <table:table-cell table:formula="of:=[.E72]/[.G72]" office:value-type="percentage" office:value="0.447517868222745" calcext:value-type="percentage">
            <text:p>44,75 %</text:p>
          </table:table-cell>
        </table:table-row>
        <table:table-row table:style-name="ro1">
          <table:table-cell office:value-type="float" office:value="86491588349677" calcext:value-type="float">
            <text:p>86491588349677</text:p>
          </table:table-cell>
          <table:table-cell office:value-type="float" office:value="86491588489548" calcext:value-type="float">
            <text:p>86491588489548</text:p>
          </table:table-cell>
          <table:table-cell office:value-type="float" office:value="86491588840161" calcext:value-type="float">
            <text:p>86491588840161</text:p>
          </table:table-cell>
          <table:table-cell/>
          <table:table-cell table:formula="of:=[.B73]-[.A73]" office:value-type="float" office:value="139871" calcext:value-type="float">
            <text:p>139871</text:p>
          </table:table-cell>
          <table:table-cell table:formula="of:=[.C73]-[.B73]" office:value-type="float" office:value="350613" calcext:value-type="float">
            <text:p>350613</text:p>
          </table:table-cell>
          <table:table-cell table:formula="of:=[.C73]-[.A73]" office:value-type="float" office:value="490484" calcext:value-type="float">
            <text:p>490484</text:p>
          </table:table-cell>
          <table:table-cell/>
          <table:table-cell table:formula="of:=[.E73]/[.G73]" office:value-type="percentage" office:value="0.285169342934734" calcext:value-type="percentage">
            <text:p>28,52 %</text:p>
          </table:table-cell>
        </table:table-row>
        <table:table-row table:style-name="ro1">
          <table:table-cell office:value-type="float" office:value="86491592862451" calcext:value-type="float">
            <text:p>86491592862451</text:p>
          </table:table-cell>
          <table:table-cell office:value-type="float" office:value="86491592957000" calcext:value-type="float">
            <text:p>86491592957000</text:p>
          </table:table-cell>
          <table:table-cell office:value-type="float" office:value="86491593074000" calcext:value-type="float">
            <text:p>86491593074000</text:p>
          </table:table-cell>
          <table:table-cell/>
          <table:table-cell table:formula="of:=[.B74]-[.A74]" office:value-type="float" office:value="94549" calcext:value-type="float">
            <text:p>94549</text:p>
          </table:table-cell>
          <table:table-cell table:formula="of:=[.C74]-[.B74]" office:value-type="float" office:value="117000" calcext:value-type="float">
            <text:p>117000</text:p>
          </table:table-cell>
          <table:table-cell table:formula="of:=[.C74]-[.A74]" office:value-type="float" office:value="211549" calcext:value-type="float">
            <text:p>211549</text:p>
          </table:table-cell>
          <table:table-cell/>
          <table:table-cell table:formula="of:=[.E74]/[.G74]" office:value-type="percentage" office:value="0.446936643519941" calcext:value-type="percentage">
            <text:p>44,69 %</text:p>
          </table:table-cell>
        </table:table-row>
        <table:table-row table:style-name="ro1">
          <table:table-cell office:value-type="float" office:value="86491597374483" calcext:value-type="float">
            <text:p>86491597374483</text:p>
          </table:table-cell>
          <table:table-cell office:value-type="float" office:value="86491597482064" calcext:value-type="float">
            <text:p>86491597482064</text:p>
          </table:table-cell>
          <table:table-cell office:value-type="float" office:value="86491597714354" calcext:value-type="float">
            <text:p>86491597714354</text:p>
          </table:table-cell>
          <table:table-cell/>
          <table:table-cell table:formula="of:=[.B75]-[.A75]" office:value-type="float" office:value="107581" calcext:value-type="float">
            <text:p>107581</text:p>
          </table:table-cell>
          <table:table-cell table:formula="of:=[.C75]-[.B75]" office:value-type="float" office:value="232290" calcext:value-type="float">
            <text:p>232290</text:p>
          </table:table-cell>
          <table:table-cell table:formula="of:=[.C75]-[.A75]" office:value-type="float" office:value="339871" calcext:value-type="float">
            <text:p>339871</text:p>
          </table:table-cell>
          <table:table-cell/>
          <table:table-cell table:formula="of:=[.E75]/[.G75]" office:value-type="percentage" office:value="0.316534802910516" calcext:value-type="percentage">
            <text:p>31,65 %</text:p>
          </table:table-cell>
        </table:table-row>
        <table:table-row table:style-name="ro1">
          <table:table-cell office:value-type="float" office:value="86491601886967" calcext:value-type="float">
            <text:p>86491601886967</text:p>
          </table:table-cell>
          <table:table-cell office:value-type="float" office:value="86491601982161" calcext:value-type="float">
            <text:p>86491601982161</text:p>
          </table:table-cell>
          <table:table-cell office:value-type="float" office:value="86491602128483" calcext:value-type="float">
            <text:p>86491602128483</text:p>
          </table:table-cell>
          <table:table-cell/>
          <table:table-cell table:formula="of:=[.B76]-[.A76]" office:value-type="float" office:value="95194" calcext:value-type="float">
            <text:p>95194</text:p>
          </table:table-cell>
          <table:table-cell table:formula="of:=[.C76]-[.B76]" office:value-type="float" office:value="146322" calcext:value-type="float">
            <text:p>146322</text:p>
          </table:table-cell>
          <table:table-cell table:formula="of:=[.C76]-[.A76]" office:value-type="float" office:value="241516" calcext:value-type="float">
            <text:p>241516</text:p>
          </table:table-cell>
          <table:table-cell/>
          <table:table-cell table:formula="of:=[.E76]/[.G76]" office:value-type="percentage" office:value="0.394151940244125" calcext:value-type="percentage">
            <text:p>39,42 %</text:p>
          </table:table-cell>
        </table:table-row>
        <table:table-row table:style-name="ro1">
          <table:table-cell office:value-type="float" office:value="86491606399451" calcext:value-type="float">
            <text:p>86491606399451</text:p>
          </table:table-cell>
          <table:table-cell office:value-type="float" office:value="86491606535290" calcext:value-type="float">
            <text:p>86491606535290</text:p>
          </table:table-cell>
          <table:table-cell office:value-type="float" office:value="86491606896516" calcext:value-type="float">
            <text:p>86491606896516</text:p>
          </table:table-cell>
          <table:table-cell/>
          <table:table-cell table:formula="of:=[.B77]-[.A77]" office:value-type="float" office:value="135839" calcext:value-type="float">
            <text:p>135839</text:p>
          </table:table-cell>
          <table:table-cell table:formula="of:=[.C77]-[.B77]" office:value-type="float" office:value="361226" calcext:value-type="float">
            <text:p>361226</text:p>
          </table:table-cell>
          <table:table-cell table:formula="of:=[.C77]-[.A77]" office:value-type="float" office:value="497065" calcext:value-type="float">
            <text:p>497065</text:p>
          </table:table-cell>
          <table:table-cell/>
          <table:table-cell table:formula="of:=[.E77]/[.G77]" office:value-type="percentage" office:value="0.273282166316277" calcext:value-type="percentage">
            <text:p>27,33 %</text:p>
          </table:table-cell>
        </table:table-row>
        <table:table-row table:style-name="ro1">
          <table:table-cell office:value-type="float" office:value="86491610911838" calcext:value-type="float">
            <text:p>86491610911838</text:p>
          </table:table-cell>
          <table:table-cell office:value-type="float" office:value="86491611004677" calcext:value-type="float">
            <text:p>86491611004677</text:p>
          </table:table-cell>
          <table:table-cell office:value-type="float" office:value="86491611119580" calcext:value-type="float">
            <text:p>86491611119580</text:p>
          </table:table-cell>
          <table:table-cell/>
          <table:table-cell table:formula="of:=[.B78]-[.A78]" office:value-type="float" office:value="92839" calcext:value-type="float">
            <text:p>92839</text:p>
          </table:table-cell>
          <table:table-cell table:formula="of:=[.C78]-[.B78]" office:value-type="float" office:value="114903" calcext:value-type="float">
            <text:p>114903</text:p>
          </table:table-cell>
          <table:table-cell table:formula="of:=[.C78]-[.A78]" office:value-type="float" office:value="207742" calcext:value-type="float">
            <text:p>207742</text:p>
          </table:table-cell>
          <table:table-cell/>
          <table:table-cell table:formula="of:=[.E78]/[.G78]" office:value-type="percentage" office:value="0.446895668665941" calcext:value-type="percentage">
            <text:p>44,69 %</text:p>
          </table:table-cell>
        </table:table-row>
        <table:table-row table:style-name="ro1">
          <table:table-cell office:value-type="float" office:value="86491615424000" calcext:value-type="float">
            <text:p>86491615424000</text:p>
          </table:table-cell>
          <table:table-cell office:value-type="float" office:value="86491615525483" calcext:value-type="float">
            <text:p>86491615525483</text:p>
          </table:table-cell>
          <table:table-cell office:value-type="float" office:value="86491615641612" calcext:value-type="float">
            <text:p>86491615641612</text:p>
          </table:table-cell>
          <table:table-cell/>
          <table:table-cell table:formula="of:=[.B79]-[.A79]" office:value-type="float" office:value="101483" calcext:value-type="float">
            <text:p>101483</text:p>
          </table:table-cell>
          <table:table-cell table:formula="of:=[.C79]-[.B79]" office:value-type="float" office:value="116129" calcext:value-type="float">
            <text:p>116129</text:p>
          </table:table-cell>
          <table:table-cell table:formula="of:=[.C79]-[.A79]" office:value-type="float" office:value="217612" calcext:value-type="float">
            <text:p>217612</text:p>
          </table:table-cell>
          <table:table-cell/>
          <table:table-cell table:formula="of:=[.E79]/[.G79]" office:value-type="percentage" office:value="0.466348363141738" calcext:value-type="percentage">
            <text:p>46,63 %</text:p>
          </table:table-cell>
        </table:table-row>
        <table:table-row table:style-name="ro1">
          <table:table-cell office:value-type="float" office:value="86491619937129" calcext:value-type="float">
            <text:p>86491619937129</text:p>
          </table:table-cell>
          <table:table-cell office:value-type="float" office:value="86491620031935" calcext:value-type="float">
            <text:p>86491620031935</text:p>
          </table:table-cell>
          <table:table-cell office:value-type="float" office:value="86491620196580" calcext:value-type="float">
            <text:p>86491620196580</text:p>
          </table:table-cell>
          <table:table-cell/>
          <table:table-cell table:formula="of:=[.B80]-[.A80]" office:value-type="float" office:value="94806" calcext:value-type="float">
            <text:p>94806</text:p>
          </table:table-cell>
          <table:table-cell table:formula="of:=[.C80]-[.B80]" office:value-type="float" office:value="164645" calcext:value-type="float">
            <text:p>164645</text:p>
          </table:table-cell>
          <table:table-cell table:formula="of:=[.C80]-[.A80]" office:value-type="float" office:value="259451" calcext:value-type="float">
            <text:p>259451</text:p>
          </table:table-cell>
          <table:table-cell/>
          <table:table-cell table:formula="of:=[.E80]/[.G80]" office:value-type="percentage" office:value="0.36541003888981" calcext:value-type="percentage">
            <text:p>36,54 %</text:p>
          </table:table-cell>
        </table:table-row>
        <table:table-row table:style-name="ro1">
          <table:table-cell office:value-type="float" office:value="86491624448516" calcext:value-type="float">
            <text:p>86491624448516</text:p>
          </table:table-cell>
          <table:table-cell office:value-type="float" office:value="86491624552709" calcext:value-type="float">
            <text:p>86491624552709</text:p>
          </table:table-cell>
          <table:table-cell office:value-type="float" office:value="86491624785354" calcext:value-type="float">
            <text:p>86491624785354</text:p>
          </table:table-cell>
          <table:table-cell/>
          <table:table-cell table:formula="of:=[.B81]-[.A81]" office:value-type="float" office:value="104193" calcext:value-type="float">
            <text:p>104193</text:p>
          </table:table-cell>
          <table:table-cell table:formula="of:=[.C81]-[.B81]" office:value-type="float" office:value="232645" calcext:value-type="float">
            <text:p>232645</text:p>
          </table:table-cell>
          <table:table-cell table:formula="of:=[.C81]-[.A81]" office:value-type="float" office:value="336838" calcext:value-type="float">
            <text:p>336838</text:p>
          </table:table-cell>
          <table:table-cell/>
          <table:table-cell table:formula="of:=[.E81]/[.G81]" office:value-type="percentage" office:value="0.309326738669627" calcext:value-type="percentage">
            <text:p>30,93 %</text:p>
          </table:table-cell>
        </table:table-row>
        <table:table-row table:style-name="ro1">
          <table:table-cell office:value-type="float" office:value="86491628961032" calcext:value-type="float">
            <text:p>86491628961032</text:p>
          </table:table-cell>
          <table:table-cell office:value-type="float" office:value="86491629075548" calcext:value-type="float">
            <text:p>86491629075548</text:p>
          </table:table-cell>
          <table:table-cell office:value-type="float" office:value="86491629190451" calcext:value-type="float">
            <text:p>86491629190451</text:p>
          </table:table-cell>
          <table:table-cell/>
          <table:table-cell table:formula="of:=[.B82]-[.A82]" office:value-type="float" office:value="114516" calcext:value-type="float">
            <text:p>114516</text:p>
          </table:table-cell>
          <table:table-cell table:formula="of:=[.C82]-[.B82]" office:value-type="float" office:value="114903" calcext:value-type="float">
            <text:p>114903</text:p>
          </table:table-cell>
          <table:table-cell table:formula="of:=[.C82]-[.A82]" office:value-type="float" office:value="229419" calcext:value-type="float">
            <text:p>229419</text:p>
          </table:table-cell>
          <table:table-cell/>
          <table:table-cell table:formula="of:=[.E82]/[.G82]" office:value-type="percentage" office:value="0.499156565062179" calcext:value-type="percentage">
            <text:p>49,92 %</text:p>
          </table:table-cell>
        </table:table-row>
        <table:table-row table:style-name="ro1">
          <table:table-cell office:value-type="float" office:value="86491633473064" calcext:value-type="float">
            <text:p>86491633473064</text:p>
          </table:table-cell>
          <table:table-cell office:value-type="float" office:value="86491633573161" calcext:value-type="float">
            <text:p>86491633573161</text:p>
          </table:table-cell>
          <table:table-cell office:value-type="float" office:value="86491633689000" calcext:value-type="float">
            <text:p>86491633689000</text:p>
          </table:table-cell>
          <table:table-cell/>
          <table:table-cell table:formula="of:=[.B83]-[.A83]" office:value-type="float" office:value="100097" calcext:value-type="float">
            <text:p>100097</text:p>
          </table:table-cell>
          <table:table-cell table:formula="of:=[.C83]-[.B83]" office:value-type="float" office:value="115839" calcext:value-type="float">
            <text:p>115839</text:p>
          </table:table-cell>
          <table:table-cell table:formula="of:=[.C83]-[.A83]" office:value-type="float" office:value="215936" calcext:value-type="float">
            <text:p>215936</text:p>
          </table:table-cell>
          <table:table-cell/>
          <table:table-cell table:formula="of:=[.E83]/[.G83]" office:value-type="percentage" office:value="0.463549385002964" calcext:value-type="percentage">
            <text:p>46,35 %</text:p>
          </table:table-cell>
        </table:table-row>
        <table:table-row table:style-name="ro1">
          <table:table-cell office:value-type="float" office:value="86491637985161" calcext:value-type="float">
            <text:p>86491637985161</text:p>
          </table:table-cell>
          <table:table-cell office:value-type="float" office:value="86491638079838" calcext:value-type="float">
            <text:p>86491638079838</text:p>
          </table:table-cell>
          <table:table-cell office:value-type="float" office:value="86491638234032" calcext:value-type="float">
            <text:p>86491638234032</text:p>
          </table:table-cell>
          <table:table-cell/>
          <table:table-cell table:formula="of:=[.B84]-[.A84]" office:value-type="float" office:value="94677" calcext:value-type="float">
            <text:p>94677</text:p>
          </table:table-cell>
          <table:table-cell table:formula="of:=[.C84]-[.B84]" office:value-type="float" office:value="154194" calcext:value-type="float">
            <text:p>154194</text:p>
          </table:table-cell>
          <table:table-cell table:formula="of:=[.C84]-[.A84]" office:value-type="float" office:value="248871" calcext:value-type="float">
            <text:p>248871</text:p>
          </table:table-cell>
          <table:table-cell/>
          <table:table-cell table:formula="of:=[.E84]/[.G84]" office:value-type="percentage" office:value="0.380426003833311" calcext:value-type="percentage">
            <text:p>38,04 %</text:p>
          </table:table-cell>
        </table:table-row>
        <table:table-row table:style-name="ro1">
          <table:table-cell office:value-type="float" office:value="86491642497935" calcext:value-type="float">
            <text:p>86491642497935</text:p>
          </table:table-cell>
          <table:table-cell office:value-type="float" office:value="86491642592580" calcext:value-type="float">
            <text:p>86491642592580</text:p>
          </table:table-cell>
          <table:table-cell office:value-type="float" office:value="86491642713516" calcext:value-type="float">
            <text:p>86491642713516</text:p>
          </table:table-cell>
          <table:table-cell/>
          <table:table-cell table:formula="of:=[.B85]-[.A85]" office:value-type="float" office:value="94645" calcext:value-type="float">
            <text:p>94645</text:p>
          </table:table-cell>
          <table:table-cell table:formula="of:=[.C85]-[.B85]" office:value-type="float" office:value="120936" calcext:value-type="float">
            <text:p>120936</text:p>
          </table:table-cell>
          <table:table-cell table:formula="of:=[.C85]-[.A85]" office:value-type="float" office:value="215581" calcext:value-type="float">
            <text:p>215581</text:p>
          </table:table-cell>
          <table:table-cell/>
          <table:table-cell table:formula="of:=[.E85]/[.G85]" office:value-type="percentage" office:value="0.439022919459507" calcext:value-type="percentage">
            <text:p>43,90 %</text:p>
          </table:table-cell>
        </table:table-row>
        <table:table-row table:style-name="ro1">
          <table:table-cell office:value-type="float" office:value="86491647008935" calcext:value-type="float">
            <text:p>86491647008935</text:p>
          </table:table-cell>
          <table:table-cell office:value-type="float" office:value="86491647111903" calcext:value-type="float">
            <text:p>86491647111903</text:p>
          </table:table-cell>
          <table:table-cell office:value-type="float" office:value="86491647440774" calcext:value-type="float">
            <text:p>86491647440774</text:p>
          </table:table-cell>
          <table:table-cell/>
          <table:table-cell table:formula="of:=[.B86]-[.A86]" office:value-type="float" office:value="102968" calcext:value-type="float">
            <text:p>102968</text:p>
          </table:table-cell>
          <table:table-cell table:formula="of:=[.C86]-[.B86]" office:value-type="float" office:value="328871" calcext:value-type="float">
            <text:p>328871</text:p>
          </table:table-cell>
          <table:table-cell table:formula="of:=[.C86]-[.A86]" office:value-type="float" office:value="431839" calcext:value-type="float">
            <text:p>431839</text:p>
          </table:table-cell>
          <table:table-cell/>
          <table:table-cell table:formula="of:=[.E86]/[.G86]" office:value-type="percentage" office:value="0.238440715173942" calcext:value-type="percentage">
            <text:p>23,84 %</text:p>
          </table:table-cell>
        </table:table-row>
        <table:table-row table:style-name="ro1">
          <table:table-cell office:value-type="float" office:value="86491651522806" calcext:value-type="float">
            <text:p>86491651522806</text:p>
          </table:table-cell>
          <table:table-cell office:value-type="float" office:value="86491651617451" calcext:value-type="float">
            <text:p>86491651617451</text:p>
          </table:table-cell>
          <table:table-cell office:value-type="float" office:value="86491651751935" calcext:value-type="float">
            <text:p>86491651751935</text:p>
          </table:table-cell>
          <table:table-cell/>
          <table:table-cell table:formula="of:=[.B87]-[.A87]" office:value-type="float" office:value="94645" calcext:value-type="float">
            <text:p>94645</text:p>
          </table:table-cell>
          <table:table-cell table:formula="of:=[.C87]-[.B87]" office:value-type="float" office:value="134484" calcext:value-type="float">
            <text:p>134484</text:p>
          </table:table-cell>
          <table:table-cell table:formula="of:=[.C87]-[.A87]" office:value-type="float" office:value="229129" calcext:value-type="float">
            <text:p>229129</text:p>
          </table:table-cell>
          <table:table-cell/>
          <table:table-cell table:formula="of:=[.E87]/[.G87]" office:value-type="percentage" office:value="0.413064256379594" calcext:value-type="percentage">
            <text:p>41,31 %</text:p>
          </table:table-cell>
        </table:table-row>
        <table:table-row table:style-name="ro1">
          <table:table-cell office:value-type="float" office:value="86491656034870" calcext:value-type="float">
            <text:p>86491656034870</text:p>
          </table:table-cell>
          <table:table-cell office:value-type="float" office:value="86491656129548" calcext:value-type="float">
            <text:p>86491656129548</text:p>
          </table:table-cell>
          <table:table-cell office:value-type="float" office:value="86491656246000" calcext:value-type="float">
            <text:p>86491656246000</text:p>
          </table:table-cell>
          <table:table-cell/>
          <table:table-cell table:formula="of:=[.B88]-[.A88]" office:value-type="float" office:value="94678" calcext:value-type="float">
            <text:p>94678</text:p>
          </table:table-cell>
          <table:table-cell table:formula="of:=[.C88]-[.B88]" office:value-type="float" office:value="116452" calcext:value-type="float">
            <text:p>116452</text:p>
          </table:table-cell>
          <table:table-cell table:formula="of:=[.C88]-[.A88]" office:value-type="float" office:value="211130" calcext:value-type="float">
            <text:p>211130</text:p>
          </table:table-cell>
          <table:table-cell/>
          <table:table-cell table:formula="of:=[.E88]/[.G88]" office:value-type="percentage" office:value="0.448434613745086" calcext:value-type="percentage">
            <text:p>44,84 %</text:p>
          </table:table-cell>
        </table:table-row>
        <table:table-row table:style-name="ro1">
          <table:table-cell office:value-type="float" office:value="86491660547322" calcext:value-type="float">
            <text:p>86491660547322</text:p>
          </table:table-cell>
          <table:table-cell office:value-type="float" office:value="86491660642387" calcext:value-type="float">
            <text:p>86491660642387</text:p>
          </table:table-cell>
          <table:table-cell office:value-type="float" office:value="86491660759870" calcext:value-type="float">
            <text:p>86491660759870</text:p>
          </table:table-cell>
          <table:table-cell/>
          <table:table-cell table:formula="of:=[.B89]-[.A89]" office:value-type="float" office:value="95065" calcext:value-type="float">
            <text:p>95065</text:p>
          </table:table-cell>
          <table:table-cell table:formula="of:=[.C89]-[.B89]" office:value-type="float" office:value="117483" calcext:value-type="float">
            <text:p>117483</text:p>
          </table:table-cell>
          <table:table-cell table:formula="of:=[.C89]-[.A89]" office:value-type="float" office:value="212548" calcext:value-type="float">
            <text:p>212548</text:p>
          </table:table-cell>
          <table:table-cell/>
          <table:table-cell table:formula="of:=[.E89]/[.G89]" office:value-type="percentage" office:value="0.447263676910627" calcext:value-type="percentage">
            <text:p>44,73 %</text:p>
          </table:table-cell>
        </table:table-row>
        <table:table-row table:style-name="ro1">
          <table:table-cell office:value-type="float" office:value="86491665058516" calcext:value-type="float">
            <text:p>86491665058516</text:p>
          </table:table-cell>
          <table:table-cell office:value-type="float" office:value="86491665161838" calcext:value-type="float">
            <text:p>86491665161838</text:p>
          </table:table-cell>
          <table:table-cell office:value-type="float" office:value="86491665280387" calcext:value-type="float">
            <text:p>86491665280387</text:p>
          </table:table-cell>
          <table:table-cell/>
          <table:table-cell table:formula="of:=[.B90]-[.A90]" office:value-type="float" office:value="103322" calcext:value-type="float">
            <text:p>103322</text:p>
          </table:table-cell>
          <table:table-cell table:formula="of:=[.C90]-[.B90]" office:value-type="float" office:value="118549" calcext:value-type="float">
            <text:p>118549</text:p>
          </table:table-cell>
          <table:table-cell table:formula="of:=[.C90]-[.A90]" office:value-type="float" office:value="221871" calcext:value-type="float">
            <text:p>221871</text:p>
          </table:table-cell>
          <table:table-cell/>
          <table:table-cell table:formula="of:=[.E90]/[.G90]" office:value-type="percentage" office:value="0.465685015166471" calcext:value-type="percentage">
            <text:p>46,57 %</text:p>
          </table:table-cell>
        </table:table-row>
        <table:table-row table:style-name="ro1">
          <table:table-cell office:value-type="float" office:value="86491669570096" calcext:value-type="float">
            <text:p>86491669570096</text:p>
          </table:table-cell>
          <table:table-cell office:value-type="float" office:value="86491669685354" calcext:value-type="float">
            <text:p>86491669685354</text:p>
          </table:table-cell>
          <table:table-cell office:value-type="float" office:value="86491669800225" calcext:value-type="float">
            <text:p>86491669800225</text:p>
          </table:table-cell>
          <table:table-cell/>
          <table:table-cell table:formula="of:=[.B91]-[.A91]" office:value-type="float" office:value="115258" calcext:value-type="float">
            <text:p>115258</text:p>
          </table:table-cell>
          <table:table-cell table:formula="of:=[.C91]-[.B91]" office:value-type="float" office:value="114871" calcext:value-type="float">
            <text:p>114871</text:p>
          </table:table-cell>
          <table:table-cell table:formula="of:=[.C91]-[.A91]" office:value-type="float" office:value="230129" calcext:value-type="float">
            <text:p>230129</text:p>
          </table:table-cell>
          <table:table-cell/>
          <table:table-cell table:formula="of:=[.E91]/[.G91]" office:value-type="percentage" office:value="0.500840832750327" calcext:value-type="percentage">
            <text:p>50,08 %</text:p>
          </table:table-cell>
        </table:table-row>
        <table:table-row table:style-name="ro1">
          <table:table-cell office:value-type="float" office:value="86491674083935" calcext:value-type="float">
            <text:p>86491674083935</text:p>
          </table:table-cell>
          <table:table-cell office:value-type="float" office:value="86491674177903" calcext:value-type="float">
            <text:p>86491674177903</text:p>
          </table:table-cell>
          <table:table-cell office:value-type="float" office:value="86491674297612" calcext:value-type="float">
            <text:p>86491674297612</text:p>
          </table:table-cell>
          <table:table-cell/>
          <table:table-cell table:formula="of:=[.B92]-[.A92]" office:value-type="float" office:value="93968" calcext:value-type="float">
            <text:p>93968</text:p>
          </table:table-cell>
          <table:table-cell table:formula="of:=[.C92]-[.B92]" office:value-type="float" office:value="119709" calcext:value-type="float">
            <text:p>119709</text:p>
          </table:table-cell>
          <table:table-cell table:formula="of:=[.C92]-[.A92]" office:value-type="float" office:value="213677" calcext:value-type="float">
            <text:p>213677</text:p>
          </table:table-cell>
          <table:table-cell/>
          <table:table-cell table:formula="of:=[.E92]/[.G92]" office:value-type="percentage" office:value="0.439766563551529" calcext:value-type="percentage">
            <text:p>43,98 %</text:p>
          </table:table-cell>
        </table:table-row>
        <table:table-row table:style-name="ro1">
          <table:table-cell office:value-type="float" office:value="86491678595483" calcext:value-type="float">
            <text:p>86491678595483</text:p>
          </table:table-cell>
          <table:table-cell office:value-type="float" office:value="86491678690774" calcext:value-type="float">
            <text:p>86491678690774</text:p>
          </table:table-cell>
          <table:table-cell office:value-type="float" office:value="86491678922612" calcext:value-type="float">
            <text:p>86491678922612</text:p>
          </table:table-cell>
          <table:table-cell/>
          <table:table-cell table:formula="of:=[.B93]-[.A93]" office:value-type="float" office:value="95291" calcext:value-type="float">
            <text:p>95291</text:p>
          </table:table-cell>
          <table:table-cell table:formula="of:=[.C93]-[.B93]" office:value-type="float" office:value="231838" calcext:value-type="float">
            <text:p>231838</text:p>
          </table:table-cell>
          <table:table-cell table:formula="of:=[.C93]-[.A93]" office:value-type="float" office:value="327129" calcext:value-type="float">
            <text:p>327129</text:p>
          </table:table-cell>
          <table:table-cell/>
          <table:table-cell table:formula="of:=[.E93]/[.G93]" office:value-type="percentage" office:value="0.291294871442153" calcext:value-type="percentage">
            <text:p>29,13 %</text:p>
          </table:table-cell>
        </table:table-row>
        <table:table-row table:style-name="ro1">
          <table:table-cell office:value-type="float" office:value="86491683107225" calcext:value-type="float">
            <text:p>86491683107225</text:p>
          </table:table-cell>
          <table:table-cell office:value-type="float" office:value="86491683280903" calcext:value-type="float">
            <text:p>86491683280903</text:p>
          </table:table-cell>
          <table:table-cell office:value-type="float" office:value="86491683486451" calcext:value-type="float">
            <text:p>86491683486451</text:p>
          </table:table-cell>
          <table:table-cell/>
          <table:table-cell table:formula="of:=[.B94]-[.A94]" office:value-type="float" office:value="173678" calcext:value-type="float">
            <text:p>173678</text:p>
          </table:table-cell>
          <table:table-cell table:formula="of:=[.C94]-[.B94]" office:value-type="float" office:value="205548" calcext:value-type="float">
            <text:p>205548</text:p>
          </table:table-cell>
          <table:table-cell table:formula="of:=[.C94]-[.A94]" office:value-type="float" office:value="379226" calcext:value-type="float">
            <text:p>379226</text:p>
          </table:table-cell>
          <table:table-cell/>
          <table:table-cell table:formula="of:=[.E94]/[.G94]" office:value-type="percentage" office:value="0.457980201779414" calcext:value-type="percentage">
            <text:p>45,80 %</text:p>
          </table:table-cell>
        </table:table-row>
        <table:table-row table:style-name="ro1">
          <table:table-cell office:value-type="float" office:value="86491687619193" calcext:value-type="float">
            <text:p>86491687619193</text:p>
          </table:table-cell>
          <table:table-cell office:value-type="float" office:value="86491687715387" calcext:value-type="float">
            <text:p>86491687715387</text:p>
          </table:table-cell>
          <table:table-cell office:value-type="float" office:value="86491688048322" calcext:value-type="float">
            <text:p>86491688048322</text:p>
          </table:table-cell>
          <table:table-cell/>
          <table:table-cell table:formula="of:=[.B95]-[.A95]" office:value-type="float" office:value="96194" calcext:value-type="float">
            <text:p>96194</text:p>
          </table:table-cell>
          <table:table-cell table:formula="of:=[.C95]-[.B95]" office:value-type="float" office:value="332935" calcext:value-type="float">
            <text:p>332935</text:p>
          </table:table-cell>
          <table:table-cell table:formula="of:=[.C95]-[.A95]" office:value-type="float" office:value="429129" calcext:value-type="float">
            <text:p>429129</text:p>
          </table:table-cell>
          <table:table-cell/>
          <table:table-cell table:formula="of:=[.E95]/[.G95]" office:value-type="percentage" office:value="0.224161033162522" calcext:value-type="percentage">
            <text:p>22,42 %</text:p>
          </table:table-cell>
        </table:table-row>
        <table:table-row table:style-name="ro1">
          <table:table-cell office:value-type="float" office:value="86491692132322" calcext:value-type="float">
            <text:p>86491692132322</text:p>
          </table:table-cell>
          <table:table-cell office:value-type="float" office:value="86491692227741" calcext:value-type="float">
            <text:p>86491692227741</text:p>
          </table:table-cell>
          <table:table-cell office:value-type="float" office:value="86491692344290" calcext:value-type="float">
            <text:p>86491692344290</text:p>
          </table:table-cell>
          <table:table-cell/>
          <table:table-cell table:formula="of:=[.B96]-[.A96]" office:value-type="float" office:value="95419" calcext:value-type="float">
            <text:p>95419</text:p>
          </table:table-cell>
          <table:table-cell table:formula="of:=[.C96]-[.B96]" office:value-type="float" office:value="116549" calcext:value-type="float">
            <text:p>116549</text:p>
          </table:table-cell>
          <table:table-cell table:formula="of:=[.C96]-[.A96]" office:value-type="float" office:value="211968" calcext:value-type="float">
            <text:p>211968</text:p>
          </table:table-cell>
          <table:table-cell/>
          <table:table-cell table:formula="of:=[.E96]/[.G96]" office:value-type="percentage" office:value="0.450157570954106" calcext:value-type="percentage">
            <text:p>45,02 %</text:p>
          </table:table-cell>
        </table:table-row>
        <table:table-row table:style-name="ro1">
          <table:table-cell office:value-type="float" office:value="86491696644387" calcext:value-type="float">
            <text:p>86491696644387</text:p>
          </table:table-cell>
          <table:table-cell office:value-type="float" office:value="86491696740225" calcext:value-type="float">
            <text:p>86491696740225</text:p>
          </table:table-cell>
          <table:table-cell office:value-type="float" office:value="86491696860032" calcext:value-type="float">
            <text:p>86491696860032</text:p>
          </table:table-cell>
          <table:table-cell/>
          <table:table-cell table:formula="of:=[.B97]-[.A97]" office:value-type="float" office:value="95838" calcext:value-type="float">
            <text:p>95838</text:p>
          </table:table-cell>
          <table:table-cell table:formula="of:=[.C97]-[.B97]" office:value-type="float" office:value="119807" calcext:value-type="float">
            <text:p>119807</text:p>
          </table:table-cell>
          <table:table-cell table:formula="of:=[.C97]-[.A97]" office:value-type="float" office:value="215645" calcext:value-type="float">
            <text:p>215645</text:p>
          </table:table-cell>
          <table:table-cell/>
          <table:table-cell table:formula="of:=[.E97]/[.G97]" office:value-type="percentage" office:value="0.444424864940064" calcext:value-type="percentage">
            <text:p>44,44 %</text:p>
          </table:table-cell>
        </table:table-row>
        <table:table-row table:style-name="ro1">
          <table:table-cell office:value-type="float" office:value="86491701155032" calcext:value-type="float">
            <text:p>86491701155032</text:p>
          </table:table-cell>
          <table:table-cell office:value-type="float" office:value="86491701250258" calcext:value-type="float">
            <text:p>86491701250258</text:p>
          </table:table-cell>
          <table:table-cell office:value-type="float" office:value="86491701369935" calcext:value-type="float">
            <text:p>86491701369935</text:p>
          </table:table-cell>
          <table:table-cell/>
          <table:table-cell table:formula="of:=[.B98]-[.A98]" office:value-type="float" office:value="95226" calcext:value-type="float">
            <text:p>95226</text:p>
          </table:table-cell>
          <table:table-cell table:formula="of:=[.C98]-[.B98]" office:value-type="float" office:value="119677" calcext:value-type="float">
            <text:p>119677</text:p>
          </table:table-cell>
          <table:table-cell table:formula="of:=[.C98]-[.A98]" office:value-type="float" office:value="214903" calcext:value-type="float">
            <text:p>214903</text:p>
          </table:table-cell>
          <table:table-cell/>
          <table:table-cell table:formula="of:=[.E98]/[.G98]" office:value-type="percentage" office:value="0.443111543347464" calcext:value-type="percentage">
            <text:p>44,31 %</text:p>
          </table:table-cell>
        </table:table-row>
        <table:table-row table:style-name="ro1">
          <table:table-cell office:value-type="float" office:value="86491705668516" calcext:value-type="float">
            <text:p>86491705668516</text:p>
          </table:table-cell>
          <table:table-cell office:value-type="float" office:value="86491705764806" calcext:value-type="float">
            <text:p>86491705764806</text:p>
          </table:table-cell>
          <table:table-cell office:value-type="float" office:value="86491706054967" calcext:value-type="float">
            <text:p>86491706054967</text:p>
          </table:table-cell>
          <table:table-cell/>
          <table:table-cell table:formula="of:=[.B99]-[.A99]" office:value-type="float" office:value="96290" calcext:value-type="float">
            <text:p>96290</text:p>
          </table:table-cell>
          <table:table-cell table:formula="of:=[.C99]-[.B99]" office:value-type="float" office:value="290161" calcext:value-type="float">
            <text:p>290161</text:p>
          </table:table-cell>
          <table:table-cell table:formula="of:=[.C99]-[.A99]" office:value-type="float" office:value="386451" calcext:value-type="float">
            <text:p>386451</text:p>
          </table:table-cell>
          <table:table-cell/>
          <table:table-cell table:formula="of:=[.E99]/[.G99]" office:value-type="percentage" office:value="0.249164835904164" calcext:value-type="percentage">
            <text:p>24,92 %</text:p>
          </table:table-cell>
        </table:table-row>
        <table:table-row table:style-name="ro1">
          <table:table-cell office:value-type="float" office:value="86491710180580" calcext:value-type="float">
            <text:p>86491710180580</text:p>
          </table:table-cell>
          <table:table-cell office:value-type="float" office:value="86491710295935" calcext:value-type="float">
            <text:p>86491710295935</text:p>
          </table:table-cell>
          <table:table-cell office:value-type="float" office:value="86491710520322" calcext:value-type="float">
            <text:p>86491710520322</text:p>
          </table:table-cell>
          <table:table-cell/>
          <table:table-cell table:formula="of:=[.B100]-[.A100]" office:value-type="float" office:value="115355" calcext:value-type="float">
            <text:p>115355</text:p>
          </table:table-cell>
          <table:table-cell table:formula="of:=[.C100]-[.B100]" office:value-type="float" office:value="224387" calcext:value-type="float">
            <text:p>224387</text:p>
          </table:table-cell>
          <table:table-cell table:formula="of:=[.C100]-[.A100]" office:value-type="float" office:value="339742" calcext:value-type="float">
            <text:p>339742</text:p>
          </table:table-cell>
          <table:table-cell/>
          <table:table-cell table:formula="of:=[.E100]/[.G100]" office:value-type="percentage" office:value="0.339537060475302" calcext:value-type="percentage">
            <text:p>33,95 %</text:p>
          </table:table-cell>
        </table:table-row>
        <table:table-row table:style-name="ro1">
          <table:table-cell office:value-type="float" office:value="86491714692161" calcext:value-type="float">
            <text:p>86491714692161</text:p>
          </table:table-cell>
          <table:table-cell office:value-type="float" office:value="86491714788387" calcext:value-type="float">
            <text:p>86491714788387</text:p>
          </table:table-cell>
          <table:table-cell office:value-type="float" office:value="86491714908419" calcext:value-type="float">
            <text:p>86491714908419</text:p>
          </table:table-cell>
          <table:table-cell/>
          <table:table-cell table:formula="of:=[.B101]-[.A101]" office:value-type="float" office:value="96226" calcext:value-type="float">
            <text:p>96226</text:p>
          </table:table-cell>
          <table:table-cell table:formula="of:=[.C101]-[.B101]" office:value-type="float" office:value="120032" calcext:value-type="float">
            <text:p>120032</text:p>
          </table:table-cell>
          <table:table-cell table:formula="of:=[.C101]-[.A101]" office:value-type="float" office:value="216258" calcext:value-type="float">
            <text:p>216258</text:p>
          </table:table-cell>
          <table:table-cell/>
          <table:table-cell table:formula="of:=[.E101]/[.G101]" office:value-type="percentage" office:value="0.444959261622691" calcext:value-type="percentage">
            <text:p>44,50 %</text:p>
          </table:table-cell>
        </table:table-row>
        <table:table-row table:style-name="ro1">
          <table:table-cell office:value-type="float" office:value="86491719203935" calcext:value-type="float">
            <text:p>86491719203935</text:p>
          </table:table-cell>
          <table:table-cell office:value-type="float" office:value="86491719309709" calcext:value-type="float">
            <text:p>86491719309709</text:p>
          </table:table-cell>
          <table:table-cell office:value-type="float" office:value="86491719464580" calcext:value-type="float">
            <text:p>86491719464580</text:p>
          </table:table-cell>
          <table:table-cell/>
          <table:table-cell table:formula="of:=[.B102]-[.A102]" office:value-type="float" office:value="105774" calcext:value-type="float">
            <text:p>105774</text:p>
          </table:table-cell>
          <table:table-cell table:formula="of:=[.C102]-[.B102]" office:value-type="float" office:value="154871" calcext:value-type="float">
            <text:p>154871</text:p>
          </table:table-cell>
          <table:table-cell table:formula="of:=[.C102]-[.A102]" office:value-type="float" office:value="260645" calcext:value-type="float">
            <text:p>260645</text:p>
          </table:table-cell>
          <table:table-cell/>
          <table:table-cell table:formula="of:=[.E102]/[.G102]" office:value-type="percentage" office:value="0.405816340232884" calcext:value-type="percentage">
            <text:p>40,58 %</text:p>
          </table:table-cell>
        </table:table-row>
        <table:table-row table:style-name="ro1">
          <table:table-cell office:value-type="float" office:value="86491723716967" calcext:value-type="float">
            <text:p>86491723716967</text:p>
          </table:table-cell>
          <table:table-cell office:value-type="float" office:value="86491723812548" calcext:value-type="float">
            <text:p>86491723812548</text:p>
          </table:table-cell>
          <table:table-cell office:value-type="float" office:value="86491723955129" calcext:value-type="float">
            <text:p>86491723955129</text:p>
          </table:table-cell>
          <table:table-cell/>
          <table:table-cell table:formula="of:=[.B103]-[.A103]" office:value-type="float" office:value="95581" calcext:value-type="float">
            <text:p>95581</text:p>
          </table:table-cell>
          <table:table-cell table:formula="of:=[.C103]-[.B103]" office:value-type="float" office:value="142581" calcext:value-type="float">
            <text:p>142581</text:p>
          </table:table-cell>
          <table:table-cell table:formula="of:=[.C103]-[.A103]" office:value-type="float" office:value="238162" calcext:value-type="float">
            <text:p>238162</text:p>
          </table:table-cell>
          <table:table-cell/>
          <table:table-cell table:formula="of:=[.E103]/[.G103]" office:value-type="percentage" office:value="0.401327667721971" calcext:value-type="percentage">
            <text:p>40,13 %</text:p>
          </table:table-cell>
        </table:table-row>
        <table:table-row table:style-name="ro1">
          <table:table-cell office:value-type="float" office:value="86491728229161" calcext:value-type="float">
            <text:p>86491728229161</text:p>
          </table:table-cell>
          <table:table-cell office:value-type="float" office:value="86491728329483" calcext:value-type="float">
            <text:p>86491728329483</text:p>
          </table:table-cell>
          <table:table-cell office:value-type="float" office:value="86491728445129" calcext:value-type="float">
            <text:p>86491728445129</text:p>
          </table:table-cell>
          <table:table-cell/>
          <table:table-cell table:formula="of:=[.B104]-[.A104]" office:value-type="float" office:value="100322" calcext:value-type="float">
            <text:p>100322</text:p>
          </table:table-cell>
          <table:table-cell table:formula="of:=[.C104]-[.B104]" office:value-type="float" office:value="115646" calcext:value-type="float">
            <text:p>115646</text:p>
          </table:table-cell>
          <table:table-cell table:formula="of:=[.C104]-[.A104]" office:value-type="float" office:value="215968" calcext:value-type="float">
            <text:p>215968</text:p>
          </table:table-cell>
          <table:table-cell/>
          <table:table-cell table:formula="of:=[.E104]/[.G104]" office:value-type="percentage" office:value="0.46452252185509" calcext:value-type="percentage">
            <text:p>46,45 %</text:p>
          </table:table-cell>
        </table:table-row>
        <table:table-row table:style-name="ro1">
          <table:table-cell office:value-type="float" office:value="86491732741322" calcext:value-type="float">
            <text:p>86491732741322</text:p>
          </table:table-cell>
          <table:table-cell office:value-type="float" office:value="86491732836064" calcext:value-type="float">
            <text:p>86491732836064</text:p>
          </table:table-cell>
          <table:table-cell office:value-type="float" office:value="86491732955741" calcext:value-type="float">
            <text:p>86491732955741</text:p>
          </table:table-cell>
          <table:table-cell/>
          <table:table-cell table:formula="of:=[.B105]-[.A105]" office:value-type="float" office:value="94742" calcext:value-type="float">
            <text:p>94742</text:p>
          </table:table-cell>
          <table:table-cell table:formula="of:=[.C105]-[.B105]" office:value-type="float" office:value="119677" calcext:value-type="float">
            <text:p>119677</text:p>
          </table:table-cell>
          <table:table-cell table:formula="of:=[.C105]-[.A105]" office:value-type="float" office:value="214419" calcext:value-type="float">
            <text:p>214419</text:p>
          </table:table-cell>
          <table:table-cell/>
          <table:table-cell table:formula="of:=[.E105]/[.G105]" office:value-type="percentage" office:value="0.441854499834436" calcext:value-type="percentage">
            <text:p>44,19 %</text:p>
          </table:table-cell>
        </table:table-row>
        <table:table-row table:style-name="ro1">
          <table:table-cell office:value-type="float" office:value="86491737253451" calcext:value-type="float">
            <text:p>86491737253451</text:p>
          </table:table-cell>
          <table:table-cell office:value-type="float" office:value="86491737349193" calcext:value-type="float">
            <text:p>86491737349193</text:p>
          </table:table-cell>
          <table:table-cell office:value-type="float" office:value="86491737582290" calcext:value-type="float">
            <text:p>86491737582290</text:p>
          </table:table-cell>
          <table:table-cell/>
          <table:table-cell table:formula="of:=[.B106]-[.A106]" office:value-type="float" office:value="95742" calcext:value-type="float">
            <text:p>95742</text:p>
          </table:table-cell>
          <table:table-cell table:formula="of:=[.C106]-[.B106]" office:value-type="float" office:value="233097" calcext:value-type="float">
            <text:p>233097</text:p>
          </table:table-cell>
          <table:table-cell table:formula="of:=[.C106]-[.A106]" office:value-type="float" office:value="328839" calcext:value-type="float">
            <text:p>328839</text:p>
          </table:table-cell>
          <table:table-cell/>
          <table:table-cell table:formula="of:=[.E106]/[.G106]" office:value-type="percentage" office:value="0.29115159698211" calcext:value-type="percentage">
            <text:p>29,12 %</text:p>
          </table:table-cell>
        </table:table-row>
        <table:table-row table:style-name="ro1">
          <table:table-cell office:value-type="float" office:value="86491741764483" calcext:value-type="float">
            <text:p>86491741764483</text:p>
          </table:table-cell>
          <table:table-cell office:value-type="float" office:value="86491741864064" calcext:value-type="float">
            <text:p>86491741864064</text:p>
          </table:table-cell>
          <table:table-cell office:value-type="float" office:value="86491741982709" calcext:value-type="float">
            <text:p>86491741982709</text:p>
          </table:table-cell>
          <table:table-cell/>
          <table:table-cell table:formula="of:=[.B107]-[.A107]" office:value-type="float" office:value="99581" calcext:value-type="float">
            <text:p>99581</text:p>
          </table:table-cell>
          <table:table-cell table:formula="of:=[.C107]-[.B107]" office:value-type="float" office:value="118645" calcext:value-type="float">
            <text:p>118645</text:p>
          </table:table-cell>
          <table:table-cell table:formula="of:=[.C107]-[.A107]" office:value-type="float" office:value="218226" calcext:value-type="float">
            <text:p>218226</text:p>
          </table:table-cell>
          <table:table-cell/>
          <table:table-cell table:formula="of:=[.E107]/[.G107]" office:value-type="percentage" office:value="0.456320511763035" calcext:value-type="percentage">
            <text:p>45,63 %</text:p>
          </table:table-cell>
        </table:table-row>
        <table:table-row table:style-name="ro1">
          <table:table-cell office:value-type="float" office:value="86491746276806" calcext:value-type="float">
            <text:p>86491746276806</text:p>
          </table:table-cell>
          <table:table-cell office:value-type="float" office:value="86491746372161" calcext:value-type="float">
            <text:p>86491746372161</text:p>
          </table:table-cell>
          <table:table-cell office:value-type="float" office:value="86491746594258" calcext:value-type="float">
            <text:p>86491746594258</text:p>
          </table:table-cell>
          <table:table-cell/>
          <table:table-cell table:formula="of:=[.B108]-[.A108]" office:value-type="float" office:value="95355" calcext:value-type="float">
            <text:p>95355</text:p>
          </table:table-cell>
          <table:table-cell table:formula="of:=[.C108]-[.B108]" office:value-type="float" office:value="222097" calcext:value-type="float">
            <text:p>222097</text:p>
          </table:table-cell>
          <table:table-cell table:formula="of:=[.C108]-[.A108]" office:value-type="float" office:value="317452" calcext:value-type="float">
            <text:p>317452</text:p>
          </table:table-cell>
          <table:table-cell/>
          <table:table-cell table:formula="of:=[.E108]/[.G108]" office:value-type="percentage" office:value="0.30037611985434" calcext:value-type="percentage">
            <text:p>30,04 %</text:p>
          </table:table-cell>
        </table:table-row>
        <table:table-row table:style-name="ro1">
          <table:table-cell office:value-type="float" office:value="86491750790129" calcext:value-type="float">
            <text:p>86491750790129</text:p>
          </table:table-cell>
          <table:table-cell office:value-type="float" office:value="86491750884967" calcext:value-type="float">
            <text:p>86491750884967</text:p>
          </table:table-cell>
          <table:table-cell office:value-type="float" office:value="86491751001935" calcext:value-type="float">
            <text:p>86491751001935</text:p>
          </table:table-cell>
          <table:table-cell/>
          <table:table-cell table:formula="of:=[.B109]-[.A109]" office:value-type="float" office:value="94838" calcext:value-type="float">
            <text:p>94838</text:p>
          </table:table-cell>
          <table:table-cell table:formula="of:=[.C109]-[.B109]" office:value-type="float" office:value="116968" calcext:value-type="float">
            <text:p>116968</text:p>
          </table:table-cell>
          <table:table-cell table:formula="of:=[.C109]-[.A109]" office:value-type="float" office:value="211806" calcext:value-type="float">
            <text:p>211806</text:p>
          </table:table-cell>
          <table:table-cell/>
          <table:table-cell table:formula="of:=[.E109]/[.G109]" office:value-type="percentage" office:value="0.447758798145473" calcext:value-type="percentage">
            <text:p>44,78 %</text:p>
          </table:table-cell>
        </table:table-row>
        <table:table-row table:style-name="ro1">
          <table:table-cell office:value-type="float" office:value="86491755302290" calcext:value-type="float">
            <text:p>86491755302290</text:p>
          </table:table-cell>
          <table:table-cell office:value-type="float" office:value="86491755397903" calcext:value-type="float">
            <text:p>86491755397903</text:p>
          </table:table-cell>
          <table:table-cell office:value-type="float" office:value="86491755512806" calcext:value-type="float">
            <text:p>86491755512806</text:p>
          </table:table-cell>
          <table:table-cell/>
          <table:table-cell table:formula="of:=[.B110]-[.A110]" office:value-type="float" office:value="95613" calcext:value-type="float">
            <text:p>95613</text:p>
          </table:table-cell>
          <table:table-cell table:formula="of:=[.C110]-[.B110]" office:value-type="float" office:value="114903" calcext:value-type="float">
            <text:p>114903</text:p>
          </table:table-cell>
          <table:table-cell table:formula="of:=[.C110]-[.A110]" office:value-type="float" office:value="210516" calcext:value-type="float">
            <text:p>210516</text:p>
          </table:table-cell>
          <table:table-cell/>
          <table:table-cell table:formula="of:=[.E110]/[.G110]" office:value-type="percentage" office:value="0.454184005016246" calcext:value-type="percentage">
            <text:p>45,42 %</text:p>
          </table:table-cell>
        </table:table-row>
        <table:table-row table:style-name="ro1">
          <table:table-cell office:value-type="float" office:value="86491759813000" calcext:value-type="float">
            <text:p>86491759813000</text:p>
          </table:table-cell>
          <table:table-cell office:value-type="float" office:value="86491759933612" calcext:value-type="float">
            <text:p>86491759933612</text:p>
          </table:table-cell>
          <table:table-cell office:value-type="float" office:value="86491760163451" calcext:value-type="float">
            <text:p>86491760163451</text:p>
          </table:table-cell>
          <table:table-cell/>
          <table:table-cell table:formula="of:=[.B111]-[.A111]" office:value-type="float" office:value="120612" calcext:value-type="float">
            <text:p>120612</text:p>
          </table:table-cell>
          <table:table-cell table:formula="of:=[.C111]-[.B111]" office:value-type="float" office:value="229839" calcext:value-type="float">
            <text:p>229839</text:p>
          </table:table-cell>
          <table:table-cell table:formula="of:=[.C111]-[.A111]" office:value-type="float" office:value="350451" calcext:value-type="float">
            <text:p>350451</text:p>
          </table:table-cell>
          <table:table-cell/>
          <table:table-cell table:formula="of:=[.E111]/[.G111]" office:value-type="percentage" office:value="0.34416223666076" calcext:value-type="percentage">
            <text:p>34,42 %</text:p>
          </table:table-cell>
        </table:table-row>
        <table:table-row table:style-name="ro1">
          <table:table-cell office:value-type="float" office:value="86491764326580" calcext:value-type="float">
            <text:p>86491764326580</text:p>
          </table:table-cell>
          <table:table-cell office:value-type="float" office:value="86491764421774" calcext:value-type="float">
            <text:p>86491764421774</text:p>
          </table:table-cell>
          <table:table-cell office:value-type="float" office:value="86491764647354" calcext:value-type="float">
            <text:p>86491764647354</text:p>
          </table:table-cell>
          <table:table-cell/>
          <table:table-cell table:formula="of:=[.B112]-[.A112]" office:value-type="float" office:value="95194" calcext:value-type="float">
            <text:p>95194</text:p>
          </table:table-cell>
          <table:table-cell table:formula="of:=[.C112]-[.B112]" office:value-type="float" office:value="225580" calcext:value-type="float">
            <text:p>225580</text:p>
          </table:table-cell>
          <table:table-cell table:formula="of:=[.C112]-[.A112]" office:value-type="float" office:value="320774" calcext:value-type="float">
            <text:p>320774</text:p>
          </table:table-cell>
          <table:table-cell/>
          <table:table-cell table:formula="of:=[.E112]/[.G112]" office:value-type="percentage" office:value="0.296763453397096" calcext:value-type="percentage">
            <text:p>29,68 %</text:p>
          </table:table-cell>
        </table:table-row>
        <table:table-row table:style-name="ro1">
          <table:table-cell office:value-type="float" office:value="86491768837935" calcext:value-type="float">
            <text:p>86491768837935</text:p>
          </table:table-cell>
          <table:table-cell office:value-type="float" office:value="86491768951838" calcext:value-type="float">
            <text:p>86491768951838</text:p>
          </table:table-cell>
          <table:table-cell office:value-type="float" office:value="86491769066709" calcext:value-type="float">
            <text:p>86491769066709</text:p>
          </table:table-cell>
          <table:table-cell/>
          <table:table-cell table:formula="of:=[.B113]-[.A113]" office:value-type="float" office:value="113903" calcext:value-type="float">
            <text:p>113903</text:p>
          </table:table-cell>
          <table:table-cell table:formula="of:=[.C113]-[.B113]" office:value-type="float" office:value="114871" calcext:value-type="float">
            <text:p>114871</text:p>
          </table:table-cell>
          <table:table-cell table:formula="of:=[.C113]-[.A113]" office:value-type="float" office:value="228774" calcext:value-type="float">
            <text:p>228774</text:p>
          </table:table-cell>
          <table:table-cell/>
          <table:table-cell table:formula="of:=[.E113]/[.G113]" office:value-type="percentage" office:value="0.49788437497268" calcext:value-type="percentage">
            <text:p>49,79 %</text:p>
          </table:table-cell>
        </table:table-row>
        <table:table-row table:style-name="ro1">
          <table:table-cell office:value-type="float" office:value="86491773351193" calcext:value-type="float">
            <text:p>86491773351193</text:p>
          </table:table-cell>
          <table:table-cell office:value-type="float" office:value="86491773446258" calcext:value-type="float">
            <text:p>86491773446258</text:p>
          </table:table-cell>
          <table:table-cell office:value-type="float" office:value="86491773561193" calcext:value-type="float">
            <text:p>86491773561193</text:p>
          </table:table-cell>
          <table:table-cell/>
          <table:table-cell table:formula="of:=[.B114]-[.A114]" office:value-type="float" office:value="95065" calcext:value-type="float">
            <text:p>95065</text:p>
          </table:table-cell>
          <table:table-cell table:formula="of:=[.C114]-[.B114]" office:value-type="float" office:value="114935" calcext:value-type="float">
            <text:p>114935</text:p>
          </table:table-cell>
          <table:table-cell table:formula="of:=[.C114]-[.A114]" office:value-type="float" office:value="210000" calcext:value-type="float">
            <text:p>210000</text:p>
          </table:table-cell>
          <table:table-cell/>
          <table:table-cell table:formula="of:=[.E114]/[.G114]" office:value-type="percentage" office:value="0.452690476190476" calcext:value-type="percentage">
            <text:p>45,27 %</text:p>
          </table:table-cell>
        </table:table-row>
        <table:table-row table:style-name="ro1">
          <table:table-cell office:value-type="float" office:value="86491777864032" calcext:value-type="float">
            <text:p>86491777864032</text:p>
          </table:table-cell>
          <table:table-cell office:value-type="float" office:value="86491777995580" calcext:value-type="float">
            <text:p>86491777995580</text:p>
          </table:table-cell>
          <table:table-cell office:value-type="float" office:value="86491778110903" calcext:value-type="float">
            <text:p>86491778110903</text:p>
          </table:table-cell>
          <table:table-cell/>
          <table:table-cell table:formula="of:=[.B115]-[.A115]" office:value-type="float" office:value="131548" calcext:value-type="float">
            <text:p>131548</text:p>
          </table:table-cell>
          <table:table-cell table:formula="of:=[.C115]-[.B115]" office:value-type="float" office:value="115323" calcext:value-type="float">
            <text:p>115323</text:p>
          </table:table-cell>
          <table:table-cell table:formula="of:=[.C115]-[.A115]" office:value-type="float" office:value="246871" calcext:value-type="float">
            <text:p>246871</text:p>
          </table:table-cell>
          <table:table-cell/>
          <table:table-cell table:formula="of:=[.E115]/[.G115]" office:value-type="percentage" office:value="0.532861291929793" calcext:value-type="percentage">
            <text:p>53,29 %</text:p>
          </table:table-cell>
        </table:table-row>
        <table:table-row table:style-name="ro1">
          <table:table-cell office:value-type="float" office:value="86491782375032" calcext:value-type="float">
            <text:p>86491782375032</text:p>
          </table:table-cell>
          <table:table-cell office:value-type="float" office:value="86491782469483" calcext:value-type="float">
            <text:p>86491782469483</text:p>
          </table:table-cell>
          <table:table-cell office:value-type="float" office:value="86491782587612" calcext:value-type="float">
            <text:p>86491782587612</text:p>
          </table:table-cell>
          <table:table-cell/>
          <table:table-cell table:formula="of:=[.B116]-[.A116]" office:value-type="float" office:value="94451" calcext:value-type="float">
            <text:p>94451</text:p>
          </table:table-cell>
          <table:table-cell table:formula="of:=[.C116]-[.B116]" office:value-type="float" office:value="118129" calcext:value-type="float">
            <text:p>118129</text:p>
          </table:table-cell>
          <table:table-cell table:formula="of:=[.C116]-[.A116]" office:value-type="float" office:value="212580" calcext:value-type="float">
            <text:p>212580</text:p>
          </table:table-cell>
          <table:table-cell/>
          <table:table-cell table:formula="of:=[.E116]/[.G116]" office:value-type="percentage" office:value="0.444308025214037" calcext:value-type="percentage">
            <text:p>44,43 %</text:p>
          </table:table-cell>
        </table:table-row>
        <table:table-row table:style-name="ro1">
          <table:table-cell office:value-type="float" office:value="86491786887129" calcext:value-type="float">
            <text:p>86491786887129</text:p>
          </table:table-cell>
          <table:table-cell office:value-type="float" office:value="86491786984032" calcext:value-type="float">
            <text:p>86491786984032</text:p>
          </table:table-cell>
          <table:table-cell office:value-type="float" office:value="86491787335967" calcext:value-type="float">
            <text:p>86491787335967</text:p>
          </table:table-cell>
          <table:table-cell/>
          <table:table-cell table:formula="of:=[.B117]-[.A117]" office:value-type="float" office:value="96903" calcext:value-type="float">
            <text:p>96903</text:p>
          </table:table-cell>
          <table:table-cell table:formula="of:=[.C117]-[.B117]" office:value-type="float" office:value="351935" calcext:value-type="float">
            <text:p>351935</text:p>
          </table:table-cell>
          <table:table-cell table:formula="of:=[.C117]-[.A117]" office:value-type="float" office:value="448838" calcext:value-type="float">
            <text:p>448838</text:p>
          </table:table-cell>
          <table:table-cell/>
          <table:table-cell table:formula="of:=[.E117]/[.G117]" office:value-type="percentage" office:value="0.215897495310112" calcext:value-type="percentage">
            <text:p>21,59 %</text:p>
          </table:table-cell>
        </table:table-row>
        <table:table-row table:style-name="ro1">
          <table:table-cell office:value-type="float" office:value="86491791399516" calcext:value-type="float">
            <text:p>86491791399516</text:p>
          </table:table-cell>
          <table:table-cell office:value-type="float" office:value="86491791501258" calcext:value-type="float">
            <text:p>86491791501258</text:p>
          </table:table-cell>
          <table:table-cell office:value-type="float" office:value="86491791666548" calcext:value-type="float">
            <text:p>86491791666548</text:p>
          </table:table-cell>
          <table:table-cell/>
          <table:table-cell table:formula="of:=[.B118]-[.A118]" office:value-type="float" office:value="101742" calcext:value-type="float">
            <text:p>101742</text:p>
          </table:table-cell>
          <table:table-cell table:formula="of:=[.C118]-[.B118]" office:value-type="float" office:value="165290" calcext:value-type="float">
            <text:p>165290</text:p>
          </table:table-cell>
          <table:table-cell table:formula="of:=[.C118]-[.A118]" office:value-type="float" office:value="267032" calcext:value-type="float">
            <text:p>267032</text:p>
          </table:table-cell>
          <table:table-cell/>
          <table:table-cell table:formula="of:=[.E118]/[.G118]" office:value-type="percentage" office:value="0.381010515593637" calcext:value-type="percentage">
            <text:p>38,10 %</text:p>
          </table:table-cell>
        </table:table-row>
        <table:table-row table:style-name="ro1">
          <table:table-cell office:value-type="float" office:value="86491795911709" calcext:value-type="float">
            <text:p>86491795911709</text:p>
          </table:table-cell>
          <table:table-cell office:value-type="float" office:value="86491796004451" calcext:value-type="float">
            <text:p>86491796004451</text:p>
          </table:table-cell>
          <table:table-cell office:value-type="float" office:value="86491796121322" calcext:value-type="float">
            <text:p>86491796121322</text:p>
          </table:table-cell>
          <table:table-cell/>
          <table:table-cell table:formula="of:=[.B119]-[.A119]" office:value-type="float" office:value="92742" calcext:value-type="float">
            <text:p>92742</text:p>
          </table:table-cell>
          <table:table-cell table:formula="of:=[.C119]-[.B119]" office:value-type="float" office:value="116871" calcext:value-type="float">
            <text:p>116871</text:p>
          </table:table-cell>
          <table:table-cell table:formula="of:=[.C119]-[.A119]" office:value-type="float" office:value="209613" calcext:value-type="float">
            <text:p>209613</text:p>
          </table:table-cell>
          <table:table-cell/>
          <table:table-cell table:formula="of:=[.E119]/[.G119]" office:value-type="percentage" office:value="0.44244393238969" calcext:value-type="percentage">
            <text:p>44,24 %</text:p>
          </table:table-cell>
        </table:table-row>
        <table:table-row table:style-name="ro1">
          <table:table-cell office:value-type="float" office:value="86491800423419" calcext:value-type="float">
            <text:p>86491800423419</text:p>
          </table:table-cell>
          <table:table-cell office:value-type="float" office:value="86491800530483" calcext:value-type="float">
            <text:p>86491800530483</text:p>
          </table:table-cell>
          <table:table-cell office:value-type="float" office:value="86491800672290" calcext:value-type="float">
            <text:p>86491800672290</text:p>
          </table:table-cell>
          <table:table-cell/>
          <table:table-cell table:formula="of:=[.B120]-[.A120]" office:value-type="float" office:value="107064" calcext:value-type="float">
            <text:p>107064</text:p>
          </table:table-cell>
          <table:table-cell table:formula="of:=[.C120]-[.B120]" office:value-type="float" office:value="141807" calcext:value-type="float">
            <text:p>141807</text:p>
          </table:table-cell>
          <table:table-cell table:formula="of:=[.C120]-[.A120]" office:value-type="float" office:value="248871" calcext:value-type="float">
            <text:p>248871</text:p>
          </table:table-cell>
          <table:table-cell/>
          <table:table-cell table:formula="of:=[.E120]/[.G120]" office:value-type="percentage" office:value="0.430198777680003" calcext:value-type="percentage">
            <text:p>43,02 %</text:p>
          </table:table-cell>
        </table:table-row>
        <table:table-row table:style-name="ro1">
          <table:table-cell office:value-type="float" office:value="86491804935774" calcext:value-type="float">
            <text:p>86491804935774</text:p>
          </table:table-cell>
          <table:table-cell office:value-type="float" office:value="86491805034161" calcext:value-type="float">
            <text:p>86491805034161</text:p>
          </table:table-cell>
          <table:table-cell office:value-type="float" office:value="86491805154870" calcext:value-type="float">
            <text:p>86491805154870</text:p>
          </table:table-cell>
          <table:table-cell/>
          <table:table-cell table:formula="of:=[.B121]-[.A121]" office:value-type="float" office:value="98387" calcext:value-type="float">
            <text:p>98387</text:p>
          </table:table-cell>
          <table:table-cell table:formula="of:=[.C121]-[.B121]" office:value-type="float" office:value="120709" calcext:value-type="float">
            <text:p>120709</text:p>
          </table:table-cell>
          <table:table-cell table:formula="of:=[.C121]-[.A121]" office:value-type="float" office:value="219096" calcext:value-type="float">
            <text:p>219096</text:p>
          </table:table-cell>
          <table:table-cell/>
          <table:table-cell table:formula="of:=[.E121]/[.G121]" office:value-type="percentage" office:value="0.449058860043086" calcext:value-type="percentage">
            <text:p>44,91 %</text:p>
          </table:table-cell>
        </table:table-row>
        <table:table-row table:style-name="ro1">
          <table:table-cell office:value-type="float" office:value="86491809447709" calcext:value-type="float">
            <text:p>86491809447709</text:p>
          </table:table-cell>
          <table:table-cell office:value-type="float" office:value="86491809541161" calcext:value-type="float">
            <text:p>86491809541161</text:p>
          </table:table-cell>
          <table:table-cell office:value-type="float" office:value="86491809656064" calcext:value-type="float">
            <text:p>86491809656064</text:p>
          </table:table-cell>
          <table:table-cell/>
          <table:table-cell table:formula="of:=[.B122]-[.A122]" office:value-type="float" office:value="93452" calcext:value-type="float">
            <text:p>93452</text:p>
          </table:table-cell>
          <table:table-cell table:formula="of:=[.C122]-[.B122]" office:value-type="float" office:value="114903" calcext:value-type="float">
            <text:p>114903</text:p>
          </table:table-cell>
          <table:table-cell table:formula="of:=[.C122]-[.A122]" office:value-type="float" office:value="208355" calcext:value-type="float">
            <text:p>208355</text:p>
          </table:table-cell>
          <table:table-cell/>
          <table:table-cell table:formula="of:=[.E122]/[.G122]" office:value-type="percentage" office:value="0.448522953612824" calcext:value-type="percentage">
            <text:p>44,85 %</text:p>
          </table:table-cell>
        </table:table-row>
        <table:table-row table:style-name="ro1">
          <table:table-cell office:value-type="float" office:value="86491813960967" calcext:value-type="float">
            <text:p>86491813960967</text:p>
          </table:table-cell>
          <table:table-cell office:value-type="float" office:value="86491814064290" calcext:value-type="float">
            <text:p>86491814064290</text:p>
          </table:table-cell>
          <table:table-cell office:value-type="float" office:value="86491814180612" calcext:value-type="float">
            <text:p>86491814180612</text:p>
          </table:table-cell>
          <table:table-cell/>
          <table:table-cell table:formula="of:=[.B123]-[.A123]" office:value-type="float" office:value="103323" calcext:value-type="float">
            <text:p>103323</text:p>
          </table:table-cell>
          <table:table-cell table:formula="of:=[.C123]-[.B123]" office:value-type="float" office:value="116322" calcext:value-type="float">
            <text:p>116322</text:p>
          </table:table-cell>
          <table:table-cell table:formula="of:=[.C123]-[.A123]" office:value-type="float" office:value="219645" calcext:value-type="float">
            <text:p>219645</text:p>
          </table:table-cell>
          <table:table-cell/>
          <table:table-cell table:formula="of:=[.E123]/[.G123]" office:value-type="percentage" office:value="0.470409069179813" calcext:value-type="percentage">
            <text:p>47,04 %</text:p>
          </table:table-cell>
        </table:table-row>
        <table:table-row table:style-name="ro1">
          <table:table-cell office:value-type="float" office:value="86491818471451" calcext:value-type="float">
            <text:p>86491818471451</text:p>
          </table:table-cell>
          <table:table-cell office:value-type="float" office:value="86491818576774" calcext:value-type="float">
            <text:p>86491818576774</text:p>
          </table:table-cell>
          <table:table-cell office:value-type="float" office:value="86491818807129" calcext:value-type="float">
            <text:p>86491818807129</text:p>
          </table:table-cell>
          <table:table-cell/>
          <table:table-cell table:formula="of:=[.B124]-[.A124]" office:value-type="float" office:value="105323" calcext:value-type="float">
            <text:p>105323</text:p>
          </table:table-cell>
          <table:table-cell table:formula="of:=[.C124]-[.B124]" office:value-type="float" office:value="230355" calcext:value-type="float">
            <text:p>230355</text:p>
          </table:table-cell>
          <table:table-cell table:formula="of:=[.C124]-[.A124]" office:value-type="float" office:value="335678" calcext:value-type="float">
            <text:p>335678</text:p>
          </table:table-cell>
          <table:table-cell/>
          <table:table-cell table:formula="of:=[.E124]/[.G124]" office:value-type="percentage" office:value="0.313761998105327" calcext:value-type="percentage">
            <text:p>31,38 %</text:p>
          </table:table-cell>
        </table:table-row>
        <table:table-row table:style-name="ro1">
          <table:table-cell office:value-type="float" office:value="86491822985354" calcext:value-type="float">
            <text:p>86491822985354</text:p>
          </table:table-cell>
          <table:table-cell office:value-type="float" office:value="86491823089870" calcext:value-type="float">
            <text:p>86491823089870</text:p>
          </table:table-cell>
          <table:table-cell office:value-type="float" office:value="86491823221032" calcext:value-type="float">
            <text:p>86491823221032</text:p>
          </table:table-cell>
          <table:table-cell/>
          <table:table-cell table:formula="of:=[.B125]-[.A125]" office:value-type="float" office:value="104516" calcext:value-type="float">
            <text:p>104516</text:p>
          </table:table-cell>
          <table:table-cell table:formula="of:=[.C125]-[.B125]" office:value-type="float" office:value="131162" calcext:value-type="float">
            <text:p>131162</text:p>
          </table:table-cell>
          <table:table-cell table:formula="of:=[.C125]-[.A125]" office:value-type="float" office:value="235678" calcext:value-type="float">
            <text:p>235678</text:p>
          </table:table-cell>
          <table:table-cell/>
          <table:table-cell table:formula="of:=[.E125]/[.G125]" office:value-type="percentage" office:value="0.443469479544124" calcext:value-type="percentage">
            <text:p>44,35 %</text:p>
          </table:table-cell>
        </table:table-row>
        <table:table-row table:style-name="ro1">
          <table:table-cell office:value-type="float" office:value="86491827496806" calcext:value-type="float">
            <text:p>86491827496806</text:p>
          </table:table-cell>
          <table:table-cell office:value-type="float" office:value="86491827593064" calcext:value-type="float">
            <text:p>86491827593064</text:p>
          </table:table-cell>
          <table:table-cell office:value-type="float" office:value="86491827708096" calcext:value-type="float">
            <text:p>86491827708096</text:p>
          </table:table-cell>
          <table:table-cell/>
          <table:table-cell table:formula="of:=[.B126]-[.A126]" office:value-type="float" office:value="96258" calcext:value-type="float">
            <text:p>96258</text:p>
          </table:table-cell>
          <table:table-cell table:formula="of:=[.C126]-[.B126]" office:value-type="float" office:value="115032" calcext:value-type="float">
            <text:p>115032</text:p>
          </table:table-cell>
          <table:table-cell table:formula="of:=[.C126]-[.A126]" office:value-type="float" office:value="211290" calcext:value-type="float">
            <text:p>211290</text:p>
          </table:table-cell>
          <table:table-cell/>
          <table:table-cell table:formula="of:=[.E126]/[.G126]" office:value-type="percentage" office:value="0.455572909271617" calcext:value-type="percentage">
            <text:p>45,56 %</text:p>
          </table:table-cell>
        </table:table-row>
        <table:table-row table:style-name="ro1">
          <table:table-cell office:value-type="float" office:value="86491832008935" calcext:value-type="float">
            <text:p>86491832008935</text:p>
          </table:table-cell>
          <table:table-cell office:value-type="float" office:value="86491832102774" calcext:value-type="float">
            <text:p>86491832102774</text:p>
          </table:table-cell>
          <table:table-cell office:value-type="float" office:value="86491832218225" calcext:value-type="float">
            <text:p>86491832218225</text:p>
          </table:table-cell>
          <table:table-cell/>
          <table:table-cell table:formula="of:=[.B127]-[.A127]" office:value-type="float" office:value="93839" calcext:value-type="float">
            <text:p>93839</text:p>
          </table:table-cell>
          <table:table-cell table:formula="of:=[.C127]-[.B127]" office:value-type="float" office:value="115451" calcext:value-type="float">
            <text:p>115451</text:p>
          </table:table-cell>
          <table:table-cell table:formula="of:=[.C127]-[.A127]" office:value-type="float" office:value="209290" calcext:value-type="float">
            <text:p>209290</text:p>
          </table:table-cell>
          <table:table-cell/>
          <table:table-cell table:formula="of:=[.E127]/[.G127]" office:value-type="percentage" office:value="0.448368292799465" calcext:value-type="percentage">
            <text:p>44,84 %</text:p>
          </table:table-cell>
        </table:table-row>
        <table:table-row table:style-name="ro1">
          <table:table-cell office:value-type="float" office:value="86491836520870" calcext:value-type="float">
            <text:p>86491836520870</text:p>
          </table:table-cell>
          <table:table-cell office:value-type="float" office:value="86491836625516" calcext:value-type="float">
            <text:p>86491836625516</text:p>
          </table:table-cell>
          <table:table-cell office:value-type="float" office:value="86491836743677" calcext:value-type="float">
            <text:p>86491836743677</text:p>
          </table:table-cell>
          <table:table-cell/>
          <table:table-cell table:formula="of:=[.B128]-[.A128]" office:value-type="float" office:value="104646" calcext:value-type="float">
            <text:p>104646</text:p>
          </table:table-cell>
          <table:table-cell table:formula="of:=[.C128]-[.B128]" office:value-type="float" office:value="118161" calcext:value-type="float">
            <text:p>118161</text:p>
          </table:table-cell>
          <table:table-cell table:formula="of:=[.C128]-[.A128]" office:value-type="float" office:value="222807" calcext:value-type="float">
            <text:p>222807</text:p>
          </table:table-cell>
          <table:table-cell/>
          <table:table-cell table:formula="of:=[.E128]/[.G128]" office:value-type="percentage" office:value="0.469671060604021" calcext:value-type="percentage">
            <text:p>46,97 %</text:p>
          </table:table-cell>
        </table:table-row>
        <table:table-row table:style-name="ro1">
          <table:table-cell office:value-type="float" office:value="86491841033806" calcext:value-type="float">
            <text:p>86491841033806</text:p>
          </table:table-cell>
          <table:table-cell office:value-type="float" office:value="86491841128612" calcext:value-type="float">
            <text:p>86491841128612</text:p>
          </table:table-cell>
          <table:table-cell office:value-type="float" office:value="86491841247161" calcext:value-type="float">
            <text:p>86491841247161</text:p>
          </table:table-cell>
          <table:table-cell/>
          <table:table-cell table:formula="of:=[.B129]-[.A129]" office:value-type="float" office:value="94806" calcext:value-type="float">
            <text:p>94806</text:p>
          </table:table-cell>
          <table:table-cell table:formula="of:=[.C129]-[.B129]" office:value-type="float" office:value="118549" calcext:value-type="float">
            <text:p>118549</text:p>
          </table:table-cell>
          <table:table-cell table:formula="of:=[.C129]-[.A129]" office:value-type="float" office:value="213355" calcext:value-type="float">
            <text:p>213355</text:p>
          </table:table-cell>
          <table:table-cell/>
          <table:table-cell table:formula="of:=[.E129]/[.G129]" office:value-type="percentage" office:value="0.444357994891144" calcext:value-type="percentage">
            <text:p>44,44 %</text:p>
          </table:table-cell>
        </table:table-row>
        <table:table-row table:style-name="ro1">
          <table:table-cell office:value-type="float" office:value="86491845545741" calcext:value-type="float">
            <text:p>86491845545741</text:p>
          </table:table-cell>
          <table:table-cell office:value-type="float" office:value="86491845640516" calcext:value-type="float">
            <text:p>86491845640516</text:p>
          </table:table-cell>
          <table:table-cell office:value-type="float" office:value="86491845968451" calcext:value-type="float">
            <text:p>86491845968451</text:p>
          </table:table-cell>
          <table:table-cell/>
          <table:table-cell table:formula="of:=[.B130]-[.A130]" office:value-type="float" office:value="94775" calcext:value-type="float">
            <text:p>94775</text:p>
          </table:table-cell>
          <table:table-cell table:formula="of:=[.C130]-[.B130]" office:value-type="float" office:value="327935" calcext:value-type="float">
            <text:p>327935</text:p>
          </table:table-cell>
          <table:table-cell table:formula="of:=[.C130]-[.A130]" office:value-type="float" office:value="422710" calcext:value-type="float">
            <text:p>422710</text:p>
          </table:table-cell>
          <table:table-cell/>
          <table:table-cell table:formula="of:=[.E130]/[.G130]" office:value-type="percentage" office:value="0.22420808592179" calcext:value-type="percentage">
            <text:p>22,42 %</text:p>
          </table:table-cell>
        </table:table-row>
        <table:table-row table:style-name="ro1">
          <table:table-cell office:value-type="float" office:value="86491850057935" calcext:value-type="float">
            <text:p>86491850057935</text:p>
          </table:table-cell>
          <table:table-cell office:value-type="float" office:value="86491850174322" calcext:value-type="float">
            <text:p>86491850174322</text:p>
          </table:table-cell>
          <table:table-cell office:value-type="float" office:value="86491850400419" calcext:value-type="float">
            <text:p>86491850400419</text:p>
          </table:table-cell>
          <table:table-cell/>
          <table:table-cell table:formula="of:=[.B131]-[.A131]" office:value-type="float" office:value="116387" calcext:value-type="float">
            <text:p>116387</text:p>
          </table:table-cell>
          <table:table-cell table:formula="of:=[.C131]-[.B131]" office:value-type="float" office:value="226097" calcext:value-type="float">
            <text:p>226097</text:p>
          </table:table-cell>
          <table:table-cell table:formula="of:=[.C131]-[.A131]" office:value-type="float" office:value="342484" calcext:value-type="float">
            <text:p>342484</text:p>
          </table:table-cell>
          <table:table-cell/>
          <table:table-cell table:formula="of:=[.E131]/[.G131]" office:value-type="percentage" office:value="0.33983193375457" calcext:value-type="percentage">
            <text:p>33,98 %</text:p>
          </table:table-cell>
        </table:table-row>
        <table:table-row table:style-name="ro1">
          <table:table-cell office:value-type="float" office:value="86491854569935" calcext:value-type="float">
            <text:p>86491854569935</text:p>
          </table:table-cell>
          <table:table-cell office:value-type="float" office:value="86491854706032" calcext:value-type="float">
            <text:p>86491854706032</text:p>
          </table:table-cell>
          <table:table-cell office:value-type="float" office:value="86491854824483" calcext:value-type="float">
            <text:p>86491854824483</text:p>
          </table:table-cell>
          <table:table-cell/>
          <table:table-cell table:formula="of:=[.B132]-[.A132]" office:value-type="float" office:value="136097" calcext:value-type="float">
            <text:p>136097</text:p>
          </table:table-cell>
          <table:table-cell table:formula="of:=[.C132]-[.B132]" office:value-type="float" office:value="118451" calcext:value-type="float">
            <text:p>118451</text:p>
          </table:table-cell>
          <table:table-cell table:formula="of:=[.C132]-[.A132]" office:value-type="float" office:value="254548" calcext:value-type="float">
            <text:p>254548</text:p>
          </table:table-cell>
          <table:table-cell/>
          <table:table-cell table:formula="of:=[.E132]/[.G132]" office:value-type="percentage" office:value="0.534661439099895" calcext:value-type="percentage">
            <text:p>53,47 %</text:p>
          </table:table-cell>
        </table:table-row>
        <table:table-row table:style-name="ro1">
          <table:table-cell office:value-type="float" office:value="86491859082806" calcext:value-type="float">
            <text:p>86491859082806</text:p>
          </table:table-cell>
          <table:table-cell office:value-type="float" office:value="86491859179129" calcext:value-type="float">
            <text:p>86491859179129</text:p>
          </table:table-cell>
          <table:table-cell office:value-type="float" office:value="86491859299064" calcext:value-type="float">
            <text:p>86491859299064</text:p>
          </table:table-cell>
          <table:table-cell/>
          <table:table-cell table:formula="of:=[.B133]-[.A133]" office:value-type="float" office:value="96323" calcext:value-type="float">
            <text:p>96323</text:p>
          </table:table-cell>
          <table:table-cell table:formula="of:=[.C133]-[.B133]" office:value-type="float" office:value="119935" calcext:value-type="float">
            <text:p>119935</text:p>
          </table:table-cell>
          <table:table-cell table:formula="of:=[.C133]-[.A133]" office:value-type="float" office:value="216258" calcext:value-type="float">
            <text:p>216258</text:p>
          </table:table-cell>
          <table:table-cell/>
          <table:table-cell table:formula="of:=[.E133]/[.G133]" office:value-type="percentage" office:value="0.445407799942661" calcext:value-type="percentage">
            <text:p>44,54 %</text:p>
          </table:table-cell>
        </table:table-row>
        <table:table-row table:style-name="ro1">
          <table:table-cell office:value-type="float" office:value="86491863594741" calcext:value-type="float">
            <text:p>86491863594741</text:p>
          </table:table-cell>
          <table:table-cell office:value-type="float" office:value="86491863692000" calcext:value-type="float">
            <text:p>86491863692000</text:p>
          </table:table-cell>
          <table:table-cell office:value-type="float" office:value="86491863813161" calcext:value-type="float">
            <text:p>86491863813161</text:p>
          </table:table-cell>
          <table:table-cell/>
          <table:table-cell table:formula="of:=[.B134]-[.A134]" office:value-type="float" office:value="97259" calcext:value-type="float">
            <text:p>97259</text:p>
          </table:table-cell>
          <table:table-cell table:formula="of:=[.C134]-[.B134]" office:value-type="float" office:value="121161" calcext:value-type="float">
            <text:p>121161</text:p>
          </table:table-cell>
          <table:table-cell table:formula="of:=[.C134]-[.A134]" office:value-type="float" office:value="218420" calcext:value-type="float">
            <text:p>218420</text:p>
          </table:table-cell>
          <table:table-cell/>
          <table:table-cell table:formula="of:=[.E134]/[.G134]" office:value-type="percentage" office:value="0.445284314623203" calcext:value-type="percentage">
            <text:p>44,53 %</text:p>
          </table:table-cell>
        </table:table-row>
        <table:table-row table:style-name="ro1">
          <table:table-cell office:value-type="float" office:value="86491868106709" calcext:value-type="float">
            <text:p>86491868106709</text:p>
          </table:table-cell>
          <table:table-cell office:value-type="float" office:value="86491868220838" calcext:value-type="float">
            <text:p>86491868220838</text:p>
          </table:table-cell>
          <table:table-cell office:value-type="float" office:value="86491868337483" calcext:value-type="float">
            <text:p>86491868337483</text:p>
          </table:table-cell>
          <table:table-cell/>
          <table:table-cell table:formula="of:=[.B135]-[.A135]" office:value-type="float" office:value="114129" calcext:value-type="float">
            <text:p>114129</text:p>
          </table:table-cell>
          <table:table-cell table:formula="of:=[.C135]-[.B135]" office:value-type="float" office:value="116645" calcext:value-type="float">
            <text:p>116645</text:p>
          </table:table-cell>
          <table:table-cell table:formula="of:=[.C135]-[.A135]" office:value-type="float" office:value="230774" calcext:value-type="float">
            <text:p>230774</text:p>
          </table:table-cell>
          <table:table-cell/>
          <table:table-cell table:formula="of:=[.E135]/[.G135]" office:value-type="percentage" office:value="0.494548779325227" calcext:value-type="percentage">
            <text:p>49,45 %</text:p>
          </table:table-cell>
        </table:table-row>
        <table:table-row table:style-name="ro1">
          <table:table-cell office:value-type="float" office:value="86491872619419" calcext:value-type="float">
            <text:p>86491872619419</text:p>
          </table:table-cell>
          <table:table-cell office:value-type="float" office:value="86491872714838" calcext:value-type="float">
            <text:p>86491872714838</text:p>
          </table:table-cell>
          <table:table-cell office:value-type="float" office:value="86491872835032" calcext:value-type="float">
            <text:p>86491872835032</text:p>
          </table:table-cell>
          <table:table-cell/>
          <table:table-cell table:formula="of:=[.B136]-[.A136]" office:value-type="float" office:value="95419" calcext:value-type="float">
            <text:p>95419</text:p>
          </table:table-cell>
          <table:table-cell table:formula="of:=[.C136]-[.B136]" office:value-type="float" office:value="120194" calcext:value-type="float">
            <text:p>120194</text:p>
          </table:table-cell>
          <table:table-cell table:formula="of:=[.C136]-[.A136]" office:value-type="float" office:value="215613" calcext:value-type="float">
            <text:p>215613</text:p>
          </table:table-cell>
          <table:table-cell/>
          <table:table-cell table:formula="of:=[.E136]/[.G136]" office:value-type="percentage" office:value="0.442547527282678" calcext:value-type="percentage">
            <text:p>44,25 %</text:p>
          </table:table-cell>
        </table:table-row>
        <table:table-row table:style-name="ro1">
          <table:table-cell office:value-type="float" office:value="86491877130258" calcext:value-type="float">
            <text:p>86491877130258</text:p>
          </table:table-cell>
          <table:table-cell office:value-type="float" office:value="86491877225870" calcext:value-type="float">
            <text:p>86491877225870</text:p>
          </table:table-cell>
          <table:table-cell office:value-type="float" office:value="86491877448096" calcext:value-type="float">
            <text:p>86491877448096</text:p>
          </table:table-cell>
          <table:table-cell/>
          <table:table-cell table:formula="of:=[.B137]-[.A137]" office:value-type="float" office:value="95612" calcext:value-type="float">
            <text:p>95612</text:p>
          </table:table-cell>
          <table:table-cell table:formula="of:=[.C137]-[.B137]" office:value-type="float" office:value="222226" calcext:value-type="float">
            <text:p>222226</text:p>
          </table:table-cell>
          <table:table-cell table:formula="of:=[.C137]-[.A137]" office:value-type="float" office:value="317838" calcext:value-type="float">
            <text:p>317838</text:p>
          </table:table-cell>
          <table:table-cell/>
          <table:table-cell table:formula="of:=[.E137]/[.G137]" office:value-type="percentage" office:value="0.300819914547663" calcext:value-type="percentage">
            <text:p>30,08 %</text:p>
          </table:table-cell>
        </table:table-row>
        <table:table-row table:style-name="ro1">
          <table:table-cell office:value-type="float" office:value="86491881642774" calcext:value-type="float">
            <text:p>86491881642774</text:p>
          </table:table-cell>
          <table:table-cell office:value-type="float" office:value="86491881737451" calcext:value-type="float">
            <text:p>86491881737451</text:p>
          </table:table-cell>
          <table:table-cell office:value-type="float" office:value="86491881857838" calcext:value-type="float">
            <text:p>86491881857838</text:p>
          </table:table-cell>
          <table:table-cell/>
          <table:table-cell table:formula="of:=[.B138]-[.A138]" office:value-type="float" office:value="94677" calcext:value-type="float">
            <text:p>94677</text:p>
          </table:table-cell>
          <table:table-cell table:formula="of:=[.C138]-[.B138]" office:value-type="float" office:value="120387" calcext:value-type="float">
            <text:p>120387</text:p>
          </table:table-cell>
          <table:table-cell table:formula="of:=[.C138]-[.A138]" office:value-type="float" office:value="215064" calcext:value-type="float">
            <text:p>215064</text:p>
          </table:table-cell>
          <table:table-cell/>
          <table:table-cell table:formula="of:=[.E138]/[.G138]" office:value-type="percentage" office:value="0.440227095190269" calcext:value-type="percentage">
            <text:p>44,02 %</text:p>
          </table:table-cell>
        </table:table-row>
        <table:table-row table:style-name="ro1">
          <table:table-cell office:value-type="float" office:value="86491886155096" calcext:value-type="float">
            <text:p>86491886155096</text:p>
          </table:table-cell>
          <table:table-cell office:value-type="float" office:value="86491886249870" calcext:value-type="float">
            <text:p>86491886249870</text:p>
          </table:table-cell>
          <table:table-cell office:value-type="float" office:value="86491886568935" calcext:value-type="float">
            <text:p>86491886568935</text:p>
          </table:table-cell>
          <table:table-cell/>
          <table:table-cell table:formula="of:=[.B139]-[.A139]" office:value-type="float" office:value="94774" calcext:value-type="float">
            <text:p>94774</text:p>
          </table:table-cell>
          <table:table-cell table:formula="of:=[.C139]-[.B139]" office:value-type="float" office:value="319065" calcext:value-type="float">
            <text:p>319065</text:p>
          </table:table-cell>
          <table:table-cell table:formula="of:=[.C139]-[.A139]" office:value-type="float" office:value="413839" calcext:value-type="float">
            <text:p>413839</text:p>
          </table:table-cell>
          <table:table-cell/>
          <table:table-cell table:formula="of:=[.E139]/[.G139]" office:value-type="percentage" office:value="0.229011765445016" calcext:value-type="percentage">
            <text:p>22,90 %</text:p>
          </table:table-cell>
        </table:table-row>
        <table:table-row table:style-name="ro1">
          <table:table-cell office:value-type="float" office:value="86491890667483" calcext:value-type="float">
            <text:p>86491890667483</text:p>
          </table:table-cell>
          <table:table-cell office:value-type="float" office:value="86491890762774" calcext:value-type="float">
            <text:p>86491890762774</text:p>
          </table:table-cell>
          <table:table-cell office:value-type="float" office:value="86491890878806" calcext:value-type="float">
            <text:p>86491890878806</text:p>
          </table:table-cell>
          <table:table-cell/>
          <table:table-cell table:formula="of:=[.B140]-[.A140]" office:value-type="float" office:value="95291" calcext:value-type="float">
            <text:p>95291</text:p>
          </table:table-cell>
          <table:table-cell table:formula="of:=[.C140]-[.B140]" office:value-type="float" office:value="116032" calcext:value-type="float">
            <text:p>116032</text:p>
          </table:table-cell>
          <table:table-cell table:formula="of:=[.C140]-[.A140]" office:value-type="float" office:value="211323" calcext:value-type="float">
            <text:p>211323</text:p>
          </table:table-cell>
          <table:table-cell/>
          <table:table-cell table:formula="of:=[.E140]/[.G140]" office:value-type="percentage" office:value="0.450925833913015" calcext:value-type="percentage">
            <text:p>45,09 %</text:p>
          </table:table-cell>
        </table:table-row>
        <table:table-row table:style-name="ro1">
          <table:table-cell office:value-type="float" office:value="86491895178903" calcext:value-type="float">
            <text:p>86491895178903</text:p>
          </table:table-cell>
          <table:table-cell office:value-type="float" office:value="86491895273967" calcext:value-type="float">
            <text:p>86491895273967</text:p>
          </table:table-cell>
          <table:table-cell office:value-type="float" office:value="86491895390032" calcext:value-type="float">
            <text:p>86491895390032</text:p>
          </table:table-cell>
          <table:table-cell/>
          <table:table-cell table:formula="of:=[.B141]-[.A141]" office:value-type="float" office:value="95064" calcext:value-type="float">
            <text:p>95064</text:p>
          </table:table-cell>
          <table:table-cell table:formula="of:=[.C141]-[.B141]" office:value-type="float" office:value="116065" calcext:value-type="float">
            <text:p>116065</text:p>
          </table:table-cell>
          <table:table-cell table:formula="of:=[.C141]-[.A141]" office:value-type="float" office:value="211129" calcext:value-type="float">
            <text:p>211129</text:p>
          </table:table-cell>
          <table:table-cell/>
          <table:table-cell table:formula="of:=[.E141]/[.G141]" office:value-type="percentage" office:value="0.450265003860199" calcext:value-type="percentage">
            <text:p>45,03 %</text:p>
          </table:table-cell>
        </table:table-row>
        <table:table-row table:style-name="ro1">
          <table:table-cell office:value-type="float" office:value="86491899691225" calcext:value-type="float">
            <text:p>86491899691225</text:p>
          </table:table-cell>
          <table:table-cell office:value-type="float" office:value="86491899793806" calcext:value-type="float">
            <text:p>86491899793806</text:p>
          </table:table-cell>
          <table:table-cell office:value-type="float" office:value="86491900021741" calcext:value-type="float">
            <text:p>86491900021741</text:p>
          </table:table-cell>
          <table:table-cell/>
          <table:table-cell table:formula="of:=[.B142]-[.A142]" office:value-type="float" office:value="102581" calcext:value-type="float">
            <text:p>102581</text:p>
          </table:table-cell>
          <table:table-cell table:formula="of:=[.C142]-[.B142]" office:value-type="float" office:value="227935" calcext:value-type="float">
            <text:p>227935</text:p>
          </table:table-cell>
          <table:table-cell table:formula="of:=[.C142]-[.A142]" office:value-type="float" office:value="330516" calcext:value-type="float">
            <text:p>330516</text:p>
          </table:table-cell>
          <table:table-cell/>
          <table:table-cell table:formula="of:=[.E142]/[.G142]" office:value-type="percentage" office:value="0.310366215251304" calcext:value-type="percentage">
            <text:p>31,04 %</text:p>
          </table:table-cell>
        </table:table-row>
        <table:table-row table:style-name="ro1">
          <table:table-cell office:value-type="float" office:value="86491904203387" calcext:value-type="float">
            <text:p>86491904203387</text:p>
          </table:table-cell>
          <table:table-cell office:value-type="float" office:value="86491904300838" calcext:value-type="float">
            <text:p>86491904300838</text:p>
          </table:table-cell>
          <table:table-cell office:value-type="float" office:value="86491904588258" calcext:value-type="float">
            <text:p>86491904588258</text:p>
          </table:table-cell>
          <table:table-cell/>
          <table:table-cell table:formula="of:=[.B143]-[.A143]" office:value-type="float" office:value="97451" calcext:value-type="float">
            <text:p>97451</text:p>
          </table:table-cell>
          <table:table-cell table:formula="of:=[.C143]-[.B143]" office:value-type="float" office:value="287420" calcext:value-type="float">
            <text:p>287420</text:p>
          </table:table-cell>
          <table:table-cell table:formula="of:=[.C143]-[.A143]" office:value-type="float" office:value="384871" calcext:value-type="float">
            <text:p>384871</text:p>
          </table:table-cell>
          <table:table-cell/>
          <table:table-cell table:formula="of:=[.E143]/[.G143]" office:value-type="percentage" office:value="0.253204320408656" calcext:value-type="percentage">
            <text:p>25,32 %</text:p>
          </table:table-cell>
        </table:table-row>
        <table:table-row table:style-name="ro1">
          <table:table-cell office:value-type="float" office:value="86491908715580" calcext:value-type="float">
            <text:p>86491908715580</text:p>
          </table:table-cell>
          <table:table-cell office:value-type="float" office:value="86491908818709" calcext:value-type="float">
            <text:p>86491908818709</text:p>
          </table:table-cell>
          <table:table-cell office:value-type="float" office:value="86491908936645" calcext:value-type="float">
            <text:p>86491908936645</text:p>
          </table:table-cell>
          <table:table-cell/>
          <table:table-cell table:formula="of:=[.B144]-[.A144]" office:value-type="float" office:value="103129" calcext:value-type="float">
            <text:p>103129</text:p>
          </table:table-cell>
          <table:table-cell table:formula="of:=[.C144]-[.B144]" office:value-type="float" office:value="117936" calcext:value-type="float">
            <text:p>117936</text:p>
          </table:table-cell>
          <table:table-cell table:formula="of:=[.C144]-[.A144]" office:value-type="float" office:value="221065" calcext:value-type="float">
            <text:p>221065</text:p>
          </table:table-cell>
          <table:table-cell/>
          <table:table-cell table:formula="of:=[.E144]/[.G144]" office:value-type="percentage" office:value="0.466509850044105" calcext:value-type="percentage">
            <text:p>46,65 %</text:p>
          </table:table-cell>
        </table:table-row>
        <table:table-row table:style-name="ro1">
          <table:table-cell office:value-type="float" office:value="86491913228580" calcext:value-type="float">
            <text:p>86491913228580</text:p>
          </table:table-cell>
          <table:table-cell office:value-type="float" office:value="86491913330580" calcext:value-type="float">
            <text:p>86491913330580</text:p>
          </table:table-cell>
          <table:table-cell office:value-type="float" office:value="86491913447967" calcext:value-type="float">
            <text:p>86491913447967</text:p>
          </table:table-cell>
          <table:table-cell/>
          <table:table-cell table:formula="of:=[.B145]-[.A145]" office:value-type="float" office:value="102000" calcext:value-type="float">
            <text:p>102000</text:p>
          </table:table-cell>
          <table:table-cell table:formula="of:=[.C145]-[.B145]" office:value-type="float" office:value="117387" calcext:value-type="float">
            <text:p>117387</text:p>
          </table:table-cell>
          <table:table-cell table:formula="of:=[.C145]-[.A145]" office:value-type="float" office:value="219387" calcext:value-type="float">
            <text:p>219387</text:p>
          </table:table-cell>
          <table:table-cell/>
          <table:table-cell table:formula="of:=[.E145]/[.G145]" office:value-type="percentage" office:value="0.464931832788634" calcext:value-type="percentage">
            <text:p>46,49 %</text:p>
          </table:table-cell>
        </table:table-row>
        <table:table-row table:style-name="ro1">
          <table:table-cell office:value-type="float" office:value="86491917740580" calcext:value-type="float">
            <text:p>86491917740580</text:p>
          </table:table-cell>
          <table:table-cell office:value-type="float" office:value="86491917838838" calcext:value-type="float">
            <text:p>86491917838838</text:p>
          </table:table-cell>
          <table:table-cell office:value-type="float" office:value="86491917955645" calcext:value-type="float">
            <text:p>86491917955645</text:p>
          </table:table-cell>
          <table:table-cell/>
          <table:table-cell table:formula="of:=[.B146]-[.A146]" office:value-type="float" office:value="98258" calcext:value-type="float">
            <text:p>98258</text:p>
          </table:table-cell>
          <table:table-cell table:formula="of:=[.C146]-[.B146]" office:value-type="float" office:value="116807" calcext:value-type="float">
            <text:p>116807</text:p>
          </table:table-cell>
          <table:table-cell table:formula="of:=[.C146]-[.A146]" office:value-type="float" office:value="215065" calcext:value-type="float">
            <text:p>215065</text:p>
          </table:table-cell>
          <table:table-cell/>
          <table:table-cell table:formula="of:=[.E146]/[.G146]" office:value-type="percentage" office:value="0.456875828237975" calcext:value-type="percentage">
            <text:p>45,69 %</text:p>
          </table:table-cell>
        </table:table-row>
        <table:table-row table:style-name="ro1">
          <table:table-cell office:value-type="float" office:value="86491922253290" calcext:value-type="float">
            <text:p>86491922253290</text:p>
          </table:table-cell>
          <table:table-cell office:value-type="float" office:value="86491922349645" calcext:value-type="float">
            <text:p>86491922349645</text:p>
          </table:table-cell>
          <table:table-cell office:value-type="float" office:value="86491922467838" calcext:value-type="float">
            <text:p>86491922467838</text:p>
          </table:table-cell>
          <table:table-cell/>
          <table:table-cell table:formula="of:=[.B147]-[.A147]" office:value-type="float" office:value="96355" calcext:value-type="float">
            <text:p>96355</text:p>
          </table:table-cell>
          <table:table-cell table:formula="of:=[.C147]-[.B147]" office:value-type="float" office:value="118193" calcext:value-type="float">
            <text:p>118193</text:p>
          </table:table-cell>
          <table:table-cell table:formula="of:=[.C147]-[.A147]" office:value-type="float" office:value="214548" calcext:value-type="float">
            <text:p>214548</text:p>
          </table:table-cell>
          <table:table-cell/>
          <table:table-cell table:formula="of:=[.E147]/[.G147]" office:value-type="percentage" office:value="0.449106959747935" calcext:value-type="percentage">
            <text:p>44,91 %</text:p>
          </table:table-cell>
        </table:table-row>
        <table:table-row table:style-name="ro1">
          <table:table-cell office:value-type="float" office:value="86491926765483" calcext:value-type="float">
            <text:p>86491926765483</text:p>
          </table:table-cell>
          <table:table-cell office:value-type="float" office:value="86491926860064" calcext:value-type="float">
            <text:p>86491926860064</text:p>
          </table:table-cell>
          <table:table-cell office:value-type="float" office:value="86491926975516" calcext:value-type="float">
            <text:p>86491926975516</text:p>
          </table:table-cell>
          <table:table-cell/>
          <table:table-cell table:formula="of:=[.B148]-[.A148]" office:value-type="float" office:value="94581" calcext:value-type="float">
            <text:p>94581</text:p>
          </table:table-cell>
          <table:table-cell table:formula="of:=[.C148]-[.B148]" office:value-type="float" office:value="115452" calcext:value-type="float">
            <text:p>115452</text:p>
          </table:table-cell>
          <table:table-cell table:formula="of:=[.C148]-[.A148]" office:value-type="float" office:value="210033" calcext:value-type="float">
            <text:p>210033</text:p>
          </table:table-cell>
          <table:table-cell/>
          <table:table-cell table:formula="of:=[.E148]/[.G148]" office:value-type="percentage" office:value="0.450314950507777" calcext:value-type="percentage">
            <text:p>45,03 %</text:p>
          </table:table-cell>
        </table:table-row>
        <table:table-row table:style-name="ro1">
          <table:table-cell office:value-type="float" office:value="86491931277258" calcext:value-type="float">
            <text:p>86491931277258</text:p>
          </table:table-cell>
          <table:table-cell office:value-type="float" office:value="86491931406967" calcext:value-type="float">
            <text:p>86491931406967</text:p>
          </table:table-cell>
          <table:table-cell office:value-type="float" office:value="86491931600645" calcext:value-type="float">
            <text:p>86491931600645</text:p>
          </table:table-cell>
          <table:table-cell/>
          <table:table-cell table:formula="of:=[.B149]-[.A149]" office:value-type="float" office:value="129709" calcext:value-type="float">
            <text:p>129709</text:p>
          </table:table-cell>
          <table:table-cell table:formula="of:=[.C149]-[.B149]" office:value-type="float" office:value="193678" calcext:value-type="float">
            <text:p>193678</text:p>
          </table:table-cell>
          <table:table-cell table:formula="of:=[.C149]-[.A149]" office:value-type="float" office:value="323387" calcext:value-type="float">
            <text:p>323387</text:p>
          </table:table-cell>
          <table:table-cell/>
          <table:table-cell table:formula="of:=[.E149]/[.G149]" office:value-type="percentage" office:value="0.401095282123276" calcext:value-type="percentage">
            <text:p>40,11 %</text:p>
          </table:table-cell>
        </table:table-row>
        <table:table-row table:style-name="ro1">
          <table:table-cell office:value-type="float" office:value="86491935788548" calcext:value-type="float">
            <text:p>86491935788548</text:p>
          </table:table-cell>
          <table:table-cell office:value-type="float" office:value="86491935882483" calcext:value-type="float">
            <text:p>86491935882483</text:p>
          </table:table-cell>
          <table:table-cell office:value-type="float" office:value="86491935999129" calcext:value-type="float">
            <text:p>86491935999129</text:p>
          </table:table-cell>
          <table:table-cell/>
          <table:table-cell table:formula="of:=[.B150]-[.A150]" office:value-type="float" office:value="93935" calcext:value-type="float">
            <text:p>93935</text:p>
          </table:table-cell>
          <table:table-cell table:formula="of:=[.C150]-[.B150]" office:value-type="float" office:value="116646" calcext:value-type="float">
            <text:p>116646</text:p>
          </table:table-cell>
          <table:table-cell table:formula="of:=[.C150]-[.A150]" office:value-type="float" office:value="210581" calcext:value-type="float">
            <text:p>210581</text:p>
          </table:table-cell>
          <table:table-cell/>
          <table:table-cell table:formula="of:=[.E150]/[.G150]" office:value-type="percentage" office:value="0.446075381919546" calcext:value-type="percentage">
            <text:p>44,61 %</text:p>
          </table:table-cell>
        </table:table-row>
        <table:table-row table:style-name="ro1">
          <table:table-cell office:value-type="float" office:value="86491940301129" calcext:value-type="float">
            <text:p>86491940301129</text:p>
          </table:table-cell>
          <table:table-cell office:value-type="float" office:value="86491940396322" calcext:value-type="float">
            <text:p>86491940396322</text:p>
          </table:table-cell>
          <table:table-cell office:value-type="float" office:value="86491940534064" calcext:value-type="float">
            <text:p>86491940534064</text:p>
          </table:table-cell>
          <table:table-cell/>
          <table:table-cell table:formula="of:=[.B151]-[.A151]" office:value-type="float" office:value="95193" calcext:value-type="float">
            <text:p>95193</text:p>
          </table:table-cell>
          <table:table-cell table:formula="of:=[.C151]-[.B151]" office:value-type="float" office:value="137742" calcext:value-type="float">
            <text:p>137742</text:p>
          </table:table-cell>
          <table:table-cell table:formula="of:=[.C151]-[.A151]" office:value-type="float" office:value="232935" calcext:value-type="float">
            <text:p>232935</text:p>
          </table:table-cell>
          <table:table-cell/>
          <table:table-cell table:formula="of:=[.E151]/[.G151]" office:value-type="percentage" office:value="0.408667654066585" calcext:value-type="percentage">
            <text:p>40,87 %</text:p>
          </table:table-cell>
        </table:table-row>
        <table:table-row table:style-name="ro1">
          <table:table-cell office:value-type="float" office:value="86491944812548" calcext:value-type="float">
            <text:p>86491944812548</text:p>
          </table:table-cell>
          <table:table-cell office:value-type="float" office:value="86491944906677" calcext:value-type="float">
            <text:p>86491944906677</text:p>
          </table:table-cell>
          <table:table-cell office:value-type="float" office:value="86491945121838" calcext:value-type="float">
            <text:p>86491945121838</text:p>
          </table:table-cell>
          <table:table-cell/>
          <table:table-cell table:formula="of:=[.B152]-[.A152]" office:value-type="float" office:value="94129" calcext:value-type="float">
            <text:p>94129</text:p>
          </table:table-cell>
          <table:table-cell table:formula="of:=[.C152]-[.B152]" office:value-type="float" office:value="215161" calcext:value-type="float">
            <text:p>215161</text:p>
          </table:table-cell>
          <table:table-cell table:formula="of:=[.C152]-[.A152]" office:value-type="float" office:value="309290" calcext:value-type="float">
            <text:p>309290</text:p>
          </table:table-cell>
          <table:table-cell/>
          <table:table-cell table:formula="of:=[.E152]/[.G152]" office:value-type="percentage" office:value="0.3043389698988" calcext:value-type="percentage">
            <text:p>30,43 %</text:p>
          </table:table-cell>
        </table:table-row>
        <table:table-row table:style-name="ro1">
          <table:table-cell office:value-type="float" office:value="86491949326806" calcext:value-type="float">
            <text:p>86491949326806</text:p>
          </table:table-cell>
          <table:table-cell office:value-type="float" office:value="86491949459354" calcext:value-type="float">
            <text:p>86491949459354</text:p>
          </table:table-cell>
          <table:table-cell office:value-type="float" office:value="86491949575580" calcext:value-type="float">
            <text:p>86491949575580</text:p>
          </table:table-cell>
          <table:table-cell/>
          <table:table-cell table:formula="of:=[.B153]-[.A153]" office:value-type="float" office:value="132548" calcext:value-type="float">
            <text:p>132548</text:p>
          </table:table-cell>
          <table:table-cell table:formula="of:=[.C153]-[.B153]" office:value-type="float" office:value="116226" calcext:value-type="float">
            <text:p>116226</text:p>
          </table:table-cell>
          <table:table-cell table:formula="of:=[.C153]-[.A153]" office:value-type="float" office:value="248774" calcext:value-type="float">
            <text:p>248774</text:p>
          </table:table-cell>
          <table:table-cell/>
          <table:table-cell table:formula="of:=[.E153]/[.G153]" office:value-type="percentage" office:value="0.532804875107527" calcext:value-type="percentage">
            <text:p>53,28 %</text:p>
          </table:table-cell>
        </table:table-row>
        <table:table-row table:style-name="ro1">
          <table:table-cell office:value-type="float" office:value="86491953837967" calcext:value-type="float">
            <text:p>86491953837967</text:p>
          </table:table-cell>
          <table:table-cell office:value-type="float" office:value="86491953931967" calcext:value-type="float">
            <text:p>86491953931967</text:p>
          </table:table-cell>
          <table:table-cell office:value-type="float" office:value="86491954050000" calcext:value-type="float">
            <text:p>86491954050000</text:p>
          </table:table-cell>
          <table:table-cell/>
          <table:table-cell table:formula="of:=[.B154]-[.A154]" office:value-type="float" office:value="94000" calcext:value-type="float">
            <text:p>94000</text:p>
          </table:table-cell>
          <table:table-cell table:formula="of:=[.C154]-[.B154]" office:value-type="float" office:value="118033" calcext:value-type="float">
            <text:p>118033</text:p>
          </table:table-cell>
          <table:table-cell table:formula="of:=[.C154]-[.A154]" office:value-type="float" office:value="212033" calcext:value-type="float">
            <text:p>212033</text:p>
          </table:table-cell>
          <table:table-cell/>
          <table:table-cell table:formula="of:=[.E154]/[.G154]" office:value-type="percentage" office:value="0.443327217933058" calcext:value-type="percentage">
            <text:p>44,33 %</text:p>
          </table:table-cell>
        </table:table-row>
        <table:table-row table:style-name="ro1">
          <table:table-cell office:value-type="float" office:value="86491958350161" calcext:value-type="float">
            <text:p>86491958350161</text:p>
          </table:table-cell>
          <table:table-cell office:value-type="float" office:value="86491958445580" calcext:value-type="float">
            <text:p>86491958445580</text:p>
          </table:table-cell>
          <table:table-cell office:value-type="float" office:value="86491958672580" calcext:value-type="float">
            <text:p>86491958672580</text:p>
          </table:table-cell>
          <table:table-cell/>
          <table:table-cell table:formula="of:=[.B155]-[.A155]" office:value-type="float" office:value="95419" calcext:value-type="float">
            <text:p>95419</text:p>
          </table:table-cell>
          <table:table-cell table:formula="of:=[.C155]-[.B155]" office:value-type="float" office:value="227000" calcext:value-type="float">
            <text:p>227000</text:p>
          </table:table-cell>
          <table:table-cell table:formula="of:=[.C155]-[.A155]" office:value-type="float" office:value="322419" calcext:value-type="float">
            <text:p>322419</text:p>
          </table:table-cell>
          <table:table-cell/>
          <table:table-cell table:formula="of:=[.E155]/[.G155]" office:value-type="percentage" office:value="0.29594719914149" calcext:value-type="percentage">
            <text:p>29,59 %</text:p>
          </table:table-cell>
        </table:table-row>
        <table:table-row table:style-name="ro1">
          <table:table-cell office:value-type="float" office:value="86491962861774" calcext:value-type="float">
            <text:p>86491962861774</text:p>
          </table:table-cell>
          <table:table-cell office:value-type="float" office:value="86491962974290" calcext:value-type="float">
            <text:p>86491962974290</text:p>
          </table:table-cell>
          <table:table-cell office:value-type="float" office:value="86491963146129" calcext:value-type="float">
            <text:p>86491963146129</text:p>
          </table:table-cell>
          <table:table-cell/>
          <table:table-cell table:formula="of:=[.B156]-[.A156]" office:value-type="float" office:value="112516" calcext:value-type="float">
            <text:p>112516</text:p>
          </table:table-cell>
          <table:table-cell table:formula="of:=[.C156]-[.B156]" office:value-type="float" office:value="171839" calcext:value-type="float">
            <text:p>171839</text:p>
          </table:table-cell>
          <table:table-cell table:formula="of:=[.C156]-[.A156]" office:value-type="float" office:value="284355" calcext:value-type="float">
            <text:p>284355</text:p>
          </table:table-cell>
          <table:table-cell/>
          <table:table-cell table:formula="of:=[.E156]/[.G156]" office:value-type="percentage" office:value="0.395688487981572" calcext:value-type="percentage">
            <text:p>39,57 %</text:p>
          </table:table-cell>
        </table:table-row>
        <table:table-row table:style-name="ro1">
          <table:table-cell office:value-type="float" office:value="86491967373645" calcext:value-type="float">
            <text:p>86491967373645</text:p>
          </table:table-cell>
          <table:table-cell office:value-type="float" office:value="86491967488451" calcext:value-type="float">
            <text:p>86491967488451</text:p>
          </table:table-cell>
          <table:table-cell office:value-type="float" office:value="86491967603387" calcext:value-type="float">
            <text:p>86491967603387</text:p>
          </table:table-cell>
          <table:table-cell/>
          <table:table-cell table:formula="of:=[.B157]-[.A157]" office:value-type="float" office:value="114806" calcext:value-type="float">
            <text:p>114806</text:p>
          </table:table-cell>
          <table:table-cell table:formula="of:=[.C157]-[.B157]" office:value-type="float" office:value="114936" calcext:value-type="float">
            <text:p>114936</text:p>
          </table:table-cell>
          <table:table-cell table:formula="of:=[.C157]-[.A157]" office:value-type="float" office:value="229742" calcext:value-type="float">
            <text:p>229742</text:p>
          </table:table-cell>
          <table:table-cell/>
          <table:table-cell table:formula="of:=[.E157]/[.G157]" office:value-type="percentage" office:value="0.49971707393511" calcext:value-type="percentage">
            <text:p>49,97 %</text:p>
          </table:table-cell>
        </table:table-row>
        <table:table-row table:style-name="ro1">
          <table:table-cell office:value-type="float" office:value="86491971887322" calcext:value-type="float">
            <text:p>86491971887322</text:p>
          </table:table-cell>
          <table:table-cell office:value-type="float" office:value="86491971981935" calcext:value-type="float">
            <text:p>86491971981935</text:p>
          </table:table-cell>
          <table:table-cell office:value-type="float" office:value="86491972096838" calcext:value-type="float">
            <text:p>86491972096838</text:p>
          </table:table-cell>
          <table:table-cell/>
          <table:table-cell table:formula="of:=[.B158]-[.A158]" office:value-type="float" office:value="94613" calcext:value-type="float">
            <text:p>94613</text:p>
          </table:table-cell>
          <table:table-cell table:formula="of:=[.C158]-[.B158]" office:value-type="float" office:value="114903" calcext:value-type="float">
            <text:p>114903</text:p>
          </table:table-cell>
          <table:table-cell table:formula="of:=[.C158]-[.A158]" office:value-type="float" office:value="209516" calcext:value-type="float">
            <text:p>209516</text:p>
          </table:table-cell>
          <table:table-cell/>
          <table:table-cell table:formula="of:=[.E158]/[.G158]" office:value-type="percentage" office:value="0.451578877030871" calcext:value-type="percentage">
            <text:p>45,16 %</text:p>
          </table:table-cell>
        </table:table-row>
        <table:table-row table:style-name="ro1">
          <table:table-cell office:value-type="float" office:value="86491976398967" calcext:value-type="float">
            <text:p>86491976398967</text:p>
          </table:table-cell>
          <table:table-cell office:value-type="float" office:value="86491976492838" calcext:value-type="float">
            <text:p>86491976492838</text:p>
          </table:table-cell>
          <table:table-cell office:value-type="float" office:value="86491976612225" calcext:value-type="float">
            <text:p>86491976612225</text:p>
          </table:table-cell>
          <table:table-cell/>
          <table:table-cell table:formula="of:=[.B159]-[.A159]" office:value-type="float" office:value="93871" calcext:value-type="float">
            <text:p>93871</text:p>
          </table:table-cell>
          <table:table-cell table:formula="of:=[.C159]-[.B159]" office:value-type="float" office:value="119387" calcext:value-type="float">
            <text:p>119387</text:p>
          </table:table-cell>
          <table:table-cell table:formula="of:=[.C159]-[.A159]" office:value-type="float" office:value="213258" calcext:value-type="float">
            <text:p>213258</text:p>
          </table:table-cell>
          <table:table-cell/>
          <table:table-cell table:formula="of:=[.E159]/[.G159]" office:value-type="percentage" office:value="0.440175749561564" calcext:value-type="percentage">
            <text:p>44,02 %</text:p>
          </table:table-cell>
        </table:table-row>
        <table:table-row table:style-name="ro1">
          <table:table-cell office:value-type="float" office:value="86491980911258" calcext:value-type="float">
            <text:p>86491980911258</text:p>
          </table:table-cell>
          <table:table-cell office:value-type="float" office:value="86491981009548" calcext:value-type="float">
            <text:p>86491981009548</text:p>
          </table:table-cell>
          <table:table-cell office:value-type="float" office:value="86491981165193" calcext:value-type="float">
            <text:p>86491981165193</text:p>
          </table:table-cell>
          <table:table-cell/>
          <table:table-cell table:formula="of:=[.B160]-[.A160]" office:value-type="float" office:value="98290" calcext:value-type="float">
            <text:p>98290</text:p>
          </table:table-cell>
          <table:table-cell table:formula="of:=[.C160]-[.B160]" office:value-type="float" office:value="155645" calcext:value-type="float">
            <text:p>155645</text:p>
          </table:table-cell>
          <table:table-cell table:formula="of:=[.C160]-[.A160]" office:value-type="float" office:value="253935" calcext:value-type="float">
            <text:p>253935</text:p>
          </table:table-cell>
          <table:table-cell/>
          <table:table-cell table:formula="of:=[.E160]/[.G160]" office:value-type="percentage" office:value="0.3870675566582" calcext:value-type="percentage">
            <text:p>38,71 %</text:p>
          </table:table-cell>
        </table:table-row>
        <table:table-row table:style-name="ro1">
          <table:table-cell office:value-type="float" office:value="86491985422838" calcext:value-type="float">
            <text:p>86491985422838</text:p>
          </table:table-cell>
          <table:table-cell office:value-type="float" office:value="86491985519032" calcext:value-type="float">
            <text:p>86491985519032</text:p>
          </table:table-cell>
          <table:table-cell office:value-type="float" office:value="86491985875774" calcext:value-type="float">
            <text:p>86491985875774</text:p>
          </table:table-cell>
          <table:table-cell/>
          <table:table-cell table:formula="of:=[.B161]-[.A161]" office:value-type="float" office:value="96194" calcext:value-type="float">
            <text:p>96194</text:p>
          </table:table-cell>
          <table:table-cell table:formula="of:=[.C161]-[.B161]" office:value-type="float" office:value="356742" calcext:value-type="float">
            <text:p>356742</text:p>
          </table:table-cell>
          <table:table-cell table:formula="of:=[.C161]-[.A161]" office:value-type="float" office:value="452936" calcext:value-type="float">
            <text:p>452936</text:p>
          </table:table-cell>
          <table:table-cell/>
          <table:table-cell table:formula="of:=[.E161]/[.G161]" office:value-type="percentage" office:value="0.212378790822544" calcext:value-type="percentage">
            <text:p>21,24 %</text:p>
          </table:table-cell>
        </table:table-row>
        <table:table-row table:style-name="ro1">
          <table:table-cell office:value-type="float" office:value="86491989935870" calcext:value-type="float">
            <text:p>86491989935870</text:p>
          </table:table-cell>
          <table:table-cell office:value-type="float" office:value="86491990060580" calcext:value-type="float">
            <text:p>86491990060580</text:p>
          </table:table-cell>
          <table:table-cell office:value-type="float" office:value="86491990283258" calcext:value-type="float">
            <text:p>86491990283258</text:p>
          </table:table-cell>
          <table:table-cell/>
          <table:table-cell table:formula="of:=[.B162]-[.A162]" office:value-type="float" office:value="124710" calcext:value-type="float">
            <text:p>124710</text:p>
          </table:table-cell>
          <table:table-cell table:formula="of:=[.C162]-[.B162]" office:value-type="float" office:value="222678" calcext:value-type="float">
            <text:p>222678</text:p>
          </table:table-cell>
          <table:table-cell table:formula="of:=[.C162]-[.A162]" office:value-type="float" office:value="347388" calcext:value-type="float">
            <text:p>347388</text:p>
          </table:table-cell>
          <table:table-cell/>
          <table:table-cell table:formula="of:=[.E162]/[.G162]" office:value-type="percentage" office:value="0.358993402190058" calcext:value-type="percentage">
            <text:p>35,90 %</text:p>
          </table:table-cell>
        </table:table-row>
        <table:table-row table:style-name="ro1">
          <table:table-cell office:value-type="float" office:value="86491994447806" calcext:value-type="float">
            <text:p>86491994447806</text:p>
          </table:table-cell>
          <table:table-cell office:value-type="float" office:value="86491994549483" calcext:value-type="float">
            <text:p>86491994549483</text:p>
          </table:table-cell>
          <table:table-cell office:value-type="float" office:value="86491994668838" calcext:value-type="float">
            <text:p>86491994668838</text:p>
          </table:table-cell>
          <table:table-cell/>
          <table:table-cell table:formula="of:=[.B163]-[.A163]" office:value-type="float" office:value="101677" calcext:value-type="float">
            <text:p>101677</text:p>
          </table:table-cell>
          <table:table-cell table:formula="of:=[.C163]-[.B163]" office:value-type="float" office:value="119355" calcext:value-type="float">
            <text:p>119355</text:p>
          </table:table-cell>
          <table:table-cell table:formula="of:=[.C163]-[.A163]" office:value-type="float" office:value="221032" calcext:value-type="float">
            <text:p>221032</text:p>
          </table:table-cell>
          <table:table-cell/>
          <table:table-cell table:formula="of:=[.E163]/[.G163]" office:value-type="percentage" office:value="0.460010315248471" calcext:value-type="percentage">
            <text:p>46,00 %</text:p>
          </table:table-cell>
        </table:table-row>
        <table:table-row table:style-name="ro1">
          <table:table-cell office:value-type="float" office:value="86491998960225" calcext:value-type="float">
            <text:p>86491998960225</text:p>
          </table:table-cell>
          <table:table-cell office:value-type="float" office:value="86491999056225" calcext:value-type="float">
            <text:p>86491999056225</text:p>
          </table:table-cell>
          <table:table-cell office:value-type="float" office:value="86491999178870" calcext:value-type="float">
            <text:p>86491999178870</text:p>
          </table:table-cell>
          <table:table-cell/>
          <table:table-cell table:formula="of:=[.B164]-[.A164]" office:value-type="float" office:value="96000" calcext:value-type="float">
            <text:p>96000</text:p>
          </table:table-cell>
          <table:table-cell table:formula="of:=[.C164]-[.B164]" office:value-type="float" office:value="122645" calcext:value-type="float">
            <text:p>122645</text:p>
          </table:table-cell>
          <table:table-cell table:formula="of:=[.C164]-[.A164]" office:value-type="float" office:value="218645" calcext:value-type="float">
            <text:p>218645</text:p>
          </table:table-cell>
          <table:table-cell/>
          <table:table-cell table:formula="of:=[.E164]/[.G164]" office:value-type="percentage" office:value="0.439067895446957" calcext:value-type="percentage">
            <text:p>43,91 %</text:p>
          </table:table-cell>
        </table:table-row>
        <table:table-row table:style-name="ro1">
          <table:table-cell office:value-type="float" office:value="86492003471032" calcext:value-type="float">
            <text:p>86492003471032</text:p>
          </table:table-cell>
          <table:table-cell office:value-type="float" office:value="86492003571774" calcext:value-type="float">
            <text:p>86492003571774</text:p>
          </table:table-cell>
          <table:table-cell office:value-type="float" office:value="86492003689129" calcext:value-type="float">
            <text:p>86492003689129</text:p>
          </table:table-cell>
          <table:table-cell/>
          <table:table-cell table:formula="of:=[.B165]-[.A165]" office:value-type="float" office:value="100742" calcext:value-type="float">
            <text:p>100742</text:p>
          </table:table-cell>
          <table:table-cell table:formula="of:=[.C165]-[.B165]" office:value-type="float" office:value="117355" calcext:value-type="float">
            <text:p>117355</text:p>
          </table:table-cell>
          <table:table-cell table:formula="of:=[.C165]-[.A165]" office:value-type="float" office:value="218097" calcext:value-type="float">
            <text:p>218097</text:p>
          </table:table-cell>
          <table:table-cell/>
          <table:table-cell table:formula="of:=[.E165]/[.G165]" office:value-type="percentage" office:value="0.461913735631393" calcext:value-type="percentage">
            <text:p>46,19 %</text:p>
          </table:table-cell>
        </table:table-row>
        <table:table-row table:style-name="ro1">
          <table:table-cell office:value-type="float" office:value="86492007984064" calcext:value-type="float">
            <text:p>86492007984064</text:p>
          </table:table-cell>
          <table:table-cell office:value-type="float" office:value="86492008109612" calcext:value-type="float">
            <text:p>86492008109612</text:p>
          </table:table-cell>
          <table:table-cell office:value-type="float" office:value="86492008224483" calcext:value-type="float">
            <text:p>86492008224483</text:p>
          </table:table-cell>
          <table:table-cell/>
          <table:table-cell table:formula="of:=[.B166]-[.A166]" office:value-type="float" office:value="125548" calcext:value-type="float">
            <text:p>125548</text:p>
          </table:table-cell>
          <table:table-cell table:formula="of:=[.C166]-[.B166]" office:value-type="float" office:value="114871" calcext:value-type="float">
            <text:p>114871</text:p>
          </table:table-cell>
          <table:table-cell table:formula="of:=[.C166]-[.A166]" office:value-type="float" office:value="240419" calcext:value-type="float">
            <text:p>240419</text:p>
          </table:table-cell>
          <table:table-cell/>
          <table:table-cell table:formula="of:=[.E166]/[.G166]" office:value-type="percentage" office:value="0.522204983799117" calcext:value-type="percentage">
            <text:p>52,22 %</text:p>
          </table:table-cell>
        </table:table-row>
        <table:table-row table:style-name="ro1">
          <table:table-cell office:value-type="float" office:value="86492012496064" calcext:value-type="float">
            <text:p>86492012496064</text:p>
          </table:table-cell>
          <table:table-cell office:value-type="float" office:value="86492012611645" calcext:value-type="float">
            <text:p>86492012611645</text:p>
          </table:table-cell>
          <table:table-cell office:value-type="float" office:value="86492012751193" calcext:value-type="float">
            <text:p>86492012751193</text:p>
          </table:table-cell>
          <table:table-cell/>
          <table:table-cell table:formula="of:=[.B167]-[.A167]" office:value-type="float" office:value="115581" calcext:value-type="float">
            <text:p>115581</text:p>
          </table:table-cell>
          <table:table-cell table:formula="of:=[.C167]-[.B167]" office:value-type="float" office:value="139548" calcext:value-type="float">
            <text:p>139548</text:p>
          </table:table-cell>
          <table:table-cell table:formula="of:=[.C167]-[.A167]" office:value-type="float" office:value="255129" calcext:value-type="float">
            <text:p>255129</text:p>
          </table:table-cell>
          <table:table-cell/>
          <table:table-cell table:formula="of:=[.E167]/[.G167]" office:value-type="percentage" office:value="0.45302964382724" calcext:value-type="percentage">
            <text:p>45,30 %</text:p>
          </table:table-cell>
        </table:table-row>
        <table:table-row table:style-name="ro1">
          <table:table-cell office:value-type="float" office:value="86492017008483" calcext:value-type="float">
            <text:p>86492017008483</text:p>
          </table:table-cell>
          <table:table-cell office:value-type="float" office:value="86492017103096" calcext:value-type="float">
            <text:p>86492017103096</text:p>
          </table:table-cell>
          <table:table-cell office:value-type="float" office:value="86492017337612" calcext:value-type="float">
            <text:p>86492017337612</text:p>
          </table:table-cell>
          <table:table-cell/>
          <table:table-cell table:formula="of:=[.B168]-[.A168]" office:value-type="float" office:value="94613" calcext:value-type="float">
            <text:p>94613</text:p>
          </table:table-cell>
          <table:table-cell table:formula="of:=[.C168]-[.B168]" office:value-type="float" office:value="234516" calcext:value-type="float">
            <text:p>234516</text:p>
          </table:table-cell>
          <table:table-cell table:formula="of:=[.C168]-[.A168]" office:value-type="float" office:value="329129" calcext:value-type="float">
            <text:p>329129</text:p>
          </table:table-cell>
          <table:table-cell/>
          <table:table-cell table:formula="of:=[.E168]/[.G168]" office:value-type="percentage" office:value="0.287464793439654" calcext:value-type="percentage">
            <text:p>28,75 %</text:p>
          </table:table-cell>
        </table:table-row>
        <table:table-row table:style-name="ro1">
          <table:table-cell office:value-type="float" office:value="86492021519935" calcext:value-type="float">
            <text:p>86492021519935</text:p>
          </table:table-cell>
          <table:table-cell office:value-type="float" office:value="86492021615709" calcext:value-type="float">
            <text:p>86492021615709</text:p>
          </table:table-cell>
          <table:table-cell office:value-type="float" office:value="86492021735225" calcext:value-type="float">
            <text:p>86492021735225</text:p>
          </table:table-cell>
          <table:table-cell/>
          <table:table-cell table:formula="of:=[.B169]-[.A169]" office:value-type="float" office:value="95774" calcext:value-type="float">
            <text:p>95774</text:p>
          </table:table-cell>
          <table:table-cell table:formula="of:=[.C169]-[.B169]" office:value-type="float" office:value="119516" calcext:value-type="float">
            <text:p>119516</text:p>
          </table:table-cell>
          <table:table-cell table:formula="of:=[.C169]-[.A169]" office:value-type="float" office:value="215290" calcext:value-type="float">
            <text:p>215290</text:p>
          </table:table-cell>
          <table:table-cell/>
          <table:table-cell table:formula="of:=[.E169]/[.G169]" office:value-type="percentage" office:value="0.444860420827721" calcext:value-type="percentage">
            <text:p>44,49 %</text:p>
          </table:table-cell>
        </table:table-row>
        <table:table-row table:style-name="ro1">
          <table:table-cell office:value-type="float" office:value="86492026032193" calcext:value-type="float">
            <text:p>86492026032193</text:p>
          </table:table-cell>
          <table:table-cell office:value-type="float" office:value="86492026168193" calcext:value-type="float">
            <text:p>86492026168193</text:p>
          </table:table-cell>
          <table:table-cell office:value-type="float" office:value="86492026419258" calcext:value-type="float">
            <text:p>86492026419258</text:p>
          </table:table-cell>
          <table:table-cell/>
          <table:table-cell table:formula="of:=[.B170]-[.A170]" office:value-type="float" office:value="136000" calcext:value-type="float">
            <text:p>136000</text:p>
          </table:table-cell>
          <table:table-cell table:formula="of:=[.C170]-[.B170]" office:value-type="float" office:value="251065" calcext:value-type="float">
            <text:p>251065</text:p>
          </table:table-cell>
          <table:table-cell table:formula="of:=[.C170]-[.A170]" office:value-type="float" office:value="387065" calcext:value-type="float">
            <text:p>387065</text:p>
          </table:table-cell>
          <table:table-cell/>
          <table:table-cell table:formula="of:=[.E170]/[.G170]" office:value-type="percentage" office:value="0.351362174311808" calcext:value-type="percentage">
            <text:p>35,14 %</text:p>
          </table:table-cell>
        </table:table-row>
        <table:table-row table:style-name="ro1">
          <table:table-cell office:value-type="float" office:value="86492030545096" calcext:value-type="float">
            <text:p>86492030545096</text:p>
          </table:table-cell>
          <table:table-cell office:value-type="float" office:value="86492030639580" calcext:value-type="float">
            <text:p>86492030639580</text:p>
          </table:table-cell>
          <table:table-cell office:value-type="float" office:value="86492030756612" calcext:value-type="float">
            <text:p>86492030756612</text:p>
          </table:table-cell>
          <table:table-cell/>
          <table:table-cell table:formula="of:=[.B171]-[.A171]" office:value-type="float" office:value="94484" calcext:value-type="float">
            <text:p>94484</text:p>
          </table:table-cell>
          <table:table-cell table:formula="of:=[.C171]-[.B171]" office:value-type="float" office:value="117032" calcext:value-type="float">
            <text:p>117032</text:p>
          </table:table-cell>
          <table:table-cell table:formula="of:=[.C171]-[.A171]" office:value-type="float" office:value="211516" calcext:value-type="float">
            <text:p>211516</text:p>
          </table:table-cell>
          <table:table-cell/>
          <table:table-cell table:formula="of:=[.E171]/[.G171]" office:value-type="percentage" office:value="0.446699067682823" calcext:value-type="percentage">
            <text:p>44,67 %</text:p>
          </table:table-cell>
        </table:table-row>
        <table:table-row table:style-name="ro1">
          <table:table-cell office:value-type="float" office:value="86492035057612" calcext:value-type="float">
            <text:p>86492035057612</text:p>
          </table:table-cell>
          <table:table-cell office:value-type="float" office:value="86492035152387" calcext:value-type="float">
            <text:p>86492035152387</text:p>
          </table:table-cell>
          <table:table-cell office:value-type="float" office:value="86492035269096" calcext:value-type="float">
            <text:p>86492035269096</text:p>
          </table:table-cell>
          <table:table-cell/>
          <table:table-cell table:formula="of:=[.B172]-[.A172]" office:value-type="float" office:value="94775" calcext:value-type="float">
            <text:p>94775</text:p>
          </table:table-cell>
          <table:table-cell table:formula="of:=[.C172]-[.B172]" office:value-type="float" office:value="116709" calcext:value-type="float">
            <text:p>116709</text:p>
          </table:table-cell>
          <table:table-cell table:formula="of:=[.C172]-[.A172]" office:value-type="float" office:value="211484" calcext:value-type="float">
            <text:p>211484</text:p>
          </table:table-cell>
          <table:table-cell/>
          <table:table-cell table:formula="of:=[.E172]/[.G172]" office:value-type="percentage" office:value="0.448142649089293" calcext:value-type="percentage">
            <text:p>44,81 %</text:p>
          </table:table-cell>
        </table:table-row>
        <table:table-row table:style-name="ro1">
          <table:table-cell office:value-type="float" office:value="86492039570064" calcext:value-type="float">
            <text:p>86492039570064</text:p>
          </table:table-cell>
          <table:table-cell office:value-type="float" office:value="86492039667000" calcext:value-type="float">
            <text:p>86492039667000</text:p>
          </table:table-cell>
          <table:table-cell office:value-type="float" office:value="86492039901290" calcext:value-type="float">
            <text:p>86492039901290</text:p>
          </table:table-cell>
          <table:table-cell/>
          <table:table-cell table:formula="of:=[.B173]-[.A173]" office:value-type="float" office:value="96936" calcext:value-type="float">
            <text:p>96936</text:p>
          </table:table-cell>
          <table:table-cell table:formula="of:=[.C173]-[.B173]" office:value-type="float" office:value="234290" calcext:value-type="float">
            <text:p>234290</text:p>
          </table:table-cell>
          <table:table-cell table:formula="of:=[.C173]-[.A173]" office:value-type="float" office:value="331226" calcext:value-type="float">
            <text:p>331226</text:p>
          </table:table-cell>
          <table:table-cell/>
          <table:table-cell table:formula="of:=[.E173]/[.G173]" office:value-type="percentage" office:value="0.29265818504586" calcext:value-type="percentage">
            <text:p>29,27 %</text:p>
          </table:table-cell>
        </table:table-row>
        <table:table-row table:style-name="ro1">
          <table:table-cell office:value-type="float" office:value="86492044080935" calcext:value-type="float">
            <text:p>86492044080935</text:p>
          </table:table-cell>
          <table:table-cell office:value-type="float" office:value="86492044176096" calcext:value-type="float">
            <text:p>86492044176096</text:p>
          </table:table-cell>
          <table:table-cell office:value-type="float" office:value="86492044481419" calcext:value-type="float">
            <text:p>86492044481419</text:p>
          </table:table-cell>
          <table:table-cell/>
          <table:table-cell table:formula="of:=[.B174]-[.A174]" office:value-type="float" office:value="95161" calcext:value-type="float">
            <text:p>95161</text:p>
          </table:table-cell>
          <table:table-cell table:formula="of:=[.C174]-[.B174]" office:value-type="float" office:value="305323" calcext:value-type="float">
            <text:p>305323</text:p>
          </table:table-cell>
          <table:table-cell table:formula="of:=[.C174]-[.A174]" office:value-type="float" office:value="400484" calcext:value-type="float">
            <text:p>400484</text:p>
          </table:table-cell>
          <table:table-cell/>
          <table:table-cell table:formula="of:=[.E174]/[.G174]" office:value-type="percentage" office:value="0.237614985867101" calcext:value-type="percentage">
            <text:p>23,76 %</text:p>
          </table:table-cell>
        </table:table-row>
        <table:table-row table:style-name="ro1">
          <table:table-cell office:value-type="float" office:value="86492048594161" calcext:value-type="float">
            <text:p>86492048594161</text:p>
          </table:table-cell>
          <table:table-cell office:value-type="float" office:value="86492048689354" calcext:value-type="float">
            <text:p>86492048689354</text:p>
          </table:table-cell>
          <table:table-cell office:value-type="float" office:value="86492048804258" calcext:value-type="float">
            <text:p>86492048804258</text:p>
          </table:table-cell>
          <table:table-cell/>
          <table:table-cell table:formula="of:=[.B175]-[.A175]" office:value-type="float" office:value="95193" calcext:value-type="float">
            <text:p>95193</text:p>
          </table:table-cell>
          <table:table-cell table:formula="of:=[.C175]-[.B175]" office:value-type="float" office:value="114904" calcext:value-type="float">
            <text:p>114904</text:p>
          </table:table-cell>
          <table:table-cell table:formula="of:=[.C175]-[.A175]" office:value-type="float" office:value="210097" calcext:value-type="float">
            <text:p>210097</text:p>
          </table:table-cell>
          <table:table-cell/>
          <table:table-cell table:formula="of:=[.E175]/[.G175]" office:value-type="percentage" office:value="0.453090715241055" calcext:value-type="percentage">
            <text:p>45,31 %</text:p>
          </table:table-cell>
        </table:table-row>
        <table:table-row table:style-name="ro1">
          <table:table-cell office:value-type="float" office:value="86492053105935" calcext:value-type="float">
            <text:p>86492053105935</text:p>
          </table:table-cell>
          <table:table-cell office:value-type="float" office:value="86492053201451" calcext:value-type="float">
            <text:p>86492053201451</text:p>
          </table:table-cell>
          <table:table-cell office:value-type="float" office:value="86492053320548" calcext:value-type="float">
            <text:p>86492053320548</text:p>
          </table:table-cell>
          <table:table-cell/>
          <table:table-cell table:formula="of:=[.B176]-[.A176]" office:value-type="float" office:value="95516" calcext:value-type="float">
            <text:p>95516</text:p>
          </table:table-cell>
          <table:table-cell table:formula="of:=[.C176]-[.B176]" office:value-type="float" office:value="119097" calcext:value-type="float">
            <text:p>119097</text:p>
          </table:table-cell>
          <table:table-cell table:formula="of:=[.C176]-[.A176]" office:value-type="float" office:value="214613" calcext:value-type="float">
            <text:p>214613</text:p>
          </table:table-cell>
          <table:table-cell/>
          <table:table-cell table:formula="of:=[.E176]/[.G176]" office:value-type="percentage" office:value="0.445061575952994" calcext:value-type="percentage">
            <text:p>44,51 %</text:p>
          </table:table-cell>
        </table:table-row>
        <table:table-row table:style-name="ro1">
          <table:table-cell office:value-type="float" office:value="86492057618580" calcext:value-type="float">
            <text:p>86492057618580</text:p>
          </table:table-cell>
          <table:table-cell office:value-type="float" office:value="86492057713580" calcext:value-type="float">
            <text:p>86492057713580</text:p>
          </table:table-cell>
          <table:table-cell office:value-type="float" office:value="86492057833161" calcext:value-type="float">
            <text:p>86492057833161</text:p>
          </table:table-cell>
          <table:table-cell/>
          <table:table-cell table:formula="of:=[.B177]-[.A177]" office:value-type="float" office:value="95000" calcext:value-type="float">
            <text:p>95000</text:p>
          </table:table-cell>
          <table:table-cell table:formula="of:=[.C177]-[.B177]" office:value-type="float" office:value="119581" calcext:value-type="float">
            <text:p>119581</text:p>
          </table:table-cell>
          <table:table-cell table:formula="of:=[.C177]-[.A177]" office:value-type="float" office:value="214581" calcext:value-type="float">
            <text:p>214581</text:p>
          </table:table-cell>
          <table:table-cell/>
          <table:table-cell table:formula="of:=[.E177]/[.G177]" office:value-type="percentage" office:value="0.442723260680116" calcext:value-type="percentage">
            <text:p>44,27 %</text:p>
          </table:table-cell>
        </table:table-row>
        <table:table-row table:style-name="ro1">
          <table:table-cell office:value-type="float" office:value="86492062129645" calcext:value-type="float">
            <text:p>86492062129645</text:p>
          </table:table-cell>
          <table:table-cell office:value-type="float" office:value="86492062223548" calcext:value-type="float">
            <text:p>86492062223548</text:p>
          </table:table-cell>
          <table:table-cell office:value-type="float" office:value="86492062375903" calcext:value-type="float">
            <text:p>86492062375903</text:p>
          </table:table-cell>
          <table:table-cell/>
          <table:table-cell table:formula="of:=[.B178]-[.A178]" office:value-type="float" office:value="93903" calcext:value-type="float">
            <text:p>93903</text:p>
          </table:table-cell>
          <table:table-cell table:formula="of:=[.C178]-[.B178]" office:value-type="float" office:value="152355" calcext:value-type="float">
            <text:p>152355</text:p>
          </table:table-cell>
          <table:table-cell table:formula="of:=[.C178]-[.A178]" office:value-type="float" office:value="246258" calcext:value-type="float">
            <text:p>246258</text:p>
          </table:table-cell>
          <table:table-cell/>
          <table:table-cell table:formula="of:=[.E178]/[.G178]" office:value-type="percentage" office:value="0.381319591647784" calcext:value-type="percentage">
            <text:p>38,13 %</text:p>
          </table:table-cell>
        </table:table-row>
        <table:table-row table:style-name="ro1">
          <table:table-cell office:value-type="float" office:value="86492066643000" calcext:value-type="float">
            <text:p>86492066643000</text:p>
          </table:table-cell>
          <table:table-cell office:value-type="float" office:value="86492066758709" calcext:value-type="float">
            <text:p>86492066758709</text:p>
          </table:table-cell>
          <table:table-cell office:value-type="float" office:value="86492066873548" calcext:value-type="float">
            <text:p>86492066873548</text:p>
          </table:table-cell>
          <table:table-cell/>
          <table:table-cell table:formula="of:=[.B179]-[.A179]" office:value-type="float" office:value="115709" calcext:value-type="float">
            <text:p>115709</text:p>
          </table:table-cell>
          <table:table-cell table:formula="of:=[.C179]-[.B179]" office:value-type="float" office:value="114839" calcext:value-type="float">
            <text:p>114839</text:p>
          </table:table-cell>
          <table:table-cell table:formula="of:=[.C179]-[.A179]" office:value-type="float" office:value="230548" calcext:value-type="float">
            <text:p>230548</text:p>
          </table:table-cell>
          <table:table-cell/>
          <table:table-cell table:formula="of:=[.E179]/[.G179]" office:value-type="percentage" office:value="0.501886808820723" calcext:value-type="percentage">
            <text:p>50,19 %</text:p>
          </table:table-cell>
        </table:table-row>
        <table:table-row table:style-name="ro1">
          <table:table-cell office:value-type="float" office:value="86492071154000" calcext:value-type="float">
            <text:p>86492071154000</text:p>
          </table:table-cell>
          <table:table-cell office:value-type="float" office:value="86492071262064" calcext:value-type="float">
            <text:p>86492071262064</text:p>
          </table:table-cell>
          <table:table-cell office:value-type="float" office:value="86492071461483" calcext:value-type="float">
            <text:p>86492071461483</text:p>
          </table:table-cell>
          <table:table-cell/>
          <table:table-cell table:formula="of:=[.B180]-[.A180]" office:value-type="float" office:value="108064" calcext:value-type="float">
            <text:p>108064</text:p>
          </table:table-cell>
          <table:table-cell table:formula="of:=[.C180]-[.B180]" office:value-type="float" office:value="199419" calcext:value-type="float">
            <text:p>199419</text:p>
          </table:table-cell>
          <table:table-cell table:formula="of:=[.C180]-[.A180]" office:value-type="float" office:value="307483" calcext:value-type="float">
            <text:p>307483</text:p>
          </table:table-cell>
          <table:table-cell/>
          <table:table-cell table:formula="of:=[.E180]/[.G180]" office:value-type="percentage" office:value="0.35144707187064" calcext:value-type="percentage">
            <text:p>35,14 %</text:p>
          </table:table-cell>
        </table:table-row>
        <table:table-row table:style-name="ro1">
          <table:table-cell office:value-type="float" office:value="86492075667193" calcext:value-type="float">
            <text:p>86492075667193</text:p>
          </table:table-cell>
          <table:table-cell office:value-type="float" office:value="86492075759516" calcext:value-type="float">
            <text:p>86492075759516</text:p>
          </table:table-cell>
          <table:table-cell office:value-type="float" office:value="86492075877354" calcext:value-type="float">
            <text:p>86492075877354</text:p>
          </table:table-cell>
          <table:table-cell/>
          <table:table-cell table:formula="of:=[.B181]-[.A181]" office:value-type="float" office:value="92323" calcext:value-type="float">
            <text:p>92323</text:p>
          </table:table-cell>
          <table:table-cell table:formula="of:=[.C181]-[.B181]" office:value-type="float" office:value="117838" calcext:value-type="float">
            <text:p>117838</text:p>
          </table:table-cell>
          <table:table-cell table:formula="of:=[.C181]-[.A181]" office:value-type="float" office:value="210161" calcext:value-type="float">
            <text:p>210161</text:p>
          </table:table-cell>
          <table:table-cell/>
          <table:table-cell table:formula="of:=[.E181]/[.G181]" office:value-type="percentage" office:value="0.439296539319855" calcext:value-type="percentage">
            <text:p>43,93 %</text:p>
          </table:table-cell>
        </table:table-row>
        <table:table-row table:style-name="ro1">
          <table:table-cell office:value-type="float" office:value="86492080178129" calcext:value-type="float">
            <text:p>86492080178129</text:p>
          </table:table-cell>
          <table:table-cell office:value-type="float" office:value="86492080273290" calcext:value-type="float">
            <text:p>86492080273290</text:p>
          </table:table-cell>
          <table:table-cell office:value-type="float" office:value="86492080391387" calcext:value-type="float">
            <text:p>86492080391387</text:p>
          </table:table-cell>
          <table:table-cell/>
          <table:table-cell table:formula="of:=[.B182]-[.A182]" office:value-type="float" office:value="95161" calcext:value-type="float">
            <text:p>95161</text:p>
          </table:table-cell>
          <table:table-cell table:formula="of:=[.C182]-[.B182]" office:value-type="float" office:value="118097" calcext:value-type="float">
            <text:p>118097</text:p>
          </table:table-cell>
          <table:table-cell table:formula="of:=[.C182]-[.A182]" office:value-type="float" office:value="213258" calcext:value-type="float">
            <text:p>213258</text:p>
          </table:table-cell>
          <table:table-cell/>
          <table:table-cell table:formula="of:=[.E182]/[.G182]" office:value-type="percentage" office:value="0.446224760618593" calcext:value-type="percentage">
            <text:p>44,62 %</text:p>
          </table:table-cell>
        </table:table-row>
        <table:table-row table:style-name="ro1">
          <table:table-cell office:value-type="float" office:value="86492084690322" calcext:value-type="float">
            <text:p>86492084690322</text:p>
          </table:table-cell>
          <table:table-cell office:value-type="float" office:value="86492084792225" calcext:value-type="float">
            <text:p>86492084792225</text:p>
          </table:table-cell>
          <table:table-cell office:value-type="float" office:value="86492085110064" calcext:value-type="float">
            <text:p>86492085110064</text:p>
          </table:table-cell>
          <table:table-cell/>
          <table:table-cell table:formula="of:=[.B183]-[.A183]" office:value-type="float" office:value="101903" calcext:value-type="float">
            <text:p>101903</text:p>
          </table:table-cell>
          <table:table-cell table:formula="of:=[.C183]-[.B183]" office:value-type="float" office:value="317839" calcext:value-type="float">
            <text:p>317839</text:p>
          </table:table-cell>
          <table:table-cell table:formula="of:=[.C183]-[.A183]" office:value-type="float" office:value="419742" calcext:value-type="float">
            <text:p>419742</text:p>
          </table:table-cell>
          <table:table-cell/>
          <table:table-cell table:formula="of:=[.E183]/[.G183]" office:value-type="percentage" office:value="0.242775323889437" calcext:value-type="percentage">
            <text:p>24,28 %</text:p>
          </table:table-cell>
        </table:table-row>
        <table:table-row table:style-name="ro1">
          <table:table-cell office:value-type="float" office:value="86492089202935" calcext:value-type="float">
            <text:p>86492089202935</text:p>
          </table:table-cell>
          <table:table-cell office:value-type="float" office:value="86492089307129" calcext:value-type="float">
            <text:p>86492089307129</text:p>
          </table:table-cell>
          <table:table-cell office:value-type="float" office:value="86492089424806" calcext:value-type="float">
            <text:p>86492089424806</text:p>
          </table:table-cell>
          <table:table-cell/>
          <table:table-cell table:formula="of:=[.B184]-[.A184]" office:value-type="float" office:value="104194" calcext:value-type="float">
            <text:p>104194</text:p>
          </table:table-cell>
          <table:table-cell table:formula="of:=[.C184]-[.B184]" office:value-type="float" office:value="117677" calcext:value-type="float">
            <text:p>117677</text:p>
          </table:table-cell>
          <table:table-cell table:formula="of:=[.C184]-[.A184]" office:value-type="float" office:value="221871" calcext:value-type="float">
            <text:p>221871</text:p>
          </table:table-cell>
          <table:table-cell/>
          <table:table-cell table:formula="of:=[.E184]/[.G184]" office:value-type="percentage" office:value="0.469615226866062" calcext:value-type="percentage">
            <text:p>46,96 %</text:p>
          </table:table-cell>
        </table:table-row>
        <table:table-row table:style-name="ro1">
          <table:table-cell office:value-type="float" office:value="86492093715032" calcext:value-type="float">
            <text:p>86492093715032</text:p>
          </table:table-cell>
          <table:table-cell office:value-type="float" office:value="86492093809870" calcext:value-type="float">
            <text:p>86492093809870</text:p>
          </table:table-cell>
          <table:table-cell office:value-type="float" office:value="86492093929709" calcext:value-type="float">
            <text:p>86492093929709</text:p>
          </table:table-cell>
          <table:table-cell/>
          <table:table-cell table:formula="of:=[.B185]-[.A185]" office:value-type="float" office:value="94838" calcext:value-type="float">
            <text:p>94838</text:p>
          </table:table-cell>
          <table:table-cell table:formula="of:=[.C185]-[.B185]" office:value-type="float" office:value="119839" calcext:value-type="float">
            <text:p>119839</text:p>
          </table:table-cell>
          <table:table-cell table:formula="of:=[.C185]-[.A185]" office:value-type="float" office:value="214677" calcext:value-type="float">
            <text:p>214677</text:p>
          </table:table-cell>
          <table:table-cell/>
          <table:table-cell table:formula="of:=[.E185]/[.G185]" office:value-type="percentage" office:value="0.441770660107976" calcext:value-type="percentage">
            <text:p>44,18 %</text:p>
          </table:table-cell>
        </table:table-row>
        <table:table-row table:style-name="ro1">
          <table:table-cell office:value-type="float" office:value="86492098227903" calcext:value-type="float">
            <text:p>86492098227903</text:p>
          </table:table-cell>
          <table:table-cell office:value-type="float" office:value="86492098332032" calcext:value-type="float">
            <text:p>86492098332032</text:p>
          </table:table-cell>
          <table:table-cell office:value-type="float" office:value="86492098566838" calcext:value-type="float">
            <text:p>86492098566838</text:p>
          </table:table-cell>
          <table:table-cell/>
          <table:table-cell table:formula="of:=[.B186]-[.A186]" office:value-type="float" office:value="104129" calcext:value-type="float">
            <text:p>104129</text:p>
          </table:table-cell>
          <table:table-cell table:formula="of:=[.C186]-[.B186]" office:value-type="float" office:value="234806" calcext:value-type="float">
            <text:p>234806</text:p>
          </table:table-cell>
          <table:table-cell table:formula="of:=[.C186]-[.A186]" office:value-type="float" office:value="338935" calcext:value-type="float">
            <text:p>338935</text:p>
          </table:table-cell>
          <table:table-cell/>
          <table:table-cell table:formula="of:=[.E186]/[.G186]" office:value-type="percentage" office:value="0.307224099016036" calcext:value-type="percentage">
            <text:p>30,72 %</text:p>
          </table:table-cell>
        </table:table-row>
        <table:table-row table:style-name="ro1">
          <table:table-cell office:value-type="float" office:value="86492102738774" calcext:value-type="float">
            <text:p>86492102738774</text:p>
          </table:table-cell>
          <table:table-cell office:value-type="float" office:value="86492102885709" calcext:value-type="float">
            <text:p>86492102885709</text:p>
          </table:table-cell>
          <table:table-cell office:value-type="float" office:value="86492103122096" calcext:value-type="float">
            <text:p>86492103122096</text:p>
          </table:table-cell>
          <table:table-cell/>
          <table:table-cell table:formula="of:=[.B187]-[.A187]" office:value-type="float" office:value="146935" calcext:value-type="float">
            <text:p>146935</text:p>
          </table:table-cell>
          <table:table-cell table:formula="of:=[.C187]-[.B187]" office:value-type="float" office:value="236387" calcext:value-type="float">
            <text:p>236387</text:p>
          </table:table-cell>
          <table:table-cell table:formula="of:=[.C187]-[.A187]" office:value-type="float" office:value="383322" calcext:value-type="float">
            <text:p>383322</text:p>
          </table:table-cell>
          <table:table-cell/>
          <table:table-cell table:formula="of:=[.E187]/[.G187]" office:value-type="percentage" office:value="0.38332002859215" calcext:value-type="percentage">
            <text:p>38,33 %</text:p>
          </table:table-cell>
        </table:table-row>
        <table:table-row table:style-name="ro1">
          <table:table-cell office:value-type="float" office:value="86492107252290" calcext:value-type="float">
            <text:p>86492107252290</text:p>
          </table:table-cell>
          <table:table-cell office:value-type="float" office:value="86492107364225" calcext:value-type="float">
            <text:p>86492107364225</text:p>
          </table:table-cell>
          <table:table-cell office:value-type="float" office:value="86492107480161" calcext:value-type="float">
            <text:p>86492107480161</text:p>
          </table:table-cell>
          <table:table-cell/>
          <table:table-cell table:formula="of:=[.B188]-[.A188]" office:value-type="float" office:value="111935" calcext:value-type="float">
            <text:p>111935</text:p>
          </table:table-cell>
          <table:table-cell table:formula="of:=[.C188]-[.B188]" office:value-type="float" office:value="115936" calcext:value-type="float">
            <text:p>115936</text:p>
          </table:table-cell>
          <table:table-cell table:formula="of:=[.C188]-[.A188]" office:value-type="float" office:value="227871" calcext:value-type="float">
            <text:p>227871</text:p>
          </table:table-cell>
          <table:table-cell/>
          <table:table-cell table:formula="of:=[.E188]/[.G188]" office:value-type="percentage" office:value="0.491220910076315" calcext:value-type="percentage">
            <text:p>49,12 %</text:p>
          </table:table-cell>
        </table:table-row>
        <table:table-row table:style-name="ro1">
          <table:table-cell office:value-type="float" office:value="86492111764290" calcext:value-type="float">
            <text:p>86492111764290</text:p>
          </table:table-cell>
          <table:table-cell office:value-type="float" office:value="86492111858935" calcext:value-type="float">
            <text:p>86492111858935</text:p>
          </table:table-cell>
          <table:table-cell office:value-type="float" office:value="86492111977935" calcext:value-type="float">
            <text:p>86492111977935</text:p>
          </table:table-cell>
          <table:table-cell/>
          <table:table-cell table:formula="of:=[.B189]-[.A189]" office:value-type="float" office:value="94645" calcext:value-type="float">
            <text:p>94645</text:p>
          </table:table-cell>
          <table:table-cell table:formula="of:=[.C189]-[.B189]" office:value-type="float" office:value="119000" calcext:value-type="float">
            <text:p>119000</text:p>
          </table:table-cell>
          <table:table-cell table:formula="of:=[.C189]-[.A189]" office:value-type="float" office:value="213645" calcext:value-type="float">
            <text:p>213645</text:p>
          </table:table-cell>
          <table:table-cell/>
          <table:table-cell table:formula="of:=[.E189]/[.G189]" office:value-type="percentage" office:value="0.443001240375389" calcext:value-type="percentage">
            <text:p>44,30 %</text:p>
          </table:table-cell>
        </table:table-row>
        <table:table-row table:style-name="ro1">
          <table:table-cell office:value-type="float" office:value="86492116275903" calcext:value-type="float">
            <text:p>86492116275903</text:p>
          </table:table-cell>
          <table:table-cell office:value-type="float" office:value="86492116369774" calcext:value-type="float">
            <text:p>86492116369774</text:p>
          </table:table-cell>
          <table:table-cell office:value-type="float" office:value="86492116489225" calcext:value-type="float">
            <text:p>86492116489225</text:p>
          </table:table-cell>
          <table:table-cell/>
          <table:table-cell table:formula="of:=[.B190]-[.A190]" office:value-type="float" office:value="93871" calcext:value-type="float">
            <text:p>93871</text:p>
          </table:table-cell>
          <table:table-cell table:formula="of:=[.C190]-[.B190]" office:value-type="float" office:value="119451" calcext:value-type="float">
            <text:p>119451</text:p>
          </table:table-cell>
          <table:table-cell table:formula="of:=[.C190]-[.A190]" office:value-type="float" office:value="213322" calcext:value-type="float">
            <text:p>213322</text:p>
          </table:table-cell>
          <table:table-cell/>
          <table:table-cell table:formula="of:=[.E190]/[.G190]" office:value-type="percentage" office:value="0.440043689821022" calcext:value-type="percentage">
            <text:p>44,00 %</text:p>
          </table:table-cell>
        </table:table-row>
        <table:table-row table:style-name="ro1">
          <table:table-cell office:value-type="float" office:value="86492120788064" calcext:value-type="float">
            <text:p>86492120788064</text:p>
          </table:table-cell>
          <table:table-cell office:value-type="float" office:value="86492120924419" calcext:value-type="float">
            <text:p>86492120924419</text:p>
          </table:table-cell>
          <table:table-cell office:value-type="float" office:value="86492121041709" calcext:value-type="float">
            <text:p>86492121041709</text:p>
          </table:table-cell>
          <table:table-cell/>
          <table:table-cell table:formula="of:=[.B191]-[.A191]" office:value-type="float" office:value="136355" calcext:value-type="float">
            <text:p>136355</text:p>
          </table:table-cell>
          <table:table-cell table:formula="of:=[.C191]-[.B191]" office:value-type="float" office:value="117290" calcext:value-type="float">
            <text:p>117290</text:p>
          </table:table-cell>
          <table:table-cell table:formula="of:=[.C191]-[.A191]" office:value-type="float" office:value="253645" calcext:value-type="float">
            <text:p>253645</text:p>
          </table:table-cell>
          <table:table-cell/>
          <table:table-cell table:formula="of:=[.E191]/[.G191]" office:value-type="percentage" office:value="0.537582053657671" calcext:value-type="percentage">
            <text:p>53,76 %</text:p>
          </table:table-cell>
        </table:table-row>
        <table:table-row table:style-name="ro1">
          <table:table-cell office:value-type="float" office:value="86492125300483" calcext:value-type="float">
            <text:p>86492125300483</text:p>
          </table:table-cell>
          <table:table-cell office:value-type="float" office:value="86492125396225" calcext:value-type="float">
            <text:p>86492125396225</text:p>
          </table:table-cell>
          <table:table-cell office:value-type="float" office:value="86492125740161" calcext:value-type="float">
            <text:p>86492125740161</text:p>
          </table:table-cell>
          <table:table-cell/>
          <table:table-cell table:formula="of:=[.B192]-[.A192]" office:value-type="float" office:value="95742" calcext:value-type="float">
            <text:p>95742</text:p>
          </table:table-cell>
          <table:table-cell table:formula="of:=[.C192]-[.B192]" office:value-type="float" office:value="343936" calcext:value-type="float">
            <text:p>343936</text:p>
          </table:table-cell>
          <table:table-cell table:formula="of:=[.C192]-[.A192]" office:value-type="float" office:value="439678" calcext:value-type="float">
            <text:p>439678</text:p>
          </table:table-cell>
          <table:table-cell/>
          <table:table-cell table:formula="of:=[.E192]/[.G192]" office:value-type="percentage" office:value="0.217754811475671" calcext:value-type="percentage">
            <text:p>21,78 %</text:p>
          </table:table-cell>
        </table:table-row>
        <table:table-row table:style-name="ro1">
          <table:table-cell office:value-type="float" office:value="86492129812870" calcext:value-type="float">
            <text:p>86492129812870</text:p>
          </table:table-cell>
          <table:table-cell office:value-type="float" office:value="86492129930322" calcext:value-type="float">
            <text:p>86492129930322</text:p>
          </table:table-cell>
          <table:table-cell office:value-type="float" office:value="86492130156935" calcext:value-type="float">
            <text:p>86492130156935</text:p>
          </table:table-cell>
          <table:table-cell/>
          <table:table-cell table:formula="of:=[.B193]-[.A193]" office:value-type="float" office:value="117452" calcext:value-type="float">
            <text:p>117452</text:p>
          </table:table-cell>
          <table:table-cell table:formula="of:=[.C193]-[.B193]" office:value-type="float" office:value="226613" calcext:value-type="float">
            <text:p>226613</text:p>
          </table:table-cell>
          <table:table-cell table:formula="of:=[.C193]-[.A193]" office:value-type="float" office:value="344065" calcext:value-type="float">
            <text:p>344065</text:p>
          </table:table-cell>
          <table:table-cell/>
          <table:table-cell table:formula="of:=[.E193]/[.G193]" office:value-type="percentage" office:value="0.341365730312586" calcext:value-type="percentage">
            <text:p>34,14 %</text:p>
          </table:table-cell>
        </table:table-row>
        <table:table-row table:style-name="ro1">
          <table:table-cell office:value-type="float" office:value="86492134325935" calcext:value-type="float">
            <text:p>86492134325935</text:p>
          </table:table-cell>
          <table:table-cell office:value-type="float" office:value="86492134420677" calcext:value-type="float">
            <text:p>86492134420677</text:p>
          </table:table-cell>
          <table:table-cell office:value-type="float" office:value="86492134540322" calcext:value-type="float">
            <text:p>86492134540322</text:p>
          </table:table-cell>
          <table:table-cell/>
          <table:table-cell table:formula="of:=[.B194]-[.A194]" office:value-type="float" office:value="94742" calcext:value-type="float">
            <text:p>94742</text:p>
          </table:table-cell>
          <table:table-cell table:formula="of:=[.C194]-[.B194]" office:value-type="float" office:value="119645" calcext:value-type="float">
            <text:p>119645</text:p>
          </table:table-cell>
          <table:table-cell table:formula="of:=[.C194]-[.A194]" office:value-type="float" office:value="214387" calcext:value-type="float">
            <text:p>214387</text:p>
          </table:table-cell>
          <table:table-cell/>
          <table:table-cell table:formula="of:=[.E194]/[.G194]" office:value-type="percentage" office:value="0.441920452266229" calcext:value-type="percentage">
            <text:p>44,19 %</text:p>
          </table:table-cell>
        </table:table-row>
        <table:table-row table:style-name="ro1">
          <table:table-cell office:value-type="float" office:value="86492138836032" calcext:value-type="float">
            <text:p>86492138836032</text:p>
          </table:table-cell>
          <table:table-cell office:value-type="float" office:value="86492138932709" calcext:value-type="float">
            <text:p>86492138932709</text:p>
          </table:table-cell>
          <table:table-cell office:value-type="float" office:value="86492139050806" calcext:value-type="float">
            <text:p>86492139050806</text:p>
          </table:table-cell>
          <table:table-cell/>
          <table:table-cell table:formula="of:=[.B195]-[.A195]" office:value-type="float" office:value="96677" calcext:value-type="float">
            <text:p>96677</text:p>
          </table:table-cell>
          <table:table-cell table:formula="of:=[.C195]-[.B195]" office:value-type="float" office:value="118097" calcext:value-type="float">
            <text:p>118097</text:p>
          </table:table-cell>
          <table:table-cell table:formula="of:=[.C195]-[.A195]" office:value-type="float" office:value="214774" calcext:value-type="float">
            <text:p>214774</text:p>
          </table:table-cell>
          <table:table-cell/>
          <table:table-cell table:formula="of:=[.E195]/[.G195]" office:value-type="percentage" office:value="0.450133628837755" calcext:value-type="percentage">
            <text:p>45,01 %</text:p>
          </table:table-cell>
        </table:table-row>
        <table:table-row table:style-name="ro1">
          <table:table-cell office:value-type="float" office:value="86492143348774" calcext:value-type="float">
            <text:p>86492143348774</text:p>
          </table:table-cell>
          <table:table-cell office:value-type="float" office:value="86492143446225" calcext:value-type="float">
            <text:p>86492143446225</text:p>
          </table:table-cell>
          <table:table-cell office:value-type="float" office:value="86492143686870" calcext:value-type="float">
            <text:p>86492143686870</text:p>
          </table:table-cell>
          <table:table-cell/>
          <table:table-cell table:formula="of:=[.B196]-[.A196]" office:value-type="float" office:value="97451" calcext:value-type="float">
            <text:p>97451</text:p>
          </table:table-cell>
          <table:table-cell table:formula="of:=[.C196]-[.B196]" office:value-type="float" office:value="240645" calcext:value-type="float">
            <text:p>240645</text:p>
          </table:table-cell>
          <table:table-cell table:formula="of:=[.C196]-[.A196]" office:value-type="float" office:value="338096" calcext:value-type="float">
            <text:p>338096</text:p>
          </table:table-cell>
          <table:table-cell/>
          <table:table-cell table:formula="of:=[.E196]/[.G196]" office:value-type="percentage" office:value="0.288234702569684" calcext:value-type="percentage">
            <text:p>28,82 %</text:p>
          </table:table-cell>
        </table:table-row>
        <table:table-row table:style-name="ro1">
          <table:table-cell office:value-type="float" office:value="86492147861903" calcext:value-type="float">
            <text:p>86492147861903</text:p>
          </table:table-cell>
          <table:table-cell office:value-type="float" office:value="86492147956290" calcext:value-type="float">
            <text:p>86492147956290</text:p>
          </table:table-cell>
          <table:table-cell office:value-type="float" office:value="86492148074774" calcext:value-type="float">
            <text:p>86492148074774</text:p>
          </table:table-cell>
          <table:table-cell/>
          <table:table-cell table:formula="of:=[.B197]-[.A197]" office:value-type="float" office:value="94387" calcext:value-type="float">
            <text:p>94387</text:p>
          </table:table-cell>
          <table:table-cell table:formula="of:=[.C197]-[.B197]" office:value-type="float" office:value="118484" calcext:value-type="float">
            <text:p>118484</text:p>
          </table:table-cell>
          <table:table-cell table:formula="of:=[.C197]-[.A197]" office:value-type="float" office:value="212871" calcext:value-type="float">
            <text:p>212871</text:p>
          </table:table-cell>
          <table:table-cell/>
          <table:table-cell table:formula="of:=[.E197]/[.G197]" office:value-type="percentage" office:value="0.443399993423247" calcext:value-type="percentage">
            <text:p>44,34 %</text:p>
          </table:table-cell>
        </table:table-row>
        <table:table-row table:style-name="ro1">
          <table:table-cell office:value-type="float" office:value="86492152373516" calcext:value-type="float">
            <text:p>86492152373516</text:p>
          </table:table-cell>
          <table:table-cell office:value-type="float" office:value="86492152469129" calcext:value-type="float">
            <text:p>86492152469129</text:p>
          </table:table-cell>
          <table:table-cell office:value-type="float" office:value="86492152589516" calcext:value-type="float">
            <text:p>86492152589516</text:p>
          </table:table-cell>
          <table:table-cell/>
          <table:table-cell table:formula="of:=[.B198]-[.A198]" office:value-type="float" office:value="95613" calcext:value-type="float">
            <text:p>95613</text:p>
          </table:table-cell>
          <table:table-cell table:formula="of:=[.C198]-[.B198]" office:value-type="float" office:value="120387" calcext:value-type="float">
            <text:p>120387</text:p>
          </table:table-cell>
          <table:table-cell table:formula="of:=[.C198]-[.A198]" office:value-type="float" office:value="216000" calcext:value-type="float">
            <text:p>216000</text:p>
          </table:table-cell>
          <table:table-cell/>
          <table:table-cell table:formula="of:=[.E198]/[.G198]" office:value-type="percentage" office:value="0.442652777777778" calcext:value-type="percentage">
            <text:p>44,27 %</text:p>
          </table:table-cell>
        </table:table-row>
        <table:table-row table:style-name="ro1">
          <table:table-cell office:value-type="float" office:value="86492156885516" calcext:value-type="float">
            <text:p>86492156885516</text:p>
          </table:table-cell>
          <table:table-cell office:value-type="float" office:value="86492156987290" calcext:value-type="float">
            <text:p>86492156987290</text:p>
          </table:table-cell>
          <table:table-cell office:value-type="float" office:value="86492157215354" calcext:value-type="float">
            <text:p>86492157215354</text:p>
          </table:table-cell>
          <table:table-cell/>
          <table:table-cell table:formula="of:=[.B199]-[.A199]" office:value-type="float" office:value="101774" calcext:value-type="float">
            <text:p>101774</text:p>
          </table:table-cell>
          <table:table-cell table:formula="of:=[.C199]-[.B199]" office:value-type="float" office:value="228064" calcext:value-type="float">
            <text:p>228064</text:p>
          </table:table-cell>
          <table:table-cell table:formula="of:=[.C199]-[.A199]" office:value-type="float" office:value="329838" calcext:value-type="float">
            <text:p>329838</text:p>
          </table:table-cell>
          <table:table-cell/>
          <table:table-cell table:formula="of:=[.E199]/[.G199]" office:value-type="percentage" office:value="0.308557534304719" calcext:value-type="percentage">
            <text:p>30,86 %</text:p>
          </table:table-cell>
        </table:table-row>
        <table:table-row table:style-name="ro1">
          <table:table-cell office:value-type="float" office:value="86492161398000" calcext:value-type="float">
            <text:p>86492161398000</text:p>
          </table:table-cell>
          <table:table-cell office:value-type="float" office:value="86492161497225" calcext:value-type="float">
            <text:p>86492161497225</text:p>
          </table:table-cell>
          <table:table-cell office:value-type="float" office:value="86492161618322" calcext:value-type="float">
            <text:p>86492161618322</text:p>
          </table:table-cell>
          <table:table-cell/>
          <table:table-cell table:formula="of:=[.B200]-[.A200]" office:value-type="float" office:value="99225" calcext:value-type="float">
            <text:p>99225</text:p>
          </table:table-cell>
          <table:table-cell table:formula="of:=[.C200]-[.B200]" office:value-type="float" office:value="121097" calcext:value-type="float">
            <text:p>121097</text:p>
          </table:table-cell>
          <table:table-cell table:formula="of:=[.C200]-[.A200]" office:value-type="float" office:value="220322" calcext:value-type="float">
            <text:p>220322</text:p>
          </table:table-cell>
          <table:table-cell/>
          <table:table-cell table:formula="of:=[.E200]/[.G200]" office:value-type="percentage" office:value="0.450363558791224" calcext:value-type="percentage">
            <text:p>45,04 %</text:p>
          </table:table-cell>
        </table:table-row>
        <table:table-row table:style-name="ro1">
          <table:table-cell office:value-type="float" office:value="86492165909806" calcext:value-type="float">
            <text:p>86492165909806</text:p>
          </table:table-cell>
          <table:table-cell office:value-type="float" office:value="86492166024451" calcext:value-type="float">
            <text:p>86492166024451</text:p>
          </table:table-cell>
          <table:table-cell office:value-type="float" office:value="86492166139322" calcext:value-type="float">
            <text:p>86492166139322</text:p>
          </table:table-cell>
          <table:table-cell/>
          <table:table-cell table:formula="of:=[.B201]-[.A201]" office:value-type="float" office:value="114645" calcext:value-type="float">
            <text:p>114645</text:p>
          </table:table-cell>
          <table:table-cell table:formula="of:=[.C201]-[.B201]" office:value-type="float" office:value="114871" calcext:value-type="float">
            <text:p>114871</text:p>
          </table:table-cell>
          <table:table-cell table:formula="of:=[.C201]-[.A201]" office:value-type="float" office:value="229516" calcext:value-type="float">
            <text:p>229516</text:p>
          </table:table-cell>
          <table:table-cell/>
          <table:table-cell table:formula="of:=[.E201]/[.G201]" office:value-type="percentage" office:value="0.499507659596717" calcext:value-type="percentage">
            <text:p>49,95 %</text:p>
          </table:table-cell>
        </table:table-row>
        <table:table-row table:style-name="ro1">
          <table:table-cell office:value-type="float" office:value="86492170423516" calcext:value-type="float">
            <text:p>86492170423516</text:p>
          </table:table-cell>
          <table:table-cell office:value-type="float" office:value="86492170518322" calcext:value-type="float">
            <text:p>86492170518322</text:p>
          </table:table-cell>
          <table:table-cell office:value-type="float" office:value="86492170633258" calcext:value-type="float">
            <text:p>86492170633258</text:p>
          </table:table-cell>
          <table:table-cell/>
          <table:table-cell table:formula="of:=[.B202]-[.A202]" office:value-type="float" office:value="94806" calcext:value-type="float">
            <text:p>94806</text:p>
          </table:table-cell>
          <table:table-cell table:formula="of:=[.C202]-[.B202]" office:value-type="float" office:value="114936" calcext:value-type="float">
            <text:p>114936</text:p>
          </table:table-cell>
          <table:table-cell table:formula="of:=[.C202]-[.A202]" office:value-type="float" office:value="209742" calcext:value-type="float">
            <text:p>209742</text:p>
          </table:table-cell>
          <table:table-cell/>
          <table:table-cell table:formula="of:=[.E202]/[.G202]" office:value-type="percentage" office:value="0.452012472466173" calcext:value-type="percentage">
            <text:p>45,20 %</text:p>
          </table:table-cell>
        </table:table-row>
        <table:table-row table:style-name="ro1">
          <table:table-cell office:value-type="float" office:value="86492174934387" calcext:value-type="float">
            <text:p>86492174934387</text:p>
          </table:table-cell>
          <table:table-cell office:value-type="float" office:value="86492175029193" calcext:value-type="float">
            <text:p>86492175029193</text:p>
          </table:table-cell>
          <table:table-cell office:value-type="float" office:value="86492175149064" calcext:value-type="float">
            <text:p>86492175149064</text:p>
          </table:table-cell>
          <table:table-cell/>
          <table:table-cell table:formula="of:=[.B203]-[.A203]" office:value-type="float" office:value="94806" calcext:value-type="float">
            <text:p>94806</text:p>
          </table:table-cell>
          <table:table-cell table:formula="of:=[.C203]-[.B203]" office:value-type="float" office:value="119871" calcext:value-type="float">
            <text:p>119871</text:p>
          </table:table-cell>
          <table:table-cell table:formula="of:=[.C203]-[.A203]" office:value-type="float" office:value="214677" calcext:value-type="float">
            <text:p>214677</text:p>
          </table:table-cell>
          <table:table-cell/>
          <table:table-cell table:formula="of:=[.E203]/[.G203]" office:value-type="percentage" office:value="0.441621598960298" calcext:value-type="percentage">
            <text:p>44,16 %</text:p>
          </table:table-cell>
        </table:table-row>
        <table:table-row table:style-name="ro1">
          <table:table-cell office:value-type="float" office:value="86492179445548" calcext:value-type="float">
            <text:p>86492179445548</text:p>
          </table:table-cell>
          <table:table-cell office:value-type="float" office:value="86492179551419" calcext:value-type="float">
            <text:p>86492179551419</text:p>
          </table:table-cell>
          <table:table-cell office:value-type="float" office:value="86492179785193" calcext:value-type="float">
            <text:p>86492179785193</text:p>
          </table:table-cell>
          <table:table-cell/>
          <table:table-cell table:formula="of:=[.B204]-[.A204]" office:value-type="float" office:value="105871" calcext:value-type="float">
            <text:p>105871</text:p>
          </table:table-cell>
          <table:table-cell table:formula="of:=[.C204]-[.B204]" office:value-type="float" office:value="233774" calcext:value-type="float">
            <text:p>233774</text:p>
          </table:table-cell>
          <table:table-cell table:formula="of:=[.C204]-[.A204]" office:value-type="float" office:value="339645" calcext:value-type="float">
            <text:p>339645</text:p>
          </table:table-cell>
          <table:table-cell/>
          <table:table-cell table:formula="of:=[.E204]/[.G204]" office:value-type="percentage" office:value="0.31171075681962" calcext:value-type="percentage">
            <text:p>31,17 %</text:p>
          </table:table-cell>
        </table:table-row>
        <table:table-row table:style-name="ro1">
          <table:table-cell office:value-type="float" office:value="86492183958774" calcext:value-type="float">
            <text:p>86492183958774</text:p>
          </table:table-cell>
          <table:table-cell office:value-type="float" office:value="86492184063612" calcext:value-type="float">
            <text:p>86492184063612</text:p>
          </table:table-cell>
          <table:table-cell office:value-type="float" office:value="86492184413870" calcext:value-type="float">
            <text:p>86492184413870</text:p>
          </table:table-cell>
          <table:table-cell/>
          <table:table-cell table:formula="of:=[.B205]-[.A205]" office:value-type="float" office:value="104838" calcext:value-type="float">
            <text:p>104838</text:p>
          </table:table-cell>
          <table:table-cell table:formula="of:=[.C205]-[.B205]" office:value-type="float" office:value="350258" calcext:value-type="float">
            <text:p>350258</text:p>
          </table:table-cell>
          <table:table-cell table:formula="of:=[.C205]-[.A205]" office:value-type="float" office:value="455096" calcext:value-type="float">
            <text:p>455096</text:p>
          </table:table-cell>
          <table:table-cell/>
          <table:table-cell table:formula="of:=[.E205]/[.G205]" office:value-type="percentage" office:value="0.230364582417776" calcext:value-type="percentage">
            <text:p>23,04 %</text:p>
          </table:table-cell>
        </table:table-row>
        <table:table-row table:style-name="ro1">
          <table:table-cell office:value-type="float" office:value="86492188471193" calcext:value-type="float">
            <text:p>86492188471193</text:p>
          </table:table-cell>
          <table:table-cell office:value-type="float" office:value="86492188564580" calcext:value-type="float">
            <text:p>86492188564580</text:p>
          </table:table-cell>
          <table:table-cell office:value-type="float" office:value="86492188679483" calcext:value-type="float">
            <text:p>86492188679483</text:p>
          </table:table-cell>
          <table:table-cell/>
          <table:table-cell table:formula="of:=[.B206]-[.A206]" office:value-type="float" office:value="93387" calcext:value-type="float">
            <text:p>93387</text:p>
          </table:table-cell>
          <table:table-cell table:formula="of:=[.C206]-[.B206]" office:value-type="float" office:value="114903" calcext:value-type="float">
            <text:p>114903</text:p>
          </table:table-cell>
          <table:table-cell table:formula="of:=[.C206]-[.A206]" office:value-type="float" office:value="208290" calcext:value-type="float">
            <text:p>208290</text:p>
          </table:table-cell>
          <table:table-cell/>
          <table:table-cell table:formula="of:=[.E206]/[.G206]" office:value-type="percentage" office:value="0.448350856978252" calcext:value-type="percentage">
            <text:p>44,84 %</text:p>
          </table:table-cell>
        </table:table-row>
        <table:table-row table:style-name="ro1">
          <table:table-cell office:value-type="float" office:value="86492192982870" calcext:value-type="float">
            <text:p>86492192982870</text:p>
          </table:table-cell>
          <table:table-cell office:value-type="float" office:value="86492193083548" calcext:value-type="float">
            <text:p>86492193083548</text:p>
          </table:table-cell>
          <table:table-cell office:value-type="float" office:value="86492193199032" calcext:value-type="float">
            <text:p>86492193199032</text:p>
          </table:table-cell>
          <table:table-cell/>
          <table:table-cell table:formula="of:=[.B207]-[.A207]" office:value-type="float" office:value="100678" calcext:value-type="float">
            <text:p>100678</text:p>
          </table:table-cell>
          <table:table-cell table:formula="of:=[.C207]-[.B207]" office:value-type="float" office:value="115484" calcext:value-type="float">
            <text:p>115484</text:p>
          </table:table-cell>
          <table:table-cell table:formula="of:=[.C207]-[.A207]" office:value-type="float" office:value="216162" calcext:value-type="float">
            <text:p>216162</text:p>
          </table:table-cell>
          <table:table-cell/>
          <table:table-cell table:formula="of:=[.E207]/[.G207]" office:value-type="percentage" office:value="0.465752537448765" calcext:value-type="percentage">
            <text:p>46,58 %</text:p>
          </table:table-cell>
        </table:table-row>
        <table:table-row table:style-name="ro1">
          <table:table-cell office:value-type="float" office:value="86492197494258" calcext:value-type="float">
            <text:p>86492197494258</text:p>
          </table:table-cell>
          <table:table-cell office:value-type="float" office:value="86492197630516" calcext:value-type="float">
            <text:p>86492197630516</text:p>
          </table:table-cell>
          <table:table-cell office:value-type="float" office:value="86492197747000" calcext:value-type="float">
            <text:p>86492197747000</text:p>
          </table:table-cell>
          <table:table-cell/>
          <table:table-cell table:formula="of:=[.B208]-[.A208]" office:value-type="float" office:value="136258" calcext:value-type="float">
            <text:p>136258</text:p>
          </table:table-cell>
          <table:table-cell table:formula="of:=[.C208]-[.B208]" office:value-type="float" office:value="116484" calcext:value-type="float">
            <text:p>116484</text:p>
          </table:table-cell>
          <table:table-cell table:formula="of:=[.C208]-[.A208]" office:value-type="float" office:value="252742" calcext:value-type="float">
            <text:p>252742</text:p>
          </table:table-cell>
          <table:table-cell/>
          <table:table-cell table:formula="of:=[.E208]/[.G208]" office:value-type="percentage" office:value="0.539118943428476" calcext:value-type="percentage">
            <text:p>53,91 %</text:p>
          </table:table-cell>
        </table:table-row>
        <table:table-row table:style-name="ro1">
          <table:table-cell office:value-type="float" office:value="86492202007741" calcext:value-type="float">
            <text:p>86492202007741</text:p>
          </table:table-cell>
          <table:table-cell office:value-type="float" office:value="86492202107064" calcext:value-type="float">
            <text:p>86492202107064</text:p>
          </table:table-cell>
          <table:table-cell office:value-type="float" office:value="86492202229483" calcext:value-type="float">
            <text:p>86492202229483</text:p>
          </table:table-cell>
          <table:table-cell/>
          <table:table-cell table:formula="of:=[.B209]-[.A209]" office:value-type="float" office:value="99323" calcext:value-type="float">
            <text:p>99323</text:p>
          </table:table-cell>
          <table:table-cell table:formula="of:=[.C209]-[.B209]" office:value-type="float" office:value="122419" calcext:value-type="float">
            <text:p>122419</text:p>
          </table:table-cell>
          <table:table-cell table:formula="of:=[.C209]-[.A209]" office:value-type="float" office:value="221742" calcext:value-type="float">
            <text:p>221742</text:p>
          </table:table-cell>
          <table:table-cell/>
          <table:table-cell table:formula="of:=[.E209]/[.G209]" office:value-type="percentage" office:value="0.447921458271324" calcext:value-type="percentage">
            <text:p>44,79 %</text:p>
          </table:table-cell>
        </table:table-row>
        <table:table-row table:style-name="ro1">
          <table:table-cell office:value-type="float" office:value="86492206519258" calcext:value-type="float">
            <text:p>86492206519258</text:p>
          </table:table-cell>
          <table:table-cell office:value-type="float" office:value="86492206634419" calcext:value-type="float">
            <text:p>86492206634419</text:p>
          </table:table-cell>
          <table:table-cell office:value-type="float" office:value="86492206749322" calcext:value-type="float">
            <text:p>86492206749322</text:p>
          </table:table-cell>
          <table:table-cell/>
          <table:table-cell table:formula="of:=[.B210]-[.A210]" office:value-type="float" office:value="115161" calcext:value-type="float">
            <text:p>115161</text:p>
          </table:table-cell>
          <table:table-cell table:formula="of:=[.C210]-[.B210]" office:value-type="float" office:value="114903" calcext:value-type="float">
            <text:p>114903</text:p>
          </table:table-cell>
          <table:table-cell table:formula="of:=[.C210]-[.A210]" office:value-type="float" office:value="230064" calcext:value-type="float">
            <text:p>230064</text:p>
          </table:table-cell>
          <table:table-cell/>
          <table:table-cell table:formula="of:=[.E210]/[.G210]" office:value-type="percentage" office:value="0.50056071354058" calcext:value-type="percentage">
            <text:p>50,06 %</text:p>
          </table:table-cell>
        </table:table-row>
        <table:table-row table:style-name="ro1">
          <table:table-cell office:value-type="float" office:value="86492211031483" calcext:value-type="float">
            <text:p>86492211031483</text:p>
          </table:table-cell>
          <table:table-cell office:value-type="float" office:value="86492211141225" calcext:value-type="float">
            <text:p>86492211141225</text:p>
          </table:table-cell>
          <table:table-cell office:value-type="float" office:value="86492211370258" calcext:value-type="float">
            <text:p>86492211370258</text:p>
          </table:table-cell>
          <table:table-cell/>
          <table:table-cell table:formula="of:=[.B211]-[.A211]" office:value-type="float" office:value="109742" calcext:value-type="float">
            <text:p>109742</text:p>
          </table:table-cell>
          <table:table-cell table:formula="of:=[.C211]-[.B211]" office:value-type="float" office:value="229033" calcext:value-type="float">
            <text:p>229033</text:p>
          </table:table-cell>
          <table:table-cell table:formula="of:=[.C211]-[.A211]" office:value-type="float" office:value="338775" calcext:value-type="float">
            <text:p>338775</text:p>
          </table:table-cell>
          <table:table-cell/>
          <table:table-cell table:formula="of:=[.E211]/[.G211]" office:value-type="percentage" office:value="0.32393771677367" calcext:value-type="percentage">
            <text:p>32,39 %</text:p>
          </table:table-cell>
        </table:table-row>
        <table:table-row table:style-name="ro1">
          <table:table-cell office:value-type="float" office:value="86492215545161" calcext:value-type="float">
            <text:p>86492215545161</text:p>
          </table:table-cell>
          <table:table-cell office:value-type="float" office:value="86492215641000" calcext:value-type="float">
            <text:p>86492215641000</text:p>
          </table:table-cell>
          <table:table-cell office:value-type="float" office:value="86492215760322" calcext:value-type="float">
            <text:p>86492215760322</text:p>
          </table:table-cell>
          <table:table-cell/>
          <table:table-cell table:formula="of:=[.B212]-[.A212]" office:value-type="float" office:value="95839" calcext:value-type="float">
            <text:p>95839</text:p>
          </table:table-cell>
          <table:table-cell table:formula="of:=[.C212]-[.B212]" office:value-type="float" office:value="119322" calcext:value-type="float">
            <text:p>119322</text:p>
          </table:table-cell>
          <table:table-cell table:formula="of:=[.C212]-[.A212]" office:value-type="float" office:value="215161" calcext:value-type="float">
            <text:p>215161</text:p>
          </table:table-cell>
          <table:table-cell/>
          <table:table-cell table:formula="of:=[.E212]/[.G212]" office:value-type="percentage" office:value="0.445429236711114" calcext:value-type="percentage">
            <text:p>44,54 %</text:p>
          </table:table-cell>
        </table:table-row>
        <table:table-row table:style-name="ro1">
          <table:table-cell office:value-type="float" office:value="86492220056580" calcext:value-type="float">
            <text:p>86492220056580</text:p>
          </table:table-cell>
          <table:table-cell office:value-type="float" office:value="86492220150677" calcext:value-type="float">
            <text:p>86492220150677</text:p>
          </table:table-cell>
          <table:table-cell office:value-type="float" office:value="86492220267129" calcext:value-type="float">
            <text:p>86492220267129</text:p>
          </table:table-cell>
          <table:table-cell/>
          <table:table-cell table:formula="of:=[.B213]-[.A213]" office:value-type="float" office:value="94097" calcext:value-type="float">
            <text:p>94097</text:p>
          </table:table-cell>
          <table:table-cell table:formula="of:=[.C213]-[.B213]" office:value-type="float" office:value="116452" calcext:value-type="float">
            <text:p>116452</text:p>
          </table:table-cell>
          <table:table-cell table:formula="of:=[.C213]-[.A213]" office:value-type="float" office:value="210549" calcext:value-type="float">
            <text:p>210549</text:p>
          </table:table-cell>
          <table:table-cell/>
          <table:table-cell table:formula="of:=[.E213]/[.G213]" office:value-type="percentage" office:value="0.446912595167871" calcext:value-type="percentage">
            <text:p>44,69 %</text:p>
          </table:table-cell>
        </table:table-row>
        <table:table-row table:style-name="ro1">
          <table:table-cell office:value-type="float" office:value="86492224568258" calcext:value-type="float">
            <text:p>86492224568258</text:p>
          </table:table-cell>
          <table:table-cell office:value-type="float" office:value="86492224668096" calcext:value-type="float">
            <text:p>86492224668096</text:p>
          </table:table-cell>
          <table:table-cell office:value-type="float" office:value="86492224999129" calcext:value-type="float">
            <text:p>86492224999129</text:p>
          </table:table-cell>
          <table:table-cell/>
          <table:table-cell table:formula="of:=[.B214]-[.A214]" office:value-type="float" office:value="99838" calcext:value-type="float">
            <text:p>99838</text:p>
          </table:table-cell>
          <table:table-cell table:formula="of:=[.C214]-[.B214]" office:value-type="float" office:value="331033" calcext:value-type="float">
            <text:p>331033</text:p>
          </table:table-cell>
          <table:table-cell table:formula="of:=[.C214]-[.A214]" office:value-type="float" office:value="430871" calcext:value-type="float">
            <text:p>430871</text:p>
          </table:table-cell>
          <table:table-cell/>
          <table:table-cell table:formula="of:=[.E214]/[.G214]" office:value-type="percentage" office:value="0.231712043743951" calcext:value-type="percentage">
            <text:p>23,17 %</text:p>
          </table:table-cell>
        </table:table-row>
        <table:table-row table:style-name="ro1">
          <table:table-cell office:value-type="float" office:value="86492229081064" calcext:value-type="float">
            <text:p>86492229081064</text:p>
          </table:table-cell>
          <table:table-cell office:value-type="float" office:value="86492229175709" calcext:value-type="float">
            <text:p>86492229175709</text:p>
          </table:table-cell>
          <table:table-cell office:value-type="float" office:value="86492229290645" calcext:value-type="float">
            <text:p>86492229290645</text:p>
          </table:table-cell>
          <table:table-cell/>
          <table:table-cell table:formula="of:=[.B215]-[.A215]" office:value-type="float" office:value="94645" calcext:value-type="float">
            <text:p>94645</text:p>
          </table:table-cell>
          <table:table-cell table:formula="of:=[.C215]-[.B215]" office:value-type="float" office:value="114936" calcext:value-type="float">
            <text:p>114936</text:p>
          </table:table-cell>
          <table:table-cell table:formula="of:=[.C215]-[.A215]" office:value-type="float" office:value="209581" calcext:value-type="float">
            <text:p>209581</text:p>
          </table:table-cell>
          <table:table-cell/>
          <table:table-cell table:formula="of:=[.E215]/[.G215]" office:value-type="percentage" office:value="0.451591508772265" calcext:value-type="percentage">
            <text:p>45,16 %</text:p>
          </table:table-cell>
        </table:table-row>
        <table:table-row table:style-name="ro1">
          <table:table-cell office:value-type="float" office:value="86492233593225" calcext:value-type="float">
            <text:p>86492233593225</text:p>
          </table:table-cell>
          <table:table-cell office:value-type="float" office:value="86492233688612" calcext:value-type="float">
            <text:p>86492233688612</text:p>
          </table:table-cell>
          <table:table-cell office:value-type="float" office:value="86492233808354" calcext:value-type="float">
            <text:p>86492233808354</text:p>
          </table:table-cell>
          <table:table-cell/>
          <table:table-cell table:formula="of:=[.B216]-[.A216]" office:value-type="float" office:value="95387" calcext:value-type="float">
            <text:p>95387</text:p>
          </table:table-cell>
          <table:table-cell table:formula="of:=[.C216]-[.B216]" office:value-type="float" office:value="119742" calcext:value-type="float">
            <text:p>119742</text:p>
          </table:table-cell>
          <table:table-cell table:formula="of:=[.C216]-[.A216]" office:value-type="float" office:value="215129" calcext:value-type="float">
            <text:p>215129</text:p>
          </table:table-cell>
          <table:table-cell/>
          <table:table-cell table:formula="of:=[.E216]/[.G216]" office:value-type="percentage" office:value="0.443394428459204" calcext:value-type="percentage">
            <text:p>44,34 %</text:p>
          </table:table-cell>
        </table:table-row>
        <table:table-row table:style-name="ro1">
          <table:table-cell office:value-type="float" office:value="86492238104935" calcext:value-type="float">
            <text:p>86492238104935</text:p>
          </table:table-cell>
          <table:table-cell office:value-type="float" office:value="86492238201193" calcext:value-type="float">
            <text:p>86492238201193</text:p>
          </table:table-cell>
          <table:table-cell office:value-type="float" office:value="86492238429709" calcext:value-type="float">
            <text:p>86492238429709</text:p>
          </table:table-cell>
          <table:table-cell/>
          <table:table-cell table:formula="of:=[.B217]-[.A217]" office:value-type="float" office:value="96258" calcext:value-type="float">
            <text:p>96258</text:p>
          </table:table-cell>
          <table:table-cell table:formula="of:=[.C217]-[.B217]" office:value-type="float" office:value="228516" calcext:value-type="float">
            <text:p>228516</text:p>
          </table:table-cell>
          <table:table-cell table:formula="of:=[.C217]-[.A217]" office:value-type="float" office:value="324774" calcext:value-type="float">
            <text:p>324774</text:p>
          </table:table-cell>
          <table:table-cell/>
          <table:table-cell table:formula="of:=[.E217]/[.G217]" office:value-type="percentage" office:value="0.296384562803673" calcext:value-type="percentage">
            <text:p>29,64 %</text:p>
          </table:table-cell>
        </table:table-row>
        <table:table-row table:style-name="ro1">
          <table:table-cell office:value-type="float" office:value="86492242616677" calcext:value-type="float">
            <text:p>86492242616677</text:p>
          </table:table-cell>
          <table:table-cell office:value-type="float" office:value="86492242736580" calcext:value-type="float">
            <text:p>86492242736580</text:p>
          </table:table-cell>
          <table:table-cell office:value-type="float" office:value="86492243025870" calcext:value-type="float">
            <text:p>86492243025870</text:p>
          </table:table-cell>
          <table:table-cell/>
          <table:table-cell table:formula="of:=[.B218]-[.A218]" office:value-type="float" office:value="119903" calcext:value-type="float">
            <text:p>119903</text:p>
          </table:table-cell>
          <table:table-cell table:formula="of:=[.C218]-[.B218]" office:value-type="float" office:value="289290" calcext:value-type="float">
            <text:p>289290</text:p>
          </table:table-cell>
          <table:table-cell table:formula="of:=[.C218]-[.A218]" office:value-type="float" office:value="409193" calcext:value-type="float">
            <text:p>409193</text:p>
          </table:table-cell>
          <table:table-cell/>
          <table:table-cell table:formula="of:=[.E218]/[.G218]" office:value-type="percentage" office:value="0.293023096680539" calcext:value-type="percentage">
            <text:p>29,30 %</text:p>
          </table:table-cell>
        </table:table-row>
        <table:table-row table:style-name="ro1">
          <table:table-cell office:value-type="float" office:value="86492247130096" calcext:value-type="float">
            <text:p>86492247130096</text:p>
          </table:table-cell>
          <table:table-cell office:value-type="float" office:value="86492247225419" calcext:value-type="float">
            <text:p>86492247225419</text:p>
          </table:table-cell>
          <table:table-cell office:value-type="float" office:value="86492247340322" calcext:value-type="float">
            <text:p>86492247340322</text:p>
          </table:table-cell>
          <table:table-cell/>
          <table:table-cell table:formula="of:=[.B219]-[.A219]" office:value-type="float" office:value="95323" calcext:value-type="float">
            <text:p>95323</text:p>
          </table:table-cell>
          <table:table-cell table:formula="of:=[.C219]-[.B219]" office:value-type="float" office:value="114903" calcext:value-type="float">
            <text:p>114903</text:p>
          </table:table-cell>
          <table:table-cell table:formula="of:=[.C219]-[.A219]" office:value-type="float" office:value="210226" calcext:value-type="float">
            <text:p>210226</text:p>
          </table:table-cell>
          <table:table-cell/>
          <table:table-cell table:formula="of:=[.E219]/[.G219]" office:value-type="percentage" office:value="0.453431069420528" calcext:value-type="percentage">
            <text:p>45,34 %</text:p>
          </table:table-cell>
        </table:table-row>
        <table:table-row table:style-name="ro1">
          <table:table-cell office:value-type="float" office:value="86492251642225" calcext:value-type="float">
            <text:p>86492251642225</text:p>
          </table:table-cell>
          <table:table-cell office:value-type="float" office:value="86492251736612" calcext:value-type="float">
            <text:p>86492251736612</text:p>
          </table:table-cell>
          <table:table-cell office:value-type="float" office:value="86492251854193" calcext:value-type="float">
            <text:p>86492251854193</text:p>
          </table:table-cell>
          <table:table-cell/>
          <table:table-cell table:formula="of:=[.B220]-[.A220]" office:value-type="float" office:value="94387" calcext:value-type="float">
            <text:p>94387</text:p>
          </table:table-cell>
          <table:table-cell table:formula="of:=[.C220]-[.B220]" office:value-type="float" office:value="117581" calcext:value-type="float">
            <text:p>117581</text:p>
          </table:table-cell>
          <table:table-cell table:formula="of:=[.C220]-[.A220]" office:value-type="float" office:value="211968" calcext:value-type="float">
            <text:p>211968</text:p>
          </table:table-cell>
          <table:table-cell/>
          <table:table-cell table:formula="of:=[.E220]/[.G220]" office:value-type="percentage" office:value="0.445288911533816" calcext:value-type="percentage">
            <text:p>44,53 %</text:p>
          </table:table-cell>
        </table:table-row>
        <table:table-row table:style-name="ro1">
          <table:table-cell office:value-type="float" office:value="86492256153612" calcext:value-type="float">
            <text:p>86492256153612</text:p>
          </table:table-cell>
          <table:table-cell office:value-type="float" office:value="86492256255483" calcext:value-type="float">
            <text:p>86492256255483</text:p>
          </table:table-cell>
          <table:table-cell office:value-type="float" office:value="86492256376096" calcext:value-type="float">
            <text:p>86492256376096</text:p>
          </table:table-cell>
          <table:table-cell/>
          <table:table-cell table:formula="of:=[.B221]-[.A221]" office:value-type="float" office:value="101871" calcext:value-type="float">
            <text:p>101871</text:p>
          </table:table-cell>
          <table:table-cell table:formula="of:=[.C221]-[.B221]" office:value-type="float" office:value="120613" calcext:value-type="float">
            <text:p>120613</text:p>
          </table:table-cell>
          <table:table-cell table:formula="of:=[.C221]-[.A221]" office:value-type="float" office:value="222484" calcext:value-type="float">
            <text:p>222484</text:p>
          </table:table-cell>
          <table:table-cell/>
          <table:table-cell table:formula="of:=[.E221]/[.G221]" office:value-type="percentage" office:value="0.457880117221913" calcext:value-type="percentage">
            <text:p>45,79 %</text:p>
          </table:table-cell>
        </table:table-row>
        <table:table-row table:style-name="ro1">
          <table:table-cell office:value-type="float" office:value="86492260665612" calcext:value-type="float">
            <text:p>86492260665612</text:p>
          </table:table-cell>
          <table:table-cell office:value-type="float" office:value="86492260761000" calcext:value-type="float">
            <text:p>86492260761000</text:p>
          </table:table-cell>
          <table:table-cell office:value-type="float" office:value="86492260883903" calcext:value-type="float">
            <text:p>86492260883903</text:p>
          </table:table-cell>
          <table:table-cell/>
          <table:table-cell table:formula="of:=[.B222]-[.A222]" office:value-type="float" office:value="95388" calcext:value-type="float">
            <text:p>95388</text:p>
          </table:table-cell>
          <table:table-cell table:formula="of:=[.C222]-[.B222]" office:value-type="float" office:value="122903" calcext:value-type="float">
            <text:p>122903</text:p>
          </table:table-cell>
          <table:table-cell table:formula="of:=[.C222]-[.A222]" office:value-type="float" office:value="218291" calcext:value-type="float">
            <text:p>218291</text:p>
          </table:table-cell>
          <table:table-cell/>
          <table:table-cell table:formula="of:=[.E222]/[.G222]" office:value-type="percentage" office:value="0.436976329761648" calcext:value-type="percentage">
            <text:p>43,70 %</text:p>
          </table:table-cell>
        </table:table-row>
        <table:table-row table:style-name="ro1">
          <table:table-cell office:value-type="float" office:value="86492265177903" calcext:value-type="float">
            <text:p>86492265177903</text:p>
          </table:table-cell>
          <table:table-cell office:value-type="float" office:value="86492265291096" calcext:value-type="float">
            <text:p>86492265291096</text:p>
          </table:table-cell>
          <table:table-cell office:value-type="float" office:value="86492265406000" calcext:value-type="float">
            <text:p>86492265406000</text:p>
          </table:table-cell>
          <table:table-cell/>
          <table:table-cell table:formula="of:=[.B223]-[.A223]" office:value-type="float" office:value="113193" calcext:value-type="float">
            <text:p>113193</text:p>
          </table:table-cell>
          <table:table-cell table:formula="of:=[.C223]-[.B223]" office:value-type="float" office:value="114904" calcext:value-type="float">
            <text:p>114904</text:p>
          </table:table-cell>
          <table:table-cell table:formula="of:=[.C223]-[.A223]" office:value-type="float" office:value="228097" calcext:value-type="float">
            <text:p>228097</text:p>
          </table:table-cell>
          <table:table-cell/>
          <table:table-cell table:formula="of:=[.E223]/[.G223]" office:value-type="percentage" office:value="0.496249402666409" calcext:value-type="percentage">
            <text:p>49,62 %</text:p>
          </table:table-cell>
        </table:table-row>
        <table:table-row table:style-name="ro1">
          <table:table-cell office:value-type="float" office:value="86492269690161" calcext:value-type="float">
            <text:p>86492269690161</text:p>
          </table:table-cell>
          <table:table-cell office:value-type="float" office:value="86492269810225" calcext:value-type="float">
            <text:p>86492269810225</text:p>
          </table:table-cell>
          <table:table-cell office:value-type="float" office:value="86492270011129" calcext:value-type="float">
            <text:p>86492270011129</text:p>
          </table:table-cell>
          <table:table-cell/>
          <table:table-cell table:formula="of:=[.B224]-[.A224]" office:value-type="float" office:value="120064" calcext:value-type="float">
            <text:p>120064</text:p>
          </table:table-cell>
          <table:table-cell table:formula="of:=[.C224]-[.B224]" office:value-type="float" office:value="200904" calcext:value-type="float">
            <text:p>200904</text:p>
          </table:table-cell>
          <table:table-cell table:formula="of:=[.C224]-[.A224]" office:value-type="float" office:value="320968" calcext:value-type="float">
            <text:p>320968</text:p>
          </table:table-cell>
          <table:table-cell/>
          <table:table-cell table:formula="of:=[.E224]/[.G224]" office:value-type="percentage" office:value="0.374068442960046" calcext:value-type="percentage">
            <text:p>37,41 %</text:p>
          </table:table-cell>
        </table:table-row>
        <table:table-row table:style-name="ro1">
          <table:table-cell office:value-type="float" office:value="86492274201806" calcext:value-type="float">
            <text:p>86492274201806</text:p>
          </table:table-cell>
          <table:table-cell office:value-type="float" office:value="86492274320096" calcext:value-type="float">
            <text:p>86492274320096</text:p>
          </table:table-cell>
          <table:table-cell office:value-type="float" office:value="86492274471870" calcext:value-type="float">
            <text:p>86492274471870</text:p>
          </table:table-cell>
          <table:table-cell/>
          <table:table-cell table:formula="of:=[.B225]-[.A225]" office:value-type="float" office:value="118290" calcext:value-type="float">
            <text:p>118290</text:p>
          </table:table-cell>
          <table:table-cell table:formula="of:=[.C225]-[.B225]" office:value-type="float" office:value="151774" calcext:value-type="float">
            <text:p>151774</text:p>
          </table:table-cell>
          <table:table-cell table:formula="of:=[.C225]-[.A225]" office:value-type="float" office:value="270064" calcext:value-type="float">
            <text:p>270064</text:p>
          </table:table-cell>
          <table:table-cell/>
          <table:table-cell table:formula="of:=[.E225]/[.G225]" office:value-type="percentage" office:value="0.438007287161562" calcext:value-type="percentage">
            <text:p>43,80 %</text:p>
          </table:table-cell>
        </table:table-row>
        <table:table-row table:style-name="ro1">
          <table:table-cell office:value-type="float" office:value="86492278713580" calcext:value-type="float">
            <text:p>86492278713580</text:p>
          </table:table-cell>
          <table:table-cell office:value-type="float" office:value="86492278818612" calcext:value-type="float">
            <text:p>86492278818612</text:p>
          </table:table-cell>
          <table:table-cell office:value-type="float" office:value="86492278940451" calcext:value-type="float">
            <text:p>86492278940451</text:p>
          </table:table-cell>
          <table:table-cell/>
          <table:table-cell table:formula="of:=[.B226]-[.A226]" office:value-type="float" office:value="105032" calcext:value-type="float">
            <text:p>105032</text:p>
          </table:table-cell>
          <table:table-cell table:formula="of:=[.C226]-[.B226]" office:value-type="float" office:value="121839" calcext:value-type="float">
            <text:p>121839</text:p>
          </table:table-cell>
          <table:table-cell table:formula="of:=[.C226]-[.A226]" office:value-type="float" office:value="226871" calcext:value-type="float">
            <text:p>226871</text:p>
          </table:table-cell>
          <table:table-cell/>
          <table:table-cell table:formula="of:=[.E226]/[.G226]" office:value-type="percentage" office:value="0.462959126552093" calcext:value-type="percentage">
            <text:p>46,30 %</text:p>
          </table:table-cell>
        </table:table-row>
        <table:table-row table:style-name="ro1">
          <table:table-cell office:value-type="float" office:value="86492283226516" calcext:value-type="float">
            <text:p>86492283226516</text:p>
          </table:table-cell>
          <table:table-cell office:value-type="float" office:value="86492283320612" calcext:value-type="float">
            <text:p>86492283320612</text:p>
          </table:table-cell>
          <table:table-cell office:value-type="float" office:value="86492283600451" calcext:value-type="float">
            <text:p>86492283600451</text:p>
          </table:table-cell>
          <table:table-cell/>
          <table:table-cell table:formula="of:=[.B227]-[.A227]" office:value-type="float" office:value="94096" calcext:value-type="float">
            <text:p>94096</text:p>
          </table:table-cell>
          <table:table-cell table:formula="of:=[.C227]-[.B227]" office:value-type="float" office:value="279839" calcext:value-type="float">
            <text:p>279839</text:p>
          </table:table-cell>
          <table:table-cell table:formula="of:=[.C227]-[.A227]" office:value-type="float" office:value="373935" calcext:value-type="float">
            <text:p>373935</text:p>
          </table:table-cell>
          <table:table-cell/>
          <table:table-cell table:formula="of:=[.E227]/[.G227]" office:value-type="percentage" office:value="0.251637316645941" calcext:value-type="percentage">
            <text:p>25,16 %</text:p>
          </table:table-cell>
        </table:table-row>
        <table:table-row table:style-name="ro1">
          <table:table-cell office:value-type="float" office:value="86492287739806" calcext:value-type="float">
            <text:p>86492287739806</text:p>
          </table:table-cell>
          <table:table-cell office:value-type="float" office:value="86492287839870" calcext:value-type="float">
            <text:p>86492287839870</text:p>
          </table:table-cell>
          <table:table-cell office:value-type="float" office:value="86492287958516" calcext:value-type="float">
            <text:p>86492287958516</text:p>
          </table:table-cell>
          <table:table-cell/>
          <table:table-cell table:formula="of:=[.B228]-[.A228]" office:value-type="float" office:value="100064" calcext:value-type="float">
            <text:p>100064</text:p>
          </table:table-cell>
          <table:table-cell table:formula="of:=[.C228]-[.B228]" office:value-type="float" office:value="118646" calcext:value-type="float">
            <text:p>118646</text:p>
          </table:table-cell>
          <table:table-cell table:formula="of:=[.C228]-[.A228]" office:value-type="float" office:value="218710" calcext:value-type="float">
            <text:p>218710</text:p>
          </table:table-cell>
          <table:table-cell/>
          <table:table-cell table:formula="of:=[.E228]/[.G228]" office:value-type="percentage" office:value="0.457519089204883" calcext:value-type="percentage">
            <text:p>45,75 %</text:p>
          </table:table-cell>
        </table:table-row>
        <table:table-row table:style-name="ro1">
          <table:table-cell office:value-type="float" office:value="86492292251741" calcext:value-type="float">
            <text:p>86492292251741</text:p>
          </table:table-cell>
          <table:table-cell office:value-type="float" office:value="86492292390483" calcext:value-type="float">
            <text:p>86492292390483</text:p>
          </table:table-cell>
          <table:table-cell office:value-type="float" office:value="86492292510129" calcext:value-type="float">
            <text:p>86492292510129</text:p>
          </table:table-cell>
          <table:table-cell/>
          <table:table-cell table:formula="of:=[.B229]-[.A229]" office:value-type="float" office:value="138742" calcext:value-type="float">
            <text:p>138742</text:p>
          </table:table-cell>
          <table:table-cell table:formula="of:=[.C229]-[.B229]" office:value-type="float" office:value="119646" calcext:value-type="float">
            <text:p>119646</text:p>
          </table:table-cell>
          <table:table-cell table:formula="of:=[.C229]-[.A229]" office:value-type="float" office:value="258388" calcext:value-type="float">
            <text:p>258388</text:p>
          </table:table-cell>
          <table:table-cell/>
          <table:table-cell table:formula="of:=[.E229]/[.G229]" office:value-type="percentage" office:value="0.536952180441816" calcext:value-type="percentage">
            <text:p>53,70 %</text:p>
          </table:table-cell>
        </table:table-row>
        <table:table-row table:style-name="ro1">
          <table:table-cell office:value-type="float" office:value="86492296763548" calcext:value-type="float">
            <text:p>86492296763548</text:p>
          </table:table-cell>
          <table:table-cell office:value-type="float" office:value="86492296863419" calcext:value-type="float">
            <text:p>86492296863419</text:p>
          </table:table-cell>
          <table:table-cell office:value-type="float" office:value="86492297096580" calcext:value-type="float">
            <text:p>86492297096580</text:p>
          </table:table-cell>
          <table:table-cell/>
          <table:table-cell table:formula="of:=[.B230]-[.A230]" office:value-type="float" office:value="99871" calcext:value-type="float">
            <text:p>99871</text:p>
          </table:table-cell>
          <table:table-cell table:formula="of:=[.C230]-[.B230]" office:value-type="float" office:value="233161" calcext:value-type="float">
            <text:p>233161</text:p>
          </table:table-cell>
          <table:table-cell table:formula="of:=[.C230]-[.A230]" office:value-type="float" office:value="333032" calcext:value-type="float">
            <text:p>333032</text:p>
          </table:table-cell>
          <table:table-cell/>
          <table:table-cell table:formula="of:=[.E230]/[.G230]" office:value-type="percentage" office:value="0.299884095222081" calcext:value-type="percentage">
            <text:p>29,99 %</text:p>
          </table:table-cell>
        </table:table-row>
        <table:table-row table:style-name="ro1">
          <table:table-cell office:value-type="float" office:value="86492301275677" calcext:value-type="float">
            <text:p>86492301275677</text:p>
          </table:table-cell>
          <table:table-cell office:value-type="float" office:value="86492301371354" calcext:value-type="float">
            <text:p>86492301371354</text:p>
          </table:table-cell>
          <table:table-cell office:value-type="float" office:value="86492301493870" calcext:value-type="float">
            <text:p>86492301493870</text:p>
          </table:table-cell>
          <table:table-cell/>
          <table:table-cell table:formula="of:=[.B231]-[.A231]" office:value-type="float" office:value="95677" calcext:value-type="float">
            <text:p>95677</text:p>
          </table:table-cell>
          <table:table-cell table:formula="of:=[.C231]-[.B231]" office:value-type="float" office:value="122516" calcext:value-type="float">
            <text:p>122516</text:p>
          </table:table-cell>
          <table:table-cell table:formula="of:=[.C231]-[.A231]" office:value-type="float" office:value="218193" calcext:value-type="float">
            <text:p>218193</text:p>
          </table:table-cell>
          <table:table-cell/>
          <table:table-cell table:formula="of:=[.E231]/[.G231]" office:value-type="percentage" office:value="0.438497110356428" calcext:value-type="percentage">
            <text:p>43,85 %</text:p>
          </table:table-cell>
        </table:table-row>
        <table:table-row table:style-name="ro1">
          <table:table-cell office:value-type="float" office:value="86492305787322" calcext:value-type="float">
            <text:p>86492305787322</text:p>
          </table:table-cell>
          <table:table-cell office:value-type="float" office:value="86492305901419" calcext:value-type="float">
            <text:p>86492305901419</text:p>
          </table:table-cell>
          <table:table-cell office:value-type="float" office:value="86492306018612" calcext:value-type="float">
            <text:p>86492306018612</text:p>
          </table:table-cell>
          <table:table-cell/>
          <table:table-cell table:formula="of:=[.B232]-[.A232]" office:value-type="float" office:value="114097" calcext:value-type="float">
            <text:p>114097</text:p>
          </table:table-cell>
          <table:table-cell table:formula="of:=[.C232]-[.B232]" office:value-type="float" office:value="117193" calcext:value-type="float">
            <text:p>117193</text:p>
          </table:table-cell>
          <table:table-cell table:formula="of:=[.C232]-[.A232]" office:value-type="float" office:value="231290" calcext:value-type="float">
            <text:p>231290</text:p>
          </table:table-cell>
          <table:table-cell/>
          <table:table-cell table:formula="of:=[.E232]/[.G232]" office:value-type="percentage" office:value="0.493307103636128" calcext:value-type="percentage">
            <text:p>49,33 %</text:p>
          </table:table-cell>
        </table:table-row>
        <table:table-row table:style-name="ro1">
          <table:table-cell office:value-type="float" office:value="86492310300387" calcext:value-type="float">
            <text:p>86492310300387</text:p>
          </table:table-cell>
          <table:table-cell office:value-type="float" office:value="86492310395354" calcext:value-type="float">
            <text:p>86492310395354</text:p>
          </table:table-cell>
          <table:table-cell office:value-type="float" office:value="86492310512064" calcext:value-type="float">
            <text:p>86492310512064</text:p>
          </table:table-cell>
          <table:table-cell/>
          <table:table-cell table:formula="of:=[.B233]-[.A233]" office:value-type="float" office:value="94967" calcext:value-type="float">
            <text:p>94967</text:p>
          </table:table-cell>
          <table:table-cell table:formula="of:=[.C233]-[.B233]" office:value-type="float" office:value="116710" calcext:value-type="float">
            <text:p>116710</text:p>
          </table:table-cell>
          <table:table-cell table:formula="of:=[.C233]-[.A233]" office:value-type="float" office:value="211677" calcext:value-type="float">
            <text:p>211677</text:p>
          </table:table-cell>
          <table:table-cell/>
          <table:table-cell table:formula="of:=[.E233]/[.G233]" office:value-type="percentage" office:value="0.448641089962537" calcext:value-type="percentage">
            <text:p>44,86 %</text:p>
          </table:table-cell>
        </table:table-row>
        <table:table-row table:style-name="ro1">
          <table:table-cell office:value-type="float" office:value="86492314812741" calcext:value-type="float">
            <text:p>86492314812741</text:p>
          </table:table-cell>
          <table:table-cell office:value-type="float" office:value="86492314906548" calcext:value-type="float">
            <text:p>86492314906548</text:p>
          </table:table-cell>
          <table:table-cell office:value-type="float" office:value="86492315023645" calcext:value-type="float">
            <text:p>86492315023645</text:p>
          </table:table-cell>
          <table:table-cell/>
          <table:table-cell table:formula="of:=[.B234]-[.A234]" office:value-type="float" office:value="93807" calcext:value-type="float">
            <text:p>93807</text:p>
          </table:table-cell>
          <table:table-cell table:formula="of:=[.C234]-[.B234]" office:value-type="float" office:value="117097" calcext:value-type="float">
            <text:p>117097</text:p>
          </table:table-cell>
          <table:table-cell table:formula="of:=[.C234]-[.A234]" office:value-type="float" office:value="210904" calcext:value-type="float">
            <text:p>210904</text:p>
          </table:table-cell>
          <table:table-cell/>
          <table:table-cell table:formula="of:=[.E234]/[.G234]" office:value-type="percentage" office:value="0.444785305162538" calcext:value-type="percentage">
            <text:p>44,48 %</text:p>
          </table:table-cell>
        </table:table-row>
        <table:table-row table:style-name="ro1">
          <table:table-cell office:value-type="float" office:value="86492319324903" calcext:value-type="float">
            <text:p>86492319324903</text:p>
          </table:table-cell>
          <table:table-cell office:value-type="float" office:value="86492319419290" calcext:value-type="float">
            <text:p>86492319419290</text:p>
          </table:table-cell>
          <table:table-cell office:value-type="float" office:value="86492319654612" calcext:value-type="float">
            <text:p>86492319654612</text:p>
          </table:table-cell>
          <table:table-cell/>
          <table:table-cell table:formula="of:=[.B235]-[.A235]" office:value-type="float" office:value="94387" calcext:value-type="float">
            <text:p>94387</text:p>
          </table:table-cell>
          <table:table-cell table:formula="of:=[.C235]-[.B235]" office:value-type="float" office:value="235322" calcext:value-type="float">
            <text:p>235322</text:p>
          </table:table-cell>
          <table:table-cell table:formula="of:=[.C235]-[.A235]" office:value-type="float" office:value="329709" calcext:value-type="float">
            <text:p>329709</text:p>
          </table:table-cell>
          <table:table-cell/>
          <table:table-cell table:formula="of:=[.E235]/[.G235]" office:value-type="percentage" office:value="0.286273653433786" calcext:value-type="percentage">
            <text:p>28,63 %</text:p>
          </table:table-cell>
        </table:table-row>
        <table:table-row table:style-name="ro1">
          <table:table-cell office:value-type="float" office:value="86492323835935" calcext:value-type="float">
            <text:p>86492323835935</text:p>
          </table:table-cell>
          <table:table-cell office:value-type="float" office:value="86492323930967" calcext:value-type="float">
            <text:p>86492323930967</text:p>
          </table:table-cell>
          <table:table-cell office:value-type="float" office:value="86492324284612" calcext:value-type="float">
            <text:p>86492324284612</text:p>
          </table:table-cell>
          <table:table-cell/>
          <table:table-cell table:formula="of:=[.B236]-[.A236]" office:value-type="float" office:value="95032" calcext:value-type="float">
            <text:p>95032</text:p>
          </table:table-cell>
          <table:table-cell table:formula="of:=[.C236]-[.B236]" office:value-type="float" office:value="353645" calcext:value-type="float">
            <text:p>353645</text:p>
          </table:table-cell>
          <table:table-cell table:formula="of:=[.C236]-[.A236]" office:value-type="float" office:value="448677" calcext:value-type="float">
            <text:p>448677</text:p>
          </table:table-cell>
          <table:table-cell/>
          <table:table-cell table:formula="of:=[.E236]/[.G236]" office:value-type="percentage" office:value="0.211804928712637" calcext:value-type="percentage">
            <text:p>21,18 %</text:p>
          </table:table-cell>
        </table:table-row>
        <table:table-row table:style-name="ro1">
          <table:table-cell office:value-type="float" office:value="86492328349612" calcext:value-type="float">
            <text:p>86492328349612</text:p>
          </table:table-cell>
          <table:table-cell office:value-type="float" office:value="86492328442032" calcext:value-type="float">
            <text:p>86492328442032</text:p>
          </table:table-cell>
          <table:table-cell office:value-type="float" office:value="86492328560387" calcext:value-type="float">
            <text:p>86492328560387</text:p>
          </table:table-cell>
          <table:table-cell/>
          <table:table-cell table:formula="of:=[.B237]-[.A237]" office:value-type="float" office:value="92420" calcext:value-type="float">
            <text:p>92420</text:p>
          </table:table-cell>
          <table:table-cell table:formula="of:=[.C237]-[.B237]" office:value-type="float" office:value="118355" calcext:value-type="float">
            <text:p>118355</text:p>
          </table:table-cell>
          <table:table-cell table:formula="of:=[.C237]-[.A237]" office:value-type="float" office:value="210775" calcext:value-type="float">
            <text:p>210775</text:p>
          </table:table-cell>
          <table:table-cell/>
          <table:table-cell table:formula="of:=[.E237]/[.G237]" office:value-type="percentage" office:value="0.438477048985885" calcext:value-type="percentage">
            <text:p>43,85 %</text:p>
          </table:table-cell>
        </table:table-row>
        <table:table-row table:style-name="ro1">
          <table:table-cell office:value-type="float" office:value="86492332860741" calcext:value-type="float">
            <text:p>86492332860741</text:p>
          </table:table-cell>
          <table:table-cell office:value-type="float" office:value="86492332959225" calcext:value-type="float">
            <text:p>86492332959225</text:p>
          </table:table-cell>
          <table:table-cell office:value-type="float" office:value="86492333075709" calcext:value-type="float">
            <text:p>86492333075709</text:p>
          </table:table-cell>
          <table:table-cell/>
          <table:table-cell table:formula="of:=[.B238]-[.A238]" office:value-type="float" office:value="98484" calcext:value-type="float">
            <text:p>98484</text:p>
          </table:table-cell>
          <table:table-cell table:formula="of:=[.C238]-[.B238]" office:value-type="float" office:value="116484" calcext:value-type="float">
            <text:p>116484</text:p>
          </table:table-cell>
          <table:table-cell table:formula="of:=[.C238]-[.A238]" office:value-type="float" office:value="214968" calcext:value-type="float">
            <text:p>214968</text:p>
          </table:table-cell>
          <table:table-cell/>
          <table:table-cell table:formula="of:=[.E238]/[.G238]" office:value-type="percentage" office:value="0.45813330356146" calcext:value-type="percentage">
            <text:p>45,81 %</text:p>
          </table:table-cell>
        </table:table-row>
        <table:table-row table:style-name="ro1">
          <table:table-cell office:value-type="float" office:value="86492337373387" calcext:value-type="float">
            <text:p>86492337373387</text:p>
          </table:table-cell>
          <table:table-cell office:value-type="float" office:value="86492337467774" calcext:value-type="float">
            <text:p>86492337467774</text:p>
          </table:table-cell>
          <table:table-cell office:value-type="float" office:value="86492337588483" calcext:value-type="float">
            <text:p>86492337588483</text:p>
          </table:table-cell>
          <table:table-cell/>
          <table:table-cell table:formula="of:=[.B239]-[.A239]" office:value-type="float" office:value="94387" calcext:value-type="float">
            <text:p>94387</text:p>
          </table:table-cell>
          <table:table-cell table:formula="of:=[.C239]-[.B239]" office:value-type="float" office:value="120709" calcext:value-type="float">
            <text:p>120709</text:p>
          </table:table-cell>
          <table:table-cell table:formula="of:=[.C239]-[.A239]" office:value-type="float" office:value="215096" calcext:value-type="float">
            <text:p>215096</text:p>
          </table:table-cell>
          <table:table-cell/>
          <table:table-cell table:formula="of:=[.E239]/[.G239]" office:value-type="percentage" office:value="0.438813367054711" calcext:value-type="percentage">
            <text:p>43,88 %</text:p>
          </table:table-cell>
        </table:table-row>
        <table:table-row table:style-name="ro1">
          <table:table-cell office:value-type="float" office:value="86492341884903" calcext:value-type="float">
            <text:p>86492341884903</text:p>
          </table:table-cell>
          <table:table-cell office:value-type="float" office:value="86492341979354" calcext:value-type="float">
            <text:p>86492341979354</text:p>
          </table:table-cell>
          <table:table-cell office:value-type="float" office:value="86492342110935" calcext:value-type="float">
            <text:p>86492342110935</text:p>
          </table:table-cell>
          <table:table-cell/>
          <table:table-cell table:formula="of:=[.B240]-[.A240]" office:value-type="float" office:value="94451" calcext:value-type="float">
            <text:p>94451</text:p>
          </table:table-cell>
          <table:table-cell table:formula="of:=[.C240]-[.B240]" office:value-type="float" office:value="131581" calcext:value-type="float">
            <text:p>131581</text:p>
          </table:table-cell>
          <table:table-cell table:formula="of:=[.C240]-[.A240]" office:value-type="float" office:value="226032" calcext:value-type="float">
            <text:p>226032</text:p>
          </table:table-cell>
          <table:table-cell/>
          <table:table-cell table:formula="of:=[.E240]/[.G240]" office:value-type="percentage" office:value="0.417865611948751" calcext:value-type="percentage">
            <text:p>41,79 %</text:p>
          </table:table-cell>
        </table:table-row>
        <table:table-row table:style-name="ro1">
          <table:table-cell office:value-type="float" office:value="86492346398064" calcext:value-type="float">
            <text:p>86492346398064</text:p>
          </table:table-cell>
          <table:table-cell office:value-type="float" office:value="86492346499258" calcext:value-type="float">
            <text:p>86492346499258</text:p>
          </table:table-cell>
          <table:table-cell office:value-type="float" office:value="86492346618290" calcext:value-type="float">
            <text:p>86492346618290</text:p>
          </table:table-cell>
          <table:table-cell/>
          <table:table-cell table:formula="of:=[.B241]-[.A241]" office:value-type="float" office:value="101194" calcext:value-type="float">
            <text:p>101194</text:p>
          </table:table-cell>
          <table:table-cell table:formula="of:=[.C241]-[.B241]" office:value-type="float" office:value="119032" calcext:value-type="float">
            <text:p>119032</text:p>
          </table:table-cell>
          <table:table-cell table:formula="of:=[.C241]-[.A241]" office:value-type="float" office:value="220226" calcext:value-type="float">
            <text:p>220226</text:p>
          </table:table-cell>
          <table:table-cell/>
          <table:table-cell table:formula="of:=[.E241]/[.G241]" office:value-type="percentage" office:value="0.459500694740857" calcext:value-type="percentage">
            <text:p>45,95 %</text:p>
          </table:table-cell>
        </table:table-row>
        <table:table-row table:style-name="ro1">
          <table:table-cell office:value-type="float" office:value="86492350909935" calcext:value-type="float">
            <text:p>86492350909935</text:p>
          </table:table-cell>
          <table:table-cell office:value-type="float" office:value="86492351034870" calcext:value-type="float">
            <text:p>86492351034870</text:p>
          </table:table-cell>
          <table:table-cell office:value-type="float" office:value="86492351264096" calcext:value-type="float">
            <text:p>86492351264096</text:p>
          </table:table-cell>
          <table:table-cell/>
          <table:table-cell table:formula="of:=[.B242]-[.A242]" office:value-type="float" office:value="124935" calcext:value-type="float">
            <text:p>124935</text:p>
          </table:table-cell>
          <table:table-cell table:formula="of:=[.C242]-[.B242]" office:value-type="float" office:value="229226" calcext:value-type="float">
            <text:p>229226</text:p>
          </table:table-cell>
          <table:table-cell table:formula="of:=[.C242]-[.A242]" office:value-type="float" office:value="354161" calcext:value-type="float">
            <text:p>354161</text:p>
          </table:table-cell>
          <table:table-cell/>
          <table:table-cell table:formula="of:=[.E242]/[.G242]" office:value-type="percentage" office:value="0.352763291271484" calcext:value-type="percentage">
            <text:p>35,28 %</text:p>
          </table:table-cell>
        </table:table-row>
        <table:table-row table:style-name="ro1">
          <table:table-cell office:value-type="float" office:value="86492355422225" calcext:value-type="float">
            <text:p>86492355422225</text:p>
          </table:table-cell>
          <table:table-cell office:value-type="float" office:value="86492355515645" calcext:value-type="float">
            <text:p>86492355515645</text:p>
          </table:table-cell>
          <table:table-cell office:value-type="float" office:value="86492355677161" calcext:value-type="float">
            <text:p>86492355677161</text:p>
          </table:table-cell>
          <table:table-cell/>
          <table:table-cell table:formula="of:=[.B243]-[.A243]" office:value-type="float" office:value="93420" calcext:value-type="float">
            <text:p>93420</text:p>
          </table:table-cell>
          <table:table-cell table:formula="of:=[.C243]-[.B243]" office:value-type="float" office:value="161516" calcext:value-type="float">
            <text:p>161516</text:p>
          </table:table-cell>
          <table:table-cell table:formula="of:=[.C243]-[.A243]" office:value-type="float" office:value="254936" calcext:value-type="float">
            <text:p>254936</text:p>
          </table:table-cell>
          <table:table-cell/>
          <table:table-cell table:formula="of:=[.E243]/[.G243]" office:value-type="percentage" office:value="0.366444911664104" calcext:value-type="percentage">
            <text:p>36,64 %</text:p>
          </table:table-cell>
        </table:table-row>
        <table:table-row table:style-name="ro1">
          <table:table-cell office:value-type="float" office:value="86492359934225" calcext:value-type="float">
            <text:p>86492359934225</text:p>
          </table:table-cell>
          <table:table-cell office:value-type="float" office:value="86492360028870" calcext:value-type="float">
            <text:p>86492360028870</text:p>
          </table:table-cell>
          <table:table-cell office:value-type="float" office:value="86492360164806" calcext:value-type="float">
            <text:p>86492360164806</text:p>
          </table:table-cell>
          <table:table-cell/>
          <table:table-cell table:formula="of:=[.B244]-[.A244]" office:value-type="float" office:value="94645" calcext:value-type="float">
            <text:p>94645</text:p>
          </table:table-cell>
          <table:table-cell table:formula="of:=[.C244]-[.B244]" office:value-type="float" office:value="135936" calcext:value-type="float">
            <text:p>135936</text:p>
          </table:table-cell>
          <table:table-cell table:formula="of:=[.C244]-[.A244]" office:value-type="float" office:value="230581" calcext:value-type="float">
            <text:p>230581</text:p>
          </table:table-cell>
          <table:table-cell/>
          <table:table-cell table:formula="of:=[.E244]/[.G244]" office:value-type="percentage" office:value="0.410463134429983" calcext:value-type="percentage">
            <text:p>41,05 %</text:p>
          </table:table-cell>
        </table:table-row>
        <table:table-row table:style-name="ro1">
          <table:table-cell office:value-type="float" office:value="86492364446612" calcext:value-type="float">
            <text:p>86492364446612</text:p>
          </table:table-cell>
          <table:table-cell office:value-type="float" office:value="86492364560903" calcext:value-type="float">
            <text:p>86492364560903</text:p>
          </table:table-cell>
          <table:table-cell office:value-type="float" office:value="86492364675709" calcext:value-type="float">
            <text:p>86492364675709</text:p>
          </table:table-cell>
          <table:table-cell/>
          <table:table-cell table:formula="of:=[.B245]-[.A245]" office:value-type="float" office:value="114291" calcext:value-type="float">
            <text:p>114291</text:p>
          </table:table-cell>
          <table:table-cell table:formula="of:=[.C245]-[.B245]" office:value-type="float" office:value="114806" calcext:value-type="float">
            <text:p>114806</text:p>
          </table:table-cell>
          <table:table-cell table:formula="of:=[.C245]-[.A245]" office:value-type="float" office:value="229097" calcext:value-type="float">
            <text:p>229097</text:p>
          </table:table-cell>
          <table:table-cell/>
          <table:table-cell table:formula="of:=[.E245]/[.G245]" office:value-type="percentage" office:value="0.498876021947036" calcext:value-type="percentage">
            <text:p>49,89 %</text:p>
          </table:table-cell>
        </table:table-row>
        <table:table-row table:style-name="ro1">
          <table:table-cell office:value-type="float" office:value="86492368959096" calcext:value-type="float">
            <text:p>86492368959096</text:p>
          </table:table-cell>
          <table:table-cell office:value-type="float" office:value="86492369094645" calcext:value-type="float">
            <text:p>86492369094645</text:p>
          </table:table-cell>
          <table:table-cell office:value-type="float" office:value="86492369209516" calcext:value-type="float">
            <text:p>86492369209516</text:p>
          </table:table-cell>
          <table:table-cell/>
          <table:table-cell table:formula="of:=[.B246]-[.A246]" office:value-type="float" office:value="135549" calcext:value-type="float">
            <text:p>135549</text:p>
          </table:table-cell>
          <table:table-cell table:formula="of:=[.C246]-[.B246]" office:value-type="float" office:value="114871" calcext:value-type="float">
            <text:p>114871</text:p>
          </table:table-cell>
          <table:table-cell table:formula="of:=[.C246]-[.A246]" office:value-type="float" office:value="250420" calcext:value-type="float">
            <text:p>250420</text:p>
          </table:table-cell>
          <table:table-cell/>
          <table:table-cell table:formula="of:=[.E246]/[.G246]" office:value-type="percentage" office:value="0.541286638447408" calcext:value-type="percentage">
            <text:p>54,13 %</text:p>
          </table:table-cell>
        </table:table-row>
        <table:table-row table:style-name="ro1">
          <table:table-cell office:value-type="float" office:value="86492373470225" calcext:value-type="float">
            <text:p>86492373470225</text:p>
          </table:table-cell>
          <table:table-cell office:value-type="float" office:value="86492373576354" calcext:value-type="float">
            <text:p>86492373576354</text:p>
          </table:table-cell>
          <table:table-cell office:value-type="float" office:value="86492373693838" calcext:value-type="float">
            <text:p>86492373693838</text:p>
          </table:table-cell>
          <table:table-cell/>
          <table:table-cell table:formula="of:=[.B247]-[.A247]" office:value-type="float" office:value="106129" calcext:value-type="float">
            <text:p>106129</text:p>
          </table:table-cell>
          <table:table-cell table:formula="of:=[.C247]-[.B247]" office:value-type="float" office:value="117484" calcext:value-type="float">
            <text:p>117484</text:p>
          </table:table-cell>
          <table:table-cell table:formula="of:=[.C247]-[.A247]" office:value-type="float" office:value="223613" calcext:value-type="float">
            <text:p>223613</text:p>
          </table:table-cell>
          <table:table-cell/>
          <table:table-cell table:formula="of:=[.E247]/[.G247]" office:value-type="percentage" office:value="0.474610152361446" calcext:value-type="percentage">
            <text:p>47,46 %</text:p>
          </table:table-cell>
        </table:table-row>
        <table:table-row table:style-name="ro1">
          <table:table-cell office:value-type="float" office:value="86492377982290" calcext:value-type="float">
            <text:p>86492377982290</text:p>
          </table:table-cell>
          <table:table-cell office:value-type="float" office:value="86492378076677" calcext:value-type="float">
            <text:p>86492378076677</text:p>
          </table:table-cell>
          <table:table-cell office:value-type="float" office:value="86492378302709" calcext:value-type="float">
            <text:p>86492378302709</text:p>
          </table:table-cell>
          <table:table-cell/>
          <table:table-cell table:formula="of:=[.B248]-[.A248]" office:value-type="float" office:value="94387" calcext:value-type="float">
            <text:p>94387</text:p>
          </table:table-cell>
          <table:table-cell table:formula="of:=[.C248]-[.B248]" office:value-type="float" office:value="226032" calcext:value-type="float">
            <text:p>226032</text:p>
          </table:table-cell>
          <table:table-cell table:formula="of:=[.C248]-[.A248]" office:value-type="float" office:value="320419" calcext:value-type="float">
            <text:p>320419</text:p>
          </table:table-cell>
          <table:table-cell/>
          <table:table-cell table:formula="of:=[.E248]/[.G248]" office:value-type="percentage" office:value="0.294573667603981" calcext:value-type="percentage">
            <text:p>29,46 %</text:p>
          </table:table-cell>
        </table:table-row>
        <table:table-row table:style-name="ro1">
          <table:table-cell office:value-type="float" office:value="86492382494677" calcext:value-type="float">
            <text:p>86492382494677</text:p>
          </table:table-cell>
          <table:table-cell office:value-type="float" office:value="86492382604322" calcext:value-type="float">
            <text:p>86492382604322</text:p>
          </table:table-cell>
          <table:table-cell office:value-type="float" office:value="86492382875419" calcext:value-type="float">
            <text:p>86492382875419</text:p>
          </table:table-cell>
          <table:table-cell/>
          <table:table-cell table:formula="of:=[.B249]-[.A249]" office:value-type="float" office:value="109645" calcext:value-type="float">
            <text:p>109645</text:p>
          </table:table-cell>
          <table:table-cell table:formula="of:=[.C249]-[.B249]" office:value-type="float" office:value="271097" calcext:value-type="float">
            <text:p>271097</text:p>
          </table:table-cell>
          <table:table-cell table:formula="of:=[.C249]-[.A249]" office:value-type="float" office:value="380742" calcext:value-type="float">
            <text:p>380742</text:p>
          </table:table-cell>
          <table:table-cell/>
          <table:table-cell table:formula="of:=[.E249]/[.G249]" office:value-type="percentage" office:value="0.287977160386824" calcext:value-type="percentage">
            <text:p>28,80 %</text:p>
          </table:table-cell>
        </table:table-row>
        <table:table-row table:style-name="ro1">
          <table:table-cell office:value-type="float" office:value="86492387006967" calcext:value-type="float">
            <text:p>86492387006967</text:p>
          </table:table-cell>
          <table:table-cell office:value-type="float" office:value="86492387101935" calcext:value-type="float">
            <text:p>86492387101935</text:p>
          </table:table-cell>
          <table:table-cell office:value-type="float" office:value="86492387216838" calcext:value-type="float">
            <text:p>86492387216838</text:p>
          </table:table-cell>
          <table:table-cell/>
          <table:table-cell table:formula="of:=[.B250]-[.A250]" office:value-type="float" office:value="94968" calcext:value-type="float">
            <text:p>94968</text:p>
          </table:table-cell>
          <table:table-cell table:formula="of:=[.C250]-[.B250]" office:value-type="float" office:value="114903" calcext:value-type="float">
            <text:p>114903</text:p>
          </table:table-cell>
          <table:table-cell table:formula="of:=[.C250]-[.A250]" office:value-type="float" office:value="209871" calcext:value-type="float">
            <text:p>209871</text:p>
          </table:table-cell>
          <table:table-cell/>
          <table:table-cell table:formula="of:=[.E250]/[.G250]" office:value-type="percentage" office:value="0.452506539731549" calcext:value-type="percentage">
            <text:p>45,25 %</text:p>
          </table:table-cell>
        </table:table-row>
        <table:table-row table:style-name="ro1">
          <table:table-cell office:value-type="float" office:value="86492391518903" calcext:value-type="float">
            <text:p>86492391518903</text:p>
          </table:table-cell>
          <table:table-cell office:value-type="float" office:value="86492391617290" calcext:value-type="float">
            <text:p>86492391617290</text:p>
          </table:table-cell>
          <table:table-cell office:value-type="float" office:value="86492391735612" calcext:value-type="float">
            <text:p>86492391735612</text:p>
          </table:table-cell>
          <table:table-cell/>
          <table:table-cell table:formula="of:=[.B251]-[.A251]" office:value-type="float" office:value="98387" calcext:value-type="float">
            <text:p>98387</text:p>
          </table:table-cell>
          <table:table-cell table:formula="of:=[.C251]-[.B251]" office:value-type="float" office:value="118322" calcext:value-type="float">
            <text:p>118322</text:p>
          </table:table-cell>
          <table:table-cell table:formula="of:=[.C251]-[.A251]" office:value-type="float" office:value="216709" calcext:value-type="float">
            <text:p>216709</text:p>
          </table:table-cell>
          <table:table-cell/>
          <table:table-cell table:formula="of:=[.E251]/[.G251]" office:value-type="percentage" office:value="0.45400514053408" calcext:value-type="percentage">
            <text:p>45,40 %</text:p>
          </table:table-cell>
        </table:table-row>
        <table:table-row table:style-name="ro1">
          <table:table-cell office:value-type="float" office:value="86492396031193" calcext:value-type="float">
            <text:p>86492396031193</text:p>
          </table:table-cell>
          <table:table-cell office:value-type="float" office:value="86492396125258" calcext:value-type="float">
            <text:p>86492396125258</text:p>
          </table:table-cell>
          <table:table-cell office:value-type="float" office:value="86492396257870" calcext:value-type="float">
            <text:p>86492396257870</text:p>
          </table:table-cell>
          <table:table-cell/>
          <table:table-cell table:formula="of:=[.B252]-[.A252]" office:value-type="float" office:value="94065" calcext:value-type="float">
            <text:p>94065</text:p>
          </table:table-cell>
          <table:table-cell table:formula="of:=[.C252]-[.B252]" office:value-type="float" office:value="132612" calcext:value-type="float">
            <text:p>132612</text:p>
          </table:table-cell>
          <table:table-cell table:formula="of:=[.C252]-[.A252]" office:value-type="float" office:value="226677" calcext:value-type="float">
            <text:p>226677</text:p>
          </table:table-cell>
          <table:table-cell/>
          <table:table-cell table:formula="of:=[.E252]/[.G252]" office:value-type="percentage" office:value="0.414973729138819" calcext:value-type="percentage">
            <text:p>41,50 %</text:p>
          </table:table-cell>
        </table:table-row>
        <table:table-row table:style-name="ro1">
          <table:table-cell office:value-type="float" office:value="86492400544032" calcext:value-type="float">
            <text:p>86492400544032</text:p>
          </table:table-cell>
          <table:table-cell office:value-type="float" office:value="86492400637806" calcext:value-type="float">
            <text:p>86492400637806</text:p>
          </table:table-cell>
          <table:table-cell office:value-type="float" office:value="86492400814193" calcext:value-type="float">
            <text:p>86492400814193</text:p>
          </table:table-cell>
          <table:table-cell/>
          <table:table-cell table:formula="of:=[.B253]-[.A253]" office:value-type="float" office:value="93774" calcext:value-type="float">
            <text:p>93774</text:p>
          </table:table-cell>
          <table:table-cell table:formula="of:=[.C253]-[.B253]" office:value-type="float" office:value="176387" calcext:value-type="float">
            <text:p>176387</text:p>
          </table:table-cell>
          <table:table-cell table:formula="of:=[.C253]-[.A253]" office:value-type="float" office:value="270161" calcext:value-type="float">
            <text:p>270161</text:p>
          </table:table-cell>
          <table:table-cell/>
          <table:table-cell table:formula="of:=[.E253]/[.G253]" office:value-type="percentage" office:value="0.347104134201458" calcext:value-type="percentage">
            <text:p>34,71 %</text:p>
          </table:table-cell>
        </table:table-row>
        <table:table-row table:style-name="ro1">
          <table:table-cell office:value-type="float" office:value="86492405056258" calcext:value-type="float">
            <text:p>86492405056258</text:p>
          </table:table-cell>
          <table:table-cell office:value-type="float" office:value="86492405169838" calcext:value-type="float">
            <text:p>86492405169838</text:p>
          </table:table-cell>
          <table:table-cell office:value-type="float" office:value="86492405284709" calcext:value-type="float">
            <text:p>86492405284709</text:p>
          </table:table-cell>
          <table:table-cell/>
          <table:table-cell table:formula="of:=[.B254]-[.A254]" office:value-type="float" office:value="113580" calcext:value-type="float">
            <text:p>113580</text:p>
          </table:table-cell>
          <table:table-cell table:formula="of:=[.C254]-[.B254]" office:value-type="float" office:value="114871" calcext:value-type="float">
            <text:p>114871</text:p>
          </table:table-cell>
          <table:table-cell table:formula="of:=[.C254]-[.A254]" office:value-type="float" office:value="228451" calcext:value-type="float">
            <text:p>228451</text:p>
          </table:table-cell>
          <table:table-cell/>
          <table:table-cell table:formula="of:=[.E254]/[.G254]" office:value-type="percentage" office:value="0.497174448787705" calcext:value-type="percentage">
            <text:p>49,72 %</text:p>
          </table:table-cell>
        </table:table-row>
        <table:table-row table:style-name="ro1">
          <table:table-cell table:number-columns-repeated="4"/>
          <table:table-cell table:formula="of:=[.B255]-[.A255]" office:value-type="float" office:value="0" calcext:value-type="float">
            <text:p>0</text:p>
          </table:table-cell>
          <table:table-cell table:formula="of:=[.C255]-[.B255]" office:value-type="float" office:value="0" calcext:value-type="float">
            <text:p>0</text:p>
          </table:table-cell>
          <table:table-cell table:formula="of:=[.C255]-[.A255]" office:value-type="float" office:value="0" calcext:value-type="float">
            <text:p>0</text:p>
          </table:table-cell>
          <table:table-cell/>
          <table:table-cell table:formula="of:=[.E255]/[.G25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256]-[.A256]" office:value-type="float" office:value="0" calcext:value-type="float">
            <text:p>0</text:p>
          </table:table-cell>
          <table:table-cell table:formula="of:=[.C256]-[.B256]" office:value-type="float" office:value="0" calcext:value-type="float">
            <text:p>0</text:p>
          </table:table-cell>
          <table:table-cell table:formula="of:=[.C256]-[.A256]" office:value-type="float" office:value="0" calcext:value-type="float">
            <text:p>0</text:p>
          </table:table-cell>
          <table:table-cell/>
          <table:table-cell table:formula="of:=[.E256]/[.G25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257]-[.A257]" office:value-type="float" office:value="0" calcext:value-type="float">
            <text:p>0</text:p>
          </table:table-cell>
          <table:table-cell table:formula="of:=[.C257]-[.B257]" office:value-type="float" office:value="0" calcext:value-type="float">
            <text:p>0</text:p>
          </table:table-cell>
          <table:table-cell table:formula="of:=[.C257]-[.A257]" office:value-type="float" office:value="0" calcext:value-type="float">
            <text:p>0</text:p>
          </table:table-cell>
          <table:table-cell/>
          <table:table-cell table:formula="of:=[.E257]/[.G25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258]-[.A258]" office:value-type="float" office:value="0" calcext:value-type="float">
            <text:p>0</text:p>
          </table:table-cell>
          <table:table-cell table:formula="of:=[.C258]-[.B258]" office:value-type="float" office:value="0" calcext:value-type="float">
            <text:p>0</text:p>
          </table:table-cell>
          <table:table-cell table:formula="of:=[.C258]-[.A258]" office:value-type="float" office:value="0" calcext:value-type="float">
            <text:p>0</text:p>
          </table:table-cell>
          <table:table-cell/>
          <table:table-cell table:formula="of:=[.E258]/[.G25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259]-[.A259]" office:value-type="float" office:value="0" calcext:value-type="float">
            <text:p>0</text:p>
          </table:table-cell>
          <table:table-cell table:formula="of:=[.C259]-[.B259]" office:value-type="float" office:value="0" calcext:value-type="float">
            <text:p>0</text:p>
          </table:table-cell>
          <table:table-cell table:formula="of:=[.C259]-[.A259]" office:value-type="float" office:value="0" calcext:value-type="float">
            <text:p>0</text:p>
          </table:table-cell>
          <table:table-cell/>
          <table:table-cell table:formula="of:=[.E259]/[.G25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260]-[.A260]" office:value-type="float" office:value="0" calcext:value-type="float">
            <text:p>0</text:p>
          </table:table-cell>
          <table:table-cell table:formula="of:=[.C260]-[.B260]" office:value-type="float" office:value="0" calcext:value-type="float">
            <text:p>0</text:p>
          </table:table-cell>
          <table:table-cell table:formula="of:=[.C260]-[.A260]" office:value-type="float" office:value="0" calcext:value-type="float">
            <text:p>0</text:p>
          </table:table-cell>
          <table:table-cell/>
          <table:table-cell table:formula="of:=[.E260]/[.G26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261]-[.A261]" office:value-type="float" office:value="0" calcext:value-type="float">
            <text:p>0</text:p>
          </table:table-cell>
          <table:table-cell table:formula="of:=[.C261]-[.B261]" office:value-type="float" office:value="0" calcext:value-type="float">
            <text:p>0</text:p>
          </table:table-cell>
          <table:table-cell table:formula="of:=[.C261]-[.A261]" office:value-type="float" office:value="0" calcext:value-type="float">
            <text:p>0</text:p>
          </table:table-cell>
          <table:table-cell/>
          <table:table-cell table:formula="of:=[.E261]/[.G26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262]-[.A262]" office:value-type="float" office:value="0" calcext:value-type="float">
            <text:p>0</text:p>
          </table:table-cell>
          <table:table-cell table:formula="of:=[.C262]-[.B262]" office:value-type="float" office:value="0" calcext:value-type="float">
            <text:p>0</text:p>
          </table:table-cell>
          <table:table-cell table:formula="of:=[.C262]-[.A262]" office:value-type="float" office:value="0" calcext:value-type="float">
            <text:p>0</text:p>
          </table:table-cell>
          <table:table-cell/>
          <table:table-cell table:formula="of:=[.E262]/[.G26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263]-[.A263]" office:value-type="float" office:value="0" calcext:value-type="float">
            <text:p>0</text:p>
          </table:table-cell>
          <table:table-cell table:formula="of:=[.C263]-[.B263]" office:value-type="float" office:value="0" calcext:value-type="float">
            <text:p>0</text:p>
          </table:table-cell>
          <table:table-cell table:formula="of:=[.C263]-[.A263]" office:value-type="float" office:value="0" calcext:value-type="float">
            <text:p>0</text:p>
          </table:table-cell>
          <table:table-cell/>
          <table:table-cell table:formula="of:=[.E263]/[.G26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264]-[.A264]" office:value-type="float" office:value="0" calcext:value-type="float">
            <text:p>0</text:p>
          </table:table-cell>
          <table:table-cell table:formula="of:=[.C264]-[.B264]" office:value-type="float" office:value="0" calcext:value-type="float">
            <text:p>0</text:p>
          </table:table-cell>
          <table:table-cell table:formula="of:=[.C264]-[.A264]" office:value-type="float" office:value="0" calcext:value-type="float">
            <text:p>0</text:p>
          </table:table-cell>
          <table:table-cell/>
          <table:table-cell table:formula="of:=[.E264]/[.G26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265]-[.A265]" office:value-type="float" office:value="0" calcext:value-type="float">
            <text:p>0</text:p>
          </table:table-cell>
          <table:table-cell table:formula="of:=[.C265]-[.B265]" office:value-type="float" office:value="0" calcext:value-type="float">
            <text:p>0</text:p>
          </table:table-cell>
          <table:table-cell table:formula="of:=[.C265]-[.A265]" office:value-type="float" office:value="0" calcext:value-type="float">
            <text:p>0</text:p>
          </table:table-cell>
          <table:table-cell/>
          <table:table-cell table:formula="of:=[.E265]/[.G26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266]-[.A266]" office:value-type="float" office:value="0" calcext:value-type="float">
            <text:p>0</text:p>
          </table:table-cell>
          <table:table-cell table:formula="of:=[.C266]-[.B266]" office:value-type="float" office:value="0" calcext:value-type="float">
            <text:p>0</text:p>
          </table:table-cell>
          <table:table-cell table:formula="of:=[.C266]-[.A266]" office:value-type="float" office:value="0" calcext:value-type="float">
            <text:p>0</text:p>
          </table:table-cell>
          <table:table-cell/>
          <table:table-cell table:formula="of:=[.E266]/[.G26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267]-[.A267]" office:value-type="float" office:value="0" calcext:value-type="float">
            <text:p>0</text:p>
          </table:table-cell>
          <table:table-cell table:formula="of:=[.C267]-[.B267]" office:value-type="float" office:value="0" calcext:value-type="float">
            <text:p>0</text:p>
          </table:table-cell>
          <table:table-cell table:formula="of:=[.C267]-[.A267]" office:value-type="float" office:value="0" calcext:value-type="float">
            <text:p>0</text:p>
          </table:table-cell>
          <table:table-cell/>
          <table:table-cell table:formula="of:=[.E267]/[.G26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268]-[.A268]" office:value-type="float" office:value="0" calcext:value-type="float">
            <text:p>0</text:p>
          </table:table-cell>
          <table:table-cell table:formula="of:=[.C268]-[.B268]" office:value-type="float" office:value="0" calcext:value-type="float">
            <text:p>0</text:p>
          </table:table-cell>
          <table:table-cell table:formula="of:=[.C268]-[.A268]" office:value-type="float" office:value="0" calcext:value-type="float">
            <text:p>0</text:p>
          </table:table-cell>
          <table:table-cell/>
          <table:table-cell table:formula="of:=[.E268]/[.G26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269]-[.A269]" office:value-type="float" office:value="0" calcext:value-type="float">
            <text:p>0</text:p>
          </table:table-cell>
          <table:table-cell table:formula="of:=[.C269]-[.B269]" office:value-type="float" office:value="0" calcext:value-type="float">
            <text:p>0</text:p>
          </table:table-cell>
          <table:table-cell table:formula="of:=[.C269]-[.A269]" office:value-type="float" office:value="0" calcext:value-type="float">
            <text:p>0</text:p>
          </table:table-cell>
          <table:table-cell/>
          <table:table-cell table:formula="of:=[.E269]/[.G26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270]-[.A270]" office:value-type="float" office:value="0" calcext:value-type="float">
            <text:p>0</text:p>
          </table:table-cell>
          <table:table-cell table:formula="of:=[.C270]-[.B270]" office:value-type="float" office:value="0" calcext:value-type="float">
            <text:p>0</text:p>
          </table:table-cell>
          <table:table-cell table:formula="of:=[.C270]-[.A270]" office:value-type="float" office:value="0" calcext:value-type="float">
            <text:p>0</text:p>
          </table:table-cell>
          <table:table-cell/>
          <table:table-cell table:formula="of:=[.E270]/[.G27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271]-[.A271]" office:value-type="float" office:value="0" calcext:value-type="float">
            <text:p>0</text:p>
          </table:table-cell>
          <table:table-cell table:formula="of:=[.C271]-[.B271]" office:value-type="float" office:value="0" calcext:value-type="float">
            <text:p>0</text:p>
          </table:table-cell>
          <table:table-cell table:formula="of:=[.C271]-[.A271]" office:value-type="float" office:value="0" calcext:value-type="float">
            <text:p>0</text:p>
          </table:table-cell>
          <table:table-cell/>
          <table:table-cell table:formula="of:=[.E271]/[.G27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272]-[.A272]" office:value-type="float" office:value="0" calcext:value-type="float">
            <text:p>0</text:p>
          </table:table-cell>
          <table:table-cell table:formula="of:=[.C272]-[.B272]" office:value-type="float" office:value="0" calcext:value-type="float">
            <text:p>0</text:p>
          </table:table-cell>
          <table:table-cell table:formula="of:=[.C272]-[.A272]" office:value-type="float" office:value="0" calcext:value-type="float">
            <text:p>0</text:p>
          </table:table-cell>
          <table:table-cell/>
          <table:table-cell table:formula="of:=[.E272]/[.G27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273]-[.A273]" office:value-type="float" office:value="0" calcext:value-type="float">
            <text:p>0</text:p>
          </table:table-cell>
          <table:table-cell table:formula="of:=[.C273]-[.B273]" office:value-type="float" office:value="0" calcext:value-type="float">
            <text:p>0</text:p>
          </table:table-cell>
          <table:table-cell table:formula="of:=[.C273]-[.A273]" office:value-type="float" office:value="0" calcext:value-type="float">
            <text:p>0</text:p>
          </table:table-cell>
          <table:table-cell/>
          <table:table-cell table:formula="of:=[.E273]/[.G27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274]-[.A274]" office:value-type="float" office:value="0" calcext:value-type="float">
            <text:p>0</text:p>
          </table:table-cell>
          <table:table-cell table:formula="of:=[.C274]-[.B274]" office:value-type="float" office:value="0" calcext:value-type="float">
            <text:p>0</text:p>
          </table:table-cell>
          <table:table-cell table:formula="of:=[.C274]-[.A274]" office:value-type="float" office:value="0" calcext:value-type="float">
            <text:p>0</text:p>
          </table:table-cell>
          <table:table-cell/>
          <table:table-cell table:formula="of:=[.E274]/[.G27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275]-[.A275]" office:value-type="float" office:value="0" calcext:value-type="float">
            <text:p>0</text:p>
          </table:table-cell>
          <table:table-cell table:formula="of:=[.C275]-[.B275]" office:value-type="float" office:value="0" calcext:value-type="float">
            <text:p>0</text:p>
          </table:table-cell>
          <table:table-cell table:formula="of:=[.C275]-[.A275]" office:value-type="float" office:value="0" calcext:value-type="float">
            <text:p>0</text:p>
          </table:table-cell>
          <table:table-cell/>
          <table:table-cell table:formula="of:=[.E275]/[.G27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276]-[.A276]" office:value-type="float" office:value="0" calcext:value-type="float">
            <text:p>0</text:p>
          </table:table-cell>
          <table:table-cell table:formula="of:=[.C276]-[.B276]" office:value-type="float" office:value="0" calcext:value-type="float">
            <text:p>0</text:p>
          </table:table-cell>
          <table:table-cell table:formula="of:=[.C276]-[.A276]" office:value-type="float" office:value="0" calcext:value-type="float">
            <text:p>0</text:p>
          </table:table-cell>
          <table:table-cell/>
          <table:table-cell table:formula="of:=[.E276]/[.G27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277]-[.A277]" office:value-type="float" office:value="0" calcext:value-type="float">
            <text:p>0</text:p>
          </table:table-cell>
          <table:table-cell table:formula="of:=[.C277]-[.B277]" office:value-type="float" office:value="0" calcext:value-type="float">
            <text:p>0</text:p>
          </table:table-cell>
          <table:table-cell table:formula="of:=[.C277]-[.A277]" office:value-type="float" office:value="0" calcext:value-type="float">
            <text:p>0</text:p>
          </table:table-cell>
          <table:table-cell/>
          <table:table-cell table:formula="of:=[.E277]/[.G27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278]-[.A278]" office:value-type="float" office:value="0" calcext:value-type="float">
            <text:p>0</text:p>
          </table:table-cell>
          <table:table-cell table:formula="of:=[.C278]-[.B278]" office:value-type="float" office:value="0" calcext:value-type="float">
            <text:p>0</text:p>
          </table:table-cell>
          <table:table-cell table:formula="of:=[.C278]-[.A278]" office:value-type="float" office:value="0" calcext:value-type="float">
            <text:p>0</text:p>
          </table:table-cell>
          <table:table-cell/>
          <table:table-cell table:formula="of:=[.E278]/[.G27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279]-[.A279]" office:value-type="float" office:value="0" calcext:value-type="float">
            <text:p>0</text:p>
          </table:table-cell>
          <table:table-cell table:formula="of:=[.C279]-[.B279]" office:value-type="float" office:value="0" calcext:value-type="float">
            <text:p>0</text:p>
          </table:table-cell>
          <table:table-cell table:formula="of:=[.C279]-[.A279]" office:value-type="float" office:value="0" calcext:value-type="float">
            <text:p>0</text:p>
          </table:table-cell>
          <table:table-cell/>
          <table:table-cell table:formula="of:=[.E279]/[.G27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280]-[.A280]" office:value-type="float" office:value="0" calcext:value-type="float">
            <text:p>0</text:p>
          </table:table-cell>
          <table:table-cell table:formula="of:=[.C280]-[.B280]" office:value-type="float" office:value="0" calcext:value-type="float">
            <text:p>0</text:p>
          </table:table-cell>
          <table:table-cell table:formula="of:=[.C280]-[.A280]" office:value-type="float" office:value="0" calcext:value-type="float">
            <text:p>0</text:p>
          </table:table-cell>
          <table:table-cell/>
          <table:table-cell table:formula="of:=[.E280]/[.G28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281]-[.A281]" office:value-type="float" office:value="0" calcext:value-type="float">
            <text:p>0</text:p>
          </table:table-cell>
          <table:table-cell table:formula="of:=[.C281]-[.B281]" office:value-type="float" office:value="0" calcext:value-type="float">
            <text:p>0</text:p>
          </table:table-cell>
          <table:table-cell table:formula="of:=[.C281]-[.A281]" office:value-type="float" office:value="0" calcext:value-type="float">
            <text:p>0</text:p>
          </table:table-cell>
          <table:table-cell/>
          <table:table-cell table:formula="of:=[.E281]/[.G28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282]-[.A282]" office:value-type="float" office:value="0" calcext:value-type="float">
            <text:p>0</text:p>
          </table:table-cell>
          <table:table-cell table:formula="of:=[.C282]-[.B282]" office:value-type="float" office:value="0" calcext:value-type="float">
            <text:p>0</text:p>
          </table:table-cell>
          <table:table-cell table:formula="of:=[.C282]-[.A282]" office:value-type="float" office:value="0" calcext:value-type="float">
            <text:p>0</text:p>
          </table:table-cell>
          <table:table-cell/>
          <table:table-cell table:formula="of:=[.E282]/[.G28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283]-[.A283]" office:value-type="float" office:value="0" calcext:value-type="float">
            <text:p>0</text:p>
          </table:table-cell>
          <table:table-cell table:formula="of:=[.C283]-[.B283]" office:value-type="float" office:value="0" calcext:value-type="float">
            <text:p>0</text:p>
          </table:table-cell>
          <table:table-cell table:formula="of:=[.C283]-[.A283]" office:value-type="float" office:value="0" calcext:value-type="float">
            <text:p>0</text:p>
          </table:table-cell>
          <table:table-cell/>
          <table:table-cell table:formula="of:=[.E283]/[.G28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284]-[.A284]" office:value-type="float" office:value="0" calcext:value-type="float">
            <text:p>0</text:p>
          </table:table-cell>
          <table:table-cell table:formula="of:=[.C284]-[.B284]" office:value-type="float" office:value="0" calcext:value-type="float">
            <text:p>0</text:p>
          </table:table-cell>
          <table:table-cell table:formula="of:=[.C284]-[.A284]" office:value-type="float" office:value="0" calcext:value-type="float">
            <text:p>0</text:p>
          </table:table-cell>
          <table:table-cell/>
          <table:table-cell table:formula="of:=[.E284]/[.G28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285]-[.A285]" office:value-type="float" office:value="0" calcext:value-type="float">
            <text:p>0</text:p>
          </table:table-cell>
          <table:table-cell table:formula="of:=[.C285]-[.B285]" office:value-type="float" office:value="0" calcext:value-type="float">
            <text:p>0</text:p>
          </table:table-cell>
          <table:table-cell table:formula="of:=[.C285]-[.A285]" office:value-type="float" office:value="0" calcext:value-type="float">
            <text:p>0</text:p>
          </table:table-cell>
          <table:table-cell/>
          <table:table-cell table:formula="of:=[.E285]/[.G28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286]-[.A286]" office:value-type="float" office:value="0" calcext:value-type="float">
            <text:p>0</text:p>
          </table:table-cell>
          <table:table-cell table:formula="of:=[.C286]-[.B286]" office:value-type="float" office:value="0" calcext:value-type="float">
            <text:p>0</text:p>
          </table:table-cell>
          <table:table-cell table:formula="of:=[.C286]-[.A286]" office:value-type="float" office:value="0" calcext:value-type="float">
            <text:p>0</text:p>
          </table:table-cell>
          <table:table-cell/>
          <table:table-cell table:formula="of:=[.E286]/[.G28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287]-[.A287]" office:value-type="float" office:value="0" calcext:value-type="float">
            <text:p>0</text:p>
          </table:table-cell>
          <table:table-cell table:formula="of:=[.C287]-[.B287]" office:value-type="float" office:value="0" calcext:value-type="float">
            <text:p>0</text:p>
          </table:table-cell>
          <table:table-cell table:formula="of:=[.C287]-[.A287]" office:value-type="float" office:value="0" calcext:value-type="float">
            <text:p>0</text:p>
          </table:table-cell>
          <table:table-cell/>
          <table:table-cell table:formula="of:=[.E287]/[.G28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288]-[.A288]" office:value-type="float" office:value="0" calcext:value-type="float">
            <text:p>0</text:p>
          </table:table-cell>
          <table:table-cell table:formula="of:=[.C288]-[.B288]" office:value-type="float" office:value="0" calcext:value-type="float">
            <text:p>0</text:p>
          </table:table-cell>
          <table:table-cell table:formula="of:=[.C288]-[.A288]" office:value-type="float" office:value="0" calcext:value-type="float">
            <text:p>0</text:p>
          </table:table-cell>
          <table:table-cell/>
          <table:table-cell table:formula="of:=[.E288]/[.G28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289]-[.A289]" office:value-type="float" office:value="0" calcext:value-type="float">
            <text:p>0</text:p>
          </table:table-cell>
          <table:table-cell table:formula="of:=[.C289]-[.B289]" office:value-type="float" office:value="0" calcext:value-type="float">
            <text:p>0</text:p>
          </table:table-cell>
          <table:table-cell table:formula="of:=[.C289]-[.A289]" office:value-type="float" office:value="0" calcext:value-type="float">
            <text:p>0</text:p>
          </table:table-cell>
          <table:table-cell/>
          <table:table-cell table:formula="of:=[.E289]/[.G28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290]-[.A290]" office:value-type="float" office:value="0" calcext:value-type="float">
            <text:p>0</text:p>
          </table:table-cell>
          <table:table-cell table:formula="of:=[.C290]-[.B290]" office:value-type="float" office:value="0" calcext:value-type="float">
            <text:p>0</text:p>
          </table:table-cell>
          <table:table-cell table:formula="of:=[.C290]-[.A290]" office:value-type="float" office:value="0" calcext:value-type="float">
            <text:p>0</text:p>
          </table:table-cell>
          <table:table-cell/>
          <table:table-cell table:formula="of:=[.E290]/[.G29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291]-[.A291]" office:value-type="float" office:value="0" calcext:value-type="float">
            <text:p>0</text:p>
          </table:table-cell>
          <table:table-cell table:formula="of:=[.C291]-[.B291]" office:value-type="float" office:value="0" calcext:value-type="float">
            <text:p>0</text:p>
          </table:table-cell>
          <table:table-cell table:formula="of:=[.C291]-[.A291]" office:value-type="float" office:value="0" calcext:value-type="float">
            <text:p>0</text:p>
          </table:table-cell>
          <table:table-cell/>
          <table:table-cell table:formula="of:=[.E291]/[.G29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292]-[.A292]" office:value-type="float" office:value="0" calcext:value-type="float">
            <text:p>0</text:p>
          </table:table-cell>
          <table:table-cell table:formula="of:=[.C292]-[.B292]" office:value-type="float" office:value="0" calcext:value-type="float">
            <text:p>0</text:p>
          </table:table-cell>
          <table:table-cell table:formula="of:=[.C292]-[.A292]" office:value-type="float" office:value="0" calcext:value-type="float">
            <text:p>0</text:p>
          </table:table-cell>
          <table:table-cell/>
          <table:table-cell table:formula="of:=[.E292]/[.G29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293]-[.A293]" office:value-type="float" office:value="0" calcext:value-type="float">
            <text:p>0</text:p>
          </table:table-cell>
          <table:table-cell table:formula="of:=[.C293]-[.B293]" office:value-type="float" office:value="0" calcext:value-type="float">
            <text:p>0</text:p>
          </table:table-cell>
          <table:table-cell table:formula="of:=[.C293]-[.A293]" office:value-type="float" office:value="0" calcext:value-type="float">
            <text:p>0</text:p>
          </table:table-cell>
          <table:table-cell/>
          <table:table-cell table:formula="of:=[.E293]/[.G29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294]-[.A294]" office:value-type="float" office:value="0" calcext:value-type="float">
            <text:p>0</text:p>
          </table:table-cell>
          <table:table-cell table:formula="of:=[.C294]-[.B294]" office:value-type="float" office:value="0" calcext:value-type="float">
            <text:p>0</text:p>
          </table:table-cell>
          <table:table-cell table:formula="of:=[.C294]-[.A294]" office:value-type="float" office:value="0" calcext:value-type="float">
            <text:p>0</text:p>
          </table:table-cell>
          <table:table-cell/>
          <table:table-cell table:formula="of:=[.E294]/[.G29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295]-[.A295]" office:value-type="float" office:value="0" calcext:value-type="float">
            <text:p>0</text:p>
          </table:table-cell>
          <table:table-cell table:formula="of:=[.C295]-[.B295]" office:value-type="float" office:value="0" calcext:value-type="float">
            <text:p>0</text:p>
          </table:table-cell>
          <table:table-cell table:formula="of:=[.C295]-[.A295]" office:value-type="float" office:value="0" calcext:value-type="float">
            <text:p>0</text:p>
          </table:table-cell>
          <table:table-cell/>
          <table:table-cell table:formula="of:=[.E295]/[.G29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296]-[.A296]" office:value-type="float" office:value="0" calcext:value-type="float">
            <text:p>0</text:p>
          </table:table-cell>
          <table:table-cell table:formula="of:=[.C296]-[.B296]" office:value-type="float" office:value="0" calcext:value-type="float">
            <text:p>0</text:p>
          </table:table-cell>
          <table:table-cell table:formula="of:=[.C296]-[.A296]" office:value-type="float" office:value="0" calcext:value-type="float">
            <text:p>0</text:p>
          </table:table-cell>
          <table:table-cell/>
          <table:table-cell table:formula="of:=[.E296]/[.G29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297]-[.A297]" office:value-type="float" office:value="0" calcext:value-type="float">
            <text:p>0</text:p>
          </table:table-cell>
          <table:table-cell table:formula="of:=[.C297]-[.B297]" office:value-type="float" office:value="0" calcext:value-type="float">
            <text:p>0</text:p>
          </table:table-cell>
          <table:table-cell table:formula="of:=[.C297]-[.A297]" office:value-type="float" office:value="0" calcext:value-type="float">
            <text:p>0</text:p>
          </table:table-cell>
          <table:table-cell/>
          <table:table-cell table:formula="of:=[.E297]/[.G29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298]-[.A298]" office:value-type="float" office:value="0" calcext:value-type="float">
            <text:p>0</text:p>
          </table:table-cell>
          <table:table-cell table:formula="of:=[.C298]-[.B298]" office:value-type="float" office:value="0" calcext:value-type="float">
            <text:p>0</text:p>
          </table:table-cell>
          <table:table-cell table:formula="of:=[.C298]-[.A298]" office:value-type="float" office:value="0" calcext:value-type="float">
            <text:p>0</text:p>
          </table:table-cell>
          <table:table-cell/>
          <table:table-cell table:formula="of:=[.E298]/[.G29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299]-[.A299]" office:value-type="float" office:value="0" calcext:value-type="float">
            <text:p>0</text:p>
          </table:table-cell>
          <table:table-cell table:formula="of:=[.C299]-[.B299]" office:value-type="float" office:value="0" calcext:value-type="float">
            <text:p>0</text:p>
          </table:table-cell>
          <table:table-cell table:formula="of:=[.C299]-[.A299]" office:value-type="float" office:value="0" calcext:value-type="float">
            <text:p>0</text:p>
          </table:table-cell>
          <table:table-cell/>
          <table:table-cell table:formula="of:=[.E299]/[.G29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300]-[.A300]" office:value-type="float" office:value="0" calcext:value-type="float">
            <text:p>0</text:p>
          </table:table-cell>
          <table:table-cell table:formula="of:=[.C300]-[.B300]" office:value-type="float" office:value="0" calcext:value-type="float">
            <text:p>0</text:p>
          </table:table-cell>
          <table:table-cell table:formula="of:=[.C300]-[.A300]" office:value-type="float" office:value="0" calcext:value-type="float">
            <text:p>0</text:p>
          </table:table-cell>
          <table:table-cell/>
          <table:table-cell table:formula="of:=[.E300]/[.G30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301]-[.A301]" office:value-type="float" office:value="0" calcext:value-type="float">
            <text:p>0</text:p>
          </table:table-cell>
          <table:table-cell table:formula="of:=[.C301]-[.B301]" office:value-type="float" office:value="0" calcext:value-type="float">
            <text:p>0</text:p>
          </table:table-cell>
          <table:table-cell table:formula="of:=[.C301]-[.A301]" office:value-type="float" office:value="0" calcext:value-type="float">
            <text:p>0</text:p>
          </table:table-cell>
          <table:table-cell/>
          <table:table-cell table:formula="of:=[.E301]/[.G30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302]-[.A302]" office:value-type="float" office:value="0" calcext:value-type="float">
            <text:p>0</text:p>
          </table:table-cell>
          <table:table-cell table:formula="of:=[.C302]-[.B302]" office:value-type="float" office:value="0" calcext:value-type="float">
            <text:p>0</text:p>
          </table:table-cell>
          <table:table-cell table:formula="of:=[.C302]-[.A302]" office:value-type="float" office:value="0" calcext:value-type="float">
            <text:p>0</text:p>
          </table:table-cell>
          <table:table-cell/>
          <table:table-cell table:formula="of:=[.E302]/[.G30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303]-[.A303]" office:value-type="float" office:value="0" calcext:value-type="float">
            <text:p>0</text:p>
          </table:table-cell>
          <table:table-cell table:formula="of:=[.C303]-[.B303]" office:value-type="float" office:value="0" calcext:value-type="float">
            <text:p>0</text:p>
          </table:table-cell>
          <table:table-cell table:formula="of:=[.C303]-[.A303]" office:value-type="float" office:value="0" calcext:value-type="float">
            <text:p>0</text:p>
          </table:table-cell>
          <table:table-cell/>
          <table:table-cell table:formula="of:=[.E303]/[.G30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304]-[.A304]" office:value-type="float" office:value="0" calcext:value-type="float">
            <text:p>0</text:p>
          </table:table-cell>
          <table:table-cell table:formula="of:=[.C304]-[.B304]" office:value-type="float" office:value="0" calcext:value-type="float">
            <text:p>0</text:p>
          </table:table-cell>
          <table:table-cell table:formula="of:=[.C304]-[.A304]" office:value-type="float" office:value="0" calcext:value-type="float">
            <text:p>0</text:p>
          </table:table-cell>
          <table:table-cell/>
          <table:table-cell table:formula="of:=[.E304]/[.G30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305]-[.A305]" office:value-type="float" office:value="0" calcext:value-type="float">
            <text:p>0</text:p>
          </table:table-cell>
          <table:table-cell table:formula="of:=[.C305]-[.B305]" office:value-type="float" office:value="0" calcext:value-type="float">
            <text:p>0</text:p>
          </table:table-cell>
          <table:table-cell table:formula="of:=[.C305]-[.A305]" office:value-type="float" office:value="0" calcext:value-type="float">
            <text:p>0</text:p>
          </table:table-cell>
          <table:table-cell/>
          <table:table-cell table:formula="of:=[.E305]/[.G30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306]-[.A306]" office:value-type="float" office:value="0" calcext:value-type="float">
            <text:p>0</text:p>
          </table:table-cell>
          <table:table-cell table:formula="of:=[.C306]-[.B306]" office:value-type="float" office:value="0" calcext:value-type="float">
            <text:p>0</text:p>
          </table:table-cell>
          <table:table-cell table:formula="of:=[.C306]-[.A306]" office:value-type="float" office:value="0" calcext:value-type="float">
            <text:p>0</text:p>
          </table:table-cell>
          <table:table-cell/>
          <table:table-cell table:formula="of:=[.E306]/[.G30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307]-[.A307]" office:value-type="float" office:value="0" calcext:value-type="float">
            <text:p>0</text:p>
          </table:table-cell>
          <table:table-cell table:formula="of:=[.C307]-[.B307]" office:value-type="float" office:value="0" calcext:value-type="float">
            <text:p>0</text:p>
          </table:table-cell>
          <table:table-cell table:formula="of:=[.C307]-[.A307]" office:value-type="float" office:value="0" calcext:value-type="float">
            <text:p>0</text:p>
          </table:table-cell>
          <table:table-cell/>
          <table:table-cell table:formula="of:=[.E307]/[.G30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308]-[.A308]" office:value-type="float" office:value="0" calcext:value-type="float">
            <text:p>0</text:p>
          </table:table-cell>
          <table:table-cell table:formula="of:=[.C308]-[.B308]" office:value-type="float" office:value="0" calcext:value-type="float">
            <text:p>0</text:p>
          </table:table-cell>
          <table:table-cell table:formula="of:=[.C308]-[.A308]" office:value-type="float" office:value="0" calcext:value-type="float">
            <text:p>0</text:p>
          </table:table-cell>
          <table:table-cell/>
          <table:table-cell table:formula="of:=[.E308]/[.G30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309]-[.A309]" office:value-type="float" office:value="0" calcext:value-type="float">
            <text:p>0</text:p>
          </table:table-cell>
          <table:table-cell table:formula="of:=[.C309]-[.B309]" office:value-type="float" office:value="0" calcext:value-type="float">
            <text:p>0</text:p>
          </table:table-cell>
          <table:table-cell table:formula="of:=[.C309]-[.A309]" office:value-type="float" office:value="0" calcext:value-type="float">
            <text:p>0</text:p>
          </table:table-cell>
          <table:table-cell/>
          <table:table-cell table:formula="of:=[.E309]/[.G30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310]-[.A310]" office:value-type="float" office:value="0" calcext:value-type="float">
            <text:p>0</text:p>
          </table:table-cell>
          <table:table-cell table:formula="of:=[.C310]-[.B310]" office:value-type="float" office:value="0" calcext:value-type="float">
            <text:p>0</text:p>
          </table:table-cell>
          <table:table-cell table:formula="of:=[.C310]-[.A310]" office:value-type="float" office:value="0" calcext:value-type="float">
            <text:p>0</text:p>
          </table:table-cell>
          <table:table-cell/>
          <table:table-cell table:formula="of:=[.E310]/[.G31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311]-[.A311]" office:value-type="float" office:value="0" calcext:value-type="float">
            <text:p>0</text:p>
          </table:table-cell>
          <table:table-cell table:formula="of:=[.C311]-[.B311]" office:value-type="float" office:value="0" calcext:value-type="float">
            <text:p>0</text:p>
          </table:table-cell>
          <table:table-cell table:formula="of:=[.C311]-[.A311]" office:value-type="float" office:value="0" calcext:value-type="float">
            <text:p>0</text:p>
          </table:table-cell>
          <table:table-cell/>
          <table:table-cell table:formula="of:=[.E311]/[.G31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312]-[.A312]" office:value-type="float" office:value="0" calcext:value-type="float">
            <text:p>0</text:p>
          </table:table-cell>
          <table:table-cell table:formula="of:=[.C312]-[.B312]" office:value-type="float" office:value="0" calcext:value-type="float">
            <text:p>0</text:p>
          </table:table-cell>
          <table:table-cell table:formula="of:=[.C312]-[.A312]" office:value-type="float" office:value="0" calcext:value-type="float">
            <text:p>0</text:p>
          </table:table-cell>
          <table:table-cell/>
          <table:table-cell table:formula="of:=[.E312]/[.G31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313]-[.A313]" office:value-type="float" office:value="0" calcext:value-type="float">
            <text:p>0</text:p>
          </table:table-cell>
          <table:table-cell table:formula="of:=[.C313]-[.B313]" office:value-type="float" office:value="0" calcext:value-type="float">
            <text:p>0</text:p>
          </table:table-cell>
          <table:table-cell table:formula="of:=[.C313]-[.A313]" office:value-type="float" office:value="0" calcext:value-type="float">
            <text:p>0</text:p>
          </table:table-cell>
          <table:table-cell/>
          <table:table-cell table:formula="of:=[.E313]/[.G31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314]-[.A314]" office:value-type="float" office:value="0" calcext:value-type="float">
            <text:p>0</text:p>
          </table:table-cell>
          <table:table-cell table:formula="of:=[.C314]-[.B314]" office:value-type="float" office:value="0" calcext:value-type="float">
            <text:p>0</text:p>
          </table:table-cell>
          <table:table-cell table:formula="of:=[.C314]-[.A314]" office:value-type="float" office:value="0" calcext:value-type="float">
            <text:p>0</text:p>
          </table:table-cell>
          <table:table-cell/>
          <table:table-cell table:formula="of:=[.E314]/[.G31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315]-[.A315]" office:value-type="float" office:value="0" calcext:value-type="float">
            <text:p>0</text:p>
          </table:table-cell>
          <table:table-cell table:formula="of:=[.C315]-[.B315]" office:value-type="float" office:value="0" calcext:value-type="float">
            <text:p>0</text:p>
          </table:table-cell>
          <table:table-cell table:formula="of:=[.C315]-[.A315]" office:value-type="float" office:value="0" calcext:value-type="float">
            <text:p>0</text:p>
          </table:table-cell>
          <table:table-cell/>
          <table:table-cell table:formula="of:=[.E315]/[.G31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316]-[.A316]" office:value-type="float" office:value="0" calcext:value-type="float">
            <text:p>0</text:p>
          </table:table-cell>
          <table:table-cell table:formula="of:=[.C316]-[.B316]" office:value-type="float" office:value="0" calcext:value-type="float">
            <text:p>0</text:p>
          </table:table-cell>
          <table:table-cell table:formula="of:=[.C316]-[.A316]" office:value-type="float" office:value="0" calcext:value-type="float">
            <text:p>0</text:p>
          </table:table-cell>
          <table:table-cell/>
          <table:table-cell table:formula="of:=[.E316]/[.G31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317]-[.A317]" office:value-type="float" office:value="0" calcext:value-type="float">
            <text:p>0</text:p>
          </table:table-cell>
          <table:table-cell table:formula="of:=[.C317]-[.B317]" office:value-type="float" office:value="0" calcext:value-type="float">
            <text:p>0</text:p>
          </table:table-cell>
          <table:table-cell table:formula="of:=[.C317]-[.A317]" office:value-type="float" office:value="0" calcext:value-type="float">
            <text:p>0</text:p>
          </table:table-cell>
          <table:table-cell/>
          <table:table-cell table:formula="of:=[.E317]/[.G31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318]-[.A318]" office:value-type="float" office:value="0" calcext:value-type="float">
            <text:p>0</text:p>
          </table:table-cell>
          <table:table-cell table:formula="of:=[.C318]-[.B318]" office:value-type="float" office:value="0" calcext:value-type="float">
            <text:p>0</text:p>
          </table:table-cell>
          <table:table-cell table:formula="of:=[.C318]-[.A318]" office:value-type="float" office:value="0" calcext:value-type="float">
            <text:p>0</text:p>
          </table:table-cell>
          <table:table-cell/>
          <table:table-cell table:formula="of:=[.E318]/[.G31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319]-[.A319]" office:value-type="float" office:value="0" calcext:value-type="float">
            <text:p>0</text:p>
          </table:table-cell>
          <table:table-cell table:formula="of:=[.C319]-[.B319]" office:value-type="float" office:value="0" calcext:value-type="float">
            <text:p>0</text:p>
          </table:table-cell>
          <table:table-cell table:formula="of:=[.C319]-[.A319]" office:value-type="float" office:value="0" calcext:value-type="float">
            <text:p>0</text:p>
          </table:table-cell>
          <table:table-cell/>
          <table:table-cell table:formula="of:=[.E319]/[.G31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320]-[.A320]" office:value-type="float" office:value="0" calcext:value-type="float">
            <text:p>0</text:p>
          </table:table-cell>
          <table:table-cell table:formula="of:=[.C320]-[.B320]" office:value-type="float" office:value="0" calcext:value-type="float">
            <text:p>0</text:p>
          </table:table-cell>
          <table:table-cell table:formula="of:=[.C320]-[.A320]" office:value-type="float" office:value="0" calcext:value-type="float">
            <text:p>0</text:p>
          </table:table-cell>
          <table:table-cell/>
          <table:table-cell table:formula="of:=[.E320]/[.G32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321]-[.A321]" office:value-type="float" office:value="0" calcext:value-type="float">
            <text:p>0</text:p>
          </table:table-cell>
          <table:table-cell table:formula="of:=[.C321]-[.B321]" office:value-type="float" office:value="0" calcext:value-type="float">
            <text:p>0</text:p>
          </table:table-cell>
          <table:table-cell table:formula="of:=[.C321]-[.A321]" office:value-type="float" office:value="0" calcext:value-type="float">
            <text:p>0</text:p>
          </table:table-cell>
          <table:table-cell/>
          <table:table-cell table:formula="of:=[.E321]/[.G32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B322]-[.A322]" office:value-type="float" office:value="0" calcext:value-type="float">
            <text:p>0</text:p>
          </table:table-cell>
          <table:table-cell table:formula="of:=[.C322]-[.B322]" office:value-type="float" office:value="0" calcext:value-type="float">
            <text:p>0</text:p>
          </table:table-cell>
          <table:table-cell table:formula="of:=[.C322]-[.A322]" office:value-type="float" office:value="0" calcext:value-type="float">
            <text:p>0</text:p>
          </table:table-cell>
          <table:table-cell/>
          <table:table-cell table:formula="of:=[.E322]/[.G322]" office:value-type="string" office:string-value="" calcext:value-type="error">
            <text:p>#DIV/0!</text:p>
          </table:table-cell>
        </table:table-row>
      </table:table>
      <table:table table:name="1_c2" table:style-name="ta1">
        <table:table-column table:style-name="co4" table:number-columns-repeated="3" table:default-cell-style-name="Default"/>
        <table:table-column table:style-name="co2" table:number-columns-repeated="5" table:default-cell-style-name="Default"/>
        <table:table-column table:style-name="co2" table:default-cell-style-name="ce1"/>
        <table:table-row table:style-name="ro1">
          <table:table-cell office:value-type="float" office:value="86663104614451" calcext:value-type="float">
            <text:p>86663104614451</text:p>
          </table:table-cell>
          <table:table-cell office:value-type="float" office:value="86663104708451" calcext:value-type="float">
            <text:p>86663104708451</text:p>
          </table:table-cell>
          <table:table-cell office:value-type="float" office:value="86663104824774" calcext:value-type="float">
            <text:p>86663104824774</text:p>
          </table:table-cell>
          <table:table-cell/>
          <table:table-cell table:formula="of:=[.B1]-[.A1]" office:value-type="float" office:value="94000" calcext:value-type="float">
            <text:p>94000</text:p>
          </table:table-cell>
          <table:table-cell table:formula="of:=[.C1]-[.B1]" office:value-type="float" office:value="116323" calcext:value-type="float">
            <text:p>116323</text:p>
          </table:table-cell>
          <table:table-cell table:formula="of:=[.C1]-[.A1]" office:value-type="float" office:value="210323" calcext:value-type="float">
            <text:p>210323</text:p>
          </table:table-cell>
          <table:table-cell/>
          <table:table-cell table:formula="of:=[.E1]/[.G1]" office:value-type="percentage" office:value="0.446931624216087" calcext:value-type="percentage">
            <text:p>44,69 %</text:p>
          </table:table-cell>
        </table:table-row>
        <table:table-row table:style-name="ro1">
          <table:table-cell office:value-type="float" office:value="86663109126580" calcext:value-type="float">
            <text:p>86663109126580</text:p>
          </table:table-cell>
          <table:table-cell office:value-type="float" office:value="86663109265290" calcext:value-type="float">
            <text:p>86663109265290</text:p>
          </table:table-cell>
          <table:table-cell office:value-type="float" office:value="86663109380225" calcext:value-type="float">
            <text:p>86663109380225</text:p>
          </table:table-cell>
          <table:table-cell/>
          <table:table-cell table:formula="of:=[.B2]-[.A2]" office:value-type="float" office:value="138710" calcext:value-type="float">
            <text:p>138710</text:p>
          </table:table-cell>
          <table:table-cell table:formula="of:=[.C2]-[.B2]" office:value-type="float" office:value="114935" calcext:value-type="float">
            <text:p>114935</text:p>
          </table:table-cell>
          <table:table-cell table:formula="of:=[.C2]-[.A2]" office:value-type="float" office:value="253645" calcext:value-type="float">
            <text:p>253645</text:p>
          </table:table-cell>
          <table:table-cell/>
          <table:table-cell table:formula="of:=[.E2]/[.G2]" office:value-type="percentage" office:value="0.546866683750912" calcext:value-type="percentage">
            <text:p>54,69 %</text:p>
          </table:table-cell>
        </table:table-row>
        <table:table-row table:style-name="ro1">
          <table:table-cell office:value-type="float" office:value="86663113639064" calcext:value-type="float">
            <text:p>86663113639064</text:p>
          </table:table-cell>
          <table:table-cell office:value-type="float" office:value="86663113741645" calcext:value-type="float">
            <text:p>86663113741645</text:p>
          </table:table-cell>
          <table:table-cell office:value-type="float" office:value="86663113860774" calcext:value-type="float">
            <text:p>86663113860774</text:p>
          </table:table-cell>
          <table:table-cell/>
          <table:table-cell table:formula="of:=[.B3]-[.A3]" office:value-type="float" office:value="102581" calcext:value-type="float">
            <text:p>102581</text:p>
          </table:table-cell>
          <table:table-cell table:formula="of:=[.C3]-[.B3]" office:value-type="float" office:value="119129" calcext:value-type="float">
            <text:p>119129</text:p>
          </table:table-cell>
          <table:table-cell table:formula="of:=[.C3]-[.A3]" office:value-type="float" office:value="221710" calcext:value-type="float">
            <text:p>221710</text:p>
          </table:table-cell>
          <table:table-cell/>
          <table:table-cell table:formula="of:=[.E3]/[.G3]" office:value-type="percentage" office:value="0.462680979658112" calcext:value-type="percentage">
            <text:p>46,27 %</text:p>
          </table:table-cell>
        </table:table-row>
        <table:table-row table:style-name="ro1">
          <table:table-cell office:value-type="float" office:value="86663118150032" calcext:value-type="float">
            <text:p>86663118150032</text:p>
          </table:table-cell>
          <table:table-cell office:value-type="float" office:value="86663118246096" calcext:value-type="float">
            <text:p>86663118246096</text:p>
          </table:table-cell>
          <table:table-cell office:value-type="float" office:value="86663118401032" calcext:value-type="float">
            <text:p>86663118401032</text:p>
          </table:table-cell>
          <table:table-cell/>
          <table:table-cell table:formula="of:=[.B4]-[.A4]" office:value-type="float" office:value="96064" calcext:value-type="float">
            <text:p>96064</text:p>
          </table:table-cell>
          <table:table-cell table:formula="of:=[.C4]-[.B4]" office:value-type="float" office:value="154936" calcext:value-type="float">
            <text:p>154936</text:p>
          </table:table-cell>
          <table:table-cell table:formula="of:=[.C4]-[.A4]" office:value-type="float" office:value="251000" calcext:value-type="float">
            <text:p>251000</text:p>
          </table:table-cell>
          <table:table-cell/>
          <table:table-cell table:formula="of:=[.E4]/[.G4]" office:value-type="percentage" office:value="0.382725099601594" calcext:value-type="percentage">
            <text:p>38,27 %</text:p>
          </table:table-cell>
        </table:table-row>
        <table:table-row table:style-name="ro1">
          <table:table-cell office:value-type="float" office:value="86663122662483" calcext:value-type="float">
            <text:p>86663122662483</text:p>
          </table:table-cell>
          <table:table-cell office:value-type="float" office:value="86663122764483" calcext:value-type="float">
            <text:p>86663122764483</text:p>
          </table:table-cell>
          <table:table-cell office:value-type="float" office:value="86663122992290" calcext:value-type="float">
            <text:p>86663122992290</text:p>
          </table:table-cell>
          <table:table-cell/>
          <table:table-cell table:formula="of:=[.B5]-[.A5]" office:value-type="float" office:value="102000" calcext:value-type="float">
            <text:p>102000</text:p>
          </table:table-cell>
          <table:table-cell table:formula="of:=[.C5]-[.B5]" office:value-type="float" office:value="227807" calcext:value-type="float">
            <text:p>227807</text:p>
          </table:table-cell>
          <table:table-cell table:formula="of:=[.C5]-[.A5]" office:value-type="float" office:value="329807" calcext:value-type="float">
            <text:p>329807</text:p>
          </table:table-cell>
          <table:table-cell/>
          <table:table-cell table:formula="of:=[.E5]/[.G5]" office:value-type="percentage" office:value="0.30927178622649" calcext:value-type="percentage">
            <text:p>30,93 %</text:p>
          </table:table-cell>
        </table:table-row>
        <table:table-row table:style-name="ro1">
          <table:table-cell office:value-type="float" office:value="86663127175322" calcext:value-type="float">
            <text:p>86663127175322</text:p>
          </table:table-cell>
          <table:table-cell office:value-type="float" office:value="86663127435967" calcext:value-type="float">
            <text:p>86663127435967</text:p>
          </table:table-cell>
          <table:table-cell office:value-type="float" office:value="86663128026516" calcext:value-type="float">
            <text:p>86663128026516</text:p>
          </table:table-cell>
          <table:table-cell/>
          <table:table-cell table:formula="of:=[.B6]-[.A6]" office:value-type="float" office:value="260645" calcext:value-type="float">
            <text:p>260645</text:p>
          </table:table-cell>
          <table:table-cell table:formula="of:=[.C6]-[.B6]" office:value-type="float" office:value="590549" calcext:value-type="float">
            <text:p>590549</text:p>
          </table:table-cell>
          <table:table-cell table:formula="of:=[.C6]-[.A6]" office:value-type="float" office:value="851194" calcext:value-type="float">
            <text:p>851194</text:p>
          </table:table-cell>
          <table:table-cell/>
          <table:table-cell table:formula="of:=[.E6]/[.G6]" office:value-type="percentage" office:value="0.306211040021429" calcext:value-type="percentage">
            <text:p>30,62 %</text:p>
          </table:table-cell>
        </table:table-row>
        <table:table-row table:style-name="ro1">
          <table:table-cell office:value-type="float" office:value="86663131687419" calcext:value-type="float">
            <text:p>86663131687419</text:p>
          </table:table-cell>
          <table:table-cell office:value-type="float" office:value="86663131786032" calcext:value-type="float">
            <text:p>86663131786032</text:p>
          </table:table-cell>
          <table:table-cell office:value-type="float" office:value="86663131901290" calcext:value-type="float">
            <text:p>86663131901290</text:p>
          </table:table-cell>
          <table:table-cell/>
          <table:table-cell table:formula="of:=[.B7]-[.A7]" office:value-type="float" office:value="98613" calcext:value-type="float">
            <text:p>98613</text:p>
          </table:table-cell>
          <table:table-cell table:formula="of:=[.C7]-[.B7]" office:value-type="float" office:value="115258" calcext:value-type="float">
            <text:p>115258</text:p>
          </table:table-cell>
          <table:table-cell table:formula="of:=[.C7]-[.A7]" office:value-type="float" office:value="213871" calcext:value-type="float">
            <text:p>213871</text:p>
          </table:table-cell>
          <table:table-cell/>
          <table:table-cell table:formula="of:=[.E7]/[.G7]" office:value-type="percentage" office:value="0.461086355793913" calcext:value-type="percentage">
            <text:p>46,11 %</text:p>
          </table:table-cell>
        </table:table-row>
        <table:table-row table:style-name="ro1">
          <table:table-cell office:value-type="float" office:value="86663136198516" calcext:value-type="float">
            <text:p>86663136198516</text:p>
          </table:table-cell>
          <table:table-cell office:value-type="float" office:value="86663136293322" calcext:value-type="float">
            <text:p>86663136293322</text:p>
          </table:table-cell>
          <table:table-cell office:value-type="float" office:value="86663136412451" calcext:value-type="float">
            <text:p>86663136412451</text:p>
          </table:table-cell>
          <table:table-cell/>
          <table:table-cell table:formula="of:=[.B8]-[.A8]" office:value-type="float" office:value="94806" calcext:value-type="float">
            <text:p>94806</text:p>
          </table:table-cell>
          <table:table-cell table:formula="of:=[.C8]-[.B8]" office:value-type="float" office:value="119129" calcext:value-type="float">
            <text:p>119129</text:p>
          </table:table-cell>
          <table:table-cell table:formula="of:=[.C8]-[.A8]" office:value-type="float" office:value="213935" calcext:value-type="float">
            <text:p>213935</text:p>
          </table:table-cell>
          <table:table-cell/>
          <table:table-cell table:formula="of:=[.E8]/[.G8]" office:value-type="percentage" office:value="0.443153294224881" calcext:value-type="percentage">
            <text:p>44,32 %</text:p>
          </table:table-cell>
        </table:table-row>
        <table:table-row table:style-name="ro1">
          <table:table-cell office:value-type="float" office:value="86663140711290" calcext:value-type="float">
            <text:p>86663140711290</text:p>
          </table:table-cell>
          <table:table-cell office:value-type="float" office:value="86663140806032" calcext:value-type="float">
            <text:p>86663140806032</text:p>
          </table:table-cell>
          <table:table-cell office:value-type="float" office:value="86663140924258" calcext:value-type="float">
            <text:p>86663140924258</text:p>
          </table:table-cell>
          <table:table-cell/>
          <table:table-cell table:formula="of:=[.B9]-[.A9]" office:value-type="float" office:value="94742" calcext:value-type="float">
            <text:p>94742</text:p>
          </table:table-cell>
          <table:table-cell table:formula="of:=[.C9]-[.B9]" office:value-type="float" office:value="118226" calcext:value-type="float">
            <text:p>118226</text:p>
          </table:table-cell>
          <table:table-cell table:formula="of:=[.C9]-[.A9]" office:value-type="float" office:value="212968" calcext:value-type="float">
            <text:p>212968</text:p>
          </table:table-cell>
          <table:table-cell/>
          <table:table-cell table:formula="of:=[.E9]/[.G9]" office:value-type="percentage" office:value="0.444864956237557" calcext:value-type="percentage">
            <text:p>44,49 %</text:p>
          </table:table-cell>
        </table:table-row>
        <table:table-row table:style-name="ro1">
          <table:table-cell office:value-type="float" office:value="86663145223516" calcext:value-type="float">
            <text:p>86663145223516</text:p>
          </table:table-cell>
          <table:table-cell office:value-type="float" office:value="86663145316387" calcext:value-type="float">
            <text:p>86663145316387</text:p>
          </table:table-cell>
          <table:table-cell office:value-type="float" office:value="86663145433064" calcext:value-type="float">
            <text:p>86663145433064</text:p>
          </table:table-cell>
          <table:table-cell/>
          <table:table-cell table:formula="of:=[.B10]-[.A10]" office:value-type="float" office:value="92871" calcext:value-type="float">
            <text:p>92871</text:p>
          </table:table-cell>
          <table:table-cell table:formula="of:=[.C10]-[.B10]" office:value-type="float" office:value="116677" calcext:value-type="float">
            <text:p>116677</text:p>
          </table:table-cell>
          <table:table-cell table:formula="of:=[.C10]-[.A10]" office:value-type="float" office:value="209548" calcext:value-type="float">
            <text:p>209548</text:p>
          </table:table-cell>
          <table:table-cell/>
          <table:table-cell table:formula="of:=[.E10]/[.G10]" office:value-type="percentage" office:value="0.443196785462042" calcext:value-type="percentage">
            <text:p>44,32 %</text:p>
          </table:table-cell>
        </table:table-row>
        <table:table-row table:style-name="ro1">
          <table:table-cell office:value-type="float" office:value="86663149735225" calcext:value-type="float">
            <text:p>86663149735225</text:p>
          </table:table-cell>
          <table:table-cell office:value-type="float" office:value="86663149844612" calcext:value-type="float">
            <text:p>86663149844612</text:p>
          </table:table-cell>
          <table:table-cell office:value-type="float" office:value="86663149959548" calcext:value-type="float">
            <text:p>86663149959548</text:p>
          </table:table-cell>
          <table:table-cell/>
          <table:table-cell table:formula="of:=[.B11]-[.A11]" office:value-type="float" office:value="109387" calcext:value-type="float">
            <text:p>109387</text:p>
          </table:table-cell>
          <table:table-cell table:formula="of:=[.C11]-[.B11]" office:value-type="float" office:value="114936" calcext:value-type="float">
            <text:p>114936</text:p>
          </table:table-cell>
          <table:table-cell table:formula="of:=[.C11]-[.A11]" office:value-type="float" office:value="224323" calcext:value-type="float">
            <text:p>224323</text:p>
          </table:table-cell>
          <table:table-cell/>
          <table:table-cell table:formula="of:=[.E11]/[.G11]" office:value-type="percentage" office:value="0.487631673970123" calcext:value-type="percentage">
            <text:p>48,76 %</text:p>
          </table:table-cell>
        </table:table-row>
        <table:table-row table:style-name="ro1">
          <table:table-cell office:value-type="float" office:value="86663154248387" calcext:value-type="float">
            <text:p>86663154248387</text:p>
          </table:table-cell>
          <table:table-cell office:value-type="float" office:value="86663154344064" calcext:value-type="float">
            <text:p>86663154344064</text:p>
          </table:table-cell>
          <table:table-cell office:value-type="float" office:value="86663154572645" calcext:value-type="float">
            <text:p>86663154572645</text:p>
          </table:table-cell>
          <table:table-cell/>
          <table:table-cell table:formula="of:=[.B12]-[.A12]" office:value-type="float" office:value="95677" calcext:value-type="float">
            <text:p>95677</text:p>
          </table:table-cell>
          <table:table-cell table:formula="of:=[.C12]-[.B12]" office:value-type="float" office:value="228581" calcext:value-type="float">
            <text:p>228581</text:p>
          </table:table-cell>
          <table:table-cell table:formula="of:=[.C12]-[.A12]" office:value-type="float" office:value="324258" calcext:value-type="float">
            <text:p>324258</text:p>
          </table:table-cell>
          <table:table-cell/>
          <table:table-cell table:formula="of:=[.E12]/[.G12]" office:value-type="percentage" office:value="0.295064424008043" calcext:value-type="percentage">
            <text:p>29,51 %</text:p>
          </table:table-cell>
        </table:table-row>
        <table:table-row table:style-name="ro1">
          <table:table-cell office:value-type="float" office:value="86663158759322" calcext:value-type="float">
            <text:p>86663158759322</text:p>
          </table:table-cell>
          <table:table-cell office:value-type="float" office:value="86663158851096" calcext:value-type="float">
            <text:p>86663158851096</text:p>
          </table:table-cell>
          <table:table-cell office:value-type="float" office:value="86663158968258" calcext:value-type="float">
            <text:p>86663158968258</text:p>
          </table:table-cell>
          <table:table-cell/>
          <table:table-cell table:formula="of:=[.B13]-[.A13]" office:value-type="float" office:value="91774" calcext:value-type="float">
            <text:p>91774</text:p>
          </table:table-cell>
          <table:table-cell table:formula="of:=[.C13]-[.B13]" office:value-type="float" office:value="117162" calcext:value-type="float">
            <text:p>117162</text:p>
          </table:table-cell>
          <table:table-cell table:formula="of:=[.C13]-[.A13]" office:value-type="float" office:value="208936" calcext:value-type="float">
            <text:p>208936</text:p>
          </table:table-cell>
          <table:table-cell/>
          <table:table-cell table:formula="of:=[.E13]/[.G13]" office:value-type="percentage" office:value="0.439244553356052" calcext:value-type="percentage">
            <text:p>43,92 %</text:p>
          </table:table-cell>
        </table:table-row>
        <table:table-row table:style-name="ro1">
          <table:table-cell office:value-type="float" office:value="86663163271516" calcext:value-type="float">
            <text:p>86663163271516</text:p>
          </table:table-cell>
          <table:table-cell office:value-type="float" office:value="86663163366354" calcext:value-type="float">
            <text:p>86663163366354</text:p>
          </table:table-cell>
          <table:table-cell office:value-type="float" office:value="86663163482967" calcext:value-type="float">
            <text:p>86663163482967</text:p>
          </table:table-cell>
          <table:table-cell/>
          <table:table-cell table:formula="of:=[.B14]-[.A14]" office:value-type="float" office:value="94838" calcext:value-type="float">
            <text:p>94838</text:p>
          </table:table-cell>
          <table:table-cell table:formula="of:=[.C14]-[.B14]" office:value-type="float" office:value="116613" calcext:value-type="float">
            <text:p>116613</text:p>
          </table:table-cell>
          <table:table-cell table:formula="of:=[.C14]-[.A14]" office:value-type="float" office:value="211451" calcext:value-type="float">
            <text:p>211451</text:p>
          </table:table-cell>
          <table:table-cell/>
          <table:table-cell table:formula="of:=[.E14]/[.G14]" office:value-type="percentage" office:value="0.448510529626249" calcext:value-type="percentage">
            <text:p>44,85 %</text:p>
          </table:table-cell>
        </table:table-row>
        <table:table-row table:style-name="ro1">
          <table:table-cell office:value-type="float" office:value="86663167785064" calcext:value-type="float">
            <text:p>86663167785064</text:p>
          </table:table-cell>
          <table:table-cell office:value-type="float" office:value="86663167900774" calcext:value-type="float">
            <text:p>86663167900774</text:p>
          </table:table-cell>
          <table:table-cell office:value-type="float" office:value="86663168015677" calcext:value-type="float">
            <text:p>86663168015677</text:p>
          </table:table-cell>
          <table:table-cell/>
          <table:table-cell table:formula="of:=[.B15]-[.A15]" office:value-type="float" office:value="115710" calcext:value-type="float">
            <text:p>115710</text:p>
          </table:table-cell>
          <table:table-cell table:formula="of:=[.C15]-[.B15]" office:value-type="float" office:value="114903" calcext:value-type="float">
            <text:p>114903</text:p>
          </table:table-cell>
          <table:table-cell table:formula="of:=[.C15]-[.A15]" office:value-type="float" office:value="230613" calcext:value-type="float">
            <text:p>230613</text:p>
          </table:table-cell>
          <table:table-cell/>
          <table:table-cell table:formula="of:=[.E15]/[.G15]" office:value-type="percentage" office:value="0.501749684536431" calcext:value-type="percentage">
            <text:p>50,17 %</text:p>
          </table:table-cell>
        </table:table-row>
        <table:table-row table:style-name="ro1">
          <table:table-cell office:value-type="float" office:value="86663172297032" calcext:value-type="float">
            <text:p>86663172297032</text:p>
          </table:table-cell>
          <table:table-cell office:value-type="float" office:value="86663172392612" calcext:value-type="float">
            <text:p>86663172392612</text:p>
          </table:table-cell>
          <table:table-cell office:value-type="float" office:value="86663172514193" calcext:value-type="float">
            <text:p>86663172514193</text:p>
          </table:table-cell>
          <table:table-cell/>
          <table:table-cell table:formula="of:=[.B16]-[.A16]" office:value-type="float" office:value="95580" calcext:value-type="float">
            <text:p>95580</text:p>
          </table:table-cell>
          <table:table-cell table:formula="of:=[.C16]-[.B16]" office:value-type="float" office:value="121581" calcext:value-type="float">
            <text:p>121581</text:p>
          </table:table-cell>
          <table:table-cell table:formula="of:=[.C16]-[.A16]" office:value-type="float" office:value="217161" calcext:value-type="float">
            <text:p>217161</text:p>
          </table:table-cell>
          <table:table-cell/>
          <table:table-cell table:formula="of:=[.E16]/[.G16]" office:value-type="percentage" office:value="0.440134278254383" calcext:value-type="percentage">
            <text:p>44,01 %</text:p>
          </table:table-cell>
        </table:table-row>
        <table:table-row table:style-name="ro1">
          <table:table-cell office:value-type="float" office:value="86663176808677" calcext:value-type="float">
            <text:p>86663176808677</text:p>
          </table:table-cell>
          <table:table-cell office:value-type="float" office:value="86663176903322" calcext:value-type="float">
            <text:p>86663176903322</text:p>
          </table:table-cell>
          <table:table-cell office:value-type="float" office:value="86663177022870" calcext:value-type="float">
            <text:p>86663177022870</text:p>
          </table:table-cell>
          <table:table-cell/>
          <table:table-cell table:formula="of:=[.B17]-[.A17]" office:value-type="float" office:value="94645" calcext:value-type="float">
            <text:p>94645</text:p>
          </table:table-cell>
          <table:table-cell table:formula="of:=[.C17]-[.B17]" office:value-type="float" office:value="119548" calcext:value-type="float">
            <text:p>119548</text:p>
          </table:table-cell>
          <table:table-cell table:formula="of:=[.C17]-[.A17]" office:value-type="float" office:value="214193" calcext:value-type="float">
            <text:p>214193</text:p>
          </table:table-cell>
          <table:table-cell/>
          <table:table-cell table:formula="of:=[.E17]/[.G17]" office:value-type="percentage" office:value="0.441867848155635" calcext:value-type="percentage">
            <text:p>44,19 %</text:p>
          </table:table-cell>
        </table:table-row>
        <table:table-row table:style-name="ro1">
          <table:table-cell office:value-type="float" office:value="86663181321225" calcext:value-type="float">
            <text:p>86663181321225</text:p>
          </table:table-cell>
          <table:table-cell office:value-type="float" office:value="86663181416967" calcext:value-type="float">
            <text:p>86663181416967</text:p>
          </table:table-cell>
          <table:table-cell office:value-type="float" office:value="86663181648032" calcext:value-type="float">
            <text:p>86663181648032</text:p>
          </table:table-cell>
          <table:table-cell/>
          <table:table-cell table:formula="of:=[.B18]-[.A18]" office:value-type="float" office:value="95742" calcext:value-type="float">
            <text:p>95742</text:p>
          </table:table-cell>
          <table:table-cell table:formula="of:=[.C18]-[.B18]" office:value-type="float" office:value="231065" calcext:value-type="float">
            <text:p>231065</text:p>
          </table:table-cell>
          <table:table-cell table:formula="of:=[.C18]-[.A18]" office:value-type="float" office:value="326807" calcext:value-type="float">
            <text:p>326807</text:p>
          </table:table-cell>
          <table:table-cell/>
          <table:table-cell table:formula="of:=[.E18]/[.G18]" office:value-type="percentage" office:value="0.292961901060871" calcext:value-type="percentage">
            <text:p>29,30 %</text:p>
          </table:table-cell>
        </table:table-row>
        <table:table-row table:style-name="ro1">
          <table:table-cell office:value-type="float" office:value="86663185833290" calcext:value-type="float">
            <text:p>86663185833290</text:p>
          </table:table-cell>
          <table:table-cell office:value-type="float" office:value="86663186078258" calcext:value-type="float">
            <text:p>86663186078258</text:p>
          </table:table-cell>
          <table:table-cell office:value-type="float" office:value="86663186590000" calcext:value-type="float">
            <text:p>86663186590000</text:p>
          </table:table-cell>
          <table:table-cell/>
          <table:table-cell table:formula="of:=[.B19]-[.A19]" office:value-type="float" office:value="244968" calcext:value-type="float">
            <text:p>244968</text:p>
          </table:table-cell>
          <table:table-cell table:formula="of:=[.C19]-[.B19]" office:value-type="float" office:value="511742" calcext:value-type="float">
            <text:p>511742</text:p>
          </table:table-cell>
          <table:table-cell table:formula="of:=[.C19]-[.A19]" office:value-type="float" office:value="756710" calcext:value-type="float">
            <text:p>756710</text:p>
          </table:table-cell>
          <table:table-cell/>
          <table:table-cell table:formula="of:=[.E19]/[.G19]" office:value-type="percentage" office:value="0.323727716033883" calcext:value-type="percentage">
            <text:p>32,37 %</text:p>
          </table:table-cell>
        </table:table-row>
        <table:table-row table:style-name="ro1">
          <table:table-cell office:value-type="float" office:value="86663190345516" calcext:value-type="float">
            <text:p>86663190345516</text:p>
          </table:table-cell>
          <table:table-cell office:value-type="float" office:value="86663190442096" calcext:value-type="float">
            <text:p>86663190442096</text:p>
          </table:table-cell>
          <table:table-cell office:value-type="float" office:value="86663190560354" calcext:value-type="float">
            <text:p>86663190560354</text:p>
          </table:table-cell>
          <table:table-cell/>
          <table:table-cell table:formula="of:=[.B20]-[.A20]" office:value-type="float" office:value="96580" calcext:value-type="float">
            <text:p>96580</text:p>
          </table:table-cell>
          <table:table-cell table:formula="of:=[.C20]-[.B20]" office:value-type="float" office:value="118258" calcext:value-type="float">
            <text:p>118258</text:p>
          </table:table-cell>
          <table:table-cell table:formula="of:=[.C20]-[.A20]" office:value-type="float" office:value="214838" calcext:value-type="float">
            <text:p>214838</text:p>
          </table:table-cell>
          <table:table-cell/>
          <table:table-cell table:formula="of:=[.E20]/[.G20]" office:value-type="percentage" office:value="0.449548031540044" calcext:value-type="percentage">
            <text:p>44,95 %</text:p>
          </table:table-cell>
        </table:table-row>
        <table:table-row table:style-name="ro1">
          <table:table-cell office:value-type="float" office:value="86663194857032" calcext:value-type="float">
            <text:p>86663194857032</text:p>
          </table:table-cell>
          <table:table-cell office:value-type="float" office:value="86663194952096" calcext:value-type="float">
            <text:p>86663194952096</text:p>
          </table:table-cell>
          <table:table-cell office:value-type="float" office:value="86663195068387" calcext:value-type="float">
            <text:p>86663195068387</text:p>
          </table:table-cell>
          <table:table-cell/>
          <table:table-cell table:formula="of:=[.B21]-[.A21]" office:value-type="float" office:value="95064" calcext:value-type="float">
            <text:p>95064</text:p>
          </table:table-cell>
          <table:table-cell table:formula="of:=[.C21]-[.B21]" office:value-type="float" office:value="116291" calcext:value-type="float">
            <text:p>116291</text:p>
          </table:table-cell>
          <table:table-cell table:formula="of:=[.C21]-[.A21]" office:value-type="float" office:value="211355" calcext:value-type="float">
            <text:p>211355</text:p>
          </table:table-cell>
          <table:table-cell/>
          <table:table-cell table:formula="of:=[.E21]/[.G21]" office:value-type="percentage" office:value="0.449783539542476" calcext:value-type="percentage">
            <text:p>44,98 %</text:p>
          </table:table-cell>
        </table:table-row>
        <table:table-row table:style-name="ro1">
          <table:table-cell office:value-type="float" office:value="86663199369096" calcext:value-type="float">
            <text:p>86663199369096</text:p>
          </table:table-cell>
          <table:table-cell office:value-type="float" office:value="86663199463838" calcext:value-type="float">
            <text:p>86663199463838</text:p>
          </table:table-cell>
          <table:table-cell office:value-type="float" office:value="86663199617387" calcext:value-type="float">
            <text:p>86663199617387</text:p>
          </table:table-cell>
          <table:table-cell/>
          <table:table-cell table:formula="of:=[.B22]-[.A22]" office:value-type="float" office:value="94742" calcext:value-type="float">
            <text:p>94742</text:p>
          </table:table-cell>
          <table:table-cell table:formula="of:=[.C22]-[.B22]" office:value-type="float" office:value="153549" calcext:value-type="float">
            <text:p>153549</text:p>
          </table:table-cell>
          <table:table-cell table:formula="of:=[.C22]-[.A22]" office:value-type="float" office:value="248291" calcext:value-type="float">
            <text:p>248291</text:p>
          </table:table-cell>
          <table:table-cell/>
          <table:table-cell table:formula="of:=[.E22]/[.G22]" office:value-type="percentage" office:value="0.381576456657712" calcext:value-type="percentage">
            <text:p>38,16 %</text:p>
          </table:table-cell>
        </table:table-row>
        <table:table-row table:style-name="ro1">
          <table:table-cell office:value-type="float" office:value="86663203881709" calcext:value-type="float">
            <text:p>86663203881709</text:p>
          </table:table-cell>
          <table:table-cell office:value-type="float" office:value="86663204031516" calcext:value-type="float">
            <text:p>86663204031516</text:p>
          </table:table-cell>
          <table:table-cell office:value-type="float" office:value="86663204340096" calcext:value-type="float">
            <text:p>86663204340096</text:p>
          </table:table-cell>
          <table:table-cell/>
          <table:table-cell table:formula="of:=[.B23]-[.A23]" office:value-type="float" office:value="149807" calcext:value-type="float">
            <text:p>149807</text:p>
          </table:table-cell>
          <table:table-cell table:formula="of:=[.C23]-[.B23]" office:value-type="float" office:value="308580" calcext:value-type="float">
            <text:p>308580</text:p>
          </table:table-cell>
          <table:table-cell table:formula="of:=[.C23]-[.A23]" office:value-type="float" office:value="458387" calcext:value-type="float">
            <text:p>458387</text:p>
          </table:table-cell>
          <table:table-cell/>
          <table:table-cell table:formula="of:=[.E23]/[.G23]" office:value-type="percentage" office:value="0.3268133694891" calcext:value-type="percentage">
            <text:p>32,68 %</text:p>
          </table:table-cell>
        </table:table-row>
        <table:table-row table:style-name="ro1">
          <table:table-cell office:value-type="float" office:value="86663208394032" calcext:value-type="float">
            <text:p>86663208394032</text:p>
          </table:table-cell>
          <table:table-cell office:value-type="float" office:value="86663208501290" calcext:value-type="float">
            <text:p>86663208501290</text:p>
          </table:table-cell>
          <table:table-cell office:value-type="float" office:value="86663208619709" calcext:value-type="float">
            <text:p>86663208619709</text:p>
          </table:table-cell>
          <table:table-cell/>
          <table:table-cell table:formula="of:=[.B24]-[.A24]" office:value-type="float" office:value="107258" calcext:value-type="float">
            <text:p>107258</text:p>
          </table:table-cell>
          <table:table-cell table:formula="of:=[.C24]-[.B24]" office:value-type="float" office:value="118419" calcext:value-type="float">
            <text:p>118419</text:p>
          </table:table-cell>
          <table:table-cell table:formula="of:=[.C24]-[.A24]" office:value-type="float" office:value="225677" calcext:value-type="float">
            <text:p>225677</text:p>
          </table:table-cell>
          <table:table-cell/>
          <table:table-cell table:formula="of:=[.E24]/[.G24]" office:value-type="percentage" office:value="0.4752721810375" calcext:value-type="percentage">
            <text:p>47,53 %</text:p>
          </table:table-cell>
        </table:table-row>
        <table:table-row table:style-name="ro1">
          <table:table-cell office:value-type="float" office:value="86663212906967" calcext:value-type="float">
            <text:p>86663212906967</text:p>
          </table:table-cell>
          <table:table-cell office:value-type="float" office:value="86663213023032" calcext:value-type="float">
            <text:p>86663213023032</text:p>
          </table:table-cell>
          <table:table-cell office:value-type="float" office:value="86663213254064" calcext:value-type="float">
            <text:p>86663213254064</text:p>
          </table:table-cell>
          <table:table-cell/>
          <table:table-cell table:formula="of:=[.B25]-[.A25]" office:value-type="float" office:value="116065" calcext:value-type="float">
            <text:p>116065</text:p>
          </table:table-cell>
          <table:table-cell table:formula="of:=[.C25]-[.B25]" office:value-type="float" office:value="231032" calcext:value-type="float">
            <text:p>231032</text:p>
          </table:table-cell>
          <table:table-cell table:formula="of:=[.C25]-[.A25]" office:value-type="float" office:value="347097" calcext:value-type="float">
            <text:p>347097</text:p>
          </table:table-cell>
          <table:table-cell/>
          <table:table-cell table:formula="of:=[.E25]/[.G25]" office:value-type="percentage" office:value="0.334387793613889" calcext:value-type="percentage">
            <text:p>33,44 %</text:p>
          </table:table-cell>
        </table:table-row>
        <table:table-row table:style-name="ro1">
          <table:table-cell office:value-type="float" office:value="86663217418645" calcext:value-type="float">
            <text:p>86663217418645</text:p>
          </table:table-cell>
          <table:table-cell office:value-type="float" office:value="86663217520193" calcext:value-type="float">
            <text:p>86663217520193</text:p>
          </table:table-cell>
          <table:table-cell office:value-type="float" office:value="86663217642645" calcext:value-type="float">
            <text:p>86663217642645</text:p>
          </table:table-cell>
          <table:table-cell/>
          <table:table-cell table:formula="of:=[.B26]-[.A26]" office:value-type="float" office:value="101548" calcext:value-type="float">
            <text:p>101548</text:p>
          </table:table-cell>
          <table:table-cell table:formula="of:=[.C26]-[.B26]" office:value-type="float" office:value="122452" calcext:value-type="float">
            <text:p>122452</text:p>
          </table:table-cell>
          <table:table-cell table:formula="of:=[.C26]-[.A26]" office:value-type="float" office:value="224000" calcext:value-type="float">
            <text:p>224000</text:p>
          </table:table-cell>
          <table:table-cell/>
          <table:table-cell table:formula="of:=[.E26]/[.G26]" office:value-type="percentage" office:value="0.453339285714286" calcext:value-type="percentage">
            <text:p>45,33 %</text:p>
          </table:table-cell>
        </table:table-row>
        <table:table-row table:style-name="ro1">
          <table:table-cell office:value-type="float" office:value="86663221931161" calcext:value-type="float">
            <text:p>86663221931161</text:p>
          </table:table-cell>
          <table:table-cell office:value-type="float" office:value="86663222027774" calcext:value-type="float">
            <text:p>86663222027774</text:p>
          </table:table-cell>
          <table:table-cell office:value-type="float" office:value="86663222146290" calcext:value-type="float">
            <text:p>86663222146290</text:p>
          </table:table-cell>
          <table:table-cell/>
          <table:table-cell table:formula="of:=[.B27]-[.A27]" office:value-type="float" office:value="96613" calcext:value-type="float">
            <text:p>96613</text:p>
          </table:table-cell>
          <table:table-cell table:formula="of:=[.C27]-[.B27]" office:value-type="float" office:value="118516" calcext:value-type="float">
            <text:p>118516</text:p>
          </table:table-cell>
          <table:table-cell table:formula="of:=[.C27]-[.A27]" office:value-type="float" office:value="215129" calcext:value-type="float">
            <text:p>215129</text:p>
          </table:table-cell>
          <table:table-cell/>
          <table:table-cell table:formula="of:=[.E27]/[.G27]" office:value-type="percentage" office:value="0.449093334696856" calcext:value-type="percentage">
            <text:p>44,91 %</text:p>
          </table:table-cell>
        </table:table-row>
        <table:table-row table:style-name="ro1">
          <table:table-cell office:value-type="float" office:value="86663226443483" calcext:value-type="float">
            <text:p>86663226443483</text:p>
          </table:table-cell>
          <table:table-cell office:value-type="float" office:value="86663226561000" calcext:value-type="float">
            <text:p>86663226561000</text:p>
          </table:table-cell>
          <table:table-cell office:value-type="float" office:value="86663226676161" calcext:value-type="float">
            <text:p>86663226676161</text:p>
          </table:table-cell>
          <table:table-cell/>
          <table:table-cell table:formula="of:=[.B28]-[.A28]" office:value-type="float" office:value="117517" calcext:value-type="float">
            <text:p>117517</text:p>
          </table:table-cell>
          <table:table-cell table:formula="of:=[.C28]-[.B28]" office:value-type="float" office:value="115161" calcext:value-type="float">
            <text:p>115161</text:p>
          </table:table-cell>
          <table:table-cell table:formula="of:=[.C28]-[.A28]" office:value-type="float" office:value="232678" calcext:value-type="float">
            <text:p>232678</text:p>
          </table:table-cell>
          <table:table-cell/>
          <table:table-cell table:formula="of:=[.E28]/[.G28]" office:value-type="percentage" office:value="0.505062790637705" calcext:value-type="percentage">
            <text:p>50,51 %</text:p>
          </table:table-cell>
        </table:table-row>
        <table:table-row table:style-name="ro1">
          <table:table-cell office:value-type="float" office:value="86663230955354" calcext:value-type="float">
            <text:p>86663230955354</text:p>
          </table:table-cell>
          <table:table-cell office:value-type="float" office:value="86663231050032" calcext:value-type="float">
            <text:p>86663231050032</text:p>
          </table:table-cell>
          <table:table-cell office:value-type="float" office:value="86663231165225" calcext:value-type="float">
            <text:p>86663231165225</text:p>
          </table:table-cell>
          <table:table-cell/>
          <table:table-cell table:formula="of:=[.B29]-[.A29]" office:value-type="float" office:value="94678" calcext:value-type="float">
            <text:p>94678</text:p>
          </table:table-cell>
          <table:table-cell table:formula="of:=[.C29]-[.B29]" office:value-type="float" office:value="115193" calcext:value-type="float">
            <text:p>115193</text:p>
          </table:table-cell>
          <table:table-cell table:formula="of:=[.C29]-[.A29]" office:value-type="float" office:value="209871" calcext:value-type="float">
            <text:p>209871</text:p>
          </table:table-cell>
          <table:table-cell/>
          <table:table-cell table:formula="of:=[.E29]/[.G29]" office:value-type="percentage" office:value="0.451124738529859" calcext:value-type="percentage">
            <text:p>45,11 %</text:p>
          </table:table-cell>
        </table:table-row>
        <table:table-row table:style-name="ro1">
          <table:table-cell office:value-type="float" office:value="86663235466387" calcext:value-type="float">
            <text:p>86663235466387</text:p>
          </table:table-cell>
          <table:table-cell office:value-type="float" office:value="86663235561096" calcext:value-type="float">
            <text:p>86663235561096</text:p>
          </table:table-cell>
          <table:table-cell office:value-type="float" office:value="86663235728677" calcext:value-type="float">
            <text:p>86663235728677</text:p>
          </table:table-cell>
          <table:table-cell/>
          <table:table-cell table:formula="of:=[.B30]-[.A30]" office:value-type="float" office:value="94709" calcext:value-type="float">
            <text:p>94709</text:p>
          </table:table-cell>
          <table:table-cell table:formula="of:=[.C30]-[.B30]" office:value-type="float" office:value="167581" calcext:value-type="float">
            <text:p>167581</text:p>
          </table:table-cell>
          <table:table-cell table:formula="of:=[.C30]-[.A30]" office:value-type="float" office:value="262290" calcext:value-type="float">
            <text:p>262290</text:p>
          </table:table-cell>
          <table:table-cell/>
          <table:table-cell table:formula="of:=[.E30]/[.G30]" office:value-type="percentage" office:value="0.361085058523009" calcext:value-type="percentage">
            <text:p>36,11 %</text:p>
          </table:table-cell>
        </table:table-row>
        <table:table-row table:style-name="ro1">
          <table:table-cell office:value-type="float" office:value="86663239979870" calcext:value-type="float">
            <text:p>86663239979870</text:p>
          </table:table-cell>
          <table:table-cell office:value-type="float" office:value="86663240081000" calcext:value-type="float">
            <text:p>86663240081000</text:p>
          </table:table-cell>
          <table:table-cell office:value-type="float" office:value="86663240317580" calcext:value-type="float">
            <text:p>86663240317580</text:p>
          </table:table-cell>
          <table:table-cell/>
          <table:table-cell table:formula="of:=[.B31]-[.A31]" office:value-type="float" office:value="101130" calcext:value-type="float">
            <text:p>101130</text:p>
          </table:table-cell>
          <table:table-cell table:formula="of:=[.C31]-[.B31]" office:value-type="float" office:value="236580" calcext:value-type="float">
            <text:p>236580</text:p>
          </table:table-cell>
          <table:table-cell table:formula="of:=[.C31]-[.A31]" office:value-type="float" office:value="337710" calcext:value-type="float">
            <text:p>337710</text:p>
          </table:table-cell>
          <table:table-cell/>
          <table:table-cell table:formula="of:=[.E31]/[.G31]" office:value-type="percentage" office:value="0.299458114950697" calcext:value-type="percentage">
            <text:p>29,95 %</text:p>
          </table:table-cell>
        </table:table-row>
        <table:table-row table:style-name="ro1">
          <table:table-cell office:value-type="float" office:value="86663244490967" calcext:value-type="float">
            <text:p>86663244490967</text:p>
          </table:table-cell>
          <table:table-cell office:value-type="float" office:value="86663244679258" calcext:value-type="float">
            <text:p>86663244679258</text:p>
          </table:table-cell>
          <table:table-cell office:value-type="float" office:value="86663245280193" calcext:value-type="float">
            <text:p>86663245280193</text:p>
          </table:table-cell>
          <table:table-cell/>
          <table:table-cell table:formula="of:=[.B32]-[.A32]" office:value-type="float" office:value="188291" calcext:value-type="float">
            <text:p>188291</text:p>
          </table:table-cell>
          <table:table-cell table:formula="of:=[.C32]-[.B32]" office:value-type="float" office:value="600935" calcext:value-type="float">
            <text:p>600935</text:p>
          </table:table-cell>
          <table:table-cell table:formula="of:=[.C32]-[.A32]" office:value-type="float" office:value="789226" calcext:value-type="float">
            <text:p>789226</text:p>
          </table:table-cell>
          <table:table-cell/>
          <table:table-cell table:formula="of:=[.E32]/[.G32]" office:value-type="percentage" office:value="0.238576782822664" calcext:value-type="percentage">
            <text:p>23,86 %</text:p>
          </table:table-cell>
        </table:table-row>
        <table:table-row table:style-name="ro1">
          <table:table-cell office:value-type="float" office:value="86663249003935" calcext:value-type="float">
            <text:p>86663249003935</text:p>
          </table:table-cell>
          <table:table-cell office:value-type="float" office:value="86663249099548" calcext:value-type="float">
            <text:p>86663249099548</text:p>
          </table:table-cell>
          <table:table-cell office:value-type="float" office:value="86663249219870" calcext:value-type="float">
            <text:p>86663249219870</text:p>
          </table:table-cell>
          <table:table-cell/>
          <table:table-cell table:formula="of:=[.B33]-[.A33]" office:value-type="float" office:value="95613" calcext:value-type="float">
            <text:p>95613</text:p>
          </table:table-cell>
          <table:table-cell table:formula="of:=[.C33]-[.B33]" office:value-type="float" office:value="120322" calcext:value-type="float">
            <text:p>120322</text:p>
          </table:table-cell>
          <table:table-cell table:formula="of:=[.C33]-[.A33]" office:value-type="float" office:value="215935" calcext:value-type="float">
            <text:p>215935</text:p>
          </table:table-cell>
          <table:table-cell/>
          <table:table-cell table:formula="of:=[.E33]/[.G33]" office:value-type="percentage" office:value="0.442786023571908" calcext:value-type="percentage">
            <text:p>44,28 %</text:p>
          </table:table-cell>
        </table:table-row>
        <table:table-row table:style-name="ro1">
          <table:table-cell office:value-type="float" office:value="86663253515935" calcext:value-type="float">
            <text:p>86663253515935</text:p>
          </table:table-cell>
          <table:table-cell office:value-type="float" office:value="86663253613677" calcext:value-type="float">
            <text:p>86663253613677</text:p>
          </table:table-cell>
          <table:table-cell office:value-type="float" office:value="86663253732677" calcext:value-type="float">
            <text:p>86663253732677</text:p>
          </table:table-cell>
          <table:table-cell/>
          <table:table-cell table:formula="of:=[.B34]-[.A34]" office:value-type="float" office:value="97742" calcext:value-type="float">
            <text:p>97742</text:p>
          </table:table-cell>
          <table:table-cell table:formula="of:=[.C34]-[.B34]" office:value-type="float" office:value="119000" calcext:value-type="float">
            <text:p>119000</text:p>
          </table:table-cell>
          <table:table-cell table:formula="of:=[.C34]-[.A34]" office:value-type="float" office:value="216742" calcext:value-type="float">
            <text:p>216742</text:p>
          </table:table-cell>
          <table:table-cell/>
          <table:table-cell table:formula="of:=[.E34]/[.G34]" office:value-type="percentage" office:value="0.450960127709443" calcext:value-type="percentage">
            <text:p>45,10 %</text:p>
          </table:table-cell>
        </table:table-row>
        <table:table-row table:style-name="ro1">
          <table:table-cell office:value-type="float" office:value="86663258028580" calcext:value-type="float">
            <text:p>86663258028580</text:p>
          </table:table-cell>
          <table:table-cell office:value-type="float" office:value="86663258123322" calcext:value-type="float">
            <text:p>86663258123322</text:p>
          </table:table-cell>
          <table:table-cell office:value-type="float" office:value="86663258239677" calcext:value-type="float">
            <text:p>86663258239677</text:p>
          </table:table-cell>
          <table:table-cell/>
          <table:table-cell table:formula="of:=[.B35]-[.A35]" office:value-type="float" office:value="94742" calcext:value-type="float">
            <text:p>94742</text:p>
          </table:table-cell>
          <table:table-cell table:formula="of:=[.C35]-[.B35]" office:value-type="float" office:value="116355" calcext:value-type="float">
            <text:p>116355</text:p>
          </table:table-cell>
          <table:table-cell table:formula="of:=[.C35]-[.A35]" office:value-type="float" office:value="211097" calcext:value-type="float">
            <text:p>211097</text:p>
          </table:table-cell>
          <table:table-cell/>
          <table:table-cell table:formula="of:=[.E35]/[.G35]" office:value-type="percentage" office:value="0.448807894001336" calcext:value-type="percentage">
            <text:p>44,88 %</text:p>
          </table:table-cell>
        </table:table-row>
        <table:table-row table:style-name="ro1">
          <table:table-cell office:value-type="float" office:value="86663262540258" calcext:value-type="float">
            <text:p>86663262540258</text:p>
          </table:table-cell>
          <table:table-cell office:value-type="float" office:value="86663262644258" calcext:value-type="float">
            <text:p>86663262644258</text:p>
          </table:table-cell>
          <table:table-cell office:value-type="float" office:value="86663262941645" calcext:value-type="float">
            <text:p>86663262941645</text:p>
          </table:table-cell>
          <table:table-cell/>
          <table:table-cell table:formula="of:=[.B36]-[.A36]" office:value-type="float" office:value="104000" calcext:value-type="float">
            <text:p>104000</text:p>
          </table:table-cell>
          <table:table-cell table:formula="of:=[.C36]-[.B36]" office:value-type="float" office:value="297387" calcext:value-type="float">
            <text:p>297387</text:p>
          </table:table-cell>
          <table:table-cell table:formula="of:=[.C36]-[.A36]" office:value-type="float" office:value="401387" calcext:value-type="float">
            <text:p>401387</text:p>
          </table:table-cell>
          <table:table-cell/>
          <table:table-cell table:formula="of:=[.E36]/[.G36]" office:value-type="percentage" office:value="0.259101565322245" calcext:value-type="percentage">
            <text:p>25,91 %</text:p>
          </table:table-cell>
        </table:table-row>
        <table:table-row table:style-name="ro1">
          <table:table-cell office:value-type="float" office:value="86663267052290" calcext:value-type="float">
            <text:p>86663267052290</text:p>
          </table:table-cell>
          <table:table-cell office:value-type="float" office:value="86663267160580" calcext:value-type="float">
            <text:p>86663267160580</text:p>
          </table:table-cell>
          <table:table-cell office:value-type="float" office:value="86663267309064" calcext:value-type="float">
            <text:p>86663267309064</text:p>
          </table:table-cell>
          <table:table-cell/>
          <table:table-cell table:formula="of:=[.B37]-[.A37]" office:value-type="float" office:value="108290" calcext:value-type="float">
            <text:p>108290</text:p>
          </table:table-cell>
          <table:table-cell table:formula="of:=[.C37]-[.B37]" office:value-type="float" office:value="148484" calcext:value-type="float">
            <text:p>148484</text:p>
          </table:table-cell>
          <table:table-cell table:formula="of:=[.C37]-[.A37]" office:value-type="float" office:value="256774" calcext:value-type="float">
            <text:p>256774</text:p>
          </table:table-cell>
          <table:table-cell/>
          <table:table-cell table:formula="of:=[.E37]/[.G37]" office:value-type="percentage" office:value="0.421732729949294" calcext:value-type="percentage">
            <text:p>42,17 %</text:p>
          </table:table-cell>
        </table:table-row>
        <table:table-row table:style-name="ro1">
          <table:table-cell office:value-type="float" office:value="86663271564709" calcext:value-type="float">
            <text:p>86663271564709</text:p>
          </table:table-cell>
          <table:table-cell office:value-type="float" office:value="86663271657548" calcext:value-type="float">
            <text:p>86663271657548</text:p>
          </table:table-cell>
          <table:table-cell office:value-type="float" office:value="86663271775096" calcext:value-type="float">
            <text:p>86663271775096</text:p>
          </table:table-cell>
          <table:table-cell/>
          <table:table-cell table:formula="of:=[.B38]-[.A38]" office:value-type="float" office:value="92839" calcext:value-type="float">
            <text:p>92839</text:p>
          </table:table-cell>
          <table:table-cell table:formula="of:=[.C38]-[.B38]" office:value-type="float" office:value="117548" calcext:value-type="float">
            <text:p>117548</text:p>
          </table:table-cell>
          <table:table-cell table:formula="of:=[.C38]-[.A38]" office:value-type="float" office:value="210387" calcext:value-type="float">
            <text:p>210387</text:p>
          </table:table-cell>
          <table:table-cell/>
          <table:table-cell table:formula="of:=[.E38]/[.G38]" office:value-type="percentage" office:value="0.441277265230266" calcext:value-type="percentage">
            <text:p>44,13 %</text:p>
          </table:table-cell>
        </table:table-row>
        <table:table-row table:style-name="ro1">
          <table:table-cell office:value-type="float" office:value="86663276077032" calcext:value-type="float">
            <text:p>86663276077032</text:p>
          </table:table-cell>
          <table:table-cell office:value-type="float" office:value="86663276171580" calcext:value-type="float">
            <text:p>86663276171580</text:p>
          </table:table-cell>
          <table:table-cell office:value-type="float" office:value="86663276294709" calcext:value-type="float">
            <text:p>86663276294709</text:p>
          </table:table-cell>
          <table:table-cell/>
          <table:table-cell table:formula="of:=[.B39]-[.A39]" office:value-type="float" office:value="94548" calcext:value-type="float">
            <text:p>94548</text:p>
          </table:table-cell>
          <table:table-cell table:formula="of:=[.C39]-[.B39]" office:value-type="float" office:value="123129" calcext:value-type="float">
            <text:p>123129</text:p>
          </table:table-cell>
          <table:table-cell table:formula="of:=[.C39]-[.A39]" office:value-type="float" office:value="217677" calcext:value-type="float">
            <text:p>217677</text:p>
          </table:table-cell>
          <table:table-cell/>
          <table:table-cell table:formula="of:=[.E39]/[.G39]" office:value-type="percentage" office:value="0.434349977259885" calcext:value-type="percentage">
            <text:p>43,43 %</text:p>
          </table:table-cell>
        </table:table-row>
        <table:table-row table:style-name="ro1">
          <table:table-cell office:value-type="float" office:value="86663280589258" calcext:value-type="float">
            <text:p>86663280589258</text:p>
          </table:table-cell>
          <table:table-cell office:value-type="float" office:value="86663280695193" calcext:value-type="float">
            <text:p>86663280695193</text:p>
          </table:table-cell>
          <table:table-cell office:value-type="float" office:value="86663280851483" calcext:value-type="float">
            <text:p>86663280851483</text:p>
          </table:table-cell>
          <table:table-cell/>
          <table:table-cell table:formula="of:=[.B40]-[.A40]" office:value-type="float" office:value="105935" calcext:value-type="float">
            <text:p>105935</text:p>
          </table:table-cell>
          <table:table-cell table:formula="of:=[.C40]-[.B40]" office:value-type="float" office:value="156290" calcext:value-type="float">
            <text:p>156290</text:p>
          </table:table-cell>
          <table:table-cell table:formula="of:=[.C40]-[.A40]" office:value-type="float" office:value="262225" calcext:value-type="float">
            <text:p>262225</text:p>
          </table:table-cell>
          <table:table-cell/>
          <table:table-cell table:formula="of:=[.E40]/[.G40]" office:value-type="percentage" office:value="0.403985127276194" calcext:value-type="percentage">
            <text:p>40,40 %</text:p>
          </table:table-cell>
        </table:table-row>
        <table:table-row table:style-name="ro1">
          <table:table-cell office:value-type="float" office:value="86663285101870" calcext:value-type="float">
            <text:p>86663285101870</text:p>
          </table:table-cell>
          <table:table-cell office:value-type="float" office:value="86663285216225" calcext:value-type="float">
            <text:p>86663285216225</text:p>
          </table:table-cell>
          <table:table-cell office:value-type="float" office:value="86663285331225" calcext:value-type="float">
            <text:p>86663285331225</text:p>
          </table:table-cell>
          <table:table-cell/>
          <table:table-cell table:formula="of:=[.B41]-[.A41]" office:value-type="float" office:value="114355" calcext:value-type="float">
            <text:p>114355</text:p>
          </table:table-cell>
          <table:table-cell table:formula="of:=[.C41]-[.B41]" office:value-type="float" office:value="115000" calcext:value-type="float">
            <text:p>115000</text:p>
          </table:table-cell>
          <table:table-cell table:formula="of:=[.C41]-[.A41]" office:value-type="float" office:value="229355" calcext:value-type="float">
            <text:p>229355</text:p>
          </table:table-cell>
          <table:table-cell/>
          <table:table-cell table:formula="of:=[.E41]/[.G41]" office:value-type="percentage" office:value="0.498593882845371" calcext:value-type="percentage">
            <text:p>49,86 %</text:p>
          </table:table-cell>
        </table:table-row>
        <table:table-row table:style-name="ro1">
          <table:table-cell office:value-type="float" office:value="86663289614677" calcext:value-type="float">
            <text:p>86663289614677</text:p>
          </table:table-cell>
          <table:table-cell office:value-type="float" office:value="86663289709580" calcext:value-type="float">
            <text:p>86663289709580</text:p>
          </table:table-cell>
          <table:table-cell office:value-type="float" office:value="86663289824516" calcext:value-type="float">
            <text:p>86663289824516</text:p>
          </table:table-cell>
          <table:table-cell/>
          <table:table-cell table:formula="of:=[.B42]-[.A42]" office:value-type="float" office:value="94903" calcext:value-type="float">
            <text:p>94903</text:p>
          </table:table-cell>
          <table:table-cell table:formula="of:=[.C42]-[.B42]" office:value-type="float" office:value="114936" calcext:value-type="float">
            <text:p>114936</text:p>
          </table:table-cell>
          <table:table-cell table:formula="of:=[.C42]-[.A42]" office:value-type="float" office:value="209839" calcext:value-type="float">
            <text:p>209839</text:p>
          </table:table-cell>
          <table:table-cell/>
          <table:table-cell table:formula="of:=[.E42]/[.G42]" office:value-type="percentage" office:value="0.452265784720667" calcext:value-type="percentage">
            <text:p>45,23 %</text:p>
          </table:table-cell>
        </table:table-row>
        <table:table-row table:style-name="ro1">
          <table:table-cell office:value-type="float" office:value="86663294124645" calcext:value-type="float">
            <text:p>86663294124645</text:p>
          </table:table-cell>
          <table:table-cell office:value-type="float" office:value="86663294220064" calcext:value-type="float">
            <text:p>86663294220064</text:p>
          </table:table-cell>
          <table:table-cell office:value-type="float" office:value="86663294448096" calcext:value-type="float">
            <text:p>86663294448096</text:p>
          </table:table-cell>
          <table:table-cell/>
          <table:table-cell table:formula="of:=[.B43]-[.A43]" office:value-type="float" office:value="95419" calcext:value-type="float">
            <text:p>95419</text:p>
          </table:table-cell>
          <table:table-cell table:formula="of:=[.C43]-[.B43]" office:value-type="float" office:value="228032" calcext:value-type="float">
            <text:p>228032</text:p>
          </table:table-cell>
          <table:table-cell table:formula="of:=[.C43]-[.A43]" office:value-type="float" office:value="323451" calcext:value-type="float">
            <text:p>323451</text:p>
          </table:table-cell>
          <table:table-cell/>
          <table:table-cell table:formula="of:=[.E43]/[.G43]" office:value-type="percentage" office:value="0.295002952533769" calcext:value-type="percentage">
            <text:p>29,50 %</text:p>
          </table:table-cell>
        </table:table-row>
        <table:table-row table:style-name="ro1">
          <table:table-cell office:value-type="float" office:value="86663298637451" calcext:value-type="float">
            <text:p>86663298637451</text:p>
          </table:table-cell>
          <table:table-cell office:value-type="float" office:value="86663298772967" calcext:value-type="float">
            <text:p>86663298772967</text:p>
          </table:table-cell>
          <table:table-cell office:value-type="float" office:value="86663298897516" calcext:value-type="float">
            <text:p>86663298897516</text:p>
          </table:table-cell>
          <table:table-cell/>
          <table:table-cell table:formula="of:=[.B44]-[.A44]" office:value-type="float" office:value="135516" calcext:value-type="float">
            <text:p>135516</text:p>
          </table:table-cell>
          <table:table-cell table:formula="of:=[.C44]-[.B44]" office:value-type="float" office:value="124549" calcext:value-type="float">
            <text:p>124549</text:p>
          </table:table-cell>
          <table:table-cell table:formula="of:=[.C44]-[.A44]" office:value-type="float" office:value="260065" calcext:value-type="float">
            <text:p>260065</text:p>
          </table:table-cell>
          <table:table-cell/>
          <table:table-cell table:formula="of:=[.E44]/[.G44]" office:value-type="percentage" office:value="0.52108511333705" calcext:value-type="percentage">
            <text:p>52,11 %</text:p>
          </table:table-cell>
        </table:table-row>
        <table:table-row table:style-name="ro1">
          <table:table-cell office:value-type="float" office:value="86663303149322" calcext:value-type="float">
            <text:p>86663303149322</text:p>
          </table:table-cell>
          <table:table-cell office:value-type="float" office:value="86663303332645" calcext:value-type="float">
            <text:p>86663303332645</text:p>
          </table:table-cell>
          <table:table-cell office:value-type="float" office:value="86663303447516" calcext:value-type="float">
            <text:p>86663303447516</text:p>
          </table:table-cell>
          <table:table-cell/>
          <table:table-cell table:formula="of:=[.B45]-[.A45]" office:value-type="float" office:value="183323" calcext:value-type="float">
            <text:p>183323</text:p>
          </table:table-cell>
          <table:table-cell table:formula="of:=[.C45]-[.B45]" office:value-type="float" office:value="114871" calcext:value-type="float">
            <text:p>114871</text:p>
          </table:table-cell>
          <table:table-cell table:formula="of:=[.C45]-[.A45]" office:value-type="float" office:value="298194" calcext:value-type="float">
            <text:p>298194</text:p>
          </table:table-cell>
          <table:table-cell/>
          <table:table-cell table:formula="of:=[.E45]/[.G45]" office:value-type="percentage" office:value="0.614777627987149" calcext:value-type="percentage">
            <text:p>61,48 %</text:p>
          </table:table-cell>
        </table:table-row>
        <table:table-row table:style-name="ro1">
          <table:table-cell office:value-type="float" office:value="86663307662387" calcext:value-type="float">
            <text:p>86663307662387</text:p>
          </table:table-cell>
          <table:table-cell office:value-type="float" office:value="86663307757548" calcext:value-type="float">
            <text:p>86663307757548</text:p>
          </table:table-cell>
          <table:table-cell office:value-type="float" office:value="86663307872451" calcext:value-type="float">
            <text:p>86663307872451</text:p>
          </table:table-cell>
          <table:table-cell/>
          <table:table-cell table:formula="of:=[.B46]-[.A46]" office:value-type="float" office:value="95161" calcext:value-type="float">
            <text:p>95161</text:p>
          </table:table-cell>
          <table:table-cell table:formula="of:=[.C46]-[.B46]" office:value-type="float" office:value="114903" calcext:value-type="float">
            <text:p>114903</text:p>
          </table:table-cell>
          <table:table-cell table:formula="of:=[.C46]-[.A46]" office:value-type="float" office:value="210064" calcext:value-type="float">
            <text:p>210064</text:p>
          </table:table-cell>
          <table:table-cell/>
          <table:table-cell table:formula="of:=[.E46]/[.G46]" office:value-type="percentage" office:value="0.453009558991545" calcext:value-type="percentage">
            <text:p>45,30 %</text:p>
          </table:table-cell>
        </table:table-row>
        <table:table-row table:style-name="ro1">
          <table:table-cell office:value-type="float" office:value="86663312175096" calcext:value-type="float">
            <text:p>86663312175096</text:p>
          </table:table-cell>
          <table:table-cell office:value-type="float" office:value="86663312277806" calcext:value-type="float">
            <text:p>86663312277806</text:p>
          </table:table-cell>
          <table:table-cell office:value-type="float" office:value="86663312429870" calcext:value-type="float">
            <text:p>86663312429870</text:p>
          </table:table-cell>
          <table:table-cell/>
          <table:table-cell table:formula="of:=[.B47]-[.A47]" office:value-type="float" office:value="102710" calcext:value-type="float">
            <text:p>102710</text:p>
          </table:table-cell>
          <table:table-cell table:formula="of:=[.C47]-[.B47]" office:value-type="float" office:value="152064" calcext:value-type="float">
            <text:p>152064</text:p>
          </table:table-cell>
          <table:table-cell table:formula="of:=[.C47]-[.A47]" office:value-type="float" office:value="254774" calcext:value-type="float">
            <text:p>254774</text:p>
          </table:table-cell>
          <table:table-cell/>
          <table:table-cell table:formula="of:=[.E47]/[.G47]" office:value-type="percentage" office:value="0.403141607856375" calcext:value-type="percentage">
            <text:p>40,31 %</text:p>
          </table:table-cell>
        </table:table-row>
        <table:table-row table:style-name="ro1">
          <table:table-cell office:value-type="float" office:value="86663316686129" calcext:value-type="float">
            <text:p>86663316686129</text:p>
          </table:table-cell>
          <table:table-cell office:value-type="float" office:value="86663316781000" calcext:value-type="float">
            <text:p>86663316781000</text:p>
          </table:table-cell>
          <table:table-cell office:value-type="float" office:value="86663316899645" calcext:value-type="float">
            <text:p>86663316899645</text:p>
          </table:table-cell>
          <table:table-cell/>
          <table:table-cell table:formula="of:=[.B48]-[.A48]" office:value-type="float" office:value="94871" calcext:value-type="float">
            <text:p>94871</text:p>
          </table:table-cell>
          <table:table-cell table:formula="of:=[.C48]-[.B48]" office:value-type="float" office:value="118645" calcext:value-type="float">
            <text:p>118645</text:p>
          </table:table-cell>
          <table:table-cell table:formula="of:=[.C48]-[.A48]" office:value-type="float" office:value="213516" calcext:value-type="float">
            <text:p>213516</text:p>
          </table:table-cell>
          <table:table-cell/>
          <table:table-cell table:formula="of:=[.E48]/[.G48]" office:value-type="percentage" office:value="0.444327357200397" calcext:value-type="percentage">
            <text:p>44,43 %</text:p>
          </table:table-cell>
        </table:table-row>
        <table:table-row table:style-name="ro1">
          <table:table-cell office:value-type="float" office:value="86663321198967" calcext:value-type="float">
            <text:p>86663321198967</text:p>
          </table:table-cell>
          <table:table-cell office:value-type="float" office:value="86663321297838" calcext:value-type="float">
            <text:p>86663321297838</text:p>
          </table:table-cell>
          <table:table-cell office:value-type="float" office:value="86663321612258" calcext:value-type="float">
            <text:p>86663321612258</text:p>
          </table:table-cell>
          <table:table-cell/>
          <table:table-cell table:formula="of:=[.B49]-[.A49]" office:value-type="float" office:value="98871" calcext:value-type="float">
            <text:p>98871</text:p>
          </table:table-cell>
          <table:table-cell table:formula="of:=[.C49]-[.B49]" office:value-type="float" office:value="314420" calcext:value-type="float">
            <text:p>314420</text:p>
          </table:table-cell>
          <table:table-cell table:formula="of:=[.C49]-[.A49]" office:value-type="float" office:value="413291" calcext:value-type="float">
            <text:p>413291</text:p>
          </table:table-cell>
          <table:table-cell/>
          <table:table-cell table:formula="of:=[.E49]/[.G49]" office:value-type="percentage" office:value="0.239228533890165" calcext:value-type="percentage">
            <text:p>23,92 %</text:p>
          </table:table-cell>
        </table:table-row>
        <table:table-row table:style-name="ro1">
          <table:table-cell office:value-type="float" office:value="86663325711935" calcext:value-type="float">
            <text:p>86663325711935</text:p>
          </table:table-cell>
          <table:table-cell office:value-type="float" office:value="86663325825290" calcext:value-type="float">
            <text:p>86663325825290</text:p>
          </table:table-cell>
          <table:table-cell office:value-type="float" office:value="86663326006516" calcext:value-type="float">
            <text:p>86663326006516</text:p>
          </table:table-cell>
          <table:table-cell/>
          <table:table-cell table:formula="of:=[.B50]-[.A50]" office:value-type="float" office:value="113355" calcext:value-type="float">
            <text:p>113355</text:p>
          </table:table-cell>
          <table:table-cell table:formula="of:=[.C50]-[.B50]" office:value-type="float" office:value="181226" calcext:value-type="float">
            <text:p>181226</text:p>
          </table:table-cell>
          <table:table-cell table:formula="of:=[.C50]-[.A50]" office:value-type="float" office:value="294581" calcext:value-type="float">
            <text:p>294581</text:p>
          </table:table-cell>
          <table:table-cell/>
          <table:table-cell table:formula="of:=[.E50]/[.G50]" office:value-type="percentage" office:value="0.384800784843557" calcext:value-type="percentage">
            <text:p>38,48 %</text:p>
          </table:table-cell>
        </table:table-row>
        <table:table-row table:style-name="ro1">
          <table:table-cell office:value-type="float" office:value="86663330223451" calcext:value-type="float">
            <text:p>86663330223451</text:p>
          </table:table-cell>
          <table:table-cell office:value-type="float" office:value="86663330319903" calcext:value-type="float">
            <text:p>86663330319903</text:p>
          </table:table-cell>
          <table:table-cell office:value-type="float" office:value="86663330439322" calcext:value-type="float">
            <text:p>86663330439322</text:p>
          </table:table-cell>
          <table:table-cell/>
          <table:table-cell table:formula="of:=[.B51]-[.A51]" office:value-type="float" office:value="96452" calcext:value-type="float">
            <text:p>96452</text:p>
          </table:table-cell>
          <table:table-cell table:formula="of:=[.C51]-[.B51]" office:value-type="float" office:value="119419" calcext:value-type="float">
            <text:p>119419</text:p>
          </table:table-cell>
          <table:table-cell table:formula="of:=[.C51]-[.A51]" office:value-type="float" office:value="215871" calcext:value-type="float">
            <text:p>215871</text:p>
          </table:table-cell>
          <table:table-cell/>
          <table:table-cell table:formula="of:=[.E51]/[.G51]" office:value-type="percentage" office:value="0.446803878242098" calcext:value-type="percentage">
            <text:p>44,68 %</text:p>
          </table:table-cell>
        </table:table-row>
        <table:table-row table:style-name="ro1">
          <table:table-cell office:value-type="float" office:value="86663334735548" calcext:value-type="float">
            <text:p>86663334735548</text:p>
          </table:table-cell>
          <table:table-cell office:value-type="float" office:value="86663334829709" calcext:value-type="float">
            <text:p>86663334829709</text:p>
          </table:table-cell>
          <table:table-cell office:value-type="float" office:value="86663334948419" calcext:value-type="float">
            <text:p>86663334948419</text:p>
          </table:table-cell>
          <table:table-cell/>
          <table:table-cell table:formula="of:=[.B52]-[.A52]" office:value-type="float" office:value="94161" calcext:value-type="float">
            <text:p>94161</text:p>
          </table:table-cell>
          <table:table-cell table:formula="of:=[.C52]-[.B52]" office:value-type="float" office:value="118710" calcext:value-type="float">
            <text:p>118710</text:p>
          </table:table-cell>
          <table:table-cell table:formula="of:=[.C52]-[.A52]" office:value-type="float" office:value="212871" calcext:value-type="float">
            <text:p>212871</text:p>
          </table:table-cell>
          <table:table-cell/>
          <table:table-cell table:formula="of:=[.E52]/[.G52]" office:value-type="percentage" office:value="0.442338317572614" calcext:value-type="percentage">
            <text:p>44,23 %</text:p>
          </table:table-cell>
        </table:table-row>
        <table:table-row table:style-name="ro1">
          <table:table-cell office:value-type="float" office:value="86663339246483" calcext:value-type="float">
            <text:p>86663339246483</text:p>
          </table:table-cell>
          <table:table-cell office:value-type="float" office:value="86663339342290" calcext:value-type="float">
            <text:p>86663339342290</text:p>
          </table:table-cell>
          <table:table-cell office:value-type="float" office:value="86663339460870" calcext:value-type="float">
            <text:p>86663339460870</text:p>
          </table:table-cell>
          <table:table-cell/>
          <table:table-cell table:formula="of:=[.B53]-[.A53]" office:value-type="float" office:value="95807" calcext:value-type="float">
            <text:p>95807</text:p>
          </table:table-cell>
          <table:table-cell table:formula="of:=[.C53]-[.B53]" office:value-type="float" office:value="118580" calcext:value-type="float">
            <text:p>118580</text:p>
          </table:table-cell>
          <table:table-cell table:formula="of:=[.C53]-[.A53]" office:value-type="float" office:value="214387" calcext:value-type="float">
            <text:p>214387</text:p>
          </table:table-cell>
          <table:table-cell/>
          <table:table-cell table:formula="of:=[.E53]/[.G53]" office:value-type="percentage" office:value="0.446888104222737" calcext:value-type="percentage">
            <text:p>44,69 %</text:p>
          </table:table-cell>
        </table:table-row>
        <table:table-row table:style-name="ro1">
          <table:table-cell office:value-type="float" office:value="86663343759838" calcext:value-type="float">
            <text:p>86663343759838</text:p>
          </table:table-cell>
          <table:table-cell office:value-type="float" office:value="86663343872838" calcext:value-type="float">
            <text:p>86663343872838</text:p>
          </table:table-cell>
          <table:table-cell office:value-type="float" office:value="86663343989322" calcext:value-type="float">
            <text:p>86663343989322</text:p>
          </table:table-cell>
          <table:table-cell/>
          <table:table-cell table:formula="of:=[.B54]-[.A54]" office:value-type="float" office:value="113000" calcext:value-type="float">
            <text:p>113000</text:p>
          </table:table-cell>
          <table:table-cell table:formula="of:=[.C54]-[.B54]" office:value-type="float" office:value="116484" calcext:value-type="float">
            <text:p>116484</text:p>
          </table:table-cell>
          <table:table-cell table:formula="of:=[.C54]-[.A54]" office:value-type="float" office:value="229484" calcext:value-type="float">
            <text:p>229484</text:p>
          </table:table-cell>
          <table:table-cell/>
          <table:table-cell table:formula="of:=[.E54]/[.G54]" office:value-type="percentage" office:value="0.492409056840564" calcext:value-type="percentage">
            <text:p>49,24 %</text:p>
          </table:table-cell>
        </table:table-row>
        <table:table-row table:style-name="ro1">
          <table:table-cell office:value-type="float" office:value="86663348272709" calcext:value-type="float">
            <text:p>86663348272709</text:p>
          </table:table-cell>
          <table:table-cell office:value-type="float" office:value="86663348368451" calcext:value-type="float">
            <text:p>86663348368451</text:p>
          </table:table-cell>
          <table:table-cell office:value-type="float" office:value="86663348485483" calcext:value-type="float">
            <text:p>86663348485483</text:p>
          </table:table-cell>
          <table:table-cell/>
          <table:table-cell table:formula="of:=[.B55]-[.A55]" office:value-type="float" office:value="95742" calcext:value-type="float">
            <text:p>95742</text:p>
          </table:table-cell>
          <table:table-cell table:formula="of:=[.C55]-[.B55]" office:value-type="float" office:value="117032" calcext:value-type="float">
            <text:p>117032</text:p>
          </table:table-cell>
          <table:table-cell table:formula="of:=[.C55]-[.A55]" office:value-type="float" office:value="212774" calcext:value-type="float">
            <text:p>212774</text:p>
          </table:table-cell>
          <table:table-cell/>
          <table:table-cell table:formula="of:=[.E55]/[.G55]" office:value-type="percentage" office:value="0.449970391119216" calcext:value-type="percentage">
            <text:p>45,00 %</text:p>
          </table:table-cell>
        </table:table-row>
        <table:table-row table:style-name="ro1">
          <table:table-cell office:value-type="float" office:value="86663352784064" calcext:value-type="float">
            <text:p>86663352784064</text:p>
          </table:table-cell>
          <table:table-cell office:value-type="float" office:value="86663352900516" calcext:value-type="float">
            <text:p>86663352900516</text:p>
          </table:table-cell>
          <table:table-cell office:value-type="float" office:value="86663353133516" calcext:value-type="float">
            <text:p>86663353133516</text:p>
          </table:table-cell>
          <table:table-cell/>
          <table:table-cell table:formula="of:=[.B56]-[.A56]" office:value-type="float" office:value="116452" calcext:value-type="float">
            <text:p>116452</text:p>
          </table:table-cell>
          <table:table-cell table:formula="of:=[.C56]-[.B56]" office:value-type="float" office:value="233000" calcext:value-type="float">
            <text:p>233000</text:p>
          </table:table-cell>
          <table:table-cell table:formula="of:=[.C56]-[.A56]" office:value-type="float" office:value="349452" calcext:value-type="float">
            <text:p>349452</text:p>
          </table:table-cell>
          <table:table-cell/>
          <table:table-cell table:formula="of:=[.E56]/[.G56]" office:value-type="percentage" office:value="0.333241761386399" calcext:value-type="percentage">
            <text:p>33,32 %</text:p>
          </table:table-cell>
        </table:table-row>
        <table:table-row table:style-name="ro1">
          <table:table-cell office:value-type="float" office:value="86663357295612" calcext:value-type="float">
            <text:p>86663357295612</text:p>
          </table:table-cell>
          <table:table-cell office:value-type="float" office:value="86663357396677" calcext:value-type="float">
            <text:p>86663357396677</text:p>
          </table:table-cell>
          <table:table-cell office:value-type="float" office:value="86663357516483" calcext:value-type="float">
            <text:p>86663357516483</text:p>
          </table:table-cell>
          <table:table-cell/>
          <table:table-cell table:formula="of:=[.B57]-[.A57]" office:value-type="float" office:value="101065" calcext:value-type="float">
            <text:p>101065</text:p>
          </table:table-cell>
          <table:table-cell table:formula="of:=[.C57]-[.B57]" office:value-type="float" office:value="119806" calcext:value-type="float">
            <text:p>119806</text:p>
          </table:table-cell>
          <table:table-cell table:formula="of:=[.C57]-[.A57]" office:value-type="float" office:value="220871" calcext:value-type="float">
            <text:p>220871</text:p>
          </table:table-cell>
          <table:table-cell/>
          <table:table-cell table:formula="of:=[.E57]/[.G57]" office:value-type="percentage" office:value="0.457574783470895" calcext:value-type="percentage">
            <text:p>45,76 %</text:p>
          </table:table-cell>
        </table:table-row>
        <table:table-row table:style-name="ro1">
          <table:table-cell office:value-type="float" office:value="86663361808677" calcext:value-type="float">
            <text:p>86663361808677</text:p>
          </table:table-cell>
          <table:table-cell office:value-type="float" office:value="86663361981677" calcext:value-type="float">
            <text:p>86663361981677</text:p>
          </table:table-cell>
          <table:table-cell office:value-type="float" office:value="86663362107838" calcext:value-type="float">
            <text:p>86663362107838</text:p>
          </table:table-cell>
          <table:table-cell/>
          <table:table-cell table:formula="of:=[.B58]-[.A58]" office:value-type="float" office:value="173000" calcext:value-type="float">
            <text:p>173000</text:p>
          </table:table-cell>
          <table:table-cell table:formula="of:=[.C58]-[.B58]" office:value-type="float" office:value="126161" calcext:value-type="float">
            <text:p>126161</text:p>
          </table:table-cell>
          <table:table-cell table:formula="of:=[.C58]-[.A58]" office:value-type="float" office:value="299161" calcext:value-type="float">
            <text:p>299161</text:p>
          </table:table-cell>
          <table:table-cell/>
          <table:table-cell table:formula="of:=[.E58]/[.G58]" office:value-type="percentage" office:value="0.578283934068946" calcext:value-type="percentage">
            <text:p>57,83 %</text:p>
          </table:table-cell>
        </table:table-row>
        <table:table-row table:style-name="ro1">
          <table:table-cell office:value-type="float" office:value="86663366321612" calcext:value-type="float">
            <text:p>86663366321612</text:p>
          </table:table-cell>
          <table:table-cell office:value-type="float" office:value="86663366416032" calcext:value-type="float">
            <text:p>86663366416032</text:p>
          </table:table-cell>
          <table:table-cell office:value-type="float" office:value="86663366530967" calcext:value-type="float">
            <text:p>86663366530967</text:p>
          </table:table-cell>
          <table:table-cell/>
          <table:table-cell table:formula="of:=[.B59]-[.A59]" office:value-type="float" office:value="94420" calcext:value-type="float">
            <text:p>94420</text:p>
          </table:table-cell>
          <table:table-cell table:formula="of:=[.C59]-[.B59]" office:value-type="float" office:value="114935" calcext:value-type="float">
            <text:p>114935</text:p>
          </table:table-cell>
          <table:table-cell table:formula="of:=[.C59]-[.A59]" office:value-type="float" office:value="209355" calcext:value-type="float">
            <text:p>209355</text:p>
          </table:table-cell>
          <table:table-cell/>
          <table:table-cell table:formula="of:=[.E59]/[.G59]" office:value-type="percentage" office:value="0.451004275035227" calcext:value-type="percentage">
            <text:p>45,10 %</text:p>
          </table:table-cell>
        </table:table-row>
        <table:table-row table:style-name="ro1">
          <table:table-cell office:value-type="float" office:value="86663370832548" calcext:value-type="float">
            <text:p>86663370832548</text:p>
          </table:table-cell>
          <table:table-cell office:value-type="float" office:value="86663370927580" calcext:value-type="float">
            <text:p>86663370927580</text:p>
          </table:table-cell>
          <table:table-cell office:value-type="float" office:value="86663371044580" calcext:value-type="float">
            <text:p>86663371044580</text:p>
          </table:table-cell>
          <table:table-cell/>
          <table:table-cell table:formula="of:=[.B60]-[.A60]" office:value-type="float" office:value="95032" calcext:value-type="float">
            <text:p>95032</text:p>
          </table:table-cell>
          <table:table-cell table:formula="of:=[.C60]-[.B60]" office:value-type="float" office:value="117000" calcext:value-type="float">
            <text:p>117000</text:p>
          </table:table-cell>
          <table:table-cell table:formula="of:=[.C60]-[.A60]" office:value-type="float" office:value="212032" calcext:value-type="float">
            <text:p>212032</text:p>
          </table:table-cell>
          <table:table-cell/>
          <table:table-cell table:formula="of:=[.E60]/[.G60]" office:value-type="percentage" office:value="0.448196498641714" calcext:value-type="percentage">
            <text:p>44,82 %</text:p>
          </table:table-cell>
        </table:table-row>
        <table:table-row table:style-name="ro1">
          <table:table-cell office:value-type="float" office:value="86663375344580" calcext:value-type="float">
            <text:p>86663375344580</text:p>
          </table:table-cell>
          <table:table-cell office:value-type="float" office:value="86663375489677" calcext:value-type="float">
            <text:p>86663375489677</text:p>
          </table:table-cell>
          <table:table-cell office:value-type="float" office:value="86663375719741" calcext:value-type="float">
            <text:p>86663375719741</text:p>
          </table:table-cell>
          <table:table-cell/>
          <table:table-cell table:formula="of:=[.B61]-[.A61]" office:value-type="float" office:value="145097" calcext:value-type="float">
            <text:p>145097</text:p>
          </table:table-cell>
          <table:table-cell table:formula="of:=[.C61]-[.B61]" office:value-type="float" office:value="230064" calcext:value-type="float">
            <text:p>230064</text:p>
          </table:table-cell>
          <table:table-cell table:formula="of:=[.C61]-[.A61]" office:value-type="float" office:value="375161" calcext:value-type="float">
            <text:p>375161</text:p>
          </table:table-cell>
          <table:table-cell/>
          <table:table-cell table:formula="of:=[.E61]/[.G61]" office:value-type="percentage" office:value="0.386759284680444" calcext:value-type="percentage">
            <text:p>38,68 %</text:p>
          </table:table-cell>
        </table:table-row>
        <table:table-row table:style-name="ro1">
          <table:table-cell office:value-type="float" office:value="86663379857096" calcext:value-type="float">
            <text:p>86663379857096</text:p>
          </table:table-cell>
          <table:table-cell office:value-type="float" office:value="86663379952548" calcext:value-type="float">
            <text:p>86663379952548</text:p>
          </table:table-cell>
          <table:table-cell office:value-type="float" office:value="86663380272451" calcext:value-type="float">
            <text:p>86663380272451</text:p>
          </table:table-cell>
          <table:table-cell/>
          <table:table-cell table:formula="of:=[.B62]-[.A62]" office:value-type="float" office:value="95452" calcext:value-type="float">
            <text:p>95452</text:p>
          </table:table-cell>
          <table:table-cell table:formula="of:=[.C62]-[.B62]" office:value-type="float" office:value="319903" calcext:value-type="float">
            <text:p>319903</text:p>
          </table:table-cell>
          <table:table-cell table:formula="of:=[.C62]-[.A62]" office:value-type="float" office:value="415355" calcext:value-type="float">
            <text:p>415355</text:p>
          </table:table-cell>
          <table:table-cell/>
          <table:table-cell table:formula="of:=[.E62]/[.G62]" office:value-type="percentage" office:value="0.22980823632796" calcext:value-type="percentage">
            <text:p>22,98 %</text:p>
          </table:table-cell>
        </table:table-row>
        <table:table-row table:style-name="ro1">
          <table:table-cell office:value-type="float" office:value="86663384369258" calcext:value-type="float">
            <text:p>86663384369258</text:p>
          </table:table-cell>
          <table:table-cell office:value-type="float" office:value="86663384463354" calcext:value-type="float">
            <text:p>86663384463354</text:p>
          </table:table-cell>
          <table:table-cell office:value-type="float" office:value="86663384578258" calcext:value-type="float">
            <text:p>86663384578258</text:p>
          </table:table-cell>
          <table:table-cell/>
          <table:table-cell table:formula="of:=[.B63]-[.A63]" office:value-type="float" office:value="94096" calcext:value-type="float">
            <text:p>94096</text:p>
          </table:table-cell>
          <table:table-cell table:formula="of:=[.C63]-[.B63]" office:value-type="float" office:value="114904" calcext:value-type="float">
            <text:p>114904</text:p>
          </table:table-cell>
          <table:table-cell table:formula="of:=[.C63]-[.A63]" office:value-type="float" office:value="209000" calcext:value-type="float">
            <text:p>209000</text:p>
          </table:table-cell>
          <table:table-cell/>
          <table:table-cell table:formula="of:=[.E63]/[.G63]" office:value-type="percentage" office:value="0.45022009569378" calcext:value-type="percentage">
            <text:p>45,02 %</text:p>
          </table:table-cell>
        </table:table-row>
        <table:table-row table:style-name="ro1">
          <table:table-cell office:value-type="float" office:value="86663388881935" calcext:value-type="float">
            <text:p>86663388881935</text:p>
          </table:table-cell>
          <table:table-cell office:value-type="float" office:value="86663388975161" calcext:value-type="float">
            <text:p>86663388975161</text:p>
          </table:table-cell>
          <table:table-cell office:value-type="float" office:value="86663389090774" calcext:value-type="float">
            <text:p>86663389090774</text:p>
          </table:table-cell>
          <table:table-cell/>
          <table:table-cell table:formula="of:=[.B64]-[.A64]" office:value-type="float" office:value="93226" calcext:value-type="float">
            <text:p>93226</text:p>
          </table:table-cell>
          <table:table-cell table:formula="of:=[.C64]-[.B64]" office:value-type="float" office:value="115613" calcext:value-type="float">
            <text:p>115613</text:p>
          </table:table-cell>
          <table:table-cell table:formula="of:=[.C64]-[.A64]" office:value-type="float" office:value="208839" calcext:value-type="float">
            <text:p>208839</text:p>
          </table:table-cell>
          <table:table-cell/>
          <table:table-cell table:formula="of:=[.E64]/[.G64]" office:value-type="percentage" office:value="0.446401294777316" calcext:value-type="percentage">
            <text:p>44,64 %</text:p>
          </table:table-cell>
        </table:table-row>
        <table:table-row table:style-name="ro1">
          <table:table-cell office:value-type="float" office:value="86663393394161" calcext:value-type="float">
            <text:p>86663393394161</text:p>
          </table:table-cell>
          <table:table-cell office:value-type="float" office:value="86663393490548" calcext:value-type="float">
            <text:p>86663393490548</text:p>
          </table:table-cell>
          <table:table-cell office:value-type="float" office:value="86663393606000" calcext:value-type="float">
            <text:p>86663393606000</text:p>
          </table:table-cell>
          <table:table-cell/>
          <table:table-cell table:formula="of:=[.B65]-[.A65]" office:value-type="float" office:value="96387" calcext:value-type="float">
            <text:p>96387</text:p>
          </table:table-cell>
          <table:table-cell table:formula="of:=[.C65]-[.B65]" office:value-type="float" office:value="115452" calcext:value-type="float">
            <text:p>115452</text:p>
          </table:table-cell>
          <table:table-cell table:formula="of:=[.C65]-[.A65]" office:value-type="float" office:value="211839" calcext:value-type="float">
            <text:p>211839</text:p>
          </table:table-cell>
          <table:table-cell/>
          <table:table-cell table:formula="of:=[.E65]/[.G65]" office:value-type="percentage" office:value="0.455001203744353" calcext:value-type="percentage">
            <text:p>45,50 %</text:p>
          </table:table-cell>
        </table:table-row>
        <table:table-row table:style-name="ro1">
          <table:table-cell office:value-type="float" office:value="86663397904838" calcext:value-type="float">
            <text:p>86663397904838</text:p>
          </table:table-cell>
          <table:table-cell office:value-type="float" office:value="86663398007548" calcext:value-type="float">
            <text:p>86663398007548</text:p>
          </table:table-cell>
          <table:table-cell office:value-type="float" office:value="86663398138225" calcext:value-type="float">
            <text:p>86663398138225</text:p>
          </table:table-cell>
          <table:table-cell/>
          <table:table-cell table:formula="of:=[.B66]-[.A66]" office:value-type="float" office:value="102710" calcext:value-type="float">
            <text:p>102710</text:p>
          </table:table-cell>
          <table:table-cell table:formula="of:=[.C66]-[.B66]" office:value-type="float" office:value="130677" calcext:value-type="float">
            <text:p>130677</text:p>
          </table:table-cell>
          <table:table-cell table:formula="of:=[.C66]-[.A66]" office:value-type="float" office:value="233387" calcext:value-type="float">
            <text:p>233387</text:p>
          </table:table-cell>
          <table:table-cell/>
          <table:table-cell table:formula="of:=[.E66]/[.G66]" office:value-type="percentage" office:value="0.440084494851898" calcext:value-type="percentage">
            <text:p>44,01 %</text:p>
          </table:table-cell>
        </table:table-row>
        <table:table-row table:style-name="ro1">
          <table:table-cell office:value-type="float" office:value="86663402418516" calcext:value-type="float">
            <text:p>86663402418516</text:p>
          </table:table-cell>
          <table:table-cell office:value-type="float" office:value="86663402530032" calcext:value-type="float">
            <text:p>86663402530032</text:p>
          </table:table-cell>
          <table:table-cell office:value-type="float" office:value="86663402644903" calcext:value-type="float">
            <text:p>86663402644903</text:p>
          </table:table-cell>
          <table:table-cell/>
          <table:table-cell table:formula="of:=[.B67]-[.A67]" office:value-type="float" office:value="111516" calcext:value-type="float">
            <text:p>111516</text:p>
          </table:table-cell>
          <table:table-cell table:formula="of:=[.C67]-[.B67]" office:value-type="float" office:value="114871" calcext:value-type="float">
            <text:p>114871</text:p>
          </table:table-cell>
          <table:table-cell table:formula="of:=[.C67]-[.A67]" office:value-type="float" office:value="226387" calcext:value-type="float">
            <text:p>226387</text:p>
          </table:table-cell>
          <table:table-cell/>
          <table:table-cell table:formula="of:=[.E67]/[.G67]" office:value-type="percentage" office:value="0.492590122224333" calcext:value-type="percentage">
            <text:p>49,26 %</text:p>
          </table:table-cell>
        </table:table-row>
        <table:table-row table:style-name="ro1">
          <table:table-cell office:value-type="float" office:value="86663406930774" calcext:value-type="float">
            <text:p>86663406930774</text:p>
          </table:table-cell>
          <table:table-cell office:value-type="float" office:value="86663407033161" calcext:value-type="float">
            <text:p>86663407033161</text:p>
          </table:table-cell>
          <table:table-cell office:value-type="float" office:value="86663407262548" calcext:value-type="float">
            <text:p>86663407262548</text:p>
          </table:table-cell>
          <table:table-cell/>
          <table:table-cell table:formula="of:=[.B68]-[.A68]" office:value-type="float" office:value="102387" calcext:value-type="float">
            <text:p>102387</text:p>
          </table:table-cell>
          <table:table-cell table:formula="of:=[.C68]-[.B68]" office:value-type="float" office:value="229387" calcext:value-type="float">
            <text:p>229387</text:p>
          </table:table-cell>
          <table:table-cell table:formula="of:=[.C68]-[.A68]" office:value-type="float" office:value="331774" calcext:value-type="float">
            <text:p>331774</text:p>
          </table:table-cell>
          <table:table-cell/>
          <table:table-cell table:formula="of:=[.E68]/[.G68]" office:value-type="percentage" office:value="0.308604652564698" calcext:value-type="percentage">
            <text:p>30,86 %</text:p>
          </table:table-cell>
        </table:table-row>
        <table:table-row table:style-name="ro1">
          <table:table-cell office:value-type="float" office:value="86663411442612" calcext:value-type="float">
            <text:p>86663411442612</text:p>
          </table:table-cell>
          <table:table-cell office:value-type="float" office:value="86663411537193" calcext:value-type="float">
            <text:p>86663411537193</text:p>
          </table:table-cell>
          <table:table-cell office:value-type="float" office:value="86663411698354" calcext:value-type="float">
            <text:p>86663411698354</text:p>
          </table:table-cell>
          <table:table-cell/>
          <table:table-cell table:formula="of:=[.B69]-[.A69]" office:value-type="float" office:value="94581" calcext:value-type="float">
            <text:p>94581</text:p>
          </table:table-cell>
          <table:table-cell table:formula="of:=[.C69]-[.B69]" office:value-type="float" office:value="161161" calcext:value-type="float">
            <text:p>161161</text:p>
          </table:table-cell>
          <table:table-cell table:formula="of:=[.C69]-[.A69]" office:value-type="float" office:value="255742" calcext:value-type="float">
            <text:p>255742</text:p>
          </table:table-cell>
          <table:table-cell/>
          <table:table-cell table:formula="of:=[.E69]/[.G69]" office:value-type="percentage" office:value="0.369829750295219" calcext:value-type="percentage">
            <text:p>36,98 %</text:p>
          </table:table-cell>
        </table:table-row>
        <table:table-row table:style-name="ro1">
          <table:table-cell office:value-type="float" office:value="86663415954903" calcext:value-type="float">
            <text:p>86663415954903</text:p>
          </table:table-cell>
          <table:table-cell office:value-type="float" office:value="86663416053387" calcext:value-type="float">
            <text:p>86663416053387</text:p>
          </table:table-cell>
          <table:table-cell office:value-type="float" office:value="86663416169806" calcext:value-type="float">
            <text:p>86663416169806</text:p>
          </table:table-cell>
          <table:table-cell/>
          <table:table-cell table:formula="of:=[.B70]-[.A70]" office:value-type="float" office:value="98484" calcext:value-type="float">
            <text:p>98484</text:p>
          </table:table-cell>
          <table:table-cell table:formula="of:=[.C70]-[.B70]" office:value-type="float" office:value="116419" calcext:value-type="float">
            <text:p>116419</text:p>
          </table:table-cell>
          <table:table-cell table:formula="of:=[.C70]-[.A70]" office:value-type="float" office:value="214903" calcext:value-type="float">
            <text:p>214903</text:p>
          </table:table-cell>
          <table:table-cell/>
          <table:table-cell table:formula="of:=[.E70]/[.G70]" office:value-type="percentage" office:value="0.458271871495512" calcext:value-type="percentage">
            <text:p>45,83 %</text:p>
          </table:table-cell>
        </table:table-row>
        <table:table-row table:style-name="ro1">
          <table:table-cell office:value-type="float" office:value="86663420466000" calcext:value-type="float">
            <text:p>86663420466000</text:p>
          </table:table-cell>
          <table:table-cell office:value-type="float" office:value="86663420616741" calcext:value-type="float">
            <text:p>86663420616741</text:p>
          </table:table-cell>
          <table:table-cell office:value-type="float" office:value="86663420731580" calcext:value-type="float">
            <text:p>86663420731580</text:p>
          </table:table-cell>
          <table:table-cell/>
          <table:table-cell table:formula="of:=[.B71]-[.A71]" office:value-type="float" office:value="150741" calcext:value-type="float">
            <text:p>150741</text:p>
          </table:table-cell>
          <table:table-cell table:formula="of:=[.C71]-[.B71]" office:value-type="float" office:value="114839" calcext:value-type="float">
            <text:p>114839</text:p>
          </table:table-cell>
          <table:table-cell table:formula="of:=[.C71]-[.A71]" office:value-type="float" office:value="265580" calcext:value-type="float">
            <text:p>265580</text:p>
          </table:table-cell>
          <table:table-cell/>
          <table:table-cell table:formula="of:=[.E71]/[.G71]" office:value-type="percentage" office:value="0.567591686120943" calcext:value-type="percentage">
            <text:p>56,76 %</text:p>
          </table:table-cell>
        </table:table-row>
        <table:table-row table:style-name="ro1">
          <table:table-cell office:value-type="float" office:value="86663424979419" calcext:value-type="float">
            <text:p>86663424979419</text:p>
          </table:table-cell>
          <table:table-cell office:value-type="float" office:value="86663425075129" calcext:value-type="float">
            <text:p>86663425075129</text:p>
          </table:table-cell>
          <table:table-cell office:value-type="float" office:value="86663425191709" calcext:value-type="float">
            <text:p>86663425191709</text:p>
          </table:table-cell>
          <table:table-cell/>
          <table:table-cell table:formula="of:=[.B72]-[.A72]" office:value-type="float" office:value="95710" calcext:value-type="float">
            <text:p>95710</text:p>
          </table:table-cell>
          <table:table-cell table:formula="of:=[.C72]-[.B72]" office:value-type="float" office:value="116580" calcext:value-type="float">
            <text:p>116580</text:p>
          </table:table-cell>
          <table:table-cell table:formula="of:=[.C72]-[.A72]" office:value-type="float" office:value="212290" calcext:value-type="float">
            <text:p>212290</text:p>
          </table:table-cell>
          <table:table-cell/>
          <table:table-cell table:formula="of:=[.E72]/[.G72]" office:value-type="percentage" office:value="0.450845541476282" calcext:value-type="percentage">
            <text:p>45,08 %</text:p>
          </table:table-cell>
        </table:table-row>
        <table:table-row table:style-name="ro1">
          <table:table-cell office:value-type="float" office:value="86663429492064" calcext:value-type="float">
            <text:p>86663429492064</text:p>
          </table:table-cell>
          <table:table-cell office:value-type="float" office:value="86663429586774" calcext:value-type="float">
            <text:p>86663429586774</text:p>
          </table:table-cell>
          <table:table-cell office:value-type="float" office:value="86663429710225" calcext:value-type="float">
            <text:p>86663429710225</text:p>
          </table:table-cell>
          <table:table-cell/>
          <table:table-cell table:formula="of:=[.B73]-[.A73]" office:value-type="float" office:value="94710" calcext:value-type="float">
            <text:p>94710</text:p>
          </table:table-cell>
          <table:table-cell table:formula="of:=[.C73]-[.B73]" office:value-type="float" office:value="123451" calcext:value-type="float">
            <text:p>123451</text:p>
          </table:table-cell>
          <table:table-cell table:formula="of:=[.C73]-[.A73]" office:value-type="float" office:value="218161" calcext:value-type="float">
            <text:p>218161</text:p>
          </table:table-cell>
          <table:table-cell/>
          <table:table-cell table:formula="of:=[.E73]/[.G73]" office:value-type="percentage" office:value="0.434128923134749" calcext:value-type="percentage">
            <text:p>43,41 %</text:p>
          </table:table-cell>
        </table:table-row>
        <table:table-row table:style-name="ro1">
          <table:table-cell office:value-type="float" office:value="86663434003451" calcext:value-type="float">
            <text:p>86663434003451</text:p>
          </table:table-cell>
          <table:table-cell office:value-type="float" office:value="86663434108709" calcext:value-type="float">
            <text:p>86663434108709</text:p>
          </table:table-cell>
          <table:table-cell office:value-type="float" office:value="86663434344645" calcext:value-type="float">
            <text:p>86663434344645</text:p>
          </table:table-cell>
          <table:table-cell/>
          <table:table-cell table:formula="of:=[.B74]-[.A74]" office:value-type="float" office:value="105258" calcext:value-type="float">
            <text:p>105258</text:p>
          </table:table-cell>
          <table:table-cell table:formula="of:=[.C74]-[.B74]" office:value-type="float" office:value="235936" calcext:value-type="float">
            <text:p>235936</text:p>
          </table:table-cell>
          <table:table-cell table:formula="of:=[.C74]-[.A74]" office:value-type="float" office:value="341194" calcext:value-type="float">
            <text:p>341194</text:p>
          </table:table-cell>
          <table:table-cell/>
          <table:table-cell table:formula="of:=[.E74]/[.G74]" office:value-type="percentage" office:value="0.30849897712152" calcext:value-type="percentage">
            <text:p>30,85 %</text:p>
          </table:table-cell>
        </table:table-row>
        <table:table-row table:style-name="ro1">
          <table:table-cell office:value-type="float" office:value="86663438514483" calcext:value-type="float">
            <text:p>86663438514483</text:p>
          </table:table-cell>
          <table:table-cell office:value-type="float" office:value="86663438609387" calcext:value-type="float">
            <text:p>86663438609387</text:p>
          </table:table-cell>
          <table:table-cell office:value-type="float" office:value="86663438840451" calcext:value-type="float">
            <text:p>86663438840451</text:p>
          </table:table-cell>
          <table:table-cell/>
          <table:table-cell table:formula="of:=[.B75]-[.A75]" office:value-type="float" office:value="94904" calcext:value-type="float">
            <text:p>94904</text:p>
          </table:table-cell>
          <table:table-cell table:formula="of:=[.C75]-[.B75]" office:value-type="float" office:value="231064" calcext:value-type="float">
            <text:p>231064</text:p>
          </table:table-cell>
          <table:table-cell table:formula="of:=[.C75]-[.A75]" office:value-type="float" office:value="325968" calcext:value-type="float">
            <text:p>325968</text:p>
          </table:table-cell>
          <table:table-cell/>
          <table:table-cell table:formula="of:=[.E75]/[.G75]" office:value-type="percentage" office:value="0.291145143081529" calcext:value-type="percentage">
            <text:p>29,11 %</text:p>
          </table:table-cell>
        </table:table-row>
        <table:table-row table:style-name="ro1">
          <table:table-cell office:value-type="float" office:value="86663443028451" calcext:value-type="float">
            <text:p>86663443028451</text:p>
          </table:table-cell>
          <table:table-cell office:value-type="float" office:value="86663443123000" calcext:value-type="float">
            <text:p>86663443123000</text:p>
          </table:table-cell>
          <table:table-cell office:value-type="float" office:value="86663443239967" calcext:value-type="float">
            <text:p>86663443239967</text:p>
          </table:table-cell>
          <table:table-cell/>
          <table:table-cell table:formula="of:=[.B76]-[.A76]" office:value-type="float" office:value="94549" calcext:value-type="float">
            <text:p>94549</text:p>
          </table:table-cell>
          <table:table-cell table:formula="of:=[.C76]-[.B76]" office:value-type="float" office:value="116967" calcext:value-type="float">
            <text:p>116967</text:p>
          </table:table-cell>
          <table:table-cell table:formula="of:=[.C76]-[.A76]" office:value-type="float" office:value="211516" calcext:value-type="float">
            <text:p>211516</text:p>
          </table:table-cell>
          <table:table-cell/>
          <table:table-cell table:formula="of:=[.E76]/[.G76]" office:value-type="percentage" office:value="0.447006373040337" calcext:value-type="percentage">
            <text:p>44,70 %</text:p>
          </table:table-cell>
        </table:table-row>
        <table:table-row table:style-name="ro1">
          <table:table-cell office:value-type="float" office:value="86663447540064" calcext:value-type="float">
            <text:p>86663447540064</text:p>
          </table:table-cell>
          <table:table-cell office:value-type="float" office:value="86663447635903" calcext:value-type="float">
            <text:p>86663447635903</text:p>
          </table:table-cell>
          <table:table-cell office:value-type="float" office:value="86663447754483" calcext:value-type="float">
            <text:p>86663447754483</text:p>
          </table:table-cell>
          <table:table-cell/>
          <table:table-cell table:formula="of:=[.B77]-[.A77]" office:value-type="float" office:value="95839" calcext:value-type="float">
            <text:p>95839</text:p>
          </table:table-cell>
          <table:table-cell table:formula="of:=[.C77]-[.B77]" office:value-type="float" office:value="118580" calcext:value-type="float">
            <text:p>118580</text:p>
          </table:table-cell>
          <table:table-cell table:formula="of:=[.C77]-[.A77]" office:value-type="float" office:value="214419" calcext:value-type="float">
            <text:p>214419</text:p>
          </table:table-cell>
          <table:table-cell/>
          <table:table-cell table:formula="of:=[.E77]/[.G77]" office:value-type="percentage" office:value="0.446970650921793" calcext:value-type="percentage">
            <text:p>44,70 %</text:p>
          </table:table-cell>
        </table:table-row>
        <table:table-row table:style-name="ro1">
          <table:table-cell office:value-type="float" office:value="86663452052129" calcext:value-type="float">
            <text:p>86663452052129</text:p>
          </table:table-cell>
          <table:table-cell office:value-type="float" office:value="86663452155580" calcext:value-type="float">
            <text:p>86663452155580</text:p>
          </table:table-cell>
          <table:table-cell office:value-type="float" office:value="86663452275580" calcext:value-type="float">
            <text:p>86663452275580</text:p>
          </table:table-cell>
          <table:table-cell/>
          <table:table-cell table:formula="of:=[.B78]-[.A78]" office:value-type="float" office:value="103451" calcext:value-type="float">
            <text:p>103451</text:p>
          </table:table-cell>
          <table:table-cell table:formula="of:=[.C78]-[.B78]" office:value-type="float" office:value="120000" calcext:value-type="float">
            <text:p>120000</text:p>
          </table:table-cell>
          <table:table-cell table:formula="of:=[.C78]-[.A78]" office:value-type="float" office:value="223451" calcext:value-type="float">
            <text:p>223451</text:p>
          </table:table-cell>
          <table:table-cell/>
          <table:table-cell table:formula="of:=[.E78]/[.G78]" office:value-type="percentage" office:value="0.462969510093936" calcext:value-type="percentage">
            <text:p>46,30 %</text:p>
          </table:table-cell>
        </table:table-row>
        <table:table-row table:style-name="ro1">
          <table:table-cell office:value-type="float" office:value="86663456563483" calcext:value-type="float">
            <text:p>86663456563483</text:p>
          </table:table-cell>
          <table:table-cell office:value-type="float" office:value="86663456660677" calcext:value-type="float">
            <text:p>86663456660677</text:p>
          </table:table-cell>
          <table:table-cell office:value-type="float" office:value="86663456884774" calcext:value-type="float">
            <text:p>86663456884774</text:p>
          </table:table-cell>
          <table:table-cell/>
          <table:table-cell table:formula="of:=[.B79]-[.A79]" office:value-type="float" office:value="97194" calcext:value-type="float">
            <text:p>97194</text:p>
          </table:table-cell>
          <table:table-cell table:formula="of:=[.C79]-[.B79]" office:value-type="float" office:value="224097" calcext:value-type="float">
            <text:p>224097</text:p>
          </table:table-cell>
          <table:table-cell table:formula="of:=[.C79]-[.A79]" office:value-type="float" office:value="321291" calcext:value-type="float">
            <text:p>321291</text:p>
          </table:table-cell>
          <table:table-cell/>
          <table:table-cell table:formula="of:=[.E79]/[.G79]" office:value-type="percentage" office:value="0.30251080795914" calcext:value-type="percentage">
            <text:p>30,25 %</text:p>
          </table:table-cell>
        </table:table-row>
        <table:table-row table:style-name="ro1">
          <table:table-cell office:value-type="float" office:value="86663461076161" calcext:value-type="float">
            <text:p>86663461076161</text:p>
          </table:table-cell>
          <table:table-cell office:value-type="float" office:value="86663461189967" calcext:value-type="float">
            <text:p>86663461189967</text:p>
          </table:table-cell>
          <table:table-cell office:value-type="float" office:value="86663461306516" calcext:value-type="float">
            <text:p>86663461306516</text:p>
          </table:table-cell>
          <table:table-cell/>
          <table:table-cell table:formula="of:=[.B80]-[.A80]" office:value-type="float" office:value="113806" calcext:value-type="float">
            <text:p>113806</text:p>
          </table:table-cell>
          <table:table-cell table:formula="of:=[.C80]-[.B80]" office:value-type="float" office:value="116549" calcext:value-type="float">
            <text:p>116549</text:p>
          </table:table-cell>
          <table:table-cell table:formula="of:=[.C80]-[.A80]" office:value-type="float" office:value="230355" calcext:value-type="float">
            <text:p>230355</text:p>
          </table:table-cell>
          <table:table-cell/>
          <table:table-cell table:formula="of:=[.E80]/[.G80]" office:value-type="percentage" office:value="0.494046146165701" calcext:value-type="percentage">
            <text:p>49,40 %</text:p>
          </table:table-cell>
        </table:table-row>
        <table:table-row table:style-name="ro1">
          <table:table-cell office:value-type="float" office:value="86663465588903" calcext:value-type="float">
            <text:p>86663465588903</text:p>
          </table:table-cell>
          <table:table-cell office:value-type="float" office:value="86663465706000" calcext:value-type="float">
            <text:p>86663465706000</text:p>
          </table:table-cell>
          <table:table-cell office:value-type="float" office:value="86663465900741" calcext:value-type="float">
            <text:p>86663465900741</text:p>
          </table:table-cell>
          <table:table-cell/>
          <table:table-cell table:formula="of:=[.B81]-[.A81]" office:value-type="float" office:value="117097" calcext:value-type="float">
            <text:p>117097</text:p>
          </table:table-cell>
          <table:table-cell table:formula="of:=[.C81]-[.B81]" office:value-type="float" office:value="194741" calcext:value-type="float">
            <text:p>194741</text:p>
          </table:table-cell>
          <table:table-cell table:formula="of:=[.C81]-[.A81]" office:value-type="float" office:value="311838" calcext:value-type="float">
            <text:p>311838</text:p>
          </table:table-cell>
          <table:table-cell/>
          <table:table-cell table:formula="of:=[.E81]/[.G81]" office:value-type="percentage" office:value="0.375505871638479" calcext:value-type="percentage">
            <text:p>37,55 %</text:p>
          </table:table-cell>
        </table:table-row>
        <table:table-row table:style-name="ro1">
          <table:table-cell office:value-type="float" office:value="86663470101258" calcext:value-type="float">
            <text:p>86663470101258</text:p>
          </table:table-cell>
          <table:table-cell office:value-type="float" office:value="86663470233193" calcext:value-type="float">
            <text:p>86663470233193</text:p>
          </table:table-cell>
          <table:table-cell office:value-type="float" office:value="86663470349000" calcext:value-type="float">
            <text:p>86663470349000</text:p>
          </table:table-cell>
          <table:table-cell/>
          <table:table-cell table:formula="of:=[.B82]-[.A82]" office:value-type="float" office:value="131935" calcext:value-type="float">
            <text:p>131935</text:p>
          </table:table-cell>
          <table:table-cell table:formula="of:=[.C82]-[.B82]" office:value-type="float" office:value="115807" calcext:value-type="float">
            <text:p>115807</text:p>
          </table:table-cell>
          <table:table-cell table:formula="of:=[.C82]-[.A82]" office:value-type="float" office:value="247742" calcext:value-type="float">
            <text:p>247742</text:p>
          </table:table-cell>
          <table:table-cell/>
          <table:table-cell table:formula="of:=[.E82]/[.G82]" office:value-type="percentage" office:value="0.53254999152344" calcext:value-type="percentage">
            <text:p>53,25 %</text:p>
          </table:table-cell>
        </table:table-row>
        <table:table-row table:style-name="ro1">
          <table:table-cell office:value-type="float" office:value="86663474612903" calcext:value-type="float">
            <text:p>86663474612903</text:p>
          </table:table-cell>
          <table:table-cell office:value-type="float" office:value="86663474709354" calcext:value-type="float">
            <text:p>86663474709354</text:p>
          </table:table-cell>
          <table:table-cell office:value-type="float" office:value="86663474828709" calcext:value-type="float">
            <text:p>86663474828709</text:p>
          </table:table-cell>
          <table:table-cell/>
          <table:table-cell table:formula="of:=[.B83]-[.A83]" office:value-type="float" office:value="96451" calcext:value-type="float">
            <text:p>96451</text:p>
          </table:table-cell>
          <table:table-cell table:formula="of:=[.C83]-[.B83]" office:value-type="float" office:value="119355" calcext:value-type="float">
            <text:p>119355</text:p>
          </table:table-cell>
          <table:table-cell table:formula="of:=[.C83]-[.A83]" office:value-type="float" office:value="215806" calcext:value-type="float">
            <text:p>215806</text:p>
          </table:table-cell>
          <table:table-cell/>
          <table:table-cell table:formula="of:=[.E83]/[.G83]" office:value-type="percentage" office:value="0.446933820190356" calcext:value-type="percentage">
            <text:p>44,69 %</text:p>
          </table:table-cell>
        </table:table-row>
        <table:table-row table:style-name="ro1">
          <table:table-cell office:value-type="float" office:value="86663479124419" calcext:value-type="float">
            <text:p>86663479124419</text:p>
          </table:table-cell>
          <table:table-cell office:value-type="float" office:value="86663479261161" calcext:value-type="float">
            <text:p>86663479261161</text:p>
          </table:table-cell>
          <table:table-cell office:value-type="float" office:value="86663479375967" calcext:value-type="float">
            <text:p>86663479375967</text:p>
          </table:table-cell>
          <table:table-cell/>
          <table:table-cell table:formula="of:=[.B84]-[.A84]" office:value-type="float" office:value="136742" calcext:value-type="float">
            <text:p>136742</text:p>
          </table:table-cell>
          <table:table-cell table:formula="of:=[.C84]-[.B84]" office:value-type="float" office:value="114806" calcext:value-type="float">
            <text:p>114806</text:p>
          </table:table-cell>
          <table:table-cell table:formula="of:=[.C84]-[.A84]" office:value-type="float" office:value="251548" calcext:value-type="float">
            <text:p>251548</text:p>
          </table:table-cell>
          <table:table-cell/>
          <table:table-cell table:formula="of:=[.E84]/[.G84]" office:value-type="percentage" office:value="0.543602016314978" calcext:value-type="percentage">
            <text:p>54,36 %</text:p>
          </table:table-cell>
        </table:table-row>
        <table:table-row table:style-name="ro1">
          <table:table-cell office:value-type="float" office:value="86663483637903" calcext:value-type="float">
            <text:p>86663483637903</text:p>
          </table:table-cell>
          <table:table-cell office:value-type="float" office:value="86663483731806" calcext:value-type="float">
            <text:p>86663483731806</text:p>
          </table:table-cell>
          <table:table-cell office:value-type="float" office:value="86663483850000" calcext:value-type="float">
            <text:p>86663483850000</text:p>
          </table:table-cell>
          <table:table-cell/>
          <table:table-cell table:formula="of:=[.B85]-[.A85]" office:value-type="float" office:value="93903" calcext:value-type="float">
            <text:p>93903</text:p>
          </table:table-cell>
          <table:table-cell table:formula="of:=[.C85]-[.B85]" office:value-type="float" office:value="118194" calcext:value-type="float">
            <text:p>118194</text:p>
          </table:table-cell>
          <table:table-cell table:formula="of:=[.C85]-[.A85]" office:value-type="float" office:value="212097" calcext:value-type="float">
            <text:p>212097</text:p>
          </table:table-cell>
          <table:table-cell/>
          <table:table-cell table:formula="of:=[.E85]/[.G85]" office:value-type="percentage" office:value="0.442736106592738" calcext:value-type="percentage">
            <text:p>44,27 %</text:p>
          </table:table-cell>
        </table:table-row>
        <table:table-row table:style-name="ro1">
          <table:table-cell office:value-type="float" office:value="86663488149419" calcext:value-type="float">
            <text:p>86663488149419</text:p>
          </table:table-cell>
          <table:table-cell office:value-type="float" office:value="86663488244161" calcext:value-type="float">
            <text:p>86663488244161</text:p>
          </table:table-cell>
          <table:table-cell office:value-type="float" office:value="86663488430290" calcext:value-type="float">
            <text:p>86663488430290</text:p>
          </table:table-cell>
          <table:table-cell/>
          <table:table-cell table:formula="of:=[.B86]-[.A86]" office:value-type="float" office:value="94742" calcext:value-type="float">
            <text:p>94742</text:p>
          </table:table-cell>
          <table:table-cell table:formula="of:=[.C86]-[.B86]" office:value-type="float" office:value="186129" calcext:value-type="float">
            <text:p>186129</text:p>
          </table:table-cell>
          <table:table-cell table:formula="of:=[.C86]-[.A86]" office:value-type="float" office:value="280871" calcext:value-type="float">
            <text:p>280871</text:p>
          </table:table-cell>
          <table:table-cell/>
          <table:table-cell table:formula="of:=[.E86]/[.G86]" office:value-type="percentage" office:value="0.337314995140118" calcext:value-type="percentage">
            <text:p>33,73 %</text:p>
          </table:table-cell>
        </table:table-row>
        <table:table-row table:style-name="ro1">
          <table:table-cell office:value-type="float" office:value="86663492661225" calcext:value-type="float">
            <text:p>86663492661225</text:p>
          </table:table-cell>
          <table:table-cell office:value-type="float" office:value="86663492781096" calcext:value-type="float">
            <text:p>86663492781096</text:p>
          </table:table-cell>
          <table:table-cell office:value-type="float" office:value="86663493012064" calcext:value-type="float">
            <text:p>86663493012064</text:p>
          </table:table-cell>
          <table:table-cell/>
          <table:table-cell table:formula="of:=[.B87]-[.A87]" office:value-type="float" office:value="119871" calcext:value-type="float">
            <text:p>119871</text:p>
          </table:table-cell>
          <table:table-cell table:formula="of:=[.C87]-[.B87]" office:value-type="float" office:value="230968" calcext:value-type="float">
            <text:p>230968</text:p>
          </table:table-cell>
          <table:table-cell table:formula="of:=[.C87]-[.A87]" office:value-type="float" office:value="350839" calcext:value-type="float">
            <text:p>350839</text:p>
          </table:table-cell>
          <table:table-cell/>
          <table:table-cell table:formula="of:=[.E87]/[.G87]" office:value-type="percentage" office:value="0.341669540729508" calcext:value-type="percentage">
            <text:p>34,17 %</text:p>
          </table:table-cell>
        </table:table-row>
        <table:table-row table:style-name="ro1">
          <table:table-cell office:value-type="float" office:value="86663497173838" calcext:value-type="float">
            <text:p>86663497173838</text:p>
          </table:table-cell>
          <table:table-cell office:value-type="float" office:value="86663497268322" calcext:value-type="float">
            <text:p>86663497268322</text:p>
          </table:table-cell>
          <table:table-cell office:value-type="float" office:value="86663497515387" calcext:value-type="float">
            <text:p>86663497515387</text:p>
          </table:table-cell>
          <table:table-cell/>
          <table:table-cell table:formula="of:=[.B88]-[.A88]" office:value-type="float" office:value="94484" calcext:value-type="float">
            <text:p>94484</text:p>
          </table:table-cell>
          <table:table-cell table:formula="of:=[.C88]-[.B88]" office:value-type="float" office:value="247065" calcext:value-type="float">
            <text:p>247065</text:p>
          </table:table-cell>
          <table:table-cell table:formula="of:=[.C88]-[.A88]" office:value-type="float" office:value="341549" calcext:value-type="float">
            <text:p>341549</text:p>
          </table:table-cell>
          <table:table-cell/>
          <table:table-cell table:formula="of:=[.E88]/[.G88]" office:value-type="percentage" office:value="0.276633806569482" calcext:value-type="percentage">
            <text:p>27,66 %</text:p>
          </table:table-cell>
        </table:table-row>
        <table:table-row table:style-name="ro1">
          <table:table-cell office:value-type="float" office:value="86663501687419" calcext:value-type="float">
            <text:p>86663501687419</text:p>
          </table:table-cell>
          <table:table-cell office:value-type="float" office:value="86663501786741" calcext:value-type="float">
            <text:p>86663501786741</text:p>
          </table:table-cell>
          <table:table-cell office:value-type="float" office:value="86663501904322" calcext:value-type="float">
            <text:p>86663501904322</text:p>
          </table:table-cell>
          <table:table-cell/>
          <table:table-cell table:formula="of:=[.B89]-[.A89]" office:value-type="float" office:value="99322" calcext:value-type="float">
            <text:p>99322</text:p>
          </table:table-cell>
          <table:table-cell table:formula="of:=[.C89]-[.B89]" office:value-type="float" office:value="117581" calcext:value-type="float">
            <text:p>117581</text:p>
          </table:table-cell>
          <table:table-cell table:formula="of:=[.C89]-[.A89]" office:value-type="float" office:value="216903" calcext:value-type="float">
            <text:p>216903</text:p>
          </table:table-cell>
          <table:table-cell/>
          <table:table-cell table:formula="of:=[.E89]/[.G89]" office:value-type="percentage" office:value="0.45790975689594" calcext:value-type="percentage">
            <text:p>45,79 %</text:p>
          </table:table-cell>
        </table:table-row>
        <table:table-row table:style-name="ro1">
          <table:table-cell office:value-type="float" office:value="86663506199387" calcext:value-type="float">
            <text:p>86663506199387</text:p>
          </table:table-cell>
          <table:table-cell office:value-type="float" office:value="86663506295161" calcext:value-type="float">
            <text:p>86663506295161</text:p>
          </table:table-cell>
          <table:table-cell office:value-type="float" office:value="86663506412580" calcext:value-type="float">
            <text:p>86663506412580</text:p>
          </table:table-cell>
          <table:table-cell/>
          <table:table-cell table:formula="of:=[.B90]-[.A90]" office:value-type="float" office:value="95774" calcext:value-type="float">
            <text:p>95774</text:p>
          </table:table-cell>
          <table:table-cell table:formula="of:=[.C90]-[.B90]" office:value-type="float" office:value="117419" calcext:value-type="float">
            <text:p>117419</text:p>
          </table:table-cell>
          <table:table-cell table:formula="of:=[.C90]-[.A90]" office:value-type="float" office:value="213193" calcext:value-type="float">
            <text:p>213193</text:p>
          </table:table-cell>
          <table:table-cell/>
          <table:table-cell table:formula="of:=[.E90]/[.G90]" office:value-type="percentage" office:value="0.449236138147125" calcext:value-type="percentage">
            <text:p>44,92 %</text:p>
          </table:table-cell>
        </table:table-row>
        <table:table-row table:style-name="ro1">
          <table:table-cell office:value-type="float" office:value="86663510710451" calcext:value-type="float">
            <text:p>86663510710451</text:p>
          </table:table-cell>
          <table:table-cell office:value-type="float" office:value="86663510816258" calcext:value-type="float">
            <text:p>86663510816258</text:p>
          </table:table-cell>
          <table:table-cell office:value-type="float" office:value="86663510934354" calcext:value-type="float">
            <text:p>86663510934354</text:p>
          </table:table-cell>
          <table:table-cell/>
          <table:table-cell table:formula="of:=[.B91]-[.A91]" office:value-type="float" office:value="105807" calcext:value-type="float">
            <text:p>105807</text:p>
          </table:table-cell>
          <table:table-cell table:formula="of:=[.C91]-[.B91]" office:value-type="float" office:value="118096" calcext:value-type="float">
            <text:p>118096</text:p>
          </table:table-cell>
          <table:table-cell table:formula="of:=[.C91]-[.A91]" office:value-type="float" office:value="223903" calcext:value-type="float">
            <text:p>223903</text:p>
          </table:table-cell>
          <table:table-cell/>
          <table:table-cell table:formula="of:=[.E91]/[.G91]" office:value-type="percentage" office:value="0.472557312764903" calcext:value-type="percentage">
            <text:p>47,26 %</text:p>
          </table:table-cell>
        </table:table-row>
        <table:table-row table:style-name="ro1">
          <table:table-cell office:value-type="float" office:value="86663515221645" calcext:value-type="float">
            <text:p>86663515221645</text:p>
          </table:table-cell>
          <table:table-cell office:value-type="float" office:value="86663515316677" calcext:value-type="float">
            <text:p>86663515316677</text:p>
          </table:table-cell>
          <table:table-cell office:value-type="float" office:value="86663515572064" calcext:value-type="float">
            <text:p>86663515572064</text:p>
          </table:table-cell>
          <table:table-cell/>
          <table:table-cell table:formula="of:=[.B92]-[.A92]" office:value-type="float" office:value="95032" calcext:value-type="float">
            <text:p>95032</text:p>
          </table:table-cell>
          <table:table-cell table:formula="of:=[.C92]-[.B92]" office:value-type="float" office:value="255387" calcext:value-type="float">
            <text:p>255387</text:p>
          </table:table-cell>
          <table:table-cell table:formula="of:=[.C92]-[.A92]" office:value-type="float" office:value="350419" calcext:value-type="float">
            <text:p>350419</text:p>
          </table:table-cell>
          <table:table-cell/>
          <table:table-cell table:formula="of:=[.E92]/[.G92]" office:value-type="percentage" office:value="0.271195340435307" calcext:value-type="percentage">
            <text:p>27,12 %</text:p>
          </table:table-cell>
        </table:table-row>
        <table:table-row table:style-name="ro1">
          <table:table-cell office:value-type="float" office:value="86663519735290" calcext:value-type="float">
            <text:p>86663519735290</text:p>
          </table:table-cell>
          <table:table-cell office:value-type="float" office:value="86663519849677" calcext:value-type="float">
            <text:p>86663519849677</text:p>
          </table:table-cell>
          <table:table-cell office:value-type="float" office:value="86663520002354" calcext:value-type="float">
            <text:p>86663520002354</text:p>
          </table:table-cell>
          <table:table-cell/>
          <table:table-cell table:formula="of:=[.B93]-[.A93]" office:value-type="float" office:value="114387" calcext:value-type="float">
            <text:p>114387</text:p>
          </table:table-cell>
          <table:table-cell table:formula="of:=[.C93]-[.B93]" office:value-type="float" office:value="152677" calcext:value-type="float">
            <text:p>152677</text:p>
          </table:table-cell>
          <table:table-cell table:formula="of:=[.C93]-[.A93]" office:value-type="float" office:value="267064" calcext:value-type="float">
            <text:p>267064</text:p>
          </table:table-cell>
          <table:table-cell/>
          <table:table-cell table:formula="of:=[.E93]/[.G93]" office:value-type="percentage" office:value="0.428313063535332" calcext:value-type="percentage">
            <text:p>42,83 %</text:p>
          </table:table-cell>
        </table:table-row>
        <table:table-row table:style-name="ro1">
          <table:table-cell office:value-type="float" office:value="86663524248096" calcext:value-type="float">
            <text:p>86663524248096</text:p>
          </table:table-cell>
          <table:table-cell office:value-type="float" office:value="86663524340806" calcext:value-type="float">
            <text:p>86663524340806</text:p>
          </table:table-cell>
          <table:table-cell office:value-type="float" office:value="86663524456838" calcext:value-type="float">
            <text:p>86663524456838</text:p>
          </table:table-cell>
          <table:table-cell/>
          <table:table-cell table:formula="of:=[.B94]-[.A94]" office:value-type="float" office:value="92710" calcext:value-type="float">
            <text:p>92710</text:p>
          </table:table-cell>
          <table:table-cell table:formula="of:=[.C94]-[.B94]" office:value-type="float" office:value="116032" calcext:value-type="float">
            <text:p>116032</text:p>
          </table:table-cell>
          <table:table-cell table:formula="of:=[.C94]-[.A94]" office:value-type="float" office:value="208742" calcext:value-type="float">
            <text:p>208742</text:p>
          </table:table-cell>
          <table:table-cell/>
          <table:table-cell table:formula="of:=[.E94]/[.G94]" office:value-type="percentage" office:value="0.444136781289822" calcext:value-type="percentage">
            <text:p>44,41 %</text:p>
          </table:table-cell>
        </table:table-row>
        <table:table-row table:style-name="ro1">
          <table:table-cell office:value-type="float" office:value="86663528758903" calcext:value-type="float">
            <text:p>86663528758903</text:p>
          </table:table-cell>
          <table:table-cell office:value-type="float" office:value="86663528862193" calcext:value-type="float">
            <text:p>86663528862193</text:p>
          </table:table-cell>
          <table:table-cell office:value-type="float" office:value="86663528978161" calcext:value-type="float">
            <text:p>86663528978161</text:p>
          </table:table-cell>
          <table:table-cell/>
          <table:table-cell table:formula="of:=[.B95]-[.A95]" office:value-type="float" office:value="103290" calcext:value-type="float">
            <text:p>103290</text:p>
          </table:table-cell>
          <table:table-cell table:formula="of:=[.C95]-[.B95]" office:value-type="float" office:value="115968" calcext:value-type="float">
            <text:p>115968</text:p>
          </table:table-cell>
          <table:table-cell table:formula="of:=[.C95]-[.A95]" office:value-type="float" office:value="219258" calcext:value-type="float">
            <text:p>219258</text:p>
          </table:table-cell>
          <table:table-cell/>
          <table:table-cell table:formula="of:=[.E95]/[.G95]" office:value-type="percentage" office:value="0.471088854226528" calcext:value-type="percentage">
            <text:p>47,11 %</text:p>
          </table:table-cell>
        </table:table-row>
        <table:table-row table:style-name="ro1">
          <table:table-cell office:value-type="float" office:value="86663533272483" calcext:value-type="float">
            <text:p>86663533272483</text:p>
          </table:table-cell>
          <table:table-cell office:value-type="float" office:value="86663533370000" calcext:value-type="float">
            <text:p>86663533370000</text:p>
          </table:table-cell>
          <table:table-cell office:value-type="float" office:value="86663533487419" calcext:value-type="float">
            <text:p>86663533487419</text:p>
          </table:table-cell>
          <table:table-cell/>
          <table:table-cell table:formula="of:=[.B96]-[.A96]" office:value-type="float" office:value="97517" calcext:value-type="float">
            <text:p>97517</text:p>
          </table:table-cell>
          <table:table-cell table:formula="of:=[.C96]-[.B96]" office:value-type="float" office:value="117419" calcext:value-type="float">
            <text:p>117419</text:p>
          </table:table-cell>
          <table:table-cell table:formula="of:=[.C96]-[.A96]" office:value-type="float" office:value="214936" calcext:value-type="float">
            <text:p>214936</text:p>
          </table:table-cell>
          <table:table-cell/>
          <table:table-cell table:formula="of:=[.E96]/[.G96]" office:value-type="percentage" office:value="0.453702497487624" calcext:value-type="percentage">
            <text:p>45,37 %</text:p>
          </table:table-cell>
        </table:table-row>
        <table:table-row table:style-name="ro1">
          <table:table-cell office:value-type="float" office:value="86663537784096" calcext:value-type="float">
            <text:p>86663537784096</text:p>
          </table:table-cell>
          <table:table-cell office:value-type="float" office:value="86663537902548" calcext:value-type="float">
            <text:p>86663537902548</text:p>
          </table:table-cell>
          <table:table-cell office:value-type="float" office:value="86663538017387" calcext:value-type="float">
            <text:p>86663538017387</text:p>
          </table:table-cell>
          <table:table-cell/>
          <table:table-cell table:formula="of:=[.B97]-[.A97]" office:value-type="float" office:value="118452" calcext:value-type="float">
            <text:p>118452</text:p>
          </table:table-cell>
          <table:table-cell table:formula="of:=[.C97]-[.B97]" office:value-type="float" office:value="114839" calcext:value-type="float">
            <text:p>114839</text:p>
          </table:table-cell>
          <table:table-cell table:formula="of:=[.C97]-[.A97]" office:value-type="float" office:value="233291" calcext:value-type="float">
            <text:p>233291</text:p>
          </table:table-cell>
          <table:table-cell/>
          <table:table-cell table:formula="of:=[.E97]/[.G97]" office:value-type="percentage" office:value="0.50774354775795" calcext:value-type="percentage">
            <text:p>50,77 %</text:p>
          </table:table-cell>
        </table:table-row>
        <table:table-row table:style-name="ro1">
          <table:table-cell office:value-type="float" office:value="86663542295774" calcext:value-type="float">
            <text:p>86663542295774</text:p>
          </table:table-cell>
          <table:table-cell office:value-type="float" office:value="86663542389516" calcext:value-type="float">
            <text:p>86663542389516</text:p>
          </table:table-cell>
          <table:table-cell office:value-type="float" office:value="86663542507451" calcext:value-type="float">
            <text:p>86663542507451</text:p>
          </table:table-cell>
          <table:table-cell/>
          <table:table-cell table:formula="of:=[.B98]-[.A98]" office:value-type="float" office:value="93742" calcext:value-type="float">
            <text:p>93742</text:p>
          </table:table-cell>
          <table:table-cell table:formula="of:=[.C98]-[.B98]" office:value-type="float" office:value="117935" calcext:value-type="float">
            <text:p>117935</text:p>
          </table:table-cell>
          <table:table-cell table:formula="of:=[.C98]-[.A98]" office:value-type="float" office:value="211677" calcext:value-type="float">
            <text:p>211677</text:p>
          </table:table-cell>
          <table:table-cell/>
          <table:table-cell table:formula="of:=[.E98]/[.G98]" office:value-type="percentage" office:value="0.442853970908507" calcext:value-type="percentage">
            <text:p>44,29 %</text:p>
          </table:table-cell>
        </table:table-row>
        <table:table-row table:style-name="ro1">
          <table:table-cell office:value-type="float" office:value="86663546809032" calcext:value-type="float">
            <text:p>86663546809032</text:p>
          </table:table-cell>
          <table:table-cell office:value-type="float" office:value="86663546963838" calcext:value-type="float">
            <text:p>86663546963838</text:p>
          </table:table-cell>
          <table:table-cell office:value-type="float" office:value="86663547201129" calcext:value-type="float">
            <text:p>86663547201129</text:p>
          </table:table-cell>
          <table:table-cell/>
          <table:table-cell table:formula="of:=[.B99]-[.A99]" office:value-type="float" office:value="154806" calcext:value-type="float">
            <text:p>154806</text:p>
          </table:table-cell>
          <table:table-cell table:formula="of:=[.C99]-[.B99]" office:value-type="float" office:value="237291" calcext:value-type="float">
            <text:p>237291</text:p>
          </table:table-cell>
          <table:table-cell table:formula="of:=[.C99]-[.A99]" office:value-type="float" office:value="392097" calcext:value-type="float">
            <text:p>392097</text:p>
          </table:table-cell>
          <table:table-cell/>
          <table:table-cell table:formula="of:=[.E99]/[.G99]" office:value-type="percentage" office:value="0.394815568596546" calcext:value-type="percentage">
            <text:p>39,48 %</text:p>
          </table:table-cell>
        </table:table-row>
        <table:table-row table:style-name="ro1">
          <table:table-cell office:value-type="float" office:value="86663551320612" calcext:value-type="float">
            <text:p>86663551320612</text:p>
          </table:table-cell>
          <table:table-cell office:value-type="float" office:value="86663551414903" calcext:value-type="float">
            <text:p>86663551414903</text:p>
          </table:table-cell>
          <table:table-cell office:value-type="float" office:value="86663551535000" calcext:value-type="float">
            <text:p>86663551535000</text:p>
          </table:table-cell>
          <table:table-cell/>
          <table:table-cell table:formula="of:=[.B100]-[.A100]" office:value-type="float" office:value="94291" calcext:value-type="float">
            <text:p>94291</text:p>
          </table:table-cell>
          <table:table-cell table:formula="of:=[.C100]-[.B100]" office:value-type="float" office:value="120097" calcext:value-type="float">
            <text:p>120097</text:p>
          </table:table-cell>
          <table:table-cell table:formula="of:=[.C100]-[.A100]" office:value-type="float" office:value="214388" calcext:value-type="float">
            <text:p>214388</text:p>
          </table:table-cell>
          <table:table-cell/>
          <table:table-cell table:formula="of:=[.E100]/[.G100]" office:value-type="percentage" office:value="0.439814728436293" calcext:value-type="percentage">
            <text:p>43,98 %</text:p>
          </table:table-cell>
        </table:table-row>
        <table:table-row table:style-name="ro1">
          <table:table-cell office:value-type="float" office:value="86663555831483" calcext:value-type="float">
            <text:p>86663555831483</text:p>
          </table:table-cell>
          <table:table-cell office:value-type="float" office:value="86663555926451" calcext:value-type="float">
            <text:p>86663555926451</text:p>
          </table:table-cell>
          <table:table-cell office:value-type="float" office:value="86663556209290" calcext:value-type="float">
            <text:p>86663556209290</text:p>
          </table:table-cell>
          <table:table-cell/>
          <table:table-cell table:formula="of:=[.B101]-[.A101]" office:value-type="float" office:value="94968" calcext:value-type="float">
            <text:p>94968</text:p>
          </table:table-cell>
          <table:table-cell table:formula="of:=[.C101]-[.B101]" office:value-type="float" office:value="282839" calcext:value-type="float">
            <text:p>282839</text:p>
          </table:table-cell>
          <table:table-cell table:formula="of:=[.C101]-[.A101]" office:value-type="float" office:value="377807" calcext:value-type="float">
            <text:p>377807</text:p>
          </table:table-cell>
          <table:table-cell/>
          <table:table-cell table:formula="of:=[.E101]/[.G101]" office:value-type="percentage" office:value="0.251366438419616" calcext:value-type="percentage">
            <text:p>25,14 %</text:p>
          </table:table-cell>
        </table:table-row>
        <table:table-row table:style-name="ro1">
          <table:table-cell office:value-type="float" office:value="86663560344741" calcext:value-type="float">
            <text:p>86663560344741</text:p>
          </table:table-cell>
          <table:table-cell office:value-type="float" office:value="86663560439161" calcext:value-type="float">
            <text:p>86663560439161</text:p>
          </table:table-cell>
          <table:table-cell office:value-type="float" office:value="86663560559774" calcext:value-type="float">
            <text:p>86663560559774</text:p>
          </table:table-cell>
          <table:table-cell/>
          <table:table-cell table:formula="of:=[.B102]-[.A102]" office:value-type="float" office:value="94420" calcext:value-type="float">
            <text:p>94420</text:p>
          </table:table-cell>
          <table:table-cell table:formula="of:=[.C102]-[.B102]" office:value-type="float" office:value="120613" calcext:value-type="float">
            <text:p>120613</text:p>
          </table:table-cell>
          <table:table-cell table:formula="of:=[.C102]-[.A102]" office:value-type="float" office:value="215033" calcext:value-type="float">
            <text:p>215033</text:p>
          </table:table-cell>
          <table:table-cell/>
          <table:table-cell table:formula="of:=[.E102]/[.G102]" office:value-type="percentage" office:value="0.439095394660354" calcext:value-type="percentage">
            <text:p>43,91 %</text:p>
          </table:table-cell>
        </table:table-row>
        <table:table-row table:style-name="ro1">
          <table:table-cell office:value-type="float" office:value="86663564857064" calcext:value-type="float">
            <text:p>86663564857064</text:p>
          </table:table-cell>
          <table:table-cell office:value-type="float" office:value="86663564952096" calcext:value-type="float">
            <text:p>86663564952096</text:p>
          </table:table-cell>
          <table:table-cell office:value-type="float" office:value="86663565070161" calcext:value-type="float">
            <text:p>86663565070161</text:p>
          </table:table-cell>
          <table:table-cell/>
          <table:table-cell table:formula="of:=[.B103]-[.A103]" office:value-type="float" office:value="95032" calcext:value-type="float">
            <text:p>95032</text:p>
          </table:table-cell>
          <table:table-cell table:formula="of:=[.C103]-[.B103]" office:value-type="float" office:value="118065" calcext:value-type="float">
            <text:p>118065</text:p>
          </table:table-cell>
          <table:table-cell table:formula="of:=[.C103]-[.A103]" office:value-type="float" office:value="213097" calcext:value-type="float">
            <text:p>213097</text:p>
          </table:table-cell>
          <table:table-cell/>
          <table:table-cell table:formula="of:=[.E103]/[.G103]" office:value-type="percentage" office:value="0.445956536225287" calcext:value-type="percentage">
            <text:p>44,60 %</text:p>
          </table:table-cell>
        </table:table-row>
        <table:table-row table:style-name="ro1">
          <table:table-cell office:value-type="float" office:value="86663569369741" calcext:value-type="float">
            <text:p>86663569369741</text:p>
          </table:table-cell>
          <table:table-cell office:value-type="float" office:value="86663569464774" calcext:value-type="float">
            <text:p>86663569464774</text:p>
          </table:table-cell>
          <table:table-cell office:value-type="float" office:value="86663569602064" calcext:value-type="float">
            <text:p>86663569602064</text:p>
          </table:table-cell>
          <table:table-cell/>
          <table:table-cell table:formula="of:=[.B104]-[.A104]" office:value-type="float" office:value="95033" calcext:value-type="float">
            <text:p>95033</text:p>
          </table:table-cell>
          <table:table-cell table:formula="of:=[.C104]-[.B104]" office:value-type="float" office:value="137290" calcext:value-type="float">
            <text:p>137290</text:p>
          </table:table-cell>
          <table:table-cell table:formula="of:=[.C104]-[.A104]" office:value-type="float" office:value="232323" calcext:value-type="float">
            <text:p>232323</text:p>
          </table:table-cell>
          <table:table-cell/>
          <table:table-cell table:formula="of:=[.E104]/[.G104]" office:value-type="percentage" office:value="0.409055496012018" calcext:value-type="percentage">
            <text:p>40,91 %</text:p>
          </table:table-cell>
        </table:table-row>
        <table:table-row table:style-name="ro1">
          <table:table-cell office:value-type="float" office:value="86663573880580" calcext:value-type="float">
            <text:p>86663573880580</text:p>
          </table:table-cell>
          <table:table-cell office:value-type="float" office:value="86663573976806" calcext:value-type="float">
            <text:p>86663573976806</text:p>
          </table:table-cell>
          <table:table-cell office:value-type="float" office:value="86663574242774" calcext:value-type="float">
            <text:p>86663574242774</text:p>
          </table:table-cell>
          <table:table-cell/>
          <table:table-cell table:formula="of:=[.B105]-[.A105]" office:value-type="float" office:value="96226" calcext:value-type="float">
            <text:p>96226</text:p>
          </table:table-cell>
          <table:table-cell table:formula="of:=[.C105]-[.B105]" office:value-type="float" office:value="265968" calcext:value-type="float">
            <text:p>265968</text:p>
          </table:table-cell>
          <table:table-cell table:formula="of:=[.C105]-[.A105]" office:value-type="float" office:value="362194" calcext:value-type="float">
            <text:p>362194</text:p>
          </table:table-cell>
          <table:table-cell/>
          <table:table-cell table:formula="of:=[.E105]/[.G105]" office:value-type="percentage" office:value="0.265675301081741" calcext:value-type="percentage">
            <text:p>26,57 %</text:p>
          </table:table-cell>
        </table:table-row>
        <table:table-row table:style-name="ro1">
          <table:table-cell office:value-type="float" office:value="86663578393225" calcext:value-type="float">
            <text:p>86663578393225</text:p>
          </table:table-cell>
          <table:table-cell office:value-type="float" office:value="86663578488419" calcext:value-type="float">
            <text:p>86663578488419</text:p>
          </table:table-cell>
          <table:table-cell office:value-type="float" office:value="86663578607225" calcext:value-type="float">
            <text:p>86663578607225</text:p>
          </table:table-cell>
          <table:table-cell/>
          <table:table-cell table:formula="of:=[.B106]-[.A106]" office:value-type="float" office:value="95194" calcext:value-type="float">
            <text:p>95194</text:p>
          </table:table-cell>
          <table:table-cell table:formula="of:=[.C106]-[.B106]" office:value-type="float" office:value="118806" calcext:value-type="float">
            <text:p>118806</text:p>
          </table:table-cell>
          <table:table-cell table:formula="of:=[.C106]-[.A106]" office:value-type="float" office:value="214000" calcext:value-type="float">
            <text:p>214000</text:p>
          </table:table-cell>
          <table:table-cell/>
          <table:table-cell table:formula="of:=[.E106]/[.G106]" office:value-type="percentage" office:value="0.444831775700935" calcext:value-type="percentage">
            <text:p>44,48 %</text:p>
          </table:table-cell>
        </table:table-row>
        <table:table-row table:style-name="ro1">
          <table:table-cell office:value-type="float" office:value="86663582905774" calcext:value-type="float">
            <text:p>86663582905774</text:p>
          </table:table-cell>
          <table:table-cell office:value-type="float" office:value="86663583000645" calcext:value-type="float">
            <text:p>86663583000645</text:p>
          </table:table-cell>
          <table:table-cell office:value-type="float" office:value="86663583117483" calcext:value-type="float">
            <text:p>86663583117483</text:p>
          </table:table-cell>
          <table:table-cell/>
          <table:table-cell table:formula="of:=[.B107]-[.A107]" office:value-type="float" office:value="94871" calcext:value-type="float">
            <text:p>94871</text:p>
          </table:table-cell>
          <table:table-cell table:formula="of:=[.C107]-[.B107]" office:value-type="float" office:value="116838" calcext:value-type="float">
            <text:p>116838</text:p>
          </table:table-cell>
          <table:table-cell table:formula="of:=[.C107]-[.A107]" office:value-type="float" office:value="211709" calcext:value-type="float">
            <text:p>211709</text:p>
          </table:table-cell>
          <table:table-cell/>
          <table:table-cell table:formula="of:=[.E107]/[.G107]" office:value-type="percentage" office:value="0.448119824853927" calcext:value-type="percentage">
            <text:p>44,81 %</text:p>
          </table:table-cell>
        </table:table-row>
        <table:table-row table:style-name="ro1">
          <table:table-cell office:value-type="float" office:value="86663587417870" calcext:value-type="float">
            <text:p>86663587417870</text:p>
          </table:table-cell>
          <table:table-cell office:value-type="float" office:value="86663587520838" calcext:value-type="float">
            <text:p>86663587520838</text:p>
          </table:table-cell>
          <table:table-cell office:value-type="float" office:value="86663587639709" calcext:value-type="float">
            <text:p>86663587639709</text:p>
          </table:table-cell>
          <table:table-cell/>
          <table:table-cell table:formula="of:=[.B108]-[.A108]" office:value-type="float" office:value="102968" calcext:value-type="float">
            <text:p>102968</text:p>
          </table:table-cell>
          <table:table-cell table:formula="of:=[.C108]-[.B108]" office:value-type="float" office:value="118871" calcext:value-type="float">
            <text:p>118871</text:p>
          </table:table-cell>
          <table:table-cell table:formula="of:=[.C108]-[.A108]" office:value-type="float" office:value="221839" calcext:value-type="float">
            <text:p>221839</text:p>
          </table:table-cell>
          <table:table-cell/>
          <table:table-cell table:formula="of:=[.E108]/[.G108]" office:value-type="percentage" office:value="0.464156437776946" calcext:value-type="percentage">
            <text:p>46,42 %</text:p>
          </table:table-cell>
        </table:table-row>
        <table:table-row table:style-name="ro1">
          <table:table-cell office:value-type="float" office:value="86663591930838" calcext:value-type="float">
            <text:p>86663591930838</text:p>
          </table:table-cell>
          <table:table-cell office:value-type="float" office:value="86663592025677" calcext:value-type="float">
            <text:p>86663592025677</text:p>
          </table:table-cell>
          <table:table-cell office:value-type="float" office:value="86663592193677" calcext:value-type="float">
            <text:p>86663592193677</text:p>
          </table:table-cell>
          <table:table-cell/>
          <table:table-cell table:formula="of:=[.B109]-[.A109]" office:value-type="float" office:value="94839" calcext:value-type="float">
            <text:p>94839</text:p>
          </table:table-cell>
          <table:table-cell table:formula="of:=[.C109]-[.B109]" office:value-type="float" office:value="168000" calcext:value-type="float">
            <text:p>168000</text:p>
          </table:table-cell>
          <table:table-cell table:formula="of:=[.C109]-[.A109]" office:value-type="float" office:value="262839" calcext:value-type="float">
            <text:p>262839</text:p>
          </table:table-cell>
          <table:table-cell/>
          <table:table-cell table:formula="of:=[.E109]/[.G109]" office:value-type="percentage" office:value="0.360825448278224" calcext:value-type="percentage">
            <text:p>36,08 %</text:p>
          </table:table-cell>
        </table:table-row>
        <table:table-row table:style-name="ro1">
          <table:table-cell office:value-type="float" office:value="86663596443258" calcext:value-type="float">
            <text:p>86663596443258</text:p>
          </table:table-cell>
          <table:table-cell office:value-type="float" office:value="86663596562096" calcext:value-type="float">
            <text:p>86663596562096</text:p>
          </table:table-cell>
          <table:table-cell office:value-type="float" office:value="86663596677483" calcext:value-type="float">
            <text:p>86663596677483</text:p>
          </table:table-cell>
          <table:table-cell/>
          <table:table-cell table:formula="of:=[.B110]-[.A110]" office:value-type="float" office:value="118838" calcext:value-type="float">
            <text:p>118838</text:p>
          </table:table-cell>
          <table:table-cell table:formula="of:=[.C110]-[.B110]" office:value-type="float" office:value="115387" calcext:value-type="float">
            <text:p>115387</text:p>
          </table:table-cell>
          <table:table-cell table:formula="of:=[.C110]-[.A110]" office:value-type="float" office:value="234225" calcext:value-type="float">
            <text:p>234225</text:p>
          </table:table-cell>
          <table:table-cell/>
          <table:table-cell table:formula="of:=[.E110]/[.G110]" office:value-type="percentage" office:value="0.507366848116128" calcext:value-type="percentage">
            <text:p>50,74 %</text:p>
          </table:table-cell>
        </table:table-row>
        <table:table-row table:style-name="ro1">
          <table:table-cell office:value-type="float" office:value="86663600954000" calcext:value-type="float">
            <text:p>86663600954000</text:p>
          </table:table-cell>
          <table:table-cell office:value-type="float" office:value="86663601048580" calcext:value-type="float">
            <text:p>86663601048580</text:p>
          </table:table-cell>
          <table:table-cell office:value-type="float" office:value="86663601180870" calcext:value-type="float">
            <text:p>86663601180870</text:p>
          </table:table-cell>
          <table:table-cell/>
          <table:table-cell table:formula="of:=[.B111]-[.A111]" office:value-type="float" office:value="94580" calcext:value-type="float">
            <text:p>94580</text:p>
          </table:table-cell>
          <table:table-cell table:formula="of:=[.C111]-[.B111]" office:value-type="float" office:value="132290" calcext:value-type="float">
            <text:p>132290</text:p>
          </table:table-cell>
          <table:table-cell table:formula="of:=[.C111]-[.A111]" office:value-type="float" office:value="226870" calcext:value-type="float">
            <text:p>226870</text:p>
          </table:table-cell>
          <table:table-cell/>
          <table:table-cell table:formula="of:=[.E111]/[.G111]" office:value-type="percentage" office:value="0.416890730374223" calcext:value-type="percentage">
            <text:p>41,69 %</text:p>
          </table:table-cell>
        </table:table-row>
        <table:table-row table:style-name="ro1">
          <table:table-cell office:value-type="float" office:value="86663605465870" calcext:value-type="float">
            <text:p>86663605465870</text:p>
          </table:table-cell>
          <table:table-cell office:value-type="float" office:value="86663605571451" calcext:value-type="float">
            <text:p>86663605571451</text:p>
          </table:table-cell>
          <table:table-cell office:value-type="float" office:value="86663605700032" calcext:value-type="float">
            <text:p>86663605700032</text:p>
          </table:table-cell>
          <table:table-cell/>
          <table:table-cell table:formula="of:=[.B112]-[.A112]" office:value-type="float" office:value="105581" calcext:value-type="float">
            <text:p>105581</text:p>
          </table:table-cell>
          <table:table-cell table:formula="of:=[.C112]-[.B112]" office:value-type="float" office:value="128581" calcext:value-type="float">
            <text:p>128581</text:p>
          </table:table-cell>
          <table:table-cell table:formula="of:=[.C112]-[.A112]" office:value-type="float" office:value="234162" calcext:value-type="float">
            <text:p>234162</text:p>
          </table:table-cell>
          <table:table-cell/>
          <table:table-cell table:formula="of:=[.E112]/[.G112]" office:value-type="percentage" office:value="0.450888700984788" calcext:value-type="percentage">
            <text:p>45,09 %</text:p>
          </table:table-cell>
        </table:table-row>
        <table:table-row table:style-name="ro1">
          <table:table-cell office:value-type="float" office:value="86663609979322" calcext:value-type="float">
            <text:p>86663609979322</text:p>
          </table:table-cell>
          <table:table-cell office:value-type="float" office:value="86663610074516" calcext:value-type="float">
            <text:p>86663610074516</text:p>
          </table:table-cell>
          <table:table-cell office:value-type="float" office:value="86663610190741" calcext:value-type="float">
            <text:p>86663610190741</text:p>
          </table:table-cell>
          <table:table-cell/>
          <table:table-cell table:formula="of:=[.B113]-[.A113]" office:value-type="float" office:value="95194" calcext:value-type="float">
            <text:p>95194</text:p>
          </table:table-cell>
          <table:table-cell table:formula="of:=[.C113]-[.B113]" office:value-type="float" office:value="116225" calcext:value-type="float">
            <text:p>116225</text:p>
          </table:table-cell>
          <table:table-cell table:formula="of:=[.C113]-[.A113]" office:value-type="float" office:value="211419" calcext:value-type="float">
            <text:p>211419</text:p>
          </table:table-cell>
          <table:table-cell/>
          <table:table-cell table:formula="of:=[.E113]/[.G113]" office:value-type="percentage" office:value="0.450262275386791" calcext:value-type="percentage">
            <text:p>45,03 %</text:p>
          </table:table-cell>
        </table:table-row>
        <table:table-row table:style-name="ro1">
          <table:table-cell office:value-type="float" office:value="86663614490387" calcext:value-type="float">
            <text:p>86663614490387</text:p>
          </table:table-cell>
          <table:table-cell office:value-type="float" office:value="86663614585096" calcext:value-type="float">
            <text:p>86663614585096</text:p>
          </table:table-cell>
          <table:table-cell office:value-type="float" office:value="86663614892032" calcext:value-type="float">
            <text:p>86663614892032</text:p>
          </table:table-cell>
          <table:table-cell/>
          <table:table-cell table:formula="of:=[.B114]-[.A114]" office:value-type="float" office:value="94709" calcext:value-type="float">
            <text:p>94709</text:p>
          </table:table-cell>
          <table:table-cell table:formula="of:=[.C114]-[.B114]" office:value-type="float" office:value="306936" calcext:value-type="float">
            <text:p>306936</text:p>
          </table:table-cell>
          <table:table-cell table:formula="of:=[.C114]-[.A114]" office:value-type="float" office:value="401645" calcext:value-type="float">
            <text:p>401645</text:p>
          </table:table-cell>
          <table:table-cell/>
          <table:table-cell table:formula="of:=[.E114]/[.G114]" office:value-type="percentage" office:value="0.235802761144792" calcext:value-type="percentage">
            <text:p>23,58 %</text:p>
          </table:table-cell>
        </table:table-row>
        <table:table-row table:style-name="ro1">
          <table:table-cell office:value-type="float" office:value="86663619002935" calcext:value-type="float">
            <text:p>86663619002935</text:p>
          </table:table-cell>
          <table:table-cell office:value-type="float" office:value="86663619097000" calcext:value-type="float">
            <text:p>86663619097000</text:p>
          </table:table-cell>
          <table:table-cell office:value-type="float" office:value="86663619213322" calcext:value-type="float">
            <text:p>86663619213322</text:p>
          </table:table-cell>
          <table:table-cell/>
          <table:table-cell table:formula="of:=[.B115]-[.A115]" office:value-type="float" office:value="94065" calcext:value-type="float">
            <text:p>94065</text:p>
          </table:table-cell>
          <table:table-cell table:formula="of:=[.C115]-[.B115]" office:value-type="float" office:value="116322" calcext:value-type="float">
            <text:p>116322</text:p>
          </table:table-cell>
          <table:table-cell table:formula="of:=[.C115]-[.A115]" office:value-type="float" office:value="210387" calcext:value-type="float">
            <text:p>210387</text:p>
          </table:table-cell>
          <table:table-cell/>
          <table:table-cell table:formula="of:=[.E115]/[.G115]" office:value-type="percentage" office:value="0.447104621483267" calcext:value-type="percentage">
            <text:p>44,71 %</text:p>
          </table:table-cell>
        </table:table-row>
        <table:table-row table:style-name="ro1">
          <table:table-cell office:value-type="float" office:value="86663623515290" calcext:value-type="float">
            <text:p>86663623515290</text:p>
          </table:table-cell>
          <table:table-cell office:value-type="float" office:value="86663623621483" calcext:value-type="float">
            <text:p>86663623621483</text:p>
          </table:table-cell>
          <table:table-cell office:value-type="float" office:value="86663623770032" calcext:value-type="float">
            <text:p>86663623770032</text:p>
          </table:table-cell>
          <table:table-cell/>
          <table:table-cell table:formula="of:=[.B116]-[.A116]" office:value-type="float" office:value="106193" calcext:value-type="float">
            <text:p>106193</text:p>
          </table:table-cell>
          <table:table-cell table:formula="of:=[.C116]-[.B116]" office:value-type="float" office:value="148549" calcext:value-type="float">
            <text:p>148549</text:p>
          </table:table-cell>
          <table:table-cell table:formula="of:=[.C116]-[.A116]" office:value-type="float" office:value="254742" calcext:value-type="float">
            <text:p>254742</text:p>
          </table:table-cell>
          <table:table-cell/>
          <table:table-cell table:formula="of:=[.E116]/[.G116]" office:value-type="percentage" office:value="0.416864906454373" calcext:value-type="percentage">
            <text:p>41,69 %</text:p>
          </table:table-cell>
        </table:table-row>
        <table:table-row table:style-name="ro1">
          <table:table-cell office:value-type="float" office:value="86663628026903" calcext:value-type="float">
            <text:p>86663628026903</text:p>
          </table:table-cell>
          <table:table-cell office:value-type="float" office:value="86663628122354" calcext:value-type="float">
            <text:p>86663628122354</text:p>
          </table:table-cell>
          <table:table-cell office:value-type="float" office:value="86663628348032" calcext:value-type="float">
            <text:p>86663628348032</text:p>
          </table:table-cell>
          <table:table-cell/>
          <table:table-cell table:formula="of:=[.B117]-[.A117]" office:value-type="float" office:value="95451" calcext:value-type="float">
            <text:p>95451</text:p>
          </table:table-cell>
          <table:table-cell table:formula="of:=[.C117]-[.B117]" office:value-type="float" office:value="225678" calcext:value-type="float">
            <text:p>225678</text:p>
          </table:table-cell>
          <table:table-cell table:formula="of:=[.C117]-[.A117]" office:value-type="float" office:value="321129" calcext:value-type="float">
            <text:p>321129</text:p>
          </table:table-cell>
          <table:table-cell/>
          <table:table-cell table:formula="of:=[.E117]/[.G117]" office:value-type="percentage" office:value="0.297235690330054" calcext:value-type="percentage">
            <text:p>29,72 %</text:p>
          </table:table-cell>
        </table:table-row>
        <table:table-row table:style-name="ro1">
          <table:table-cell office:value-type="float" office:value="86663632538709" calcext:value-type="float">
            <text:p>86663632538709</text:p>
          </table:table-cell>
          <table:table-cell office:value-type="float" office:value="86663632657741" calcext:value-type="float">
            <text:p>86663632657741</text:p>
          </table:table-cell>
          <table:table-cell office:value-type="float" office:value="86663632947870" calcext:value-type="float">
            <text:p>86663632947870</text:p>
          </table:table-cell>
          <table:table-cell/>
          <table:table-cell table:formula="of:=[.B118]-[.A118]" office:value-type="float" office:value="119032" calcext:value-type="float">
            <text:p>119032</text:p>
          </table:table-cell>
          <table:table-cell table:formula="of:=[.C118]-[.B118]" office:value-type="float" office:value="290129" calcext:value-type="float">
            <text:p>290129</text:p>
          </table:table-cell>
          <table:table-cell table:formula="of:=[.C118]-[.A118]" office:value-type="float" office:value="409161" calcext:value-type="float">
            <text:p>409161</text:p>
          </table:table-cell>
          <table:table-cell/>
          <table:table-cell table:formula="of:=[.E118]/[.G118]" office:value-type="percentage" office:value="0.290917267285983" calcext:value-type="percentage">
            <text:p>29,09 %</text:p>
          </table:table-cell>
        </table:table-row>
        <table:table-row table:style-name="ro1">
          <table:table-cell office:value-type="float" office:value="86663637051903" calcext:value-type="float">
            <text:p>86663637051903</text:p>
          </table:table-cell>
          <table:table-cell office:value-type="float" office:value="86663637146548" calcext:value-type="float">
            <text:p>86663637146548</text:p>
          </table:table-cell>
          <table:table-cell office:value-type="float" office:value="86663637261451" calcext:value-type="float">
            <text:p>86663637261451</text:p>
          </table:table-cell>
          <table:table-cell/>
          <table:table-cell table:formula="of:=[.B119]-[.A119]" office:value-type="float" office:value="94645" calcext:value-type="float">
            <text:p>94645</text:p>
          </table:table-cell>
          <table:table-cell table:formula="of:=[.C119]-[.B119]" office:value-type="float" office:value="114903" calcext:value-type="float">
            <text:p>114903</text:p>
          </table:table-cell>
          <table:table-cell table:formula="of:=[.C119]-[.A119]" office:value-type="float" office:value="209548" calcext:value-type="float">
            <text:p>209548</text:p>
          </table:table-cell>
          <table:table-cell/>
          <table:table-cell table:formula="of:=[.E119]/[.G119]" office:value-type="percentage" office:value="0.451662626224063" calcext:value-type="percentage">
            <text:p>45,17 %</text:p>
          </table:table-cell>
        </table:table-row>
        <table:table-row table:style-name="ro1">
          <table:table-cell office:value-type="float" office:value="86663641564838" calcext:value-type="float">
            <text:p>86663641564838</text:p>
          </table:table-cell>
          <table:table-cell office:value-type="float" office:value="86663641703290" calcext:value-type="float">
            <text:p>86663641703290</text:p>
          </table:table-cell>
          <table:table-cell office:value-type="float" office:value="86663641850193" calcext:value-type="float">
            <text:p>86663641850193</text:p>
          </table:table-cell>
          <table:table-cell/>
          <table:table-cell table:formula="of:=[.B120]-[.A120]" office:value-type="float" office:value="138452" calcext:value-type="float">
            <text:p>138452</text:p>
          </table:table-cell>
          <table:table-cell table:formula="of:=[.C120]-[.B120]" office:value-type="float" office:value="146903" calcext:value-type="float">
            <text:p>146903</text:p>
          </table:table-cell>
          <table:table-cell table:formula="of:=[.C120]-[.A120]" office:value-type="float" office:value="285355" calcext:value-type="float">
            <text:p>285355</text:p>
          </table:table-cell>
          <table:table-cell/>
          <table:table-cell table:formula="of:=[.E120]/[.G120]" office:value-type="percentage" office:value="0.485192129102346" calcext:value-type="percentage">
            <text:p>48,52 %</text:p>
          </table:table-cell>
        </table:table-row>
        <table:table-row table:style-name="ro1">
          <table:table-cell office:value-type="float" office:value="86663646076516" calcext:value-type="float">
            <text:p>86663646076516</text:p>
          </table:table-cell>
          <table:table-cell office:value-type="float" office:value="86663646171129" calcext:value-type="float">
            <text:p>86663646171129</text:p>
          </table:table-cell>
          <table:table-cell office:value-type="float" office:value="86663646287645" calcext:value-type="float">
            <text:p>86663646287645</text:p>
          </table:table-cell>
          <table:table-cell/>
          <table:table-cell table:formula="of:=[.B121]-[.A121]" office:value-type="float" office:value="94613" calcext:value-type="float">
            <text:p>94613</text:p>
          </table:table-cell>
          <table:table-cell table:formula="of:=[.C121]-[.B121]" office:value-type="float" office:value="116516" calcext:value-type="float">
            <text:p>116516</text:p>
          </table:table-cell>
          <table:table-cell table:formula="of:=[.C121]-[.A121]" office:value-type="float" office:value="211129" calcext:value-type="float">
            <text:p>211129</text:p>
          </table:table-cell>
          <table:table-cell/>
          <table:table-cell table:formula="of:=[.E121]/[.G121]" office:value-type="percentage" office:value="0.448128869080041" calcext:value-type="percentage">
            <text:p>44,81 %</text:p>
          </table:table-cell>
        </table:table-row>
        <table:table-row table:style-name="ro1">
          <table:table-cell office:value-type="float" office:value="86663650588387" calcext:value-type="float">
            <text:p>86663650588387</text:p>
          </table:table-cell>
          <table:table-cell office:value-type="float" office:value="86663650682903" calcext:value-type="float">
            <text:p>86663650682903</text:p>
          </table:table-cell>
          <table:table-cell office:value-type="float" office:value="86663650799322" calcext:value-type="float">
            <text:p>86663650799322</text:p>
          </table:table-cell>
          <table:table-cell/>
          <table:table-cell table:formula="of:=[.B122]-[.A122]" office:value-type="float" office:value="94516" calcext:value-type="float">
            <text:p>94516</text:p>
          </table:table-cell>
          <table:table-cell table:formula="of:=[.C122]-[.B122]" office:value-type="float" office:value="116419" calcext:value-type="float">
            <text:p>116419</text:p>
          </table:table-cell>
          <table:table-cell table:formula="of:=[.C122]-[.A122]" office:value-type="float" office:value="210935" calcext:value-type="float">
            <text:p>210935</text:p>
          </table:table-cell>
          <table:table-cell/>
          <table:table-cell table:formula="of:=[.E122]/[.G122]" office:value-type="percentage" office:value="0.448081162443407" calcext:value-type="percentage">
            <text:p>44,81 %</text:p>
          </table:table-cell>
        </table:table-row>
        <table:table-row table:style-name="ro1">
          <table:table-cell office:value-type="float" office:value="86663655100935" calcext:value-type="float">
            <text:p>86663655100935</text:p>
          </table:table-cell>
          <table:table-cell office:value-type="float" office:value="86663655213935" calcext:value-type="float">
            <text:p>86663655213935</text:p>
          </table:table-cell>
          <table:table-cell office:value-type="float" office:value="86663655328774" calcext:value-type="float">
            <text:p>86663655328774</text:p>
          </table:table-cell>
          <table:table-cell/>
          <table:table-cell table:formula="of:=[.B123]-[.A123]" office:value-type="float" office:value="113000" calcext:value-type="float">
            <text:p>113000</text:p>
          </table:table-cell>
          <table:table-cell table:formula="of:=[.C123]-[.B123]" office:value-type="float" office:value="114839" calcext:value-type="float">
            <text:p>114839</text:p>
          </table:table-cell>
          <table:table-cell table:formula="of:=[.C123]-[.A123]" office:value-type="float" office:value="227839" calcext:value-type="float">
            <text:p>227839</text:p>
          </table:table-cell>
          <table:table-cell/>
          <table:table-cell table:formula="of:=[.E123]/[.G123]" office:value-type="percentage" office:value="0.495964255461093" calcext:value-type="percentage">
            <text:p>49,60 %</text:p>
          </table:table-cell>
        </table:table-row>
        <table:table-row table:style-name="ro1">
          <table:table-cell office:value-type="float" office:value="86663659612870" calcext:value-type="float">
            <text:p>86663659612870</text:p>
          </table:table-cell>
          <table:table-cell office:value-type="float" office:value="86663659707419" calcext:value-type="float">
            <text:p>86663659707419</text:p>
          </table:table-cell>
          <table:table-cell office:value-type="float" office:value="86663659938161" calcext:value-type="float">
            <text:p>86663659938161</text:p>
          </table:table-cell>
          <table:table-cell/>
          <table:table-cell table:formula="of:=[.B124]-[.A124]" office:value-type="float" office:value="94549" calcext:value-type="float">
            <text:p>94549</text:p>
          </table:table-cell>
          <table:table-cell table:formula="of:=[.C124]-[.B124]" office:value-type="float" office:value="230742" calcext:value-type="float">
            <text:p>230742</text:p>
          </table:table-cell>
          <table:table-cell table:formula="of:=[.C124]-[.A124]" office:value-type="float" office:value="325291" calcext:value-type="float">
            <text:p>325291</text:p>
          </table:table-cell>
          <table:table-cell/>
          <table:table-cell table:formula="of:=[.E124]/[.G124]" office:value-type="percentage" office:value="0.290659747733568" calcext:value-type="percentage">
            <text:p>29,07 %</text:p>
          </table:table-cell>
        </table:table-row>
        <table:table-row table:style-name="ro1">
          <table:table-cell office:value-type="float" office:value="86663664124903" calcext:value-type="float">
            <text:p>86663664124903</text:p>
          </table:table-cell>
          <table:table-cell office:value-type="float" office:value="86663664218838" calcext:value-type="float">
            <text:p>86663664218838</text:p>
          </table:table-cell>
          <table:table-cell office:value-type="float" office:value="86663664356935" calcext:value-type="float">
            <text:p>86663664356935</text:p>
          </table:table-cell>
          <table:table-cell/>
          <table:table-cell table:formula="of:=[.B125]-[.A125]" office:value-type="float" office:value="93935" calcext:value-type="float">
            <text:p>93935</text:p>
          </table:table-cell>
          <table:table-cell table:formula="of:=[.C125]-[.B125]" office:value-type="float" office:value="138097" calcext:value-type="float">
            <text:p>138097</text:p>
          </table:table-cell>
          <table:table-cell table:formula="of:=[.C125]-[.A125]" office:value-type="float" office:value="232032" calcext:value-type="float">
            <text:p>232032</text:p>
          </table:table-cell>
          <table:table-cell/>
          <table:table-cell table:formula="of:=[.E125]/[.G125]" office:value-type="percentage" office:value="0.404836401875603" calcext:value-type="percentage">
            <text:p>40,48 %</text:p>
          </table:table-cell>
        </table:table-row>
        <table:table-row table:style-name="ro1">
          <table:table-cell office:value-type="float" office:value="86663668637451" calcext:value-type="float">
            <text:p>86663668637451</text:p>
          </table:table-cell>
          <table:table-cell office:value-type="float" office:value="86663668732645" calcext:value-type="float">
            <text:p>86663668732645</text:p>
          </table:table-cell>
          <table:table-cell office:value-type="float" office:value="86663668849741" calcext:value-type="float">
            <text:p>86663668849741</text:p>
          </table:table-cell>
          <table:table-cell/>
          <table:table-cell table:formula="of:=[.B126]-[.A126]" office:value-type="float" office:value="95194" calcext:value-type="float">
            <text:p>95194</text:p>
          </table:table-cell>
          <table:table-cell table:formula="of:=[.C126]-[.B126]" office:value-type="float" office:value="117096" calcext:value-type="float">
            <text:p>117096</text:p>
          </table:table-cell>
          <table:table-cell table:formula="of:=[.C126]-[.A126]" office:value-type="float" office:value="212290" calcext:value-type="float">
            <text:p>212290</text:p>
          </table:table-cell>
          <table:table-cell/>
          <table:table-cell table:formula="of:=[.E126]/[.G126]" office:value-type="percentage" office:value="0.448414904140562" calcext:value-type="percentage">
            <text:p>44,84 %</text:p>
          </table:table-cell>
        </table:table-row>
        <table:table-row table:style-name="ro1">
          <table:table-cell office:value-type="float" office:value="86663673148935" calcext:value-type="float">
            <text:p>86663673148935</text:p>
          </table:table-cell>
          <table:table-cell office:value-type="float" office:value="86663673335838" calcext:value-type="float">
            <text:p>86663673335838</text:p>
          </table:table-cell>
          <table:table-cell office:value-type="float" office:value="86663674387225" calcext:value-type="float">
            <text:p>86663674387225</text:p>
          </table:table-cell>
          <table:table-cell/>
          <table:table-cell table:formula="of:=[.B127]-[.A127]" office:value-type="float" office:value="186903" calcext:value-type="float">
            <text:p>186903</text:p>
          </table:table-cell>
          <table:table-cell table:formula="of:=[.C127]-[.B127]" office:value-type="float" office:value="1051387" calcext:value-type="float">
            <text:p>1051387</text:p>
          </table:table-cell>
          <table:table-cell table:formula="of:=[.C127]-[.A127]" office:value-type="float" office:value="1238290" calcext:value-type="float">
            <text:p>1238290</text:p>
          </table:table-cell>
          <table:table-cell/>
          <table:table-cell table:formula="of:=[.E127]/[.G127]" office:value-type="percentage" office:value="0.150936371932261" calcext:value-type="percentage">
            <text:p>15,09 %</text:p>
          </table:table-cell>
        </table:table-row>
        <table:table-row table:style-name="ro1">
          <table:table-cell office:value-type="float" office:value="86663677661935" calcext:value-type="float">
            <text:p>86663677661935</text:p>
          </table:table-cell>
          <table:table-cell office:value-type="float" office:value="86663677756516" calcext:value-type="float">
            <text:p>86663677756516</text:p>
          </table:table-cell>
          <table:table-cell office:value-type="float" office:value="86663677873580" calcext:value-type="float">
            <text:p>86663677873580</text:p>
          </table:table-cell>
          <table:table-cell/>
          <table:table-cell table:formula="of:=[.B128]-[.A128]" office:value-type="float" office:value="94581" calcext:value-type="float">
            <text:p>94581</text:p>
          </table:table-cell>
          <table:table-cell table:formula="of:=[.C128]-[.B128]" office:value-type="float" office:value="117064" calcext:value-type="float">
            <text:p>117064</text:p>
          </table:table-cell>
          <table:table-cell table:formula="of:=[.C128]-[.A128]" office:value-type="float" office:value="211645" calcext:value-type="float">
            <text:p>211645</text:p>
          </table:table-cell>
          <table:table-cell/>
          <table:table-cell table:formula="of:=[.E128]/[.G128]" office:value-type="percentage" office:value="0.446885114224291" calcext:value-type="percentage">
            <text:p>44,69 %</text:p>
          </table:table-cell>
        </table:table-row>
        <table:table-row table:style-name="ro1">
          <table:table-cell office:value-type="float" office:value="86663682174032" calcext:value-type="float">
            <text:p>86663682174032</text:p>
          </table:table-cell>
          <table:table-cell office:value-type="float" office:value="86663682285419" calcext:value-type="float">
            <text:p>86663682285419</text:p>
          </table:table-cell>
          <table:table-cell office:value-type="float" office:value="86663682403967" calcext:value-type="float">
            <text:p>86663682403967</text:p>
          </table:table-cell>
          <table:table-cell/>
          <table:table-cell table:formula="of:=[.B129]-[.A129]" office:value-type="float" office:value="111387" calcext:value-type="float">
            <text:p>111387</text:p>
          </table:table-cell>
          <table:table-cell table:formula="of:=[.C129]-[.B129]" office:value-type="float" office:value="118548" calcext:value-type="float">
            <text:p>118548</text:p>
          </table:table-cell>
          <table:table-cell table:formula="of:=[.C129]-[.A129]" office:value-type="float" office:value="229935" calcext:value-type="float">
            <text:p>229935</text:p>
          </table:table-cell>
          <table:table-cell/>
          <table:table-cell table:formula="of:=[.E129]/[.G129]" office:value-type="percentage" office:value="0.484428207971818" calcext:value-type="percentage">
            <text:p>48,44 %</text:p>
          </table:table-cell>
        </table:table-row>
        <table:table-row table:style-name="ro1">
          <table:table-cell office:value-type="float" office:value="86663686686580" calcext:value-type="float">
            <text:p>86663686686580</text:p>
          </table:table-cell>
          <table:table-cell office:value-type="float" office:value="86663686783870" calcext:value-type="float">
            <text:p>86663686783870</text:p>
          </table:table-cell>
          <table:table-cell office:value-type="float" office:value="86663687018000" calcext:value-type="float">
            <text:p>86663687018000</text:p>
          </table:table-cell>
          <table:table-cell/>
          <table:table-cell table:formula="of:=[.B130]-[.A130]" office:value-type="float" office:value="97290" calcext:value-type="float">
            <text:p>97290</text:p>
          </table:table-cell>
          <table:table-cell table:formula="of:=[.C130]-[.B130]" office:value-type="float" office:value="234130" calcext:value-type="float">
            <text:p>234130</text:p>
          </table:table-cell>
          <table:table-cell table:formula="of:=[.C130]-[.A130]" office:value-type="float" office:value="331420" calcext:value-type="float">
            <text:p>331420</text:p>
          </table:table-cell>
          <table:table-cell/>
          <table:table-cell table:formula="of:=[.E130]/[.G130]" office:value-type="percentage" office:value="0.293555005732907" calcext:value-type="percentage">
            <text:p>29,36 %</text:p>
          </table:table-cell>
        </table:table-row>
        <table:table-row table:style-name="ro1">
          <table:table-cell office:value-type="float" office:value="86663691198032" calcext:value-type="float">
            <text:p>86663691198032</text:p>
          </table:table-cell>
          <table:table-cell office:value-type="float" office:value="86663691295870" calcext:value-type="float">
            <text:p>86663691295870</text:p>
          </table:table-cell>
          <table:table-cell office:value-type="float" office:value="86663691417225" calcext:value-type="float">
            <text:p>86663691417225</text:p>
          </table:table-cell>
          <table:table-cell/>
          <table:table-cell table:formula="of:=[.B131]-[.A131]" office:value-type="float" office:value="97838" calcext:value-type="float">
            <text:p>97838</text:p>
          </table:table-cell>
          <table:table-cell table:formula="of:=[.C131]-[.B131]" office:value-type="float" office:value="121355" calcext:value-type="float">
            <text:p>121355</text:p>
          </table:table-cell>
          <table:table-cell table:formula="of:=[.C131]-[.A131]" office:value-type="float" office:value="219193" calcext:value-type="float">
            <text:p>219193</text:p>
          </table:table-cell>
          <table:table-cell/>
          <table:table-cell table:formula="of:=[.E131]/[.G131]" office:value-type="percentage" office:value="0.446355494929126" calcext:value-type="percentage">
            <text:p>44,64 %</text:p>
          </table:table-cell>
        </table:table-row>
        <table:table-row table:style-name="ro1">
          <table:table-cell office:value-type="float" office:value="86663695711032" calcext:value-type="float">
            <text:p>86663695711032</text:p>
          </table:table-cell>
          <table:table-cell office:value-type="float" office:value="86663695805677" calcext:value-type="float">
            <text:p>86663695805677</text:p>
          </table:table-cell>
          <table:table-cell office:value-type="float" office:value="86663695939225" calcext:value-type="float">
            <text:p>86663695939225</text:p>
          </table:table-cell>
          <table:table-cell/>
          <table:table-cell table:formula="of:=[.B132]-[.A132]" office:value-type="float" office:value="94645" calcext:value-type="float">
            <text:p>94645</text:p>
          </table:table-cell>
          <table:table-cell table:formula="of:=[.C132]-[.B132]" office:value-type="float" office:value="133548" calcext:value-type="float">
            <text:p>133548</text:p>
          </table:table-cell>
          <table:table-cell table:formula="of:=[.C132]-[.A132]" office:value-type="float" office:value="228193" calcext:value-type="float">
            <text:p>228193</text:p>
          </table:table-cell>
          <table:table-cell/>
          <table:table-cell table:formula="of:=[.E132]/[.G132]" office:value-type="percentage" office:value="0.414758559640304" calcext:value-type="percentage">
            <text:p>41,48 %</text:p>
          </table:table-cell>
        </table:table-row>
        <table:table-row table:style-name="ro1">
          <table:table-cell office:value-type="float" office:value="86663700222161" calcext:value-type="float">
            <text:p>86663700222161</text:p>
          </table:table-cell>
          <table:table-cell office:value-type="float" office:value="86663700330225" calcext:value-type="float">
            <text:p>86663700330225</text:p>
          </table:table-cell>
          <table:table-cell office:value-type="float" office:value="86663700449741" calcext:value-type="float">
            <text:p>86663700449741</text:p>
          </table:table-cell>
          <table:table-cell/>
          <table:table-cell table:formula="of:=[.B133]-[.A133]" office:value-type="float" office:value="108064" calcext:value-type="float">
            <text:p>108064</text:p>
          </table:table-cell>
          <table:table-cell table:formula="of:=[.C133]-[.B133]" office:value-type="float" office:value="119516" calcext:value-type="float">
            <text:p>119516</text:p>
          </table:table-cell>
          <table:table-cell table:formula="of:=[.C133]-[.A133]" office:value-type="float" office:value="227580" calcext:value-type="float">
            <text:p>227580</text:p>
          </table:table-cell>
          <table:table-cell/>
          <table:table-cell table:formula="of:=[.E133]/[.G133]" office:value-type="percentage" office:value="0.474839616838035" calcext:value-type="percentage">
            <text:p>47,48 %</text:p>
          </table:table-cell>
        </table:table-row>
        <table:table-row table:style-name="ro1">
          <table:table-cell office:value-type="float" office:value="86663704734870" calcext:value-type="float">
            <text:p>86663704734870</text:p>
          </table:table-cell>
          <table:table-cell office:value-type="float" office:value="86663704829258" calcext:value-type="float">
            <text:p>86663704829258</text:p>
          </table:table-cell>
          <table:table-cell office:value-type="float" office:value="86663704983032" calcext:value-type="float">
            <text:p>86663704983032</text:p>
          </table:table-cell>
          <table:table-cell/>
          <table:table-cell table:formula="of:=[.B134]-[.A134]" office:value-type="float" office:value="94388" calcext:value-type="float">
            <text:p>94388</text:p>
          </table:table-cell>
          <table:table-cell table:formula="of:=[.C134]-[.B134]" office:value-type="float" office:value="153774" calcext:value-type="float">
            <text:p>153774</text:p>
          </table:table-cell>
          <table:table-cell table:formula="of:=[.C134]-[.A134]" office:value-type="float" office:value="248162" calcext:value-type="float">
            <text:p>248162</text:p>
          </table:table-cell>
          <table:table-cell/>
          <table:table-cell table:formula="of:=[.E134]/[.G134]" office:value-type="percentage" office:value="0.380348320854925" calcext:value-type="percentage">
            <text:p>38,03 %</text:p>
          </table:table-cell>
        </table:table-row>
        <table:table-row table:style-name="ro1">
          <table:table-cell office:value-type="float" office:value="86663709246935" calcext:value-type="float">
            <text:p>86663709246935</text:p>
          </table:table-cell>
          <table:table-cell office:value-type="float" office:value="86663709341709" calcext:value-type="float">
            <text:p>86663709341709</text:p>
          </table:table-cell>
          <table:table-cell office:value-type="float" office:value="86663709580193" calcext:value-type="float">
            <text:p>86663709580193</text:p>
          </table:table-cell>
          <table:table-cell/>
          <table:table-cell table:formula="of:=[.B135]-[.A135]" office:value-type="float" office:value="94774" calcext:value-type="float">
            <text:p>94774</text:p>
          </table:table-cell>
          <table:table-cell table:formula="of:=[.C135]-[.B135]" office:value-type="float" office:value="238484" calcext:value-type="float">
            <text:p>238484</text:p>
          </table:table-cell>
          <table:table-cell table:formula="of:=[.C135]-[.A135]" office:value-type="float" office:value="333258" calcext:value-type="float">
            <text:p>333258</text:p>
          </table:table-cell>
          <table:table-cell/>
          <table:table-cell table:formula="of:=[.E135]/[.G135]" office:value-type="percentage" office:value="0.284386271297313" calcext:value-type="percentage">
            <text:p>28,44 %</text:p>
          </table:table-cell>
        </table:table-row>
        <table:table-row table:style-name="ro1">
          <table:table-cell office:value-type="float" office:value="86663713758032" calcext:value-type="float">
            <text:p>86663713758032</text:p>
          </table:table-cell>
          <table:table-cell office:value-type="float" office:value="86663713871677" calcext:value-type="float">
            <text:p>86663713871677</text:p>
          </table:table-cell>
          <table:table-cell office:value-type="float" office:value="86663713986516" calcext:value-type="float">
            <text:p>86663713986516</text:p>
          </table:table-cell>
          <table:table-cell/>
          <table:table-cell table:formula="of:=[.B136]-[.A136]" office:value-type="float" office:value="113645" calcext:value-type="float">
            <text:p>113645</text:p>
          </table:table-cell>
          <table:table-cell table:formula="of:=[.C136]-[.B136]" office:value-type="float" office:value="114839" calcext:value-type="float">
            <text:p>114839</text:p>
          </table:table-cell>
          <table:table-cell table:formula="of:=[.C136]-[.A136]" office:value-type="float" office:value="228484" calcext:value-type="float">
            <text:p>228484</text:p>
          </table:table-cell>
          <table:table-cell/>
          <table:table-cell table:formula="of:=[.E136]/[.G136]" office:value-type="percentage" office:value="0.497387125575533" calcext:value-type="percentage">
            <text:p>49,74 %</text:p>
          </table:table-cell>
        </table:table-row>
        <table:table-row table:style-name="ro1">
          <table:table-cell office:value-type="float" office:value="86663718271064" calcext:value-type="float">
            <text:p>86663718271064</text:p>
          </table:table-cell>
          <table:table-cell office:value-type="float" office:value="86663718405709" calcext:value-type="float">
            <text:p>86663718405709</text:p>
          </table:table-cell>
          <table:table-cell office:value-type="float" office:value="86663718522903" calcext:value-type="float">
            <text:p>86663718522903</text:p>
          </table:table-cell>
          <table:table-cell/>
          <table:table-cell table:formula="of:=[.B137]-[.A137]" office:value-type="float" office:value="134645" calcext:value-type="float">
            <text:p>134645</text:p>
          </table:table-cell>
          <table:table-cell table:formula="of:=[.C137]-[.B137]" office:value-type="float" office:value="117194" calcext:value-type="float">
            <text:p>117194</text:p>
          </table:table-cell>
          <table:table-cell table:formula="of:=[.C137]-[.A137]" office:value-type="float" office:value="251839" calcext:value-type="float">
            <text:p>251839</text:p>
          </table:table-cell>
          <table:table-cell/>
          <table:table-cell table:formula="of:=[.E137]/[.G137]" office:value-type="percentage" office:value="0.534647135670011" calcext:value-type="percentage">
            <text:p>53,46 %</text:p>
          </table:table-cell>
        </table:table-row>
        <table:table-row table:style-name="ro1">
          <table:table-cell office:value-type="float" office:value="86663722782548" calcext:value-type="float">
            <text:p>86663722782548</text:p>
          </table:table-cell>
          <table:table-cell office:value-type="float" office:value="86663722878387" calcext:value-type="float">
            <text:p>86663722878387</text:p>
          </table:table-cell>
          <table:table-cell office:value-type="float" office:value="86663722996322" calcext:value-type="float">
            <text:p>86663722996322</text:p>
          </table:table-cell>
          <table:table-cell/>
          <table:table-cell table:formula="of:=[.B138]-[.A138]" office:value-type="float" office:value="95839" calcext:value-type="float">
            <text:p>95839</text:p>
          </table:table-cell>
          <table:table-cell table:formula="of:=[.C138]-[.B138]" office:value-type="float" office:value="117935" calcext:value-type="float">
            <text:p>117935</text:p>
          </table:table-cell>
          <table:table-cell table:formula="of:=[.C138]-[.A138]" office:value-type="float" office:value="213774" calcext:value-type="float">
            <text:p>213774</text:p>
          </table:table-cell>
          <table:table-cell/>
          <table:table-cell table:formula="of:=[.E138]/[.G138]" office:value-type="percentage" office:value="0.448319253042933" calcext:value-type="percentage">
            <text:p>44,83 %</text:p>
          </table:table-cell>
        </table:table-row>
        <table:table-row table:style-name="ro1">
          <table:table-cell office:value-type="float" office:value="86663727294225" calcext:value-type="float">
            <text:p>86663727294225</text:p>
          </table:table-cell>
          <table:table-cell office:value-type="float" office:value="86663727389225" calcext:value-type="float">
            <text:p>86663727389225</text:p>
          </table:table-cell>
          <table:table-cell office:value-type="float" office:value="86663727505677" calcext:value-type="float">
            <text:p>86663727505677</text:p>
          </table:table-cell>
          <table:table-cell/>
          <table:table-cell table:formula="of:=[.B139]-[.A139]" office:value-type="float" office:value="95000" calcext:value-type="float">
            <text:p>95000</text:p>
          </table:table-cell>
          <table:table-cell table:formula="of:=[.C139]-[.B139]" office:value-type="float" office:value="116452" calcext:value-type="float">
            <text:p>116452</text:p>
          </table:table-cell>
          <table:table-cell table:formula="of:=[.C139]-[.A139]" office:value-type="float" office:value="211452" calcext:value-type="float">
            <text:p>211452</text:p>
          </table:table-cell>
          <table:table-cell/>
          <table:table-cell table:formula="of:=[.E139]/[.G139]" office:value-type="percentage" office:value="0.449274539848287" calcext:value-type="percentage">
            <text:p>44,93 %</text:p>
          </table:table-cell>
        </table:table-row>
        <table:table-row table:style-name="ro1">
          <table:table-cell office:value-type="float" office:value="86663731807193" calcext:value-type="float">
            <text:p>86663731807193</text:p>
          </table:table-cell>
          <table:table-cell office:value-type="float" office:value="86663731990709" calcext:value-type="float">
            <text:p>86663731990709</text:p>
          </table:table-cell>
          <table:table-cell office:value-type="float" office:value="86663732756677" calcext:value-type="float">
            <text:p>86663732756677</text:p>
          </table:table-cell>
          <table:table-cell/>
          <table:table-cell table:formula="of:=[.B140]-[.A140]" office:value-type="float" office:value="183516" calcext:value-type="float">
            <text:p>183516</text:p>
          </table:table-cell>
          <table:table-cell table:formula="of:=[.C140]-[.B140]" office:value-type="float" office:value="765968" calcext:value-type="float">
            <text:p>765968</text:p>
          </table:table-cell>
          <table:table-cell table:formula="of:=[.C140]-[.A140]" office:value-type="float" office:value="949484" calcext:value-type="float">
            <text:p>949484</text:p>
          </table:table-cell>
          <table:table-cell/>
          <table:table-cell table:formula="of:=[.E140]/[.G140]" office:value-type="percentage" office:value="0.193279718246964" calcext:value-type="percentage">
            <text:p>19,33 %</text:p>
          </table:table-cell>
        </table:table-row>
        <table:table-row table:style-name="ro1">
          <table:table-cell office:value-type="float" office:value="86663736319451" calcext:value-type="float">
            <text:p>86663736319451</text:p>
          </table:table-cell>
          <table:table-cell office:value-type="float" office:value="86663736414290" calcext:value-type="float">
            <text:p>86663736414290</text:p>
          </table:table-cell>
          <table:table-cell office:value-type="float" office:value="86663736529419" calcext:value-type="float">
            <text:p>86663736529419</text:p>
          </table:table-cell>
          <table:table-cell/>
          <table:table-cell table:formula="of:=[.B141]-[.A141]" office:value-type="float" office:value="94839" calcext:value-type="float">
            <text:p>94839</text:p>
          </table:table-cell>
          <table:table-cell table:formula="of:=[.C141]-[.B141]" office:value-type="float" office:value="115129" calcext:value-type="float">
            <text:p>115129</text:p>
          </table:table-cell>
          <table:table-cell table:formula="of:=[.C141]-[.A141]" office:value-type="float" office:value="209968" calcext:value-type="float">
            <text:p>209968</text:p>
          </table:table-cell>
          <table:table-cell/>
          <table:table-cell table:formula="of:=[.E141]/[.G141]" office:value-type="percentage" office:value="0.451683113617313" calcext:value-type="percentage">
            <text:p>45,17 %</text:p>
          </table:table-cell>
        </table:table-row>
        <table:table-row table:style-name="ro1">
          <table:table-cell office:value-type="float" office:value="86663740831516" calcext:value-type="float">
            <text:p>86663740831516</text:p>
          </table:table-cell>
          <table:table-cell office:value-type="float" office:value="86663740927032" calcext:value-type="float">
            <text:p>86663740927032</text:p>
          </table:table-cell>
          <table:table-cell office:value-type="float" office:value="86663741157774" calcext:value-type="float">
            <text:p>86663741157774</text:p>
          </table:table-cell>
          <table:table-cell/>
          <table:table-cell table:formula="of:=[.B142]-[.A142]" office:value-type="float" office:value="95516" calcext:value-type="float">
            <text:p>95516</text:p>
          </table:table-cell>
          <table:table-cell table:formula="of:=[.C142]-[.B142]" office:value-type="float" office:value="230742" calcext:value-type="float">
            <text:p>230742</text:p>
          </table:table-cell>
          <table:table-cell table:formula="of:=[.C142]-[.A142]" office:value-type="float" office:value="326258" calcext:value-type="float">
            <text:p>326258</text:p>
          </table:table-cell>
          <table:table-cell/>
          <table:table-cell table:formula="of:=[.E142]/[.G142]" office:value-type="percentage" office:value="0.292762169816526" calcext:value-type="percentage">
            <text:p>29,28 %</text:p>
          </table:table-cell>
        </table:table-row>
        <table:table-row table:style-name="ro1">
          <table:table-cell office:value-type="float" office:value="86663745344129" calcext:value-type="float">
            <text:p>86663745344129</text:p>
          </table:table-cell>
          <table:table-cell office:value-type="float" office:value="86663745460225" calcext:value-type="float">
            <text:p>86663745460225</text:p>
          </table:table-cell>
          <table:table-cell office:value-type="float" office:value="86663745659096" calcext:value-type="float">
            <text:p>86663745659096</text:p>
          </table:table-cell>
          <table:table-cell/>
          <table:table-cell table:formula="of:=[.B143]-[.A143]" office:value-type="float" office:value="116096" calcext:value-type="float">
            <text:p>116096</text:p>
          </table:table-cell>
          <table:table-cell table:formula="of:=[.C143]-[.B143]" office:value-type="float" office:value="198871" calcext:value-type="float">
            <text:p>198871</text:p>
          </table:table-cell>
          <table:table-cell table:formula="of:=[.C143]-[.A143]" office:value-type="float" office:value="314967" calcext:value-type="float">
            <text:p>314967</text:p>
          </table:table-cell>
          <table:table-cell/>
          <table:table-cell table:formula="of:=[.E143]/[.G143]" office:value-type="percentage" office:value="0.368597345118695" calcext:value-type="percentage">
            <text:p>36,86 %</text:p>
          </table:table-cell>
        </table:table-row>
        <table:table-row table:style-name="ro1">
          <table:table-cell office:value-type="float" office:value="86663749855580" calcext:value-type="float">
            <text:p>86663749855580</text:p>
          </table:table-cell>
          <table:table-cell office:value-type="float" office:value="86663749950451" calcext:value-type="float">
            <text:p>86663749950451</text:p>
          </table:table-cell>
          <table:table-cell office:value-type="float" office:value="86663750068387" calcext:value-type="float">
            <text:p>86663750068387</text:p>
          </table:table-cell>
          <table:table-cell/>
          <table:table-cell table:formula="of:=[.B144]-[.A144]" office:value-type="float" office:value="94871" calcext:value-type="float">
            <text:p>94871</text:p>
          </table:table-cell>
          <table:table-cell table:formula="of:=[.C144]-[.B144]" office:value-type="float" office:value="117936" calcext:value-type="float">
            <text:p>117936</text:p>
          </table:table-cell>
          <table:table-cell table:formula="of:=[.C144]-[.A144]" office:value-type="float" office:value="212807" calcext:value-type="float">
            <text:p>212807</text:p>
          </table:table-cell>
          <table:table-cell/>
          <table:table-cell table:formula="of:=[.E144]/[.G144]" office:value-type="percentage" office:value="0.445807703693957" calcext:value-type="percentage">
            <text:p>44,58 %</text:p>
          </table:table-cell>
        </table:table-row>
        <table:table-row table:style-name="ro1">
          <table:table-cell office:value-type="float" office:value="86663754368290" calcext:value-type="float">
            <text:p>86663754368290</text:p>
          </table:table-cell>
          <table:table-cell office:value-type="float" office:value="86663754461548" calcext:value-type="float">
            <text:p>86663754461548</text:p>
          </table:table-cell>
          <table:table-cell office:value-type="float" office:value="86663754576483" calcext:value-type="float">
            <text:p>86663754576483</text:p>
          </table:table-cell>
          <table:table-cell/>
          <table:table-cell table:formula="of:=[.B145]-[.A145]" office:value-type="float" office:value="93258" calcext:value-type="float">
            <text:p>93258</text:p>
          </table:table-cell>
          <table:table-cell table:formula="of:=[.C145]-[.B145]" office:value-type="float" office:value="114935" calcext:value-type="float">
            <text:p>114935</text:p>
          </table:table-cell>
          <table:table-cell table:formula="of:=[.C145]-[.A145]" office:value-type="float" office:value="208193" calcext:value-type="float">
            <text:p>208193</text:p>
          </table:table-cell>
          <table:table-cell/>
          <table:table-cell table:formula="of:=[.E145]/[.G145]" office:value-type="percentage" office:value="0.447940132473234" calcext:value-type="percentage">
            <text:p>44,79 %</text:p>
          </table:table-cell>
        </table:table-row>
        <table:table-row table:style-name="ro1">
          <table:table-cell office:value-type="float" office:value="86663758880580" calcext:value-type="float">
            <text:p>86663758880580</text:p>
          </table:table-cell>
          <table:table-cell office:value-type="float" office:value="86663758974838" calcext:value-type="float">
            <text:p>86663758974838</text:p>
          </table:table-cell>
          <table:table-cell office:value-type="float" office:value="86663759092258" calcext:value-type="float">
            <text:p>86663759092258</text:p>
          </table:table-cell>
          <table:table-cell/>
          <table:table-cell table:formula="of:=[.B146]-[.A146]" office:value-type="float" office:value="94258" calcext:value-type="float">
            <text:p>94258</text:p>
          </table:table-cell>
          <table:table-cell table:formula="of:=[.C146]-[.B146]" office:value-type="float" office:value="117420" calcext:value-type="float">
            <text:p>117420</text:p>
          </table:table-cell>
          <table:table-cell table:formula="of:=[.C146]-[.A146]" office:value-type="float" office:value="211678" calcext:value-type="float">
            <text:p>211678</text:p>
          </table:table-cell>
          <table:table-cell/>
          <table:table-cell table:formula="of:=[.E146]/[.G146]" office:value-type="percentage" office:value="0.445289543551999" calcext:value-type="percentage">
            <text:p>44,53 %</text:p>
          </table:table-cell>
        </table:table-row>
        <table:table-row table:style-name="ro1">
          <table:table-cell office:value-type="float" office:value="86663763392838" calcext:value-type="float">
            <text:p>86663763392838</text:p>
          </table:table-cell>
          <table:table-cell office:value-type="float" office:value="86663763487677" calcext:value-type="float">
            <text:p>86663763487677</text:p>
          </table:table-cell>
          <table:table-cell office:value-type="float" office:value="86663763605161" calcext:value-type="float">
            <text:p>86663763605161</text:p>
          </table:table-cell>
          <table:table-cell/>
          <table:table-cell table:formula="of:=[.B147]-[.A147]" office:value-type="float" office:value="94839" calcext:value-type="float">
            <text:p>94839</text:p>
          </table:table-cell>
          <table:table-cell table:formula="of:=[.C147]-[.B147]" office:value-type="float" office:value="117484" calcext:value-type="float">
            <text:p>117484</text:p>
          </table:table-cell>
          <table:table-cell table:formula="of:=[.C147]-[.A147]" office:value-type="float" office:value="212323" calcext:value-type="float">
            <text:p>212323</text:p>
          </table:table-cell>
          <table:table-cell/>
          <table:table-cell table:formula="of:=[.E147]/[.G147]" office:value-type="percentage" office:value="0.446673228995446" calcext:value-type="percentage">
            <text:p>44,67 %</text:p>
          </table:table-cell>
        </table:table-row>
        <table:table-row table:style-name="ro1">
          <table:table-cell office:value-type="float" office:value="86663767904838" calcext:value-type="float">
            <text:p>86663767904838</text:p>
          </table:table-cell>
          <table:table-cell office:value-type="float" office:value="86663768000741" calcext:value-type="float">
            <text:p>86663768000741</text:p>
          </table:table-cell>
          <table:table-cell office:value-type="float" office:value="86663768229000" calcext:value-type="float">
            <text:p>86663768229000</text:p>
          </table:table-cell>
          <table:table-cell/>
          <table:table-cell table:formula="of:=[.B148]-[.A148]" office:value-type="float" office:value="95903" calcext:value-type="float">
            <text:p>95903</text:p>
          </table:table-cell>
          <table:table-cell table:formula="of:=[.C148]-[.B148]" office:value-type="float" office:value="228259" calcext:value-type="float">
            <text:p>228259</text:p>
          </table:table-cell>
          <table:table-cell table:formula="of:=[.C148]-[.A148]" office:value-type="float" office:value="324162" calcext:value-type="float">
            <text:p>324162</text:p>
          </table:table-cell>
          <table:table-cell/>
          <table:table-cell table:formula="of:=[.E148]/[.G148]" office:value-type="percentage" office:value="0.295848989085704" calcext:value-type="percentage">
            <text:p>29,58 %</text:p>
          </table:table-cell>
        </table:table-row>
        <table:table-row table:style-name="ro1">
          <table:table-cell office:value-type="float" office:value="86663772416903" calcext:value-type="float">
            <text:p>86663772416903</text:p>
          </table:table-cell>
          <table:table-cell office:value-type="float" office:value="86663772557322" calcext:value-type="float">
            <text:p>86663772557322</text:p>
          </table:table-cell>
          <table:table-cell office:value-type="float" office:value="86663772747096" calcext:value-type="float">
            <text:p>86663772747096</text:p>
          </table:table-cell>
          <table:table-cell/>
          <table:table-cell table:formula="of:=[.B149]-[.A149]" office:value-type="float" office:value="140419" calcext:value-type="float">
            <text:p>140419</text:p>
          </table:table-cell>
          <table:table-cell table:formula="of:=[.C149]-[.B149]" office:value-type="float" office:value="189774" calcext:value-type="float">
            <text:p>189774</text:p>
          </table:table-cell>
          <table:table-cell table:formula="of:=[.C149]-[.A149]" office:value-type="float" office:value="330193" calcext:value-type="float">
            <text:p>330193</text:p>
          </table:table-cell>
          <table:table-cell/>
          <table:table-cell table:formula="of:=[.E149]/[.G149]" office:value-type="percentage" office:value="0.425263406553137" calcext:value-type="percentage">
            <text:p>42,53 %</text:p>
          </table:table-cell>
        </table:table-row>
        <table:table-row table:style-name="ro1">
          <table:table-cell office:value-type="float" office:value="86663776928451" calcext:value-type="float">
            <text:p>86663776928451</text:p>
          </table:table-cell>
          <table:table-cell office:value-type="float" office:value="86663777039548" calcext:value-type="float">
            <text:p>86663777039548</text:p>
          </table:table-cell>
          <table:table-cell office:value-type="float" office:value="86663777158838" calcext:value-type="float">
            <text:p>86663777158838</text:p>
          </table:table-cell>
          <table:table-cell/>
          <table:table-cell table:formula="of:=[.B150]-[.A150]" office:value-type="float" office:value="111097" calcext:value-type="float">
            <text:p>111097</text:p>
          </table:table-cell>
          <table:table-cell table:formula="of:=[.C150]-[.B150]" office:value-type="float" office:value="119290" calcext:value-type="float">
            <text:p>119290</text:p>
          </table:table-cell>
          <table:table-cell table:formula="of:=[.C150]-[.A150]" office:value-type="float" office:value="230387" calcext:value-type="float">
            <text:p>230387</text:p>
          </table:table-cell>
          <table:table-cell/>
          <table:table-cell table:formula="of:=[.E150]/[.G150]" office:value-type="percentage" office:value="0.482219048817859" calcext:value-type="percentage">
            <text:p>48,22 %</text:p>
          </table:table-cell>
        </table:table-row>
        <table:table-row table:style-name="ro1">
          <table:table-cell office:value-type="float" office:value="86663781440645" calcext:value-type="float">
            <text:p>86663781440645</text:p>
          </table:table-cell>
          <table:table-cell office:value-type="float" office:value="86663781536258" calcext:value-type="float">
            <text:p>86663781536258</text:p>
          </table:table-cell>
          <table:table-cell office:value-type="float" office:value="86663781653903" calcext:value-type="float">
            <text:p>86663781653903</text:p>
          </table:table-cell>
          <table:table-cell/>
          <table:table-cell table:formula="of:=[.B151]-[.A151]" office:value-type="float" office:value="95613" calcext:value-type="float">
            <text:p>95613</text:p>
          </table:table-cell>
          <table:table-cell table:formula="of:=[.C151]-[.B151]" office:value-type="float" office:value="117645" calcext:value-type="float">
            <text:p>117645</text:p>
          </table:table-cell>
          <table:table-cell table:formula="of:=[.C151]-[.A151]" office:value-type="float" office:value="213258" calcext:value-type="float">
            <text:p>213258</text:p>
          </table:table-cell>
          <table:table-cell/>
          <table:table-cell table:formula="of:=[.E151]/[.G151]" office:value-type="percentage" office:value="0.448344259066483" calcext:value-type="percentage">
            <text:p>44,83 %</text:p>
          </table:table-cell>
        </table:table-row>
        <table:table-row table:style-name="ro1">
          <table:table-cell office:value-type="float" office:value="86663785953516" calcext:value-type="float">
            <text:p>86663785953516</text:p>
          </table:table-cell>
          <table:table-cell office:value-type="float" office:value="86663786051322" calcext:value-type="float">
            <text:p>86663786051322</text:p>
          </table:table-cell>
          <table:table-cell office:value-type="float" office:value="86663786175645" calcext:value-type="float">
            <text:p>86663786175645</text:p>
          </table:table-cell>
          <table:table-cell/>
          <table:table-cell table:formula="of:=[.B152]-[.A152]" office:value-type="float" office:value="97806" calcext:value-type="float">
            <text:p>97806</text:p>
          </table:table-cell>
          <table:table-cell table:formula="of:=[.C152]-[.B152]" office:value-type="float" office:value="124323" calcext:value-type="float">
            <text:p>124323</text:p>
          </table:table-cell>
          <table:table-cell table:formula="of:=[.C152]-[.A152]" office:value-type="float" office:value="222129" calcext:value-type="float">
            <text:p>222129</text:p>
          </table:table-cell>
          <table:table-cell/>
          <table:table-cell table:formula="of:=[.E152]/[.G152]" office:value-type="percentage" office:value="0.440311710762665" calcext:value-type="percentage">
            <text:p>44,03 %</text:p>
          </table:table-cell>
        </table:table-row>
        <table:table-row table:style-name="ro1">
          <table:table-cell office:value-type="float" office:value="86663790465000" calcext:value-type="float">
            <text:p>86663790465000</text:p>
          </table:table-cell>
          <table:table-cell office:value-type="float" office:value="86663790653677" calcext:value-type="float">
            <text:p>86663790653677</text:p>
          </table:table-cell>
          <table:table-cell office:value-type="float" office:value="86663791155129" calcext:value-type="float">
            <text:p>86663791155129</text:p>
          </table:table-cell>
          <table:table-cell/>
          <table:table-cell table:formula="of:=[.B153]-[.A153]" office:value-type="float" office:value="188677" calcext:value-type="float">
            <text:p>188677</text:p>
          </table:table-cell>
          <table:table-cell table:formula="of:=[.C153]-[.B153]" office:value-type="float" office:value="501452" calcext:value-type="float">
            <text:p>501452</text:p>
          </table:table-cell>
          <table:table-cell table:formula="of:=[.C153]-[.A153]" office:value-type="float" office:value="690129" calcext:value-type="float">
            <text:p>690129</text:p>
          </table:table-cell>
          <table:table-cell/>
          <table:table-cell table:formula="of:=[.E153]/[.G153]" office:value-type="percentage" office:value="0.273393814779556" calcext:value-type="percentage">
            <text:p>27,34 %</text:p>
          </table:table-cell>
        </table:table-row>
        <table:table-row table:style-name="ro1">
          <table:table-cell office:value-type="float" office:value="86663794976967" calcext:value-type="float">
            <text:p>86663794976967</text:p>
          </table:table-cell>
          <table:table-cell office:value-type="float" office:value="86663795087709" calcext:value-type="float">
            <text:p>86663795087709</text:p>
          </table:table-cell>
          <table:table-cell office:value-type="float" office:value="86663795205193" calcext:value-type="float">
            <text:p>86663795205193</text:p>
          </table:table-cell>
          <table:table-cell/>
          <table:table-cell table:formula="of:=[.B154]-[.A154]" office:value-type="float" office:value="110742" calcext:value-type="float">
            <text:p>110742</text:p>
          </table:table-cell>
          <table:table-cell table:formula="of:=[.C154]-[.B154]" office:value-type="float" office:value="117484" calcext:value-type="float">
            <text:p>117484</text:p>
          </table:table-cell>
          <table:table-cell table:formula="of:=[.C154]-[.A154]" office:value-type="float" office:value="228226" calcext:value-type="float">
            <text:p>228226</text:p>
          </table:table-cell>
          <table:table-cell/>
          <table:table-cell table:formula="of:=[.E154]/[.G154]" office:value-type="percentage" office:value="0.485229553162216" calcext:value-type="percentage">
            <text:p>48,52 %</text:p>
          </table:table-cell>
        </table:table-row>
        <table:table-row table:style-name="ro1">
          <table:table-cell office:value-type="float" office:value="86663799490000" calcext:value-type="float">
            <text:p>86663799490000</text:p>
          </table:table-cell>
          <table:table-cell office:value-type="float" office:value="86663799585225" calcext:value-type="float">
            <text:p>86663799585225</text:p>
          </table:table-cell>
          <table:table-cell office:value-type="float" office:value="86663799814193" calcext:value-type="float">
            <text:p>86663799814193</text:p>
          </table:table-cell>
          <table:table-cell/>
          <table:table-cell table:formula="of:=[.B155]-[.A155]" office:value-type="float" office:value="95225" calcext:value-type="float">
            <text:p>95225</text:p>
          </table:table-cell>
          <table:table-cell table:formula="of:=[.C155]-[.B155]" office:value-type="float" office:value="228968" calcext:value-type="float">
            <text:p>228968</text:p>
          </table:table-cell>
          <table:table-cell table:formula="of:=[.C155]-[.A155]" office:value-type="float" office:value="324193" calcext:value-type="float">
            <text:p>324193</text:p>
          </table:table-cell>
          <table:table-cell/>
          <table:table-cell table:formula="of:=[.E155]/[.G155]" office:value-type="percentage" office:value="0.293729352577014" calcext:value-type="percentage">
            <text:p>29,37 %</text:p>
          </table:table-cell>
        </table:table-row>
        <table:table-row table:style-name="ro1">
          <table:table-cell office:value-type="float" office:value="86663804001354" calcext:value-type="float">
            <text:p>86663804001354</text:p>
          </table:table-cell>
          <table:table-cell office:value-type="float" office:value="86663804097064" calcext:value-type="float">
            <text:p>86663804097064</text:p>
          </table:table-cell>
          <table:table-cell office:value-type="float" office:value="86663804217258" calcext:value-type="float">
            <text:p>86663804217258</text:p>
          </table:table-cell>
          <table:table-cell/>
          <table:table-cell table:formula="of:=[.B156]-[.A156]" office:value-type="float" office:value="95710" calcext:value-type="float">
            <text:p>95710</text:p>
          </table:table-cell>
          <table:table-cell table:formula="of:=[.C156]-[.B156]" office:value-type="float" office:value="120194" calcext:value-type="float">
            <text:p>120194</text:p>
          </table:table-cell>
          <table:table-cell table:formula="of:=[.C156]-[.A156]" office:value-type="float" office:value="215904" calcext:value-type="float">
            <text:p>215904</text:p>
          </table:table-cell>
          <table:table-cell/>
          <table:table-cell table:formula="of:=[.E156]/[.G156]" office:value-type="percentage" office:value="0.44329887357344" calcext:value-type="percentage">
            <text:p>44,33 %</text:p>
          </table:table-cell>
        </table:table-row>
        <table:table-row table:style-name="ro1">
          <table:table-cell office:value-type="float" office:value="86663808513806" calcext:value-type="float">
            <text:p>86663808513806</text:p>
          </table:table-cell>
          <table:table-cell office:value-type="float" office:value="86663808609387" calcext:value-type="float">
            <text:p>86663808609387</text:p>
          </table:table-cell>
          <table:table-cell office:value-type="float" office:value="86663808740290" calcext:value-type="float">
            <text:p>86663808740290</text:p>
          </table:table-cell>
          <table:table-cell/>
          <table:table-cell table:formula="of:=[.B157]-[.A157]" office:value-type="float" office:value="95581" calcext:value-type="float">
            <text:p>95581</text:p>
          </table:table-cell>
          <table:table-cell table:formula="of:=[.C157]-[.B157]" office:value-type="float" office:value="130903" calcext:value-type="float">
            <text:p>130903</text:p>
          </table:table-cell>
          <table:table-cell table:formula="of:=[.C157]-[.A157]" office:value-type="float" office:value="226484" calcext:value-type="float">
            <text:p>226484</text:p>
          </table:table-cell>
          <table:table-cell/>
          <table:table-cell table:formula="of:=[.E157]/[.G157]" office:value-type="percentage" office:value="0.422020981614595" calcext:value-type="percentage">
            <text:p>42,20 %</text:p>
          </table:table-cell>
        </table:table-row>
        <table:table-row table:style-name="ro1">
          <table:table-cell office:value-type="float" office:value="86663813026580" calcext:value-type="float">
            <text:p>86663813026580</text:p>
          </table:table-cell>
          <table:table-cell office:value-type="float" office:value="86663813159419" calcext:value-type="float">
            <text:p>86663813159419</text:p>
          </table:table-cell>
          <table:table-cell office:value-type="float" office:value="86663813277258" calcext:value-type="float">
            <text:p>86663813277258</text:p>
          </table:table-cell>
          <table:table-cell/>
          <table:table-cell table:formula="of:=[.B158]-[.A158]" office:value-type="float" office:value="132839" calcext:value-type="float">
            <text:p>132839</text:p>
          </table:table-cell>
          <table:table-cell table:formula="of:=[.C158]-[.B158]" office:value-type="float" office:value="117839" calcext:value-type="float">
            <text:p>117839</text:p>
          </table:table-cell>
          <table:table-cell table:formula="of:=[.C158]-[.A158]" office:value-type="float" office:value="250678" calcext:value-type="float">
            <text:p>250678</text:p>
          </table:table-cell>
          <table:table-cell/>
          <table:table-cell table:formula="of:=[.E158]/[.G158]" office:value-type="percentage" office:value="0.52991886005154" calcext:value-type="percentage">
            <text:p>52,99 %</text:p>
          </table:table-cell>
        </table:table-row>
        <table:table-row table:style-name="ro1">
          <table:table-cell office:value-type="float" office:value="86663817538032" calcext:value-type="float">
            <text:p>86663817538032</text:p>
          </table:table-cell>
          <table:table-cell office:value-type="float" office:value="86663817632516" calcext:value-type="float">
            <text:p>86663817632516</text:p>
          </table:table-cell>
          <table:table-cell office:value-type="float" office:value="86663817750645" calcext:value-type="float">
            <text:p>86663817750645</text:p>
          </table:table-cell>
          <table:table-cell/>
          <table:table-cell table:formula="of:=[.B159]-[.A159]" office:value-type="float" office:value="94484" calcext:value-type="float">
            <text:p>94484</text:p>
          </table:table-cell>
          <table:table-cell table:formula="of:=[.C159]-[.B159]" office:value-type="float" office:value="118129" calcext:value-type="float">
            <text:p>118129</text:p>
          </table:table-cell>
          <table:table-cell table:formula="of:=[.C159]-[.A159]" office:value-type="float" office:value="212613" calcext:value-type="float">
            <text:p>212613</text:p>
          </table:table-cell>
          <table:table-cell/>
          <table:table-cell table:formula="of:=[.E159]/[.G159]" office:value-type="percentage" office:value="0.444394275044329" calcext:value-type="percentage">
            <text:p>44,44 %</text:p>
          </table:table-cell>
        </table:table-row>
        <table:table-row table:style-name="ro1">
          <table:table-cell office:value-type="float" office:value="86663822051419" calcext:value-type="float">
            <text:p>86663822051419</text:p>
          </table:table-cell>
          <table:table-cell office:value-type="float" office:value="86663822146483" calcext:value-type="float">
            <text:p>86663822146483</text:p>
          </table:table-cell>
          <table:table-cell office:value-type="float" office:value="86663822293645" calcext:value-type="float">
            <text:p>86663822293645</text:p>
          </table:table-cell>
          <table:table-cell/>
          <table:table-cell table:formula="of:=[.B160]-[.A160]" office:value-type="float" office:value="95064" calcext:value-type="float">
            <text:p>95064</text:p>
          </table:table-cell>
          <table:table-cell table:formula="of:=[.C160]-[.B160]" office:value-type="float" office:value="147162" calcext:value-type="float">
            <text:p>147162</text:p>
          </table:table-cell>
          <table:table-cell table:formula="of:=[.C160]-[.A160]" office:value-type="float" office:value="242226" calcext:value-type="float">
            <text:p>242226</text:p>
          </table:table-cell>
          <table:table-cell/>
          <table:table-cell table:formula="of:=[.E160]/[.G160]" office:value-type="percentage" office:value="0.392459934111119" calcext:value-type="percentage">
            <text:p>39,25 %</text:p>
          </table:table-cell>
        </table:table-row>
        <table:table-row table:style-name="ro1">
          <table:table-cell office:value-type="float" office:value="86663826563516" calcext:value-type="float">
            <text:p>86663826563516</text:p>
          </table:table-cell>
          <table:table-cell office:value-type="float" office:value="86663826667483" calcext:value-type="float">
            <text:p>86663826667483</text:p>
          </table:table-cell>
          <table:table-cell office:value-type="float" office:value="86663826899096" calcext:value-type="float">
            <text:p>86663826899096</text:p>
          </table:table-cell>
          <table:table-cell/>
          <table:table-cell table:formula="of:=[.B161]-[.A161]" office:value-type="float" office:value="103967" calcext:value-type="float">
            <text:p>103967</text:p>
          </table:table-cell>
          <table:table-cell table:formula="of:=[.C161]-[.B161]" office:value-type="float" office:value="231613" calcext:value-type="float">
            <text:p>231613</text:p>
          </table:table-cell>
          <table:table-cell table:formula="of:=[.C161]-[.A161]" office:value-type="float" office:value="335580" calcext:value-type="float">
            <text:p>335580</text:p>
          </table:table-cell>
          <table:table-cell/>
          <table:table-cell table:formula="of:=[.E161]/[.G161]" office:value-type="percentage" office:value="0.309812861314739" calcext:value-type="percentage">
            <text:p>30,98 %</text:p>
          </table:table-cell>
        </table:table-row>
        <table:table-row table:style-name="ro1">
          <table:table-cell office:value-type="float" office:value="86663831075258" calcext:value-type="float">
            <text:p>86663831075258</text:p>
          </table:table-cell>
          <table:table-cell office:value-type="float" office:value="86663831187774" calcext:value-type="float">
            <text:p>86663831187774</text:p>
          </table:table-cell>
          <table:table-cell office:value-type="float" office:value="86663831305548" calcext:value-type="float">
            <text:p>86663831305548</text:p>
          </table:table-cell>
          <table:table-cell/>
          <table:table-cell table:formula="of:=[.B162]-[.A162]" office:value-type="float" office:value="112516" calcext:value-type="float">
            <text:p>112516</text:p>
          </table:table-cell>
          <table:table-cell table:formula="of:=[.C162]-[.B162]" office:value-type="float" office:value="117774" calcext:value-type="float">
            <text:p>117774</text:p>
          </table:table-cell>
          <table:table-cell table:formula="of:=[.C162]-[.A162]" office:value-type="float" office:value="230290" calcext:value-type="float">
            <text:p>230290</text:p>
          </table:table-cell>
          <table:table-cell/>
          <table:table-cell table:formula="of:=[.E162]/[.G162]" office:value-type="percentage" office:value="0.488583959355595" calcext:value-type="percentage">
            <text:p>48,86 %</text:p>
          </table:table-cell>
        </table:table-row>
        <table:table-row table:style-name="ro1">
          <table:table-cell office:value-type="float" office:value="86663835587741" calcext:value-type="float">
            <text:p>86663835587741</text:p>
          </table:table-cell>
          <table:table-cell office:value-type="float" office:value="86663835681645" calcext:value-type="float">
            <text:p>86663835681645</text:p>
          </table:table-cell>
          <table:table-cell office:value-type="float" office:value="86663835826612" calcext:value-type="float">
            <text:p>86663835826612</text:p>
          </table:table-cell>
          <table:table-cell/>
          <table:table-cell table:formula="of:=[.B163]-[.A163]" office:value-type="float" office:value="93904" calcext:value-type="float">
            <text:p>93904</text:p>
          </table:table-cell>
          <table:table-cell table:formula="of:=[.C163]-[.B163]" office:value-type="float" office:value="144967" calcext:value-type="float">
            <text:p>144967</text:p>
          </table:table-cell>
          <table:table-cell table:formula="of:=[.C163]-[.A163]" office:value-type="float" office:value="238871" calcext:value-type="float">
            <text:p>238871</text:p>
          </table:table-cell>
          <table:table-cell/>
          <table:table-cell table:formula="of:=[.E163]/[.G163]" office:value-type="percentage" office:value="0.393115949612971" calcext:value-type="percentage">
            <text:p>39,31 %</text:p>
          </table:table-cell>
        </table:table-row>
        <table:table-row table:style-name="ro1">
          <table:table-cell office:value-type="float" office:value="86663840099032" calcext:value-type="float">
            <text:p>86663840099032</text:p>
          </table:table-cell>
          <table:table-cell office:value-type="float" office:value="86663840194483" calcext:value-type="float">
            <text:p>86663840194483</text:p>
          </table:table-cell>
          <table:table-cell office:value-type="float" office:value="86663840312870" calcext:value-type="float">
            <text:p>86663840312870</text:p>
          </table:table-cell>
          <table:table-cell/>
          <table:table-cell table:formula="of:=[.B164]-[.A164]" office:value-type="float" office:value="95451" calcext:value-type="float">
            <text:p>95451</text:p>
          </table:table-cell>
          <table:table-cell table:formula="of:=[.C164]-[.B164]" office:value-type="float" office:value="118387" calcext:value-type="float">
            <text:p>118387</text:p>
          </table:table-cell>
          <table:table-cell table:formula="of:=[.C164]-[.A164]" office:value-type="float" office:value="213838" calcext:value-type="float">
            <text:p>213838</text:p>
          </table:table-cell>
          <table:table-cell/>
          <table:table-cell table:formula="of:=[.E164]/[.G164]" office:value-type="percentage" office:value="0.446370617009138" calcext:value-type="percentage">
            <text:p>44,64 %</text:p>
          </table:table-cell>
        </table:table-row>
        <table:table-row table:style-name="ro1">
          <table:table-cell office:value-type="float" office:value="86663844611129" calcext:value-type="float">
            <text:p>86663844611129</text:p>
          </table:table-cell>
          <table:table-cell office:value-type="float" office:value="86663844705322" calcext:value-type="float">
            <text:p>86663844705322</text:p>
          </table:table-cell>
          <table:table-cell office:value-type="float" office:value="86663844823387" calcext:value-type="float">
            <text:p>86663844823387</text:p>
          </table:table-cell>
          <table:table-cell/>
          <table:table-cell table:formula="of:=[.B165]-[.A165]" office:value-type="float" office:value="94193" calcext:value-type="float">
            <text:p>94193</text:p>
          </table:table-cell>
          <table:table-cell table:formula="of:=[.C165]-[.B165]" office:value-type="float" office:value="118065" calcext:value-type="float">
            <text:p>118065</text:p>
          </table:table-cell>
          <table:table-cell table:formula="of:=[.C165]-[.A165]" office:value-type="float" office:value="212258" calcext:value-type="float">
            <text:p>212258</text:p>
          </table:table-cell>
          <table:table-cell/>
          <table:table-cell table:formula="of:=[.E165]/[.G165]" office:value-type="percentage" office:value="0.443766548257309" calcext:value-type="percentage">
            <text:p>44,38 %</text:p>
          </table:table-cell>
        </table:table-row>
        <table:table-row table:style-name="ro1">
          <table:table-cell office:value-type="float" office:value="86663849123677" calcext:value-type="float">
            <text:p>86663849123677</text:p>
          </table:table-cell>
          <table:table-cell office:value-type="float" office:value="86663849309225" calcext:value-type="float">
            <text:p>86663849309225</text:p>
          </table:table-cell>
          <table:table-cell office:value-type="float" office:value="86663849618322" calcext:value-type="float">
            <text:p>86663849618322</text:p>
          </table:table-cell>
          <table:table-cell/>
          <table:table-cell table:formula="of:=[.B166]-[.A166]" office:value-type="float" office:value="185548" calcext:value-type="float">
            <text:p>185548</text:p>
          </table:table-cell>
          <table:table-cell table:formula="of:=[.C166]-[.B166]" office:value-type="float" office:value="309097" calcext:value-type="float">
            <text:p>309097</text:p>
          </table:table-cell>
          <table:table-cell table:formula="of:=[.C166]-[.A166]" office:value-type="float" office:value="494645" calcext:value-type="float">
            <text:p>494645</text:p>
          </table:table-cell>
          <table:table-cell/>
          <table:table-cell table:formula="of:=[.E166]/[.G166]" office:value-type="percentage" office:value="0.375113465212425" calcext:value-type="percentage">
            <text:p>37,51 %</text:p>
          </table:table-cell>
        </table:table-row>
        <table:table-row table:style-name="ro1">
          <table:table-cell office:value-type="float" office:value="86663853636612" calcext:value-type="float">
            <text:p>86663853636612</text:p>
          </table:table-cell>
          <table:table-cell office:value-type="float" office:value="86663853739064" calcext:value-type="float">
            <text:p>86663853739064</text:p>
          </table:table-cell>
          <table:table-cell office:value-type="float" office:value="86663853858322" calcext:value-type="float">
            <text:p>86663853858322</text:p>
          </table:table-cell>
          <table:table-cell/>
          <table:table-cell table:formula="of:=[.B167]-[.A167]" office:value-type="float" office:value="102452" calcext:value-type="float">
            <text:p>102452</text:p>
          </table:table-cell>
          <table:table-cell table:formula="of:=[.C167]-[.B167]" office:value-type="float" office:value="119258" calcext:value-type="float">
            <text:p>119258</text:p>
          </table:table-cell>
          <table:table-cell table:formula="of:=[.C167]-[.A167]" office:value-type="float" office:value="221710" calcext:value-type="float">
            <text:p>221710</text:p>
          </table:table-cell>
          <table:table-cell/>
          <table:table-cell table:formula="of:=[.E167]/[.G167]" office:value-type="percentage" office:value="0.462099138514275" calcext:value-type="percentage">
            <text:p>46,21 %</text:p>
          </table:table-cell>
        </table:table-row>
        <table:table-row table:style-name="ro1">
          <table:table-cell office:value-type="float" office:value="86663858147548" calcext:value-type="float">
            <text:p>86663858147548</text:p>
          </table:table-cell>
          <table:table-cell office:value-type="float" office:value="86663858239225" calcext:value-type="float">
            <text:p>86663858239225</text:p>
          </table:table-cell>
          <table:table-cell office:value-type="float" office:value="86663858358935" calcext:value-type="float">
            <text:p>86663858358935</text:p>
          </table:table-cell>
          <table:table-cell/>
          <table:table-cell table:formula="of:=[.B168]-[.A168]" office:value-type="float" office:value="91677" calcext:value-type="float">
            <text:p>91677</text:p>
          </table:table-cell>
          <table:table-cell table:formula="of:=[.C168]-[.B168]" office:value-type="float" office:value="119710" calcext:value-type="float">
            <text:p>119710</text:p>
          </table:table-cell>
          <table:table-cell table:formula="of:=[.C168]-[.A168]" office:value-type="float" office:value="211387" calcext:value-type="float">
            <text:p>211387</text:p>
          </table:table-cell>
          <table:table-cell/>
          <table:table-cell table:formula="of:=[.E168]/[.G168]" office:value-type="percentage" office:value="0.433692705795531" calcext:value-type="percentage">
            <text:p>43,37 %</text:p>
          </table:table-cell>
        </table:table-row>
        <table:table-row table:style-name="ro1">
          <table:table-cell office:value-type="float" office:value="86663862660322" calcext:value-type="float">
            <text:p>86663862660322</text:p>
          </table:table-cell>
          <table:table-cell office:value-type="float" office:value="86663862756096" calcext:value-type="float">
            <text:p>86663862756096</text:p>
          </table:table-cell>
          <table:table-cell office:value-type="float" office:value="86663862875612" calcext:value-type="float">
            <text:p>86663862875612</text:p>
          </table:table-cell>
          <table:table-cell/>
          <table:table-cell table:formula="of:=[.B169]-[.A169]" office:value-type="float" office:value="95774" calcext:value-type="float">
            <text:p>95774</text:p>
          </table:table-cell>
          <table:table-cell table:formula="of:=[.C169]-[.B169]" office:value-type="float" office:value="119516" calcext:value-type="float">
            <text:p>119516</text:p>
          </table:table-cell>
          <table:table-cell table:formula="of:=[.C169]-[.A169]" office:value-type="float" office:value="215290" calcext:value-type="float">
            <text:p>215290</text:p>
          </table:table-cell>
          <table:table-cell/>
          <table:table-cell table:formula="of:=[.E169]/[.G169]" office:value-type="percentage" office:value="0.444860420827721" calcext:value-type="percentage">
            <text:p>44,49 %</text:p>
          </table:table-cell>
        </table:table-row>
        <table:table-row table:style-name="ro1">
          <table:table-cell office:value-type="float" office:value="86663867172612" calcext:value-type="float">
            <text:p>86663867172612</text:p>
          </table:table-cell>
          <table:table-cell office:value-type="float" office:value="86663867266193" calcext:value-type="float">
            <text:p>86663867266193</text:p>
          </table:table-cell>
          <table:table-cell office:value-type="float" office:value="86663867416870" calcext:value-type="float">
            <text:p>86663867416870</text:p>
          </table:table-cell>
          <table:table-cell/>
          <table:table-cell table:formula="of:=[.B170]-[.A170]" office:value-type="float" office:value="93581" calcext:value-type="float">
            <text:p>93581</text:p>
          </table:table-cell>
          <table:table-cell table:formula="of:=[.C170]-[.B170]" office:value-type="float" office:value="150677" calcext:value-type="float">
            <text:p>150677</text:p>
          </table:table-cell>
          <table:table-cell table:formula="of:=[.C170]-[.A170]" office:value-type="float" office:value="244258" calcext:value-type="float">
            <text:p>244258</text:p>
          </table:table-cell>
          <table:table-cell/>
          <table:table-cell table:formula="of:=[.E170]/[.G170]" office:value-type="percentage" office:value="0.383123582441517" calcext:value-type="percentage">
            <text:p>38,31 %</text:p>
          </table:table-cell>
        </table:table-row>
        <table:table-row table:style-name="ro1">
          <table:table-cell office:value-type="float" office:value="86663871684741" calcext:value-type="float">
            <text:p>86663871684741</text:p>
          </table:table-cell>
          <table:table-cell office:value-type="float" office:value="86663871802774" calcext:value-type="float">
            <text:p>86663871802774</text:p>
          </table:table-cell>
          <table:table-cell office:value-type="float" office:value="86663871918870" calcext:value-type="float">
            <text:p>86663871918870</text:p>
          </table:table-cell>
          <table:table-cell/>
          <table:table-cell table:formula="of:=[.B171]-[.A171]" office:value-type="float" office:value="118033" calcext:value-type="float">
            <text:p>118033</text:p>
          </table:table-cell>
          <table:table-cell table:formula="of:=[.C171]-[.B171]" office:value-type="float" office:value="116096" calcext:value-type="float">
            <text:p>116096</text:p>
          </table:table-cell>
          <table:table-cell table:formula="of:=[.C171]-[.A171]" office:value-type="float" office:value="234129" calcext:value-type="float">
            <text:p>234129</text:p>
          </table:table-cell>
          <table:table-cell/>
          <table:table-cell table:formula="of:=[.E171]/[.G171]" office:value-type="percentage" office:value="0.504136608450897" calcext:value-type="percentage">
            <text:p>50,41 %</text:p>
          </table:table-cell>
        </table:table-row>
        <table:table-row table:style-name="ro1">
          <table:table-cell office:value-type="float" office:value="86663876196903" calcext:value-type="float">
            <text:p>86663876196903</text:p>
          </table:table-cell>
          <table:table-cell office:value-type="float" office:value="86663876291580" calcext:value-type="float">
            <text:p>86663876291580</text:p>
          </table:table-cell>
          <table:table-cell office:value-type="float" office:value="86663876409967" calcext:value-type="float">
            <text:p>86663876409967</text:p>
          </table:table-cell>
          <table:table-cell/>
          <table:table-cell table:formula="of:=[.B172]-[.A172]" office:value-type="float" office:value="94677" calcext:value-type="float">
            <text:p>94677</text:p>
          </table:table-cell>
          <table:table-cell table:formula="of:=[.C172]-[.B172]" office:value-type="float" office:value="118387" calcext:value-type="float">
            <text:p>118387</text:p>
          </table:table-cell>
          <table:table-cell table:formula="of:=[.C172]-[.A172]" office:value-type="float" office:value="213064" calcext:value-type="float">
            <text:p>213064</text:p>
          </table:table-cell>
          <table:table-cell/>
          <table:table-cell table:formula="of:=[.E172]/[.G172]" office:value-type="percentage" office:value="0.444359441294634" calcext:value-type="percentage">
            <text:p>44,44 %</text:p>
          </table:table-cell>
        </table:table-row>
        <table:table-row table:style-name="ro1">
          <table:table-cell office:value-type="float" office:value="86663880709548" calcext:value-type="float">
            <text:p>86663880709548</text:p>
          </table:table-cell>
          <table:table-cell office:value-type="float" office:value="86663880811935" calcext:value-type="float">
            <text:p>86663880811935</text:p>
          </table:table-cell>
          <table:table-cell office:value-type="float" office:value="86663881041580" calcext:value-type="float">
            <text:p>86663881041580</text:p>
          </table:table-cell>
          <table:table-cell/>
          <table:table-cell table:formula="of:=[.B173]-[.A173]" office:value-type="float" office:value="102387" calcext:value-type="float">
            <text:p>102387</text:p>
          </table:table-cell>
          <table:table-cell table:formula="of:=[.C173]-[.B173]" office:value-type="float" office:value="229645" calcext:value-type="float">
            <text:p>229645</text:p>
          </table:table-cell>
          <table:table-cell table:formula="of:=[.C173]-[.A173]" office:value-type="float" office:value="332032" calcext:value-type="float">
            <text:p>332032</text:p>
          </table:table-cell>
          <table:table-cell/>
          <table:table-cell table:formula="of:=[.E173]/[.G173]" office:value-type="percentage" office:value="0.308364856399383" calcext:value-type="percentage">
            <text:p>30,84 %</text:p>
          </table:table-cell>
        </table:table-row>
        <table:table-row table:style-name="ro1">
          <table:table-cell office:value-type="float" office:value="86663885220903" calcext:value-type="float">
            <text:p>86663885220903</text:p>
          </table:table-cell>
          <table:table-cell office:value-type="float" office:value="86663885337516" calcext:value-type="float">
            <text:p>86663885337516</text:p>
          </table:table-cell>
          <table:table-cell office:value-type="float" office:value="86663885571193" calcext:value-type="float">
            <text:p>86663885571193</text:p>
          </table:table-cell>
          <table:table-cell/>
          <table:table-cell table:formula="of:=[.B174]-[.A174]" office:value-type="float" office:value="116613" calcext:value-type="float">
            <text:p>116613</text:p>
          </table:table-cell>
          <table:table-cell table:formula="of:=[.C174]-[.B174]" office:value-type="float" office:value="233677" calcext:value-type="float">
            <text:p>233677</text:p>
          </table:table-cell>
          <table:table-cell table:formula="of:=[.C174]-[.A174]" office:value-type="float" office:value="350290" calcext:value-type="float">
            <text:p>350290</text:p>
          </table:table-cell>
          <table:table-cell/>
          <table:table-cell table:formula="of:=[.E174]/[.G174]" office:value-type="percentage" office:value="0.332904165120329" calcext:value-type="percentage">
            <text:p>33,29 %</text:p>
          </table:table-cell>
        </table:table-row>
        <table:table-row table:style-name="ro1">
          <table:table-cell office:value-type="float" office:value="86663889734225" calcext:value-type="float">
            <text:p>86663889734225</text:p>
          </table:table-cell>
          <table:table-cell office:value-type="float" office:value="86663889898483" calcext:value-type="float">
            <text:p>86663889898483</text:p>
          </table:table-cell>
          <table:table-cell office:value-type="float" office:value="86663890015451" calcext:value-type="float">
            <text:p>86663890015451</text:p>
          </table:table-cell>
          <table:table-cell/>
          <table:table-cell table:formula="of:=[.B175]-[.A175]" office:value-type="float" office:value="164258" calcext:value-type="float">
            <text:p>164258</text:p>
          </table:table-cell>
          <table:table-cell table:formula="of:=[.C175]-[.B175]" office:value-type="float" office:value="116968" calcext:value-type="float">
            <text:p>116968</text:p>
          </table:table-cell>
          <table:table-cell table:formula="of:=[.C175]-[.A175]" office:value-type="float" office:value="281226" calcext:value-type="float">
            <text:p>281226</text:p>
          </table:table-cell>
          <table:table-cell/>
          <table:table-cell table:formula="of:=[.E175]/[.G175]" office:value-type="percentage" office:value="0.584078285791499" calcext:value-type="percentage">
            <text:p>58,41 %</text:p>
          </table:table-cell>
        </table:table-row>
        <table:table-row table:style-name="ro1">
          <table:table-cell office:value-type="float" office:value="86663894245741" calcext:value-type="float">
            <text:p>86663894245741</text:p>
          </table:table-cell>
          <table:table-cell office:value-type="float" office:value="86663894340612" calcext:value-type="float">
            <text:p>86663894340612</text:p>
          </table:table-cell>
          <table:table-cell office:value-type="float" office:value="86663894459129" calcext:value-type="float">
            <text:p>86663894459129</text:p>
          </table:table-cell>
          <table:table-cell/>
          <table:table-cell table:formula="of:=[.B176]-[.A176]" office:value-type="float" office:value="94871" calcext:value-type="float">
            <text:p>94871</text:p>
          </table:table-cell>
          <table:table-cell table:formula="of:=[.C176]-[.B176]" office:value-type="float" office:value="118517" calcext:value-type="float">
            <text:p>118517</text:p>
          </table:table-cell>
          <table:table-cell table:formula="of:=[.C176]-[.A176]" office:value-type="float" office:value="213388" calcext:value-type="float">
            <text:p>213388</text:p>
          </table:table-cell>
          <table:table-cell/>
          <table:table-cell table:formula="of:=[.E176]/[.G176]" office:value-type="percentage" office:value="0.444593885316888" calcext:value-type="percentage">
            <text:p>44,46 %</text:p>
          </table:table-cell>
        </table:table-row>
        <table:table-row table:style-name="ro1">
          <table:table-cell office:value-type="float" office:value="86663898757225" calcext:value-type="float">
            <text:p>86663898757225</text:p>
          </table:table-cell>
          <table:table-cell office:value-type="float" office:value="86663898851193" calcext:value-type="float">
            <text:p>86663898851193</text:p>
          </table:table-cell>
          <table:table-cell office:value-type="float" office:value="86663898968322" calcext:value-type="float">
            <text:p>86663898968322</text:p>
          </table:table-cell>
          <table:table-cell/>
          <table:table-cell table:formula="of:=[.B177]-[.A177]" office:value-type="float" office:value="93968" calcext:value-type="float">
            <text:p>93968</text:p>
          </table:table-cell>
          <table:table-cell table:formula="of:=[.C177]-[.B177]" office:value-type="float" office:value="117129" calcext:value-type="float">
            <text:p>117129</text:p>
          </table:table-cell>
          <table:table-cell table:formula="of:=[.C177]-[.A177]" office:value-type="float" office:value="211097" calcext:value-type="float">
            <text:p>211097</text:p>
          </table:table-cell>
          <table:table-cell/>
          <table:table-cell table:formula="of:=[.E177]/[.G177]" office:value-type="percentage" office:value="0.445141333131215" calcext:value-type="percentage">
            <text:p>44,51 %</text:p>
          </table:table-cell>
        </table:table-row>
        <table:table-row table:style-name="ro1">
          <table:table-cell office:value-type="float" office:value="86663903269516" calcext:value-type="float">
            <text:p>86663903269516</text:p>
          </table:table-cell>
          <table:table-cell office:value-type="float" office:value="86663903364516" calcext:value-type="float">
            <text:p>86663903364516</text:p>
          </table:table-cell>
          <table:table-cell office:value-type="float" office:value="86663903497870" calcext:value-type="float">
            <text:p>86663903497870</text:p>
          </table:table-cell>
          <table:table-cell/>
          <table:table-cell table:formula="of:=[.B178]-[.A178]" office:value-type="float" office:value="95000" calcext:value-type="float">
            <text:p>95000</text:p>
          </table:table-cell>
          <table:table-cell table:formula="of:=[.C178]-[.B178]" office:value-type="float" office:value="133354" calcext:value-type="float">
            <text:p>133354</text:p>
          </table:table-cell>
          <table:table-cell table:formula="of:=[.C178]-[.A178]" office:value-type="float" office:value="228354" calcext:value-type="float">
            <text:p>228354</text:p>
          </table:table-cell>
          <table:table-cell/>
          <table:table-cell table:formula="of:=[.E178]/[.G178]" office:value-type="percentage" office:value="0.416020739728667" calcext:value-type="percentage">
            <text:p>41,60 %</text:p>
          </table:table-cell>
        </table:table-row>
        <table:table-row table:style-name="ro1">
          <table:table-cell office:value-type="float" office:value="86663907781483" calcext:value-type="float">
            <text:p>86663907781483</text:p>
          </table:table-cell>
          <table:table-cell office:value-type="float" office:value="86663908023193" calcext:value-type="float">
            <text:p>86663908023193</text:p>
          </table:table-cell>
          <table:table-cell office:value-type="float" office:value="86663908140838" calcext:value-type="float">
            <text:p>86663908140838</text:p>
          </table:table-cell>
          <table:table-cell/>
          <table:table-cell table:formula="of:=[.B179]-[.A179]" office:value-type="float" office:value="241710" calcext:value-type="float">
            <text:p>241710</text:p>
          </table:table-cell>
          <table:table-cell table:formula="of:=[.C179]-[.B179]" office:value-type="float" office:value="117645" calcext:value-type="float">
            <text:p>117645</text:p>
          </table:table-cell>
          <table:table-cell table:formula="of:=[.C179]-[.A179]" office:value-type="float" office:value="359355" calcext:value-type="float">
            <text:p>359355</text:p>
          </table:table-cell>
          <table:table-cell/>
          <table:table-cell table:formula="of:=[.E179]/[.G179]" office:value-type="percentage" office:value="0.672621780690404" calcext:value-type="percentage">
            <text:p>67,26 %</text:p>
          </table:table-cell>
        </table:table-row>
        <table:table-row table:style-name="ro1">
          <table:table-cell office:value-type="float" office:value="86663912294548" calcext:value-type="float">
            <text:p>86663912294548</text:p>
          </table:table-cell>
          <table:table-cell office:value-type="float" office:value="86663912413967" calcext:value-type="float">
            <text:p>86663912413967</text:p>
          </table:table-cell>
          <table:table-cell office:value-type="float" office:value="86663912641709" calcext:value-type="float">
            <text:p>86663912641709</text:p>
          </table:table-cell>
          <table:table-cell/>
          <table:table-cell table:formula="of:=[.B180]-[.A180]" office:value-type="float" office:value="119419" calcext:value-type="float">
            <text:p>119419</text:p>
          </table:table-cell>
          <table:table-cell table:formula="of:=[.C180]-[.B180]" office:value-type="float" office:value="227742" calcext:value-type="float">
            <text:p>227742</text:p>
          </table:table-cell>
          <table:table-cell table:formula="of:=[.C180]-[.A180]" office:value-type="float" office:value="347161" calcext:value-type="float">
            <text:p>347161</text:p>
          </table:table-cell>
          <table:table-cell/>
          <table:table-cell table:formula="of:=[.E180]/[.G180]" office:value-type="percentage" office:value="0.343987371853405" calcext:value-type="percentage">
            <text:p>34,40 %</text:p>
          </table:table-cell>
        </table:table-row>
        <table:table-row table:style-name="ro1">
          <table:table-cell office:value-type="float" office:value="86663916805838" calcext:value-type="float">
            <text:p>86663916805838</text:p>
          </table:table-cell>
          <table:table-cell office:value-type="float" office:value="86663916901774" calcext:value-type="float">
            <text:p>86663916901774</text:p>
          </table:table-cell>
          <table:table-cell office:value-type="float" office:value="86663917053322" calcext:value-type="float">
            <text:p>86663917053322</text:p>
          </table:table-cell>
          <table:table-cell/>
          <table:table-cell table:formula="of:=[.B181]-[.A181]" office:value-type="float" office:value="95936" calcext:value-type="float">
            <text:p>95936</text:p>
          </table:table-cell>
          <table:table-cell table:formula="of:=[.C181]-[.B181]" office:value-type="float" office:value="151548" calcext:value-type="float">
            <text:p>151548</text:p>
          </table:table-cell>
          <table:table-cell table:formula="of:=[.C181]-[.A181]" office:value-type="float" office:value="247484" calcext:value-type="float">
            <text:p>247484</text:p>
          </table:table-cell>
          <table:table-cell/>
          <table:table-cell table:formula="of:=[.E181]/[.G181]" office:value-type="percentage" office:value="0.387645261915922" calcext:value-type="percentage">
            <text:p>38,76 %</text:p>
          </table:table-cell>
        </table:table-row>
        <table:table-row table:style-name="ro1">
          <table:table-cell office:value-type="float" office:value="86663921318612" calcext:value-type="float">
            <text:p>86663921318612</text:p>
          </table:table-cell>
          <table:table-cell office:value-type="float" office:value="86663921414645" calcext:value-type="float">
            <text:p>86663921414645</text:p>
          </table:table-cell>
          <table:table-cell office:value-type="float" office:value="86663921535451" calcext:value-type="float">
            <text:p>86663921535451</text:p>
          </table:table-cell>
          <table:table-cell/>
          <table:table-cell table:formula="of:=[.B182]-[.A182]" office:value-type="float" office:value="96033" calcext:value-type="float">
            <text:p>96033</text:p>
          </table:table-cell>
          <table:table-cell table:formula="of:=[.C182]-[.B182]" office:value-type="float" office:value="120806" calcext:value-type="float">
            <text:p>120806</text:p>
          </table:table-cell>
          <table:table-cell table:formula="of:=[.C182]-[.A182]" office:value-type="float" office:value="216839" calcext:value-type="float">
            <text:p>216839</text:p>
          </table:table-cell>
          <table:table-cell/>
          <table:table-cell table:formula="of:=[.E182]/[.G182]" office:value-type="percentage" office:value="0.442876973238209" calcext:value-type="percentage">
            <text:p>44,29 %</text:p>
          </table:table-cell>
        </table:table-row>
        <table:table-row table:style-name="ro1">
          <table:table-cell office:value-type="float" office:value="86663925830903" calcext:value-type="float">
            <text:p>86663925830903</text:p>
          </table:table-cell>
          <table:table-cell office:value-type="float" office:value="86663925925580" calcext:value-type="float">
            <text:p>86663925925580</text:p>
          </table:table-cell>
          <table:table-cell office:value-type="float" office:value="86663926100774" calcext:value-type="float">
            <text:p>86663926100774</text:p>
          </table:table-cell>
          <table:table-cell/>
          <table:table-cell table:formula="of:=[.B183]-[.A183]" office:value-type="float" office:value="94677" calcext:value-type="float">
            <text:p>94677</text:p>
          </table:table-cell>
          <table:table-cell table:formula="of:=[.C183]-[.B183]" office:value-type="float" office:value="175194" calcext:value-type="float">
            <text:p>175194</text:p>
          </table:table-cell>
          <table:table-cell table:formula="of:=[.C183]-[.A183]" office:value-type="float" office:value="269871" calcext:value-type="float">
            <text:p>269871</text:p>
          </table:table-cell>
          <table:table-cell/>
          <table:table-cell table:formula="of:=[.E183]/[.G183]" office:value-type="percentage" office:value="0.350823171070623" calcext:value-type="percentage">
            <text:p>35,08 %</text:p>
          </table:table-cell>
        </table:table-row>
        <table:table-row table:style-name="ro1">
          <table:table-cell office:value-type="float" office:value="86663930344032" calcext:value-type="float">
            <text:p>86663930344032</text:p>
          </table:table-cell>
          <table:table-cell office:value-type="float" office:value="86663930441967" calcext:value-type="float">
            <text:p>86663930441967</text:p>
          </table:table-cell>
          <table:table-cell office:value-type="float" office:value="86663930562806" calcext:value-type="float">
            <text:p>86663930562806</text:p>
          </table:table-cell>
          <table:table-cell/>
          <table:table-cell table:formula="of:=[.B184]-[.A184]" office:value-type="float" office:value="97935" calcext:value-type="float">
            <text:p>97935</text:p>
          </table:table-cell>
          <table:table-cell table:formula="of:=[.C184]-[.B184]" office:value-type="float" office:value="120839" calcext:value-type="float">
            <text:p>120839</text:p>
          </table:table-cell>
          <table:table-cell table:formula="of:=[.C184]-[.A184]" office:value-type="float" office:value="218774" calcext:value-type="float">
            <text:p>218774</text:p>
          </table:table-cell>
          <table:table-cell/>
          <table:table-cell table:formula="of:=[.E184]/[.G184]" office:value-type="percentage" office:value="0.447653743132182" calcext:value-type="percentage">
            <text:p>44,77 %</text:p>
          </table:table-cell>
        </table:table-row>
        <table:table-row table:style-name="ro1">
          <table:table-cell office:value-type="float" office:value="86663934855258" calcext:value-type="float">
            <text:p>86663934855258</text:p>
          </table:table-cell>
          <table:table-cell office:value-type="float" office:value="86663934950322" calcext:value-type="float">
            <text:p>86663934950322</text:p>
          </table:table-cell>
          <table:table-cell office:value-type="float" office:value="86663935082677" calcext:value-type="float">
            <text:p>86663935082677</text:p>
          </table:table-cell>
          <table:table-cell/>
          <table:table-cell table:formula="of:=[.B185]-[.A185]" office:value-type="float" office:value="95064" calcext:value-type="float">
            <text:p>95064</text:p>
          </table:table-cell>
          <table:table-cell table:formula="of:=[.C185]-[.B185]" office:value-type="float" office:value="132355" calcext:value-type="float">
            <text:p>132355</text:p>
          </table:table-cell>
          <table:table-cell table:formula="of:=[.C185]-[.A185]" office:value-type="float" office:value="227419" calcext:value-type="float">
            <text:p>227419</text:p>
          </table:table-cell>
          <table:table-cell/>
          <table:table-cell table:formula="of:=[.E185]/[.G185]" office:value-type="percentage" office:value="0.418012567111807" calcext:value-type="percentage">
            <text:p>41,80 %</text:p>
          </table:table-cell>
        </table:table-row>
        <table:table-row table:style-name="ro1">
          <table:table-cell office:value-type="float" office:value="86663939367193" calcext:value-type="float">
            <text:p>86663939367193</text:p>
          </table:table-cell>
          <table:table-cell office:value-type="float" office:value="86663939462677" calcext:value-type="float">
            <text:p>86663939462677</text:p>
          </table:table-cell>
          <table:table-cell office:value-type="float" office:value="86663939689645" calcext:value-type="float">
            <text:p>86663939689645</text:p>
          </table:table-cell>
          <table:table-cell/>
          <table:table-cell table:formula="of:=[.B186]-[.A186]" office:value-type="float" office:value="95484" calcext:value-type="float">
            <text:p>95484</text:p>
          </table:table-cell>
          <table:table-cell table:formula="of:=[.C186]-[.B186]" office:value-type="float" office:value="226968" calcext:value-type="float">
            <text:p>226968</text:p>
          </table:table-cell>
          <table:table-cell table:formula="of:=[.C186]-[.A186]" office:value-type="float" office:value="322452" calcext:value-type="float">
            <text:p>322452</text:p>
          </table:table-cell>
          <table:table-cell/>
          <table:table-cell table:formula="of:=[.E186]/[.G186]" office:value-type="percentage" office:value="0.296118492054631" calcext:value-type="percentage">
            <text:p>29,61 %</text:p>
          </table:table-cell>
        </table:table-row>
        <table:table-row table:style-name="ro1">
          <table:table-cell office:value-type="float" office:value="86663943879548" calcext:value-type="float">
            <text:p>86663943879548</text:p>
          </table:table-cell>
          <table:table-cell office:value-type="float" office:value="86663943973290" calcext:value-type="float">
            <text:p>86663943973290</text:p>
          </table:table-cell>
          <table:table-cell office:value-type="float" office:value="86663944091161" calcext:value-type="float">
            <text:p>86663944091161</text:p>
          </table:table-cell>
          <table:table-cell/>
          <table:table-cell table:formula="of:=[.B187]-[.A187]" office:value-type="float" office:value="93742" calcext:value-type="float">
            <text:p>93742</text:p>
          </table:table-cell>
          <table:table-cell table:formula="of:=[.C187]-[.B187]" office:value-type="float" office:value="117871" calcext:value-type="float">
            <text:p>117871</text:p>
          </table:table-cell>
          <table:table-cell table:formula="of:=[.C187]-[.A187]" office:value-type="float" office:value="211613" calcext:value-type="float">
            <text:p>211613</text:p>
          </table:table-cell>
          <table:table-cell/>
          <table:table-cell table:formula="of:=[.E187]/[.G187]" office:value-type="percentage" office:value="0.442987907170164" calcext:value-type="percentage">
            <text:p>44,30 %</text:p>
          </table:table-cell>
        </table:table-row>
        <table:table-row table:style-name="ro1">
          <table:table-cell office:value-type="float" office:value="86663948391870" calcext:value-type="float">
            <text:p>86663948391870</text:p>
          </table:table-cell>
          <table:table-cell office:value-type="float" office:value="86663948510645" calcext:value-type="float">
            <text:p>86663948510645</text:p>
          </table:table-cell>
          <table:table-cell office:value-type="float" office:value="86663948625483" calcext:value-type="float">
            <text:p>86663948625483</text:p>
          </table:table-cell>
          <table:table-cell/>
          <table:table-cell table:formula="of:=[.B188]-[.A188]" office:value-type="float" office:value="118775" calcext:value-type="float">
            <text:p>118775</text:p>
          </table:table-cell>
          <table:table-cell table:formula="of:=[.C188]-[.B188]" office:value-type="float" office:value="114838" calcext:value-type="float">
            <text:p>114838</text:p>
          </table:table-cell>
          <table:table-cell table:formula="of:=[.C188]-[.A188]" office:value-type="float" office:value="233613" calcext:value-type="float">
            <text:p>233613</text:p>
          </table:table-cell>
          <table:table-cell/>
          <table:table-cell table:formula="of:=[.E188]/[.G188]" office:value-type="percentage" office:value="0.508426329014224" calcext:value-type="percentage">
            <text:p>50,84 %</text:p>
          </table:table-cell>
        </table:table-row>
        <table:table-row table:style-name="ro1">
          <table:table-cell office:value-type="float" office:value="86663952904193" calcext:value-type="float">
            <text:p>86663952904193</text:p>
          </table:table-cell>
          <table:table-cell office:value-type="float" office:value="86663952997741" calcext:value-type="float">
            <text:p>86663952997741</text:p>
          </table:table-cell>
          <table:table-cell office:value-type="float" office:value="86663953113677" calcext:value-type="float">
            <text:p>86663953113677</text:p>
          </table:table-cell>
          <table:table-cell/>
          <table:table-cell table:formula="of:=[.B189]-[.A189]" office:value-type="float" office:value="93548" calcext:value-type="float">
            <text:p>93548</text:p>
          </table:table-cell>
          <table:table-cell table:formula="of:=[.C189]-[.B189]" office:value-type="float" office:value="115936" calcext:value-type="float">
            <text:p>115936</text:p>
          </table:table-cell>
          <table:table-cell table:formula="of:=[.C189]-[.A189]" office:value-type="float" office:value="209484" calcext:value-type="float">
            <text:p>209484</text:p>
          </table:table-cell>
          <table:table-cell/>
          <table:table-cell table:formula="of:=[.E189]/[.G189]" office:value-type="percentage" office:value="0.446563938057322" calcext:value-type="percentage">
            <text:p>44,66 %</text:p>
          </table:table-cell>
        </table:table-row>
        <table:table-row table:style-name="ro1">
          <table:table-cell office:value-type="float" office:value="86663957416451" calcext:value-type="float">
            <text:p>86663957416451</text:p>
          </table:table-cell>
          <table:table-cell office:value-type="float" office:value="86663957510838" calcext:value-type="float">
            <text:p>86663957510838</text:p>
          </table:table-cell>
          <table:table-cell office:value-type="float" office:value="86663957627290" calcext:value-type="float">
            <text:p>86663957627290</text:p>
          </table:table-cell>
          <table:table-cell/>
          <table:table-cell table:formula="of:=[.B190]-[.A190]" office:value-type="float" office:value="94387" calcext:value-type="float">
            <text:p>94387</text:p>
          </table:table-cell>
          <table:table-cell table:formula="of:=[.C190]-[.B190]" office:value-type="float" office:value="116452" calcext:value-type="float">
            <text:p>116452</text:p>
          </table:table-cell>
          <table:table-cell table:formula="of:=[.C190]-[.A190]" office:value-type="float" office:value="210839" calcext:value-type="float">
            <text:p>210839</text:p>
          </table:table-cell>
          <table:table-cell/>
          <table:table-cell table:formula="of:=[.E190]/[.G190]" office:value-type="percentage" office:value="0.447673343167061" calcext:value-type="percentage">
            <text:p>44,77 %</text:p>
          </table:table-cell>
        </table:table-row>
        <table:table-row table:style-name="ro1">
          <table:table-cell office:value-type="float" office:value="86663961927612" calcext:value-type="float">
            <text:p>86663961927612</text:p>
          </table:table-cell>
          <table:table-cell office:value-type="float" office:value="86663962023193" calcext:value-type="float">
            <text:p>86663962023193</text:p>
          </table:table-cell>
          <table:table-cell office:value-type="float" office:value="86663962251258" calcext:value-type="float">
            <text:p>86663962251258</text:p>
          </table:table-cell>
          <table:table-cell/>
          <table:table-cell table:formula="of:=[.B191]-[.A191]" office:value-type="float" office:value="95581" calcext:value-type="float">
            <text:p>95581</text:p>
          </table:table-cell>
          <table:table-cell table:formula="of:=[.C191]-[.B191]" office:value-type="float" office:value="228065" calcext:value-type="float">
            <text:p>228065</text:p>
          </table:table-cell>
          <table:table-cell table:formula="of:=[.C191]-[.A191]" office:value-type="float" office:value="323646" calcext:value-type="float">
            <text:p>323646</text:p>
          </table:table-cell>
          <table:table-cell/>
          <table:table-cell table:formula="of:=[.E191]/[.G191]" office:value-type="percentage" office:value="0.295325757154422" calcext:value-type="percentage">
            <text:p>29,53 %</text:p>
          </table:table-cell>
        </table:table-row>
        <table:table-row table:style-name="ro1">
          <table:table-cell office:value-type="float" office:value="86663966440612" calcext:value-type="float">
            <text:p>86663966440612</text:p>
          </table:table-cell>
          <table:table-cell office:value-type="float" office:value="86663966670225" calcext:value-type="float">
            <text:p>86663966670225</text:p>
          </table:table-cell>
          <table:table-cell office:value-type="float" office:value="86663966791225" calcext:value-type="float">
            <text:p>86663966791225</text:p>
          </table:table-cell>
          <table:table-cell/>
          <table:table-cell table:formula="of:=[.B192]-[.A192]" office:value-type="float" office:value="229613" calcext:value-type="float">
            <text:p>229613</text:p>
          </table:table-cell>
          <table:table-cell table:formula="of:=[.C192]-[.B192]" office:value-type="float" office:value="121000" calcext:value-type="float">
            <text:p>121000</text:p>
          </table:table-cell>
          <table:table-cell table:formula="of:=[.C192]-[.A192]" office:value-type="float" office:value="350613" calcext:value-type="float">
            <text:p>350613</text:p>
          </table:table-cell>
          <table:table-cell/>
          <table:table-cell table:formula="of:=[.E192]/[.G192]" office:value-type="percentage" office:value="0.654890149538095" calcext:value-type="percentage">
            <text:p>65,49 %</text:p>
          </table:table-cell>
        </table:table-row>
        <table:table-row table:style-name="ro1">
          <table:table-cell office:value-type="float" office:value="86663970953225" calcext:value-type="float">
            <text:p>86663970953225</text:p>
          </table:table-cell>
          <table:table-cell office:value-type="float" office:value="86663971047129" calcext:value-type="float">
            <text:p>86663971047129</text:p>
          </table:table-cell>
          <table:table-cell office:value-type="float" office:value="86663971164870" calcext:value-type="float">
            <text:p>86663971164870</text:p>
          </table:table-cell>
          <table:table-cell/>
          <table:table-cell table:formula="of:=[.B193]-[.A193]" office:value-type="float" office:value="93904" calcext:value-type="float">
            <text:p>93904</text:p>
          </table:table-cell>
          <table:table-cell table:formula="of:=[.C193]-[.B193]" office:value-type="float" office:value="117741" calcext:value-type="float">
            <text:p>117741</text:p>
          </table:table-cell>
          <table:table-cell table:formula="of:=[.C193]-[.A193]" office:value-type="float" office:value="211645" calcext:value-type="float">
            <text:p>211645</text:p>
          </table:table-cell>
          <table:table-cell/>
          <table:table-cell table:formula="of:=[.E193]/[.G193]" office:value-type="percentage" office:value="0.443686361596069" calcext:value-type="percentage">
            <text:p>44,37 %</text:p>
          </table:table-cell>
        </table:table-row>
        <table:table-row table:style-name="ro1">
          <table:table-cell office:value-type="float" office:value="86663975464741" calcext:value-type="float">
            <text:p>86663975464741</text:p>
          </table:table-cell>
          <table:table-cell office:value-type="float" office:value="86663975564258" calcext:value-type="float">
            <text:p>86663975564258</text:p>
          </table:table-cell>
          <table:table-cell office:value-type="float" office:value="86663975681612" calcext:value-type="float">
            <text:p>86663975681612</text:p>
          </table:table-cell>
          <table:table-cell/>
          <table:table-cell table:formula="of:=[.B194]-[.A194]" office:value-type="float" office:value="99517" calcext:value-type="float">
            <text:p>99517</text:p>
          </table:table-cell>
          <table:table-cell table:formula="of:=[.C194]-[.B194]" office:value-type="float" office:value="117354" calcext:value-type="float">
            <text:p>117354</text:p>
          </table:table-cell>
          <table:table-cell table:formula="of:=[.C194]-[.A194]" office:value-type="float" office:value="216871" calcext:value-type="float">
            <text:p>216871</text:p>
          </table:table-cell>
          <table:table-cell/>
          <table:table-cell table:formula="of:=[.E194]/[.G194]" office:value-type="percentage" office:value="0.458876474955158" calcext:value-type="percentage">
            <text:p>45,89 %</text:p>
          </table:table-cell>
        </table:table-row>
        <table:table-row table:style-name="ro1">
          <table:table-cell office:value-type="float" office:value="86663979976483" calcext:value-type="float">
            <text:p>86663979976483</text:p>
          </table:table-cell>
          <table:table-cell office:value-type="float" office:value="86663980070645" calcext:value-type="float">
            <text:p>86663980070645</text:p>
          </table:table-cell>
          <table:table-cell office:value-type="float" office:value="86663980187967" calcext:value-type="float">
            <text:p>86663980187967</text:p>
          </table:table-cell>
          <table:table-cell/>
          <table:table-cell table:formula="of:=[.B195]-[.A195]" office:value-type="float" office:value="94162" calcext:value-type="float">
            <text:p>94162</text:p>
          </table:table-cell>
          <table:table-cell table:formula="of:=[.C195]-[.B195]" office:value-type="float" office:value="117322" calcext:value-type="float">
            <text:p>117322</text:p>
          </table:table-cell>
          <table:table-cell table:formula="of:=[.C195]-[.A195]" office:value-type="float" office:value="211484" calcext:value-type="float">
            <text:p>211484</text:p>
          </table:table-cell>
          <table:table-cell/>
          <table:table-cell table:formula="of:=[.E195]/[.G195]" office:value-type="percentage" office:value="0.445244084658887" calcext:value-type="percentage">
            <text:p>44,52 %</text:p>
          </table:table-cell>
        </table:table-row>
        <table:table-row table:style-name="ro1">
          <table:table-cell office:value-type="float" office:value="86663984488580" calcext:value-type="float">
            <text:p>86663984488580</text:p>
          </table:table-cell>
          <table:table-cell office:value-type="float" office:value="86663984628258" calcext:value-type="float">
            <text:p>86663984628258</text:p>
          </table:table-cell>
          <table:table-cell office:value-type="float" office:value="86663984905032" calcext:value-type="float">
            <text:p>86663984905032</text:p>
          </table:table-cell>
          <table:table-cell/>
          <table:table-cell table:formula="of:=[.B196]-[.A196]" office:value-type="float" office:value="139678" calcext:value-type="float">
            <text:p>139678</text:p>
          </table:table-cell>
          <table:table-cell table:formula="of:=[.C196]-[.B196]" office:value-type="float" office:value="276774" calcext:value-type="float">
            <text:p>276774</text:p>
          </table:table-cell>
          <table:table-cell table:formula="of:=[.C196]-[.A196]" office:value-type="float" office:value="416452" calcext:value-type="float">
            <text:p>416452</text:p>
          </table:table-cell>
          <table:table-cell/>
          <table:table-cell table:formula="of:=[.E196]/[.G196]" office:value-type="percentage" office:value="0.33539999807901" calcext:value-type="percentage">
            <text:p>33,54 %</text:p>
          </table:table-cell>
        </table:table-row>
        <table:table-row table:style-name="ro1">
          <table:table-cell office:value-type="float" office:value="86663989001967" calcext:value-type="float">
            <text:p>86663989001967</text:p>
          </table:table-cell>
          <table:table-cell office:value-type="float" office:value="86663989095322" calcext:value-type="float">
            <text:p>86663989095322</text:p>
          </table:table-cell>
          <table:table-cell office:value-type="float" office:value="86663989210225" calcext:value-type="float">
            <text:p>86663989210225</text:p>
          </table:table-cell>
          <table:table-cell/>
          <table:table-cell table:formula="of:=[.B197]-[.A197]" office:value-type="float" office:value="93355" calcext:value-type="float">
            <text:p>93355</text:p>
          </table:table-cell>
          <table:table-cell table:formula="of:=[.C197]-[.B197]" office:value-type="float" office:value="114903" calcext:value-type="float">
            <text:p>114903</text:p>
          </table:table-cell>
          <table:table-cell table:formula="of:=[.C197]-[.A197]" office:value-type="float" office:value="208258" calcext:value-type="float">
            <text:p>208258</text:p>
          </table:table-cell>
          <table:table-cell/>
          <table:table-cell table:formula="of:=[.E197]/[.G197]" office:value-type="percentage" office:value="0.448266093019236" calcext:value-type="percentage">
            <text:p>44,83 %</text:p>
          </table:table-cell>
        </table:table-row>
        <table:table-row table:style-name="ro1">
          <table:table-cell office:value-type="float" office:value="86663993513064" calcext:value-type="float">
            <text:p>86663993513064</text:p>
          </table:table-cell>
          <table:table-cell office:value-type="float" office:value="86663993608580" calcext:value-type="float">
            <text:p>86663993608580</text:p>
          </table:table-cell>
          <table:table-cell office:value-type="float" office:value="86663993832580" calcext:value-type="float">
            <text:p>86663993832580</text:p>
          </table:table-cell>
          <table:table-cell/>
          <table:table-cell table:formula="of:=[.B198]-[.A198]" office:value-type="float" office:value="95516" calcext:value-type="float">
            <text:p>95516</text:p>
          </table:table-cell>
          <table:table-cell table:formula="of:=[.C198]-[.B198]" office:value-type="float" office:value="224000" calcext:value-type="float">
            <text:p>224000</text:p>
          </table:table-cell>
          <table:table-cell table:formula="of:=[.C198]-[.A198]" office:value-type="float" office:value="319516" calcext:value-type="float">
            <text:p>319516</text:p>
          </table:table-cell>
          <table:table-cell/>
          <table:table-cell table:formula="of:=[.E198]/[.G198]" office:value-type="percentage" office:value="0.2989396462149" calcext:value-type="percentage">
            <text:p>29,89 %</text:p>
          </table:table-cell>
        </table:table-row>
        <table:table-row table:style-name="ro1">
          <table:table-cell office:value-type="float" office:value="86663998025161" calcext:value-type="float">
            <text:p>86663998025161</text:p>
          </table:table-cell>
          <table:table-cell office:value-type="float" office:value="86663998138096" calcext:value-type="float">
            <text:p>86663998138096</text:p>
          </table:table-cell>
          <table:table-cell office:value-type="float" office:value="86663998289612" calcext:value-type="float">
            <text:p>86663998289612</text:p>
          </table:table-cell>
          <table:table-cell/>
          <table:table-cell table:formula="of:=[.B199]-[.A199]" office:value-type="float" office:value="112935" calcext:value-type="float">
            <text:p>112935</text:p>
          </table:table-cell>
          <table:table-cell table:formula="of:=[.C199]-[.B199]" office:value-type="float" office:value="151516" calcext:value-type="float">
            <text:p>151516</text:p>
          </table:table-cell>
          <table:table-cell table:formula="of:=[.C199]-[.A199]" office:value-type="float" office:value="264451" calcext:value-type="float">
            <text:p>264451</text:p>
          </table:table-cell>
          <table:table-cell/>
          <table:table-cell table:formula="of:=[.E199]/[.G199]" office:value-type="percentage" office:value="0.427054539404275" calcext:value-type="percentage">
            <text:p>42,71 %</text:p>
          </table:table-cell>
        </table:table-row>
        <table:table-row table:style-name="ro1">
          <table:table-cell office:value-type="float" office:value="86664002537225" calcext:value-type="float">
            <text:p>86664002537225</text:p>
          </table:table-cell>
          <table:table-cell office:value-type="float" office:value="86664002632064" calcext:value-type="float">
            <text:p>86664002632064</text:p>
          </table:table-cell>
          <table:table-cell office:value-type="float" office:value="86664002751354" calcext:value-type="float">
            <text:p>86664002751354</text:p>
          </table:table-cell>
          <table:table-cell/>
          <table:table-cell table:formula="of:=[.B200]-[.A200]" office:value-type="float" office:value="94839" calcext:value-type="float">
            <text:p>94839</text:p>
          </table:table-cell>
          <table:table-cell table:formula="of:=[.C200]-[.B200]" office:value-type="float" office:value="119290" calcext:value-type="float">
            <text:p>119290</text:p>
          </table:table-cell>
          <table:table-cell table:formula="of:=[.C200]-[.A200]" office:value-type="float" office:value="214129" calcext:value-type="float">
            <text:p>214129</text:p>
          </table:table-cell>
          <table:table-cell/>
          <table:table-cell table:formula="of:=[.E200]/[.G200]" office:value-type="percentage" office:value="0.442905911856871" calcext:value-type="percentage">
            <text:p>44,29 %</text:p>
          </table:table-cell>
        </table:table-row>
        <table:table-row table:style-name="ro1">
          <table:table-cell office:value-type="float" office:value="86664007050387" calcext:value-type="float">
            <text:p>86664007050387</text:p>
          </table:table-cell>
          <table:table-cell office:value-type="float" office:value="86664007157709" calcext:value-type="float">
            <text:p>86664007157709</text:p>
          </table:table-cell>
          <table:table-cell office:value-type="float" office:value="86664007272612" calcext:value-type="float">
            <text:p>86664007272612</text:p>
          </table:table-cell>
          <table:table-cell/>
          <table:table-cell table:formula="of:=[.B201]-[.A201]" office:value-type="float" office:value="107322" calcext:value-type="float">
            <text:p>107322</text:p>
          </table:table-cell>
          <table:table-cell table:formula="of:=[.C201]-[.B201]" office:value-type="float" office:value="114903" calcext:value-type="float">
            <text:p>114903</text:p>
          </table:table-cell>
          <table:table-cell table:formula="of:=[.C201]-[.A201]" office:value-type="float" office:value="222225" calcext:value-type="float">
            <text:p>222225</text:p>
          </table:table-cell>
          <table:table-cell/>
          <table:table-cell table:formula="of:=[.E201]/[.G201]" office:value-type="percentage" office:value="0.48294296321296" calcext:value-type="percentage">
            <text:p>48,29 %</text:p>
          </table:table-cell>
        </table:table-row>
        <table:table-row table:style-name="ro1">
          <table:table-cell office:value-type="float" office:value="86664011563451" calcext:value-type="float">
            <text:p>86664011563451</text:p>
          </table:table-cell>
          <table:table-cell office:value-type="float" office:value="86664011657096" calcext:value-type="float">
            <text:p>86664011657096</text:p>
          </table:table-cell>
          <table:table-cell office:value-type="float" office:value="86664011774838" calcext:value-type="float">
            <text:p>86664011774838</text:p>
          </table:table-cell>
          <table:table-cell/>
          <table:table-cell table:formula="of:=[.B202]-[.A202]" office:value-type="float" office:value="93645" calcext:value-type="float">
            <text:p>93645</text:p>
          </table:table-cell>
          <table:table-cell table:formula="of:=[.C202]-[.B202]" office:value-type="float" office:value="117742" calcext:value-type="float">
            <text:p>117742</text:p>
          </table:table-cell>
          <table:table-cell table:formula="of:=[.C202]-[.A202]" office:value-type="float" office:value="211387" calcext:value-type="float">
            <text:p>211387</text:p>
          </table:table-cell>
          <table:table-cell/>
          <table:table-cell table:formula="of:=[.E202]/[.G202]" office:value-type="percentage" office:value="0.443002644438873" calcext:value-type="percentage">
            <text:p>44,30 %</text:p>
          </table:table-cell>
        </table:table-row>
        <table:table-row table:style-name="ro1">
          <table:table-cell office:value-type="float" office:value="86664016074000" calcext:value-type="float">
            <text:p>86664016074000</text:p>
          </table:table-cell>
          <table:table-cell office:value-type="float" office:value="86664016167935" calcext:value-type="float">
            <text:p>86664016167935</text:p>
          </table:table-cell>
          <table:table-cell office:value-type="float" office:value="86664016286903" calcext:value-type="float">
            <text:p>86664016286903</text:p>
          </table:table-cell>
          <table:table-cell/>
          <table:table-cell table:formula="of:=[.B203]-[.A203]" office:value-type="float" office:value="93935" calcext:value-type="float">
            <text:p>93935</text:p>
          </table:table-cell>
          <table:table-cell table:formula="of:=[.C203]-[.B203]" office:value-type="float" office:value="118968" calcext:value-type="float">
            <text:p>118968</text:p>
          </table:table-cell>
          <table:table-cell table:formula="of:=[.C203]-[.A203]" office:value-type="float" office:value="212903" calcext:value-type="float">
            <text:p>212903</text:p>
          </table:table-cell>
          <table:table-cell/>
          <table:table-cell table:formula="of:=[.E203]/[.G203]" office:value-type="percentage" office:value="0.441210316435184" calcext:value-type="percentage">
            <text:p>44,12 %</text:p>
          </table:table-cell>
        </table:table-row>
        <table:table-row table:style-name="ro1">
          <table:table-cell office:value-type="float" office:value="86664020586580" calcext:value-type="float">
            <text:p>86664020586580</text:p>
          </table:table-cell>
          <table:table-cell office:value-type="float" office:value="86664020682354" calcext:value-type="float">
            <text:p>86664020682354</text:p>
          </table:table-cell>
          <table:table-cell office:value-type="float" office:value="86664020923580" calcext:value-type="float">
            <text:p>86664020923580</text:p>
          </table:table-cell>
          <table:table-cell/>
          <table:table-cell table:formula="of:=[.B204]-[.A204]" office:value-type="float" office:value="95774" calcext:value-type="float">
            <text:p>95774</text:p>
          </table:table-cell>
          <table:table-cell table:formula="of:=[.C204]-[.B204]" office:value-type="float" office:value="241226" calcext:value-type="float">
            <text:p>241226</text:p>
          </table:table-cell>
          <table:table-cell table:formula="of:=[.C204]-[.A204]" office:value-type="float" office:value="337000" calcext:value-type="float">
            <text:p>337000</text:p>
          </table:table-cell>
          <table:table-cell/>
          <table:table-cell table:formula="of:=[.E204]/[.G204]" office:value-type="percentage" office:value="0.284195845697329" calcext:value-type="percentage">
            <text:p>28,42 %</text:p>
          </table:table-cell>
        </table:table-row>
        <table:table-row table:style-name="ro1">
          <table:table-cell office:value-type="float" office:value="86664025099419" calcext:value-type="float">
            <text:p>86664025099419</text:p>
          </table:table-cell>
          <table:table-cell office:value-type="float" office:value="86664025260322" calcext:value-type="float">
            <text:p>86664025260322</text:p>
          </table:table-cell>
          <table:table-cell office:value-type="float" office:value="86664025461032" calcext:value-type="float">
            <text:p>86664025461032</text:p>
          </table:table-cell>
          <table:table-cell/>
          <table:table-cell table:formula="of:=[.B205]-[.A205]" office:value-type="float" office:value="160903" calcext:value-type="float">
            <text:p>160903</text:p>
          </table:table-cell>
          <table:table-cell table:formula="of:=[.C205]-[.B205]" office:value-type="float" office:value="200710" calcext:value-type="float">
            <text:p>200710</text:p>
          </table:table-cell>
          <table:table-cell table:formula="of:=[.C205]-[.A205]" office:value-type="float" office:value="361613" calcext:value-type="float">
            <text:p>361613</text:p>
          </table:table-cell>
          <table:table-cell/>
          <table:table-cell table:formula="of:=[.E205]/[.G205]" office:value-type="percentage" office:value="0.444959113748676" calcext:value-type="percentage">
            <text:p>44,50 %</text:p>
          </table:table-cell>
        </table:table-row>
        <table:table-row table:style-name="ro1">
          <table:table-cell office:value-type="float" office:value="86664029611774" calcext:value-type="float">
            <text:p>86664029611774</text:p>
          </table:table-cell>
          <table:table-cell office:value-type="float" office:value="86664029706193" calcext:value-type="float">
            <text:p>86664029706193</text:p>
          </table:table-cell>
          <table:table-cell office:value-type="float" office:value="86664029823258" calcext:value-type="float">
            <text:p>86664029823258</text:p>
          </table:table-cell>
          <table:table-cell/>
          <table:table-cell table:formula="of:=[.B206]-[.A206]" office:value-type="float" office:value="94419" calcext:value-type="float">
            <text:p>94419</text:p>
          </table:table-cell>
          <table:table-cell table:formula="of:=[.C206]-[.B206]" office:value-type="float" office:value="117065" calcext:value-type="float">
            <text:p>117065</text:p>
          </table:table-cell>
          <table:table-cell table:formula="of:=[.C206]-[.A206]" office:value-type="float" office:value="211484" calcext:value-type="float">
            <text:p>211484</text:p>
          </table:table-cell>
          <table:table-cell/>
          <table:table-cell table:formula="of:=[.E206]/[.G206]" office:value-type="percentage" office:value="0.446459306614212" calcext:value-type="percentage">
            <text:p>44,65 %</text:p>
          </table:table-cell>
        </table:table-row>
        <table:table-row table:style-name="ro1">
          <table:table-cell office:value-type="float" office:value="86664034123419" calcext:value-type="float">
            <text:p>86664034123419</text:p>
          </table:table-cell>
          <table:table-cell office:value-type="float" office:value="86664034218000" calcext:value-type="float">
            <text:p>86664034218000</text:p>
          </table:table-cell>
          <table:table-cell office:value-type="float" office:value="86664034338129" calcext:value-type="float">
            <text:p>86664034338129</text:p>
          </table:table-cell>
          <table:table-cell/>
          <table:table-cell table:formula="of:=[.B207]-[.A207]" office:value-type="float" office:value="94581" calcext:value-type="float">
            <text:p>94581</text:p>
          </table:table-cell>
          <table:table-cell table:formula="of:=[.C207]-[.B207]" office:value-type="float" office:value="120129" calcext:value-type="float">
            <text:p>120129</text:p>
          </table:table-cell>
          <table:table-cell table:formula="of:=[.C207]-[.A207]" office:value-type="float" office:value="214710" calcext:value-type="float">
            <text:p>214710</text:p>
          </table:table-cell>
          <table:table-cell/>
          <table:table-cell table:formula="of:=[.E207]/[.G207]" office:value-type="percentage" office:value="0.440505798518933" calcext:value-type="percentage">
            <text:p>44,05 %</text:p>
          </table:table-cell>
        </table:table-row>
        <table:table-row table:style-name="ro1">
          <table:table-cell office:value-type="float" office:value="86664038636064" calcext:value-type="float">
            <text:p>86664038636064</text:p>
          </table:table-cell>
          <table:table-cell office:value-type="float" office:value="86664038731064" calcext:value-type="float">
            <text:p>86664038731064</text:p>
          </table:table-cell>
          <table:table-cell office:value-type="float" office:value="86664038886032" calcext:value-type="float">
            <text:p>86664038886032</text:p>
          </table:table-cell>
          <table:table-cell/>
          <table:table-cell table:formula="of:=[.B208]-[.A208]" office:value-type="float" office:value="95000" calcext:value-type="float">
            <text:p>95000</text:p>
          </table:table-cell>
          <table:table-cell table:formula="of:=[.C208]-[.B208]" office:value-type="float" office:value="154968" calcext:value-type="float">
            <text:p>154968</text:p>
          </table:table-cell>
          <table:table-cell table:formula="of:=[.C208]-[.A208]" office:value-type="float" office:value="249968" calcext:value-type="float">
            <text:p>249968</text:p>
          </table:table-cell>
          <table:table-cell/>
          <table:table-cell table:formula="of:=[.E208]/[.G208]" office:value-type="percentage" office:value="0.380048646226717" calcext:value-type="percentage">
            <text:p>38,00 %</text:p>
          </table:table-cell>
        </table:table-row>
        <table:table-row table:style-name="ro1">
          <table:table-cell office:value-type="float" office:value="86664043147419" calcext:value-type="float">
            <text:p>86664043147419</text:p>
          </table:table-cell>
          <table:table-cell office:value-type="float" office:value="86664043254774" calcext:value-type="float">
            <text:p>86664043254774</text:p>
          </table:table-cell>
          <table:table-cell office:value-type="float" office:value="86664043595580" calcext:value-type="float">
            <text:p>86664043595580</text:p>
          </table:table-cell>
          <table:table-cell/>
          <table:table-cell table:formula="of:=[.B209]-[.A209]" office:value-type="float" office:value="107355" calcext:value-type="float">
            <text:p>107355</text:p>
          </table:table-cell>
          <table:table-cell table:formula="of:=[.C209]-[.B209]" office:value-type="float" office:value="340806" calcext:value-type="float">
            <text:p>340806</text:p>
          </table:table-cell>
          <table:table-cell table:formula="of:=[.C209]-[.A209]" office:value-type="float" office:value="448161" calcext:value-type="float">
            <text:p>448161</text:p>
          </table:table-cell>
          <table:table-cell/>
          <table:table-cell table:formula="of:=[.E209]/[.G209]" office:value-type="percentage" office:value="0.239545609725076" calcext:value-type="percentage">
            <text:p>23,95 %</text:p>
          </table:table-cell>
        </table:table-row>
        <table:table-row table:style-name="ro1">
          <table:table-cell office:value-type="float" office:value="86664047660548" calcext:value-type="float">
            <text:p>86664047660548</text:p>
          </table:table-cell>
          <table:table-cell office:value-type="float" office:value="86664047754322" calcext:value-type="float">
            <text:p>86664047754322</text:p>
          </table:table-cell>
          <table:table-cell office:value-type="float" office:value="86664047892225" calcext:value-type="float">
            <text:p>86664047892225</text:p>
          </table:table-cell>
          <table:table-cell/>
          <table:table-cell table:formula="of:=[.B210]-[.A210]" office:value-type="float" office:value="93774" calcext:value-type="float">
            <text:p>93774</text:p>
          </table:table-cell>
          <table:table-cell table:formula="of:=[.C210]-[.B210]" office:value-type="float" office:value="137903" calcext:value-type="float">
            <text:p>137903</text:p>
          </table:table-cell>
          <table:table-cell table:formula="of:=[.C210]-[.A210]" office:value-type="float" office:value="231677" calcext:value-type="float">
            <text:p>231677</text:p>
          </table:table-cell>
          <table:table-cell/>
          <table:table-cell table:formula="of:=[.E210]/[.G210]" office:value-type="percentage" office:value="0.404761801991566" calcext:value-type="percentage">
            <text:p>40,48 %</text:p>
          </table:table-cell>
        </table:table-row>
        <table:table-row table:style-name="ro1">
          <table:table-cell office:value-type="float" office:value="86664052172838" calcext:value-type="float">
            <text:p>86664052172838</text:p>
          </table:table-cell>
          <table:table-cell office:value-type="float" office:value="86664052288709" calcext:value-type="float">
            <text:p>86664052288709</text:p>
          </table:table-cell>
          <table:table-cell office:value-type="float" office:value="86664052512354" calcext:value-type="float">
            <text:p>86664052512354</text:p>
          </table:table-cell>
          <table:table-cell/>
          <table:table-cell table:formula="of:=[.B211]-[.A211]" office:value-type="float" office:value="115871" calcext:value-type="float">
            <text:p>115871</text:p>
          </table:table-cell>
          <table:table-cell table:formula="of:=[.C211]-[.B211]" office:value-type="float" office:value="223645" calcext:value-type="float">
            <text:p>223645</text:p>
          </table:table-cell>
          <table:table-cell table:formula="of:=[.C211]-[.A211]" office:value-type="float" office:value="339516" calcext:value-type="float">
            <text:p>339516</text:p>
          </table:table-cell>
          <table:table-cell/>
          <table:table-cell table:formula="of:=[.E211]/[.G211]" office:value-type="percentage" office:value="0.341282885048127" calcext:value-type="percentage">
            <text:p>34,13 %</text:p>
          </table:table-cell>
        </table:table-row>
        <table:table-row table:style-name="ro1">
          <table:table-cell office:value-type="float" office:value="86664056683806" calcext:value-type="float">
            <text:p>86664056683806</text:p>
          </table:table-cell>
          <table:table-cell office:value-type="float" office:value="86664056778387" calcext:value-type="float">
            <text:p>86664056778387</text:p>
          </table:table-cell>
          <table:table-cell office:value-type="float" office:value="86664056895967" calcext:value-type="float">
            <text:p>86664056895967</text:p>
          </table:table-cell>
          <table:table-cell/>
          <table:table-cell table:formula="of:=[.B212]-[.A212]" office:value-type="float" office:value="94581" calcext:value-type="float">
            <text:p>94581</text:p>
          </table:table-cell>
          <table:table-cell table:formula="of:=[.C212]-[.B212]" office:value-type="float" office:value="117580" calcext:value-type="float">
            <text:p>117580</text:p>
          </table:table-cell>
          <table:table-cell table:formula="of:=[.C212]-[.A212]" office:value-type="float" office:value="212161" calcext:value-type="float">
            <text:p>212161</text:p>
          </table:table-cell>
          <table:table-cell/>
          <table:table-cell table:formula="of:=[.E212]/[.G212]" office:value-type="percentage" office:value="0.445798238130476" calcext:value-type="percentage">
            <text:p>44,58 %</text:p>
          </table:table-cell>
        </table:table-row>
        <table:table-row table:style-name="ro1">
          <table:table-cell office:value-type="float" office:value="86664061196225" calcext:value-type="float">
            <text:p>86664061196225</text:p>
          </table:table-cell>
          <table:table-cell office:value-type="float" office:value="86664061339870" calcext:value-type="float">
            <text:p>86664061339870</text:p>
          </table:table-cell>
          <table:table-cell office:value-type="float" office:value="86664061455548" calcext:value-type="float">
            <text:p>86664061455548</text:p>
          </table:table-cell>
          <table:table-cell/>
          <table:table-cell table:formula="of:=[.B213]-[.A213]" office:value-type="float" office:value="143645" calcext:value-type="float">
            <text:p>143645</text:p>
          </table:table-cell>
          <table:table-cell table:formula="of:=[.C213]-[.B213]" office:value-type="float" office:value="115678" calcext:value-type="float">
            <text:p>115678</text:p>
          </table:table-cell>
          <table:table-cell table:formula="of:=[.C213]-[.A213]" office:value-type="float" office:value="259323" calcext:value-type="float">
            <text:p>259323</text:p>
          </table:table-cell>
          <table:table-cell/>
          <table:table-cell table:formula="of:=[.E213]/[.G213]" office:value-type="percentage" office:value="0.553923099763615" calcext:value-type="percentage">
            <text:p>55,39 %</text:p>
          </table:table-cell>
        </table:table-row>
        <table:table-row table:style-name="ro1">
          <table:table-cell office:value-type="float" office:value="86664065709387" calcext:value-type="float">
            <text:p>86664065709387</text:p>
          </table:table-cell>
          <table:table-cell office:value-type="float" office:value="86664065819419" calcext:value-type="float">
            <text:p>86664065819419</text:p>
          </table:table-cell>
          <table:table-cell office:value-type="float" office:value="86664065934322" calcext:value-type="float">
            <text:p>86664065934322</text:p>
          </table:table-cell>
          <table:table-cell/>
          <table:table-cell table:formula="of:=[.B214]-[.A214]" office:value-type="float" office:value="110032" calcext:value-type="float">
            <text:p>110032</text:p>
          </table:table-cell>
          <table:table-cell table:formula="of:=[.C214]-[.B214]" office:value-type="float" office:value="114903" calcext:value-type="float">
            <text:p>114903</text:p>
          </table:table-cell>
          <table:table-cell table:formula="of:=[.C214]-[.A214]" office:value-type="float" office:value="224935" calcext:value-type="float">
            <text:p>224935</text:p>
          </table:table-cell>
          <table:table-cell/>
          <table:table-cell table:formula="of:=[.E214]/[.G214]" office:value-type="percentage" office:value="0.489172427590193" calcext:value-type="percentage">
            <text:p>48,92 %</text:p>
          </table:table-cell>
        </table:table-row>
        <table:table-row table:style-name="ro1">
          <table:table-cell office:value-type="float" office:value="86664070221580" calcext:value-type="float">
            <text:p>86664070221580</text:p>
          </table:table-cell>
          <table:table-cell office:value-type="float" office:value="86664070322451" calcext:value-type="float">
            <text:p>86664070322451</text:p>
          </table:table-cell>
          <table:table-cell office:value-type="float" office:value="86664070439645" calcext:value-type="float">
            <text:p>86664070439645</text:p>
          </table:table-cell>
          <table:table-cell/>
          <table:table-cell table:formula="of:=[.B215]-[.A215]" office:value-type="float" office:value="100871" calcext:value-type="float">
            <text:p>100871</text:p>
          </table:table-cell>
          <table:table-cell table:formula="of:=[.C215]-[.B215]" office:value-type="float" office:value="117194" calcext:value-type="float">
            <text:p>117194</text:p>
          </table:table-cell>
          <table:table-cell table:formula="of:=[.C215]-[.A215]" office:value-type="float" office:value="218065" calcext:value-type="float">
            <text:p>218065</text:p>
          </table:table-cell>
          <table:table-cell/>
          <table:table-cell table:formula="of:=[.E215]/[.G215]" office:value-type="percentage" office:value="0.462573086006466" calcext:value-type="percentage">
            <text:p>46,26 %</text:p>
          </table:table-cell>
        </table:table-row>
        <table:table-row table:style-name="ro1">
          <table:table-cell office:value-type="float" office:value="86664074732741" calcext:value-type="float">
            <text:p>86664074732741</text:p>
          </table:table-cell>
          <table:table-cell office:value-type="float" office:value="86664074827451" calcext:value-type="float">
            <text:p>86664074827451</text:p>
          </table:table-cell>
          <table:table-cell office:value-type="float" office:value="86664075048225" calcext:value-type="float">
            <text:p>86664075048225</text:p>
          </table:table-cell>
          <table:table-cell/>
          <table:table-cell table:formula="of:=[.B216]-[.A216]" office:value-type="float" office:value="94710" calcext:value-type="float">
            <text:p>94710</text:p>
          </table:table-cell>
          <table:table-cell table:formula="of:=[.C216]-[.B216]" office:value-type="float" office:value="220774" calcext:value-type="float">
            <text:p>220774</text:p>
          </table:table-cell>
          <table:table-cell table:formula="of:=[.C216]-[.A216]" office:value-type="float" office:value="315484" calcext:value-type="float">
            <text:p>315484</text:p>
          </table:table-cell>
          <table:table-cell/>
          <table:table-cell table:formula="of:=[.E216]/[.G216]" office:value-type="percentage" office:value="0.300205398688998" calcext:value-type="percentage">
            <text:p>30,02 %</text:p>
          </table:table-cell>
        </table:table-row>
        <table:table-row table:style-name="ro1">
          <table:table-cell office:value-type="float" office:value="86664079244419" calcext:value-type="float">
            <text:p>86664079244419</text:p>
          </table:table-cell>
          <table:table-cell office:value-type="float" office:value="86664079340451" calcext:value-type="float">
            <text:p>86664079340451</text:p>
          </table:table-cell>
          <table:table-cell office:value-type="float" office:value="86664079568354" calcext:value-type="float">
            <text:p>86664079568354</text:p>
          </table:table-cell>
          <table:table-cell/>
          <table:table-cell table:formula="of:=[.B217]-[.A217]" office:value-type="float" office:value="96032" calcext:value-type="float">
            <text:p>96032</text:p>
          </table:table-cell>
          <table:table-cell table:formula="of:=[.C217]-[.B217]" office:value-type="float" office:value="227903" calcext:value-type="float">
            <text:p>227903</text:p>
          </table:table-cell>
          <table:table-cell table:formula="of:=[.C217]-[.A217]" office:value-type="float" office:value="323935" calcext:value-type="float">
            <text:p>323935</text:p>
          </table:table-cell>
          <table:table-cell/>
          <table:table-cell table:formula="of:=[.E217]/[.G217]" office:value-type="percentage" office:value="0.296454535632148" calcext:value-type="percentage">
            <text:p>29,65 %</text:p>
          </table:table-cell>
        </table:table-row>
        <table:table-row table:style-name="ro1">
          <table:table-cell office:value-type="float" office:value="86664083757354" calcext:value-type="float">
            <text:p>86664083757354</text:p>
          </table:table-cell>
          <table:table-cell office:value-type="float" office:value="86664083869741" calcext:value-type="float">
            <text:p>86664083869741</text:p>
          </table:table-cell>
          <table:table-cell office:value-type="float" office:value="86664083984612" calcext:value-type="float">
            <text:p>86664083984612</text:p>
          </table:table-cell>
          <table:table-cell/>
          <table:table-cell table:formula="of:=[.B218]-[.A218]" office:value-type="float" office:value="112387" calcext:value-type="float">
            <text:p>112387</text:p>
          </table:table-cell>
          <table:table-cell table:formula="of:=[.C218]-[.B218]" office:value-type="float" office:value="114871" calcext:value-type="float">
            <text:p>114871</text:p>
          </table:table-cell>
          <table:table-cell table:formula="of:=[.C218]-[.A218]" office:value-type="float" office:value="227258" calcext:value-type="float">
            <text:p>227258</text:p>
          </table:table-cell>
          <table:table-cell/>
          <table:table-cell table:formula="of:=[.E218]/[.G218]" office:value-type="percentage" office:value="0.494534845858012" calcext:value-type="percentage">
            <text:p>49,45 %</text:p>
          </table:table-cell>
        </table:table-row>
        <table:table-row table:style-name="ro1">
          <table:table-cell office:value-type="float" office:value="86664088270161" calcext:value-type="float">
            <text:p>86664088270161</text:p>
          </table:table-cell>
          <table:table-cell office:value-type="float" office:value="86664088365516" calcext:value-type="float">
            <text:p>86664088365516</text:p>
          </table:table-cell>
          <table:table-cell office:value-type="float" office:value="86664088480451" calcext:value-type="float">
            <text:p>86664088480451</text:p>
          </table:table-cell>
          <table:table-cell/>
          <table:table-cell table:formula="of:=[.B219]-[.A219]" office:value-type="float" office:value="95355" calcext:value-type="float">
            <text:p>95355</text:p>
          </table:table-cell>
          <table:table-cell table:formula="of:=[.C219]-[.B219]" office:value-type="float" office:value="114935" calcext:value-type="float">
            <text:p>114935</text:p>
          </table:table-cell>
          <table:table-cell table:formula="of:=[.C219]-[.A219]" office:value-type="float" office:value="210290" calcext:value-type="float">
            <text:p>210290</text:p>
          </table:table-cell>
          <table:table-cell/>
          <table:table-cell table:formula="of:=[.E219]/[.G219]" office:value-type="percentage" office:value="0.453445242284464" calcext:value-type="percentage">
            <text:p>45,34 %</text:p>
          </table:table-cell>
        </table:table-row>
        <table:table-row table:style-name="ro1">
          <table:table-cell office:value-type="float" office:value="86664092782161" calcext:value-type="float">
            <text:p>86664092782161</text:p>
          </table:table-cell>
          <table:table-cell office:value-type="float" office:value="86664092876322" calcext:value-type="float">
            <text:p>86664092876322</text:p>
          </table:table-cell>
          <table:table-cell office:value-type="float" office:value="86664092993322" calcext:value-type="float">
            <text:p>86664092993322</text:p>
          </table:table-cell>
          <table:table-cell/>
          <table:table-cell table:formula="of:=[.B220]-[.A220]" office:value-type="float" office:value="94161" calcext:value-type="float">
            <text:p>94161</text:p>
          </table:table-cell>
          <table:table-cell table:formula="of:=[.C220]-[.B220]" office:value-type="float" office:value="117000" calcext:value-type="float">
            <text:p>117000</text:p>
          </table:table-cell>
          <table:table-cell table:formula="of:=[.C220]-[.A220]" office:value-type="float" office:value="211161" calcext:value-type="float">
            <text:p>211161</text:p>
          </table:table-cell>
          <table:table-cell/>
          <table:table-cell table:formula="of:=[.E220]/[.G220]" office:value-type="percentage" office:value="0.445920411439612" calcext:value-type="percentage">
            <text:p>44,59 %</text:p>
          </table:table-cell>
        </table:table-row>
        <table:table-row table:style-name="ro1">
          <table:table-cell office:value-type="float" office:value="86664097294096" calcext:value-type="float">
            <text:p>86664097294096</text:p>
          </table:table-cell>
          <table:table-cell office:value-type="float" office:value="86664097388612" calcext:value-type="float">
            <text:p>86664097388612</text:p>
          </table:table-cell>
          <table:table-cell office:value-type="float" office:value="86664097538870" calcext:value-type="float">
            <text:p>86664097538870</text:p>
          </table:table-cell>
          <table:table-cell/>
          <table:table-cell table:formula="of:=[.B221]-[.A221]" office:value-type="float" office:value="94516" calcext:value-type="float">
            <text:p>94516</text:p>
          </table:table-cell>
          <table:table-cell table:formula="of:=[.C221]-[.B221]" office:value-type="float" office:value="150258" calcext:value-type="float">
            <text:p>150258</text:p>
          </table:table-cell>
          <table:table-cell table:formula="of:=[.C221]-[.A221]" office:value-type="float" office:value="244774" calcext:value-type="float">
            <text:p>244774</text:p>
          </table:table-cell>
          <table:table-cell/>
          <table:table-cell table:formula="of:=[.E221]/[.G221]" office:value-type="percentage" office:value="0.386135782395189" calcext:value-type="percentage">
            <text:p>38,61 %</text:p>
          </table:table-cell>
        </table:table-row>
        <table:table-row table:style-name="ro1">
          <table:table-cell office:value-type="float" office:value="86664101806354" calcext:value-type="float">
            <text:p>86664101806354</text:p>
          </table:table-cell>
          <table:table-cell office:value-type="float" office:value="86664101901516" calcext:value-type="float">
            <text:p>86664101901516</text:p>
          </table:table-cell>
          <table:table-cell office:value-type="float" office:value="86664102246451" calcext:value-type="float">
            <text:p>86664102246451</text:p>
          </table:table-cell>
          <table:table-cell/>
          <table:table-cell table:formula="of:=[.B222]-[.A222]" office:value-type="float" office:value="95162" calcext:value-type="float">
            <text:p>95162</text:p>
          </table:table-cell>
          <table:table-cell table:formula="of:=[.C222]-[.B222]" office:value-type="float" office:value="344935" calcext:value-type="float">
            <text:p>344935</text:p>
          </table:table-cell>
          <table:table-cell table:formula="of:=[.C222]-[.A222]" office:value-type="float" office:value="440097" calcext:value-type="float">
            <text:p>440097</text:p>
          </table:table-cell>
          <table:table-cell/>
          <table:table-cell table:formula="of:=[.E222]/[.G222]" office:value-type="percentage" office:value="0.216229603928225" calcext:value-type="percentage">
            <text:p>21,62 %</text:p>
          </table:table-cell>
        </table:table-row>
        <table:table-row table:style-name="ro1">
          <table:table-cell office:value-type="float" office:value="86664106318903" calcext:value-type="float">
            <text:p>86664106318903</text:p>
          </table:table-cell>
          <table:table-cell office:value-type="float" office:value="86664106415129" calcext:value-type="float">
            <text:p>86664106415129</text:p>
          </table:table-cell>
          <table:table-cell office:value-type="float" office:value="86664106566935" calcext:value-type="float">
            <text:p>86664106566935</text:p>
          </table:table-cell>
          <table:table-cell/>
          <table:table-cell table:formula="of:=[.B223]-[.A223]" office:value-type="float" office:value="96226" calcext:value-type="float">
            <text:p>96226</text:p>
          </table:table-cell>
          <table:table-cell table:formula="of:=[.C223]-[.B223]" office:value-type="float" office:value="151806" calcext:value-type="float">
            <text:p>151806</text:p>
          </table:table-cell>
          <table:table-cell table:formula="of:=[.C223]-[.A223]" office:value-type="float" office:value="248032" calcext:value-type="float">
            <text:p>248032</text:p>
          </table:table-cell>
          <table:table-cell/>
          <table:table-cell table:formula="of:=[.E223]/[.G223]" office:value-type="percentage" office:value="0.387958005418656" calcext:value-type="percentage">
            <text:p>38,80 %</text:p>
          </table:table-cell>
        </table:table-row>
        <table:table-row table:style-name="ro1">
          <table:table-cell office:value-type="float" office:value="86664110831483" calcext:value-type="float">
            <text:p>86664110831483</text:p>
          </table:table-cell>
          <table:table-cell office:value-type="float" office:value="86664110925000" calcext:value-type="float">
            <text:p>86664110925000</text:p>
          </table:table-cell>
          <table:table-cell office:value-type="float" office:value="86664111044225" calcext:value-type="float">
            <text:p>86664111044225</text:p>
          </table:table-cell>
          <table:table-cell/>
          <table:table-cell table:formula="of:=[.B224]-[.A224]" office:value-type="float" office:value="93517" calcext:value-type="float">
            <text:p>93517</text:p>
          </table:table-cell>
          <table:table-cell table:formula="of:=[.C224]-[.B224]" office:value-type="float" office:value="119225" calcext:value-type="float">
            <text:p>119225</text:p>
          </table:table-cell>
          <table:table-cell table:formula="of:=[.C224]-[.A224]" office:value-type="float" office:value="212742" calcext:value-type="float">
            <text:p>212742</text:p>
          </table:table-cell>
          <table:table-cell/>
          <table:table-cell table:formula="of:=[.E224]/[.G224]" office:value-type="percentage" office:value="0.439579396640062" calcext:value-type="percentage">
            <text:p>43,96 %</text:p>
          </table:table-cell>
        </table:table-row>
        <table:table-row table:style-name="ro1">
          <table:table-cell office:value-type="float" office:value="86664115342290" calcext:value-type="float">
            <text:p>86664115342290</text:p>
          </table:table-cell>
          <table:table-cell office:value-type="float" office:value="86664115438064" calcext:value-type="float">
            <text:p>86664115438064</text:p>
          </table:table-cell>
          <table:table-cell office:value-type="float" office:value="86664115575677" calcext:value-type="float">
            <text:p>86664115575677</text:p>
          </table:table-cell>
          <table:table-cell/>
          <table:table-cell table:formula="of:=[.B225]-[.A225]" office:value-type="float" office:value="95774" calcext:value-type="float">
            <text:p>95774</text:p>
          </table:table-cell>
          <table:table-cell table:formula="of:=[.C225]-[.B225]" office:value-type="float" office:value="137613" calcext:value-type="float">
            <text:p>137613</text:p>
          </table:table-cell>
          <table:table-cell table:formula="of:=[.C225]-[.A225]" office:value-type="float" office:value="233387" calcext:value-type="float">
            <text:p>233387</text:p>
          </table:table-cell>
          <table:table-cell/>
          <table:table-cell table:formula="of:=[.E225]/[.G225]" office:value-type="percentage" office:value="0.410365615908341" calcext:value-type="percentage">
            <text:p>41,04 %</text:p>
          </table:table-cell>
        </table:table-row>
        <table:table-row table:style-name="ro1">
          <table:table-cell office:value-type="float" office:value="86664119855000" calcext:value-type="float">
            <text:p>86664119855000</text:p>
          </table:table-cell>
          <table:table-cell office:value-type="float" office:value="86664119955774" calcext:value-type="float">
            <text:p>86664119955774</text:p>
          </table:table-cell>
          <table:table-cell office:value-type="float" office:value="86664120074483" calcext:value-type="float">
            <text:p>86664120074483</text:p>
          </table:table-cell>
          <table:table-cell/>
          <table:table-cell table:formula="of:=[.B226]-[.A226]" office:value-type="float" office:value="100774" calcext:value-type="float">
            <text:p>100774</text:p>
          </table:table-cell>
          <table:table-cell table:formula="of:=[.C226]-[.B226]" office:value-type="float" office:value="118709" calcext:value-type="float">
            <text:p>118709</text:p>
          </table:table-cell>
          <table:table-cell table:formula="of:=[.C226]-[.A226]" office:value-type="float" office:value="219483" calcext:value-type="float">
            <text:p>219483</text:p>
          </table:table-cell>
          <table:table-cell/>
          <table:table-cell table:formula="of:=[.E226]/[.G226]" office:value-type="percentage" office:value="0.459142621524218" calcext:value-type="percentage">
            <text:p>45,91 %</text:p>
          </table:table-cell>
        </table:table-row>
        <table:table-row table:style-name="ro1">
          <table:table-cell office:value-type="float" office:value="86664124367161" calcext:value-type="float">
            <text:p>86664124367161</text:p>
          </table:table-cell>
          <table:table-cell office:value-type="float" office:value="86664124464161" calcext:value-type="float">
            <text:p>86664124464161</text:p>
          </table:table-cell>
          <table:table-cell office:value-type="float" office:value="86664124579064" calcext:value-type="float">
            <text:p>86664124579064</text:p>
          </table:table-cell>
          <table:table-cell/>
          <table:table-cell table:formula="of:=[.B227]-[.A227]" office:value-type="float" office:value="97000" calcext:value-type="float">
            <text:p>97000</text:p>
          </table:table-cell>
          <table:table-cell table:formula="of:=[.C227]-[.B227]" office:value-type="float" office:value="114903" calcext:value-type="float">
            <text:p>114903</text:p>
          </table:table-cell>
          <table:table-cell table:formula="of:=[.C227]-[.A227]" office:value-type="float" office:value="211903" calcext:value-type="float">
            <text:p>211903</text:p>
          </table:table-cell>
          <table:table-cell/>
          <table:table-cell table:formula="of:=[.E227]/[.G227]" office:value-type="percentage" office:value="0.457756615055002" calcext:value-type="percentage">
            <text:p>45,78 %</text:p>
          </table:table-cell>
        </table:table-row>
        <table:table-row table:style-name="ro1">
          <table:table-cell office:value-type="float" office:value="86664128879709" calcext:value-type="float">
            <text:p>86664128879709</text:p>
          </table:table-cell>
          <table:table-cell office:value-type="float" office:value="86664128983483" calcext:value-type="float">
            <text:p>86664128983483</text:p>
          </table:table-cell>
          <table:table-cell office:value-type="float" office:value="86664129129709" calcext:value-type="float">
            <text:p>86664129129709</text:p>
          </table:table-cell>
          <table:table-cell/>
          <table:table-cell table:formula="of:=[.B228]-[.A228]" office:value-type="float" office:value="103774" calcext:value-type="float">
            <text:p>103774</text:p>
          </table:table-cell>
          <table:table-cell table:formula="of:=[.C228]-[.B228]" office:value-type="float" office:value="146226" calcext:value-type="float">
            <text:p>146226</text:p>
          </table:table-cell>
          <table:table-cell table:formula="of:=[.C228]-[.A228]" office:value-type="float" office:value="250000" calcext:value-type="float">
            <text:p>250000</text:p>
          </table:table-cell>
          <table:table-cell/>
          <table:table-cell table:formula="of:=[.E228]/[.G228]" office:value-type="percentage" office:value="0.415096" calcext:value-type="percentage">
            <text:p>41,51 %</text:p>
          </table:table-cell>
        </table:table-row>
        <table:table-row table:style-name="ro1">
          <table:table-cell office:value-type="float" office:value="86664133391774" calcext:value-type="float">
            <text:p>86664133391774</text:p>
          </table:table-cell>
          <table:table-cell office:value-type="float" office:value="86664133486967" calcext:value-type="float">
            <text:p>86664133486967</text:p>
          </table:table-cell>
          <table:table-cell office:value-type="float" office:value="86664133716354" calcext:value-type="float">
            <text:p>86664133716354</text:p>
          </table:table-cell>
          <table:table-cell/>
          <table:table-cell table:formula="of:=[.B229]-[.A229]" office:value-type="float" office:value="95193" calcext:value-type="float">
            <text:p>95193</text:p>
          </table:table-cell>
          <table:table-cell table:formula="of:=[.C229]-[.B229]" office:value-type="float" office:value="229387" calcext:value-type="float">
            <text:p>229387</text:p>
          </table:table-cell>
          <table:table-cell table:formula="of:=[.C229]-[.A229]" office:value-type="float" office:value="324580" calcext:value-type="float">
            <text:p>324580</text:p>
          </table:table-cell>
          <table:table-cell/>
          <table:table-cell table:formula="of:=[.E229]/[.G229]" office:value-type="percentage" office:value="0.293280547168649" calcext:value-type="percentage">
            <text:p>29,33 %</text:p>
          </table:table-cell>
        </table:table-row>
        <table:table-row table:style-name="ro1">
          <table:table-cell office:value-type="float" office:value="86664137903516" calcext:value-type="float">
            <text:p>86664137903516</text:p>
          </table:table-cell>
          <table:table-cell office:value-type="float" office:value="86664138010387" calcext:value-type="float">
            <text:p>86664138010387</text:p>
          </table:table-cell>
          <table:table-cell office:value-type="float" office:value="86664138128903" calcext:value-type="float">
            <text:p>86664138128903</text:p>
          </table:table-cell>
          <table:table-cell/>
          <table:table-cell table:formula="of:=[.B230]-[.A230]" office:value-type="float" office:value="106871" calcext:value-type="float">
            <text:p>106871</text:p>
          </table:table-cell>
          <table:table-cell table:formula="of:=[.C230]-[.B230]" office:value-type="float" office:value="118516" calcext:value-type="float">
            <text:p>118516</text:p>
          </table:table-cell>
          <table:table-cell table:formula="of:=[.C230]-[.A230]" office:value-type="float" office:value="225387" calcext:value-type="float">
            <text:p>225387</text:p>
          </table:table-cell>
          <table:table-cell/>
          <table:table-cell table:formula="of:=[.E230]/[.G230]" office:value-type="percentage" office:value="0.474166655574634" calcext:value-type="percentage">
            <text:p>47,42 %</text:p>
          </table:table-cell>
        </table:table-row>
        <table:table-row table:style-name="ro1">
          <table:table-cell office:value-type="float" office:value="86664142416645" calcext:value-type="float">
            <text:p>86664142416645</text:p>
          </table:table-cell>
          <table:table-cell office:value-type="float" office:value="86664142531322" calcext:value-type="float">
            <text:p>86664142531322</text:p>
          </table:table-cell>
          <table:table-cell office:value-type="float" office:value="86664142648064" calcext:value-type="float">
            <text:p>86664142648064</text:p>
          </table:table-cell>
          <table:table-cell/>
          <table:table-cell table:formula="of:=[.B231]-[.A231]" office:value-type="float" office:value="114677" calcext:value-type="float">
            <text:p>114677</text:p>
          </table:table-cell>
          <table:table-cell table:formula="of:=[.C231]-[.B231]" office:value-type="float" office:value="116742" calcext:value-type="float">
            <text:p>116742</text:p>
          </table:table-cell>
          <table:table-cell table:formula="of:=[.C231]-[.A231]" office:value-type="float" office:value="231419" calcext:value-type="float">
            <text:p>231419</text:p>
          </table:table-cell>
          <table:table-cell/>
          <table:table-cell table:formula="of:=[.E231]/[.G231]" office:value-type="percentage" office:value="0.495538395723774" calcext:value-type="percentage">
            <text:p>49,55 %</text:p>
          </table:table-cell>
        </table:table-row>
        <table:table-row table:style-name="ro1">
          <table:table-cell office:value-type="float" office:value="86664146927612" calcext:value-type="float">
            <text:p>86664146927612</text:p>
          </table:table-cell>
          <table:table-cell office:value-type="float" office:value="86664147021645" calcext:value-type="float">
            <text:p>86664147021645</text:p>
          </table:table-cell>
          <table:table-cell office:value-type="float" office:value="86664147141806" calcext:value-type="float">
            <text:p>86664147141806</text:p>
          </table:table-cell>
          <table:table-cell/>
          <table:table-cell table:formula="of:=[.B232]-[.A232]" office:value-type="float" office:value="94033" calcext:value-type="float">
            <text:p>94033</text:p>
          </table:table-cell>
          <table:table-cell table:formula="of:=[.C232]-[.B232]" office:value-type="float" office:value="120161" calcext:value-type="float">
            <text:p>120161</text:p>
          </table:table-cell>
          <table:table-cell table:formula="of:=[.C232]-[.A232]" office:value-type="float" office:value="214194" calcext:value-type="float">
            <text:p>214194</text:p>
          </table:table-cell>
          <table:table-cell/>
          <table:table-cell table:formula="of:=[.E232]/[.G232]" office:value-type="percentage" office:value="0.439008562331344" calcext:value-type="percentage">
            <text:p>43,90 %</text:p>
          </table:table-cell>
        </table:table-row>
        <table:table-row table:style-name="ro1">
          <table:table-cell office:value-type="float" office:value="86664151440741" calcext:value-type="float">
            <text:p>86664151440741</text:p>
          </table:table-cell>
          <table:table-cell office:value-type="float" office:value="86664151536387" calcext:value-type="float">
            <text:p>86664151536387</text:p>
          </table:table-cell>
          <table:table-cell office:value-type="float" office:value="86664151656838" calcext:value-type="float">
            <text:p>86664151656838</text:p>
          </table:table-cell>
          <table:table-cell/>
          <table:table-cell table:formula="of:=[.B233]-[.A233]" office:value-type="float" office:value="95646" calcext:value-type="float">
            <text:p>95646</text:p>
          </table:table-cell>
          <table:table-cell table:formula="of:=[.C233]-[.B233]" office:value-type="float" office:value="120451" calcext:value-type="float">
            <text:p>120451</text:p>
          </table:table-cell>
          <table:table-cell table:formula="of:=[.C233]-[.A233]" office:value-type="float" office:value="216097" calcext:value-type="float">
            <text:p>216097</text:p>
          </table:table-cell>
          <table:table-cell/>
          <table:table-cell table:formula="of:=[.E233]/[.G233]" office:value-type="percentage" office:value="0.442606792320116" calcext:value-type="percentage">
            <text:p>44,26 %</text:p>
          </table:table-cell>
        </table:table-row>
        <table:table-row table:style-name="ro1">
          <table:table-cell office:value-type="float" office:value="86664155952225" calcext:value-type="float">
            <text:p>86664155952225</text:p>
          </table:table-cell>
          <table:table-cell office:value-type="float" office:value="86664156101225" calcext:value-type="float">
            <text:p>86664156101225</text:p>
          </table:table-cell>
          <table:table-cell office:value-type="float" office:value="86664156239451" calcext:value-type="float">
            <text:p>86664156239451</text:p>
          </table:table-cell>
          <table:table-cell/>
          <table:table-cell table:formula="of:=[.B234]-[.A234]" office:value-type="float" office:value="149000" calcext:value-type="float">
            <text:p>149000</text:p>
          </table:table-cell>
          <table:table-cell table:formula="of:=[.C234]-[.B234]" office:value-type="float" office:value="138226" calcext:value-type="float">
            <text:p>138226</text:p>
          </table:table-cell>
          <table:table-cell table:formula="of:=[.C234]-[.A234]" office:value-type="float" office:value="287226" calcext:value-type="float">
            <text:p>287226</text:p>
          </table:table-cell>
          <table:table-cell/>
          <table:table-cell table:formula="of:=[.E234]/[.G234]" office:value-type="percentage" office:value="0.518755265888186" calcext:value-type="percentage">
            <text:p>51,88 %</text:p>
          </table:table-cell>
        </table:table-row>
        <table:table-row table:style-name="ro1">
          <table:table-cell office:value-type="float" office:value="86664160464290" calcext:value-type="float">
            <text:p>86664160464290</text:p>
          </table:table-cell>
          <table:table-cell office:value-type="float" office:value="86664160654838" calcext:value-type="float">
            <text:p>86664160654838</text:p>
          </table:table-cell>
          <table:table-cell office:value-type="float" office:value="86664161836225" calcext:value-type="float">
            <text:p>86664161836225</text:p>
          </table:table-cell>
          <table:table-cell/>
          <table:table-cell table:formula="of:=[.B235]-[.A235]" office:value-type="float" office:value="190548" calcext:value-type="float">
            <text:p>190548</text:p>
          </table:table-cell>
          <table:table-cell table:formula="of:=[.C235]-[.B235]" office:value-type="float" office:value="1181387" calcext:value-type="float">
            <text:p>1181387</text:p>
          </table:table-cell>
          <table:table-cell table:formula="of:=[.C235]-[.A235]" office:value-type="float" office:value="1371935" calcext:value-type="float">
            <text:p>1371935</text:p>
          </table:table-cell>
          <table:table-cell/>
          <table:table-cell table:formula="of:=[.E235]/[.G235]" office:value-type="percentage" office:value="0.138889961987995" calcext:value-type="percentage">
            <text:p>13,89 %</text:p>
          </table:table-cell>
        </table:table-row>
        <table:table-row table:style-name="ro1">
          <table:table-cell office:value-type="float" office:value="86664164976838" calcext:value-type="float">
            <text:p>86664164976838</text:p>
          </table:table-cell>
          <table:table-cell office:value-type="float" office:value="86664165091129" calcext:value-type="float">
            <text:p>86664165091129</text:p>
          </table:table-cell>
          <table:table-cell office:value-type="float" office:value="86664165236483" calcext:value-type="float">
            <text:p>86664165236483</text:p>
          </table:table-cell>
          <table:table-cell/>
          <table:table-cell table:formula="of:=[.B236]-[.A236]" office:value-type="float" office:value="114291" calcext:value-type="float">
            <text:p>114291</text:p>
          </table:table-cell>
          <table:table-cell table:formula="of:=[.C236]-[.B236]" office:value-type="float" office:value="145354" calcext:value-type="float">
            <text:p>145354</text:p>
          </table:table-cell>
          <table:table-cell table:formula="of:=[.C236]-[.A236]" office:value-type="float" office:value="259645" calcext:value-type="float">
            <text:p>259645</text:p>
          </table:table-cell>
          <table:table-cell/>
          <table:table-cell table:formula="of:=[.E236]/[.G236]" office:value-type="percentage" office:value="0.440181786670261" calcext:value-type="percentage">
            <text:p>44,02 %</text:p>
          </table:table-cell>
        </table:table-row>
        <table:table-row table:style-name="ro1">
          <table:table-cell office:value-type="float" office:value="86664169489451" calcext:value-type="float">
            <text:p>86664169489451</text:p>
          </table:table-cell>
          <table:table-cell office:value-type="float" office:value="86664169584419" calcext:value-type="float">
            <text:p>86664169584419</text:p>
          </table:table-cell>
          <table:table-cell office:value-type="float" office:value="86664169701612" calcext:value-type="float">
            <text:p>86664169701612</text:p>
          </table:table-cell>
          <table:table-cell/>
          <table:table-cell table:formula="of:=[.B237]-[.A237]" office:value-type="float" office:value="94968" calcext:value-type="float">
            <text:p>94968</text:p>
          </table:table-cell>
          <table:table-cell table:formula="of:=[.C237]-[.B237]" office:value-type="float" office:value="117193" calcext:value-type="float">
            <text:p>117193</text:p>
          </table:table-cell>
          <table:table-cell table:formula="of:=[.C237]-[.A237]" office:value-type="float" office:value="212161" calcext:value-type="float">
            <text:p>212161</text:p>
          </table:table-cell>
          <table:table-cell/>
          <table:table-cell table:formula="of:=[.E237]/[.G237]" office:value-type="percentage" office:value="0.447622324555408" calcext:value-type="percentage">
            <text:p>44,76 %</text:p>
          </table:table-cell>
        </table:table-row>
        <table:table-row table:style-name="ro1">
          <table:table-cell office:value-type="float" office:value="86664174000967" calcext:value-type="float">
            <text:p>86664174000967</text:p>
          </table:table-cell>
          <table:table-cell office:value-type="float" office:value="86664174096806" calcext:value-type="float">
            <text:p>86664174096806</text:p>
          </table:table-cell>
          <table:table-cell office:value-type="float" office:value="86664174213870" calcext:value-type="float">
            <text:p>86664174213870</text:p>
          </table:table-cell>
          <table:table-cell/>
          <table:table-cell table:formula="of:=[.B238]-[.A238]" office:value-type="float" office:value="95839" calcext:value-type="float">
            <text:p>95839</text:p>
          </table:table-cell>
          <table:table-cell table:formula="of:=[.C238]-[.B238]" office:value-type="float" office:value="117064" calcext:value-type="float">
            <text:p>117064</text:p>
          </table:table-cell>
          <table:table-cell table:formula="of:=[.C238]-[.A238]" office:value-type="float" office:value="212903" calcext:value-type="float">
            <text:p>212903</text:p>
          </table:table-cell>
          <table:table-cell/>
          <table:table-cell table:formula="of:=[.E238]/[.G238]" office:value-type="percentage" office:value="0.450153356223257" calcext:value-type="percentage">
            <text:p>45,02 %</text:p>
          </table:table-cell>
        </table:table-row>
        <table:table-row table:style-name="ro1">
          <table:table-cell office:value-type="float" office:value="86664178513580" calcext:value-type="float">
            <text:p>86664178513580</text:p>
          </table:table-cell>
          <table:table-cell office:value-type="float" office:value="86664178607677" calcext:value-type="float">
            <text:p>86664178607677</text:p>
          </table:table-cell>
          <table:table-cell office:value-type="float" office:value="86664178762774" calcext:value-type="float">
            <text:p>86664178762774</text:p>
          </table:table-cell>
          <table:table-cell/>
          <table:table-cell table:formula="of:=[.B239]-[.A239]" office:value-type="float" office:value="94097" calcext:value-type="float">
            <text:p>94097</text:p>
          </table:table-cell>
          <table:table-cell table:formula="of:=[.C239]-[.B239]" office:value-type="float" office:value="155097" calcext:value-type="float">
            <text:p>155097</text:p>
          </table:table-cell>
          <table:table-cell table:formula="of:=[.C239]-[.A239]" office:value-type="float" office:value="249194" calcext:value-type="float">
            <text:p>249194</text:p>
          </table:table-cell>
          <table:table-cell/>
          <table:table-cell table:formula="of:=[.E239]/[.G239]" office:value-type="percentage" office:value="0.377605399808984" calcext:value-type="percentage">
            <text:p>37,76 %</text:p>
          </table:table-cell>
        </table:table-row>
        <table:table-row table:style-name="ro1">
          <table:table-cell office:value-type="float" office:value="86664183025903" calcext:value-type="float">
            <text:p>86664183025903</text:p>
          </table:table-cell>
          <table:table-cell office:value-type="float" office:value="86664183129419" calcext:value-type="float">
            <text:p>86664183129419</text:p>
          </table:table-cell>
          <table:table-cell office:value-type="float" office:value="86664183245290" calcext:value-type="float">
            <text:p>86664183245290</text:p>
          </table:table-cell>
          <table:table-cell/>
          <table:table-cell table:formula="of:=[.B240]-[.A240]" office:value-type="float" office:value="103516" calcext:value-type="float">
            <text:p>103516</text:p>
          </table:table-cell>
          <table:table-cell table:formula="of:=[.C240]-[.B240]" office:value-type="float" office:value="115871" calcext:value-type="float">
            <text:p>115871</text:p>
          </table:table-cell>
          <table:table-cell table:formula="of:=[.C240]-[.A240]" office:value-type="float" office:value="219387" calcext:value-type="float">
            <text:p>219387</text:p>
          </table:table-cell>
          <table:table-cell/>
          <table:table-cell table:formula="of:=[.E240]/[.G240]" office:value-type="percentage" office:value="0.471841996107335" calcext:value-type="percentage">
            <text:p>47,18 %</text:p>
          </table:table-cell>
        </table:table-row>
        <table:table-row table:style-name="ro1">
          <table:table-cell office:value-type="float" office:value="86664187538483" calcext:value-type="float">
            <text:p>86664187538483</text:p>
          </table:table-cell>
          <table:table-cell office:value-type="float" office:value="86664187632193" calcext:value-type="float">
            <text:p>86664187632193</text:p>
          </table:table-cell>
          <table:table-cell office:value-type="float" office:value="86664187749903" calcext:value-type="float">
            <text:p>86664187749903</text:p>
          </table:table-cell>
          <table:table-cell/>
          <table:table-cell table:formula="of:=[.B241]-[.A241]" office:value-type="float" office:value="93710" calcext:value-type="float">
            <text:p>93710</text:p>
          </table:table-cell>
          <table:table-cell table:formula="of:=[.C241]-[.B241]" office:value-type="float" office:value="117710" calcext:value-type="float">
            <text:p>117710</text:p>
          </table:table-cell>
          <table:table-cell table:formula="of:=[.C241]-[.A241]" office:value-type="float" office:value="211420" calcext:value-type="float">
            <text:p>211420</text:p>
          </table:table-cell>
          <table:table-cell/>
          <table:table-cell table:formula="of:=[.E241]/[.G241]" office:value-type="percentage" office:value="0.443240942200359" calcext:value-type="percentage">
            <text:p>44,32 %</text:p>
          </table:table-cell>
        </table:table-row>
        <table:table-row table:style-name="ro1">
          <table:table-cell office:value-type="float" office:value="86664192049870" calcext:value-type="float">
            <text:p>86664192049870</text:p>
          </table:table-cell>
          <table:table-cell office:value-type="float" office:value="86664192167064" calcext:value-type="float">
            <text:p>86664192167064</text:p>
          </table:table-cell>
          <table:table-cell office:value-type="float" office:value="86664192395677" calcext:value-type="float">
            <text:p>86664192395677</text:p>
          </table:table-cell>
          <table:table-cell/>
          <table:table-cell table:formula="of:=[.B242]-[.A242]" office:value-type="float" office:value="117194" calcext:value-type="float">
            <text:p>117194</text:p>
          </table:table-cell>
          <table:table-cell table:formula="of:=[.C242]-[.B242]" office:value-type="float" office:value="228613" calcext:value-type="float">
            <text:p>228613</text:p>
          </table:table-cell>
          <table:table-cell table:formula="of:=[.C242]-[.A242]" office:value-type="float" office:value="345807" calcext:value-type="float">
            <text:p>345807</text:p>
          </table:table-cell>
          <table:table-cell/>
          <table:table-cell table:formula="of:=[.E242]/[.G242]" office:value-type="percentage" office:value="0.338900022266756" calcext:value-type="percentage">
            <text:p>33,89 %</text:p>
          </table:table-cell>
        </table:table-row>
        <table:table-row table:style-name="ro1">
          <table:table-cell office:value-type="float" office:value="86664196561709" calcext:value-type="float">
            <text:p>86664196561709</text:p>
          </table:table-cell>
          <table:table-cell office:value-type="float" office:value="86664196657451" calcext:value-type="float">
            <text:p>86664196657451</text:p>
          </table:table-cell>
          <table:table-cell office:value-type="float" office:value="86664196775193" calcext:value-type="float">
            <text:p>86664196775193</text:p>
          </table:table-cell>
          <table:table-cell/>
          <table:table-cell table:formula="of:=[.B243]-[.A243]" office:value-type="float" office:value="95742" calcext:value-type="float">
            <text:p>95742</text:p>
          </table:table-cell>
          <table:table-cell table:formula="of:=[.C243]-[.B243]" office:value-type="float" office:value="117742" calcext:value-type="float">
            <text:p>117742</text:p>
          </table:table-cell>
          <table:table-cell table:formula="of:=[.C243]-[.A243]" office:value-type="float" office:value="213484" calcext:value-type="float">
            <text:p>213484</text:p>
          </table:table-cell>
          <table:table-cell/>
          <table:table-cell table:formula="of:=[.E243]/[.G243]" office:value-type="percentage" office:value="0.448473890314965" calcext:value-type="percentage">
            <text:p>44,85 %</text:p>
          </table:table-cell>
        </table:table-row>
        <table:table-row table:style-name="ro1">
          <table:table-cell office:value-type="float" office:value="86664201074806" calcext:value-type="float">
            <text:p>86664201074806</text:p>
          </table:table-cell>
          <table:table-cell office:value-type="float" office:value="86664201188838" calcext:value-type="float">
            <text:p>86664201188838</text:p>
          </table:table-cell>
          <table:table-cell office:value-type="float" office:value="86664201303741" calcext:value-type="float">
            <text:p>86664201303741</text:p>
          </table:table-cell>
          <table:table-cell/>
          <table:table-cell table:formula="of:=[.B244]-[.A244]" office:value-type="float" office:value="114032" calcext:value-type="float">
            <text:p>114032</text:p>
          </table:table-cell>
          <table:table-cell table:formula="of:=[.C244]-[.B244]" office:value-type="float" office:value="114903" calcext:value-type="float">
            <text:p>114903</text:p>
          </table:table-cell>
          <table:table-cell table:formula="of:=[.C244]-[.A244]" office:value-type="float" office:value="228935" calcext:value-type="float">
            <text:p>228935</text:p>
          </table:table-cell>
          <table:table-cell/>
          <table:table-cell table:formula="of:=[.E244]/[.G244]" office:value-type="percentage" office:value="0.498097713324743" calcext:value-type="percentage">
            <text:p>49,81 %</text:p>
          </table:table-cell>
        </table:table-row>
        <table:table-row table:style-name="ro1">
          <table:table-cell office:value-type="float" office:value="86664205587000" calcext:value-type="float">
            <text:p>86664205587000</text:p>
          </table:table-cell>
          <table:table-cell office:value-type="float" office:value="86664205683000" calcext:value-type="float">
            <text:p>86664205683000</text:p>
          </table:table-cell>
          <table:table-cell office:value-type="float" office:value="86664205800000" calcext:value-type="float">
            <text:p>86664205800000</text:p>
          </table:table-cell>
          <table:table-cell/>
          <table:table-cell table:formula="of:=[.B245]-[.A245]" office:value-type="float" office:value="96000" calcext:value-type="float">
            <text:p>96000</text:p>
          </table:table-cell>
          <table:table-cell table:formula="of:=[.C245]-[.B245]" office:value-type="float" office:value="117000" calcext:value-type="float">
            <text:p>117000</text:p>
          </table:table-cell>
          <table:table-cell table:formula="of:=[.C245]-[.A245]" office:value-type="float" office:value="213000" calcext:value-type="float">
            <text:p>213000</text:p>
          </table:table-cell>
          <table:table-cell/>
          <table:table-cell table:formula="of:=[.E245]/[.G245]" office:value-type="percentage" office:value="0.450704225352113" calcext:value-type="percentage">
            <text:p>45,07 %</text:p>
          </table:table-cell>
        </table:table-row>
        <table:table-row table:style-name="ro1">
          <table:table-cell office:value-type="float" office:value="86664210099064" calcext:value-type="float">
            <text:p>86664210099064</text:p>
          </table:table-cell>
          <table:table-cell office:value-type="float" office:value="86664210197322" calcext:value-type="float">
            <text:p>86664210197322</text:p>
          </table:table-cell>
          <table:table-cell office:value-type="float" office:value="86664210330354" calcext:value-type="float">
            <text:p>86664210330354</text:p>
          </table:table-cell>
          <table:table-cell/>
          <table:table-cell table:formula="of:=[.B246]-[.A246]" office:value-type="float" office:value="98258" calcext:value-type="float">
            <text:p>98258</text:p>
          </table:table-cell>
          <table:table-cell table:formula="of:=[.C246]-[.B246]" office:value-type="float" office:value="133032" calcext:value-type="float">
            <text:p>133032</text:p>
          </table:table-cell>
          <table:table-cell table:formula="of:=[.C246]-[.A246]" office:value-type="float" office:value="231290" calcext:value-type="float">
            <text:p>231290</text:p>
          </table:table-cell>
          <table:table-cell/>
          <table:table-cell table:formula="of:=[.E246]/[.G246]" office:value-type="percentage" office:value="0.424825976047386" calcext:value-type="percentage">
            <text:p>42,48 %</text:p>
          </table:table-cell>
        </table:table-row>
        <table:table-row table:style-name="ro1">
          <table:table-cell office:value-type="float" office:value="86664214611193" calcext:value-type="float">
            <text:p>86664214611193</text:p>
          </table:table-cell>
          <table:table-cell office:value-type="float" office:value="86664214717451" calcext:value-type="float">
            <text:p>86664214717451</text:p>
          </table:table-cell>
          <table:table-cell office:value-type="float" office:value="86664214951516" calcext:value-type="float">
            <text:p>86664214951516</text:p>
          </table:table-cell>
          <table:table-cell/>
          <table:table-cell table:formula="of:=[.B247]-[.A247]" office:value-type="float" office:value="106258" calcext:value-type="float">
            <text:p>106258</text:p>
          </table:table-cell>
          <table:table-cell table:formula="of:=[.C247]-[.B247]" office:value-type="float" office:value="234065" calcext:value-type="float">
            <text:p>234065</text:p>
          </table:table-cell>
          <table:table-cell table:formula="of:=[.C247]-[.A247]" office:value-type="float" office:value="340323" calcext:value-type="float">
            <text:p>340323</text:p>
          </table:table-cell>
          <table:table-cell/>
          <table:table-cell table:formula="of:=[.E247]/[.G247]" office:value-type="percentage" office:value="0.312226913843613" calcext:value-type="percentage">
            <text:p>31,22 %</text:p>
          </table:table-cell>
        </table:table-row>
        <table:table-row table:style-name="ro1">
          <table:table-cell office:value-type="float" office:value="86664219122161" calcext:value-type="float">
            <text:p>86664219122161</text:p>
          </table:table-cell>
          <table:table-cell office:value-type="float" office:value="86664219311451" calcext:value-type="float">
            <text:p>86664219311451</text:p>
          </table:table-cell>
          <table:table-cell office:value-type="float" office:value="86664220221322" calcext:value-type="float">
            <text:p>86664220221322</text:p>
          </table:table-cell>
          <table:table-cell/>
          <table:table-cell table:formula="of:=[.B248]-[.A248]" office:value-type="float" office:value="189290" calcext:value-type="float">
            <text:p>189290</text:p>
          </table:table-cell>
          <table:table-cell table:formula="of:=[.C248]-[.B248]" office:value-type="float" office:value="909871" calcext:value-type="float">
            <text:p>909871</text:p>
          </table:table-cell>
          <table:table-cell table:formula="of:=[.C248]-[.A248]" office:value-type="float" office:value="1099161" calcext:value-type="float">
            <text:p>1099161</text:p>
          </table:table-cell>
          <table:table-cell/>
          <table:table-cell table:formula="of:=[.E248]/[.G248]" office:value-type="percentage" office:value="0.172213169863196" calcext:value-type="percentage">
            <text:p>17,22 %</text:p>
          </table:table-cell>
        </table:table-row>
        <table:table-row table:style-name="ro1">
          <table:table-cell office:value-type="float" office:value="86664223636838" calcext:value-type="float">
            <text:p>86664223636838</text:p>
          </table:table-cell>
          <table:table-cell office:value-type="float" office:value="86664223730387" calcext:value-type="float">
            <text:p>86664223730387</text:p>
          </table:table-cell>
          <table:table-cell office:value-type="float" office:value="86664223849161" calcext:value-type="float">
            <text:p>86664223849161</text:p>
          </table:table-cell>
          <table:table-cell/>
          <table:table-cell table:formula="of:=[.B249]-[.A249]" office:value-type="float" office:value="93549" calcext:value-type="float">
            <text:p>93549</text:p>
          </table:table-cell>
          <table:table-cell table:formula="of:=[.C249]-[.B249]" office:value-type="float" office:value="118774" calcext:value-type="float">
            <text:p>118774</text:p>
          </table:table-cell>
          <table:table-cell table:formula="of:=[.C249]-[.A249]" office:value-type="float" office:value="212323" calcext:value-type="float">
            <text:p>212323</text:p>
          </table:table-cell>
          <table:table-cell/>
          <table:table-cell table:formula="of:=[.E249]/[.G249]" office:value-type="percentage" office:value="0.440597580102014" calcext:value-type="percentage">
            <text:p>44,06 %</text:p>
          </table:table-cell>
        </table:table-row>
        <table:table-row table:style-name="ro1">
          <table:table-cell office:value-type="float" office:value="86664228147935" calcext:value-type="float">
            <text:p>86664228147935</text:p>
          </table:table-cell>
          <table:table-cell office:value-type="float" office:value="86664228242806" calcext:value-type="float">
            <text:p>86664228242806</text:p>
          </table:table-cell>
          <table:table-cell office:value-type="float" office:value="86664228359451" calcext:value-type="float">
            <text:p>86664228359451</text:p>
          </table:table-cell>
          <table:table-cell/>
          <table:table-cell table:formula="of:=[.B250]-[.A250]" office:value-type="float" office:value="94871" calcext:value-type="float">
            <text:p>94871</text:p>
          </table:table-cell>
          <table:table-cell table:formula="of:=[.C250]-[.B250]" office:value-type="float" office:value="116645" calcext:value-type="float">
            <text:p>116645</text:p>
          </table:table-cell>
          <table:table-cell table:formula="of:=[.C250]-[.A250]" office:value-type="float" office:value="211516" calcext:value-type="float">
            <text:p>211516</text:p>
          </table:table-cell>
          <table:table-cell/>
          <table:table-cell table:formula="of:=[.E250]/[.G250]" office:value-type="percentage" office:value="0.448528716503716" calcext:value-type="percentage">
            <text:p>44,85 %</text:p>
          </table:table-cell>
        </table:table-row>
        <table:table-row table:style-name="ro1">
          <table:table-cell office:value-type="float" office:value="86664232659677" calcext:value-type="float">
            <text:p>86664232659677</text:p>
          </table:table-cell>
          <table:table-cell office:value-type="float" office:value="86664232795096" calcext:value-type="float">
            <text:p>86664232795096</text:p>
          </table:table-cell>
          <table:table-cell office:value-type="float" office:value="86664232911580" calcext:value-type="float">
            <text:p>86664232911580</text:p>
          </table:table-cell>
          <table:table-cell/>
          <table:table-cell table:formula="of:=[.B251]-[.A251]" office:value-type="float" office:value="135419" calcext:value-type="float">
            <text:p>135419</text:p>
          </table:table-cell>
          <table:table-cell table:formula="of:=[.C251]-[.B251]" office:value-type="float" office:value="116484" calcext:value-type="float">
            <text:p>116484</text:p>
          </table:table-cell>
          <table:table-cell table:formula="of:=[.C251]-[.A251]" office:value-type="float" office:value="251903" calcext:value-type="float">
            <text:p>251903</text:p>
          </table:table-cell>
          <table:table-cell/>
          <table:table-cell table:formula="of:=[.E251]/[.G251]" office:value-type="percentage" office:value="0.537583911267432" calcext:value-type="percentage">
            <text:p>53,76 %</text:p>
          </table:table-cell>
        </table:table-row>
        <table:table-row table:style-name="ro1">
          <table:table-cell office:value-type="float" office:value="86664237171096" calcext:value-type="float">
            <text:p>86664237171096</text:p>
          </table:table-cell>
          <table:table-cell office:value-type="float" office:value="86664237265064" calcext:value-type="float">
            <text:p>86664237265064</text:p>
          </table:table-cell>
          <table:table-cell office:value-type="float" office:value="86664237438322" calcext:value-type="float">
            <text:p>86664237438322</text:p>
          </table:table-cell>
          <table:table-cell/>
          <table:table-cell table:formula="of:=[.B252]-[.A252]" office:value-type="float" office:value="93968" calcext:value-type="float">
            <text:p>93968</text:p>
          </table:table-cell>
          <table:table-cell table:formula="of:=[.C252]-[.B252]" office:value-type="float" office:value="173258" calcext:value-type="float">
            <text:p>173258</text:p>
          </table:table-cell>
          <table:table-cell table:formula="of:=[.C252]-[.A252]" office:value-type="float" office:value="267226" calcext:value-type="float">
            <text:p>267226</text:p>
          </table:table-cell>
          <table:table-cell/>
          <table:table-cell table:formula="of:=[.E252]/[.G252]" office:value-type="percentage" office:value="0.351642430003069" calcext:value-type="percentage">
            <text:p>35,16 %</text:p>
          </table:table-cell>
        </table:table-row>
        <table:table-row table:style-name="ro1">
          <table:table-cell office:value-type="float" office:value="86664241684677" calcext:value-type="float">
            <text:p>86664241684677</text:p>
          </table:table-cell>
          <table:table-cell office:value-type="float" office:value="86664241778967" calcext:value-type="float">
            <text:p>86664241778967</text:p>
          </table:table-cell>
          <table:table-cell office:value-type="float" office:value="86664241898161" calcext:value-type="float">
            <text:p>86664241898161</text:p>
          </table:table-cell>
          <table:table-cell/>
          <table:table-cell table:formula="of:=[.B253]-[.A253]" office:value-type="float" office:value="94290" calcext:value-type="float">
            <text:p>94290</text:p>
          </table:table-cell>
          <table:table-cell table:formula="of:=[.C253]-[.B253]" office:value-type="float" office:value="119194" calcext:value-type="float">
            <text:p>119194</text:p>
          </table:table-cell>
          <table:table-cell table:formula="of:=[.C253]-[.A253]" office:value-type="float" office:value="213484" calcext:value-type="float">
            <text:p>213484</text:p>
          </table:table-cell>
          <table:table-cell/>
          <table:table-cell table:formula="of:=[.E253]/[.G253]" office:value-type="percentage" office:value="0.44167244383654" calcext:value-type="percentage">
            <text:p>44,17 %</text:p>
          </table:table-cell>
        </table:table-row>
        <table:table-row table:style-name="ro1">
          <table:table-cell office:value-type="float" office:value="86664246197032" calcext:value-type="float">
            <text:p>86664246197032</text:p>
          </table:table-cell>
          <table:table-cell office:value-type="float" office:value="86664246292225" calcext:value-type="float">
            <text:p>86664246292225</text:p>
          </table:table-cell>
          <table:table-cell office:value-type="float" office:value="86664246523709" calcext:value-type="float">
            <text:p>86664246523709</text:p>
          </table:table-cell>
          <table:table-cell/>
          <table:table-cell table:formula="of:=[.B254]-[.A254]" office:value-type="float" office:value="95193" calcext:value-type="float">
            <text:p>95193</text:p>
          </table:table-cell>
          <table:table-cell table:formula="of:=[.C254]-[.B254]" office:value-type="float" office:value="231484" calcext:value-type="float">
            <text:p>231484</text:p>
          </table:table-cell>
          <table:table-cell table:formula="of:=[.C254]-[.A254]" office:value-type="float" office:value="326677" calcext:value-type="float">
            <text:p>326677</text:p>
          </table:table-cell>
          <table:table-cell/>
          <table:table-cell table:formula="of:=[.E254]/[.G254]" office:value-type="percentage" office:value="0.291397925167673" calcext:value-type="percentage">
            <text:p>29,14 %</text:p>
          </table:table-cell>
        </table:table-row>
        <table:table-row table:style-name="ro1">
          <table:table-cell office:value-type="float" office:value="86664250709483" calcext:value-type="float">
            <text:p>86664250709483</text:p>
          </table:table-cell>
          <table:table-cell office:value-type="float" office:value="86664250814741" calcext:value-type="float">
            <text:p>86664250814741</text:p>
          </table:table-cell>
          <table:table-cell office:value-type="float" office:value="86664250932032" calcext:value-type="float">
            <text:p>86664250932032</text:p>
          </table:table-cell>
          <table:table-cell/>
          <table:table-cell table:formula="of:=[.B255]-[.A255]" office:value-type="float" office:value="105258" calcext:value-type="float">
            <text:p>105258</text:p>
          </table:table-cell>
          <table:table-cell table:formula="of:=[.C255]-[.B255]" office:value-type="float" office:value="117291" calcext:value-type="float">
            <text:p>117291</text:p>
          </table:table-cell>
          <table:table-cell table:formula="of:=[.C255]-[.A255]" office:value-type="float" office:value="222549" calcext:value-type="float">
            <text:p>222549</text:p>
          </table:table-cell>
          <table:table-cell/>
          <table:table-cell table:formula="of:=[.E255]/[.G255]" office:value-type="percentage" office:value="0.472965504226036" calcext:value-type="percentage">
            <text:p>47,30 %</text:p>
          </table:table-cell>
        </table:table-row>
        <table:table-row table:style-name="ro1">
          <table:table-cell office:value-type="float" office:value="86664255219935" calcext:value-type="float">
            <text:p>86664255219935</text:p>
          </table:table-cell>
          <table:table-cell office:value-type="float" office:value="86664255315741" calcext:value-type="float">
            <text:p>86664255315741</text:p>
          </table:table-cell>
          <table:table-cell office:value-type="float" office:value="86664255435064" calcext:value-type="float">
            <text:p>86664255435064</text:p>
          </table:table-cell>
          <table:table-cell/>
          <table:table-cell table:formula="of:=[.B256]-[.A256]" office:value-type="float" office:value="95806" calcext:value-type="float">
            <text:p>95806</text:p>
          </table:table-cell>
          <table:table-cell table:formula="of:=[.C256]-[.B256]" office:value-type="float" office:value="119323" calcext:value-type="float">
            <text:p>119323</text:p>
          </table:table-cell>
          <table:table-cell table:formula="of:=[.C256]-[.A256]" office:value-type="float" office:value="215129" calcext:value-type="float">
            <text:p>215129</text:p>
          </table:table-cell>
          <table:table-cell/>
          <table:table-cell table:formula="of:=[.E256]/[.G256]" office:value-type="percentage" office:value="0.445342097067341" calcext:value-type="percentage">
            <text:p>44,53 %</text:p>
          </table:table-cell>
        </table:table-row>
        <table:table-row table:style-name="ro1">
          <table:table-cell office:value-type="float" office:value="86664259732290" calcext:value-type="float">
            <text:p>86664259732290</text:p>
          </table:table-cell>
          <table:table-cell office:value-type="float" office:value="86664259853354" calcext:value-type="float">
            <text:p>86664259853354</text:p>
          </table:table-cell>
          <table:table-cell office:value-type="float" office:value="86664259970774" calcext:value-type="float">
            <text:p>86664259970774</text:p>
          </table:table-cell>
          <table:table-cell/>
          <table:table-cell table:formula="of:=[.B257]-[.A257]" office:value-type="float" office:value="121064" calcext:value-type="float">
            <text:p>121064</text:p>
          </table:table-cell>
          <table:table-cell table:formula="of:=[.C257]-[.B257]" office:value-type="float" office:value="117420" calcext:value-type="float">
            <text:p>117420</text:p>
          </table:table-cell>
          <table:table-cell table:formula="of:=[.C257]-[.A257]" office:value-type="float" office:value="238484" calcext:value-type="float">
            <text:p>238484</text:p>
          </table:table-cell>
          <table:table-cell/>
          <table:table-cell table:formula="of:=[.E257]/[.G257]" office:value-type="percentage" office:value="0.507639925529595" calcext:value-type="percentage">
            <text:p>50,76 %</text:p>
          </table:table-cell>
        </table:table-row>
        <table:table-row table:style-name="ro1">
          <table:table-cell office:value-type="float" office:value="86664264245645" calcext:value-type="float">
            <text:p>86664264245645</text:p>
          </table:table-cell>
          <table:table-cell office:value-type="float" office:value="86664264339387" calcext:value-type="float">
            <text:p>86664264339387</text:p>
          </table:table-cell>
          <table:table-cell office:value-type="float" office:value="86664264459290" calcext:value-type="float">
            <text:p>86664264459290</text:p>
          </table:table-cell>
          <table:table-cell/>
          <table:table-cell table:formula="of:=[.B258]-[.A258]" office:value-type="float" office:value="93742" calcext:value-type="float">
            <text:p>93742</text:p>
          </table:table-cell>
          <table:table-cell table:formula="of:=[.C258]-[.B258]" office:value-type="float" office:value="119903" calcext:value-type="float">
            <text:p>119903</text:p>
          </table:table-cell>
          <table:table-cell table:formula="of:=[.C258]-[.A258]" office:value-type="float" office:value="213645" calcext:value-type="float">
            <text:p>213645</text:p>
          </table:table-cell>
          <table:table-cell/>
          <table:table-cell table:formula="of:=[.E258]/[.G258]" office:value-type="percentage" office:value="0.438774602728826" calcext:value-type="percentage">
            <text:p>43,88 %</text:p>
          </table:table-cell>
        </table:table-row>
        <table:table-row table:style-name="ro1">
          <table:table-cell office:value-type="float" office:value="86664268758258" calcext:value-type="float">
            <text:p>86664268758258</text:p>
          </table:table-cell>
          <table:table-cell office:value-type="float" office:value="86664268854677" calcext:value-type="float">
            <text:p>86664268854677</text:p>
          </table:table-cell>
          <table:table-cell office:value-type="float" office:value="86664269018032" calcext:value-type="float">
            <text:p>86664269018032</text:p>
          </table:table-cell>
          <table:table-cell/>
          <table:table-cell table:formula="of:=[.B259]-[.A259]" office:value-type="float" office:value="96419" calcext:value-type="float">
            <text:p>96419</text:p>
          </table:table-cell>
          <table:table-cell table:formula="of:=[.C259]-[.B259]" office:value-type="float" office:value="163355" calcext:value-type="float">
            <text:p>163355</text:p>
          </table:table-cell>
          <table:table-cell table:formula="of:=[.C259]-[.A259]" office:value-type="float" office:value="259774" calcext:value-type="float">
            <text:p>259774</text:p>
          </table:table-cell>
          <table:table-cell/>
          <table:table-cell table:formula="of:=[.E259]/[.G259]" office:value-type="percentage" office:value="0.371164935674856" calcext:value-type="percentage">
            <text:p>37,12 %</text:p>
          </table:table-cell>
        </table:table-row>
        <table:table-row table:style-name="ro1">
          <table:table-cell office:value-type="float" office:value="86664273268225" calcext:value-type="float">
            <text:p>86664273268225</text:p>
          </table:table-cell>
          <table:table-cell office:value-type="float" office:value="86664273365161" calcext:value-type="float">
            <text:p>86664273365161</text:p>
          </table:table-cell>
          <table:table-cell office:value-type="float" office:value="86664273597516" calcext:value-type="float">
            <text:p>86664273597516</text:p>
          </table:table-cell>
          <table:table-cell/>
          <table:table-cell table:formula="of:=[.B260]-[.A260]" office:value-type="float" office:value="96936" calcext:value-type="float">
            <text:p>96936</text:p>
          </table:table-cell>
          <table:table-cell table:formula="of:=[.C260]-[.B260]" office:value-type="float" office:value="232355" calcext:value-type="float">
            <text:p>232355</text:p>
          </table:table-cell>
          <table:table-cell table:formula="of:=[.C260]-[.A260]" office:value-type="float" office:value="329291" calcext:value-type="float">
            <text:p>329291</text:p>
          </table:table-cell>
          <table:table-cell/>
          <table:table-cell table:formula="of:=[.E260]/[.G260]" office:value-type="percentage" office:value="0.294377921048556" calcext:value-type="percentage">
            <text:p>29,44 %</text:p>
          </table:table-cell>
        </table:table-row>
        <table:table-row table:style-name="ro1">
          <table:table-cell office:value-type="float" office:value="86664277780580" calcext:value-type="float">
            <text:p>86664277780580</text:p>
          </table:table-cell>
          <table:table-cell office:value-type="float" office:value="86664277968612" calcext:value-type="float">
            <text:p>86664277968612</text:p>
          </table:table-cell>
          <table:table-cell office:value-type="float" office:value="86664278598548" calcext:value-type="float">
            <text:p>86664278598548</text:p>
          </table:table-cell>
          <table:table-cell/>
          <table:table-cell table:formula="of:=[.B261]-[.A261]" office:value-type="float" office:value="188032" calcext:value-type="float">
            <text:p>188032</text:p>
          </table:table-cell>
          <table:table-cell table:formula="of:=[.C261]-[.B261]" office:value-type="float" office:value="629936" calcext:value-type="float">
            <text:p>629936</text:p>
          </table:table-cell>
          <table:table-cell table:formula="of:=[.C261]-[.A261]" office:value-type="float" office:value="817968" calcext:value-type="float">
            <text:p>817968</text:p>
          </table:table-cell>
          <table:table-cell/>
          <table:table-cell table:formula="of:=[.E261]/[.G261]" office:value-type="percentage" office:value="0.229876963401991" calcext:value-type="percentage">
            <text:p>22,99 %</text:p>
          </table:table-cell>
        </table:table-row>
        <table:table-row table:style-name="ro1">
          <table:table-cell office:value-type="float" office:value="86664282294225" calcext:value-type="float">
            <text:p>86664282294225</text:p>
          </table:table-cell>
          <table:table-cell office:value-type="float" office:value="86664282387354" calcext:value-type="float">
            <text:p>86664282387354</text:p>
          </table:table-cell>
          <table:table-cell office:value-type="float" office:value="86664282504161" calcext:value-type="float">
            <text:p>86664282504161</text:p>
          </table:table-cell>
          <table:table-cell/>
          <table:table-cell table:formula="of:=[.B262]-[.A262]" office:value-type="float" office:value="93129" calcext:value-type="float">
            <text:p>93129</text:p>
          </table:table-cell>
          <table:table-cell table:formula="of:=[.C262]-[.B262]" office:value-type="float" office:value="116807" calcext:value-type="float">
            <text:p>116807</text:p>
          </table:table-cell>
          <table:table-cell table:formula="of:=[.C262]-[.A262]" office:value-type="float" office:value="209936" calcext:value-type="float">
            <text:p>209936</text:p>
          </table:table-cell>
          <table:table-cell/>
          <table:table-cell table:formula="of:=[.E262]/[.G262]" office:value-type="percentage" office:value="0.44360662297081" calcext:value-type="percentage">
            <text:p>44,36 %</text:p>
          </table:table-cell>
        </table:table-row>
        <table:table-row table:style-name="ro1">
          <table:table-cell office:value-type="float" office:value="86664286806161" calcext:value-type="float">
            <text:p>86664286806161</text:p>
          </table:table-cell>
          <table:table-cell office:value-type="float" office:value="86664286899161" calcext:value-type="float">
            <text:p>86664286899161</text:p>
          </table:table-cell>
          <table:table-cell office:value-type="float" office:value="86664287014903" calcext:value-type="float">
            <text:p>86664287014903</text:p>
          </table:table-cell>
          <table:table-cell/>
          <table:table-cell table:formula="of:=[.B263]-[.A263]" office:value-type="float" office:value="93000" calcext:value-type="float">
            <text:p>93000</text:p>
          </table:table-cell>
          <table:table-cell table:formula="of:=[.C263]-[.B263]" office:value-type="float" office:value="115742" calcext:value-type="float">
            <text:p>115742</text:p>
          </table:table-cell>
          <table:table-cell table:formula="of:=[.C263]-[.A263]" office:value-type="float" office:value="208742" calcext:value-type="float">
            <text:p>208742</text:p>
          </table:table-cell>
          <table:table-cell/>
          <table:table-cell table:formula="of:=[.E263]/[.G263]" office:value-type="percentage" office:value="0.445526056088377" calcext:value-type="percentage">
            <text:p>44,55 %</text:p>
          </table:table-cell>
        </table:table-row>
        <table:table-row table:style-name="ro1">
          <table:table-cell office:value-type="float" office:value="86664291317483" calcext:value-type="float">
            <text:p>86664291317483</text:p>
          </table:table-cell>
          <table:table-cell office:value-type="float" office:value="86664291421290" calcext:value-type="float">
            <text:p>86664291421290</text:p>
          </table:table-cell>
          <table:table-cell office:value-type="float" office:value="86664291538129" calcext:value-type="float">
            <text:p>86664291538129</text:p>
          </table:table-cell>
          <table:table-cell/>
          <table:table-cell table:formula="of:=[.B264]-[.A264]" office:value-type="float" office:value="103807" calcext:value-type="float">
            <text:p>103807</text:p>
          </table:table-cell>
          <table:table-cell table:formula="of:=[.C264]-[.B264]" office:value-type="float" office:value="116839" calcext:value-type="float">
            <text:p>116839</text:p>
          </table:table-cell>
          <table:table-cell table:formula="of:=[.C264]-[.A264]" office:value-type="float" office:value="220646" calcext:value-type="float">
            <text:p>220646</text:p>
          </table:table-cell>
          <table:table-cell/>
          <table:table-cell table:formula="of:=[.E264]/[.G264]" office:value-type="percentage" office:value="0.470468533306745" calcext:value-type="percentage">
            <text:p>47,05 %</text:p>
          </table:table-cell>
        </table:table-row>
        <table:table-row table:style-name="ro1">
          <table:table-cell office:value-type="float" office:value="86664295829580" calcext:value-type="float">
            <text:p>86664295829580</text:p>
          </table:table-cell>
          <table:table-cell office:value-type="float" office:value="86664295925129" calcext:value-type="float">
            <text:p>86664295925129</text:p>
          </table:table-cell>
          <table:table-cell office:value-type="float" office:value="86664296223806" calcext:value-type="float">
            <text:p>86664296223806</text:p>
          </table:table-cell>
          <table:table-cell/>
          <table:table-cell table:formula="of:=[.B265]-[.A265]" office:value-type="float" office:value="95549" calcext:value-type="float">
            <text:p>95549</text:p>
          </table:table-cell>
          <table:table-cell table:formula="of:=[.C265]-[.B265]" office:value-type="float" office:value="298677" calcext:value-type="float">
            <text:p>298677</text:p>
          </table:table-cell>
          <table:table-cell table:formula="of:=[.C265]-[.A265]" office:value-type="float" office:value="394226" calcext:value-type="float">
            <text:p>394226</text:p>
          </table:table-cell>
          <table:table-cell/>
          <table:table-cell table:formula="of:=[.E265]/[.G265]" office:value-type="percentage" office:value="0.242371127221441" calcext:value-type="percentage">
            <text:p>24,24 %</text:p>
          </table:table-cell>
        </table:table-row>
        <table:table-row table:style-name="ro1">
          <table:table-cell office:value-type="float" office:value="86664300342161" calcext:value-type="float">
            <text:p>86664300342161</text:p>
          </table:table-cell>
          <table:table-cell office:value-type="float" office:value="86664300440483" calcext:value-type="float">
            <text:p>86664300440483</text:p>
          </table:table-cell>
          <table:table-cell office:value-type="float" office:value="86664300558677" calcext:value-type="float">
            <text:p>86664300558677</text:p>
          </table:table-cell>
          <table:table-cell/>
          <table:table-cell table:formula="of:=[.B266]-[.A266]" office:value-type="float" office:value="98322" calcext:value-type="float">
            <text:p>98322</text:p>
          </table:table-cell>
          <table:table-cell table:formula="of:=[.C266]-[.B266]" office:value-type="float" office:value="118194" calcext:value-type="float">
            <text:p>118194</text:p>
          </table:table-cell>
          <table:table-cell table:formula="of:=[.C266]-[.A266]" office:value-type="float" office:value="216516" calcext:value-type="float">
            <text:p>216516</text:p>
          </table:table-cell>
          <table:table-cell/>
          <table:table-cell table:formula="of:=[.E266]/[.G266]" office:value-type="percentage" office:value="0.454109627002161" calcext:value-type="percentage">
            <text:p>45,41 %</text:p>
          </table:table-cell>
        </table:table-row>
        <table:table-row table:style-name="ro1">
          <table:table-cell office:value-type="float" office:value="86664304854774" calcext:value-type="float">
            <text:p>86664304854774</text:p>
          </table:table-cell>
          <table:table-cell office:value-type="float" office:value="86664304967580" calcext:value-type="float">
            <text:p>86664304967580</text:p>
          </table:table-cell>
          <table:table-cell office:value-type="float" office:value="86664305157838" calcext:value-type="float">
            <text:p>86664305157838</text:p>
          </table:table-cell>
          <table:table-cell/>
          <table:table-cell table:formula="of:=[.B267]-[.A267]" office:value-type="float" office:value="112806" calcext:value-type="float">
            <text:p>112806</text:p>
          </table:table-cell>
          <table:table-cell table:formula="of:=[.C267]-[.B267]" office:value-type="float" office:value="190258" calcext:value-type="float">
            <text:p>190258</text:p>
          </table:table-cell>
          <table:table-cell table:formula="of:=[.C267]-[.A267]" office:value-type="float" office:value="303064" calcext:value-type="float">
            <text:p>303064</text:p>
          </table:table-cell>
          <table:table-cell/>
          <table:table-cell table:formula="of:=[.E267]/[.G267]" office:value-type="percentage" office:value="0.372218409312884" calcext:value-type="percentage">
            <text:p>37,22 %</text:p>
          </table:table-cell>
        </table:table-row>
        <table:table-row table:style-name="ro1">
          <table:table-cell office:value-type="float" office:value="86664309366354" calcext:value-type="float">
            <text:p>86664309366354</text:p>
          </table:table-cell>
          <table:table-cell office:value-type="float" office:value="86664309484483" calcext:value-type="float">
            <text:p>86664309484483</text:p>
          </table:table-cell>
          <table:table-cell office:value-type="float" office:value="86664309610032" calcext:value-type="float">
            <text:p>86664309610032</text:p>
          </table:table-cell>
          <table:table-cell/>
          <table:table-cell table:formula="of:=[.B268]-[.A268]" office:value-type="float" office:value="118129" calcext:value-type="float">
            <text:p>118129</text:p>
          </table:table-cell>
          <table:table-cell table:formula="of:=[.C268]-[.B268]" office:value-type="float" office:value="125549" calcext:value-type="float">
            <text:p>125549</text:p>
          </table:table-cell>
          <table:table-cell table:formula="of:=[.C268]-[.A268]" office:value-type="float" office:value="243678" calcext:value-type="float">
            <text:p>243678</text:p>
          </table:table-cell>
          <table:table-cell/>
          <table:table-cell table:formula="of:=[.E268]/[.G268]" office:value-type="percentage" office:value="0.484774989945748" calcext:value-type="percentage">
            <text:p>48,48 %</text:p>
          </table:table-cell>
        </table:table-row>
        <table:table-row table:style-name="ro1">
          <table:table-cell office:value-type="float" office:value="86664313877870" calcext:value-type="float">
            <text:p>86664313877870</text:p>
          </table:table-cell>
          <table:table-cell office:value-type="float" office:value="86664313972709" calcext:value-type="float">
            <text:p>86664313972709</text:p>
          </table:table-cell>
          <table:table-cell office:value-type="float" office:value="86664314090451" calcext:value-type="float">
            <text:p>86664314090451</text:p>
          </table:table-cell>
          <table:table-cell/>
          <table:table-cell table:formula="of:=[.B269]-[.A269]" office:value-type="float" office:value="94839" calcext:value-type="float">
            <text:p>94839</text:p>
          </table:table-cell>
          <table:table-cell table:formula="of:=[.C269]-[.B269]" office:value-type="float" office:value="117742" calcext:value-type="float">
            <text:p>117742</text:p>
          </table:table-cell>
          <table:table-cell table:formula="of:=[.C269]-[.A269]" office:value-type="float" office:value="212581" calcext:value-type="float">
            <text:p>212581</text:p>
          </table:table-cell>
          <table:table-cell/>
          <table:table-cell table:formula="of:=[.E269]/[.G269]" office:value-type="percentage" office:value="0.446131121784167" calcext:value-type="percentage">
            <text:p>44,61 %</text:p>
          </table:table-cell>
        </table:table-row>
        <table:table-row table:style-name="ro1">
          <table:table-cell office:value-type="float" office:value="86664318391580" calcext:value-type="float">
            <text:p>86664318391580</text:p>
          </table:table-cell>
          <table:table-cell office:value-type="float" office:value="86664318503419" calcext:value-type="float">
            <text:p>86664318503419</text:p>
          </table:table-cell>
          <table:table-cell office:value-type="float" office:value="86664318618322" calcext:value-type="float">
            <text:p>86664318618322</text:p>
          </table:table-cell>
          <table:table-cell/>
          <table:table-cell table:formula="of:=[.B270]-[.A270]" office:value-type="float" office:value="111839" calcext:value-type="float">
            <text:p>111839</text:p>
          </table:table-cell>
          <table:table-cell table:formula="of:=[.C270]-[.B270]" office:value-type="float" office:value="114903" calcext:value-type="float">
            <text:p>114903</text:p>
          </table:table-cell>
          <table:table-cell table:formula="of:=[.C270]-[.A270]" office:value-type="float" office:value="226742" calcext:value-type="float">
            <text:p>226742</text:p>
          </table:table-cell>
          <table:table-cell/>
          <table:table-cell table:formula="of:=[.E270]/[.G270]" office:value-type="percentage" office:value="0.493243422039146" calcext:value-type="percentage">
            <text:p>49,32 %</text:p>
          </table:table-cell>
        </table:table-row>
        <table:table-row table:style-name="ro1">
          <table:table-cell office:value-type="float" office:value="86664322904741" calcext:value-type="float">
            <text:p>86664322904741</text:p>
          </table:table-cell>
          <table:table-cell office:value-type="float" office:value="86664322998903" calcext:value-type="float">
            <text:p>86664322998903</text:p>
          </table:table-cell>
          <table:table-cell office:value-type="float" office:value="86664323113806" calcext:value-type="float">
            <text:p>86664323113806</text:p>
          </table:table-cell>
          <table:table-cell/>
          <table:table-cell table:formula="of:=[.B271]-[.A271]" office:value-type="float" office:value="94162" calcext:value-type="float">
            <text:p>94162</text:p>
          </table:table-cell>
          <table:table-cell table:formula="of:=[.C271]-[.B271]" office:value-type="float" office:value="114903" calcext:value-type="float">
            <text:p>114903</text:p>
          </table:table-cell>
          <table:table-cell table:formula="of:=[.C271]-[.A271]" office:value-type="float" office:value="209065" calcext:value-type="float">
            <text:p>209065</text:p>
          </table:table-cell>
          <table:table-cell/>
          <table:table-cell table:formula="of:=[.E271]/[.G271]" office:value-type="percentage" office:value="0.450395809915576" calcext:value-type="percentage">
            <text:p>45,04 %</text:p>
          </table:table-cell>
        </table:table-row>
        <table:table-row table:style-name="ro1">
          <table:table-cell office:value-type="float" office:value="86664327415516" calcext:value-type="float">
            <text:p>86664327415516</text:p>
          </table:table-cell>
          <table:table-cell office:value-type="float" office:value="86664327555516" calcext:value-type="float">
            <text:p>86664327555516</text:p>
          </table:table-cell>
          <table:table-cell office:value-type="float" office:value="86664327784161" calcext:value-type="float">
            <text:p>86664327784161</text:p>
          </table:table-cell>
          <table:table-cell/>
          <table:table-cell table:formula="of:=[.B272]-[.A272]" office:value-type="float" office:value="140000" calcext:value-type="float">
            <text:p>140000</text:p>
          </table:table-cell>
          <table:table-cell table:formula="of:=[.C272]-[.B272]" office:value-type="float" office:value="228645" calcext:value-type="float">
            <text:p>228645</text:p>
          </table:table-cell>
          <table:table-cell table:formula="of:=[.C272]-[.A272]" office:value-type="float" office:value="368645" calcext:value-type="float">
            <text:p>368645</text:p>
          </table:table-cell>
          <table:table-cell/>
          <table:table-cell table:formula="of:=[.E272]/[.G272]" office:value-type="percentage" office:value="0.379769154606735" calcext:value-type="percentage">
            <text:p>37,98 %</text:p>
          </table:table-cell>
        </table:table-row>
        <table:table-row table:style-name="ro1">
          <table:table-cell office:value-type="float" office:value="86664331929225" calcext:value-type="float">
            <text:p>86664331929225</text:p>
          </table:table-cell>
          <table:table-cell office:value-type="float" office:value="86664332045870" calcext:value-type="float">
            <text:p>86664332045870</text:p>
          </table:table-cell>
          <table:table-cell office:value-type="float" office:value="86664332268129" calcext:value-type="float">
            <text:p>86664332268129</text:p>
          </table:table-cell>
          <table:table-cell/>
          <table:table-cell table:formula="of:=[.B273]-[.A273]" office:value-type="float" office:value="116645" calcext:value-type="float">
            <text:p>116645</text:p>
          </table:table-cell>
          <table:table-cell table:formula="of:=[.C273]-[.B273]" office:value-type="float" office:value="222259" calcext:value-type="float">
            <text:p>222259</text:p>
          </table:table-cell>
          <table:table-cell table:formula="of:=[.C273]-[.A273]" office:value-type="float" office:value="338904" calcext:value-type="float">
            <text:p>338904</text:p>
          </table:table-cell>
          <table:table-cell/>
          <table:table-cell table:formula="of:=[.E273]/[.G273]" office:value-type="percentage" office:value="0.344183013478743" calcext:value-type="percentage">
            <text:p>34,42 %</text:p>
          </table:table-cell>
        </table:table-row>
        <table:table-row table:style-name="ro1">
          <table:table-cell office:value-type="float" office:value="86664336439129" calcext:value-type="float">
            <text:p>86664336439129</text:p>
          </table:table-cell>
          <table:table-cell office:value-type="float" office:value="86664336621064" calcext:value-type="float">
            <text:p>86664336621064</text:p>
          </table:table-cell>
          <table:table-cell office:value-type="float" office:value="86664336837322" calcext:value-type="float">
            <text:p>86664336837322</text:p>
          </table:table-cell>
          <table:table-cell/>
          <table:table-cell table:formula="of:=[.B274]-[.A274]" office:value-type="float" office:value="181935" calcext:value-type="float">
            <text:p>181935</text:p>
          </table:table-cell>
          <table:table-cell table:formula="of:=[.C274]-[.B274]" office:value-type="float" office:value="216258" calcext:value-type="float">
            <text:p>216258</text:p>
          </table:table-cell>
          <table:table-cell table:formula="of:=[.C274]-[.A274]" office:value-type="float" office:value="398193" calcext:value-type="float">
            <text:p>398193</text:p>
          </table:table-cell>
          <table:table-cell/>
          <table:table-cell table:formula="of:=[.E274]/[.G274]" office:value-type="percentage" office:value="0.456901552764614" calcext:value-type="percentage">
            <text:p>45,69 %</text:p>
          </table:table-cell>
        </table:table-row>
        <table:table-row table:style-name="ro1">
          <table:table-cell office:value-type="float" office:value="86664340953354" calcext:value-type="float">
            <text:p>86664340953354</text:p>
          </table:table-cell>
          <table:table-cell office:value-type="float" office:value="86664341046870" calcext:value-type="float">
            <text:p>86664341046870</text:p>
          </table:table-cell>
          <table:table-cell office:value-type="float" office:value="86664341197903" calcext:value-type="float">
            <text:p>86664341197903</text:p>
          </table:table-cell>
          <table:table-cell/>
          <table:table-cell table:formula="of:=[.B275]-[.A275]" office:value-type="float" office:value="93516" calcext:value-type="float">
            <text:p>93516</text:p>
          </table:table-cell>
          <table:table-cell table:formula="of:=[.C275]-[.B275]" office:value-type="float" office:value="151033" calcext:value-type="float">
            <text:p>151033</text:p>
          </table:table-cell>
          <table:table-cell table:formula="of:=[.C275]-[.A275]" office:value-type="float" office:value="244549" calcext:value-type="float">
            <text:p>244549</text:p>
          </table:table-cell>
          <table:table-cell/>
          <table:table-cell table:formula="of:=[.E275]/[.G275]" office:value-type="percentage" office:value="0.382401890827605" calcext:value-type="percentage">
            <text:p>38,24 %</text:p>
          </table:table-cell>
        </table:table-row>
        <table:table-row table:style-name="ro1">
          <table:table-cell office:value-type="float" office:value="86664345464225" calcext:value-type="float">
            <text:p>86664345464225</text:p>
          </table:table-cell>
          <table:table-cell office:value-type="float" office:value="86664345570032" calcext:value-type="float">
            <text:p>86664345570032</text:p>
          </table:table-cell>
          <table:table-cell office:value-type="float" office:value="86664345685741" calcext:value-type="float">
            <text:p>86664345685741</text:p>
          </table:table-cell>
          <table:table-cell/>
          <table:table-cell table:formula="of:=[.B276]-[.A276]" office:value-type="float" office:value="105807" calcext:value-type="float">
            <text:p>105807</text:p>
          </table:table-cell>
          <table:table-cell table:formula="of:=[.C276]-[.B276]" office:value-type="float" office:value="115709" calcext:value-type="float">
            <text:p>115709</text:p>
          </table:table-cell>
          <table:table-cell table:formula="of:=[.C276]-[.A276]" office:value-type="float" office:value="221516" calcext:value-type="float">
            <text:p>221516</text:p>
          </table:table-cell>
          <table:table-cell/>
          <table:table-cell table:formula="of:=[.E276]/[.G276]" office:value-type="percentage" office:value="0.47764947001571" calcext:value-type="percentage">
            <text:p>47,76 %</text:p>
          </table:table-cell>
        </table:table-row>
        <table:table-row table:style-name="ro1">
          <table:table-cell office:value-type="float" office:value="86664349977612" calcext:value-type="float">
            <text:p>86664349977612</text:p>
          </table:table-cell>
          <table:table-cell office:value-type="float" office:value="86664350072677" calcext:value-type="float">
            <text:p>86664350072677</text:p>
          </table:table-cell>
          <table:table-cell office:value-type="float" office:value="86664350192419" calcext:value-type="float">
            <text:p>86664350192419</text:p>
          </table:table-cell>
          <table:table-cell/>
          <table:table-cell table:formula="of:=[.B277]-[.A277]" office:value-type="float" office:value="95065" calcext:value-type="float">
            <text:p>95065</text:p>
          </table:table-cell>
          <table:table-cell table:formula="of:=[.C277]-[.B277]" office:value-type="float" office:value="119742" calcext:value-type="float">
            <text:p>119742</text:p>
          </table:table-cell>
          <table:table-cell table:formula="of:=[.C277]-[.A277]" office:value-type="float" office:value="214807" calcext:value-type="float">
            <text:p>214807</text:p>
          </table:table-cell>
          <table:table-cell/>
          <table:table-cell table:formula="of:=[.E277]/[.G277]" office:value-type="percentage" office:value="0.442560065547212" calcext:value-type="percentage">
            <text:p>44,26 %</text:p>
          </table:table-cell>
        </table:table-row>
        <table:table-row table:style-name="ro1">
          <table:table-cell office:value-type="float" office:value="86664354488096" calcext:value-type="float">
            <text:p>86664354488096</text:p>
          </table:table-cell>
          <table:table-cell office:value-type="float" office:value="86664354592290" calcext:value-type="float">
            <text:p>86664354592290</text:p>
          </table:table-cell>
          <table:table-cell office:value-type="float" office:value="86664354906548" calcext:value-type="float">
            <text:p>86664354906548</text:p>
          </table:table-cell>
          <table:table-cell/>
          <table:table-cell table:formula="of:=[.B278]-[.A278]" office:value-type="float" office:value="104194" calcext:value-type="float">
            <text:p>104194</text:p>
          </table:table-cell>
          <table:table-cell table:formula="of:=[.C278]-[.B278]" office:value-type="float" office:value="314258" calcext:value-type="float">
            <text:p>314258</text:p>
          </table:table-cell>
          <table:table-cell table:formula="of:=[.C278]-[.A278]" office:value-type="float" office:value="418452" calcext:value-type="float">
            <text:p>418452</text:p>
          </table:table-cell>
          <table:table-cell/>
          <table:table-cell table:formula="of:=[.E278]/[.G278]" office:value-type="percentage" office:value="0.248998690411326" calcext:value-type="percentage">
            <text:p>24,90 %</text:p>
          </table:table-cell>
        </table:table-row>
        <table:table-row table:style-name="ro1">
          <table:table-cell office:value-type="float" office:value="86664359000193" calcext:value-type="float">
            <text:p>86664359000193</text:p>
          </table:table-cell>
          <table:table-cell office:value-type="float" office:value="86664359094580" calcext:value-type="float">
            <text:p>86664359094580</text:p>
          </table:table-cell>
          <table:table-cell office:value-type="float" office:value="86664359296774" calcext:value-type="float">
            <text:p>86664359296774</text:p>
          </table:table-cell>
          <table:table-cell/>
          <table:table-cell table:formula="of:=[.B279]-[.A279]" office:value-type="float" office:value="94387" calcext:value-type="float">
            <text:p>94387</text:p>
          </table:table-cell>
          <table:table-cell table:formula="of:=[.C279]-[.B279]" office:value-type="float" office:value="202194" calcext:value-type="float">
            <text:p>202194</text:p>
          </table:table-cell>
          <table:table-cell table:formula="of:=[.C279]-[.A279]" office:value-type="float" office:value="296581" calcext:value-type="float">
            <text:p>296581</text:p>
          </table:table-cell>
          <table:table-cell/>
          <table:table-cell table:formula="of:=[.E279]/[.G279]" office:value-type="percentage" office:value="0.318250326217795" calcext:value-type="percentage">
            <text:p>31,83 %</text:p>
          </table:table-cell>
        </table:table-row>
        <table:table-row table:style-name="ro1">
          <table:table-cell office:value-type="float" office:value="86664363514225" calcext:value-type="float">
            <text:p>86664363514225</text:p>
          </table:table-cell>
          <table:table-cell office:value-type="float" office:value="86664363605387" calcext:value-type="float">
            <text:p>86664363605387</text:p>
          </table:table-cell>
          <table:table-cell office:value-type="float" office:value="86664363721741" calcext:value-type="float">
            <text:p>86664363721741</text:p>
          </table:table-cell>
          <table:table-cell/>
          <table:table-cell table:formula="of:=[.B280]-[.A280]" office:value-type="float" office:value="91162" calcext:value-type="float">
            <text:p>91162</text:p>
          </table:table-cell>
          <table:table-cell table:formula="of:=[.C280]-[.B280]" office:value-type="float" office:value="116354" calcext:value-type="float">
            <text:p>116354</text:p>
          </table:table-cell>
          <table:table-cell table:formula="of:=[.C280]-[.A280]" office:value-type="float" office:value="207516" calcext:value-type="float">
            <text:p>207516</text:p>
          </table:table-cell>
          <table:table-cell/>
          <table:table-cell table:formula="of:=[.E280]/[.G280]" office:value-type="percentage" office:value="0.439301065941903" calcext:value-type="percentage">
            <text:p>43,93 %</text:p>
          </table:table-cell>
        </table:table-row>
        <table:table-row table:style-name="ro1">
          <table:table-cell office:value-type="float" office:value="86664368025838" calcext:value-type="float">
            <text:p>86664368025838</text:p>
          </table:table-cell>
          <table:table-cell office:value-type="float" office:value="86664368121387" calcext:value-type="float">
            <text:p>86664368121387</text:p>
          </table:table-cell>
          <table:table-cell office:value-type="float" office:value="86664368238290" calcext:value-type="float">
            <text:p>86664368238290</text:p>
          </table:table-cell>
          <table:table-cell/>
          <table:table-cell table:formula="of:=[.B281]-[.A281]" office:value-type="float" office:value="95549" calcext:value-type="float">
            <text:p>95549</text:p>
          </table:table-cell>
          <table:table-cell table:formula="of:=[.C281]-[.B281]" office:value-type="float" office:value="116903" calcext:value-type="float">
            <text:p>116903</text:p>
          </table:table-cell>
          <table:table-cell table:formula="of:=[.C281]-[.A281]" office:value-type="float" office:value="212452" calcext:value-type="float">
            <text:p>212452</text:p>
          </table:table-cell>
          <table:table-cell/>
          <table:table-cell table:formula="of:=[.E281]/[.G281]" office:value-type="percentage" office:value="0.449743942161053" calcext:value-type="percentage">
            <text:p>44,97 %</text:p>
          </table:table-cell>
        </table:table-row>
        <table:table-row table:style-name="ro1">
          <table:table-cell office:value-type="float" office:value="86664372537096" calcext:value-type="float">
            <text:p>86664372537096</text:p>
          </table:table-cell>
          <table:table-cell office:value-type="float" office:value="86664372632838" calcext:value-type="float">
            <text:p>86664372632838</text:p>
          </table:table-cell>
          <table:table-cell office:value-type="float" office:value="86664372751806" calcext:value-type="float">
            <text:p>86664372751806</text:p>
          </table:table-cell>
          <table:table-cell/>
          <table:table-cell table:formula="of:=[.B282]-[.A282]" office:value-type="float" office:value="95742" calcext:value-type="float">
            <text:p>95742</text:p>
          </table:table-cell>
          <table:table-cell table:formula="of:=[.C282]-[.B282]" office:value-type="float" office:value="118968" calcext:value-type="float">
            <text:p>118968</text:p>
          </table:table-cell>
          <table:table-cell table:formula="of:=[.C282]-[.A282]" office:value-type="float" office:value="214710" calcext:value-type="float">
            <text:p>214710</text:p>
          </table:table-cell>
          <table:table-cell/>
          <table:table-cell table:formula="of:=[.E282]/[.G282]" office:value-type="percentage" office:value="0.445913092077686" calcext:value-type="percentage">
            <text:p>44,59 %</text:p>
          </table:table-cell>
        </table:table-row>
        <table:table-row table:style-name="ro1">
          <table:table-cell office:value-type="float" office:value="86664377050000" calcext:value-type="float">
            <text:p>86664377050000</text:p>
          </table:table-cell>
          <table:table-cell office:value-type="float" office:value="86664377176967" calcext:value-type="float">
            <text:p>86664377176967</text:p>
          </table:table-cell>
          <table:table-cell office:value-type="float" office:value="86664377306064" calcext:value-type="float">
            <text:p>86664377306064</text:p>
          </table:table-cell>
          <table:table-cell/>
          <table:table-cell table:formula="of:=[.B283]-[.A283]" office:value-type="float" office:value="126967" calcext:value-type="float">
            <text:p>126967</text:p>
          </table:table-cell>
          <table:table-cell table:formula="of:=[.C283]-[.B283]" office:value-type="float" office:value="129097" calcext:value-type="float">
            <text:p>129097</text:p>
          </table:table-cell>
          <table:table-cell table:formula="of:=[.C283]-[.A283]" office:value-type="float" office:value="256064" calcext:value-type="float">
            <text:p>256064</text:p>
          </table:table-cell>
          <table:table-cell/>
          <table:table-cell table:formula="of:=[.E283]/[.G283]" office:value-type="percentage" office:value="0.495840883529118" calcext:value-type="percentage">
            <text:p>49,58 %</text:p>
          </table:table-cell>
        </table:table-row>
        <table:table-row table:style-name="ro1">
          <table:table-cell office:value-type="float" office:value="86664381561870" calcext:value-type="float">
            <text:p>86664381561870</text:p>
          </table:table-cell>
          <table:table-cell office:value-type="float" office:value="86664381657709" calcext:value-type="float">
            <text:p>86664381657709</text:p>
          </table:table-cell>
          <table:table-cell office:value-type="float" office:value="86664381774838" calcext:value-type="float">
            <text:p>86664381774838</text:p>
          </table:table-cell>
          <table:table-cell/>
          <table:table-cell table:formula="of:=[.B284]-[.A284]" office:value-type="float" office:value="95839" calcext:value-type="float">
            <text:p>95839</text:p>
          </table:table-cell>
          <table:table-cell table:formula="of:=[.C284]-[.B284]" office:value-type="float" office:value="117129" calcext:value-type="float">
            <text:p>117129</text:p>
          </table:table-cell>
          <table:table-cell table:formula="of:=[.C284]-[.A284]" office:value-type="float" office:value="212968" calcext:value-type="float">
            <text:p>212968</text:p>
          </table:table-cell>
          <table:table-cell/>
          <table:table-cell table:formula="of:=[.E284]/[.G284]" office:value-type="percentage" office:value="0.450015964839788" calcext:value-type="percentage">
            <text:p>45,00 %</text:p>
          </table:table-cell>
        </table:table-row>
        <table:table-row table:style-name="ro1">
          <table:table-cell office:value-type="float" office:value="86664386073387" calcext:value-type="float">
            <text:p>86664386073387</text:p>
          </table:table-cell>
          <table:table-cell office:value-type="float" office:value="86664386178774" calcext:value-type="float">
            <text:p>86664386178774</text:p>
          </table:table-cell>
          <table:table-cell office:value-type="float" office:value="86664386414967" calcext:value-type="float">
            <text:p>86664386414967</text:p>
          </table:table-cell>
          <table:table-cell/>
          <table:table-cell table:formula="of:=[.B285]-[.A285]" office:value-type="float" office:value="105387" calcext:value-type="float">
            <text:p>105387</text:p>
          </table:table-cell>
          <table:table-cell table:formula="of:=[.C285]-[.B285]" office:value-type="float" office:value="236193" calcext:value-type="float">
            <text:p>236193</text:p>
          </table:table-cell>
          <table:table-cell table:formula="of:=[.C285]-[.A285]" office:value-type="float" office:value="341580" calcext:value-type="float">
            <text:p>341580</text:p>
          </table:table-cell>
          <table:table-cell/>
          <table:table-cell table:formula="of:=[.E285]/[.G285]" office:value-type="percentage" office:value="0.308528016862814" calcext:value-type="percentage">
            <text:p>30,85 %</text:p>
          </table:table-cell>
        </table:table-row>
        <table:table-row table:style-name="ro1">
          <table:table-cell office:value-type="float" office:value="86664390587000" calcext:value-type="float">
            <text:p>86664390587000</text:p>
          </table:table-cell>
          <table:table-cell office:value-type="float" office:value="86664390681838" calcext:value-type="float">
            <text:p>86664390681838</text:p>
          </table:table-cell>
          <table:table-cell office:value-type="float" office:value="86664390844387" calcext:value-type="float">
            <text:p>86664390844387</text:p>
          </table:table-cell>
          <table:table-cell/>
          <table:table-cell table:formula="of:=[.B286]-[.A286]" office:value-type="float" office:value="94838" calcext:value-type="float">
            <text:p>94838</text:p>
          </table:table-cell>
          <table:table-cell table:formula="of:=[.C286]-[.B286]" office:value-type="float" office:value="162549" calcext:value-type="float">
            <text:p>162549</text:p>
          </table:table-cell>
          <table:table-cell table:formula="of:=[.C286]-[.A286]" office:value-type="float" office:value="257387" calcext:value-type="float">
            <text:p>257387</text:p>
          </table:table-cell>
          <table:table-cell/>
          <table:table-cell table:formula="of:=[.E286]/[.G286]" office:value-type="percentage" office:value="0.368464607769623" calcext:value-type="percentage">
            <text:p>36,85 %</text:p>
          </table:table-cell>
        </table:table-row>
        <table:table-row table:style-name="ro1">
          <table:table-cell office:value-type="float" office:value="86664395098419" calcext:value-type="float">
            <text:p>86664395098419</text:p>
          </table:table-cell>
          <table:table-cell office:value-type="float" office:value="86664395264709" calcext:value-type="float">
            <text:p>86664395264709</text:p>
          </table:table-cell>
          <table:table-cell office:value-type="float" office:value="86664395381548" calcext:value-type="float">
            <text:p>86664395381548</text:p>
          </table:table-cell>
          <table:table-cell/>
          <table:table-cell table:formula="of:=[.B287]-[.A287]" office:value-type="float" office:value="166290" calcext:value-type="float">
            <text:p>166290</text:p>
          </table:table-cell>
          <table:table-cell table:formula="of:=[.C287]-[.B287]" office:value-type="float" office:value="116839" calcext:value-type="float">
            <text:p>116839</text:p>
          </table:table-cell>
          <table:table-cell table:formula="of:=[.C287]-[.A287]" office:value-type="float" office:value="283129" calcext:value-type="float">
            <text:p>283129</text:p>
          </table:table-cell>
          <table:table-cell/>
          <table:table-cell table:formula="of:=[.E287]/[.G287]" office:value-type="percentage" office:value="0.587329450533149" calcext:value-type="percentage">
            <text:p>58,73 %</text:p>
          </table:table-cell>
        </table:table-row>
        <table:table-row table:style-name="ro1">
          <table:table-cell office:value-type="float" office:value="86664399612000" calcext:value-type="float">
            <text:p>86664399612000</text:p>
          </table:table-cell>
          <table:table-cell office:value-type="float" office:value="86664399706838" calcext:value-type="float">
            <text:p>86664399706838</text:p>
          </table:table-cell>
          <table:table-cell office:value-type="float" office:value="86664399821741" calcext:value-type="float">
            <text:p>86664399821741</text:p>
          </table:table-cell>
          <table:table-cell/>
          <table:table-cell table:formula="of:=[.B288]-[.A288]" office:value-type="float" office:value="94838" calcext:value-type="float">
            <text:p>94838</text:p>
          </table:table-cell>
          <table:table-cell table:formula="of:=[.C288]-[.B288]" office:value-type="float" office:value="114903" calcext:value-type="float">
            <text:p>114903</text:p>
          </table:table-cell>
          <table:table-cell table:formula="of:=[.C288]-[.A288]" office:value-type="float" office:value="209741" calcext:value-type="float">
            <text:p>209741</text:p>
          </table:table-cell>
          <table:table-cell/>
          <table:table-cell table:formula="of:=[.E288]/[.G288]" office:value-type="percentage" office:value="0.452167196685436" calcext:value-type="percentage">
            <text:p>45,22 %</text:p>
          </table:table-cell>
        </table:table-row>
        <table:table-row table:style-name="ro1">
          <table:table-cell office:value-type="float" office:value="86664404124096" calcext:value-type="float">
            <text:p>86664404124096</text:p>
          </table:table-cell>
          <table:table-cell office:value-type="float" office:value="86664404260193" calcext:value-type="float">
            <text:p>86664404260193</text:p>
          </table:table-cell>
          <table:table-cell office:value-type="float" office:value="86664404376806" calcext:value-type="float">
            <text:p>86664404376806</text:p>
          </table:table-cell>
          <table:table-cell/>
          <table:table-cell table:formula="of:=[.B289]-[.A289]" office:value-type="float" office:value="136097" calcext:value-type="float">
            <text:p>136097</text:p>
          </table:table-cell>
          <table:table-cell table:formula="of:=[.C289]-[.B289]" office:value-type="float" office:value="116613" calcext:value-type="float">
            <text:p>116613</text:p>
          </table:table-cell>
          <table:table-cell table:formula="of:=[.C289]-[.A289]" office:value-type="float" office:value="252710" calcext:value-type="float">
            <text:p>252710</text:p>
          </table:table-cell>
          <table:table-cell/>
          <table:table-cell table:formula="of:=[.E289]/[.G289]" office:value-type="percentage" office:value="0.538550116734597" calcext:value-type="percentage">
            <text:p>53,86 %</text:p>
          </table:table-cell>
        </table:table-row>
        <table:table-row table:style-name="ro1">
          <table:table-cell office:value-type="float" office:value="86664408635064" calcext:value-type="float">
            <text:p>86664408635064</text:p>
          </table:table-cell>
          <table:table-cell office:value-type="float" office:value="86664408730000" calcext:value-type="float">
            <text:p>86664408730000</text:p>
          </table:table-cell>
          <table:table-cell office:value-type="float" office:value="86664408884677" calcext:value-type="float">
            <text:p>86664408884677</text:p>
          </table:table-cell>
          <table:table-cell/>
          <table:table-cell table:formula="of:=[.B290]-[.A290]" office:value-type="float" office:value="94936" calcext:value-type="float">
            <text:p>94936</text:p>
          </table:table-cell>
          <table:table-cell table:formula="of:=[.C290]-[.B290]" office:value-type="float" office:value="154677" calcext:value-type="float">
            <text:p>154677</text:p>
          </table:table-cell>
          <table:table-cell table:formula="of:=[.C290]-[.A290]" office:value-type="float" office:value="249613" calcext:value-type="float">
            <text:p>249613</text:p>
          </table:table-cell>
          <table:table-cell/>
          <table:table-cell table:formula="of:=[.E290]/[.G290]" office:value-type="percentage" office:value="0.380332755104902" calcext:value-type="percentage">
            <text:p>38,03 %</text:p>
          </table:table-cell>
        </table:table-row>
        <table:table-row table:style-name="ro1">
          <table:table-cell office:value-type="float" office:value="86664413147193" calcext:value-type="float">
            <text:p>86664413147193</text:p>
          </table:table-cell>
          <table:table-cell office:value-type="float" office:value="86664413242612" calcext:value-type="float">
            <text:p>86664413242612</text:p>
          </table:table-cell>
          <table:table-cell office:value-type="float" office:value="86664413559838" calcext:value-type="float">
            <text:p>86664413559838</text:p>
          </table:table-cell>
          <table:table-cell/>
          <table:table-cell table:formula="of:=[.B291]-[.A291]" office:value-type="float" office:value="95419" calcext:value-type="float">
            <text:p>95419</text:p>
          </table:table-cell>
          <table:table-cell table:formula="of:=[.C291]-[.B291]" office:value-type="float" office:value="317226" calcext:value-type="float">
            <text:p>317226</text:p>
          </table:table-cell>
          <table:table-cell table:formula="of:=[.C291]-[.A291]" office:value-type="float" office:value="412645" calcext:value-type="float">
            <text:p>412645</text:p>
          </table:table-cell>
          <table:table-cell/>
          <table:table-cell table:formula="of:=[.E291]/[.G291]" office:value-type="percentage" office:value="0.231237504392395" calcext:value-type="percentage">
            <text:p>23,12 %</text:p>
          </table:table-cell>
        </table:table-row>
        <table:table-row table:style-name="ro1">
          <table:table-cell office:value-type="float" office:value="86664417659612" calcext:value-type="float">
            <text:p>86664417659612</text:p>
          </table:table-cell>
          <table:table-cell office:value-type="float" office:value="86664417752225" calcext:value-type="float">
            <text:p>86664417752225</text:p>
          </table:table-cell>
          <table:table-cell office:value-type="float" office:value="86664417867709" calcext:value-type="float">
            <text:p>86664417867709</text:p>
          </table:table-cell>
          <table:table-cell/>
          <table:table-cell table:formula="of:=[.B292]-[.A292]" office:value-type="float" office:value="92613" calcext:value-type="float">
            <text:p>92613</text:p>
          </table:table-cell>
          <table:table-cell table:formula="of:=[.C292]-[.B292]" office:value-type="float" office:value="115484" calcext:value-type="float">
            <text:p>115484</text:p>
          </table:table-cell>
          <table:table-cell table:formula="of:=[.C292]-[.A292]" office:value-type="float" office:value="208097" calcext:value-type="float">
            <text:p>208097</text:p>
          </table:table-cell>
          <table:table-cell/>
          <table:table-cell table:formula="of:=[.E292]/[.G292]" office:value-type="percentage" office:value="0.445047261613574" calcext:value-type="percentage">
            <text:p>44,50 %</text:p>
          </table:table-cell>
        </table:table-row>
        <table:table-row table:style-name="ro1">
          <table:table-cell office:value-type="float" office:value="86664422171612" calcext:value-type="float">
            <text:p>86664422171612</text:p>
          </table:table-cell>
          <table:table-cell office:value-type="float" office:value="86664422269096" calcext:value-type="float">
            <text:p>86664422269096</text:p>
          </table:table-cell>
          <table:table-cell office:value-type="float" office:value="86664422399387" calcext:value-type="float">
            <text:p>86664422399387</text:p>
          </table:table-cell>
          <table:table-cell/>
          <table:table-cell table:formula="of:=[.B293]-[.A293]" office:value-type="float" office:value="97484" calcext:value-type="float">
            <text:p>97484</text:p>
          </table:table-cell>
          <table:table-cell table:formula="of:=[.C293]-[.B293]" office:value-type="float" office:value="130291" calcext:value-type="float">
            <text:p>130291</text:p>
          </table:table-cell>
          <table:table-cell table:formula="of:=[.C293]-[.A293]" office:value-type="float" office:value="227775" calcext:value-type="float">
            <text:p>227775</text:p>
          </table:table-cell>
          <table:table-cell/>
          <table:table-cell table:formula="of:=[.E293]/[.G293]" office:value-type="percentage" office:value="0.427983755899462" calcext:value-type="percentage">
            <text:p>42,80 %</text:p>
          </table:table-cell>
        </table:table-row>
        <table:table-row table:style-name="ro1">
          <table:table-cell office:value-type="float" office:value="86664426684935" calcext:value-type="float">
            <text:p>86664426684935</text:p>
          </table:table-cell>
          <table:table-cell office:value-type="float" office:value="86664426779612" calcext:value-type="float">
            <text:p>86664426779612</text:p>
          </table:table-cell>
          <table:table-cell office:value-type="float" office:value="86664426896483" calcext:value-type="float">
            <text:p>86664426896483</text:p>
          </table:table-cell>
          <table:table-cell/>
          <table:table-cell table:formula="of:=[.B294]-[.A294]" office:value-type="float" office:value="94677" calcext:value-type="float">
            <text:p>94677</text:p>
          </table:table-cell>
          <table:table-cell table:formula="of:=[.C294]-[.B294]" office:value-type="float" office:value="116871" calcext:value-type="float">
            <text:p>116871</text:p>
          </table:table-cell>
          <table:table-cell table:formula="of:=[.C294]-[.A294]" office:value-type="float" office:value="211548" calcext:value-type="float">
            <text:p>211548</text:p>
          </table:table-cell>
          <table:table-cell/>
          <table:table-cell table:formula="of:=[.E294]/[.G294]" office:value-type="percentage" office:value="0.447543819842305" calcext:value-type="percentage">
            <text:p>44,75 %</text:p>
          </table:table-cell>
        </table:table-row>
        <table:table-row table:style-name="ro1">
          <table:table-cell office:value-type="float" office:value="86664431195387" calcext:value-type="float">
            <text:p>86664431195387</text:p>
          </table:table-cell>
          <table:table-cell office:value-type="float" office:value="86664431290387" calcext:value-type="float">
            <text:p>86664431290387</text:p>
          </table:table-cell>
          <table:table-cell office:value-type="float" office:value="86664431406903" calcext:value-type="float">
            <text:p>86664431406903</text:p>
          </table:table-cell>
          <table:table-cell/>
          <table:table-cell table:formula="of:=[.B295]-[.A295]" office:value-type="float" office:value="95000" calcext:value-type="float">
            <text:p>95000</text:p>
          </table:table-cell>
          <table:table-cell table:formula="of:=[.C295]-[.B295]" office:value-type="float" office:value="116516" calcext:value-type="float">
            <text:p>116516</text:p>
          </table:table-cell>
          <table:table-cell table:formula="of:=[.C295]-[.A295]" office:value-type="float" office:value="211516" calcext:value-type="float">
            <text:p>211516</text:p>
          </table:table-cell>
          <table:table-cell/>
          <table:table-cell table:formula="of:=[.E295]/[.G295]" office:value-type="percentage" office:value="0.449138599444014" calcext:value-type="percentage">
            <text:p>44,91 %</text:p>
          </table:table-cell>
        </table:table-row>
        <table:table-row table:style-name="ro1">
          <table:table-cell office:value-type="float" office:value="86664435708129" calcext:value-type="float">
            <text:p>86664435708129</text:p>
          </table:table-cell>
          <table:table-cell office:value-type="float" office:value="86664435821096" calcext:value-type="float">
            <text:p>86664435821096</text:p>
          </table:table-cell>
          <table:table-cell office:value-type="float" office:value="86664435935967" calcext:value-type="float">
            <text:p>86664435935967</text:p>
          </table:table-cell>
          <table:table-cell/>
          <table:table-cell table:formula="of:=[.B296]-[.A296]" office:value-type="float" office:value="112967" calcext:value-type="float">
            <text:p>112967</text:p>
          </table:table-cell>
          <table:table-cell table:formula="of:=[.C296]-[.B296]" office:value-type="float" office:value="114871" calcext:value-type="float">
            <text:p>114871</text:p>
          </table:table-cell>
          <table:table-cell table:formula="of:=[.C296]-[.A296]" office:value-type="float" office:value="227838" calcext:value-type="float">
            <text:p>227838</text:p>
          </table:table-cell>
          <table:table-cell/>
          <table:table-cell table:formula="of:=[.E296]/[.G296]" office:value-type="percentage" office:value="0.495821592535047" calcext:value-type="percentage">
            <text:p>49,58 %</text:p>
          </table:table-cell>
        </table:table-row>
        <table:table-row table:style-name="ro1">
          <table:table-cell office:value-type="float" office:value="86664440221645" calcext:value-type="float">
            <text:p>86664440221645</text:p>
          </table:table-cell>
          <table:table-cell office:value-type="float" office:value="86664440327193" calcext:value-type="float">
            <text:p>86664440327193</text:p>
          </table:table-cell>
          <table:table-cell office:value-type="float" office:value="86664440456741" calcext:value-type="float">
            <text:p>86664440456741</text:p>
          </table:table-cell>
          <table:table-cell/>
          <table:table-cell table:formula="of:=[.B297]-[.A297]" office:value-type="float" office:value="105548" calcext:value-type="float">
            <text:p>105548</text:p>
          </table:table-cell>
          <table:table-cell table:formula="of:=[.C297]-[.B297]" office:value-type="float" office:value="129548" calcext:value-type="float">
            <text:p>129548</text:p>
          </table:table-cell>
          <table:table-cell table:formula="of:=[.C297]-[.A297]" office:value-type="float" office:value="235096" calcext:value-type="float">
            <text:p>235096</text:p>
          </table:table-cell>
          <table:table-cell/>
          <table:table-cell table:formula="of:=[.E297]/[.G297]" office:value-type="percentage" office:value="0.448957021812366" calcext:value-type="percentage">
            <text:p>44,90 %</text:p>
          </table:table-cell>
        </table:table-row>
        <table:table-row table:style-name="ro1">
          <table:table-cell office:value-type="float" office:value="86664444731935" calcext:value-type="float">
            <text:p>86664444731935</text:p>
          </table:table-cell>
          <table:table-cell office:value-type="float" office:value="86664444849580" calcext:value-type="float">
            <text:p>86664444849580</text:p>
          </table:table-cell>
          <table:table-cell office:value-type="float" office:value="86664445032774" calcext:value-type="float">
            <text:p>86664445032774</text:p>
          </table:table-cell>
          <table:table-cell/>
          <table:table-cell table:formula="of:=[.B298]-[.A298]" office:value-type="float" office:value="117645" calcext:value-type="float">
            <text:p>117645</text:p>
          </table:table-cell>
          <table:table-cell table:formula="of:=[.C298]-[.B298]" office:value-type="float" office:value="183194" calcext:value-type="float">
            <text:p>183194</text:p>
          </table:table-cell>
          <table:table-cell table:formula="of:=[.C298]-[.A298]" office:value-type="float" office:value="300839" calcext:value-type="float">
            <text:p>300839</text:p>
          </table:table-cell>
          <table:table-cell/>
          <table:table-cell table:formula="of:=[.E298]/[.G298]" office:value-type="percentage" office:value="0.391056345753044" calcext:value-type="percentage">
            <text:p>39,11 %</text:p>
          </table:table-cell>
        </table:table-row>
        <table:table-row table:style-name="ro1">
          <table:table-cell office:value-type="float" office:value="86664449244322" calcext:value-type="float">
            <text:p>86664449244322</text:p>
          </table:table-cell>
          <table:table-cell office:value-type="float" office:value="86664449343000" calcext:value-type="float">
            <text:p>86664449343000</text:p>
          </table:table-cell>
          <table:table-cell office:value-type="float" office:value="86664449460193" calcext:value-type="float">
            <text:p>86664449460193</text:p>
          </table:table-cell>
          <table:table-cell/>
          <table:table-cell table:formula="of:=[.B299]-[.A299]" office:value-type="float" office:value="98678" calcext:value-type="float">
            <text:p>98678</text:p>
          </table:table-cell>
          <table:table-cell table:formula="of:=[.C299]-[.B299]" office:value-type="float" office:value="117193" calcext:value-type="float">
            <text:p>117193</text:p>
          </table:table-cell>
          <table:table-cell table:formula="of:=[.C299]-[.A299]" office:value-type="float" office:value="215871" calcext:value-type="float">
            <text:p>215871</text:p>
          </table:table-cell>
          <table:table-cell/>
          <table:table-cell table:formula="of:=[.E299]/[.G299]" office:value-type="percentage" office:value="0.457115592182368" calcext:value-type="percentage">
            <text:p>45,71 %</text:p>
          </table:table-cell>
        </table:table-row>
        <table:table-row table:style-name="ro1">
          <table:table-cell office:value-type="float" office:value="86664453756225" calcext:value-type="float">
            <text:p>86664453756225</text:p>
          </table:table-cell>
          <table:table-cell office:value-type="float" office:value="86664453900258" calcext:value-type="float">
            <text:p>86664453900258</text:p>
          </table:table-cell>
          <table:table-cell office:value-type="float" office:value="86664454015129" calcext:value-type="float">
            <text:p>86664454015129</text:p>
          </table:table-cell>
          <table:table-cell/>
          <table:table-cell table:formula="of:=[.B300]-[.A300]" office:value-type="float" office:value="144033" calcext:value-type="float">
            <text:p>144033</text:p>
          </table:table-cell>
          <table:table-cell table:formula="of:=[.C300]-[.B300]" office:value-type="float" office:value="114871" calcext:value-type="float">
            <text:p>114871</text:p>
          </table:table-cell>
          <table:table-cell table:formula="of:=[.C300]-[.A300]" office:value-type="float" office:value="258904" calcext:value-type="float">
            <text:p>258904</text:p>
          </table:table-cell>
          <table:table-cell/>
          <table:table-cell table:formula="of:=[.E300]/[.G300]" office:value-type="percentage" office:value="0.556318171986528" calcext:value-type="percentage">
            <text:p>55,63 %</text:p>
          </table:table-cell>
        </table:table-row>
        <table:table-row table:style-name="ro1">
          <table:table-cell office:value-type="float" office:value="86664458269225" calcext:value-type="float">
            <text:p>86664458269225</text:p>
          </table:table-cell>
          <table:table-cell office:value-type="float" office:value="86664458363774" calcext:value-type="float">
            <text:p>86664458363774</text:p>
          </table:table-cell>
          <table:table-cell office:value-type="float" office:value="86664458481387" calcext:value-type="float">
            <text:p>86664458481387</text:p>
          </table:table-cell>
          <table:table-cell/>
          <table:table-cell table:formula="of:=[.B301]-[.A301]" office:value-type="float" office:value="94549" calcext:value-type="float">
            <text:p>94549</text:p>
          </table:table-cell>
          <table:table-cell table:formula="of:=[.C301]-[.B301]" office:value-type="float" office:value="117613" calcext:value-type="float">
            <text:p>117613</text:p>
          </table:table-cell>
          <table:table-cell table:formula="of:=[.C301]-[.A301]" office:value-type="float" office:value="212162" calcext:value-type="float">
            <text:p>212162</text:p>
          </table:table-cell>
          <table:table-cell/>
          <table:table-cell table:formula="of:=[.E301]/[.G301]" office:value-type="percentage" office:value="0.445645308773484" calcext:value-type="percentage">
            <text:p>44,56 %</text:p>
          </table:table-cell>
        </table:table-row>
        <table:table-row table:style-name="ro1">
          <table:table-cell office:value-type="float" office:value="86664462781161" calcext:value-type="float">
            <text:p>86664462781161</text:p>
          </table:table-cell>
          <table:table-cell office:value-type="float" office:value="86664462885483" calcext:value-type="float">
            <text:p>86664462885483</text:p>
          </table:table-cell>
          <table:table-cell office:value-type="float" office:value="86664463002645" calcext:value-type="float">
            <text:p>86664463002645</text:p>
          </table:table-cell>
          <table:table-cell/>
          <table:table-cell table:formula="of:=[.B302]-[.A302]" office:value-type="float" office:value="104322" calcext:value-type="float">
            <text:p>104322</text:p>
          </table:table-cell>
          <table:table-cell table:formula="of:=[.C302]-[.B302]" office:value-type="float" office:value="117162" calcext:value-type="float">
            <text:p>117162</text:p>
          </table:table-cell>
          <table:table-cell table:formula="of:=[.C302]-[.A302]" office:value-type="float" office:value="221484" calcext:value-type="float">
            <text:p>221484</text:p>
          </table:table-cell>
          <table:table-cell/>
          <table:table-cell table:formula="of:=[.E302]/[.G302]" office:value-type="percentage" office:value="0.471013707536436" calcext:value-type="percentage">
            <text:p>47,10 %</text:p>
          </table:table-cell>
        </table:table-row>
        <table:table-row table:style-name="ro1">
          <table:table-cell office:value-type="float" office:value="86664467292483" calcext:value-type="float">
            <text:p>86664467292483</text:p>
          </table:table-cell>
          <table:table-cell office:value-type="float" office:value="86664467387516" calcext:value-type="float">
            <text:p>86664467387516</text:p>
          </table:table-cell>
          <table:table-cell office:value-type="float" office:value="86664467615322" calcext:value-type="float">
            <text:p>86664467615322</text:p>
          </table:table-cell>
          <table:table-cell/>
          <table:table-cell table:formula="of:=[.B303]-[.A303]" office:value-type="float" office:value="95033" calcext:value-type="float">
            <text:p>95033</text:p>
          </table:table-cell>
          <table:table-cell table:formula="of:=[.C303]-[.B303]" office:value-type="float" office:value="227806" calcext:value-type="float">
            <text:p>227806</text:p>
          </table:table-cell>
          <table:table-cell table:formula="of:=[.C303]-[.A303]" office:value-type="float" office:value="322839" calcext:value-type="float">
            <text:p>322839</text:p>
          </table:table-cell>
          <table:table-cell/>
          <table:table-cell table:formula="of:=[.E303]/[.G303]" office:value-type="percentage" office:value="0.294366541836643" calcext:value-type="percentage">
            <text:p>29,44 %</text:p>
          </table:table-cell>
        </table:table-row>
        <table:table-row table:style-name="ro1">
          <table:table-cell office:value-type="float" office:value="86664471805419" calcext:value-type="float">
            <text:p>86664471805419</text:p>
          </table:table-cell>
          <table:table-cell office:value-type="float" office:value="86664471921935" calcext:value-type="float">
            <text:p>86664471921935</text:p>
          </table:table-cell>
          <table:table-cell office:value-type="float" office:value="86664472261903" calcext:value-type="float">
            <text:p>86664472261903</text:p>
          </table:table-cell>
          <table:table-cell/>
          <table:table-cell table:formula="of:=[.B304]-[.A304]" office:value-type="float" office:value="116516" calcext:value-type="float">
            <text:p>116516</text:p>
          </table:table-cell>
          <table:table-cell table:formula="of:=[.C304]-[.B304]" office:value-type="float" office:value="339968" calcext:value-type="float">
            <text:p>339968</text:p>
          </table:table-cell>
          <table:table-cell table:formula="of:=[.C304]-[.A304]" office:value-type="float" office:value="456484" calcext:value-type="float">
            <text:p>456484</text:p>
          </table:table-cell>
          <table:table-cell/>
          <table:table-cell table:formula="of:=[.E304]/[.G304]" office:value-type="percentage" office:value="0.255246624197124" calcext:value-type="percentage">
            <text:p>25,52 %</text:p>
          </table:table-cell>
        </table:table-row>
        <table:table-row table:style-name="ro1">
          <table:table-cell office:value-type="float" office:value="86664476318096" calcext:value-type="float">
            <text:p>86664476318096</text:p>
          </table:table-cell>
          <table:table-cell office:value-type="float" office:value="86664476411935" calcext:value-type="float">
            <text:p>86664476411935</text:p>
          </table:table-cell>
          <table:table-cell office:value-type="float" office:value="86664476526838" calcext:value-type="float">
            <text:p>86664476526838</text:p>
          </table:table-cell>
          <table:table-cell/>
          <table:table-cell table:formula="of:=[.B305]-[.A305]" office:value-type="float" office:value="93839" calcext:value-type="float">
            <text:p>93839</text:p>
          </table:table-cell>
          <table:table-cell table:formula="of:=[.C305]-[.B305]" office:value-type="float" office:value="114903" calcext:value-type="float">
            <text:p>114903</text:p>
          </table:table-cell>
          <table:table-cell table:formula="of:=[.C305]-[.A305]" office:value-type="float" office:value="208742" calcext:value-type="float">
            <text:p>208742</text:p>
          </table:table-cell>
          <table:table-cell/>
          <table:table-cell table:formula="of:=[.E305]/[.G305]" office:value-type="percentage" office:value="0.44954537179868" calcext:value-type="percentage">
            <text:p>44,95 %</text:p>
          </table:table-cell>
        </table:table-row>
        <table:table-row table:style-name="ro1">
          <table:table-cell office:value-type="float" office:value="86664480830387" calcext:value-type="float">
            <text:p>86664480830387</text:p>
          </table:table-cell>
          <table:table-cell office:value-type="float" office:value="86664480942612" calcext:value-type="float">
            <text:p>86664480942612</text:p>
          </table:table-cell>
          <table:table-cell office:value-type="float" office:value="86664481058838" calcext:value-type="float">
            <text:p>86664481058838</text:p>
          </table:table-cell>
          <table:table-cell/>
          <table:table-cell table:formula="of:=[.B306]-[.A306]" office:value-type="float" office:value="112225" calcext:value-type="float">
            <text:p>112225</text:p>
          </table:table-cell>
          <table:table-cell table:formula="of:=[.C306]-[.B306]" office:value-type="float" office:value="116226" calcext:value-type="float">
            <text:p>116226</text:p>
          </table:table-cell>
          <table:table-cell table:formula="of:=[.C306]-[.A306]" office:value-type="float" office:value="228451" calcext:value-type="float">
            <text:p>228451</text:p>
          </table:table-cell>
          <table:table-cell/>
          <table:table-cell table:formula="of:=[.E306]/[.G306]" office:value-type="percentage" office:value="0.491243198760347" calcext:value-type="percentage">
            <text:p>49,12 %</text:p>
          </table:table-cell>
        </table:table-row>
        <table:table-row table:style-name="ro1">
          <table:table-cell office:value-type="float" office:value="86664485342419" calcext:value-type="float">
            <text:p>86664485342419</text:p>
          </table:table-cell>
          <table:table-cell office:value-type="float" office:value="86664485436354" calcext:value-type="float">
            <text:p>86664485436354</text:p>
          </table:table-cell>
          <table:table-cell office:value-type="float" office:value="86664485553612" calcext:value-type="float">
            <text:p>86664485553612</text:p>
          </table:table-cell>
          <table:table-cell/>
          <table:table-cell table:formula="of:=[.B307]-[.A307]" office:value-type="float" office:value="93935" calcext:value-type="float">
            <text:p>93935</text:p>
          </table:table-cell>
          <table:table-cell table:formula="of:=[.C307]-[.B307]" office:value-type="float" office:value="117258" calcext:value-type="float">
            <text:p>117258</text:p>
          </table:table-cell>
          <table:table-cell table:formula="of:=[.C307]-[.A307]" office:value-type="float" office:value="211193" calcext:value-type="float">
            <text:p>211193</text:p>
          </table:table-cell>
          <table:table-cell/>
          <table:table-cell table:formula="of:=[.E307]/[.G307]" office:value-type="percentage" office:value="0.444782734276231" calcext:value-type="percentage">
            <text:p>44,48 %</text:p>
          </table:table-cell>
        </table:table-row>
        <table:table-row table:style-name="ro1">
          <table:table-cell office:value-type="float" office:value="86664489853838" calcext:value-type="float">
            <text:p>86664489853838</text:p>
          </table:table-cell>
          <table:table-cell office:value-type="float" office:value="86664489948806" calcext:value-type="float">
            <text:p>86664489948806</text:p>
          </table:table-cell>
          <table:table-cell office:value-type="float" office:value="86664490066580" calcext:value-type="float">
            <text:p>86664490066580</text:p>
          </table:table-cell>
          <table:table-cell/>
          <table:table-cell table:formula="of:=[.B308]-[.A308]" office:value-type="float" office:value="94968" calcext:value-type="float">
            <text:p>94968</text:p>
          </table:table-cell>
          <table:table-cell table:formula="of:=[.C308]-[.B308]" office:value-type="float" office:value="117774" calcext:value-type="float">
            <text:p>117774</text:p>
          </table:table-cell>
          <table:table-cell table:formula="of:=[.C308]-[.A308]" office:value-type="float" office:value="212742" calcext:value-type="float">
            <text:p>212742</text:p>
          </table:table-cell>
          <table:table-cell/>
          <table:table-cell table:formula="of:=[.E308]/[.G308]" office:value-type="percentage" office:value="0.446399864624757" calcext:value-type="percentage">
            <text:p>44,64 %</text:p>
          </table:table-cell>
        </table:table-row>
        <table:table-row table:style-name="ro1">
          <table:table-cell office:value-type="float" office:value="86664494366129" calcext:value-type="float">
            <text:p>86664494366129</text:p>
          </table:table-cell>
          <table:table-cell office:value-type="float" office:value="86664494480483" calcext:value-type="float">
            <text:p>86664494480483</text:p>
          </table:table-cell>
          <table:table-cell office:value-type="float" office:value="86664494597193" calcext:value-type="float">
            <text:p>86664494597193</text:p>
          </table:table-cell>
          <table:table-cell/>
          <table:table-cell table:formula="of:=[.B309]-[.A309]" office:value-type="float" office:value="114354" calcext:value-type="float">
            <text:p>114354</text:p>
          </table:table-cell>
          <table:table-cell table:formula="of:=[.C309]-[.B309]" office:value-type="float" office:value="116710" calcext:value-type="float">
            <text:p>116710</text:p>
          </table:table-cell>
          <table:table-cell table:formula="of:=[.C309]-[.A309]" office:value-type="float" office:value="231064" calcext:value-type="float">
            <text:p>231064</text:p>
          </table:table-cell>
          <table:table-cell/>
          <table:table-cell table:formula="of:=[.E309]/[.G309]" office:value-type="percentage" office:value="0.494901845376173" calcext:value-type="percentage">
            <text:p>49,49 %</text:p>
          </table:table-cell>
        </table:table-row>
        <table:table-row table:style-name="ro1">
          <table:table-cell office:value-type="float" office:value="86664498878806" calcext:value-type="float">
            <text:p>86664498878806</text:p>
          </table:table-cell>
          <table:table-cell office:value-type="float" office:value="86664499020838" calcext:value-type="float">
            <text:p>86664499020838</text:p>
          </table:table-cell>
          <table:table-cell office:value-type="float" office:value="86664499252258" calcext:value-type="float">
            <text:p>86664499252258</text:p>
          </table:table-cell>
          <table:table-cell/>
          <table:table-cell table:formula="of:=[.B310]-[.A310]" office:value-type="float" office:value="142032" calcext:value-type="float">
            <text:p>142032</text:p>
          </table:table-cell>
          <table:table-cell table:formula="of:=[.C310]-[.B310]" office:value-type="float" office:value="231420" calcext:value-type="float">
            <text:p>231420</text:p>
          </table:table-cell>
          <table:table-cell table:formula="of:=[.C310]-[.A310]" office:value-type="float" office:value="373452" calcext:value-type="float">
            <text:p>373452</text:p>
          </table:table-cell>
          <table:table-cell/>
          <table:table-cell table:formula="of:=[.E310]/[.G310]" office:value-type="percentage" office:value="0.380321969088397" calcext:value-type="percentage">
            <text:p>38,03 %</text:p>
          </table:table-cell>
        </table:table-row>
        <table:table-row table:style-name="ro1">
          <table:table-cell office:value-type="float" office:value="86664503391612" calcext:value-type="float">
            <text:p>86664503391612</text:p>
          </table:table-cell>
          <table:table-cell office:value-type="float" office:value="86664503485387" calcext:value-type="float">
            <text:p>86664503485387</text:p>
          </table:table-cell>
          <table:table-cell office:value-type="float" office:value="86664503605935" calcext:value-type="float">
            <text:p>86664503605935</text:p>
          </table:table-cell>
          <table:table-cell/>
          <table:table-cell table:formula="of:=[.B311]-[.A311]" office:value-type="float" office:value="93775" calcext:value-type="float">
            <text:p>93775</text:p>
          </table:table-cell>
          <table:table-cell table:formula="of:=[.C311]-[.B311]" office:value-type="float" office:value="120548" calcext:value-type="float">
            <text:p>120548</text:p>
          </table:table-cell>
          <table:table-cell table:formula="of:=[.C311]-[.A311]" office:value-type="float" office:value="214323" calcext:value-type="float">
            <text:p>214323</text:p>
          </table:table-cell>
          <table:table-cell/>
          <table:table-cell table:formula="of:=[.E311]/[.G311]" office:value-type="percentage" office:value="0.437540534613644" calcext:value-type="percentage">
            <text:p>43,75 %</text:p>
          </table:table-cell>
        </table:table-row>
        <table:table-row table:style-name="ro1">
          <table:table-cell office:value-type="float" office:value="86664507902838" calcext:value-type="float">
            <text:p>86664507902838</text:p>
          </table:table-cell>
          <table:table-cell office:value-type="float" office:value="86664507998225" calcext:value-type="float">
            <text:p>86664507998225</text:p>
          </table:table-cell>
          <table:table-cell office:value-type="float" office:value="86664508118548" calcext:value-type="float">
            <text:p>86664508118548</text:p>
          </table:table-cell>
          <table:table-cell/>
          <table:table-cell table:formula="of:=[.B312]-[.A312]" office:value-type="float" office:value="95387" calcext:value-type="float">
            <text:p>95387</text:p>
          </table:table-cell>
          <table:table-cell table:formula="of:=[.C312]-[.B312]" office:value-type="float" office:value="120323" calcext:value-type="float">
            <text:p>120323</text:p>
          </table:table-cell>
          <table:table-cell table:formula="of:=[.C312]-[.A312]" office:value-type="float" office:value="215710" calcext:value-type="float">
            <text:p>215710</text:p>
          </table:table-cell>
          <table:table-cell/>
          <table:table-cell table:formula="of:=[.E312]/[.G312]" office:value-type="percentage" office:value="0.44220017616244" calcext:value-type="percentage">
            <text:p>44,22 %</text:p>
          </table:table-cell>
        </table:table-row>
        <table:table-row table:style-name="ro1">
          <table:table-cell office:value-type="float" office:value="86664512414612" calcext:value-type="float">
            <text:p>86664512414612</text:p>
          </table:table-cell>
          <table:table-cell office:value-type="float" office:value="86664512543903" calcext:value-type="float">
            <text:p>86664512543903</text:p>
          </table:table-cell>
          <table:table-cell office:value-type="float" office:value="86664512660580" calcext:value-type="float">
            <text:p>86664512660580</text:p>
          </table:table-cell>
          <table:table-cell/>
          <table:table-cell table:formula="of:=[.B313]-[.A313]" office:value-type="float" office:value="129291" calcext:value-type="float">
            <text:p>129291</text:p>
          </table:table-cell>
          <table:table-cell table:formula="of:=[.C313]-[.B313]" office:value-type="float" office:value="116677" calcext:value-type="float">
            <text:p>116677</text:p>
          </table:table-cell>
          <table:table-cell table:formula="of:=[.C313]-[.A313]" office:value-type="float" office:value="245968" calcext:value-type="float">
            <text:p>245968</text:p>
          </table:table-cell>
          <table:table-cell/>
          <table:table-cell table:formula="of:=[.E313]/[.G313]" office:value-type="percentage" office:value="0.525641546867885" calcext:value-type="percentage">
            <text:p>52,56 %</text:p>
          </table:table-cell>
        </table:table-row>
        <table:table-row table:style-name="ro1">
          <table:table-cell office:value-type="float" office:value="86664516928354" calcext:value-type="float">
            <text:p>86664516928354</text:p>
          </table:table-cell>
          <table:table-cell office:value-type="float" office:value="86664517022483" calcext:value-type="float">
            <text:p>86664517022483</text:p>
          </table:table-cell>
          <table:table-cell office:value-type="float" office:value="86664517142741" calcext:value-type="float">
            <text:p>86664517142741</text:p>
          </table:table-cell>
          <table:table-cell/>
          <table:table-cell table:formula="of:=[.B314]-[.A314]" office:value-type="float" office:value="94129" calcext:value-type="float">
            <text:p>94129</text:p>
          </table:table-cell>
          <table:table-cell table:formula="of:=[.C314]-[.B314]" office:value-type="float" office:value="120258" calcext:value-type="float">
            <text:p>120258</text:p>
          </table:table-cell>
          <table:table-cell table:formula="of:=[.C314]-[.A314]" office:value-type="float" office:value="214387" calcext:value-type="float">
            <text:p>214387</text:p>
          </table:table-cell>
          <table:table-cell/>
          <table:table-cell table:formula="of:=[.E314]/[.G314]" office:value-type="percentage" office:value="0.43906113710253" calcext:value-type="percentage">
            <text:p>43,91 %</text:p>
          </table:table-cell>
        </table:table-row>
        <table:table-row table:style-name="ro1">
          <table:table-cell office:value-type="float" office:value="86664521439741" calcext:value-type="float">
            <text:p>86664521439741</text:p>
          </table:table-cell>
          <table:table-cell office:value-type="float" office:value="86664521534096" calcext:value-type="float">
            <text:p>86664521534096</text:p>
          </table:table-cell>
          <table:table-cell office:value-type="float" office:value="86664521651774" calcext:value-type="float">
            <text:p>86664521651774</text:p>
          </table:table-cell>
          <table:table-cell/>
          <table:table-cell table:formula="of:=[.B315]-[.A315]" office:value-type="float" office:value="94355" calcext:value-type="float">
            <text:p>94355</text:p>
          </table:table-cell>
          <table:table-cell table:formula="of:=[.C315]-[.B315]" office:value-type="float" office:value="117678" calcext:value-type="float">
            <text:p>117678</text:p>
          </table:table-cell>
          <table:table-cell table:formula="of:=[.C315]-[.A315]" office:value-type="float" office:value="212033" calcext:value-type="float">
            <text:p>212033</text:p>
          </table:table-cell>
          <table:table-cell/>
          <table:table-cell table:formula="of:=[.E315]/[.G315]" office:value-type="percentage" office:value="0.445001485617805" calcext:value-type="percentage">
            <text:p>44,50 %</text:p>
          </table:table-cell>
        </table:table-row>
        <table:table-row table:style-name="ro1">
          <table:table-cell office:value-type="float" office:value="86664525952032" calcext:value-type="float">
            <text:p>86664525952032</text:p>
          </table:table-cell>
          <table:table-cell office:value-type="float" office:value="86664526048161" calcext:value-type="float">
            <text:p>86664526048161</text:p>
          </table:table-cell>
          <table:table-cell office:value-type="float" office:value="86664526278354" calcext:value-type="float">
            <text:p>86664526278354</text:p>
          </table:table-cell>
          <table:table-cell/>
          <table:table-cell table:formula="of:=[.B316]-[.A316]" office:value-type="float" office:value="96129" calcext:value-type="float">
            <text:p>96129</text:p>
          </table:table-cell>
          <table:table-cell table:formula="of:=[.C316]-[.B316]" office:value-type="float" office:value="230193" calcext:value-type="float">
            <text:p>230193</text:p>
          </table:table-cell>
          <table:table-cell table:formula="of:=[.C316]-[.A316]" office:value-type="float" office:value="326322" calcext:value-type="float">
            <text:p>326322</text:p>
          </table:table-cell>
          <table:table-cell/>
          <table:table-cell table:formula="of:=[.E316]/[.G316]" office:value-type="percentage" office:value="0.294583264383033" calcext:value-type="percentage">
            <text:p>29,46 %</text:p>
          </table:table-cell>
        </table:table-row>
        <table:table-row table:style-name="ro1">
          <table:table-cell office:value-type="float" office:value="86664530464645" calcext:value-type="float">
            <text:p>86664530464645</text:p>
          </table:table-cell>
          <table:table-cell office:value-type="float" office:value="86664530558322" calcext:value-type="float">
            <text:p>86664530558322</text:p>
          </table:table-cell>
          <table:table-cell office:value-type="float" office:value="86664530820387" calcext:value-type="float">
            <text:p>86664530820387</text:p>
          </table:table-cell>
          <table:table-cell/>
          <table:table-cell table:formula="of:=[.B317]-[.A317]" office:value-type="float" office:value="93677" calcext:value-type="float">
            <text:p>93677</text:p>
          </table:table-cell>
          <table:table-cell table:formula="of:=[.C317]-[.B317]" office:value-type="float" office:value="262065" calcext:value-type="float">
            <text:p>262065</text:p>
          </table:table-cell>
          <table:table-cell table:formula="of:=[.C317]-[.A317]" office:value-type="float" office:value="355742" calcext:value-type="float">
            <text:p>355742</text:p>
          </table:table-cell>
          <table:table-cell/>
          <table:table-cell table:formula="of:=[.E317]/[.G317]" office:value-type="percentage" office:value="0.263328479628495" calcext:value-type="percentage">
            <text:p>26,33 %</text:p>
          </table:table-cell>
        </table:table-row>
        <table:table-row table:style-name="ro1">
          <table:table-cell office:value-type="float" office:value="86664534975677" calcext:value-type="float">
            <text:p>86664534975677</text:p>
          </table:table-cell>
          <table:table-cell office:value-type="float" office:value="86664535084258" calcext:value-type="float">
            <text:p>86664535084258</text:p>
          </table:table-cell>
          <table:table-cell office:value-type="float" office:value="86664535202806" calcext:value-type="float">
            <text:p>86664535202806</text:p>
          </table:table-cell>
          <table:table-cell/>
          <table:table-cell table:formula="of:=[.B318]-[.A318]" office:value-type="float" office:value="108581" calcext:value-type="float">
            <text:p>108581</text:p>
          </table:table-cell>
          <table:table-cell table:formula="of:=[.C318]-[.B318]" office:value-type="float" office:value="118548" calcext:value-type="float">
            <text:p>118548</text:p>
          </table:table-cell>
          <table:table-cell table:formula="of:=[.C318]-[.A318]" office:value-type="float" office:value="227129" calcext:value-type="float">
            <text:p>227129</text:p>
          </table:table-cell>
          <table:table-cell/>
          <table:table-cell table:formula="of:=[.E318]/[.G318]" office:value-type="percentage" office:value="0.478058724337271" calcext:value-type="percentage">
            <text:p>47,81 %</text:p>
          </table:table-cell>
        </table:table-row>
        <table:table-row table:style-name="ro1">
          <table:table-cell office:value-type="float" office:value="86664539488645" calcext:value-type="float">
            <text:p>86664539488645</text:p>
          </table:table-cell>
          <table:table-cell office:value-type="float" office:value="86664539586354" calcext:value-type="float">
            <text:p>86664539586354</text:p>
          </table:table-cell>
          <table:table-cell office:value-type="float" office:value="86664539703806" calcext:value-type="float">
            <text:p>86664539703806</text:p>
          </table:table-cell>
          <table:table-cell/>
          <table:table-cell table:formula="of:=[.B319]-[.A319]" office:value-type="float" office:value="97709" calcext:value-type="float">
            <text:p>97709</text:p>
          </table:table-cell>
          <table:table-cell table:formula="of:=[.C319]-[.B319]" office:value-type="float" office:value="117452" calcext:value-type="float">
            <text:p>117452</text:p>
          </table:table-cell>
          <table:table-cell table:formula="of:=[.C319]-[.A319]" office:value-type="float" office:value="215161" calcext:value-type="float">
            <text:p>215161</text:p>
          </table:table-cell>
          <table:table-cell/>
          <table:table-cell table:formula="of:=[.E319]/[.G319]" office:value-type="percentage" office:value="0.454120402861113" calcext:value-type="percentage">
            <text:p>45,41 %</text:p>
          </table:table-cell>
        </table:table-row>
        <table:table-row table:style-name="ro1">
          <table:table-cell office:value-type="float" office:value="86664544000451" calcext:value-type="float">
            <text:p>86664544000451</text:p>
          </table:table-cell>
          <table:table-cell office:value-type="float" office:value="86664544098806" calcext:value-type="float">
            <text:p>86664544098806</text:p>
          </table:table-cell>
          <table:table-cell office:value-type="float" office:value="86664544218354" calcext:value-type="float">
            <text:p>86664544218354</text:p>
          </table:table-cell>
          <table:table-cell/>
          <table:table-cell table:formula="of:=[.B320]-[.A320]" office:value-type="float" office:value="98355" calcext:value-type="float">
            <text:p>98355</text:p>
          </table:table-cell>
          <table:table-cell table:formula="of:=[.C320]-[.B320]" office:value-type="float" office:value="119548" calcext:value-type="float">
            <text:p>119548</text:p>
          </table:table-cell>
          <table:table-cell table:formula="of:=[.C320]-[.A320]" office:value-type="float" office:value="217903" calcext:value-type="float">
            <text:p>217903</text:p>
          </table:table-cell>
          <table:table-cell/>
          <table:table-cell table:formula="of:=[.E320]/[.G320]" office:value-type="percentage" office:value="0.451370563966536" calcext:value-type="percentage">
            <text:p>45,14 %</text:p>
          </table:table-cell>
        </table:table-row>
        <table:table-row table:style-name="ro1">
          <table:table-cell office:value-type="float" office:value="86664548511322" calcext:value-type="float">
            <text:p>86664548511322</text:p>
          </table:table-cell>
          <table:table-cell office:value-type="float" office:value="86664548606322" calcext:value-type="float">
            <text:p>86664548606322</text:p>
          </table:table-cell>
          <table:table-cell office:value-type="float" office:value="86664548959096" calcext:value-type="float">
            <text:p>86664548959096</text:p>
          </table:table-cell>
          <table:table-cell/>
          <table:table-cell table:formula="of:=[.B321]-[.A321]" office:value-type="float" office:value="95000" calcext:value-type="float">
            <text:p>95000</text:p>
          </table:table-cell>
          <table:table-cell table:formula="of:=[.C321]-[.B321]" office:value-type="float" office:value="352774" calcext:value-type="float">
            <text:p>352774</text:p>
          </table:table-cell>
          <table:table-cell table:formula="of:=[.C321]-[.A321]" office:value-type="float" office:value="447774" calcext:value-type="float">
            <text:p>447774</text:p>
          </table:table-cell>
          <table:table-cell/>
          <table:table-cell table:formula="of:=[.E321]/[.G321]" office:value-type="percentage" office:value="0.212160598873539" calcext:value-type="percentage">
            <text:p>21,22 %</text:p>
          </table:table-cell>
        </table:table-row>
        <table:table-row table:style-name="ro1">
          <table:table-cell office:value-type="float" office:value="86664553024096" calcext:value-type="float">
            <text:p>86664553024096</text:p>
          </table:table-cell>
          <table:table-cell office:value-type="float" office:value="86664553137903" calcext:value-type="float">
            <text:p>86664553137903</text:p>
          </table:table-cell>
          <table:table-cell office:value-type="float" office:value="86664553296774" calcext:value-type="float">
            <text:p>86664553296774</text:p>
          </table:table-cell>
          <table:table-cell/>
          <table:table-cell table:formula="of:=[.B322]-[.A322]" office:value-type="float" office:value="113807" calcext:value-type="float">
            <text:p>113807</text:p>
          </table:table-cell>
          <table:table-cell table:formula="of:=[.C322]-[.B322]" office:value-type="float" office:value="158871" calcext:value-type="float">
            <text:p>158871</text:p>
          </table:table-cell>
          <table:table-cell table:formula="of:=[.C322]-[.A322]" office:value-type="float" office:value="272678" calcext:value-type="float">
            <text:p>272678</text:p>
          </table:table-cell>
          <table:table-cell/>
          <table:table-cell table:formula="of:=[.E322]/[.G322]" office:value-type="percentage" office:value="0.417367737771291" calcext:value-type="percentage">
            <text:p>41,74 %</text:p>
          </table:table-cell>
        </table:table-row>
        <table:table-row table:style-name="ro1">
          <table:table-cell office:value-type="float" office:value="86664557537032" calcext:value-type="float">
            <text:p>86664557537032</text:p>
          </table:table-cell>
          <table:table-cell office:value-type="float" office:value="86664557637548" calcext:value-type="float">
            <text:p>86664557637548</text:p>
          </table:table-cell>
          <table:table-cell office:value-type="float" office:value="86664557755161" calcext:value-type="float">
            <text:p>86664557755161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562048000" calcext:value-type="float">
            <text:p>86664562048000</text:p>
          </table:table-cell>
          <table:table-cell office:value-type="float" office:value="86664562143709" calcext:value-type="float">
            <text:p>86664562143709</text:p>
          </table:table-cell>
          <table:table-cell office:value-type="float" office:value="86664562259677" calcext:value-type="float">
            <text:p>86664562259677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566560387" calcext:value-type="float">
            <text:p>86664566560387</text:p>
          </table:table-cell>
          <table:table-cell office:value-type="float" office:value="86664566655677" calcext:value-type="float">
            <text:p>86664566655677</text:p>
          </table:table-cell>
          <table:table-cell office:value-type="float" office:value="86664566772290" calcext:value-type="float">
            <text:p>86664566772290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571073677" calcext:value-type="float">
            <text:p>86664571073677</text:p>
          </table:table-cell>
          <table:table-cell office:value-type="float" office:value="86664571194516" calcext:value-type="float">
            <text:p>86664571194516</text:p>
          </table:table-cell>
          <table:table-cell office:value-type="float" office:value="86664571309419" calcext:value-type="float">
            <text:p>86664571309419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575584387" calcext:value-type="float">
            <text:p>86664575584387</text:p>
          </table:table-cell>
          <table:table-cell office:value-type="float" office:value="86664575726645" calcext:value-type="float">
            <text:p>86664575726645</text:p>
          </table:table-cell>
          <table:table-cell office:value-type="float" office:value="86664575842322" calcext:value-type="float">
            <text:p>86664575842322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580097451" calcext:value-type="float">
            <text:p>86664580097451</text:p>
          </table:table-cell>
          <table:table-cell office:value-type="float" office:value="86664580192677" calcext:value-type="float">
            <text:p>86664580192677</text:p>
          </table:table-cell>
          <table:table-cell office:value-type="float" office:value="86664580421967" calcext:value-type="float">
            <text:p>86664580421967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584609870" calcext:value-type="float">
            <text:p>86664584609870</text:p>
          </table:table-cell>
          <table:table-cell office:value-type="float" office:value="86664584723096" calcext:value-type="float">
            <text:p>86664584723096</text:p>
          </table:table-cell>
          <table:table-cell office:value-type="float" office:value="86664584919806" calcext:value-type="float">
            <text:p>86664584919806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589121000" calcext:value-type="float">
            <text:p>86664589121000</text:p>
          </table:table-cell>
          <table:table-cell office:value-type="float" office:value="86664589216806" calcext:value-type="float">
            <text:p>86664589216806</text:p>
          </table:table-cell>
          <table:table-cell office:value-type="float" office:value="86664589852161" calcext:value-type="float">
            <text:p>86664589852161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593633483" calcext:value-type="float">
            <text:p>86664593633483</text:p>
          </table:table-cell>
          <table:table-cell office:value-type="float" office:value="86664593727612" calcext:value-type="float">
            <text:p>86664593727612</text:p>
          </table:table-cell>
          <table:table-cell office:value-type="float" office:value="86664593844096" calcext:value-type="float">
            <text:p>86664593844096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598146741" calcext:value-type="float">
            <text:p>86664598146741</text:p>
          </table:table-cell>
          <table:table-cell office:value-type="float" office:value="86664598241161" calcext:value-type="float">
            <text:p>86664598241161</text:p>
          </table:table-cell>
          <table:table-cell office:value-type="float" office:value="86664598357677" calcext:value-type="float">
            <text:p>86664598357677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602658612" calcext:value-type="float">
            <text:p>86664602658612</text:p>
          </table:table-cell>
          <table:table-cell office:value-type="float" office:value="86664602753645" calcext:value-type="float">
            <text:p>86664602753645</text:p>
          </table:table-cell>
          <table:table-cell office:value-type="float" office:value="86664602909032" calcext:value-type="float">
            <text:p>86664602909032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607170774" calcext:value-type="float">
            <text:p>86664607170774</text:p>
          </table:table-cell>
          <table:table-cell office:value-type="float" office:value="86664607266096" calcext:value-type="float">
            <text:p>86664607266096</text:p>
          </table:table-cell>
          <table:table-cell office:value-type="float" office:value="86664607528645" calcext:value-type="float">
            <text:p>86664607528645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611682483" calcext:value-type="float">
            <text:p>86664611682483</text:p>
          </table:table-cell>
          <table:table-cell office:value-type="float" office:value="86664611800193" calcext:value-type="float">
            <text:p>86664611800193</text:p>
          </table:table-cell>
          <table:table-cell office:value-type="float" office:value="86664612020290" calcext:value-type="float">
            <text:p>86664612020290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616194225" calcext:value-type="float">
            <text:p>86664616194225</text:p>
          </table:table-cell>
          <table:table-cell office:value-type="float" office:value="86664616290161" calcext:value-type="float">
            <text:p>86664616290161</text:p>
          </table:table-cell>
          <table:table-cell office:value-type="float" office:value="86664616411548" calcext:value-type="float">
            <text:p>86664616411548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620707193" calcext:value-type="float">
            <text:p>86664620707193</text:p>
          </table:table-cell>
          <table:table-cell office:value-type="float" office:value="86664620803161" calcext:value-type="float">
            <text:p>86664620803161</text:p>
          </table:table-cell>
          <table:table-cell office:value-type="float" office:value="86664620922225" calcext:value-type="float">
            <text:p>86664620922225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625219580" calcext:value-type="float">
            <text:p>86664625219580</text:p>
          </table:table-cell>
          <table:table-cell office:value-type="float" office:value="86664625315548" calcext:value-type="float">
            <text:p>86664625315548</text:p>
          </table:table-cell>
          <table:table-cell office:value-type="float" office:value="86664625437354" calcext:value-type="float">
            <text:p>86664625437354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629732483" calcext:value-type="float">
            <text:p>86664629732483</text:p>
          </table:table-cell>
          <table:table-cell office:value-type="float" office:value="86664629857935" calcext:value-type="float">
            <text:p>86664629857935</text:p>
          </table:table-cell>
          <table:table-cell office:value-type="float" office:value="86664629977032" calcext:value-type="float">
            <text:p>86664629977032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634242774" calcext:value-type="float">
            <text:p>86664634242774</text:p>
          </table:table-cell>
          <table:table-cell office:value-type="float" office:value="86664634361258" calcext:value-type="float">
            <text:p>86664634361258</text:p>
          </table:table-cell>
          <table:table-cell office:value-type="float" office:value="86664634505000" calcext:value-type="float">
            <text:p>86664634505000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638755000" calcext:value-type="float">
            <text:p>86664638755000</text:p>
          </table:table-cell>
          <table:table-cell office:value-type="float" office:value="86664638857806" calcext:value-type="float">
            <text:p>86664638857806</text:p>
          </table:table-cell>
          <table:table-cell office:value-type="float" office:value="86664639084516" calcext:value-type="float">
            <text:p>86664639084516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643268096" calcext:value-type="float">
            <text:p>86664643268096</text:p>
          </table:table-cell>
          <table:table-cell office:value-type="float" office:value="86664643362870" calcext:value-type="float">
            <text:p>86664643362870</text:p>
          </table:table-cell>
          <table:table-cell office:value-type="float" office:value="86664643480741" calcext:value-type="float">
            <text:p>86664643480741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647779419" calcext:value-type="float">
            <text:p>86664647779419</text:p>
          </table:table-cell>
          <table:table-cell office:value-type="float" office:value="86664647874096" calcext:value-type="float">
            <text:p>86664647874096</text:p>
          </table:table-cell>
          <table:table-cell office:value-type="float" office:value="86664648312709" calcext:value-type="float">
            <text:p>86664648312709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652292548" calcext:value-type="float">
            <text:p>86664652292548</text:p>
          </table:table-cell>
          <table:table-cell office:value-type="float" office:value="86664652407032" calcext:value-type="float">
            <text:p>86664652407032</text:p>
          </table:table-cell>
          <table:table-cell office:value-type="float" office:value="86664652522096" calcext:value-type="float">
            <text:p>86664652522096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656803935" calcext:value-type="float">
            <text:p>86664656803935</text:p>
          </table:table-cell>
          <table:table-cell office:value-type="float" office:value="86664656898967" calcext:value-type="float">
            <text:p>86664656898967</text:p>
          </table:table-cell>
          <table:table-cell office:value-type="float" office:value="86664657014419" calcext:value-type="float">
            <text:p>86664657014419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661316225" calcext:value-type="float">
            <text:p>86664661316225</text:p>
          </table:table-cell>
          <table:table-cell office:value-type="float" office:value="86664661412161" calcext:value-type="float">
            <text:p>86664661412161</text:p>
          </table:table-cell>
          <table:table-cell office:value-type="float" office:value="86664661637516" calcext:value-type="float">
            <text:p>86664661637516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665829225" calcext:value-type="float">
            <text:p>86664665829225</text:p>
          </table:table-cell>
          <table:table-cell office:value-type="float" office:value="86664665929612" calcext:value-type="float">
            <text:p>86664665929612</text:p>
          </table:table-cell>
          <table:table-cell office:value-type="float" office:value="86664666218225" calcext:value-type="float">
            <text:p>86664666218225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670341709" calcext:value-type="float">
            <text:p>86664670341709</text:p>
          </table:table-cell>
          <table:table-cell office:value-type="float" office:value="86664670473967" calcext:value-type="float">
            <text:p>86664670473967</text:p>
          </table:table-cell>
          <table:table-cell office:value-type="float" office:value="86664670588838" calcext:value-type="float">
            <text:p>86664670588838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674852774" calcext:value-type="float">
            <text:p>86664674852774</text:p>
          </table:table-cell>
          <table:table-cell office:value-type="float" office:value="86664674949322" calcext:value-type="float">
            <text:p>86664674949322</text:p>
          </table:table-cell>
          <table:table-cell office:value-type="float" office:value="86664675064225" calcext:value-type="float">
            <text:p>86664675064225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679364967" calcext:value-type="float">
            <text:p>86664679364967</text:p>
          </table:table-cell>
          <table:table-cell office:value-type="float" office:value="86664679460322" calcext:value-type="float">
            <text:p>86664679460322</text:p>
          </table:table-cell>
          <table:table-cell office:value-type="float" office:value="86664679576096" calcext:value-type="float">
            <text:p>86664679576096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683877935" calcext:value-type="float">
            <text:p>86664683877935</text:p>
          </table:table-cell>
          <table:table-cell office:value-type="float" office:value="86664683972935" calcext:value-type="float">
            <text:p>86664683972935</text:p>
          </table:table-cell>
          <table:table-cell office:value-type="float" office:value="86664684123903" calcext:value-type="float">
            <text:p>86664684123903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688390806" calcext:value-type="float">
            <text:p>86664688390806</text:p>
          </table:table-cell>
          <table:table-cell office:value-type="float" office:value="86664688503677" calcext:value-type="float">
            <text:p>86664688503677</text:p>
          </table:table-cell>
          <table:table-cell office:value-type="float" office:value="86664688619225" calcext:value-type="float">
            <text:p>86664688619225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692901935" calcext:value-type="float">
            <text:p>86664692901935</text:p>
          </table:table-cell>
          <table:table-cell office:value-type="float" office:value="86664692996290" calcext:value-type="float">
            <text:p>86664692996290</text:p>
          </table:table-cell>
          <table:table-cell office:value-type="float" office:value="86664693158935" calcext:value-type="float">
            <text:p>86664693158935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697414129" calcext:value-type="float">
            <text:p>86664697414129</text:p>
          </table:table-cell>
          <table:table-cell office:value-type="float" office:value="86664697509741" calcext:value-type="float">
            <text:p>86664697509741</text:p>
          </table:table-cell>
          <table:table-cell office:value-type="float" office:value="86664697628580" calcext:value-type="float">
            <text:p>86664697628580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701926193" calcext:value-type="float">
            <text:p>86664701926193</text:p>
          </table:table-cell>
          <table:table-cell office:value-type="float" office:value="86664702020225" calcext:value-type="float">
            <text:p>86664702020225</text:p>
          </table:table-cell>
          <table:table-cell office:value-type="float" office:value="86664702138129" calcext:value-type="float">
            <text:p>86664702138129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706438161" calcext:value-type="float">
            <text:p>86664706438161</text:p>
          </table:table-cell>
          <table:table-cell office:value-type="float" office:value="86664706624645" calcext:value-type="float">
            <text:p>86664706624645</text:p>
          </table:table-cell>
          <table:table-cell office:value-type="float" office:value="86664707574322" calcext:value-type="float">
            <text:p>86664707574322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710950354" calcext:value-type="float">
            <text:p>86664710950354</text:p>
          </table:table-cell>
          <table:table-cell office:value-type="float" office:value="86664711048516" calcext:value-type="float">
            <text:p>86664711048516</text:p>
          </table:table-cell>
          <table:table-cell office:value-type="float" office:value="86664711163419" calcext:value-type="float">
            <text:p>86664711163419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715462935" calcext:value-type="float">
            <text:p>86664715462935</text:p>
          </table:table-cell>
          <table:table-cell office:value-type="float" office:value="86664715561580" calcext:value-type="float">
            <text:p>86664715561580</text:p>
          </table:table-cell>
          <table:table-cell office:value-type="float" office:value="86664715679387" calcext:value-type="float">
            <text:p>86664715679387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719975129" calcext:value-type="float">
            <text:p>86664719975129</text:p>
          </table:table-cell>
          <table:table-cell office:value-type="float" office:value="86664720070774" calcext:value-type="float">
            <text:p>86664720070774</text:p>
          </table:table-cell>
          <table:table-cell office:value-type="float" office:value="86664720303451" calcext:value-type="float">
            <text:p>86664720303451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724486419" calcext:value-type="float">
            <text:p>86664724486419</text:p>
          </table:table-cell>
          <table:table-cell office:value-type="float" office:value="86664724594806" calcext:value-type="float">
            <text:p>86664724594806</text:p>
          </table:table-cell>
          <table:table-cell office:value-type="float" office:value="86664724797612" calcext:value-type="float">
            <text:p>86664724797612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728999225" calcext:value-type="float">
            <text:p>86664728999225</text:p>
          </table:table-cell>
          <table:table-cell office:value-type="float" office:value="86664729102322" calcext:value-type="float">
            <text:p>86664729102322</text:p>
          </table:table-cell>
          <table:table-cell office:value-type="float" office:value="86664729221483" calcext:value-type="float">
            <text:p>86664729221483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733510838" calcext:value-type="float">
            <text:p>86664733510838</text:p>
          </table:table-cell>
          <table:table-cell office:value-type="float" office:value="86664733610322" calcext:value-type="float">
            <text:p>86664733610322</text:p>
          </table:table-cell>
          <table:table-cell office:value-type="float" office:value="86664733729419" calcext:value-type="float">
            <text:p>86664733729419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738023354" calcext:value-type="float">
            <text:p>86664738023354</text:p>
          </table:table-cell>
          <table:table-cell office:value-type="float" office:value="86664738118935" calcext:value-type="float">
            <text:p>86664738118935</text:p>
          </table:table-cell>
          <table:table-cell office:value-type="float" office:value="86664738239225" calcext:value-type="float">
            <text:p>86664738239225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742535548" calcext:value-type="float">
            <text:p>86664742535548</text:p>
          </table:table-cell>
          <table:table-cell office:value-type="float" office:value="86664742630903" calcext:value-type="float">
            <text:p>86664742630903</text:p>
          </table:table-cell>
          <table:table-cell office:value-type="float" office:value="86664742786032" calcext:value-type="float">
            <text:p>86664742786032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747048677" calcext:value-type="float">
            <text:p>86664747048677</text:p>
          </table:table-cell>
          <table:table-cell office:value-type="float" office:value="86664747218032" calcext:value-type="float">
            <text:p>86664747218032</text:p>
          </table:table-cell>
          <table:table-cell office:value-type="float" office:value="86664747334451" calcext:value-type="float">
            <text:p>86664747334451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751560451" calcext:value-type="float">
            <text:p>86664751560451</text:p>
          </table:table-cell>
          <table:table-cell office:value-type="float" office:value="86664751677741" calcext:value-type="float">
            <text:p>86664751677741</text:p>
          </table:table-cell>
          <table:table-cell office:value-type="float" office:value="86664751904451" calcext:value-type="float">
            <text:p>86664751904451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756072483" calcext:value-type="float">
            <text:p>86664756072483</text:p>
          </table:table-cell>
          <table:table-cell office:value-type="float" office:value="86664756169645" calcext:value-type="float">
            <text:p>86664756169645</text:p>
          </table:table-cell>
          <table:table-cell office:value-type="float" office:value="86664756288225" calcext:value-type="float">
            <text:p>86664756288225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760585032" calcext:value-type="float">
            <text:p>86664760585032</text:p>
          </table:table-cell>
          <table:table-cell office:value-type="float" office:value="86664760679548" calcext:value-type="float">
            <text:p>86664760679548</text:p>
          </table:table-cell>
          <table:table-cell office:value-type="float" office:value="86664760797322" calcext:value-type="float">
            <text:p>86664760797322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765096645" calcext:value-type="float">
            <text:p>86664765096645</text:p>
          </table:table-cell>
          <table:table-cell office:value-type="float" office:value="86664765327516" calcext:value-type="float">
            <text:p>86664765327516</text:p>
          </table:table-cell>
          <table:table-cell office:value-type="float" office:value="86664765929193" calcext:value-type="float">
            <text:p>86664765929193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769609161" calcext:value-type="float">
            <text:p>86664769609161</text:p>
          </table:table-cell>
          <table:table-cell office:value-type="float" office:value="86664769702290" calcext:value-type="float">
            <text:p>86664769702290</text:p>
          </table:table-cell>
          <table:table-cell office:value-type="float" office:value="86664769819741" calcext:value-type="float">
            <text:p>86664769819741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774121354" calcext:value-type="float">
            <text:p>86664774121354</text:p>
          </table:table-cell>
          <table:table-cell office:value-type="float" office:value="86664774215451" calcext:value-type="float">
            <text:p>86664774215451</text:p>
          </table:table-cell>
          <table:table-cell office:value-type="float" office:value="86664774347096" calcext:value-type="float">
            <text:p>86664774347096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778633000" calcext:value-type="float">
            <text:p>86664778633000</text:p>
          </table:table-cell>
          <table:table-cell office:value-type="float" office:value="86664778728193" calcext:value-type="float">
            <text:p>86664778728193</text:p>
          </table:table-cell>
          <table:table-cell office:value-type="float" office:value="86664778951096" calcext:value-type="float">
            <text:p>86664778951096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783145193" calcext:value-type="float">
            <text:p>86664783145193</text:p>
          </table:table-cell>
          <table:table-cell office:value-type="float" office:value="86664783240096" calcext:value-type="float">
            <text:p>86664783240096</text:p>
          </table:table-cell>
          <table:table-cell office:value-type="float" office:value="86664783358419" calcext:value-type="float">
            <text:p>86664783358419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787658354" calcext:value-type="float">
            <text:p>86664787658354</text:p>
          </table:table-cell>
          <table:table-cell office:value-type="float" office:value="86664787752258" calcext:value-type="float">
            <text:p>86664787752258</text:p>
          </table:table-cell>
          <table:table-cell office:value-type="float" office:value="86664787867193" calcext:value-type="float">
            <text:p>86664787867193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792170387" calcext:value-type="float">
            <text:p>86664792170387</text:p>
          </table:table-cell>
          <table:table-cell office:value-type="float" office:value="86664792265870" calcext:value-type="float">
            <text:p>86664792265870</text:p>
          </table:table-cell>
          <table:table-cell office:value-type="float" office:value="86664792383548" calcext:value-type="float">
            <text:p>86664792383548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796681387" calcext:value-type="float">
            <text:p>86664796681387</text:p>
          </table:table-cell>
          <table:table-cell office:value-type="float" office:value="86664796776354" calcext:value-type="float">
            <text:p>86664796776354</text:p>
          </table:table-cell>
          <table:table-cell office:value-type="float" office:value="86664796909354" calcext:value-type="float">
            <text:p>86664796909354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801193806" calcext:value-type="float">
            <text:p>86664801193806</text:p>
          </table:table-cell>
          <table:table-cell office:value-type="float" office:value="86664801289064" calcext:value-type="float">
            <text:p>86664801289064</text:p>
          </table:table-cell>
          <table:table-cell office:value-type="float" office:value="86664801513677" calcext:value-type="float">
            <text:p>86664801513677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805707290" calcext:value-type="float">
            <text:p>86664805707290</text:p>
          </table:table-cell>
          <table:table-cell office:value-type="float" office:value="86664805832096" calcext:value-type="float">
            <text:p>86664805832096</text:p>
          </table:table-cell>
          <table:table-cell office:value-type="float" office:value="86664805948322" calcext:value-type="float">
            <text:p>86664805948322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810218516" calcext:value-type="float">
            <text:p>86664810218516</text:p>
          </table:table-cell>
          <table:table-cell office:value-type="float" office:value="86664810319193" calcext:value-type="float">
            <text:p>86664810319193</text:p>
          </table:table-cell>
          <table:table-cell office:value-type="float" office:value="86664810435419" calcext:value-type="float">
            <text:p>86664810435419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814731258" calcext:value-type="float">
            <text:p>86664814731258</text:p>
          </table:table-cell>
          <table:table-cell office:value-type="float" office:value="86664814827290" calcext:value-type="float">
            <text:p>86664814827290</text:p>
          </table:table-cell>
          <table:table-cell office:value-type="float" office:value="86664814944903" calcext:value-type="float">
            <text:p>86664814944903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819242774" calcext:value-type="float">
            <text:p>86664819242774</text:p>
          </table:table-cell>
          <table:table-cell office:value-type="float" office:value="86664819344161" calcext:value-type="float">
            <text:p>86664819344161</text:p>
          </table:table-cell>
          <table:table-cell office:value-type="float" office:value="86664819461193" calcext:value-type="float">
            <text:p>86664819461193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823755387" calcext:value-type="float">
            <text:p>86664823755387</text:p>
          </table:table-cell>
          <table:table-cell office:value-type="float" office:value="86664823949870" calcext:value-type="float">
            <text:p>86664823949870</text:p>
          </table:table-cell>
          <table:table-cell office:value-type="float" office:value="86664824064774" calcext:value-type="float">
            <text:p>86664824064774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828268612" calcext:value-type="float">
            <text:p>86664828268612</text:p>
          </table:table-cell>
          <table:table-cell office:value-type="float" office:value="86664828368741" calcext:value-type="float">
            <text:p>86664828368741</text:p>
          </table:table-cell>
          <table:table-cell office:value-type="float" office:value="86664828485935" calcext:value-type="float">
            <text:p>86664828485935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832780129" calcext:value-type="float">
            <text:p>86664832780129</text:p>
          </table:table-cell>
          <table:table-cell office:value-type="float" office:value="86664832875838" calcext:value-type="float">
            <text:p>86664832875838</text:p>
          </table:table-cell>
          <table:table-cell office:value-type="float" office:value="86664833105774" calcext:value-type="float">
            <text:p>86664833105774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837291419" calcext:value-type="float">
            <text:p>86664837291419</text:p>
          </table:table-cell>
          <table:table-cell office:value-type="float" office:value="86664837383419" calcext:value-type="float">
            <text:p>86664837383419</text:p>
          </table:table-cell>
          <table:table-cell office:value-type="float" office:value="86664837501032" calcext:value-type="float">
            <text:p>86664837501032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841804129" calcext:value-type="float">
            <text:p>86664841804129</text:p>
          </table:table-cell>
          <table:table-cell office:value-type="float" office:value="86664841935290" calcext:value-type="float">
            <text:p>86664841935290</text:p>
          </table:table-cell>
          <table:table-cell office:value-type="float" office:value="86664842171838" calcext:value-type="float">
            <text:p>86664842171838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846316580" calcext:value-type="float">
            <text:p>86664846316580</text:p>
          </table:table-cell>
          <table:table-cell office:value-type="float" office:value="86664846411322" calcext:value-type="float">
            <text:p>86664846411322</text:p>
          </table:table-cell>
          <table:table-cell office:value-type="float" office:value="86664846559129" calcext:value-type="float">
            <text:p>86664846559129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850828548" calcext:value-type="float">
            <text:p>86664850828548</text:p>
          </table:table-cell>
          <table:table-cell office:value-type="float" office:value="86664850926000" calcext:value-type="float">
            <text:p>86664850926000</text:p>
          </table:table-cell>
          <table:table-cell office:value-type="float" office:value="86664851046096" calcext:value-type="float">
            <text:p>86664851046096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855339741" calcext:value-type="float">
            <text:p>86664855339741</text:p>
          </table:table-cell>
          <table:table-cell office:value-type="float" office:value="86664855434709" calcext:value-type="float">
            <text:p>86664855434709</text:p>
          </table:table-cell>
          <table:table-cell office:value-type="float" office:value="86664855554225" calcext:value-type="float">
            <text:p>86664855554225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859852290" calcext:value-type="float">
            <text:p>86664859852290</text:p>
          </table:table-cell>
          <table:table-cell office:value-type="float" office:value="86664859948645" calcext:value-type="float">
            <text:p>86664859948645</text:p>
          </table:table-cell>
          <table:table-cell office:value-type="float" office:value="86664860181419" calcext:value-type="float">
            <text:p>86664860181419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864364548" calcext:value-type="float">
            <text:p>86664864364548</text:p>
          </table:table-cell>
          <table:table-cell office:value-type="float" office:value="86664864508129" calcext:value-type="float">
            <text:p>86664864508129</text:p>
          </table:table-cell>
          <table:table-cell office:value-type="float" office:value="86664864708322" calcext:value-type="float">
            <text:p>86664864708322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868878290" calcext:value-type="float">
            <text:p>86664868878290</text:p>
          </table:table-cell>
          <table:table-cell office:value-type="float" office:value="86664868973870" calcext:value-type="float">
            <text:p>86664868973870</text:p>
          </table:table-cell>
          <table:table-cell office:value-type="float" office:value="86664869095000" calcext:value-type="float">
            <text:p>86664869095000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873389322" calcext:value-type="float">
            <text:p>86664873389322</text:p>
          </table:table-cell>
          <table:table-cell office:value-type="float" office:value="86664873484258" calcext:value-type="float">
            <text:p>86664873484258</text:p>
          </table:table-cell>
          <table:table-cell office:value-type="float" office:value="86664873623129" calcext:value-type="float">
            <text:p>86664873623129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877901580" calcext:value-type="float">
            <text:p>86664877901580</text:p>
          </table:table-cell>
          <table:table-cell office:value-type="float" office:value="86664877995483" calcext:value-type="float">
            <text:p>86664877995483</text:p>
          </table:table-cell>
          <table:table-cell office:value-type="float" office:value="86664878114645" calcext:value-type="float">
            <text:p>86664878114645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882413741" calcext:value-type="float">
            <text:p>86664882413741</text:p>
          </table:table-cell>
          <table:table-cell office:value-type="float" office:value="86664882581709" calcext:value-type="float">
            <text:p>86664882581709</text:p>
          </table:table-cell>
          <table:table-cell office:value-type="float" office:value="86664882696677" calcext:value-type="float">
            <text:p>86664882696677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886927032" calcext:value-type="float">
            <text:p>86664886927032</text:p>
          </table:table-cell>
          <table:table-cell office:value-type="float" office:value="86664887021129" calcext:value-type="float">
            <text:p>86664887021129</text:p>
          </table:table-cell>
          <table:table-cell office:value-type="float" office:value="86664887152548" calcext:value-type="float">
            <text:p>86664887152548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891437838" calcext:value-type="float">
            <text:p>86664891437838</text:p>
          </table:table-cell>
          <table:table-cell office:value-type="float" office:value="86664891555548" calcext:value-type="float">
            <text:p>86664891555548</text:p>
          </table:table-cell>
          <table:table-cell office:value-type="float" office:value="86664891782387" calcext:value-type="float">
            <text:p>86664891782387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895949483" calcext:value-type="float">
            <text:p>86664895949483</text:p>
          </table:table-cell>
          <table:table-cell office:value-type="float" office:value="86664896045483" calcext:value-type="float">
            <text:p>86664896045483</text:p>
          </table:table-cell>
          <table:table-cell office:value-type="float" office:value="86664896200096" calcext:value-type="float">
            <text:p>86664896200096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900462741" calcext:value-type="float">
            <text:p>86664900462741</text:p>
          </table:table-cell>
          <table:table-cell office:value-type="float" office:value="86664900565806" calcext:value-type="float">
            <text:p>86664900565806</text:p>
          </table:table-cell>
          <table:table-cell office:value-type="float" office:value="86664900808935" calcext:value-type="float">
            <text:p>86664900808935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904974096" calcext:value-type="float">
            <text:p>86664904974096</text:p>
          </table:table-cell>
          <table:table-cell office:value-type="float" office:value="86664905074774" calcext:value-type="float">
            <text:p>86664905074774</text:p>
          </table:table-cell>
          <table:table-cell office:value-type="float" office:value="86664905191709" calcext:value-type="float">
            <text:p>86664905191709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909487387" calcext:value-type="float">
            <text:p>86664909487387</text:p>
          </table:table-cell>
          <table:table-cell office:value-type="float" office:value="86664909581322" calcext:value-type="float">
            <text:p>86664909581322</text:p>
          </table:table-cell>
          <table:table-cell office:value-type="float" office:value="86664909702548" calcext:value-type="float">
            <text:p>86664909702548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913999612" calcext:value-type="float">
            <text:p>86664913999612</text:p>
          </table:table-cell>
          <table:table-cell office:value-type="float" office:value="86664914102064" calcext:value-type="float">
            <text:p>86664914102064</text:p>
          </table:table-cell>
          <table:table-cell office:value-type="float" office:value="86664914333451" calcext:value-type="float">
            <text:p>86664914333451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918510935" calcext:value-type="float">
            <text:p>86664918510935</text:p>
          </table:table-cell>
          <table:table-cell office:value-type="float" office:value="86664918653322" calcext:value-type="float">
            <text:p>86664918653322</text:p>
          </table:table-cell>
          <table:table-cell office:value-type="float" office:value="86664918928387" calcext:value-type="float">
            <text:p>86664918928387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923023870" calcext:value-type="float">
            <text:p>86664923023870</text:p>
          </table:table-cell>
          <table:table-cell office:value-type="float" office:value="86664923122290" calcext:value-type="float">
            <text:p>86664923122290</text:p>
          </table:table-cell>
          <table:table-cell office:value-type="float" office:value="86664923239870" calcext:value-type="float">
            <text:p>86664923239870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927535806" calcext:value-type="float">
            <text:p>86664927535806</text:p>
          </table:table-cell>
          <table:table-cell office:value-type="float" office:value="86664927630580" calcext:value-type="float">
            <text:p>86664927630580</text:p>
          </table:table-cell>
          <table:table-cell office:value-type="float" office:value="86664927753516" calcext:value-type="float">
            <text:p>86664927753516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932046935" calcext:value-type="float">
            <text:p>86664932046935</text:p>
          </table:table-cell>
          <table:table-cell office:value-type="float" office:value="86664932143354" calcext:value-type="float">
            <text:p>86664932143354</text:p>
          </table:table-cell>
          <table:table-cell office:value-type="float" office:value="86664932264032" calcext:value-type="float">
            <text:p>86664932264032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936559064" calcext:value-type="float">
            <text:p>86664936559064</text:p>
          </table:table-cell>
          <table:table-cell office:value-type="float" office:value="86664936654516" calcext:value-type="float">
            <text:p>86664936654516</text:p>
          </table:table-cell>
          <table:table-cell office:value-type="float" office:value="86664936773935" calcext:value-type="float">
            <text:p>86664936773935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941072806" calcext:value-type="float">
            <text:p>86664941072806</text:p>
          </table:table-cell>
          <table:table-cell office:value-type="float" office:value="86664941216483" calcext:value-type="float">
            <text:p>86664941216483</text:p>
          </table:table-cell>
          <table:table-cell office:value-type="float" office:value="86664941333322" calcext:value-type="float">
            <text:p>86664941333322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945584064" calcext:value-type="float">
            <text:p>86664945584064</text:p>
          </table:table-cell>
          <table:table-cell office:value-type="float" office:value="86664945679483" calcext:value-type="float">
            <text:p>86664945679483</text:p>
          </table:table-cell>
          <table:table-cell office:value-type="float" office:value="86664945899096" calcext:value-type="float">
            <text:p>86664945899096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950097548" calcext:value-type="float">
            <text:p>86664950097548</text:p>
          </table:table-cell>
          <table:table-cell office:value-type="float" office:value="86664950192322" calcext:value-type="float">
            <text:p>86664950192322</text:p>
          </table:table-cell>
          <table:table-cell office:value-type="float" office:value="86664950309064" calcext:value-type="float">
            <text:p>86664950309064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954607612" calcext:value-type="float">
            <text:p>86664954607612</text:p>
          </table:table-cell>
          <table:table-cell office:value-type="float" office:value="86664954702419" calcext:value-type="float">
            <text:p>86664954702419</text:p>
          </table:table-cell>
          <table:table-cell office:value-type="float" office:value="86664954840645" calcext:value-type="float">
            <text:p>86664954840645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959121161" calcext:value-type="float">
            <text:p>86664959121161</text:p>
          </table:table-cell>
          <table:table-cell office:value-type="float" office:value="86664959215774" calcext:value-type="float">
            <text:p>86664959215774</text:p>
          </table:table-cell>
          <table:table-cell office:value-type="float" office:value="86664959472322" calcext:value-type="float">
            <text:p>86664959472322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963633677" calcext:value-type="float">
            <text:p>86664963633677</text:p>
          </table:table-cell>
          <table:table-cell office:value-type="float" office:value="86664963729161" calcext:value-type="float">
            <text:p>86664963729161</text:p>
          </table:table-cell>
          <table:table-cell office:value-type="float" office:value="86664963847677" calcext:value-type="float">
            <text:p>86664963847677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968145645" calcext:value-type="float">
            <text:p>86664968145645</text:p>
          </table:table-cell>
          <table:table-cell office:value-type="float" office:value="86664968240677" calcext:value-type="float">
            <text:p>86664968240677</text:p>
          </table:table-cell>
          <table:table-cell office:value-type="float" office:value="86664968360419" calcext:value-type="float">
            <text:p>86664968360419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972656709" calcext:value-type="float">
            <text:p>86664972656709</text:p>
          </table:table-cell>
          <table:table-cell office:value-type="float" office:value="86664972754645" calcext:value-type="float">
            <text:p>86664972754645</text:p>
          </table:table-cell>
          <table:table-cell office:value-type="float" office:value="86664972985193" calcext:value-type="float">
            <text:p>86664972985193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977169322" calcext:value-type="float">
            <text:p>86664977169322</text:p>
          </table:table-cell>
          <table:table-cell office:value-type="float" office:value="86664977272903" calcext:value-type="float">
            <text:p>86664977272903</text:p>
          </table:table-cell>
          <table:table-cell office:value-type="float" office:value="86664977432677" calcext:value-type="float">
            <text:p>86664977432677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981682258" calcext:value-type="float">
            <text:p>86664981682258</text:p>
          </table:table-cell>
          <table:table-cell office:value-type="float" office:value="86664981778548" calcext:value-type="float">
            <text:p>86664981778548</text:p>
          </table:table-cell>
          <table:table-cell office:value-type="float" office:value="86664981895354" calcext:value-type="float">
            <text:p>86664981895354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986194129" calcext:value-type="float">
            <text:p>86664986194129</text:p>
          </table:table-cell>
          <table:table-cell office:value-type="float" office:value="86664986288225" calcext:value-type="float">
            <text:p>86664986288225</text:p>
          </table:table-cell>
          <table:table-cell office:value-type="float" office:value="86664986404967" calcext:value-type="float">
            <text:p>86664986404967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990705483" calcext:value-type="float">
            <text:p>86664990705483</text:p>
          </table:table-cell>
          <table:table-cell office:value-type="float" office:value="86664990799290" calcext:value-type="float">
            <text:p>86664990799290</text:p>
          </table:table-cell>
          <table:table-cell office:value-type="float" office:value="86664990917225" calcext:value-type="float">
            <text:p>86664990917225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995217774" calcext:value-type="float">
            <text:p>86664995217774</text:p>
          </table:table-cell>
          <table:table-cell office:value-type="float" office:value="86664995348838" calcext:value-type="float">
            <text:p>86664995348838</text:p>
          </table:table-cell>
          <table:table-cell office:value-type="float" office:value="86664995537419" calcext:value-type="float">
            <text:p>86664995537419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4999730612" calcext:value-type="float">
            <text:p>86664999730612</text:p>
          </table:table-cell>
          <table:table-cell office:value-type="float" office:value="86664999870129" calcext:value-type="float">
            <text:p>86664999870129</text:p>
          </table:table-cell>
          <table:table-cell office:value-type="float" office:value="86664999985387" calcext:value-type="float">
            <text:p>86664999985387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5004243612" calcext:value-type="float">
            <text:p>86665004243612</text:p>
          </table:table-cell>
          <table:table-cell office:value-type="float" office:value="86665004362129" calcext:value-type="float">
            <text:p>86665004362129</text:p>
          </table:table-cell>
          <table:table-cell office:value-type="float" office:value="86665004556451" calcext:value-type="float">
            <text:p>86665004556451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5008755032" calcext:value-type="float">
            <text:p>86665008755032</text:p>
          </table:table-cell>
          <table:table-cell office:value-type="float" office:value="86665008857677" calcext:value-type="float">
            <text:p>86665008857677</text:p>
          </table:table-cell>
          <table:table-cell office:value-type="float" office:value="86665008976161" calcext:value-type="float">
            <text:p>86665008976161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5013267387" calcext:value-type="float">
            <text:p>86665013267387</text:p>
          </table:table-cell>
          <table:table-cell office:value-type="float" office:value="86665013398483" calcext:value-type="float">
            <text:p>86665013398483</text:p>
          </table:table-cell>
          <table:table-cell office:value-type="float" office:value="86665013514838" calcext:value-type="float">
            <text:p>86665013514838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5017779129" calcext:value-type="float">
            <text:p>86665017779129</text:p>
          </table:table-cell>
          <table:table-cell office:value-type="float" office:value="86665017877161" calcext:value-type="float">
            <text:p>86665017877161</text:p>
          </table:table-cell>
          <table:table-cell office:value-type="float" office:value="86665018163161" calcext:value-type="float">
            <text:p>86665018163161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5022291516" calcext:value-type="float">
            <text:p>86665022291516</text:p>
          </table:table-cell>
          <table:table-cell office:value-type="float" office:value="86665022386096" calcext:value-type="float">
            <text:p>86665022386096</text:p>
          </table:table-cell>
          <table:table-cell office:value-type="float" office:value="86665022501000" calcext:value-type="float">
            <text:p>86665022501000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5026804548" calcext:value-type="float">
            <text:p>86665026804548</text:p>
          </table:table-cell>
          <table:table-cell office:value-type="float" office:value="86665026899258" calcext:value-type="float">
            <text:p>86665026899258</text:p>
          </table:table-cell>
          <table:table-cell office:value-type="float" office:value="86665027054935" calcext:value-type="float">
            <text:p>86665027054935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5031315193" calcext:value-type="float">
            <text:p>86665031315193</text:p>
          </table:table-cell>
          <table:table-cell office:value-type="float" office:value="86665031430709" calcext:value-type="float">
            <text:p>86665031430709</text:p>
          </table:table-cell>
          <table:table-cell office:value-type="float" office:value="86665031663096" calcext:value-type="float">
            <text:p>86665031663096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5035827129" calcext:value-type="float">
            <text:p>86665035827129</text:p>
          </table:table-cell>
          <table:table-cell office:value-type="float" office:value="86665035922225" calcext:value-type="float">
            <text:p>86665035922225</text:p>
          </table:table-cell>
          <table:table-cell office:value-type="float" office:value="86665036038032" calcext:value-type="float">
            <text:p>86665036038032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5040340741" calcext:value-type="float">
            <text:p>86665040340741</text:p>
          </table:table-cell>
          <table:table-cell office:value-type="float" office:value="86665040435354" calcext:value-type="float">
            <text:p>86665040435354</text:p>
          </table:table-cell>
          <table:table-cell office:value-type="float" office:value="86665040550258" calcext:value-type="float">
            <text:p>86665040550258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5044853064" calcext:value-type="float">
            <text:p>86665044853064</text:p>
          </table:table-cell>
          <table:table-cell office:value-type="float" office:value="86665044948290" calcext:value-type="float">
            <text:p>86665044948290</text:p>
          </table:table-cell>
          <table:table-cell office:value-type="float" office:value="86665045063193" calcext:value-type="float">
            <text:p>86665045063193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5049365612" calcext:value-type="float">
            <text:p>86665049365612</text:p>
          </table:table-cell>
          <table:table-cell office:value-type="float" office:value="86665049460709" calcext:value-type="float">
            <text:p>86665049460709</text:p>
          </table:table-cell>
          <table:table-cell office:value-type="float" office:value="86665049582161" calcext:value-type="float">
            <text:p>86665049582161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5053876419" calcext:value-type="float">
            <text:p>86665053876419</text:p>
          </table:table-cell>
          <table:table-cell office:value-type="float" office:value="86665053979387" calcext:value-type="float">
            <text:p>86665053979387</text:p>
          </table:table-cell>
          <table:table-cell office:value-type="float" office:value="86665054208290" calcext:value-type="float">
            <text:p>86665054208290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5058388935" calcext:value-type="float">
            <text:p>86665058388935</text:p>
          </table:table-cell>
          <table:table-cell office:value-type="float" office:value="86665058530000" calcext:value-type="float">
            <text:p>86665058530000</text:p>
          </table:table-cell>
          <table:table-cell office:value-type="float" office:value="86665058674967" calcext:value-type="float">
            <text:p>86665058674967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5062901741" calcext:value-type="float">
            <text:p>86665062901741</text:p>
          </table:table-cell>
          <table:table-cell office:value-type="float" office:value="86665062996419" calcext:value-type="float">
            <text:p>86665062996419</text:p>
          </table:table-cell>
          <table:table-cell office:value-type="float" office:value="86665063113451" calcext:value-type="float">
            <text:p>86665063113451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5067413645" calcext:value-type="float">
            <text:p>86665067413645</text:p>
          </table:table-cell>
          <table:table-cell office:value-type="float" office:value="86665067508290" calcext:value-type="float">
            <text:p>86665067508290</text:p>
          </table:table-cell>
          <table:table-cell office:value-type="float" office:value="86665067627193" calcext:value-type="float">
            <text:p>86665067627193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5071925096" calcext:value-type="float">
            <text:p>86665071925096</text:p>
          </table:table-cell>
          <table:table-cell office:value-type="float" office:value="86665072029000" calcext:value-type="float">
            <text:p>86665072029000</text:p>
          </table:table-cell>
          <table:table-cell office:value-type="float" office:value="86665072147483" calcext:value-type="float">
            <text:p>86665072147483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5076436774" calcext:value-type="float">
            <text:p>86665076436774</text:p>
          </table:table-cell>
          <table:table-cell office:value-type="float" office:value="86665076531612" calcext:value-type="float">
            <text:p>86665076531612</text:p>
          </table:table-cell>
          <table:table-cell office:value-type="float" office:value="86665076865870" calcext:value-type="float">
            <text:p>86665076865870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5080950032" calcext:value-type="float">
            <text:p>86665080950032</text:p>
          </table:table-cell>
          <table:table-cell office:value-type="float" office:value="86665081044064" calcext:value-type="float">
            <text:p>86665081044064</text:p>
          </table:table-cell>
          <table:table-cell office:value-type="float" office:value="86665081158967" calcext:value-type="float">
            <text:p>86665081158967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5085463096" calcext:value-type="float">
            <text:p>86665085463096</text:p>
          </table:table-cell>
          <table:table-cell office:value-type="float" office:value="86665085557225" calcext:value-type="float">
            <text:p>86665085557225</text:p>
          </table:table-cell>
          <table:table-cell office:value-type="float" office:value="86665085784161" calcext:value-type="float">
            <text:p>86665085784161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5089974258" calcext:value-type="float">
            <text:p>86665089974258</text:p>
          </table:table-cell>
          <table:table-cell office:value-type="float" office:value="86665090107612" calcext:value-type="float">
            <text:p>86665090107612</text:p>
          </table:table-cell>
          <table:table-cell office:value-type="float" office:value="86665090223129" calcext:value-type="float">
            <text:p>86665090223129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5094485483" calcext:value-type="float">
            <text:p>86665094485483</text:p>
          </table:table-cell>
          <table:table-cell office:value-type="float" office:value="86665094584838" calcext:value-type="float">
            <text:p>86665094584838</text:p>
          </table:table-cell>
          <table:table-cell office:value-type="float" office:value="86665094701903" calcext:value-type="float">
            <text:p>86665094701903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5098998967" calcext:value-type="float">
            <text:p>86665098998967</text:p>
          </table:table-cell>
          <table:table-cell office:value-type="float" office:value="86665099091741" calcext:value-type="float">
            <text:p>86665099091741</text:p>
          </table:table-cell>
          <table:table-cell office:value-type="float" office:value="86665099206677" calcext:value-type="float">
            <text:p>86665099206677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5103511161" calcext:value-type="float">
            <text:p>86665103511161</text:p>
          </table:table-cell>
          <table:table-cell office:value-type="float" office:value="86665103612548" calcext:value-type="float">
            <text:p>86665103612548</text:p>
          </table:table-cell>
          <table:table-cell office:value-type="float" office:value="86665103730354" calcext:value-type="float">
            <text:p>86665103730354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5108023838" calcext:value-type="float">
            <text:p>86665108023838</text:p>
          </table:table-cell>
          <table:table-cell office:value-type="float" office:value="86665108118258" calcext:value-type="float">
            <text:p>86665108118258</text:p>
          </table:table-cell>
          <table:table-cell office:value-type="float" office:value="86665108275903" calcext:value-type="float">
            <text:p>86665108275903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5112534129" calcext:value-type="float">
            <text:p>86665112534129</text:p>
          </table:table-cell>
          <table:table-cell office:value-type="float" office:value="86665112633548" calcext:value-type="float">
            <text:p>86665112633548</text:p>
          </table:table-cell>
          <table:table-cell office:value-type="float" office:value="86665112869903" calcext:value-type="float">
            <text:p>86665112869903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5117047806" calcext:value-type="float">
            <text:p>86665117047806</text:p>
          </table:table-cell>
          <table:table-cell office:value-type="float" office:value="86665117157483" calcext:value-type="float">
            <text:p>86665117157483</text:p>
          </table:table-cell>
          <table:table-cell office:value-type="float" office:value="86665117276741" calcext:value-type="float">
            <text:p>86665117276741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5121560709" calcext:value-type="float">
            <text:p>86665121560709</text:p>
          </table:table-cell>
          <table:table-cell office:value-type="float" office:value="86665121655354" calcext:value-type="float">
            <text:p>86665121655354</text:p>
          </table:table-cell>
          <table:table-cell office:value-type="float" office:value="86665121770258" calcext:value-type="float">
            <text:p>86665121770258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5126072774" calcext:value-type="float">
            <text:p>86665126072774</text:p>
          </table:table-cell>
          <table:table-cell office:value-type="float" office:value="86665126167612" calcext:value-type="float">
            <text:p>86665126167612</text:p>
          </table:table-cell>
          <table:table-cell office:value-type="float" office:value="86665126285161" calcext:value-type="float">
            <text:p>86665126285161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6665130583483" calcext:value-type="float">
            <text:p>86665130583483</text:p>
          </table:table-cell>
          <table:table-cell office:value-type="float" office:value="86665130677000" calcext:value-type="float">
            <text:p>86665130677000</text:p>
          </table:table-cell>
          <table:table-cell office:value-type="float" office:value="86665130795064" calcext:value-type="float">
            <text:p>86665130795064</text:p>
          </table:table-cell>
          <table:table-cell table:number-columns-repeated="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8:55:25.911895300</meta:creation-date>
    <dc:date>2020-01-24T21:08:04.574960578</dc:date>
    <meta:editing-duration>PT10M47S</meta:editing-duration>
    <meta:editing-cycles>1</meta:editing-cycles>
    <meta:generator>LibreOffice/6.0.7.3$Linux_X86_64 LibreOffice_project/00m0$Build-3</meta:generator>
    <meta:document-statistic meta:table-count="3" meta:cell-count="7188" meta:object-count="0"/>
    <meta:user-defined meta:name="qrichtext">1</meta:user-defined>
  </office:meta>
</office:document-meta>
</file>